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3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65 Ukrainian Air defenders completed Patriot training at Fort Sill Oklahoma, and have now arr...</text:span>
</text:h>
      <text:p text:style-name="P4">
Authors: liveuamap (Language: en)</text:p>
      <text:p text:style-name="P4">
Time: 2023-03-30T-37:42:00</text:p>
      <text:p text:style-name="P4">
Location: Arlington, Virginia (Latitude:38.87059 Longtitude:-77.05811)</text:p>
      <text:p text:style-name="P4">
Videos: []</text:p>
      <text:p text:style-name="P4">
Images: []</text:p>
      <text:p text:style-name="P4">
Tags: ["Weapons", "Germany"]</text:p>
      <text:p text:style-name="P4">
Id: 22552157</text:p>
      <!--METADATA-->
      <text:p text:style-name="P4">
65 Ukrainian Air defenders completed Patriot training at Fort Sill Oklahoma,and have now arrived back in Europe. They're integrating with other UkraineAir defenders along with donated Patriot air defense equipment from the US,Germany, and the Netherlands - Pentagon spox</text:p>
      <text:p text:style-name="P4">
News Collection Link: <text:a xlink:type="simple" xlink:href="https://liveuamap.com/en/2023/30-march-65-ukrainian-air-defenders-completed-patriot-training" text:style-name="Internet_20_link" text:visited-style-name="Visited_20_Internet_20_Link">
https://liveuamap.com/en/2023/30-march-65-ukrainian-air-defenders-completed-patriot-training</text:a>
</text:p>
      <text:p text:style-name="P4">
News Source: <text:a xlink:type="simple" xlink:href="https://twitter.com/OstapYarysh/status/1641496213835984897" text:style-name="Internet_20_link" text:visited-style-name="Visited_20_Internet_20_Link">
https://twitter.com/OstapYarysh/status/1641496213835984897</text:a>
</text:p>
      <!--NEWS-->
      <text:h text:style-name="P10" text:outline-level="1">
<text:span text:style-name="T4">
Kyiv(12:25). Red Alert: aerial threat. Sirens sounding. Take cover now!</text:span>
</text:h>
      <text:p text:style-name="P4">
Authors: liveuamap (Language: en)</text:p>
      <text:p text:style-name="P4">
Time: 2023-03-30T-55:26:00</text:p>
      <text:p text:style-name="P4">
Location: Kyiv (Latitude:50.44343 Longtitude:30.53022)</text:p>
      <text:p text:style-name="P4">
Videos: []</text:p>
      <text:p text:style-name="P4">
Images: []</text:p>
      <text:p text:style-name="P4">
Tags: ["Europe", "Central and Eastern Europe"]</text:p>
      <text:p text:style-name="P4">
Id: 22552061</text:p>
      <!--METADATA-->
      <text:p text:style-name="P4">
Kyiv(12:25). Red Alert: aerial threat. Sirens sounding. Take cover now!</text:p>
      <text:p text:style-name="P4">
News Collection Link: <text:a xlink:type="simple" xlink:href="https://liveuamap.com/en/2023/30-march-kyiv1225-red-alert-aerial-threat-sirg" text:style-name="Internet_20_link" text:visited-style-name="Visited_20_Internet_20_Link">
https://liveuamap.com/en/2023/30-march-kyiv1225-red-alert-aerial-threat-sirg</text:a>
</text:p>
      <text:p text:style-name="P4">
News Source: <text:a xlink:type="simple" xlink:href="https://t.me/KyivCityOfficial/6398" text:style-name="Internet_20_link" text:visited-style-name="Visited_20_Internet_20_Link">
https://t.me/KyivCityOfficial/6398</text:a>
</text:p>
      <!--NEWS-->
      <text:h text:style-name="P10" text:outline-level="1">
<text:span text:style-name="T4">
At Kupiansk and Lyman direction Russian army shelled Kupyansk, Kolodyazne, Dvorichna, Zapadne...</text:span>
</text:h>
      <text:p text:style-name="P4">
Authors: liveuamap (Language: en)</text:p>
      <text:p text:style-name="P4">
Time: 2023-03-30T-64:20:00</text:p>
      <text:p text:style-name="P4">
Location: Siversk (Latitude:48.87093 Longtitude:38.10677)</text:p>
      <text:p text:style-name="P4">
Videos: []</text:p>
      <text:p text:style-name="P4">
Images: []</text:p>
      <text:p text:style-name="P4">
Tags: ["Russia"]</text:p>
      <text:p text:style-name="P4">
Id: 22552035</text:p>
      <!--METADATA-->
      <text:p text:style-name="P4">
At Kupiansk and Lyman direction Russian army shelled Kupyansk, Kolodyazne,Dvorichna, Zapadne, Petropavlivka and Kyslivka of Kharkiv region;Stelmakhivka, Nevske, Kuzmyne, Bilohorivka of Luhansk region, also Kolodyazi,Spirne and Siversk of Donetsk region, - General Staff of Armed Forces ofUkraine says in the morning report</text:p>
      <text:p text:style-name="P4">
News Collection Link: <text:a xlink:type="simple" xlink:href="https://liveuamap.com/en/2023/30-march-at-kupiansk-and-lyman-direction-russian-army-shelled" text:style-name="Internet_20_link" text:visited-style-name="Visited_20_Internet_20_Link">
https://liveuamap.com/en/2023/30-march-at-kupiansk-and-lyman-direction-russian-army-shelled</text:a>
</text:p>
      <text:p text:style-name="P4">
News Source: <text:a xlink:type="simple" xlink:href="https://t.me/lumsrc/4369" text:style-name="Internet_20_link" text:visited-style-name="Visited_20_Internet_20_Link">
https://t.me/lumsrc/4369</text:a>
</text:p>
      <!--NEWS-->
      <text:h text:style-name="P10" text:outline-level="1">
<text:span text:style-name="T4">
JSC Avdiivka And Marinka Directiones Ruscian of the Army Shelled Novokalin, Steppe, Avdiivka, C ...</text:span>
</text:h>
      <text:p text:style-name="P4">
Authors: liveuamap (Language: en)</text:p>
      <text:p text:style-name="P4">
Time: 2023-03-30T-67:20:00</text:p>
      <text:p text:style-name="P4">
Location: Donetsk (Latitude:47.85026 Longtitude:37.48638)</text:p>
      <text:p text:style-name="P4">
Videos: []</text:p>
      <text:p text:style-name="P4">
Images: []</text:p>
      <text:p text:style-name="P4">
Tags: ["Russia"]</text:p>
      <text:p text:style-name="P4">
Id: 22552031</text:p>
      <!--METADATA-->
      <text:p text:style-name="P4">
News Collection Link:(https://liveuamap.com/en/2023/30-march-at-avdiyivka-and-maryinka-directions-russian-army)</text:p>
      <text:p text:style-name="P4">
News Source: <text:a xlink:type="simple" xlink:href="https://t.me/lumsrc/4371" text:style-name="Internet_20_link" text:visited-style-name="Visited_20_Internet_20_Link">
https://t.me/lumsrc/4371</text:a>
</text:p>
      <!--NEWS-->
      <text:h text:style-name="P10" text:outline-level="1">
<text:span text:style-name="T4">
JSC Shaktarske Directio Rusian of the Army Schelled Kalledar, the festivist of the Andes Great Novosilka, - r ...</text:span>
</text:h>
      <text:p text:style-name="P4">
Authors: liveuamap (Language: en)</text:p>
      <text:p text:style-name="P4">
Time: 2023-03-30T-69:20:00</text:p>
      <text:p text:style-name="P4">
Location: Zaporizhzhia (Latitude:47.77833 Longtitude:37.06976)</text:p>
      <text:p text:style-name="P4">
Videos: []</text:p>
      <text:p text:style-name="P4">
Images: []</text:p>
      <text:p text:style-name="P4">
Tags: ["Russia"]</text:p>
      <text:p text:style-name="P4">
Id: 22552030</text:p>
      <!--METADATA-->
      <text:p text:style-name="P4">
At Shaktarske direction Russian army shelled Vuhledar, Prechystivka and VelykaNovosilka, - General Staff of Armed Forces of Ukraine says in the morningreport</text:p>
      <text:p text:style-name="P4">
News Collection Link: <text:a xlink:type="simple" xlink:href="https://liveuamap.com/en/2023/30-march-at-shaktarske-direction-russian-army-shelled-vuhledar" text:style-name="Internet_20_link" text:visited-style-name="Visited_20_Internet_20_Link">
https://liveuamap.com/en/2023/30-march-at-shaktarske-direction-russian-army-shelled-vuhledar</text:a>
</text:p>
      <text:p text:style-name="P4">
News Source: <text:a xlink:type="simple" xlink:href="https://t.me/lumsrc/4372" text:style-name="Internet_20_link" text:visited-style-name="Visited_20_Internet_20_Link">
https://t.me/lumsrc/4372</text:a>
</text:p>
      <!--NEWS-->
      <text:h text:style-name="P10" text:outline-level="1">
<text:span text:style-name="T4">
JSC Zaporizhzhia And Kherson DirecTion Rusian Army Shelled Malinovka, Guliaypole, Iron Monk ...</text:span>
</text:h>
      <text:p text:style-name="P4">
Authors: liveuamap (Language: en)</text:p>
      <text:p text:style-name="P4">
Time: 2023-03-30T-71:20:00</text:p>
      <text:p text:style-name="P4">
Location: Kherson (Latitude:46.63604 Longtitude:32.62454)</text:p>
      <text:p text:style-name="P4">
Videos: []</text:p>
      <text:p text:style-name="P4">
Images: []</text:p>
      <text:p text:style-name="P4">
Tags: ["Russia"]</text:p>
      <text:p text:style-name="P4">
Id: 22552026</text:p>
      <!--METADATA-->
      <text:p text:style-name="P4">
At zaporizhzhia and kherson directions Russian army Shelled Malynivka, Huliaiipole, Zaliznychne, Novodanylivka, Novoandriyivka, Staroukrayininka, Chariwyevka; Mykhaylivka, Novooleksandrivka, Novoberyslav, Tomaryne, Rozlyv of Kherson Region and Kherson City, General Staff of Armedforces of Ukraine Says</text:p>
      <text:p text:style-name="P4">
News Collection Link:(https://liveuamap.com/en/2023/30-march-at-zaporizhzhia-and-kherson-directions-russian-army)</text:p>
      <text:p text:style-name="P4">
News Source: <text:a xlink:type="simple" xlink:href="https://t.me/lumsrc/4373" text:style-name="Internet_20_link" text:visited-style-name="Visited_20_Internet_20_Link">
https://t.me/lumsrc/4373</text:a>
</text:p>
      <!--NEWS-->
      <text:h text:style-name="P10" text:outline-level="1">
<text:span text:style-name="T4">
Russian forces conducting offensive actions at Lyman, Bakhmut, Avdiivka and Maryinka directio...</text:span>
</text:h>
      <text:p text:style-name="P4">
Authors: liveuamap (Language: en)</text:p>
      <text:p text:style-name="P4">
Time: 2023-03-30T-73:20:00</text:p>
      <text:p text:style-name="P4">
Location: Marinka, Donetsk Oblast (Latitude:47.94251 Longtitude:37.50106)</text:p>
      <text:p text:style-name="P4">
Videos: []</text:p>
      <text:p text:style-name="P4">
Images: []</text:p>
      <text:p text:style-name="P4">
Tags: ["Russia", "Minsk Monitor"]</text:p>
      <text:p text:style-name="P4">
Id: 22552022</text:p>
      <!--METADATA-->
      <text:p text:style-name="P4">
Russian forces conducting offensive actions at Lyman, Bakhmut, Avdiivka andMaryinka directions. Ukrainian military repelled over 60 Russian attacks.Russian forces attempting to advance near Stelmakhivka, Vyyimka, Bakhmut,Orikhovo-Vasylivka, Novokalynove, Stepove, Avdiyivka, Syeverne, Pervomayske,Maryinka of Donetsk region, - General Staff of Armed Forces of Ukraine says inthe morning report</text:p>
      <text:p text:style-name="P4">
News Collection Link: <text:a xlink:type="simple" xlink:href="https://liveuamap.com/en/2023/30-march-russian-forces-conducting-offensive-actions-at-lyman" text:style-name="Internet_20_link" text:visited-style-name="Visited_20_Internet_20_Link">
https://liveuamap.com/en/2023/30-march-russian-forces-conducting-offensive-actions-at-lyman</text:a>
</text:p>
      <text:p text:style-name="P4">
News Source: <text:a xlink:type="simple" xlink:href="https://t.me/lumsrc/4374" text:style-name="Internet_20_link" text:visited-style-name="Visited_20_Internet_20_Link">
https://t.me/lumsrc/4374</text:a>
</text:p>
      <!--NEWS-->
      <text:h text:style-name="P10" text:outline-level="1">
<text:span text:style-name="T4">
Donetsk Oblast(23:38). Red Alert: aerial threat. Sirens sounding. Take cover now!</text:span>
</text:h>
      <text:p text:style-name="P4">
Authors: liveuamap (Language: en)</text:p>
      <text:p text:style-name="P4">
Time: 2023-03-30T17:39:00</text:p>
      <text:p text:style-name="P4">
Location: Donetsk Oblast (Latitude:48.72816 Longtitude:37.57893)</text:p>
      <text:p text:style-name="P4">
Videos: []</text:p>
      <text:p text:style-name="P4">
Images: []</text:p>
      <text:p text:style-name="P4">
Tags: ["Europe", "Central and Eastern Europe"]</text:p>
      <text:p text:style-name="P4">
Id: 22552198</text:p>
      <!--METADATA-->
      <text:p text:style-name="P4">
Donetsk Oblast(23:38). Red Alert: aerial threat. Sirens sounding. Take covernow!</text:p>
      <text:p text:style-name="P4">
News Collection Link: <text:a xlink:type="simple" xlink:href="https://liveuamap.com/en/2023/30-march-donetsk-oblast2338-red-alert-aerial-g" text:style-name="Internet_20_link" text:visited-style-name="Visited_20_Internet_20_Link">
https://liveuamap.com/en/2023/30-march-donetsk-oblast2338-red-alert-aerial-g</text:a>
</text:p>
      <text:p text:style-name="P4">
News Source: <text:a xlink:type="simple" xlink:href="https://t.me/air_alert_ua/42311" text:style-name="Internet_20_link" text:visited-style-name="Visited_20_Internet_20_Link">
https://t.me/air_alert_ua/42311</text:a>
</text:p>
      <!--NEWS-->
      <text:h text:style-name="P10" text:outline-level="1">
<text:span text:style-name="T4">
Zaporizka Oblast(04:09). Red Alert: aerial threat. Sirens sounding. Take cover now!</text:span>
</text:h>
      <text:p text:style-name="P4">
Authors: liveuamap (Language: en)</text:p>
      <text:p text:style-name="P4">
Time: 2023-03-30T22:10:00</text:p>
      <text:p text:style-name="P4">
Location: Zaporizka Oblast (Latitude:47.612021 Longtitude:35.765261)</text:p>
      <text:p text:style-name="P4">
Videos: []</text:p>
      <text:p text:style-name="P4">
Images: []</text:p>
      <text:p text:style-name="P4">
Tags: ["Europe", "Central and Eastern Europe"]</text:p>
      <text:p text:style-name="P4">
Id: 22552223</text:p>
      <!--METADATA-->
      <text:p text:style-name="P4">
Zaporizhzhia region(04:09). Red Alert: aerial threat. Sirens sounding. Take covernow!</text:p>
      <text:p text:style-name="P4">
News Collection Link: <text:a xlink:type="simple" xlink:href="https://liveuamap.com/en/2023/31-march-zaporizka-oblast0409-red-alert-aeriag" text:style-name="Internet_20_link" text:visited-style-name="Visited_20_Internet_20_Link">
https://liveuamap.com/en/2023/31-march-zaporizka-oblast0409-red-alert-aeriag</text:a>
</text:p>
      <text:p text:style-name="P4">
News Source: <text:a xlink:type="simple" xlink:href="https://t.me/air_alert_ua/42318" text:style-name="Internet_20_link" text:visited-style-name="Visited_20_Internet_20_Link">
https://t.me/air_alert_ua/42318</text:a>
</text:p>
      <!--NEWS-->
      <text:h text:style-name="P10" text:outline-level="1">
<text:span text:style-name="T4">
40 countries called on the Russian Federation to release all illegally detained Ukrainian mayors</text:span>
</text:h>
      <text:p text:style-name="P4">
Author: ['АРМІЯINFORM']</text:p>
      <text:p text:style-name="P4">
Time: 2023-03-30T33:00:00-04:00</text:p>
      <text:p text:style-name="P4">
Description: The Proceeded the practice of the Nazilnitzikhi of the Cyiv -in -Labels on the perpipcosals ... The war with Ukraine 2022, the war with Ukraine is the latest news today, the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630_360_1677176183-588.jpeg" text:style-name="Internet_20_link" text:visited-style-name="Visited_20_Internet_20_Link">
630_360_1677176183-588.jpeg</text:a>
']</text:p>
      <text:p text:style-name="P4">
Tags: ['STOPRUSSIA', 'ВЕЛИКА БРИТАНІЯ', 'ВІЙНА', 'ЖЕНЕВСЬКА КОНВЕНЦІЯ']</text:p>
      <text:p text:style-name="P4">
Category: News</text:p>
      <!--METADATA-->
      <text:p text:style-name="P4">
<draw:frame draw:style-name="fr1" draw:name="Image2" text:anchor-type="as-char" svg:width="6.9236in" svg:height="3.956343in" draw:z-index="0">
<draw:image xlink:href="../Images/AРМІЯINFORM/2023-03-30T33-00-00-04-00/630_360_1677176183-588.jpeg" xlink:type="simple" xlink:show="embed" xlink:actuate="onLoad" draw:mime-type="image/jpeg"/>
</draw:frame>
Russia should cease the practice of violent disappearances of civilians and release anyone who has been detained by international law, in particular, city mayors.</text:p>
      <text:p text:style-name="P4">
About this <text:a xlink:type="simple" xlink:href="https://www.gov.uk/government/speeches/join-statement-on-the-situation-of-ukrainian-mayors.uk" text:style-name="Internet_20_link" text:visited-style-name="Visited_20_Internet_20_Link">
it is referred</text:a>
In a joint statement, 40 countries published by the UK at the WTO and the UN in Geneva Simon Menley.</text:p>
      <text:p text:style-name="P4">
“I make this statement on behalf of a group of countries. Vienna Declaration and Action Program(VDPD)He emphasizes the concerns of the international community by the use of forced and arbitrary executions, violent disappearances, arbitrariness and torture, ”Simon Menley stressed.</text:p>
      <text:p text:style-name="P4">
He added that reports of arbitrary detentions to Ukrainian civilian military were stunned and numerous. According to these reports, civilians often face inhumane, humiliating, torture and unacceptable detention conditions.</text:p>
      <text:p text:style-name="P4">
Simon Menley noted that the Russian Federation systematically pursues representatives of local communities in territories that trying to annex illegally. It is a part of Russia's reception for suppressing disagreement and establishing its control by filling in the local population. Among the captured are journalists, activists, religious figures and leaders of local communities.</text:p>
      <text:p text:style-name="P4">
“Today we want to focus on the mayors of those cities that Russia is trying to annex. Since February 24, 2022, at least 30 mayors have been detained. More than six remain in Russian prison, ”he said.</text:p>
      <text:p text:style-name="P4">
Yes, Igor Kolikhayev, Mayor of Kherson, was captured by Russian troops in June2022. Since then, Igor's family has been gathering evidence of his condition from other people who have been released from Russian captivity.</text:p>
      <text:p text:style-name="P4">
A similar fate befell the mayors of Alexander Babich, Yevgeny Matveyev, Vladimirakaraberov, Sergiy Khilchenko, who were captured and detained during the period of bearing until June 2022. Russia has not yet confirmed their place of residence, and the families have not received information about the well -being of loved ones.</text:p>
      <text:p text:style-name="P4">
Simon Menli added that the international community will not be ignored by international law, including arbitrary detentions and violent disappearances.</text:p>
      <text:p text:style-name="P4">
“Russia has to confirm who it holds, where and why. Russia should attribute the practice of violent disappearance and release anyone who was detained in spite of international law. Russia must respect all its obligations, in accordance with the VDPD, ”Menley emphasized.</text:p>
      <text:p text:style-name="P4">
News Source: <text:a xlink:type="simple" xlink:href="https://armyinform.com.ua/2023/03/30/40-krayin-zaklykaly-rf-zvilnyty-vsih-nezakonno-zatrymanyh-ukrayinskyh-miskyh-goliv/" text:style-name="Internet_20_link" text:visited-style-name="Visited_20_Internet_20_Link">
https://armyinform.com.ua/2023/03/30/40-krayin-zaklykaly-rf-zvilnyty-vsih-nezakonno-zatrymanyh-ukrayinskyh-miskyh-goliv/</text:a>
</text:p>
      <!--NEWS-->
      <text:h text:style-name="P10" text:outline-level="1">
<text:span text:style-name="T4">
Propaganda of the Rushists is spreading the fake again on the sale of Western weapons</text:span>
</text:h>
      <text:p text:style-name="P4">
Author: ['АРМІЯINFORM']</text:p>
      <text:p text:style-name="P4">
Time: 2023-03-30T34:00:00-04:00</text:p>
      <text:p text:style-name="P4">
Description: Vorozhi Zmі was sewn about sales of the Ukrainian Vіskovysky Ozrovsky,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solovev.jpg" text:style-name="Internet_20_link" text:visited-style-name="Visited_20_Internet_20_Link">
solovev.jpg</text:a>
']</text:p>
      <text:p text:style-name="P4">
Tags: ['РОСІЙСЬКА ПРОПАГАНДА', 'РОСІЙСЬКІ ФЕЙКИ', 'ЦПД РНБО']</text:p>
      <text:p text:style-name="P4">
Category: News</text:p>
      <!--METADATA-->
      <text:p text:style-name="P4">
<draw:frame draw:style-name="fr1" draw:name="Image3" text:anchor-type="as-char" svg:width="6.9236in" svg:height="3.846444in" draw:z-index="0">
<draw:image xlink:href="../Images/AРМІЯINFORM/2023-03-30T34-00-00-04-00/solovev.jpg" xlink:type="simple" xlink:show="embed" xlink:actuate="onLoad" draw:mime-type="image/jpeg"/>
</draw:frame>
The hostile media spread information about the sale of Ukrainian military service by Ukrainian military arms, which is received within the framework of Western military assistance: "On Ukrainian Marketplaces for 80 thousand UAH is sold by American PTRC Javelin".</text:p>
      <text:p text:style-name="P4">
In fact, <text:a xlink:type="simple" xlink:href="https://www.facebook.com/protydiyadezinformatsiyi.cpd/posts/pfbid0X14VT66G9SjxfS9HAUiPrNRSF2UjgJofZ8Bq4ppG2UxJqWVUQvdawwjZmT5xzamAl" text:style-name="Internet_20_link" text:visited-style-name="Visited_20_Internet_20_Link">
reports</text:a>
The Center for Combating Misinformation at NSDC of Ukraine, in the announcement, which is imposed by propagandists, it is only about part of the Javelin PTRC-a transmission container(Launch Tube Assembly)that has the shape of the tube is suitable for reuse.</text:p>
      <text:p text:style-name="P4">
We emphasize!On February 28, 2023, the US Defense Ministry officially stated that there were no violations in the use of the weapons transmitted by the Allies, and the topic of allegedly selling weapons actively uses Rospropaganda.</text:p>
      <text:p text:style-name="P4">
"In general, such fakes are directed solely for discrediting defenders of Ukraine and reducing the level of trust from Western partners," - said the center of counteraction to misinformation.</text:p>
      <text:p text:style-name="P4">
News Source: <text:a xlink:type="simple" xlink:href="https://armyinform.com.ua/2023/03/30/propaganda-rashystiv-znovu-poshyryuye-fejk-pro-prodazh-zahidnoyi-zbroyi/" text:style-name="Internet_20_link" text:visited-style-name="Visited_20_Internet_20_Link">
https://armyinform.com.ua/2023/03/30/propaganda-rashystiv-znovu-poshyryuye-fejk-pro-prodazh-zahidnoyi-zbroyi/</text:a>
</text:p>
      <!--NEWS-->
      <text:h text:style-name="P10" text:outline-level="1">
<text:span text:style-name="T4">
If a loved one at the front: what data should be known to the families of the military</text:span>
</text:h>
      <text:p text:style-name="P4">
Author: ['АРМІЯINFORM']</text:p>
      <text:p text:style-name="P4">
Time: 2023-03-30T35:00:00-04:00</text:p>
      <text:p text:style-name="P4">
Description: Coordinances Headquarters Zwan Podvodennya Z VIISOVOLOVENIA PIDGOVEVA Pereperek Dan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photo_2022-12-27_16-19-39.jpg" text:style-name="Internet_20_link" text:visited-style-name="Visited_20_Internet_20_Link">
photo_2022-12-27_16-19-39.jpg</text:a>
']</text:p>
      <text:p text:style-name="P4">
Tags: ['КООРДИНАЦІЙНИЙ ШТАБ З ПОВОДЖЕННЯ З ПОЛОНЕНИМИ']</text:p>
      <text:p text:style-name="P4">
Category: News</text:p>
      <!--METADATA-->
      <text:p text:style-name="P4">
<draw:frame draw:style-name="fr1" draw:name="Image4" text:anchor-type="as-char" svg:width="6.9236in" svg:height="4.569576in" draw:z-index="0">
<draw:image xlink:href="../Images/AРМІЯINFORM/2023-03-30T35-00-00-04-00/photo_2022-12-27_16-19-39.jpg" xlink:type="simple" xlink:show="embed" xlink:actuate="onLoad" draw:mime-type="image/jpeg"/>
</draw:frame>
Illustrative photo</text:p>
      <text:p text:style-name="P4">
The Coordinating Headquarters on the Defense of Prisoners of Pursuing prepared a list of data that is recommended to record families of military personnel.</text:p>
      <text:p text:style-name="P4">
About it <text:a xlink:type="simple" xlink:href="https://t.me/Koord_shtab/740" text:style-name="Internet_20_link" text:visited-style-name="Visited_20_Internet_20_Link">
reports</text:a>
Coordination in a telegram.</text:p>
      <text:p text:style-name="P4">
<text:span text:style-name="T4">
 families are advised to record: </text:span>
</text:p>
      <ul>
        <li>
surname, name and patronymic of the serviceman; * date of birth; * a copy of the passport; * contact data of the territorial center of configuration and social support from which it was or was mobilized; * Name and number of military unit or service unit.</li>
      </ul>
      <text:p text:style-name="P4">
<text:span text:style-name="T4">
 You also need to know: </text:span>
</text:p>
      <ul>
        <li>
contact data of the place of permanent dislocation of the military unit; * position and title; * Military accounting specialty(If known); * personal number(individual tax number); * military ticket number or temporary military ticket(Scancopy)or token; * surname, name, patronymic and contacts of colleagues, direct commander and commander of the part; * Phone of the hotline of the part, brigade and grouping.</li>
      </ul>
      <text:p text:style-name="P4">
The coordination states that this information can help the families of defenders in critical situations.</text:p>
      <text:p text:style-name="P4">
News Source: <text:a xlink:type="simple" xlink:href="https://armyinform.com.ua/2023/03/30/yakshho-blyzka-lyudyna-na-fronti-yaki-dani-treba-znaty-rodynam-vijskovyh/" text:style-name="Internet_20_link" text:visited-style-name="Visited_20_Internet_20_Link">
https://armyinform.com.ua/2023/03/30/yakshho-blyzka-lyudyna-na-fronti-yaki-dani-treba-znaty-rodynam-vijskovyh/</text:a>
</text:p>
      <!--NEWS-->
      <text:h text:style-name="P10" text:outline-level="1">
<text:span text:style-name="T4">
The government prepares the start of pilot projections from comprehensive restoration of settlements</text:span>
</text:h>
      <text:p text:style-name="P4">
Author: ['АРМІЯINFORM']</text:p>
      <text:p text:style-name="P4">
Time: 2023-03-30T36:00:00-04:00</text:p>
      <text:p text:style-name="P4">
Description: On the Vikonnya Zavdannya of the President of Ukraine, Narada Pid Golovannam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uryad-1.jpg" text:style-name="Internet_20_link" text:visited-style-name="Visited_20_Internet_20_Link">
uryad-1.jpg</text:a>
', '<text:a xlink:type="simple" xlink:href="https://armyinform.com.ua/wp-content/uploads/2023/03/uryad-2.jpg" text:style-name="Internet_20_link" text:visited-style-name="Visited_20_Internet_20_Link">
uryad-2.jpg</text:a>
']</text:p>
      <text:p text:style-name="P4">
Tags: ['ВІДБУДОВА УКРАЇНИ', 'КАБІНЕТ МІНІСТРІВ УКРАЇНИ']</text:p>
      <text:p text:style-name="P4">
Category: News</text:p>
      <!--METADATA-->
      <text:p text:style-name="P4">
<draw:frame draw:style-name="fr1" draw:name="Image5" text:anchor-type="as-char" svg:width="6.9236in" svg:height="4.610104in" draw:z-index="0">
<draw:image xlink:href="../Images/AРМІЯINFORM/2023-03-30T36-00-00-04-00/uryad-1.jpg" xlink:type="simple" xlink:show="embed" xlink:actuate="onLoad" draw:mime-type="image/jpeg"/>
</draw:frame>
The meeting of the President of Ukraine hosted a meeting under the chairman of the Premier Denis Schmigal on the post-war restoration of the de-industry of Kyiv, Sumy, Kharkiv, Kherson, Chernihiv region.</text:p>
      <text:p text:style-name="P4">
About it <text:a xlink:type="simple" xlink:href="https://www.kmu.gov.ua/news/uriad-hotuie-start-pilotnykh-proektiv-iz-kompleksnoho-vidnovlennia-naselenykh-punktiv" text:style-name="Internet_20_link" text:visited-style-name="Visited_20_Internet_20_Link">
reports</text:a>
Government portal.</text:p>
      <text:p text:style-name="P4">
The meeting was attended by Viceremier-Minister for the Restoration of Ukraine-Minister of Development of Communities, Territories and Infrastructure Oleksandr Kubrakov, Viceremier-Minister-Minister of Reintegration , MKIP and others.</text:p>
      <text:p text:style-name="P4">
<draw:frame draw:style-name="fr1" draw:name="Image6" text:anchor-type="as-char" svg:width="6.9236in" svg:height="4.610104in" draw:z-index="0">
<draw:image xlink:href="../Images/AРМІЯINFORM/2023-03-30T36-00-00-04-00/uryad-2.jpg" xlink:type="simple" xlink:show="embed" xlink:actuate="onLoad" draw:mime-type="image/jpeg"/>
</draw:frame>
In particular, the start and first projects of complex restoration of the named territories were determined. One settlement of Vykiv, Sumy, Kharkiv, Kherson, Chernihiv regions, which will develop a large -scale recovery on the principle of "Build Back Better".</text:p>
      <text:p text:style-name="P4">
“The law required for the beginning of large -scale reconstruction projects is approved by the Parliament and signed by the President. Five settlements have been identified, the pilot destars. It is not only about the reconstruction of housing, but also hospitals, schools, kindergartens, CNAPs, cultural objects and more. Everything should be comprehensively recovered by the guidelines of safety and modern practices on the principle of "better than it was," the Prime Minister emphasized.</text:p>
      <text:p text:style-name="P4">
The participants of the meeting also discussed the preparation and adoption of the necessary by -laws to launch the compensation mechanism for damaged and destroyed property.</text:p>
      <text:p text:style-name="P4">
News Source: <text:a xlink:type="simple" xlink:href="https://armyinform.com.ua/2023/03/30/uryad-gotuye-start-pilotnyh-proyektiv/" text:style-name="Internet_20_link" text:visited-style-name="Visited_20_Internet_20_Link">
https://armyinform.com.ua/2023/03/30/uryad-gotuye-start-pilotnyh-proyektiv/</text:a>
</text:p>
      <!--NEWS-->
      <text:h text:style-name="P10" text:outline-level="1">
<text:span text:style-name="T4">
Russia renewed the trend "hero boys" for the use of children in the interests of propaganda</text:span>
</text:h>
      <text:p text:style-name="P4">
Author: ['АРМІЯINFORM']</text:p>
      <text:p text:style-name="P4">
Time: 2023-03-30T37:00:00-04:00</text:p>
      <text:p text:style-name="P4">
Description: About Tse Rospov and Center for the Ophy -Format at the RNBO of Ukraine. Similarly Bathah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deti-voiny-1.webp" text:style-name="Internet_20_link" text:visited-style-name="Visited_20_Internet_20_Link">
deti-voiny-1.webp</text:a>
']</text:p>
      <text:p text:style-name="P4">
Tags: ['ДІТИ', 'РОСІЙСЬКА ПРОПАГАНДА', 'ЦПД РНБО']</text:p>
      <text:p text:style-name="P4">
Category: News</text:p>
      <!--METADATA-->
      <text:p text:style-name="P4">
<draw:frame draw:style-name="fr1" draw:name="Image7" text:anchor-type="as-char" svg:width="6.9236in" svg:height="4.609964in" draw:z-index="0">
<draw:image xlink:href="../ConvertedIMGs/AРМІЯINFORM/2023-03-30T37-00-00-04-00/deti-voiny-1.png" xlink:type="simple" xlink:show="embed" xlink:actuate="onLoad" draw:mime-type="image/png"/>
</draw:frame>
About it <text:a xlink:type="simple" xlink:href="https://www.facebook.com/protydiyadezinformatsiyi.cpd/posts/pfbid0yARehijq5GG2YnrntBa1677FkgfePhG4qoWbhPGCUHfKpgX9a1zHUiQd3cjhZ2CNl" text:style-name="Internet_20_link" text:visited-style-name="Visited_20_Internet_20_Link">
tells</text:a>
Center for Combating Misinformation at NSDC Ukraine.</text:p>
      <text:p text:style-name="P4">
For many years, Russia has portrayed children as victims who have spent the idea. From the time of the formation of Soviet power, the hero of propaganda has become a caretaker Pavlik Morozov, who issued his father's Chekists and was killed by his own birth. Later, the minor guerrillas of World War II, which were spying, pasted cartoons on the Nazis, collecting weapons of camps, and sometimes killed the Nazis. The main rule of the Soviet agit industry was the fact of "heroic death" of toddlers, which made it possible to create them with a necessary biography and ideologically substantiate their "feats".</text:p>
      <text:p text:style-name="P4">
A new stage of canonization of "hero boys" has unfolded with the beginning of the events of 2014 in the Donbass. With the help of candid fakes about the "atrocities of the Nazis", Rospropaganda solved a real information war on dehumanization of Ukrainian. The most famous fake of the time was the story about the "crucified boy" in Slavyansk, whom the Ukrainian military was allegedly executed in his eyes in his mother and residents of the city. The propaganda lie was so obvious that the Russian media were forced to recognize the fake of the plot, and the "crucified boy" immediately became an Internet meme and a smile for the whole world. After that, Russia has repeatedly spread fakes about "Donbass Children", which Ukraine seems to be killed.</text:p>
      <text:p text:style-name="P4">
But with the beginning of a full-scale war, the image of "child-victim" has turned a "child-hero" child</text:p>
      <text:p text:style-name="P4">
Thus, in the spring of 2022, the hero of publications of the most popular Russian news media was the boy "Alyoshka", a resident of the Belgorod region of the Russian Federation, who ran along the route in a helmet and greeted the armored vehicles, which went towards the border of Zavraina.However, the boy in Russia began to heroes and turn into a new symbol of propaganda. Putin awarded him with the Medal for Courage, postcards with the inscription "Fedya - the Hero of Russia" appeared on the fences of the Umbryansk region. Alessum's "feat" circumstances swept through Russia, they even joke there, every other than a baby who survived after the crucifixion of Ukrainian "Nazis".</text:p>
      <text:p text:style-name="P4">
Such examples are only part of the systemic use of children in the interests of propaganda</text:p>
      <text:p text:style-name="P4">
Increasingly, boys and girls are becoming direct participants in numerous Z-Symbolism to support the war against Ukraine. In Ukrainian schools, students tell students a Russian version of what is happening in Ukraine, about "special operation heroes", "friends and enemies of Moscow". Young people are involved in the organization "UNarmia", which is overseen by the Ministry of Defense. In the schools of the occupied part of Kherson region, students of 10-11 grades open to join the Russian army.</text:p>
      <text:p text:style-name="P4">
By the end of 2023, Russia plans to "process" more than 3.3 million Ukrainian children ideologically in the occupied territories.</text:p>
      <text:p text:style-name="P4">
<text:span text:style-name="T4">
 Why did the Russian Federation renew the trend "Hero boys"? </text:span>
</text:p>
      <text:p text:style-name="P4">
First, it is an attempt to transform children into a symbol of Russian Z-Patriotism of the Russian confidence that "war is a revenge for children of Donbass", which justifies the shelling of Ukrainian cities and the death of civilians.</text:p>
      <text:p text:style-name="P4">
Secondly, fakes like the "crucified boy" are used as an emotional trigger to generate the Russian of another wave of anger for "crimes of Ukrainian" and consolidation around the common goal of "denacification" and "liberation" of Ukrainian territories.</text:p>
      <text:p text:style-name="P4">
Third, it is a logical continuation of the Kremlin's policy on the planting of young Russian youth and occupied territories of "correct" behavior, the key element of which is the creation of the enemy's likeness of the enemy. Thus, young people prepare a mobilization reserve or "volunteer battalions" that are formed in Russia.</text:p>
      <text:p text:style-name="P4">
Manipulations with the use of children as the main characters is a bad attempt by Russian propaganda to evoke emotions and experiences in the audience and create an information background to justify their military crimes in Ukraine.</text:p>
      <text:p text:style-name="P4">
News Source: <text:a xlink:type="simple" xlink:href="https://armyinform.com.ua/2023/03/30/trend-hlopchykiv-geroyiv/" text:style-name="Internet_20_link" text:visited-style-name="Visited_20_Internet_20_Link">
https://armyinform.com.ua/2023/03/30/trend-hlopchykiv-geroyiv/</text:a>
</text:p>
      <!--NEWS-->
      <text:h text:style-name="P10" text:outline-level="1">
<text:span text:style-name="T4">
The Ministry of Reintegration transferred 100 thousand UAH for 57 more families of Ukrainian prisoners</text:span>
</text:h>
      <text:p text:style-name="P4">
Author: ['АРМІЯINFORM']</text:p>
      <text:p text:style-name="P4">
Time: 2023-03-30T38:00:00-04:00</text:p>
      <text:p text:style-name="P4">
Description: 29 Birch Castle of Putan Rintegraita Timchasovo Okuba Teritarian Ukrainia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iryna-vereshhuk.jpg" text:style-name="Internet_20_link" text:visited-style-name="Visited_20_Internet_20_Link">
iryna-vereshhuk.jpg</text:a>
']</text:p>
      <text:p text:style-name="P4">
Tags: ['ВІЙСЬКОВОПОЛОНЕНІ', 'ГРОШОВА ДОПОМОГА', 'МІНРЕІНТЕГРАЦІЇ']</text:p>
      <text:p text:style-name="P4">
Category: News</text:p>
      <!--METADATA-->
      <text:p text:style-name="P4">
<draw:frame draw:style-name="fr1" draw:name="Image8" text:anchor-type="as-char" svg:width="6.9236in" svg:height="4.615733in" draw:z-index="0">
<draw:image xlink:href="../Images/AРМІЯINFORM/2023-03-30T38-00-00-04-00/iryna-vereshhuk.jpg" xlink:type="simple" xlink:show="embed" xlink:actuate="onLoad" draw:mime-type="image/jpeg"/>
</draw:frame>
Photo: Irina Vereshchuk / Facebook</text:p>
      <text:p text:style-name="P4">
On March 29, the Ministry of Reintegration of the Temporarily Occupied Territories Divided UAH 5.7 million in bank accounts to families of Ukrainian citizens who were illegally deprived of freedom by the Russian Federation.</text:p>
      <text:p text:style-name="P4">
About it <text:a xlink:type="simple" xlink:href="https://minre.gov.ua/2023/03/29/minreintegracziyi-pererahuvalo-shhe-57-mln-gryven-simyam-polonenyh/" text:style-name="Internet_20_link" text:visited-style-name="Visited_20_Internet_20_Link">
reported</text:a>
On the Ministry of Reintegration website.</text:p>
      <text:p text:style-name="P4">
"Thus, 57 and prisoners, civilians and prisoners of war received state financial aid for UAH 100,000.</text:p>
      <text:p text:style-name="P4">
It is also noted that earlier in January-March the Ministry of Reintegration transferred UAH 1,200 to UAH 1,200 released from captivity and 65 families.</text:p>
      <text:p text:style-name="P4">
News Source: <text:a xlink:type="simple" xlink:href="https://armyinform.com.ua/2023/03/30/minreintegracziyi-pererahuvalo-po-100-tys-grn-shhe-57-simyam-ukrayinskyh-polonenyh/" text:style-name="Internet_20_link" text:visited-style-name="Visited_20_Internet_20_Link">
https://armyinform.com.ua/2023/03/30/minreintegracziyi-pererahuvalo-po-100-tys-grn-shhe-57-simyam-ukrayinskyh-polonenyh/</text:a>
</text:p>
      <!--NEWS-->
      <text:h text:style-name="P10" text:outline-level="1">
<text:span text:style-name="T4">
Army Julia Jim in the top top ten sprinters on biathlon -working methration World Cup</text:span>
</text:h>
      <text:p text:style-name="P4">
Author: ['АРМІЯINFORM']</text:p>
      <text:p text:style-name="P4">
Time: 2023-03-30T39:00:00-04:00</text:p>
      <text:p text:style-name="P4">
Description: The Swedish Boden soli at the Chemonati SVITU BIATLON SERED VIISKOVIKH ARMIISK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630_360_1674640741-684-1.jpg" text:style-name="Internet_20_link" text:visited-style-name="Visited_20_Internet_20_Link">
630_360_1674640741-684-1.jpg</text:a>
']</text:p>
      <text:p text:style-name="P4">
Tags: ['АРМІЙСЬКІ СПОРТСМЕНИ', 'БІАТЛОН']</text:p>
      <text:p text:style-name="P4">
Category: News</text:p>
      <!--METADATA-->
      <text:p text:style-name="P4">
<draw:frame draw:style-name="fr1" draw:name="Image9" text:anchor-type="as-char" svg:width="6.9236in" svg:height="3.956343in" draw:z-index="0">
<draw:image xlink:href="../Images/AРМІЯINFORM/2023-03-30T39-00-00-04-00/630_360_1674640741-684-1.jpg" xlink:type="simple" xlink:show="embed" xlink:actuate="onLoad" draw:mime-type="image/jpeg"/>
</draw:frame>
In the Swedish Boden at the Biathlon World Championships among military army -cyatlon workers, the representative of the CCC of the Armed Forces of Ukraine Yulia Jim became ninth.</text:p>
      <text:p text:style-name="P4">
About it <text:a xlink:type="simple" xlink:href="http://live.skidor.com/3705#result@29812@1@-1" text:style-name="Internet_20_link" text:visited-style-name="Visited_20_Internet_20_Link">
reports</text:a>
Federation of Ukraine.</text:p>
      <text:p text:style-name="P4">
Julia Jim showed the best result of Ukrainians in the personal race.</text:p>
      <text:p text:style-name="P4">
The victory among women was won by Austrian Lisa Houseer. She became one of the only participants of the race, who did not go to the penalty area, and at the finish line, there was an end to the closest rivals in 40 seconds.</text:p>
      <text:p text:style-name="P4">
News Source: <text:a xlink:type="simple" xlink:href="https://armyinform.com.ua/2023/03/30/armijka-yuliya-dzhyma-u-top-10-spryntu-na-chs-z-biatlonu-sered-vijskovyh/" text:style-name="Internet_20_link" text:visited-style-name="Visited_20_Internet_20_Link">
https://armyinform.com.ua/2023/03/30/armijka-yuliya-dzhyma-u-top-10-spryntu-na-chs-z-biatlonu-sered-vijskovyh/</text:a>
</text:p>
      <!--NEWS-->
      <text:h text:style-name="P10" text:outline-level="1">
<text:span text:style-name="T4">
"Ukrainian saboteurs in Belarus" and "recognition of the occupied territories of the Russian Federation" - new topics of Russian propaganda</text:span>
</text:h>
      <text:p text:style-name="P4">
Author: ['АРМІЯINFORM']</text:p>
      <text:p text:style-name="P4">
Time: 2023-03-30T40:00:00-04:00</text:p>
      <text:p text:style-name="P4">
Description: The Center for the Wizin -Format at the RNBO of Ukrainian Viyaviv, the POSSIA PROSISTY PROSIS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propaganda.jpg" text:style-name="Internet_20_link" text:visited-style-name="Visited_20_Internet_20_Link">
propaganda.jpg</text:a>
']</text:p>
      <text:p text:style-name="P4">
Tags: ['РОСІЙСЬКА ПРОПАГАНДА', 'ЦПД РНБО']</text:p>
      <text:p text:style-name="P4">
Category: News</text:p>
      <!--METADATA-->
      <text:p text:style-name="P4">
<draw:frame draw:style-name="fr1" draw:name="Image10" text:anchor-type="as-char" svg:width="6.9236in" svg:height="3.992609in" draw:z-index="0">
<draw:image xlink:href="../Images/AРМІЯINFORM/2023-03-30T40-00-00-04-00/propaganda.jpg" xlink:type="simple" xlink:show="embed" xlink:actuate="onLoad" draw:mime-type="image/jpeg"/>
</draw:frame>
The Center for Combating Misinformation in NSPO of Ukraine <text:a xlink:type="simple" xlink:href="https://t.me/CenterCounteringDisinformation/4716" text:style-name="Internet_20_link" text:visited-style-name="Visited_20_Internet_20_Link">
found</text:a>
, which the day -offers spread:</text:p>
      <text:p text:style-name="P4">
<text:span text:style-name="T4">
 misinformation </text:span>
</text:p>
      <text:p text:style-name="P4">
The media of the Russian Federation reported that “Russia does not exclude the possibility of transferring Kyiv deversants to Belarus to overthrow the leadership of the republic. Belarusian should take into account the risks and repel both point provocations and a full -scale enemy's invasion. "</text:p>
      <text:p text:style-name="P4">
<text:span text:style-name="T4">
 Manipulation </text:span>
</text:p>
      <text:p text:style-name="P4">
“A sustainable peace in Ukraine is possible in case of termination of hostilities by the Ukrainian military and supply of weapons. Neutral, non -nuclear and pelvic status of Ukraine, as well as recognition of new territories. The Russian Federation is not to suffer the existence of an anti -Russian state on its borders, ” - said the deputy head of the Russian Federation M. Khisularin.</text:p>
      <text:p text:style-name="P4">
<text:span text:style-name="T4">
 fake </text:span>
</text:p>
      <text:p text:style-name="P4">
Commenting on the resolution on the recognition of the Holodomor in Ukraine with genocide, the Russian Embassy in France stated: "The concept of" Holodomor "is a political and ideological construct, which was invented by Ukrainian ultraneanalist and Russophobic."</text:p>
      <text:p text:style-name="P4">
News Source: <text:a xlink:type="simple" xlink:href="https://armyinform.com.ua/2023/03/30/novi-temy-rosijskoyi-propagandy/" text:style-name="Internet_20_link" text:visited-style-name="Visited_20_Internet_20_Link">
https://armyinform.com.ua/2023/03/30/novi-temy-rosijskoyi-propagandy/</text:a>
</text:p>
      <!--NEWS-->
      <text:h text:style-name="P10" text:outline-level="1">
<text:span text:style-name="T4">
He headed the NFF in Kherson region and promoted the Russian measure: reported suspicion of a citizen</text:span>
</text:h>
      <text:p text:style-name="P4">
Author: ['АРМІЯINFORM']</text:p>
      <text:p text:style-name="P4">
Time: 2023-03-30T41:00:00-04:00</text:p>
      <text:p text:style-name="P4">
Description: The Grumadyanin’s facts of Vravvodovann, the Zbroino Vravodovanni, were cheated ... The war with Ukraine 2022, the war with Ukraine is the latest news today, the News War with Ukraine 2022 The last ones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14-4.jpg" text:style-name="Internet_20_link" text:visited-style-name="Visited_20_Internet_20_Link">
14-4.jpg</text:a>
']</text:p>
      <text:p text:style-name="P4">
Tags: ['ЗРАДНИКИ', 'КОЛАБОРАНТИ', 'ОФІС ГЕНЕРАЛЬНОГО ПРОКУРОРА УКРАЇНИ']</text:p>
      <text:p text:style-name="P4">
Category: News</text:p>
      <!--METADATA-->
      <text:p text:style-name="P4">
<draw:frame draw:style-name="fr1" draw:name="Image11" text:anchor-type="as-char" svg:width="6.9236in" svg:height="3.929143in" draw:z-index="0">
<draw:image xlink:href="../Images/AРМІЯINFORM/2023-03-30T41-00-00-04-00/14-4.jpg" xlink:type="simple" xlink:show="embed" xlink:actuate="onLoad" draw:mime-type="image/jpeg"/>
</draw:frame>
The suspicion of the citizen was reported on the facts of justification and denial of armed aggression of the Russian Federation against Ukraine and collaboration activities.</text:p>
      <text:p text:style-name="P4">
About it <text:a xlink:type="simple" xlink:href="https://www.gp.gov.ua/ua/posts/povidomleno-pro-pidozru-gromadyaninu-yakii-ocolyuje-nzf-na-xersonshhini-ta-propaguje-russkii-mir" text:style-name="Internet_20_link" text:visited-style-name="Visited_20_Internet_20_Link">
reports</text:a>
Office of Ukraine.</text:p>
      <text:p text:style-name="P4">
According to the investigation, the suspect, living in the territory of the Brovarsky district, during a meeting with acquaintances assured them that the Russian Federation saves our Ukraine and justified the actions of the invaders.</text:p>
      <text:p text:style-name="P4">
In August 2022, he purposefully went to the temporarily occupied Khersonui began to cooperate with the occupation administration of the Russian Federation. He voluntarily embrace the commander of the illegal armed paramilitary formation of the "predatory -volunteer -reconstructed battalion. V.F. Margelova ”, created by the representatives of the aggressor state.</text:p>
      <text:p text:style-name="P4">
The main task of the NFF is to carry out intelligence activities and to conduct combatants against the Armed Forces of Ukraine and other military formations, which protect the non -void, sovereignty and territorial integrity of Ukraine.</text:p>
      <text:p text:style-name="P4">
By holding a suspect, dressed in the Russian military form, he bows to the local residents to illegal cooperation with the occupying government. He campaigns of people before entering the ranks of the illegal armed formation he headed.</text:p>
      <text:p text:style-name="P4">
News Source: <text:a xlink:type="simple" xlink:href="https://armyinform.com.ua/2023/03/30/ocholyuvav-nzf-na-hersonshhyni-ta-propaguvav-ruskyj-myr-povidomleno-pro-pidozru-gromadyanynu/" text:style-name="Internet_20_link" text:visited-style-name="Visited_20_Internet_20_Link">
https://armyinform.com.ua/2023/03/30/ocholyuvav-nzf-na-hersonshhyni-ta-propaguvav-ruskyj-myr-povidomleno-pro-pidozru-gromadyanynu/</text:a>
</text:p>
      <!--NEWS-->
      <text:h text:style-name="P10" text:outline-level="1">
<text:span text:style-name="T4">
Russians conduct filtration and counterintelligence in Crimea</text:span>
</text:h>
      <text:p text:style-name="P4">
Author: ['АРМІЯINFORM']</text:p>
      <text:p text:style-name="P4">
Time: 2023-03-30T42:00:00-04:00</text:p>
      <text:p text:style-name="P4">
Description: Zagarbniki to escape Active counter -Rosovalnі Tu Filttraziyinі go to Timchasovo ... War with Ukraine 2022, War with Ukraine Latest News Today, News War with Ukraine 2022 The last to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04cb49e-7755486-krym-1.jpg" text:style-name="Internet_20_link" text:visited-style-name="Visited_20_Internet_20_Link">
04cb49e-7755486-krym-1.jpg</text:a>
']</text:p>
      <text:p text:style-name="P4">
Tags: ['STOPRUSSIA', 'ГШ ЗСУ', 'РАНКОВЕ ЗВЕДЕННЯ']</text:p>
      <text:p text:style-name="P4">
Category: News</text:p>
      <!--METADATA-->
      <text:p text:style-name="P4">
<draw:frame draw:style-name="fr1" draw:name="Image12" text:anchor-type="as-char" svg:width="6.9236in" svg:height="3.883237in" draw:z-index="0">
<draw:image xlink:href="../Images/AРМІЯINFORM/2023-03-30T42-00-00-04-00/04cb49e-7755486-krym-1.jpg" xlink:type="simple" xlink:show="embed" xlink:actuate="onLoad" draw:mime-type="image/jpeg"/>
</draw:frame>
The invaders carry out active counterintelligence and filtration measures of the occupied Crimea.</text:p>
      <text:p text:style-name="P4">
About this <text:a xlink:type="simple" xlink:href="https%3A%2F%2Fwww.facebook.com%2FGeneralStaff.ua%2Fposts%2Fpfbid02bTfm2YmKFmHKFf2hCqPNGiU3nbr7HHSciXV2dE2nDovT1HcJTN7bWyiDF9NvS2cFl&amp;show_text=true&amp;width=500" text:style-name="Internet_20_link" text:visited-style-name="Visited_20_Internet_20_Link">
it is referred</text:a>
In the operational information of the General Staff of the Armed Forces.</text:p>
      <text:p text:style-name="P4">
In some settlements of the temporarily occupied territory of the Autonomous Republic of Crimea, Russian invaders continue to put pressure on the citizen of Ukraine and violate human rights.</text:p>
      <text:p text:style-name="P4">
"In particular, the FSB workers carry out active contracted measures with the accompanying of humiliating filtration procedures, carrying out undresses, interrogations with the beating of civilians, etc." _, _ - go to the General Staff.</text:p>
      <text:p text:style-name="P4">
News Source: <text:a xlink:type="simple" xlink:href="https://armyinform.com.ua/2023/03/30/rosiyany-provodyat-filtraczijni-ta-kontrrozviduvalni-zahody-u-krymu/" text:style-name="Internet_20_link" text:visited-style-name="Visited_20_Internet_20_Link">
https://armyinform.com.ua/2023/03/30/rosiyany-provodyat-filtraczijni-ta-kontrrozviduvalni-zahody-u-krymu/</text:a>
</text:p>
      <!--NEWS-->
      <text:h text:style-name="P10" text:outline-level="1">
<text:span text:style-name="T4">
The Defense Forces of Ukraine per day repelled 88 enemy attacks - the General Staff of the Armed Forces</text:span>
</text:h>
      <text:p text:style-name="P4">
Author: ['АРМІЯINFORM']</text:p>
      <text:p text:style-name="P4">
Time: 2023-03-30T43:00:00-04:00</text:p>
      <text:p text:style-name="P4">
Description: For Permanu Doba Ukrainian Zakhisniki Vidniyi 88 pouring attacks on Chotirokh Light.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338857340_771180584440446_4035635639189006408_n.jpg" text:style-name="Internet_20_link" text:visited-style-name="Visited_20_Internet_20_Link">
338857340_771180584440446_4035635639189006408_n.jpg</text:a>
']</text:p>
      <text:p text:style-name="P4">
Tags: ['АГРЕСІЯ РФ', 'БАХМУТ', 'ГШ ЗСУ']</text:p>
      <text:p text:style-name="P4">
Category: News</text:p>
      <!--METADATA-->
      <text:p text:style-name="P4">
<draw:frame draw:style-name="fr1" draw:name="Image13" text:anchor-type="as-char" svg:width="6.9236in" svg:height="4.622945in" draw:z-index="0">
<draw:image xlink:href="../Images/AРМІЯINFORM/2023-03-30T43-00-00-04-00/338857340_771180584440446_4035635639189006408_n.jpg" xlink:type="simple" xlink:show="embed" xlink:actuate="onLoad" draw:mime-type="image/jpeg"/>
</draw:frame>
Over the past day, Ukrainian defenders repelled 88 enemy attacks in four -fold.</text:p>
      <text:p text:style-name="P4">
About this <text:a xlink:type="simple" xlink:href="https%3A%2F%2Fwww.facebook.com%2FGeneralStaff.ua%2Fposts%2Fpfbid02bTfm2YmKFmHKFf2hCqPNGiU3nbr7HHSciXV2dE2nDovT1HcJTN7bWyiDF9NvS2cFl&amp;show_text=true&amp;width=500" text:style-name="Internet_20_link" text:visited-style-name="Visited_20_Internet_20_Link">
it is referred</text:a>
In the operational information of the General Staff of the Armed Forces.</text:p>
      <text:p text:style-name="P4">
The enemy focuses on the main efforts on the offensive actions of Nalimansk, Bakhmut, Avdiiv and Mariinsky directions. The Defense Unit of Ukraine reflected more than 60 enemy attacks.</text:p>
      <text:p text:style-name="P4">
In particular, in the Bakhmut direction, the enemy continues the storm of Bakhmut.</text:p>
      <text:p text:style-name="P4">
During the enemy's assault actions, our warriors repulsed 28 enemy attacks. At that time, during the day, the enemy conducted unsuccessful offensive actions in the area of the Higher-Vasilivka. He fired at the settlements, Orikhovo-Vasylivka, Bakhmut, Ivanovo, the times of Yar, Novomarka and Alexander-Shultine Donetsk region.</text:p>
      <text:p text:style-name="P4">
News Source: <text:a xlink:type="simple" xlink:href="https://armyinform.com.ua/2023/03/30/syly-oborony-ukrayiny-za-dobu-vidbyly-88-atak-protyvnyka-genshtab-zsu/" text:style-name="Internet_20_link" text:visited-style-name="Visited_20_Internet_20_Link">
https://armyinform.com.ua/2023/03/30/syly-oborony-ukrayiny-za-dobu-vidbyly-88-atak-protyvnyka-genshtab-zsu/</text:a>
</text:p>
      <!--NEWS-->
      <text:h text:style-name="P10" text:outline-level="1">
<text:span text:style-name="T4">
Racketrs and artillerymen struck 3 areas of concentration</text:span>
</text:h>
      <text:p text:style-name="P4">
Author: ['АРМІЯINFORM']</text:p>
      <text:p text:style-name="P4">
Time: 2023-03-30T44:00:00-04:00</text:p>
      <text:p text:style-name="P4">
Description: Pasted by the Ukrainian missiles of such artillery, 3 regions of Zoserdzhennya of ALLOW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a1e1867-337361361-889052815684141-1374188807632917711-n-e1680149022632.jpg" text:style-name="Internet_20_link" text:visited-style-name="Visited_20_Internet_20_Link">
a1e1867-337361361-889052815684141-1374188807632917711-n-e1680149022632.jpg</text:a>
']</text:p>
      <text:p text:style-name="P4">
Tags: ['STOPRUSSIA', 'АГРЕСІЯ РФ', 'ГШ ЗСУ', 'РАНКОВЕ ЗВЕДЕННЯ']</text:p>
      <text:p text:style-name="P4">
Category: News</text:p>
      <!--METADATA-->
      <text:p text:style-name="P4">
<draw:frame draw:style-name="fr1" draw:name="Image14" text:anchor-type="as-char" svg:width="6.9236in" svg:height="4.235356in" draw:z-index="0">
<draw:image xlink:href="../Images/AРМІЯINFORM/2023-03-30T44-00-00-04-00/a1e1867-337361361-889052815684141-1374188807632917711-n-e1680149022632.jpg" xlink:type="simple" xlink:show="embed" xlink:actuate="onLoad" draw:mime-type="image/jpeg"/>
</draw:frame>
Last day, Ukrainian rocket launchers and artillerymen struck 3 areas of concentration of power, weapons and military equipment of the enemy, the Radioelectronic struggle station, ammunition composition and 2 compositions of fuel and lubricants of the enemy.</text:p>
      <text:p text:style-name="P4">
About this <text:a xlink:type="simple" xlink:href="https%3A%2F%2Fwww.facebook.com%2FGeneralStaff.ua%2Fposts%2Fpfbid02bTfm2YmKFmHKFf2hCqPNGiU3nbr7HHSciXV2dE2nDovT1HcJTN7bWyiDF9NvS2cFl&amp;show_text=true&amp;width=500" text:style-name="Internet_20_link" text:visited-style-name="Visited_20_Internet_20_Link">
it is referred</text:a>
In the operational information of the General Staff of the Armed Forces.</text:p>
      <text:p text:style-name="P4">
The aviation of the defense forces, at the same time, struck 5 beats in the areas of concentration of the occupies, and the Air Force units of the Armed Forces were destroyed by the Russian Su-24M.</text:p>
      <text:p text:style-name="P4">
News Source: <text:a xlink:type="simple" xlink:href="https://armyinform.com.ua/2023/03/30/raketnyky-i-artylerysty-urazyly-3-rajony-zoseredzhennya-zhyvoyi-syly-rf-ta-sklad-z-boyeprypasamy/" text:style-name="Internet_20_link" text:visited-style-name="Visited_20_Internet_20_Link">
https://armyinform.com.ua/2023/03/30/raketnyky-i-artylerysty-urazyly-3-rajony-zoseredzhennya-zhyvoyi-syly-rf-ta-sklad-z-boyeprypasamy/</text:a>
</text:p>
      <!--NEWS-->
      <text:h text:style-name="P10" text:outline-level="1">
<text:span text:style-name="T4">
At the epicenter of the fighting there are Belogor, Bakhmut, Avdiivka, Marinka</text:span>
</text:h>
      <text:p text:style-name="P4">
Author: ['АРМІЯINFORM']</text:p>
      <text:p text:style-name="P4">
Time: 2023-03-30T45:00:00-04:00</text:p>
      <text:p text:style-name="P4">
Description: Opponent Zoservzhil Zuillya at the leading advanced di on Liman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87f220a4aeea4c07c1725d6882796247.webp" text:style-name="Internet_20_link" text:visited-style-name="Visited_20_Internet_20_Link">
87f220a4aeea4c07c1725d6882796247.webp</text:a>
']</text:p>
      <text:p text:style-name="P4">
Tags: ['STOPRUSSIA', 'ГШ ЗСУ', 'ОПЕРАТИВНА ІНФОРМАЦІЯ', 'РАНКОВЕ ЗВЕДЕННЯ']</text:p>
      <text:p text:style-name="P4">
Category: News</text:p>
      <!--METADATA-->
      <text:p text:style-name="P4">
<draw:frame draw:style-name="fr1" draw:name="Image15" text:anchor-type="as-char" svg:width="6.9236in" svg:height="3.4618in" draw:z-index="0">
<draw:image xlink:href="../ConvertedIMGs/AРМІЯINFORM/2023-03-30T45-00-00-04-00/87f220a4aeea4c07c1725d6882796247.png" xlink:type="simple" xlink:show="embed" xlink:actuate="onLoad" draw:mime-type="image/png"/>
</draw:frame>
The enemy focuses on the main efforts on the offensive actions of Nalimansk, Bakhmut, Avdiiv and Mariinsky directions.</text:p>
      <text:p text:style-name="P4">
About this <text:a xlink:type="simple" xlink:href="https%3A%2F%2Fwww.facebook.com%2FGeneralStaff.ua%2Fposts%2Fpfbid02bTfm2YmKFmHKFf2hCqPNGiU3nbr7HHSciXV2dE2nDovT1HcJTN7bWyiDF9NvS2cFl&amp;show_text=true&amp;width=500" text:style-name="Internet_20_link" text:visited-style-name="Visited_20_Internet_20_Link">
it is referred</text:a>
In the operational information of the General Staff of the Armed Forces.</text:p>
      <text:p text:style-name="P4">
Bigorovka, Bakhmut, Avdiivka and Marinka remain at the epicenter of the fighting.</text:p>
      <text:p text:style-name="P4">
In the Volyn, Polissya, Siversky and Slobozhansky directions, operational production without significant changes, signs of formation of enemy offensive groups will be revealed. During the last day, the enemy fired at districts of settlements Chervatnatsk, Esman, Kucherivka, Bilopillya, Volfine and Basivka of Sumy region, as well as more than 15 districts of settlements in Kharkiv region.</text:p>
      <text:p text:style-name="P4">
In the Liman direction during the day the enemy led unsuccessful offensive divers of the regions of Stelmachivka and recess. Artillery shelling was suffered by the Kupyansk, well, two -year, Western, Petropavlivka Ixidivka of Kharkiv region; Stelmakhivka, Nevskoye, Kuzmin, Bigorivka -Luhansk, as well as wells, controversial and Siversk of Donetsk region.</text:p>
      <text:p text:style-name="P4">
In the Avdeevsky and Marinsky directions, the enemy conducted the offensive actions of the settlements of Novokalinovo, Stepov, Avdiivka, Severne, Pervomaisk, Marinka of Donetsk region, had no success. He fired, in particular, Novokalin, Stepovo, Avdiivka, Severne, Vodyane, Pervomaisk, Karlovka, Krasnogorivka, Marinka, Victory and Novomikhailivka of Donetsk region.</text:p>
      <text:p text:style-name="P4">
In the mineral direction, during the day, the enemy fired at the districts, precursors and Greater Novosilka.</text:p>
      <text:p text:style-name="P4">
News Source: <text:a xlink:type="simple" xlink:href="https://armyinform.com.ua/2023/03/30/v-epiczentri-bojovyh-dij-zalyshayutsya-bilogorivka-bahmut-avdiyivka-maryinka/" text:style-name="Internet_20_link" text:visited-style-name="Visited_20_Internet_20_Link">
https://armyinform.com.ua/2023/03/30/v-epiczentri-bojovyh-dij-zalyshayutsya-bilogorivka-bahmut-avdiyivka-maryinka/</text:a>
</text:p>
      <!--NEWS-->
      <text:h text:style-name="P10" text:outline-level="1">
<text:span text:style-name="T4">
Almost 173 thousand occupiers were eliminated on the 400th Defense Day of Ukraine</text:span>
</text:h>
      <text:p text:style-name="P4">
Author: ['АРМІЯINFORM']</text:p>
      <text:p text:style-name="P4">
Time: 2023-03-30T46:00:00-04:00</text:p>
      <text:p text:style-name="P4">
Description: Zagalni Boyov, Find the enemy on 02.24.22 to 03/30/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photo_5271478873420318186_w-scaled.jpg" text:style-name="Internet_20_link" text:visited-style-name="Visited_20_Internet_20_Link">
photo_5271478873420318186_w-scaled.jpg</text:a>
']</text:p>
      <text:p text:style-name="P4">
Tags: ['ВТРАТИ ВОРОГА']</text:p>
      <text:p text:style-name="P4">
Category: News</text:p>
      <!--METADATA-->
      <text:p text:style-name="P4">
<draw:frame draw:style-name="fr1" draw:name="Image16" text:anchor-type="as-char" svg:width="6.9236in" svg:height="6.992836in" draw:z-index="0">
<draw:image xlink:href="../Images/AРМІЯINFORM/2023-03-30T46-00-00-04-00/photo_5271478873420318186_w-scaled.jpg" xlink:type="simple" xlink:show="embed" xlink:actuate="onLoad" draw:mime-type="image/jpeg"/>
</draw:frame>
The total fighting loss of the enemy from 24.02.22 to 30.03.23 will be orientated:</text:p>
      <text:p text:style-name="P4">
<text:span text:style-name="T4">
<text:span text:style-name="T5">
 Personnel - </text:span>
* 172 900(+560)persons eliminated</text:span>
<text:span text:style-name="T5">
 tanks - </text:span>
<text:span text:style-name="T5">
 3610(+1)</text:span>
<text:span text:style-name="T4">
 combat armored vehicles - </text:span>
 6974(+8)<text:span text:style-name="T4">
<text:span text:style-name="T5">
 Artillery systems - </text:span>
<text:span text:style-name="T5">
 2671(+12)</text:span>
 </text:span>
 RSZV - <text:span text:style-name="T4">
 526(0)</text:span>
<text:span text:style-name="T5">
 air defense means - </text:span>
<text:span text:style-name="T5">
 278(+1)</text:span>
<text:span text:style-name="T4">
 aircraft - </text:span>
 306(0)<text:span text:style-name="T4">
<text:span text:style-name="T5">
 helicopters - </text:span>
* 291(0)</text:span>
<text:span text:style-name="T5">
 UAV Operative Tactical Level-</text:span>
<text:span text:style-name="T5">
 2239(0)</text:span>
<text:span text:style-name="T4">
 Winged missiles - </text:span>
 911(0)<text:span text:style-name="T4">
<text:span text:style-name="T5">
 ships / boats - </text:span>
* 18(0)</text:span>
<text:span text:style-name="T5">
 Automobile equipment and tanks - </text:span>
<text:span text:style-name="T5">
 5518(+11)</text:span>
<text:span text:style-name="T4">
 Special Technique - </text:span>
 291(+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30.03.23.</text:p>
      <text:p text:style-name="P4">
News Source: <text:a xlink:type="simple" xlink:href="https://armyinform.com.ua/2023/03/30/na-400-j-den-oborony-ukrayiny-likvidovano-majzhe-173-tysyachi-okupantiv/" text:style-name="Internet_20_link" text:visited-style-name="Visited_20_Internet_20_Link">
https://armyinform.com.ua/2023/03/30/na-400-j-den-oborony-ukrayiny-likvidovano-majzhe-173-tysyachi-okupantiv/</text:a>
</text:p>
      <!--NEWS-->
      <text:h text:style-name="P10" text:outline-level="1">
<text:span text:style-name="T4">
Switzerland joined the 10th EU Anti-Russian Package</text:span>
</text:h>
      <text:p text:style-name="P4">
Author: ['АРМІЯINFORM']</text:p>
      <text:p text:style-name="P4">
Time: 2023-03-30T47:00:00-04:00</text:p>
      <text:p text:style-name="P4">
Description: Federal Rada Swiss praised the row -it -off of the Rosy Sanzi, Sh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630_360_1547687710-719.jpg" text:style-name="Internet_20_link" text:visited-style-name="Visited_20_Internet_20_Link">
630_360_1547687710-719.jpg</text:a>
']</text:p>
      <text:p text:style-name="P4">
Tags: ['ЕКОНОМІКА РФ', 'КРАХ РОСІЙСЬКОЇ ЕКОНОМІКИ', 'САНКЦІЇ РФ', 'СВІТ ПІДТРИМУЄ УКРАЇНУ', 'ШВЕЙЦАРІЯ']</text:p>
      <text:p text:style-name="P4">
Category: News</text:p>
      <!--METADATA-->
      <text:p text:style-name="P4">
<draw:frame draw:style-name="fr1" draw:name="Image17" text:anchor-type="as-char" svg:width="6.9236in" svg:height="3.956343in" draw:z-index="0">
<draw:image xlink:href="../Images/AРМІЯINFORM/2023-03-30T47-00-00-04-00/630_360_1547687710-719.jpg" xlink:type="simple" xlink:show="embed" xlink:actuate="onLoad" draw:mime-type="image/jpeg"/>
</draw:frame>
The Federal Council of Switzerland has decided to impose sanctions against Russia, responding to the tenth package of economic restrictions on the European Union.</text:p>
      <text:p text:style-name="P4">
About this <text:a xlink:type="simple" xlink:href="https://www.admin.ch/gov/en/start/documentation/media-releases.msg-id-94032.html" text:style-name="Internet_20_link" text:visited-style-name="Visited_20_Internet_20_Link">
it is referred</text:a>
in the message of Swiss power.</text:p>
      <text:p text:style-name="P4">
The European Union approved the tenth package of sanctions against Russia in response to aggression in Ukraine on February 25, and on March 1, the Economy Department and Education of Tades of Switzerland, within its competence, added 120 individuals and legal entities of the Russian Federation to the sanction list.</text:p>
      <text:p text:style-name="P4">
The current decision of the Federal Council of Switzerland joins the rest of the events. They envisage the prohibition of Russian citizens in the composition of the governing bodies of companies that manage the objects of critical infrastructure, as well as further sanctions on goods.</text:p>
      <text:p text:style-name="P4">
In particular, new prohibitions and restrictions on different types of exports, such as double -purpose, defense and industrial sectors, as well as companies used in aviation and aerospace industries are introduced.</text:p>
      <text:p text:style-name="P4">
Separately, the Swiss authorities decided to allow the transfer of funds to individuals who were sanctioned, if it is recognized as necessary to protect the interests of Switzerland.</text:p>
      <text:p text:style-name="P4">
Switzerland has previously consistently joined all the sanctions of the European Union's Union, explaining that this does not contradict the principle of its neutrality.</text:p>
      <text:p text:style-name="P4">
News Source: <text:a xlink:type="simple" xlink:href="https://armyinform.com.ua/2023/03/30/shvejczariya-pryyednalasya-do-10-paketu-antyrosijskyh-sankczij-yes/" text:style-name="Internet_20_link" text:visited-style-name="Visited_20_Internet_20_Link">
https://armyinform.com.ua/2023/03/30/shvejczariya-pryyednalasya-do-10-paketu-antyrosijskyh-sankczij-yes/</text:a>
</text:p>
      <!--NEWS-->
      <text:h text:style-name="P10" text:outline-level="1">
<text:span text:style-name="T4">
Regional coordinators of the missing person will receive help from Switzerland</text:span>
</text:h>
      <text:p text:style-name="P4">
Author: ['АРМІЯINFORM']</text:p>
      <text:p text:style-name="P4">
Time: 2023-03-30T48:00:00-04:00</text:p>
      <text:p text:style-name="P4">
Description: Reigning ZI Tsniklikh, unwind Oleg Kotenko Proviv, I Robu Zustych Iz represented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0e976d4d-8c8c-4b33-9a5a-bfe043c923ce-e1680155509655.jpeg" text:style-name="Internet_20_link" text:visited-style-name="Visited_20_Internet_20_Link">
0e976d4d-8c8c-4b33-9a5a-bfe043c923ce-e1680155509655.jpeg</text:a>
']</text:p>
      <text:p text:style-name="P4">
Tags: ['МІНРЕІНТЕГРАЦІЇ', 'ОЛЕГ КОТЕНКО', 'ШВЕЙЦАРІЯ']</text:p>
      <text:p text:style-name="P4">
Category: News</text:p>
      <!--METADATA-->
      <text:p text:style-name="P4">
<draw:frame draw:style-name="fr1" draw:name="Image18" text:anchor-type="as-char" svg:width="6.9236in" svg:height="3.998379in" draw:z-index="0">
<draw:image xlink:href="../Images/AРМІЯINFORM/2023-03-30T48-00-00-04-00/0e976d4d-8c8c-4b33-9a5a-bfe043c923ce-e1680155509655.jpeg" xlink:type="simple" xlink:show="embed" xlink:actuate="onLoad" draw:mime-type="image/jpeg"/>
</draw:frame>
Oleg Kotenko, a commissioner from missing, held a working meeting with the Federal Department of Foreign Affairs of Switzerland, the Polovmimon Gaisbuler.</text:p>
      <text:p text:style-name="P4">
About it <text:a xlink:type="simple" xlink:href="https://minre.gov.ua/2023/03/29/regionalni-koordynatory-upovnovazhenogo-zi-znyklyh-bezvisty-otrymayut-dopomogu-vid-shvejczariyi/" text:style-name="Internet_20_link" text:visited-style-name="Visited_20_Internet_20_Link">
informs</text:a>
Pressure of the Ministry of reintegration.</text:p>
      <text:p text:style-name="P4">
During the meeting, Oleg Kotenko spoke about the work of the Office of the Commissioner Tannko has voted on the importance of creating a network of regional coordinators who are already working in the oblasts.</text:p>
      <text:p text:style-name="P4">
The Swiss side, in turn, assured that it would comprehensively support the search activity. In particular, the technical base of regional missions will be improved in the near future.</text:p>
      <text:p text:style-name="P4">
“I thank the Swiss partners for their considerable help in such an important business. This support not only accelerate the search activity, but also give the hopeless people missing!” - Oleg Kotenko said.</text:p>
      <text:p text:style-name="P4">
News Source: <text:a xlink:type="simple" xlink:href="https://armyinform.com.ua/2023/03/30/regionalni-koordynatory-upovnovazhenogo-zi-znyklyh-bezvisty-otrymayut-dopomogu-vid-shvejczariyi/" text:style-name="Internet_20_link" text:visited-style-name="Visited_20_Internet_20_Link">
https://armyinform.com.ua/2023/03/30/regionalni-koordynatory-upovnovazhenogo-zi-znyklyh-bezvisty-otrymayut-dopomogu-vid-shvejczariyi/</text:a>
</text:p>
      <!--NEWS-->
      <text:h text:style-name="P10" text:outline-level="1">
<text:span text:style-name="T4">
Ukraine has developed the concept of supporting the distributed "green" generation</text:span>
</text:h>
      <text:p text:style-name="P4">
Authors: Ukrinform (Person)</text:p>
      <text:p text:style-name="P4">
Publisher: Укринформ (Organization)</text:p>
      <text:p text:style-name="P4">
Published Time: 2023-03-31T-101:11:21+03:00</text:p>
      <text:p text:style-name="P4">
Modified Time: 2023-03-31T18:11:21+03:00</text:p>
      <text:p text:style-name="P4">
Description: The Ministry of Energy has developed and in the near future will publish the concept of the State Targeted Program for Supporting Distributed Generation from Renewable Energy (RES). - Ukrinform.</text:p>
      <text:p text:style-name="P4">
Images: ["<text:a xlink:type="simple" xlink:href="https://static.ukrinform.com/photos/2019_12/thumb_files/630_360_1575260160-486.png" text:style-name="Internet_20_link" text:visited-style-name="Visited_20_Internet_20_Link">
630_360_15752...</text:a>
"]</text:p>
      <text:p text:style-name="P4">
Tags: ['Електроенергія', 'Міненерго', 'Сонячна електростанція', 'Вітрові електростанції']</text:p>
      <text:p text:style-name="P4">
Type: Article</text:p>
      <!--METADATA-->
      <text:p text:style-name="P4">
<draw:frame draw:style-name="fr1" draw:name="Image19" text:anchor-type="as-char" svg:width="6.9236in" svg:height="3.956343in" draw:z-index="0">
<draw:image xlink:href="../Images/yкринформ/2023-03-31T-101-11-21-03-00/630_360_1575260160-486.png" xlink:type="simple" xlink:show="embed" xlink:actuate="onLoad" draw:mime-type="image/png"/>
</draw:frame>
The Ministry of Energy has developed and in the near future will publish the concept of the State Targeted Program for Supporting Distributed Generation from Renewable Energy Works(RES).</text:p>
      <text:p text:style-name="P4">
Про це повідомляє кореспондент Укрінформу за результатами круглого столу натему «Розвиток розподіленої «зеленої» генерації та самовиробництво електричноїенергії як елемент сучасної енергосистеми», проведеного в Комітеті з питаньенергетики та житлово-комунальних послуг.</text:p>
      <text:p text:style-name="P4">
Метою програми виступає будівництво об’єктів малої відновлювальної енергетики– сонячних та вітрових електростанцій разом з установками зберігання (Take)In order to ensure the coverage of electricity consumption by critical infrastructure and households, including offline, no less than 4 hours, and the sale of "excess" on the market.</text:p>
      <text:p text:style-name="P4">
<text:span text:style-name="T4">
 Read also: </text:span>
 <text:a xlink:type="simple" xlink:href="https://www.ukrinform.ua/rubric-economy/3689106-ukrainski-gromadi-zacikavleni-v-budivnictvi-sonacnih-elektrostancij-ekspert.html" text:style-name="Internet_20_link" text:visited-style-name="Visited_20_Internet_20_Link">
</text:a>
It is envisaged that critical infrastructure objects will be able to install relevant installations up to 500 kW together with the UZE capacity: centralized water supply, sewage, heat supply; Medical objects are tactical consumers of apartment buildings.</text:p>
      <text:p text:style-name="P4">
Private farms - up to 10 kW. Public and communal establishments will have an adequate to establish small renewable objects to cover the basic need.</text:p>
      <text:p text:style-name="P4">
In the first stage(2022-2025)It is planned to install 200 thousand RES objects together with consumer storage facilities, on the second -(by 2030)up to 1 million such objects.</text:p>
      <text:p text:style-name="P4">
The legal and economic basis of the functioning of a small dispersed generation is the Net Billing model. It will allow consumers to use electricity directly or by loading in the UIE. In the disinfection of excess electricity, it is sold to the network by market.</text:p>
      <text:p text:style-name="P4">
Among the mechanisms of additional incentives for the establishment of the following objects are determined: providing preferential loans, repayment of part of the body of the loan, supply of equipment at the expense of donors, as well as other mechanisms not prohibited by law.</text:p>
      <text:p text:style-name="P4">
The ministry expects that the direct effect of the program is a working critical infrastructure in the conditions of schedules of emergency/hourly shutdowns Tadecentralized generation, which is technically difficult and economically inappropriate to malfunction with rocket launchers and drones-Kamikadze.Also in the medium term-plus 3 GWh SES or 3.5 billion kWh. Clean energy per year and additional regulatory capacities of the UES of Ukraine for Rakhunokuse.</text:p>
      <text:p text:style-name="P4">
Concomitant effect: the possibility of increasing limits on electricity consumption, simplification of "switches" administration; development of own production of equipment; Reduction of financial burden on state -owned electricity consumed objects, including reducing the need for fossil fuel fuel.</text:p>
      <text:p text:style-name="P4">
In February, the Cabinet of Ministers registered with the Supreme RadisaconoproEct # 9011 “On Improving the conditions for maintaining the production of electrical energy production from alternative energy sources with consumer generating installations”.</text:p>
      <text:p text:style-name="P4">
The Government also registered the Bill No. 9012, which is intended to create effective mechanism of issuance, use and termination(https://www.ukrinform.ua/tag-elektroenergia)made from RES.</text:p>
      <text:p text:style-name="P4">
News Source: <text:a xlink:type="simple" xlink:href="https://www.ukrinform.ua/rubric-economy/3690024-v-ukraini-rozrobili-koncepciu-programi-pidtrimki-rozpodilenoi-zelenoi-generacii.html" text:style-name="Internet_20_link" text:visited-style-name="Visited_20_Internet_20_Link">
https://www.ukrinform.ua/rubric-economy/3690024-v-ukraini-rozrobili-koncepciu-programi-pidtrimki-rozpodilenoi-zelenoi-generacii.html</text:a>
</text:p>
      <!--NEWS-->
      <text:h text:style-name="P10" text:outline-level="1">
<text:span text:style-name="T4">
The Ministry of Justice explained the peculiarities of re -registration of print media in connection with the entry into force of the law</text:span>
</text:h>
      <text:p text:style-name="P4">
Authors: Ukrinform (Person)</text:p>
      <text:p text:style-name="P4">
Publisher: Укринформ (Organization)</text:p>
      <text:p text:style-name="P4">
Published Time: 2023-03-31T-103:04:26+03:00</text:p>
      <text:p text:style-name="P4">
Modified Time: 2023-03-31T18:04:26+03:00</text:p>
      <text:p text:style-name="P4">
Description: Certain rules of the Law on Media enter into force at different times. In particular, the peculiarities of the terms of re -registration of print media. - Ukrinform.</text:p>
      <text:p text:style-name="P4">
Images: ["<text:a xlink:type="simple" xlink:href="https://static.ukrinform.com/photos/2019_12/thumb_files/630_360_1576552952-532.jpg" text:style-name="Internet_20_link" text:visited-style-name="Visited_20_Internet_20_Link">
630_360_15765...</text:a>
"]</text:p>
      <text:p text:style-name="P4">
Tags: ["Мін'юст", 'Закон', 'Медіа', 'Закон про медіа']</text:p>
      <text:p text:style-name="P4">
Type: Article</text:p>
      <!--METADATA-->
      <text:p text:style-name="P4">
<draw:frame draw:style-name="fr1" draw:name="Image20" text:anchor-type="as-char" svg:width="6.9236in" svg:height="3.956343in" draw:z-index="0">
<draw:image xlink:href="../Images/yкринформ/2023-03-31T-103-04-26-03-00/630_360_1576552952-532.jpg" xlink:type="simple" xlink:show="embed" xlink:actuate="onLoad" draw:mime-type="image/jpeg"/>
</draw:frame>
Separates of the Law on Media take effect at different times. In particular, the peculiarities of the terms of re -registration of print media.</text:p>
      <text:p text:style-name="P4">
About it reports <text:a xlink:type="simple" xlink:href="https://minjust.gov.ua/news/ministry/zakon-ukraini-pro-media-nabuv-chinnosti" text:style-name="Internet_20_link" text:visited-style-name="Visited_20_Internet_20_Link">
</text:a>
He reports Ukrinform.</text:p>
      <text:p text:style-name="P4">
It is noted that due to the entry into force(press)in Ukraine ”and“ On information agencies ”.</text:p>
      <text:p text:style-name="P4">
“The Ministry of Justice of Ukraine exercised its powers in the field of state registration(re -registration)print media and information agencies as subjects of information activity up to 30.03.2023. In particular, regarding the peculiarities of the histrots of re -registration of print media, ”the message reads.</text:p>
      <text:p text:style-name="P4">
The ministry explains that at the time determined by Part 1 of Art. 118 of this Law(Action of recognition by the Verkhovna Rada of Ukraine of a particular state(The occupying state)and within five years from the date of the Verkhovna Rada's decision to cancel such status), the registration of subjects in the sprayed media is mandatory and is carried out in accordance with the procedure established by Art. 63 of the Law on Media, including with Part 8 of this Article on the obligation to pay the registration fee.</text:p>
      <text:p text:style-name="P4">
For registration, a registration fee in the amount of one subsistence minimum for able -bodied persons, which is set as of January 1 of the year, shall be charged.</text:p>
      <text:p text:style-name="P4">
<text:span text:style-name="T4">
 Read also: </text:span>
 <text:a xlink:type="simple" xlink:href="https://www.ukrinform.ua/rubric-society/3689860-zakon-pro-media-posilit-informacijnij-front-u-borotbi-z-propagandou-rf-tkacenko.html" text:style-name="Internet_20_link" text:visited-style-name="Visited_20_Internet_20_Link">
</text:a>
The Ministry of Justice added that as of January 1, 2023, such a subsistence minimum will set UAH 2684 in accordance with Article 7 of the Law of Ukraine "On the State Budget of Ukraine for 2023".</text:p>
      <text:p text:style-name="P4">
It is also noted that in accordance with clause 21 of the final and transitional provisions of the said Law to the subjects acting on the day of entry into force of the Law "Promadia" on the basis of a certificate of registration of a print media information, it is necessary to undergo registration within a year in compliance with the requirements of Article 63 of the Law.</text:p>
      <text:p text:style-name="P4">
As it is specified, the fee for such registration is not charged. After the expiration of the certificate of registration of print media, they will be valid.“Information agencies should be defined with their status and renewal as media entities within a year from the date of law - by March 31, 2024. Re -registration is carried out by the certificate of state registration of the information agency of the information agency of the information activity and is free of charge, ” - says the news.</text:p>
      <text:p text:style-name="P4">
It is noted that after this date the certificate of state registration of the information agency as a subject of information activity is lost.</text:p>
      <text:p text:style-name="P4">
<text:span text:style-name="T4">
 Read also: </text:span>
 <text:a xlink:type="simple" xlink:href="https://www.ukrinform.ua/rubric-polytics/3689861-zakon-pro-media-vagomij-krok-u-zahisti-ukrainskomovnogo-informacijnogo-prostoru.html" text:style-name="Internet_20_link" text:visited-style-name="Visited_20_Internet_20_Link">
</text:a>
As it was reported, the Law of Ukraine "[] came into force on March 31, 2023.(https://www.ukrinform.ua/rubric-society/3689787-v-ukraini-nabuvae-cinnosti-zakon-pro-media.html)», Which initiates a thorough reform in the mediagaluzaluza TAVAPLUSE THE LEGAL Fundamentals of Activities in Ukraine in the Media Fields, as well as state administration, regulation and supervision in this area.</text:p>
      <text:p text:style-name="P4">
News Source: <text:a xlink:type="simple" xlink:href="https://www.ukrinform.ua/rubric-society/3690020-u-minusti-rozasnili-osoblivosti-perereestracii-drukovanih-media-u-zvazku-z-nabuttam-cinnosti-zakonu.html" text:style-name="Internet_20_link" text:visited-style-name="Visited_20_Internet_20_Link">
https://www.ukrinform.ua/rubric-society/3690020-u-minusti-rozasnili-osoblivosti-perereestracii-drukovanih-media-u-zvazku-z-nabuttam-cinnosti-zakonu.html</text:a>
</text:p>
      <!--NEWS-->
      <text:h text:style-name="P10" text:outline-level="1">
<text:span text:style-name="T4">
It will be possible to make a multi -grade test in 21 countries</text:span>
</text:h>
      <text:p text:style-name="P4">
Authors: Ukrinform (Person)</text:p>
      <text:p text:style-name="P4">
Publisher: Укринформ (Organization)</text:p>
      <text:p text:style-name="P4">
Published Time: 2023-03-31T-115:19:01+03:00</text:p>
      <text:p text:style-name="P4">
Modified Time: 2023-03-31T17:19:01+03:00</text:p>
      <text:p text:style-name="P4">
Description: More than 20 countries have confirmed the main session of the Ukrainian National Multi -Class Test (NMT). - Ukrinform.</text:p>
      <text:p text:style-name="P4">
Images: ["<text:a xlink:type="simple" xlink:href="https://static.ukrinform.com/photos/2023_03/thumb_files/630_360_1680272325-994.jpg" text:style-name="Internet_20_link" text:visited-style-name="Visited_20_Internet_20_Link">
630_360_16802...</text:a>
"]</text:p>
      <text:p text:style-name="P4">
Tags: ['Освіта', 'Вступна кампанія', 'Мультипредметний тест']</text:p>
      <text:p text:style-name="P4">
Type: Article</text:p>
      <!--METADATA-->
      <text:p text:style-name="P4">
<draw:frame draw:style-name="fr1" draw:name="Image21" text:anchor-type="as-char" svg:width="6.9236in" svg:height="3.956343in" draw:z-index="0">
<draw:image xlink:href="../Images/yкринформ/2023-03-31T-115-19-01-03-00/630_360_1680272325-994.jpg" xlink:type="simple" xlink:show="embed" xlink:actuate="onLoad" draw:mime-type="image/jpeg"/>
</draw:frame>
More than 20 countries have confirmed the main session of the Ukrainian National Multi -Class Test(Nmt).</text:p>
      <text:p text:style-name="P4">
Про це повідомляє <text:a xlink:type="simple" xlink:href="https://mon.gov.ua/ua/news/nmt-2023-21-krayina-pidtverdila-provedennya-osnovnoyi-sesiyi" text:style-name="Internet_20_link" text:visited-style-name="Visited_20_Internet_20_Link">
 </text:a>
, reports Ukrinform.</text:p>
      <text:p text:style-name="P4">
"The arrangements for holding the main session of NMT in the following countries are confirmed: Austria, Azerbaijan, Bulgaria, United Kingdom, Denmark, Estonia, Ireland, Spain, Italy, Canada, Latvia, Lithuania, Germany, Poland, Portugal, [] <text:a xlink:type="simple" xlink:href="https://www.ukrinform.ua/tag-rumunia" text:style-name="Internet_20_link" text:visited-style-name="Visited_20_Internet_20_Link">
</text:a>
, USA, Finland, France, Czech Republic. During the additional session, participants will be able to draw up NMT in Spain, Italy, Germany, Poland and the Czech Republic, "the statement said.</text:p>
      <text:p text:style-name="P4">
It is noted that negotiations with individual foreign institutions/organizations, in particular with those located in the United Kingdom, Georgia, Moldova, the Netherlands, Poland, Croatia, Switzerland, are still ongoing.</text:p>
      <text:p text:style-name="P4">
During the registration from April 3 to May 3, inclusive entrants planning to test abroad will be able to choose from the list provided to the settlement.</text:p>
      <text:p text:style-name="P4">
<text:span text:style-name="T4">
 Read also: </text:span>
 <text:a xlink:type="simple" xlink:href="https://www.ukrinform.ua/rubric-society/3689048-vstupna-kampania-opriludnili-pravila-prijomu-do-koledziv-i-universitetiv.html" text:style-name="Internet_20_link" text:visited-style-name="Visited_20_Internet_20_Link">
</text:a>
If the location is more convenient for the participant, you can use the registration data by May 7 and choose closer to the location of the population. The new locations will be reported on the UCEA website.</text:p>
      <text:p text:style-name="P4">
The Ministry of Education and Science emphasize that abroad there are restrictions on the number of participants who may be evaluated, so it is necessary not to delay the choice of Irreated as long as there is a place. Some locations will only be available within the NMT.</text:p>
      <text:p text:style-name="P4">
NMT abroad will be conducted in the same way as in Ukraine: in specially equipped temporary examination centers, where Ukrainian -language educators, trained by Ukrainian experts, will work with participants. That is, entry testing will traditionally take place on the basis of transparency of truthfulness ー regardless of where the participants will make them.</text:p>
      <text:p text:style-name="P4">
<text:span text:style-name="T4">
 Read also: </text:span>
 <text:a xlink:type="simple" xlink:href="https://www.ukrinform.ua/rubric-society/3689391-vstupna-kampania-reestracia-ekabinetiv-rozpocnetsa-1-lipna.html" text:style-name="Internet_20_link" text:visited-style-name="Visited_20_Internet_20_Link">
</text:a>
As reported by Ukrinform, the Ministry of Education and Science approved the calendar plan for organizing and conducting the National Multiple Committee Test in 2023. Testing will take two sessions: basic: June 5 - June 23; Additional: July 11-24.</text:p>
      <text:p text:style-name="P4">
News Source: <text:a xlink:type="simple" xlink:href="https://www.ukrinform.ua/rubric-society/3689998-sklasti-multipredmetnij-test-mozna-bude-u-21-kraini.html" text:style-name="Internet_20_link" text:visited-style-name="Visited_20_Internet_20_Link">
https://www.ukrinform.ua/rubric-society/3689998-sklasti-multipredmetnij-test-mozna-bude-u-21-kraini.html</text:a>
</text:p>
      <!--NEWS-->
      <text:h text:style-name="P10" text:outline-level="1">
<text:span text:style-name="T4">
Dnipro, Dnipropetrovska Oblast(11:47). Red Alert: aerial threat. Sirens sounding. Take cover ...</text:span>
</text:h>
      <text:p text:style-name="P4">
Authors: liveuamap (Language: en)</text:p>
      <text:p text:style-name="P4">
Time: 2023-03-31T-11:51:00</text:p>
      <text:p text:style-name="P4">
Location: Dnipro (Latitude:48.45925 Longtitude:35.03763)</text:p>
      <text:p text:style-name="P4">
Videos: []</text:p>
      <text:p text:style-name="P4">
Images: []</text:p>
      <text:p text:style-name="P4">
Tags: ["Europe", "Central and Eastern Europe"]</text:p>
      <text:p text:style-name="P4">
Id: 22552339</text:p>
      <!--METADATA-->
      <text:p text:style-name="P4">
Dnipro, Dnipropetrovsk region(11:47). Red Alert: aerial threat. Sirenssounding. Take cover now!</text:p>
      <text:p text:style-name="P4">
News Collection Link: <text:a xlink:type="simple" xlink:href="https://liveuamap.com/en/2023/31-march-dnipro-dnipropetrovska-oblast1147-reg" text:style-name="Internet_20_link" text:visited-style-name="Visited_20_Internet_20_Link">
https://liveuamap.com/en/2023/31-march-dnipro-dnipropetrovska-oblast1147-reg</text:a>
</text:p>
      <text:p text:style-name="P4">
News Source: <text:a xlink:type="simple" xlink:href="https://t.me/air_alert_ua/42329" text:style-name="Internet_20_link" text:visited-style-name="Visited_20_Internet_20_Link">
https://t.me/air_alert_ua/42329</text:a>
</text:p>
      <!--NEWS-->
      <text:h text:style-name="P10" text:outline-level="1">
<text:span text:style-name="T4">
At Caurus Andes Liman Direction Russia Army Shellled Parkachan, West, Yard, Masuts ...</text:span>
</text:h>
      <text:p text:style-name="P4">
Authors: liveuamap (Language: en)</text:p>
      <text:p text:style-name="P4">
Time: 2023-03-31T-13:04:00</text:p>
      <text:p text:style-name="P4">
Location: Bakhmut (Latitude:48.80505 Longtitude:38.24718)</text:p>
      <text:p text:style-name="P4">
Videos: []</text:p>
      <text:p text:style-name="P4">
Images: []</text:p>
      <text:p text:style-name="P4">
Tags: ["Russia"]</text:p>
      <text:p text:style-name="P4">
Id: 22552337</text:p>
      <!--METADATA-->
      <text:p text:style-name="P4">
At Kupiansk and Lyman direction Russian army shelled Dvorichanske, Zapadne,Dvorichna, Masutivka, Synkivka, Kupyansk and Krokhmalne of Kharkiv region;Novoselivske, Nevske and Bilohorivka of Luhansk region, also Rozdolivka,Kolodyazi, Torske, Siversk and Spirne of Donetsk region, - General Staff ofArmed Forces of Ukraine says in the morning report</text:p>
      <text:p text:style-name="P4">
News Collection Link: <text:a xlink:type="simple" xlink:href="https://liveuamap.com/en/2023/31-march-at-kupiansk-and-lyman-direction-russian-army-shelled" text:style-name="Internet_20_link" text:visited-style-name="Visited_20_Internet_20_Link">
https://liveuamap.com/en/2023/31-march-at-kupiansk-and-lyman-direction-russian-army-shelled</text:a>
</text:p>
      <text:p text:style-name="P4">
News Source: <text:a xlink:type="simple" xlink:href="https://t.me/lumsrc/4376" text:style-name="Internet_20_link" text:visited-style-name="Visited_20_Internet_20_Link">
https://t.me/lumsrc/4376</text:a>
</text:p>
      <!--NEWS-->
      <text:h text:style-name="P10" text:outline-level="1">
<text:span text:style-name="T4">
EU calls Belarus to refuse Russia in placement of nuclear weapons in its territory</text:span>
</text:h>
      <text:p text:style-name="P4">
Authors: Ukrinform (Person)</text:p>
      <text:p text:style-name="P4">
Publisher: Укринформ (Organization)</text:p>
      <text:p text:style-name="P4">
Published Time: 2023-03-31T-13:58:00+03:00</text:p>
      <text:p text:style-name="P4">
Modified Time: 2023-03-31T23:58:00+03:00</text:p>
      <text:p text:style-name="P4">
Description: The authorities of Belarus should decide to refuse to place Russian nuclear weapons on their territory. - Ukrinform.</text:p>
      <text:p text:style-name="P4">
Images: ["<text:a xlink:type="simple" xlink:href="https://static.ukrinform.com/photos/2019_07/thumb_files/630_360_1562308141-294.jpg" text:style-name="Internet_20_link" text:visited-style-name="Visited_20_Internet_20_Link">
630_360_15623...</text:a>
"]</text:p>
      <text:p text:style-name="P4">
Tags: ['білорусь', 'Євросоюз', 'Ядерна зброя', 'Ядерний шантаж']</text:p>
      <text:p text:style-name="P4">
Type: Article</text:p>
      <!--METADATA-->
      <text:p text:style-name="P4">
<draw:frame draw:style-name="fr1" draw:name="Image22" text:anchor-type="as-char" svg:width="6.9236in" svg:height="3.956343in" draw:z-index="0">
<draw:image xlink:href="../Images/yкринформ/2023-03-31T-13-58-00-03-00/630_360_1562308141-294.jpg" xlink:type="simple" xlink:show="embed" xlink:actuate="onLoad" draw:mime-type="image/jpeg"/>
</draw:frame>
Vladabilorus should decide to refuse to place on its territory Russian nuclear weapons.</text:p>
      <text:p text:style-name="P4">
According to the Ukrinform correspondent, this is during the meeting of the Security Council on the discussion of the threats of President of the Russian Federation Vladimir Putin on the launch of tactical nuclear weapons in Belarus, the permanent representative of the ESU when Olaf Skog said.</text:p>
      <text:p text:style-name="P4">
“Belarus can still decide to place Russian nuclear weapons. Therefore, we urge the power of Belarus to immediately stop the support of the aggressive war of the police against Ukraine and change our decision(About the placement of nuclear weapons -ed.)that will only increase tension in the region, ”Skog said.</text:p>
      <text:p text:style-name="P4">
<text:span text:style-name="T4">
 Read also: </text:span>
 <text:span text:style-name="T4">
 <text:a xlink:type="simple" xlink:href="https://www.ukrinform.ua/rubric-world/3689942-u-nato-ne-bacat-zmin-u-adernih-poziciah-rosii-krim-nebezpecnoi-ritoriki.html" text:style-name="Internet_20_link" text:visited-style-name="Visited_20_Internet_20_Link">
</text:a>
</text:span>
</text:p>
      <text:p text:style-name="P4">
He stressed that threats of nuclear weapons are "unacceptable".</text:p>
      <text:p text:style-name="P4">
"Russia's decision will not weaken our determination in support of Ukraine," - said Dymplomat.</text:p>
      <text:p text:style-name="P4">
In addition, Skog urged the Russian Federation to return to the implementation of the contract on measures to reduce and limit the strategic offensive weapons of the SISS.</text:p>
      <text:p text:style-name="P4">
<text:span text:style-name="T4">
 Read also: </text:span>
 <text:span text:style-name="T4">
 <text:a xlink:type="simple" xlink:href="https://www.ukrinform.ua/rubric-world/3690053-kitaj-zaaviv-na-radbezi-oon-so-vistupae-proti-rozmisenna-adernoi-zbroi-v-insih-krainah.html" text:style-name="Internet_20_link" text:visited-style-name="Visited_20_Internet_20_Link">
</text:a>
</text:span>
</text:p>
      <text:p text:style-name="P4">
As reported by Ukrinform, on March 25, the President of the aggressor country Volodymyrputin, for whom the ISS issued a warrant for arrest, said that Russia is to place tactic nuclear weapons in Belarus. Earlier, in February this year, he announced the "suspension" of Moscow's participation in the treaty to reduce strategic -seized weapons from the United States.</text:p>
      <text:p text:style-name="P4">
<text:span text:style-name="T4">
 Read also: </text:span>
 <text:span text:style-name="T4">
 <text:a xlink:type="simple" xlink:href="https://www.ukrinform.ua/rubric-polytics/3690094-adernij-santaz-rf-ne-zavadit-pidtrimci-ukraini-britania-v-oon.html" text:style-name="Internet_20_link" text:visited-style-name="Visited_20_Internet_20_Link">
</text:a>
</text:span>
</text:p>
      <text:p text:style-name="P4">
The participants of the day are almost all states of the world, except Israel, India, Pakistan of Taponic Korea.</text:p>
      <text:p text:style-name="P4">
News Source: <text:a xlink:type="simple" xlink:href="https://www.ukrinform.ua/rubric-world/3690114-es-zaklikae-bilorus-vidmoviti-rosii-u-rozmisenni-adernoi-zbroi-na-svoij-teritorii.html" text:style-name="Internet_20_link" text:visited-style-name="Visited_20_Internet_20_Link">
https://www.ukrinform.ua/rubric-world/3690114-es-zaklikae-bilorus-vidmoviti-rosii-u-rozmisenni-adernoi-zbroi-na-svoij-teritorii.html</text:a>
</text:p>
      <!--NEWS-->
      <text:h text:style-name="P10" text:outline-level="1">
<text:span text:style-name="T4">
Zhytomyr Customs Management removed from duties</text:span>
</text:h>
      <text:p text:style-name="P4">
Authors: Ukrinform (Person)</text:p>
      <text:p text:style-name="P4">
Publisher: Укринформ (Organization)</text:p>
      <text:p text:style-name="P4">
Published Time: 2023-03-31T-140:02:00+03:00</text:p>
      <text:p text:style-name="P4">
Modified Time: 2023-03-31T16:02:00+03:00</text:p>
      <text:p text:style-name="P4">
Description: Officials of the Zhytomyr Customs, whom law enforcement officers exposed to extorting and receiving undue benefits from local business representatives, were removed from their duties. - Ukrinform.</text:p>
      <text:p text:style-name="P4">
Images: ["<text:a xlink:type="simple" xlink:href="https://static.ukrinform.com/photos/2021_04/thumb_files/630_360_1617708407-580.jpg" text:style-name="Internet_20_link" text:visited-style-name="Visited_20_Internet_20_Link">
630_360_16177...</text:a>
"]</text:p>
      <text:p text:style-name="P4">
Tags: ['Митниця', 'Житомир']</text:p>
      <text:p text:style-name="P4">
Type: Article</text:p>
      <!--METADATA-->
      <text:p text:style-name="P4">
<draw:frame draw:style-name="fr1" draw:name="Image23" text:anchor-type="as-char" svg:width="6.9236in" svg:height="3.956343in" draw:z-index="0">
<draw:image xlink:href="../Images/yкринформ/2023-03-31T-140-02-00-03-00/630_360_1617708407-580.jpg" xlink:type="simple" xlink:show="embed" xlink:actuate="onLoad" draw:mime-type="image/jpeg"/>
</draw:frame>
Officials of the Zhytomyr Customs, whom law enforcement officers exposed to demanding an undue benefit from local business representatives, eliminated the performance of duties.</text:p>
      <text:p text:style-name="P4">
According to Ukrinform, the State Customs Service of Ukraine reports in <text:a xlink:type="simple" xlink:href="https://t.me/UkraineCustoms/2194" text:style-name="Internet_20_link" text:visited-style-name="Visited_20_Internet_20_Link">
</text:a>
.</text:p>
      <text:p text:style-name="P4">
«Державна митна служба України розпочала дисциплінарне провадження щодопрацівників, яких підозрюють у вчиненні неправомірних дій. Їх вже усунули відвиконання обов’язків», - ідеться в повідомленні.</text:p>
      <text:p text:style-name="P4">
Крім того, у Держмитслужбі заявили про сприяння правоохоронним органам увиявленні та розслідуванні подібних випадків з метою притягнення винних допередбаченої законом відповідальності.</text:p>
      <text:p text:style-name="P4">
<text:span text:style-name="T4">
Читайте також:</text:span>
 <text:a xlink:type="simple" xlink:href="https://www.ukrinform.ua/rubric-regions/3689824-v-odesi-vikrili-prihilnika-rosii-z-arsenalom-zbroi.html" text:style-name="Internet_20_link" text:visited-style-name="Visited_20_Internet_20_Link">
 </text:a>
As reported by Ukrinform, on March 31, the head of the Zhytomyr customs, the head of the Avidil, as well as the customs broker <text:a xlink:type="simple" xlink:href="https://www.ukrinform.ua/rubric-economy/3689802-kerivnictvo-zitomirskoi-mitnici-vikrili-u-habarnictvi.html" text:style-name="Internet_20_link" text:visited-style-name="Visited_20_Internet_20_Link">
</text:a>
for the unobstructed registration of goods imported into the customs territory of Ukraine.</text:p>
      <text:p text:style-name="P4">
News Source: <text:a xlink:type="simple" xlink:href="https://www.ukrinform.ua/rubric-regions/3689959-kerivnictvo-zitomirskoi-mitnici-usunuli-vid-vikonanna-obovazkiv.html" text:style-name="Internet_20_link" text:visited-style-name="Visited_20_Internet_20_Link">
https://www.ukrinform.ua/rubric-regions/3689959-kerivnictvo-zitomirskoi-mitnici-usunuli-vid-vikonanna-obovazkiv.html</text:a>
</text:p>
      <!--NEWS-->
      <text:h text:style-name="P10" text:outline-level="1">
<text:span text:style-name="T4">
The Czech Republic hopes the special tribunal will condemn the Russian leadership</text:span>
</text:h>
      <text:p text:style-name="P4">
Authors: Ukrinform (Person)</text:p>
      <text:p text:style-name="P4">
Publisher: Укринформ (Organization)</text:p>
      <text:p text:style-name="P4">
Published Time: 2023-03-31T-15:47:00+03:00</text:p>
      <text:p text:style-name="P4">
Modified Time: 2023-03-31T23:47:00+03:00</text:p>
      <text:p text:style-name="P4">
Description: The crime of aggression, the wine for which it lies with the highest Russian military-political leadership, specific crimes committed by the Russian military in the territory of Ukraine should not remain unpunished. - Ukrinform.</text:p>
      <text:p text:style-name="P4">
Images: ["<text:a xlink:type="simple" xlink:href="https://static.ukrinform.com/photos/2018_03/thumb_files/630_360_1521674726-5790-petr-pavel-foto-dpa.jpg" text:style-name="Internet_20_link" text:visited-style-name="Visited_20_Internet_20_Link">
630_360_15216...</text:a>
"]</text:p>
      <text:p text:style-name="P4">
Tags: ['Буча', 'Чехія', 'Трибунал', 'Агресія РФ', 'Війна з росією', 'Петр Павел']</text:p>
      <text:p text:style-name="P4">
Type: Article</text:p>
      <!--METADATA-->
      <text:p text:style-name="P4">
<draw:frame draw:style-name="fr1" draw:name="Image24" text:anchor-type="as-char" svg:width="6.9236in" svg:height="3.956343in" draw:z-index="0">
<draw:image xlink:href="../Images/yкринформ/2023-03-31T-15-47-00-03-00/630_360_1521674726-5790-petr-pavel-foto-dpa.jpg" xlink:type="simple" xlink:show="embed" xlink:actuate="onLoad" draw:mime-type="image/jpeg"/>
</draw:frame>
The crime of aggression, for which lies on the highest Russian-Russian-political leadership, specific crimes committed by the Russian military in the territory of Ukraine should not remain unpunished.</text:p>
      <text:p text:style-name="P4">
This was stated by Czech President Peter Pavel during the Buchan Summit of Personality on March 31, Ukrinform correspondent reports.</text:p>
      <text:p text:style-name="P4">
“We are all impressed with the barbaric behavior of Russian soldiers. It is not possible to find a clear condemnation than what was stated in the decision of the International Criminal Court. These are crimes with horrible consequences. And they should not be unpunished, ”Pavel said.</text:p>
      <text:p text:style-name="P4">
<text:span text:style-name="T4">
 Read also: </text:span>
 <text:span text:style-name="T4">
 <text:a xlink:type="simple" xlink:href="https://www.ukrinform.ua/rubric-world/3689819-u-polsi-rozpocalasa-zustric-glav-mzs-buharestskoi-devatki.html" text:style-name="Internet_20_link" text:visited-style-name="Visited_20_Internet_20_Link">
</text:a>
</text:span>
</text:p>
      <text:p text:style-name="P4">
The President of the Czech Republic noted that crimes should be persecuted both at national and international cooperation. The Czech leader supports the investigation in Ukraine by the International Criminal Court, as it is the only constant criminal court, and it is "the best suitable for investigating such mass -war crimes as those that took place in Ukraine."</text:p>
      <text:p text:style-name="P4">
“We have recently seen the first results - the order was issued for arrest. Let's continue to continue to support the ISS in its fight against impunity, ”Paul assured.</text:p>
      <text:p text:style-name="P4">
<text:span text:style-name="T4">
 Read also: </text:span>
 <text:span text:style-name="T4">
 <text:a xlink:type="simple" xlink:href="https://www.ukrinform.ua/rubric-polytics/3689647-kuleba-privitav-zapusk-moskovskogo-mehanizmu-obse.html" text:style-name="Internet_20_link" text:visited-style-name="Visited_20_Internet_20_Link">
</text:a>
</text:span>
</text:p>
      <text:p text:style-name="P4">
He also emphasized that "there is no doubt that under international law she has grown aggression against Ukraine", breaking the UN Statute, and the international community has such violations. But, in addition to the responsibility of the state, the head of the Czech Republic noted the individual criminal liability of Russian leaders for crime, to which the Jurisdiction of the ISS is not extended.</text:p>
      <text:p text:style-name="P4">
“I hope that this gap will be filled by creating a special brood to properly evaluate the evidence available and prosecute the perpetrators. None of those who committed a crime against peace, a crime of aggression should remain unpunished, ”Pavel said.</text:p>
      <text:p text:style-name="P4">
<text:span text:style-name="T4">
 Read also: </text:span>
 <text:span text:style-name="T4">
 <text:a xlink:type="simple" xlink:href="https://www.ukrinform.ua/rubric-ato/3690106-zelenskij-bude-novij-nurnberg-sodo-rasistiv.html" text:style-name="Internet_20_link" text:visited-style-name="Visited_20_Internet_20_Link">
</text:a>
 </text:span>
</text:p>
      <text:p text:style-name="P4">
As it was reported, Ukraine is counting on the adoption in April by the UN General Assembly of Resolution on responsibility for military crimes in Ukraine and support of special jobs against Russia.</text:p>
      <text:p text:style-name="P4">
News Source: <text:a xlink:type="simple" xlink:href="https://www.ukrinform.ua/rubric-polytics/3690113-cehia-spodivaetsa-so-specialnij-tribunal-zasudit-rosijske-kerivnictvo.html" text:style-name="Internet_20_link" text:visited-style-name="Visited_20_Internet_20_Link">
https://www.ukrinform.ua/rubric-polytics/3690113-cehia-spodivaetsa-so-specialnij-tribunal-zasudit-rosijske-kerivnictvo.html</text:a>
</text:p>
      <!--NEWS-->
      <text:h text:style-name="P10" text:outline-level="1">
<text:span text:style-name="T4">
Moldova President called to work together for Russia to respond for atrocities in Bucha</text:span>
</text:h>
      <text:p text:style-name="P4">
Authors: Ukrinform (Person)</text:p>
      <text:p text:style-name="P4">
Publisher: Укринформ (Organization)</text:p>
      <text:p text:style-name="P4">
Published Time: 2023-03-31T-167:44:00+03:00</text:p>
      <text:p text:style-name="P4">
Modified Time: 2023-03-31T14:44:00+03:00</text:p>
      <text:p text:style-name="P4">
Description: Moldova President May Sandu on the anniversary of Bucha's liberation stressed that democratic countries should work together to hold the perpetrators responsible for military crimes. - Ukrinform.</text:p>
      <text:p text:style-name="P4">
Images: ["<text:a xlink:type="simple" xlink:href="https://static.ukrinform.com/photos/2022_04/thumb_files/630_360_1649072093-943.jpg" text:style-name="Internet_20_link" text:visited-style-name="Visited_20_Internet_20_Link">
630_360_16490...</text:a>
", "<text:a xlink:type="simple" xlink:href="https://static.ukrinform.com/photos/2023_03/1680262583-281.jpg" text:style-name="Internet_20_link" text:visited-style-name="Visited_20_Internet_20_Link">
1680262583-28...</text:a>
"]</text:p>
      <text:p text:style-name="P4">
Tags: ['Буча', 'росія', 'Воєнні злочини', 'Санду', 'Війна з росією']</text:p>
      <text:p text:style-name="P4">
Type: Article</text:p>
      <!--METADATA-->
      <text:p text:style-name="P4">
<draw:frame draw:style-name="fr1" draw:name="Image25" text:anchor-type="as-char" svg:width="6.9236in" svg:height="3.956343in" draw:z-index="0">
<draw:image xlink:href="../Images/yкринформ/2023-03-31T-167-44-00-03-00/630_360_1649072093-943.jpg" xlink:type="simple" xlink:show="embed" xlink:actuate="onLoad" draw:mime-type="image/jpeg"/>
</draw:frame>
Moldova President May Sandu on the anniversary of Bucha's liberation emphasized that democratic countries must work together in order to hold the reference of the perpetrators of war crimes.</text:p>
      <text:p text:style-name="P4">
She wrote about it in <text:a xlink:type="simple" xlink:href="https://mobile.twitter.com/sandumaiamd/status/1641747209560498177" text:style-name="Internet_20_link" text:visited-style-name="Visited_20_Internet_20_Link">
</text:a>
, reports Ukrinform.</text:p>
      <text:p text:style-name="P4">
"Today, I and the people of Moldova, together with the world community, honor the memory of terror, caused to the civilians of Bucha a year ago. We respect memory and sad for innocent victims. Democratic countries must work together to ensure investigations and punishments for committing these atrocities," <text:a xlink:type="simple" xlink:href="https://www.ukrinform.ua/tag-sandu" text:style-name="Internet_20_link" text:visited-style-name="Visited_20_Internet_20_Link">
</text:a>
Which is now in Bucha.</text:p>
      <text:p text:style-name="P4">
<draw:frame draw:style-name="fr1" draw:name="Image26" text:anchor-type="as-char" svg:width="6.9236in" svg:height="6.090204in" draw:z-index="0">
<draw:image xlink:href="../Images/yкринформ/2023-03-31T-167-44-00-03-00/1680262583-281.jpg" xlink:type="simple" xlink:show="embed" xlink:actuate="onLoad" draw:mime-type="image/jpeg"/>
</draw:frame>
<text:span text:style-name="T5">
Foto: Twitter Maya Sandu</text:span>
</text:p>
      <text:p text:style-name="P4">
<text:span text:style-name="T4">
 Read also: </text:span>
 <text:a xlink:type="simple" xlink:href="https://www.ukrinform.ua/rubric-ato/3689743-ponad-1400-smertej-zelenskij-pokazav-kadri-33-dniv-okupacii-buci.html" text:style-name="Internet_20_link" text:visited-style-name="Visited_20_Internet_20_Link">
</text:a>
As reported, according to the Office of the Prosecutor General, <text:a xlink:type="simple" xlink:href="https://www.ukrinform.ua/rubric-ato/3689784-rosiani-vcinili-u-bucanskomu-rajoni-ponad-9000-voennih-zlociniv-genprokuror.html" text:style-name="Internet_20_link" text:visited-style-name="Visited_20_Internet_20_Link">
</text:a>
. In particular, there were 1400 civilians killed, many of them were tortured. Among the dead - 37 children. Another 52 children were injured.</text:p>
      <text:p text:style-name="P4">
News Source: <text:a xlink:type="simple" xlink:href="https://www.ukrinform.ua/rubric-polytics/3689904-prezidentka-moldovi-zaklikala-pracuvati-razom-sobi-rosia-vidpovila-za-zvirstva-u-buci.html" text:style-name="Internet_20_link" text:visited-style-name="Visited_20_Internet_20_Link">
https://www.ukrinform.ua/rubric-polytics/3689904-prezidentka-moldovi-zaklikala-pracuvati-razom-sobi-rosia-vidpovila-za-zvirstva-u-buci.html</text:a>
</text:p>
      <!--NEWS-->
      <text:h text:style-name="P10" text:outline-level="1">
<text:span text:style-name="T4">
Ukraine wants the IAEA mission to work for the ZPP until fully dismissed</text:span>
</text:h>
      <text:p text:style-name="P4">
Authors: Ukrinform (Person)</text:p>
      <text:p text:style-name="P4">
Publisher: Укринформ (Organization)</text:p>
      <text:p text:style-name="P4">
Published Time: 2023-03-31T-169:44:00+03:00</text:p>
      <text:p text:style-name="P4">
Modified Time: 2023-03-31T14:44:00+03:00</text:p>
      <text:p text:style-name="P4">
Description: Ukraine is interested in continuing the work of the Mission of the International Atomic Energy Agency (IAEA) at the Zaporizhzhya NPP at least until the complete liberation of the station from Russian invaders. - Ukrinform.</text:p>
      <text:p text:style-name="P4">
Images: ["<text:a xlink:type="simple" xlink:href="https://static.ukrinform.com/photos/2018_10/thumb_files/630_360_1539267130-570.jpg" text:style-name="Internet_20_link" text:visited-style-name="Visited_20_Internet_20_Link">
630_360_15392...</text:a>
"]</text:p>
      <text:p text:style-name="P4">
Tags: ['МАГАТЕ', 'Запорізька АЕС', 'Війна з росією']</text:p>
      <text:p text:style-name="P4">
Type: Article</text:p>
      <!--METADATA-->
      <text:p text:style-name="P4">
<draw:frame draw:style-name="fr1" draw:name="Image27" text:anchor-type="as-char" svg:width="6.9236in" svg:height="3.956343in" draw:z-index="0">
<draw:image xlink:href="../Images/yкринформ/2023-03-31T-169-44-00-03-00/630_360_1539267130-570.jpg" xlink:type="simple" xlink:show="embed" xlink:actuate="onLoad" draw:mime-type="image/jpeg"/>
</draw:frame>
Ukrainian -died in the continuation of the mission of the International Atom Energy Agency(IDA)At the Zaporizhzhya NPP at least the full liberation of the station from Russian invaders.</text:p>
      <text:p text:style-name="P4">
Acting said Heads of the State Inspectorate of Nuclear Regulation of UkraineOleg Korikov during a briefing at the Media Center Ukraine - Ukrinform.</text:p>
      <text:p text:style-name="P4">
“Ukraine is very interested in the MAPA mission at the Zaporozhye NPP. Secondly, the Ukrainian side receives data on the condition of the equipment and systems that are required by the IAEA at the station, ”Korikov said.</text:p>
      <text:p text:style-name="P4">
<text:span text:style-name="T4">
 Read also: </text:span>
 <text:a xlink:type="simple" xlink:href="https://www.ukrinform.ua/rubric-ato/3688739-glava-magate-kaze-so-poblizu-zaporizkoi-aes-posililisa-bojovi-dii.html" text:style-name="Internet_20_link" text:visited-style-name="Visited_20_Internet_20_Link">
</text:a>
He noted that the IAEA mission also creates a certain pressure of the names who are not accustomed to working in constant monitoring. According to its words, it is important that the IAEA is on <text:a xlink:type="simple" xlink:href="https://www.ukrinform.ua/tag-zaporizka-aes" text:style-name="Internet_20_link" text:visited-style-name="Visited_20_Internet_20_Link">
</text:a>
It is on the conditions of Ukraine.</text:p>
      <text:p text:style-name="P4">
"Ukraine is interested in continuing the work of the IAEA mission to at least the reference of the station under the control of the Ukrainian authorities," Korikov stressed.</text:p>
      <text:p text:style-name="P4">
As reported, <text:a xlink:type="simple" xlink:href="https://www.ukrinform.ua/rubric-economy/3688953-ocilnik-magate-pribuv-na-okupovanu-zaporizku-aes.html" text:style-name="Internet_20_link" text:visited-style-name="Visited_20_Internet_20_Link">
</text:a>
to assess the state of the stations.</text:p>
      <text:p text:style-name="P4">
At the occupied Russians, Zaporizhzhya NPPs have been working on a permanent basis since September 2022.</text:p>
      <text:p text:style-name="P4">
ZPP, the largest nuclear power plant in Europe, since March 4, has been captured by the Russian military, since then on the station of the station, the invaders have placed military equipment and ammunition, firing the surrounding area.</text:p>
      <text:p text:style-name="P4">
News Source: <text:a xlink:type="simple" xlink:href="https://www.ukrinform.ua/rubric-economy/3689918-ukraina-hoce-sob-misia-magate-pracuvala-na-zaes-do-povnogo-zvilnenna-stancii.html" text:style-name="Internet_20_link" text:visited-style-name="Visited_20_Internet_20_Link">
https://www.ukrinform.ua/rubric-economy/3689918-ukraina-hoce-sob-misia-magate-pracuvala-na-zaes-do-povnogo-zvilnenna-stancii.html</text:a>
</text:p>
      <!--NEWS-->
      <text:h text:style-name="P10" text:outline-level="1">
<text:span text:style-name="T4">
At Avdiyivka and Maryinka directions Russian army shelled Novokalynove, Keramik, Novoselivka ...</text:span>
</text:h>
      <text:p text:style-name="P4">
Authors: liveuamap (Language: en)</text:p>
      <text:p text:style-name="P4">
Time: 2023-03-31T-16:05:00</text:p>
      <text:p text:style-name="P4">
Location: Donetsk (Latitude:47.8521 Longtitude:37.48175)</text:p>
      <text:p text:style-name="P4">
Videos: []</text:p>
      <text:p text:style-name="P4">
Images: []</text:p>
      <text:p text:style-name="P4">
Tags: ["Russia"]</text:p>
      <text:p text:style-name="P4">
Id: 22552334</text:p>
      <!--METADATA-->
      <text:p text:style-name="P4">
News Collection Link:(https://liveuamap.com/en/2023/31-march-at-avdiyivka-and-maryinka-directions-russian-army)</text:p>
      <text:p text:style-name="P4">
News Source: <text:a xlink:type="simple" xlink:href="https://t.me/lumsrc/4378" text:style-name="Internet_20_link" text:visited-style-name="Visited_20_Internet_20_Link">
https://t.me/lumsrc/4378</text:a>
</text:p>
      <!--NEWS-->
      <text:h text:style-name="P10" text:outline-level="1">
<text:span text:style-name="T4">
"Falcon" is a hockey champion of Ukraine</text:span>
</text:h>
      <text:p text:style-name="P4">
Authors: Ukrinform (Person)</text:p>
      <text:p text:style-name="P4">
Publisher: Укринформ (Organization)</text:p>
      <text:p text:style-name="P4">
Published Time: 2023-03-31T-17:39:00+03:00</text:p>
      <text:p text:style-name="P4">
Modified Time: 2023-03-31T23:39:00+03:00</text:p>
      <text:p text:style-name="P4">
Description: Today, March 31, Sokil beat Kremenchuk in the decisive match of the Ukrainian Hockey Championship. - Ukrinform.</text:p>
      <text:p text:style-name="P4">
Images: ["<text:a xlink:type="simple" xlink:href="https://static.ukrinform.com/photos/2023_03/thumb_files/630_360_1680294952-895.jpg" text:style-name="Internet_20_link" text:visited-style-name="Visited_20_Internet_20_Link">
630_360_16802...</text:a>
"]</text:p>
      <text:p text:style-name="P4">
Tags: ['хокей']</text:p>
      <text:p text:style-name="P4">
Type: Article</text:p>
      <!--METADATA-->
      <text:p text:style-name="P4">
<draw:frame draw:style-name="fr1" draw:name="Image28" text:anchor-type="as-char" svg:width="6.9236in" svg:height="3.956343in" draw:z-index="0">
<draw:image xlink:href="../Images/yкринформ/2023-03-31T-17-39-00-03-00/630_360_1680294952-895.jpg" xlink:type="simple" xlink:show="embed" xlink:actuate="onLoad" draw:mime-type="image/jpeg"/>
</draw:frame>
Today, on March 31, Sokil beat Kremenchuk in the decisive match of the hockey championship.</text:p>
      <text:p text:style-name="P4">
In the final series there was a score of 2: 2, "Falcon" in the decisive match in Ortimemima was played by "Kremenchuk" - 1: 0, reports Ukrinform.</text:p>
      <text:p text:style-name="P4">
The author of the "golden" washer was Sergey Babinets, he also received the title of the most valuable player of the playoff(MVP).</text:p>
      <text:p text:style-name="P4">
<text:span text:style-name="T4">
Читайте також:</text:span>
 <text:span text:style-name="T4">
<text:a xlink:type="simple" xlink:href="https://www.ukrinform.ua/rubric-sports/3689806-boston-vigrav-regularnij-cempionat-nhl.html" text:style-name="Internet_20_link" text:visited-style-name="Visited_20_Internet_20_Link">
 </text:a>
</text:span>
</text:p>
      <text:p text:style-name="P4">
For the capital club, this is the second consecutive championship and the fourteenth in general.</text:p>
      <text:p text:style-name="P4">
_ Photo: Fhu_</text:p>
      <text:p text:style-name="P4">
News Source: <text:a xlink:type="simple" xlink:href="https://www.ukrinform.ua/rubric-sports/3690110-sokil-cempion-ukraini-z-hokeu.html" text:style-name="Internet_20_link" text:visited-style-name="Visited_20_Internet_20_Link">
https://www.ukrinform.ua/rubric-sports/3690110-sokil-cempion-ukraini-z-hokeu.html</text:a>
</text:p>
      <!--NEWS-->
      <text:h text:style-name="P10" text:outline-level="1">
<text:span text:style-name="T4">
JSC Shaktarske Directio Rusian of the Army Shelled Kalledar, Wondering, Golden Niva, Shakhtarskaya ...</text:span>
</text:h>
      <text:p text:style-name="P4">
Authors: liveuamap (Language: en)</text:p>
      <text:p text:style-name="P4">
Time: 2023-03-31T-18:05:00</text:p>
      <text:p text:style-name="P4">
Location: Velyka Novosilka (Latitude:47.84888 Longtitude:36.82583)</text:p>
      <text:p text:style-name="P4">
Videos: []</text:p>
      <text:p text:style-name="P4">
Images: []</text:p>
      <text:p text:style-name="P4">
Tags: ["Russia"]</text:p>
      <text:p text:style-name="P4">
Id: 22552332</text:p>
      <!--METADATA-->
      <text:p text:style-name="P4">
At Shaktarske direction Russian army shelled Vuhledar, Prechystivka, ZolotaNyva, Shakhtarske and Velyka Novosilka of Donetsk region, - General Staff ofArmed Forces of Ukraine says in the morning report</text:p>
      <text:p text:style-name="P4">
News Collection Link: <text:a xlink:type="simple" xlink:href="https://liveuamap.com/en/2023/31-march-at-shaktarske-direction-russian-army-shelled-vuhledar" text:style-name="Internet_20_link" text:visited-style-name="Visited_20_Internet_20_Link">
https://liveuamap.com/en/2023/31-march-at-shaktarske-direction-russian-army-shelled-vuhledar</text:a>
</text:p>
      <text:p text:style-name="P4">
News Source: <text:a xlink:type="simple" xlink:href="https://t.me/lumsrc/4379" text:style-name="Internet_20_link" text:visited-style-name="Visited_20_Internet_20_Link">
https://t.me/lumsrc/4379</text:a>
</text:p>
      <!--NEWS-->
      <text:h text:style-name="P10" text:outline-level="1">
<text:span text:style-name="T4">
The commission has decided on candidates for the Anti -Corruption Council at the Ministry of Defense</text:span>
</text:h>
      <text:p text:style-name="P4">
Authors: Ukrinform (Person)</text:p>
      <text:p text:style-name="P4">
Publisher: Укринформ (Organization)</text:p>
      <text:p text:style-name="P4">
Published Time: 2023-03-31T-19:35:00+03:00</text:p>
      <text:p text:style-name="P4">
Modified Time: 2023-03-31T23:35:00+03:00</text:p>
      <text:p text:style-name="P4">
Description: The competition commission published a list of candidates for the Public Anti -Corruption Council under the Ministry of Defense of Ukraine. - Ukrinform.</text:p>
      <text:p text:style-name="P4">
Images: ["<text:a xlink:type="simple" xlink:href="https://static.ukrinform.com/photos/2023_02/thumb_files/630_360_1675274147-718.jpeg" text:style-name="Internet_20_link" text:visited-style-name="Visited_20_Internet_20_Link">
630_360_16752...</text:a>
"]</text:p>
      <text:p text:style-name="P4">
Tags: ['Міноборони', 'антикорупційна рада']</text:p>
      <text:p text:style-name="P4">
Type: Article</text:p>
      <!--METADATA-->
      <text:p text:style-name="P4">
<draw:frame draw:style-name="fr1" draw:name="Image29" text:anchor-type="as-char" svg:width="6.9236in" svg:height="3.956343in" draw:z-index="0">
<draw:image xlink:href="../Images/yкринформ/2023-03-31T-19-35-00-03-00/630_360_1675274147-718.jpeg" xlink:type="simple" xlink:show="embed" xlink:actuate="onLoad" draw:mime-type="image/jpeg"/>
</draw:frame>
The competition commission published a list of candidates for the Public Anti -Corruption Council at the Ministry of Defense of Ukraine.</text:p>
      <text:p text:style-name="P4">
The Ministry of Defense reported this in <text:a xlink:type="simple" xlink:href="https://www.facebook.com/MinistryofDefence.UA/posts/pfbid02jPE6B5cFMUVMxz5siGPzrBjEG8hFRAo3vjN9CqW2jEkM8p5YTqBv8xBaFfhibUxul" text:style-name="Internet_20_link" text:visited-style-name="Visited_20_Internet_20_Link">
</text:a>
, reports Ukrinform.</text:p>
      <text:p text:style-name="P4">
It is noted that during the meeting, the competition commission became acquainted with the reports of the Kyivstar telecommunications company, the public organization "E -Democracy" and the Directorate of Digital Development, Digital Transformations and Cybersecurity in the Defense Ministry of the Defense Ministry of Ukraine.</text:p>
      <text:p text:style-name="P4">
According to reports, there were no technical interventions that could be significantly influenced by voting.</text:p>
      <text:p text:style-name="P4">
<text:span text:style-name="T4">
 Read also: </text:span>
 <text:span text:style-name="T4">
 <text:a xlink:type="simple" xlink:href="https://www.ukrinform.ua/rubric-society/3689898-sud-viznav-vinnim-ekscinovnika-minoboroni-akij-ne-nadav-nazk-zvitu-pro-derzzakupivli.html" text:style-name="Internet_20_link" text:visited-style-name="Visited_20_Internet_20_Link">
</text:a>
</text:span>
</text:p>
      <text:p text:style-name="P4">
At the same time, the State Secretary of the Ministry of Defense Konstantin Vashchenko informed the invitees that as of 17:00 on March 31, more than ten written complaints and appeals for voting from 11 participants of the competition and from public organizations were received.</text:p>
      <text:p text:style-name="P4">
According to the applicants, the competitive procedure contains a number of violations and signs of conflict of interests at the stage of preparation, as well as signs of conspiracy of dancer intervention in the process of voting.</text:p>
      <text:p text:style-name="P4">
In view of this, the applicants apply to the Ministry of Defense with a request not to make a decision on the formation of the Council. Otherwise, they will challenge it in accordance with the current legislation.</text:p>
      <text:p text:style-name="P4">
"On the basis of paragraph 17 of the Regulations on the Public Anti -Corruption Council, the commission was considered to be considered elected candidates for the Public Anti -Corruption Council at the Ministry of Defense of Ukraine, who gained the highest number of voices with the results of voting," the ministry noted.</text:p>
      <text:p text:style-name="P4">
<text:span text:style-name="T4">
 Read also: </text:span>
 <text:span text:style-name="T4">
 <text:a xlink:type="simple" xlink:href="https://www.ukrinform.ua/rubric-polytics/3689107-oficijni-rezultati-golosuvanna-do-antikorupcijnoi-radi-pri-minoboroni-budut-31-berezna.html" text:style-name="Internet_20_link" text:visited-style-name="Visited_20_Internet_20_Link">
</text:a>
</text:span>
</text:p>
      <text:p text:style-name="P4">
Thus, the list of candidates included Bohdan Yarov, Tatiana Nikolaenko, Olegzirko, Anastasia Shuba, Victor Prudkovsky, Vitaliy Kalnitsky, Konstantinpintivsky, Yevgeny Hrushovets, Vitaliy Ostzhikovsky, Dmitry Ostapenko, Artakgrigani, Vitaly Masiuk, Vitaly Masiuk, Vitalya.The decision of the Ministry of Defense on the formation of the Public Anti -Corruption Council of the Tasattation of its Personal Warehouse will be adopted after consideration of the hen of the written requests that have been received.</text:p>
      <text:p text:style-name="P4">
The Council will acquire the authority after the relevant decision of the Ministry of Defense will be announced.</text:p>
      <text:p text:style-name="P4">
<text:span text:style-name="T4">
 Read also: </text:span>
 <text:span text:style-name="T4">
 <text:a xlink:type="simple" xlink:href="https://www.ukrinform.ua/rubric-society/3687329-ukrainci-progolosuvali-za-kandidativ-do-antikorupcijnoi-radi-pri-minoboroni.html" text:style-name="Internet_20_link" text:visited-style-name="Visited_20_Internet_20_Link">
</text:a>
</text:span>
</text:p>
      <text:p text:style-name="P4">
According to Ukrinform, the Anti -Corruption Council at the Ministry of Defense is created for the more active participation of the public in ensuring the assessment of corruption risks by the urban region and the formation of appropriate anti -corruption measures.</text:p>
      <text:p text:style-name="P4">
National online voting for candidates for the Public Anti-Corruption Council at the Ministry of Defense of Ukraine lasted during 24-25 birch.</text:p>
      <text:p text:style-name="P4">
News Source: <text:a xlink:type="simple" xlink:href="https://www.ukrinform.ua/rubric-society/3690111-komisia-viznacilasa-z-kandidatami-do-antikorupcijnoi-radi-pri-minoboroni.html" text:style-name="Internet_20_link" text:visited-style-name="Visited_20_Internet_20_Link">
https://www.ukrinform.ua/rubric-society/3690111-komisia-viznacilasa-z-kandidatami-do-antikorupcijnoi-radi-pri-minoboroni.html</text:a>
</text:p>
      <!--NEWS-->
      <text:h text:style-name="P10" text:outline-level="1">
<text:span text:style-name="T4">
At Zaporizhzhia and Kherson directions Russian army shelled Novosilka, Novopil of Donetsk reg...</text:span>
</text:h>
      <text:p text:style-name="P4">
Authors: liveuamap (Language: en)</text:p>
      <text:p text:style-name="P4">
Time: 2023-03-31T-20:05:00</text:p>
      <text:p text:style-name="P4">
Location: Kherson (Latitude:46.56152 Longtitude:32.33603)</text:p>
      <text:p text:style-name="P4">
Videos: []</text:p>
      <text:p text:style-name="P4">
Images: []</text:p>
      <text:p text:style-name="P4">
Tags: ["Russia"]</text:p>
      <text:p text:style-name="P4">
Id: 22552331</text:p>
      <!--METADATA-->
      <text:p text:style-name="P4">
At Zaporizhzhia and Kherson directions Russian army shelled Novosilka, Novopilof Donetsk region; Olhivske, Charivne, Bilohirya, Mala Tokmachka,Novodanylivka, Novoandriyivka, Scherbaky of Zaporizhzhia region andNovooleksandrivka, Kozatske, Ivanivka, Inzhenerne, Yantarne and Kizomys ofKherson region, - General Staff of Armed Forces of Ukraine says in the morningreport</text:p>
      <text:p text:style-name="P4">
News Collection Link: <text:a xlink:type="simple" xlink:href="https://liveuamap.com/en/2023/31-march-at-zaporizhzhia-and-kherson-directions-russian-army" text:style-name="Internet_20_link" text:visited-style-name="Visited_20_Internet_20_Link">
https://liveuamap.com/en/2023/31-march-at-zaporizhzhia-and-kherson-directions-russian-army</text:a>
</text:p>
      <text:p text:style-name="P4">
News Source: <text:a xlink:type="simple" xlink:href="https://t.me/lumsrc/4380" text:style-name="Internet_20_link" text:visited-style-name="Visited_20_Internet_20_Link">
https://t.me/lumsrc/4380</text:a>
</text:p>
      <!--NEWS-->
      <text:h text:style-name="P10" text:outline-level="1">
<text:span text:style-name="T4">
The US is preparing a new military assistance package to Ukraine for $ 2.6 billion - Reuters</text:span>
</text:h>
      <text:p text:style-name="P4">
Authors: Ukrinform (Person)</text:p>
      <text:p text:style-name="P4">
Publisher: Укринформ (Organization)</text:p>
      <text:p text:style-name="P4">
Published Time: 2023-03-31T-21:27:00+03:00</text:p>
      <text:p text:style-name="P4">
Modified Time: 2023-03-31T23:27:00+03:00</text:p>
      <text:p text:style-name="P4">
Description: The US administration is preparing a new military assistance package for Ukraine, pre -$ 2.6 billion, which may include radars, air defense missiles, anti -tank, logistics equipment. - Ukrinform.</text:p>
      <text:p text:style-name="P4">
Images: ["<text:a xlink:type="simple" xlink:href="https://static.ukrinform.com/photos/2022_08/thumb_files/630_360_1661308385-380.jpg" text:style-name="Internet_20_link" text:visited-style-name="Visited_20_Internet_20_Link">
630_360_16613...</text:a>
"]</text:p>
      <text:p text:style-name="P4">
Tags: ['Оборона', 'США', 'Україна', 'Зброя', 'ЗСУ', 'допомога', 'Війна з росією']</text:p>
      <text:p text:style-name="P4">
Type: Article</text:p>
      <!--METADATA-->
      <text:p text:style-name="P4">
<draw:frame draw:style-name="fr1" draw:name="Image30" text:anchor-type="as-char" svg:width="6.9236in" svg:height="3.956343in" draw:z-index="0">
<draw:image xlink:href="../Images/yкринформ/2023-03-31T-21-27-00-03-00/630_360_1661308385-380.jpg" xlink:type="simple" xlink:show="embed" xlink:actuate="onLoad" draw:mime-type="image/jpeg"/>
</draw:frame>
The US administration is preparing a new military assistance package for Ukraine, pre -$ 2.6 billion, which may include radars, PPO missiles, anti -tank, logistics equipment.</text:p>
      <text:p text:style-name="P4">
It is expected that the White House will officially announce it no earlier than Monday, Ukrinform reports with reference to Reuters.</text:p>
      <text:p text:style-name="P4">
“Expected to be up to the list of equipment(For Ukraine - ed.), there will also be doubts of different types of ammunition, including tank, ”the publication.</text:p>
      <text:p text:style-name="P4">
<text:span text:style-name="T4">
 Read also: </text:span>
 <text:span text:style-name="T4">
 <text:a xlink:type="simple" xlink:href="https://www.ukrinform.ua/rubric-ato/3689624-nimeccina-peredala-ukraini-cergovij-paket-vijskovoi-dopomogi.html" text:style-name="Internet_20_link" text:visited-style-name="Visited_20_Internet_20_Link">
</text:a>
</text:span>
</text:p>
      <text:p text:style-name="P4">
In addition, the package may include high -precision aviation ammunition, bridge equipment, evacuation machines, additional shells for airfilling systems and other equipment.</text:p>
      <text:p text:style-name="P4">
According to knowledgeable sources, the package will be finally formed in the case. Moreover, the total figure of financing, as well as specific types of equipment can change in the final version.</text:p>
      <text:p text:style-name="P4">
<text:span text:style-name="T4">
 Read also: </text:span>
 <text:span text:style-name="T4">
 <text:a xlink:type="simple" xlink:href="https://www.ukrinform.ua/rubric-ato/3688748-glava-pentagonu-virimo-so-ukraina-v-majbutnomu-otrimae-zahidni-litaki-iv-pokolinna.html" text:style-name="Internet_20_link" text:visited-style-name="Visited_20_Internet_20_Link">
</text:a>
</text:span>
</text:p>
      <text:p text:style-name="P4">
Weapons and equipment worth $ 2.1 billion will be assumed within(After). Рештадопомоги на $500 мільйонів має надійти у вигляді виділення за президентськимповноваженням.</text:p>
      <text:p text:style-name="P4">
Як повідомлялося, від моменту повномасштабного вторгнення рф Сполучені Штатиоголосили про виділення понад $30 мільярдів військової допомоги Україні.</text:p>
      <text:p text:style-name="P4">
News Source: <text:a xlink:type="simple" xlink:href="https://www.ukrinform.ua/rubric-ato/3690109-ssa-gotuut-novij-paket-vijskovoi-dopomogi-ukraini-na-26-milarda-reuters.html" text:style-name="Internet_20_link" text:visited-style-name="Visited_20_Internet_20_Link">
https://www.ukrinform.ua/rubric-ato/3690109-ssa-gotuut-novij-paket-vijskovoi-dopomogi-ukraini-na-26-milarda-reuters.html</text:a>
</text:p>
      <!--NEWS-->
      <text:h text:style-name="P10" text:outline-level="1">
<text:span text:style-name="T4">
Russian forces conducting offensive actions at Kupiansk, Lyman, Bakhmut, Avdiivka and Maryink...</text:span>
</text:h>
      <text:p text:style-name="P4">
Authors: liveuamap (Language: en)</text:p>
      <text:p text:style-name="P4">
Time: 2023-03-31T-22:05:00</text:p>
      <text:p text:style-name="P4">
Location: Marinka, Donetsk Oblast (Latitude:47.94222 Longtitude:37.50217)</text:p>
      <text:p text:style-name="P4">
Videos: []</text:p>
      <text:p text:style-name="P4">
Images: []</text:p>
      <text:p text:style-name="P4">
Tags: ["Russia", "Minsk Monitor"]</text:p>
      <text:p text:style-name="P4">
Id: 22552327</text:p>
      <!--METADATA-->
      <text:p text:style-name="P4">
Russian forces conducting offensive actions at Kupiansk, Lyman, Bakhmut,Avdiivka and Maryinka directions. Ukrainian military repelled over 80 Russianattacks. Russian forces attempting to advance near Stelmakhivka, Kuzmyne andBerestove, Bakhmut, Orikhovo-Vasylivka, Novobakhmutivka, Novokalynove,Stepove, Avdiyivka, Syeverne, Vodyane, Krasnohorivka and Maryinka of Donetskregion, - General Staff of Armed Forces of Ukraine says in the morning report</text:p>
      <text:p text:style-name="P4">
News Collection Link: <text:a xlink:type="simple" xlink:href="https://liveuamap.com/en/2023/31-march-russian-forces-conducting-offensive-actions-at-kupiansk" text:style-name="Internet_20_link" text:visited-style-name="Visited_20_Internet_20_Link">
https://liveuamap.com/en/2023/31-march-russian-forces-conducting-offensive-actions-at-kupiansk</text:a>
</text:p>
      <text:p text:style-name="P4">
News Source: <text:a xlink:type="simple" xlink:href="https://t.me/lumsrc/4381" text:style-name="Internet_20_link" text:visited-style-name="Visited_20_Internet_20_Link">
https://t.me/lumsrc/4381</text:a>
</text:p>
      <!--NEWS-->
      <text:h text:style-name="P10" text:outline-level="1">
<text:span text:style-name="T4">
States will not forget the victims from the war and the Ukrainians killed by Russians - Blinken</text:span>
</text:h>
      <text:p text:style-name="P4">
Authors: Ukrinform (Person)</text:p>
      <text:p text:style-name="P4">
Publisher: Укринформ (Organization)</text:p>
      <text:p text:style-name="P4">
Published Time: 2023-03-31T-23:12:00+03:00</text:p>
      <text:p text:style-name="P4">
Modified Time: 2023-03-31T23:12:00+03:00</text:p>
      <text:p text:style-name="P4">
Description: The United States fully support the efforts of the Ukrainian law enforcement agencies, as well as international institutions to collect, document and investigate evidence of war crimes and crimes against humanity committed by the Russians. - Ukrinform.</text:p>
      <text:p text:style-name="P4">
Images: ["<text:a xlink:type="simple" xlink:href="https://static.ukrinform.com/photos/2022_02/thumb_files/630_360_1645570164-465.jpg" text:style-name="Internet_20_link" text:visited-style-name="Visited_20_Internet_20_Link">
630_360_16455...</text:a>
"]</text:p>
      <text:p text:style-name="P4">
Tags: ['Буча', 'США', 'Трибунал', 'Україна', 'Агресія РФ', 'Воєнні злочини', 'Війна з росією']</text:p>
      <text:p text:style-name="P4">
Type: Article</text:p>
      <!--METADATA-->
      <text:p text:style-name="P4">
<draw:frame draw:style-name="fr1" draw:name="Image31" text:anchor-type="as-char" svg:width="6.9236in" svg:height="3.956343in" draw:z-index="0">
<draw:image xlink:href="../Images/yкринформ/2023-03-31T-23-12-00-03-00/630_360_1645570164-465.jpg" xlink:type="simple" xlink:show="embed" xlink:actuate="onLoad" draw:mime-type="image/jpeg"/>
</draw:frame>
The connection is fully supported by the efforts of the Ukrainian law enforcement agencies, as well as the international institutions to collect, document and investigate evidence of war and crimes against humanity committed by the Russians.</text:p>
      <text:p text:style-name="P4">
This was stated on Friday during the Buchansky Summit by US Secretary of State Blinken, Ukrinform correspondent reports.</text:p>
      <text:p text:style-name="P4">
“The United States supports Ukrainian and international efforts to document the investigation of these atrocities. Today we join the countries and organizations around the world to continue to demand justice for Ukrainians and Ukraine, ”the head of American diplomacy emphasized.</text:p>
      <text:p text:style-name="P4">
<text:span text:style-name="T4">
 Read also: </text:span>
 <text:span text:style-name="T4">
 <text:a xlink:type="simple" xlink:href="https://www.ukrinform.ua/rubric-ato/3690101-ucasniki-bucanskogo-samitu-uklali-deklaraciu-sodo-vidpovidalnosti-rf-za-skoeni-v-ukraini-zlocini.html" text:style-name="Internet_20_link" text:visited-style-name="Visited_20_Internet_20_Link">
</text:a>
</text:span>
</text:p>
      <text:p text:style-name="P4">
He noted that the crimes of the Russians are part of the campaign of large -scale systematic violence against the civilian population. Namely, it is reported, torture, violent disappearance, forced deportation of children, executions, as well as attacks on homes, schools, hospitals.</text:p>
      <text:p text:style-name="P4">
"Those who have committed these atrocities should be responsible,"- said Blinken.</text:p>
      <text:p text:style-name="P4">
<text:span text:style-name="T4">
 Read also: </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According to him, what happened in <text:span text:style-name="T4">
 <text:a xlink:type="simple" xlink:href="https://www.ukrinform.ua/tag-buca" text:style-name="Internet_20_link" text:visited-style-name="Visited_20_Internet_20_Link">
</text:a>
</text:span>
 both in other cities, and what continues to happen in Ukraine is unacceptable.</text:p>
      <text:p text:style-name="P4">
"The United States will continue to support Ukraine, which protects its people, fights for its sovereignty, its territorial integrity, our democracy. We will not forget the affected and killed Ukrainians," the US Headquarters said.</text:p>
      <text:p text:style-name="P4">
<text:span text:style-name="T4">
 Read also: </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In this connection, he stressed that the US side will continue to put the way to achieve responsibility and justice.</text:p>
      <text:p text:style-name="P4">
According to Ukrinform, the Buchansky Summit took place on Friday in Ukraine. The results of about 50 states and international organizations have concluded a declaration on Russia's responsibility for crimes in Ukraine.</text:p>
      <text:p text:style-name="P4">
News Source: <text:a xlink:type="simple" xlink:href="https://www.ukrinform.ua/rubric-polytics/3690107-stati-ne-zabudut-postrazdalih-vid-vijni-ta-vbitih-rosianami-ukrainciv-blinken.html" text:style-name="Internet_20_link" text:visited-style-name="Visited_20_Internet_20_Link">
https://www.ukrinform.ua/rubric-polytics/3690107-stati-ne-zabudut-postrazdalih-vid-vijni-ta-vbitih-rosianami-ukrainciv-blinken.html</text:a>
</text:p>
      <!--NEWS-->
      <text:h text:style-name="P10" text:outline-level="1">
<text:span text:style-name="T4">
Zelensky: There will be a new Nuremberg about rashists</text:span>
</text:h>
      <text:p text:style-name="P4">
Authors: Ukrinform (Person)</text:p>
      <text:p text:style-name="P4">
Publisher: Укринформ (Organization)</text:p>
      <text:p text:style-name="P4">
Published Time: 2023-03-31T-25:00:00+03:00</text:p>
      <text:p text:style-name="P4">
Modified Time: 2023-03-31T23:00:00+03:00</text:p>
      <text:p text:style-name="P4">
Description: The main word today is justice, for our country and our people who have suffered losses through Russian aggression.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None</text:p>
      <text:p text:style-name="P4">
Type: Article</text:p>
      <!--METADATA-->
      <text:p text:style-name="P4">
<draw:frame draw:style-name="fr1" draw:name="Image32" text:anchor-type="as-char" svg:width="6.9236in" svg:height="3.956343in" draw:z-index="0">
<draw:image xlink:href="../Images/yкринформ/2023-03-31T-25-00-00-03-00/630_360_1679682020-565.jpeg" xlink:type="simple" xlink:show="embed" xlink:actuate="onLoad" draw:mime-type="image/jpeg"/>
</draw:frame>
Main today is justice, for our country and our people who have undergone Russian aggression.</text:p>
      <text:p text:style-name="P4">
About it in your <text:a xlink:type="simple" xlink:href="https://www.youtube.com/watch" text:style-name="Internet_20_link" text:visited-style-name="Visited_20_Internet_20_Link">
</text:a>
At the end of the 401th day of the full-scale war, President of Ukraine Vladimirzelensky said, Ukrinform reports.</text:p>
      <text:p text:style-name="P4">
<text:span text:style-name="T5">
Viso: <text:a xlink:type="simple" xlink:href="https://t.me/OP_UA/9138" text:style-name="Internet_20_link" text:visited-style-name="Visited_20_Internet_20_Link">
</text:a>
</text:span>
</text:p>
      <text:p text:style-name="P4">
<text:span text:style-name="T4">
 Ukrainians!Ukrainian women!</text:span>
</text:p>
      <text:p text:style-name="P4">
The main word today is justice. Justice is for our country, for all our people who have lost their loved ones, lost their health, home, normal life through Russian aggression, through the occupier's terror.</text:p>
      <text:p text:style-name="P4">
Our special events took place - in Bucha, on the anniversary of the liberation of the city, and Vokiev. Summit and negotiations, the second conference United for Justice - "Unified Izarad of Justice" ...</text:p>
      <text:p text:style-name="P4">
All this - to accelerate, to make a more vigorous global work for the sake of the tribunal aggression of Russia, for the sake of new warrants from the International Criminal Court, the arrest of Russian military criminals, for the sake of legal and fair sentences that all Russian killers and executioners have to obtain.</text:p>
      <text:p text:style-name="P4">
And they will get. One hundred percent. We will provide it. We find formats, find tools.</text:p>
      <text:p text:style-name="P4">
I thank everyone who helps us in this. Every state, every leader, every international organization.</text:p>
      <text:p text:style-name="P4">
Today, representatives of almost fivety countries took part in our First Buchansky Summit. And this is just the beginning.</text:p>
      <text:p text:style-name="P4">
I thank the leaders of Slovenia, Slovakia, Croatia and Moldova, who today visited Ukraine who personally supported Bucha - honored the memory of all who died in the Russian occupation.</text:p>
      <text:p text:style-name="P4">
And of course - I thank our soldiers. All who are fighting for Ukraine now. All who have fought for Ukraine since the 14th. To all whose life literally gives life to Ukraine.</text:p>
      <text:p text:style-name="P4">
Ukrainians will stand in this war. We will liberate our land and all our people of Edorian captivity. And there will be a day when the world will hear that justice for Ukraine is diverted.</text:p>
      <text:p text:style-name="P4">
There will be a new Nuremberg - about the racists.</text:p>
      <text:p text:style-name="P4">
<text:span text:style-name="T4">
 _ Glory to all Ukrainian heroes!_ </text:span>
</text:p>
      <text:p text:style-name="P4">
<text:span text:style-name="T4">
 _ Glory to our strong people!_ </text:span>
</text:p>
      <text:p text:style-name="P4">
<text:span text:style-name="T4">
<text:span text:style-name="T5">
Glory to Ukraine!</text:span>
 </text:span>
</text:p>
      <text:p text:style-name="P4">
News Source: <text:a xlink:type="simple" xlink:href="https://www.ukrinform.ua/rubric-ato/3690106-zelenskij-bude-novij-nurnberg-sodo-rasistiv.html" text:style-name="Internet_20_link" text:visited-style-name="Visited_20_Internet_20_Link">
https://www.ukrinform.ua/rubric-ato/3690106-zelenskij-bude-novij-nurnberg-sodo-rasistiv.html</text:a>
</text:p>
      <!--NEWS-->
      <text:h text:style-name="P10" text:outline-level="1">
<text:span text:style-name="T4">
Croatia's premiere named three components of Ukraine's victory</text:span>
</text:h>
      <text:p text:style-name="P4">
Authors: Ukrinform (Person)</text:p>
      <text:p text:style-name="P4">
Publisher: Укринформ (Organization)</text:p>
      <text:p text:style-name="P4">
Published Time: 2023-03-31T-28:53:00+03:00</text:p>
      <text:p text:style-name="P4">
Modified Time: 2023-03-31T22:53:00+03:00</text:p>
      <text:p text:style-name="P4">
Description: To victory Ukraine in the war against Russia requires patriotism and enthusiasm of Ukrainians, international support of the country and the unity of Western partners. - Ukrinform.</text:p>
      <text:p text:style-name="P4">
Images: ["<text:a xlink:type="simple" xlink:href="https://static.ukrinform.com/photos/2022_05/thumb_files/630_360_1652012094-445.jpeg" text:style-name="Internet_20_link" text:visited-style-name="Visited_20_Internet_20_Link">
630_360_16520...</text:a>
"]</text:p>
      <text:p text:style-name="P4">
Tags: ['Хорватія', "Прем'єр", 'Україна', 'Війна з росією']</text:p>
      <text:p text:style-name="P4">
Type: Article</text:p>
      <!--METADATA-->
      <text:p text:style-name="P4">
<draw:frame draw:style-name="fr1" draw:name="Image33" text:anchor-type="as-char" svg:width="6.9236in" svg:height="3.956343in" draw:z-index="0">
<draw:image xlink:href="../Images/yкринформ/2023-03-31T-28-53-00-03-00/630_360_1652012094-445.jpeg" xlink:type="simple" xlink:show="embed" xlink:actuate="onLoad" draw:mime-type="image/jpeg"/>
</draw:frame>
For the winning of Ukraine in the war against Russia, patriotism and enthusiasm of Ukrainians, international support of the country and unity of Western partners are needed.</text:p>
      <text:p text:style-name="P4">
This was stated by Croatian Prime Minister Andriy Plenkovich during a pre-conference on the results of the Buchan Summit, Ukrinform reports.</text:p>
      <text:p text:style-name="P4">
“I think there are three important aspects that are needed for Ukraine. It is patriotism and enthusiasm to defend their country of the Ukrainian people of the Ukrainian military, ”Plenkovich said.</text:p>
      <text:p text:style-name="P4">
<text:span text:style-name="T4">
 Read also: </text:span>
 <text:span text:style-name="T4">
 <text:a xlink:type="simple" xlink:href="https://www.ukrinform.ua/rubric-polytics/3690065-stefancuk-obgovoriv-iz-premerami-horvatii-ta-slovenii-stvorenna-spectribunalu-proti-rf.html" text:style-name="Internet_20_link" text:visited-style-name="Visited_20_Internet_20_Link">
</text:a>
</text:span>
</text:p>
      <text:p text:style-name="P4">
The chairman of the Croatian government noted that the second thing necessary for the victory of Ukraine is its constant support. In his opinion, it is now stronger than ever before decades, and allows Ukraine to finance the social and economic system as far as possible in such conditions, as well as to protect Sebeza with the help of military support.</text:p>
      <text:p text:style-name="P4">
"Third, the governments of Western countries must ensure that we have cohesion in our countries, and that we do not allow in our countries to carry out inner faults that can damage the political unity that exists," the Prime Minister of Croatia emphasized.</text:p>
      <text:p text:style-name="P4">
<text:span text:style-name="T4">
 Read also: </text:span>
 <text:span text:style-name="T4">
 <text:a xlink:type="simple" xlink:href="https://www.ukrinform.ua/rubric-polytics/3690047-zelenskij-obgovoriv-iz-premerom-horvatii-potrebi-zsu-ta-povoennu-vidbudovu-ukraini.html" text:style-name="Internet_20_link" text:visited-style-name="Visited_20_Internet_20_Link">
</text:a>
</text:span>
</text:p>
      <text:p text:style-name="P4">
It was reported that 82% of Ukrainians are confident in the ability of Ukraine to repel the Russian Federation attack. This is evidenced by the results of the survey conducted by the Gradus Research to the anniversary of the full -scale war.</text:p>
      <text:p text:style-name="P4">
News Source: <text:a xlink:type="simple" xlink:href="https://www.ukrinform.ua/rubric-polytics/3690104-premer-horvatii-nazvav-tri-skladovi-peremogi-ukraini.html" text:style-name="Internet_20_link" text:visited-style-name="Visited_20_Internet_20_Link">
https://www.ukrinform.ua/rubric-polytics/3690104-premer-horvatii-nazvav-tri-skladovi-peremogi-ukraini.html</text:a>
</text:p>
      <!--NEWS-->
      <text:h text:style-name="P10" text:outline-level="1">
<text:span text:style-name="T4">
Murder of the infant and grandmother in Avdiivka: Prosecutor's Office started proceedings</text:span>
</text:h>
      <text:p text:style-name="P4">
Authors: Ukrinform (Person)</text:p>
      <text:p text:style-name="P4">
Publisher: Укринформ (Organization)</text:p>
      <text:p text:style-name="P4">
Published Time: 2023-03-31T-30:45:00+03:00</text:p>
      <text:p text:style-name="P4">
Modified Time: 2023-03-31T22:45:00+03:00</text:p>
      <text:p text:style-name="P4">
Description: In Avdiivka, the army of the Russian Federation killed a 69-year-old woman and her 5-month grandson, law enforcement officers began criminal proceedings. - Ukrinform.</text:p>
      <text:p text:style-name="P4">
Images: ["<text:a xlink:type="simple" xlink:href="https://static.ukrinform.com/photos/2023_03/thumb_files/630_360_1680292022-631.jpg" text:style-name="Internet_20_link" text:visited-style-name="Visited_20_Internet_20_Link">
630_360_16802...</text:a>
", "<text:a xlink:type="simple" xlink:href="https://static.ukrinform.com/photos/2023_03/1680292022-631.jpg" text:style-name="Internet_20_link" text:visited-style-name="Visited_20_Internet_20_Link">
1680292022-63...</text:a>
", "<text:a xlink:type="simple" xlink:href="https://static.ukrinform.com/photos/2023_03/1680292023-126.jpg" text:style-name="Internet_20_link" text:visited-style-name="Visited_20_Internet_20_Link">
1680292023-12...</text:a>
", "<text:a xlink:type="simple" xlink:href="https://static.ukrinform.com/photos/2023_03/1680292023-109.jpg" text:style-name="Internet_20_link" text:visited-style-name="Visited_20_Internet_20_Link">
1680292023-10...</text:a>
"]</text:p>
      <text:p text:style-name="P4">
Tags: ['Обстріл', 'Прокуратура', 'Смерть', 'Авдіївка', 'Війна з росією']</text:p>
      <text:p text:style-name="P4">
Type: Article</text:p>
      <!--METADATA-->
      <text:p text:style-name="P4">
<draw:frame draw:style-name="fr1" draw:name="Image34" text:anchor-type="as-char" svg:width="6.9236in" svg:height="3.956343in" draw:z-index="0">
<draw:image xlink:href="../Images/yкринформ/2023-03-31T-30-45-00-03-00/630_360_1680292022-631.jpg" xlink:type="simple" xlink:show="embed" xlink:actuate="onLoad" draw:mime-type="image/jpeg"/>
</draw:frame>
The RF Army killed a 69-year-old woman and her 5-month-old grandson, and law enforcement agencies were criminal proceedings.</text:p>
      <text:p text:style-name="P4">
About it in <text:a xlink:type="simple" xlink:href="https://t.me/pgo_gov_ua/10932" text:style-name="Internet_20_link" text:visited-style-name="Visited_20_Internet_20_Link">
</text:a>
The press service of the Office Prosecutor reported, Ukrinform reports.</text:p>
      <text:p text:style-name="P4">
“According to the investigation, in the evening of March 31, 2023, the occupation troops of the RFZatti artillery shelling of Avdiivka. The projectile hit the private house in which the family lived. A69-year-old woman and her 5-month-old grandson were killed in the flame that swept the dwelling, ”the message reads.</text:p>
      <text:p text:style-name="P4">
<draw:frame draw:style-name="fr1" draw:name="Image35" text:anchor-type="as-char" svg:width="6.9236in" svg:height="5.1927in" draw:z-index="0">
<draw:image xlink:href="../Images/yкринформ/2023-03-31T-30-45-00-03-00/1680292022-631.jpg" xlink:type="simple" xlink:show="embed" xlink:actuate="onLoad" draw:mime-type="image/jpeg"/>
</draw:frame>
<text:span text:style-name="T4">
 Read also: </text:span>
 <text:span text:style-name="T4">
 <text:a xlink:type="simple" xlink:href="https://www.ukrinform.ua/rubric-ato/3690088-rosiani-nakrili-z-artilerii-avdiivku-zaginula-ditina.html" text:style-name="Internet_20_link" text:visited-style-name="Visited_20_Internet_20_Link">
</text:a>
</text:span>
</text:p>
      <text:p text:style-name="P4">
According to preliminary data, the mother and father of the baby were also injured in the yard. Search and rescue work is currently ongoing. Law enforcement officers and rescuers work on the place.</text:p>
      <text:p text:style-name="P4">
<draw:frame draw:style-name="fr1" draw:name="Image36" text:anchor-type="as-char" svg:width="6.9236in" svg:height="9.231467in" draw:z-index="0">
<draw:image xlink:href="../Images/yкринформ/2023-03-31T-30-45-00-03-00/1680292023-126.jpg" xlink:type="simple" xlink:show="embed" xlink:actuate="onLoad" draw:mime-type="image/jpeg"/>
</draw:frame>
Under the procedural leadership of the Donetsk Regional Prosecutor's Office, law enforcement agencies were extended in criminal investigations into the fact</text:p>
      <text:p text:style-name="P4">
<draw:frame draw:style-name="fr1" draw:name="Image37" text:anchor-type="as-char" svg:width="6.9236in" svg:height="9.231467in" draw:z-index="0">
<draw:image xlink:href="../Images/yкринформ/2023-03-31T-30-45-00-03-00/1680292023-109.jpg" xlink:type="simple" xlink:show="embed" xlink:actuate="onLoad" draw:mime-type="image/jpeg"/>
</draw:frame>
<text:span text:style-name="T4">
 Read also: </text:span>
 <text:span text:style-name="T4">
 <text:a xlink:type="simple" xlink:href="https://www.ukrinform.ua/rubric-regions/3690092-na-hersonsini-pid-vorozij-obstril-potrapili-civilni-aki-plivli-na-covni-po-dnipru.html" text:style-name="Internet_20_link" text:visited-style-name="Visited_20_Internet_20_Link">
</text:a>
</text:span>
</text:p>
      <text:p text:style-name="P4">
According to Ukrinform, according to the regional police, in the fired enemy <text:span text:style-name="T4">
 <text:a xlink:type="simple" xlink:href="https://www.ukrinform.ua/tag-avdiivka" text:style-name="Internet_20_link" text:visited-style-name="Visited_20_Internet_20_Link">
</text:a>
</text:span>
 There were five children in Donetsk region. Every day, leaving the city becomes more sophisticated. Police officers try to convince their parents as soon as possible.</text:p>
      <text:p text:style-name="P4">
News Source: <text:a xlink:type="simple" xlink:href="https://www.ukrinform.ua/rubric-ato/3690103-vbivstvo-nemovla-ta-babusi-u-avdiivci-prokuratura-rozpocala-provadzenna.html" text:style-name="Internet_20_link" text:visited-style-name="Visited_20_Internet_20_Link">
https://www.ukrinform.ua/rubric-ato/3690103-vbivstvo-nemovla-ta-babusi-u-avdiivci-prokuratura-rozpocala-provadzenna.html</text:a>
</text:p>
      <!--NEWS-->
      <text:h text:style-name="P10" text:outline-level="1">
<text:span text:style-name="T4">
The EU has approved exclusion in the application of sanctions during humanitarian operations</text:span>
</text:h>
      <text:p text:style-name="P4">
Authors: Ukrinform (Person)</text:p>
      <text:p text:style-name="P4">
Publisher: Укринформ (Organization)</text:p>
      <text:p text:style-name="P4">
Published Time: 2023-03-31T-32:37:00+03:00</text:p>
      <text:p text:style-name="P4">
Modified Time: 2023-03-31T22:37:00+03:00</text:p>
      <text:p text:style-name="P4">
Description: The EU Council has announced the clarification of some of its previous decisions concerning the application of EU sanctions: there are certain exceptions to the use of sanctions when it comes to humanitarian operations or the delivery of humanitarian aid. - Ukrinform.</text:p>
      <text:p text:style-name="P4">
Images: ["<text:a xlink:type="simple" xlink:href="https://static.ukrinform.com/photos/2019_07/thumb_files/630_360_1562308257-367.jpg" text:style-name="Internet_20_link" text:visited-style-name="Visited_20_Internet_20_Link">
630_360_15623...</text:a>
"]</text:p>
      <text:p text:style-name="P4">
Tags: ['Антиросійські санкції', 'Євросоюз', 'Санкції']</text:p>
      <text:p text:style-name="P4">
Type: Article</text:p>
      <!--METADATA-->
      <text:p text:style-name="P4">
<draw:frame draw:style-name="fr1" draw:name="Image38" text:anchor-type="as-char" svg:width="6.9236in" svg:height="3.956343in" draw:z-index="0">
<draw:image xlink:href="../Images/yкринформ/2023-03-31T-32-37-00-03-00/630_360_1562308257-367.jpg" xlink:type="simple" xlink:show="embed" xlink:actuate="onLoad" draw:mime-type="image/jpeg"/>
</draw:frame>
The Council has announced the clarification of some of its previous decisions, and the use of EU sanctions is qualified: it is envisaged to introduce certain exceptions to the use of sanctions when it comes to humanitarian operations or the delivery of humanitarian assistance.</text:p>
      <text:p text:style-name="P4">
According to Ukrinform, such information was <text:a xlink:type="simple" xlink:href="https://www.consilium.europa.eu/en/press/press-releases/2023/03/31/humanitarian-action-eu-introduces-exemptions-to-sanctions-to-facilitate-the-delivery-of-assistance/" text:style-name="Internet_20_link" text:visited-style-name="Visited_20_Internet_20_Link">
</text:a>
on the site of the European Council.</text:p>
      <text:p text:style-name="P4">
“The EU Council has decided to modify several EU Council Acts today concerning EU restricting measures in the context of the UN Security Council 2664 resolution.(2022)that provides humanitarian exceptions to the use of freezing of accounts, everyday UN sanation regime, ”the message reads.</text:p>
      <text:p text:style-name="P4">
<text:span text:style-name="T4">
 Read also: </text:span>
 <text:span text:style-name="T4">
 <text:a xlink:type="simple" xlink:href="https://www.ukrinform.ua/rubric-world/3689789-avstralia-vvela-novi-sankcii-proti-rosijskih-cinovnikiv.html" text:style-name="Internet_20_link" text:visited-style-name="Visited_20_Internet_20_Link">
</text:a>
</text:span>
</text:p>
      <text:p text:style-name="P4">
As a result of such "humanitarian exceptions", in particular, the UN Programs of Taneourated Organizations involved in the implementation of the UN plans for humanitarian reacting, without any preliminary approval, may take some actions by zoations and institutions included in the sanction list, if the purpose of such is the delivery of humanitarian assistance or support of other operations aimed at meeting the basic needs of a person.</text:p>
      <text:p text:style-name="P4">
As it is noted, today's decision completes the process of applying exceptions to the 14th sanction regimes of the UN, which is reflected in the EU legislation. These exceptions also extend to the Autonomous sanction lists of the EU, which complemented the UN restriction. This creates a clear legal field for market operators, which will be able to use exceptions from sanctions without any differences to the sanction lists of both the UN and the EU.</text:p>
      <text:p text:style-name="P4">
<text:span text:style-name="T4">
 Read also: </text:span>
 <text:span text:style-name="T4">
 <text:a xlink:type="simple" xlink:href="https://www.ukrinform.ua/rubric-world/3688634-proti-bilorusi-zaprovadat-dodatkovi-sankcii-u-razi-rozmisenna-adernoi-zbroi-rf-moraveckij.html" text:style-name="Internet_20_link" text:visited-style-name="Visited_20_Internet_20_Link">
</text:a>
 </text:span>
</text:p>
      <text:p text:style-name="P4">
<text:span text:style-name="T4">
 Read also: </text:span>
 <text:span text:style-name="T4">
 <text:a xlink:type="simple" xlink:href="https://www.ukrinform.ua/rubric-world/3688876-cerez-vijnu-ta-sankcii-ekonomika-rosii-pocinae-rozvaluvatisa-wsj.html" text:style-name="Internet_20_link" text:visited-style-name="Visited_20_Internet_20_Link">
</text:a>
</text:span>
</text:p>
      <text:p text:style-name="P4">
UN Security Council Resolution <text:a xlink:type="simple" xlink:href="https://documents-dds-ny.un.org/doc/UNDOC/GEN/N22/736/77/PDF/N2273677.pdf" text:style-name="Internet_20_link" text:visited-style-name="Visited_20_Internet_20_Link">
</text:a>
It was approved on December 9, 2022. The document calls on the UN States to apply sanctions, including those provided in the context of the fight against terrorism, taking into account the compliance with its obligations in accordance with the provisions of international humanitarian law, international human rights legislation.</text:p>
      <text:p text:style-name="P4">
News Source: <text:a xlink:type="simple" xlink:href="https://www.ukrinform.ua/rubric-economy/3690102-es-zatverdiv-viklucenna-u-zastosuvanni-sankcij-pid-cas-gumanitarnih-operacij.html" text:style-name="Internet_20_link" text:visited-style-name="Visited_20_Internet_20_Link">
https://www.ukrinform.ua/rubric-economy/3690102-es-zatverdiv-viklucenna-u-zastosuvanni-sankcij-pid-cas-gumanitarnih-operacij.html</text:a>
</text:p>
      <!--NEWS-->
      <text:h text:style-name="P10" text:outline-level="1">
<text:span text:style-name="T4">
The participants of the Buchan summit have made a declaration on the responsibility of the Russian Federation for crimes committed in Ukraine</text:span>
</text:h>
      <text:p text:style-name="P4">
Authors: Ukrinform (Person)</text:p>
      <text:p text:style-name="P4">
Publisher: Укринформ (Organization)</text:p>
      <text:p text:style-name="P4">
Published Time: 2023-03-31T-34:25:00+03:00</text:p>
      <text:p text:style-name="P4">
Modified Time: 2023-03-31T22:25:00+03:00</text:p>
      <text:p text:style-name="P4">
Description: About 50 states and international organizations have concluded the Buchan Declaration on Russia's liability for crimes committed in Ukraine. - Ukrinform.</text:p>
      <text:p text:style-name="P4">
Images: ["<text:a xlink:type="simple" xlink:href="https://static.ukrinform.com/photos/2022_04/thumb_files/630_360_1649797549-494.jpg" text:style-name="Internet_20_link" text:visited-style-name="Visited_20_Internet_20_Link">
630_360_16497...</text:a>
"]</text:p>
      <text:p text:style-name="P4">
Tags: ['Буча', 'Трибунал', 'Агресія РФ', 'Воєнні злочини']</text:p>
      <text:p text:style-name="P4">
Type: Article</text:p>
      <!--METADATA-->
      <text:p text:style-name="P4">
<draw:frame draw:style-name="fr1" draw:name="Image39" text:anchor-type="as-char" svg:width="6.9236in" svg:height="3.956343in" draw:z-index="0">
<draw:image xlink:href="../Images/yкринформ/2023-03-31T-34-25-00-03-00/630_360_1649797549-494.jpg" xlink:type="simple" xlink:show="embed" xlink:actuate="onLoad" draw:mime-type="image/jpeg"/>
</draw:frame>
About50 states and international organizations have concluded the Buchan Declaration of Russia's prominence for crimes committed in Ukraine.</text:p>
      <text:p text:style-name="P4">
The document was signed as a result of the Buchan summit and published on <text:a xlink:type="simple" xlink:href="https://www.president.gov.ua/news/buchanska-deklaraciya-shodo-vidpovidalnosti-za-najtyazhchi-z-82005" text:style-name="Internet_20_link" text:visited-style-name="Visited_20_Internet_20_Link">
</text:a>
The participants of the summit strongly condemned grave crimes under international law, which were Buskoeni in the territory of Ukraine, including massacres in Bucha, who have been a survey horror of Russian aggression, and expressed support for the efforts of the prosecutorial criminal court and gratitude for the exceptional and important their impunity.</text:p>
      <text:p text:style-name="P4">
<text:span text:style-name="T4">
 Read also: </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Also in <text:span text:style-name="T4">
 <text:a xlink:type="simple" xlink:href="https://www.president.gov.ua/news/buchanska-deklaraciya-shodo-vidpovidalnosti-za-najtyazhchi-z-82005" text:style-name="Internet_20_link" text:visited-style-name="Visited_20_Internet_20_Link">
</text:a>
</text:span>
 Supporting the efforts of the States, including Ukraine on the investigation and criminal prosecution within the limits of the jurisdiction of crimes committed in the territory of Ukraine or against Ukraine, responsible to national legislation and international law;</text:p>
      <text:p text:style-name="P4">
The participants of the summit supported the creation of an international mechanism for compensation for the damage or loss caused by international acts of the Russian Federation in Ukraine or supported the creation of an international mechanism of registration, which will document evidence and complaints about the task or loss of all interested individuals, as well.</text:p>
      <text:p text:style-name="P4">
<text:span text:style-name="T4">
 Read also: </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The Declaration emphasizes the need to ensure full responsibility for the most serious crimes under international law committed by the suctionary of Ukraine, by conducting proper, fair and independent investigation and criminal prosecution at the national level of international level future crimes.</text:p>
      <text:p text:style-name="P4">
<text:span text:style-name="T4">
 Read also: </text:span>
 <text:span text:style-name="T4">
 <text:a xlink:type="simple" xlink:href="https://www.ukrinform.ua/rubric-polytics/3689312-ssa-vperse-pidtrimali-stvorenna-tribunalu-akij-suditime-vladu-insoi-kraini-za-zlocin-agresii-op.html" text:style-name="Internet_20_link" text:visited-style-name="Visited_20_Internet_20_Link">
</text:a>
 </text:span>
</text:p>
      <text:p text:style-name="P4">
News Source: <text:a xlink:type="simple" xlink:href="https://www.ukrinform.ua/rubric-ato/3690101-ucasniki-bucanskogo-samitu-uklali-deklaraciu-sodo-vidpovidalnosti-rf-za-skoeni-v-ukraini-zlocini.html" text:style-name="Internet_20_link" text:visited-style-name="Visited_20_Internet_20_Link">
https://www.ukrinform.ua/rubric-ato/3690101-ucasniki-bucanskogo-samitu-uklali-deklaraciu-sodo-vidpovidalnosti-rf-za-skoeni-v-ukraini-zlocini.html</text:a>
</text:p>
      <!--NEWS-->
      <text:h text:style-name="P10" text:outline-level="1">
<text:span text:style-name="T4">
Zelensky: In a full -fledged liability of Russia should be three elements</text:span>
</text:h>
      <text:p text:style-name="P4">
Authors: Ukrinform (Person)</text:p>
      <text:p text:style-name="P4">
Publisher: Укринформ (Organization)</text:p>
      <text:p text:style-name="P4">
Published Time: 2023-03-31T-36:20:00+03:00</text:p>
      <text:p text:style-name="P4">
Modified Time: 2023-03-31T22:20:00+03:00</text:p>
      <text:p text:style-name="P4">
Description: National Justice of Ukraine, International Criminal Court and Special Tribunals will ensure the full responsibility of Russia as an aggressor state. - Ukrinform.</text:p>
      <text:p text:style-name="P4">
Images: ["<text:a xlink:type="simple" xlink:href="https://static.ukrinform.com/photos/2023_03/thumb_files/630_360_1680284781-892.jpeg" text:style-name="Internet_20_link" text:visited-style-name="Visited_20_Internet_20_Link">
630_360_16802...</text:a>
"]</text:p>
      <text:p text:style-name="P4">
Tags: ['Трибунал', 'Агресія РФ', 'Зеленський', 'Війна з росією']</text:p>
      <text:p text:style-name="P4">
Type: Article</text:p>
      <!--METADATA-->
      <text:p text:style-name="P4">
<draw:frame draw:style-name="fr1" draw:name="Image40" text:anchor-type="as-char" svg:width="6.9236in" svg:height="3.956343in" draw:z-index="0">
<draw:image xlink:href="../Images/yкринформ/2023-03-31T-36-20-00-03-00/630_360_1680284781-892.jpeg" xlink:type="simple" xlink:show="embed" xlink:actuate="onLoad" draw:mime-type="image/jpeg"/>
</draw:frame>
National justice of Ukraine, the International Criminal Court and the Special Tribunnalis will ensure the full responsibility of Russia as an aggressor state.</text:p>
      <text:p text:style-name="P4">
This was announced by President of Ukraine Volodymyr Zelensky during the appeal of the Buchan Summit to the Dreamer, Ukrinform reports with reference to <text:a xlink:type="simple" xlink:href="https://t.me/V_Zelenskiy_official/5700" text:style-name="Internet_20_link" text:visited-style-name="Visited_20_Internet_20_Link">
</text:a>
Heads of State.</text:p>
      <text:p text:style-name="P4">
"There should be three elements in full responsibility. The first is the cenational justice of Ukraine, which will ensure the responsibility - The element is the cespec tribunal for individual leaders. It will hold the perpetrators of the prevented crime of aggression, which makes it possible for all other crimes, "he said.</text:p>
      <text:p text:style-name="P4">
<text:span text:style-name="T4">
 Read also: </text:span>
 <text:span text:style-name="T4">
 <text:a xlink:type="simple" xlink:href="https://www.ukrinform.ua/rubric-polytics/3690082-zelenskij-vvazae-peregovori-mozlivimi-pisla-togo-ak-rosia-bez-bou-vivede-z-ukraini-vijska.html" text:style-name="Internet_20_link" text:visited-style-name="Visited_20_Internet_20_Link">
</text:a>
</text:span>
</text:p>
      <text:p text:style-name="P4">
Zelensky emphasized that justice is the basis of peace. When the responsibility of the one who has destroyed the peace is ensured completely, will be peaceful for a long time. It is justice that he said in the foundation of the Ukrainian peace formula.</text:p>
      <text:p text:style-name="P4">
"Purely formal rules of international law without fairness, they do not work," the President said.</text:p>
      <text:p text:style-name="P4">
<text:span text:style-name="T4">
 Read also: </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At the same time, he thanked everyone who did not compromise in the question. Zelensky recalled that only thousands of crimes were committed in the Buchansky district, more than 1400 civilians were killed at the hands of the invaders. 637 civilians were killed in the city, including 37 children.</text:p>
      <text:p text:style-name="P4">
"The world requires an effective mechanism for punishment guilty of aggression that opens the gate for all evil. Everyone who does not want to repeat this must work with Ukraine on the creation of a special tribunal about Russia's crime, to create a compensation mechanism to compensate Russia, from their assets. Full responsibility is the CEET, which teaches the aggressor to peace, "the President emphasized.As it was reported, President Volodymyr Zelenskyy noted that _ <text:span text:style-name="T4">
 <text:a xlink:type="simple" xlink:href="https://www.ukrinform.ua/rubric-ato/3690090-buca-moze-stati-majdancikom-dla-tribunalu-proti-rosii-prezident.html" text:style-name="Internet_20_link" text:visited-style-name="Visited_20_Internet_20_Link">
</text:a>
</text:span>
 _, on which will be based <text:span text:style-name="T4">
 <text:a xlink:type="simple" xlink:href="https://www.ukrinform.ua/tag-tribunal" text:style-name="Internet_20_link" text:visited-style-name="Visited_20_Internet_20_Link">
</text:a>
</text:span>
, which should condemn the Russian aggression against Ukraine, Putin and his environment.</text:p>
      <text:p text:style-name="P4">
News Source: <text:a xlink:type="simple" xlink:href="https://www.ukrinform.ua/rubric-ato/3690100-zelenskij-u-povnocinnij-vidpovidalnosti-rosii-mae-buti-tri-elementi.html" text:style-name="Internet_20_link" text:visited-style-name="Visited_20_Internet_20_Link">
https://www.ukrinform.ua/rubric-ato/3690100-zelenskij-u-povnocinnij-vidpovidalnosti-rosii-mae-buti-tri-elementi.html</text:a>
</text:p>
      <!--NEWS-->
      <text:h text:style-name="P10" text:outline-level="1">
<text:span text:style-name="T4">
Moldova supports the idea of a special journey against the Russian Federation and is ready to assist in gathering information - Sandu</text:span>
</text:h>
      <text:p text:style-name="P4">
Authors: Ukrinform (Person)</text:p>
      <text:p text:style-name="P4">
Publisher: Укринформ (Organization)</text:p>
      <text:p text:style-name="P4">
Published Time: 2023-03-31T-38:12:00+03:00</text:p>
      <text:p text:style-name="P4">
Modified Time: 2023-03-31T22:12:00+03:00</text:p>
      <text:p text:style-name="P4">
Description: The President of the Republic of Moldova, May Sandu, expressed supporting the initiative to create a special tribunal against Russia and is ready to help collect data on crimes against Ukrainians. - Ukrinform.</text:p>
      <text:p text:style-name="P4">
Images: ["<text:a xlink:type="simple" xlink:href="https://static.ukrinform.com/photos/2022_04/thumb_files/630_360_1649072093-943.jpg" text:style-name="Internet_20_link" text:visited-style-name="Visited_20_Internet_20_Link">
630_360_16490...</text:a>
"]</text:p>
      <text:p text:style-name="P4">
Tags: ['Буча', 'Трибунал', 'Агресія РФ', 'Воєнні злочини', 'Санду', 'Війна з росією']</text:p>
      <text:p text:style-name="P4">
Type: Article</text:p>
      <!--METADATA-->
      <text:p text:style-name="P4">
<draw:frame draw:style-name="fr1" draw:name="Image41" text:anchor-type="as-char" svg:width="6.9236in" svg:height="3.956343in" draw:z-index="0">
<draw:image xlink:href="../Images/yкринформ/2023-03-31T-38-12-00-03-00/630_360_1649072093-943.jpg" xlink:type="simple" xlink:show="embed" xlink:actuate="onLoad" draw:mime-type="image/jpeg"/>
</draw:frame>
The President of the Republic of Moldova May Sandu has expressed support for the initiative of the establishment of a special tribunal against Russia and is ready to help collect Danish -Danish crimes against Ukrainians.</text:p>
      <text:p text:style-name="P4">
She stated this during a press conference based on the results of Buchanian Samite, Ukrinform reports.</text:p>
      <text:p text:style-name="P4">
“We are here to remind the world of Russian crimes and to support our liability. We support the Buchan Declaration, we support the creation of an international tribunal so that all crimes - crimes against humanity, the anti -Ukrainian people are investigated and punished. To do this, we here and even distinguish our willingness to support Ukraine. We all need to help Ukraine win in this war, restore territorial integrity and preserve its durable and democracy, ”Sandu said.</text:p>
      <text:p text:style-name="P4">
<text:span text:style-name="T4">
 Read also: </text:span>
 <text:span text:style-name="T4">
 <text:a xlink:type="simple" xlink:href="https://www.ukrinform.ua/rubric-polytics/3690045-zelenskij-zustrivsa-iz-sandu-govorili-pro-sankcii-spectribunal-i-situaciu-na-fronti.html" text:style-name="Internet_20_link" text:visited-style-name="Visited_20_Internet_20_Link">
</text:a>
</text:span>
</text:p>
      <text:p text:style-name="P4">
At the same time, she said that there are now about 100,000 Ukrainian refugees in Moldova, and Moldova can assist information.</text:p>
      <text:p text:style-name="P4">
"We can work with people who have witnessed crimes against humanity and those who have committed these crimes against whom," Moldova's president added.</text:p>
      <text:p text:style-name="P4">
<text:span text:style-name="T4">
 Read also: </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As it was reported, Ukraine is counting on the adoption in April by the UN General Assembly of Resolution on responsibility for military crimes in Ukraine and support of special jobs against Russia.</text:p>
      <text:p text:style-name="P4">
In September 2022, President Volodymyr Zelenskyy formed a working group headed with Andriy Yermak, which processes the issue of creating a special <text:span text:style-name="T4">
 [] <text:a xlink:type="simple" xlink:href="https://www.ukrinform.ua/tag-tribunal" text:style-name="Internet_20_link" text:visited-style-name="Visited_20_Internet_20_Link">
</text:a>
</text:span>
 to bring the leadership of the Russian Federation to the criminal responsibility for committing the crime of aggression against Ukraine. The creation of such a tribunal was supported by the Parliamentary Assembly of Europe, the European Parliament, the NATO Parliamentary Assembly, the OSCE Parliamentary Assembly and individual states.</text:p>
      <text:p text:style-name="P4">
<text:span text:style-name="T5">
Foto: tv8.md</text:span>
</text:p>
      <text:p text:style-name="P4">
News Source: <text:a xlink:type="simple" xlink:href="https://www.ukrinform.ua/rubric-polytics/3690097-moldova-pidtrimue-ideu-spectribunalu-proti-rf-i-gotova-dopomogti-u-zbori-informacii-sandu.html" text:style-name="Internet_20_link" text:visited-style-name="Visited_20_Internet_20_Link">
https://www.ukrinform.ua/rubric-polytics/3690097-moldova-pidtrimue-ideu-spectribunalu-proti-rf-i-gotova-dopomogti-u-zbori-informacii-sandu.html</text:a>
</text:p>
      <!--NEWS-->
      <text:h text:style-name="P10" text:outline-level="1">
<text:span text:style-name="T4">
Russian nuclear blackmail will not prevent the support of Ukraine - Britain in the UN</text:span>
</text:h>
      <text:p text:style-name="P4">
Authors: Ukrinform (Person)</text:p>
      <text:p text:style-name="P4">
Publisher: Укринформ (Organization)</text:p>
      <text:p text:style-name="P4">
Published Time: 2023-03-31T-40:04:00+03:00</text:p>
      <text:p text:style-name="P4">
Modified Time: 2023-03-31T22:04:00+03:00</text:p>
      <text:p text:style-name="P4">
Description: Even in nuclear blackmail, Russia will not be able to weaken Ukraine's support for its international partners. - Ukrinform.</text:p>
      <text:p text:style-name="P4">
Images: ["<text:a xlink:type="simple" xlink:href="https://static.ukrinform.com/photos/2022_01/thumb_files/630_360_1643649621-813.jpg" text:style-name="Internet_20_link" text:visited-style-name="Visited_20_Internet_20_Link">
630_360_16436...</text:a>
"]</text:p>
      <text:p text:style-name="P4">
Tags: ['Британія', 'ООН', 'росія', 'Війна з росією', 'Ядерний шантаж']</text:p>
      <text:p text:style-name="P4">
Type: Article</text:p>
      <!--METADATA-->
      <text:p text:style-name="P4">
<draw:frame draw:style-name="fr1" draw:name="Image42" text:anchor-type="as-char" svg:width="6.9236in" svg:height="3.956343in" draw:z-index="0">
<draw:image xlink:href="../Images/yкринформ/2023-03-31T-40-04-00-03-00/630_360_1643649621-813.jpg" xlink:type="simple" xlink:show="embed" xlink:actuate="onLoad" draw:mime-type="image/jpeg"/>
</draw:frame>
Even in nuclear blackmail, Russia will not be able to weaken the support of Ukraine by its international partners.</text:p>
      <text:p text:style-name="P4">
According to the Ukrinform correspondent, during a meeting of the Security Council on the discussion of the threats of President Vladimir Putin on the launch of tactical nuclear weapons in Belarus, said a permanent representative of Britain in the organization of James Kariii.</text:p>
      <text:p text:style-name="P4">
“President Putin's announcement of March 25(About the intention to place tactical nuclear weapons in Belarus - ed.)- This is another attempt to intimidate and force. Tsene has worked before and will not work in the future. We will continue to support Ukraine's self -defense, ”Karii said.</text:p>
      <text:p text:style-name="P4">
<text:span text:style-name="T4">
 Read also: </text:span>
 <text:span text:style-name="T4">
 <text:a xlink:type="simple" xlink:href="https://www.ukrinform.ua/rubric-world/3687778-litva-vimagatime-novih-sankcij-u-vidpovid-na-adernij-santaz-rosii.html" text:style-name="Internet_20_link" text:visited-style-name="Visited_20_Internet_20_Link">
</text:a>
</text:span>
</text:p>
      <text:p text:style-name="P4">
He stressed that during the war in Ukraine only Russia violates the topic of possible use of nuclear weapons. “We will strongly advocate the people of Ukraine and urge Russia to reduce tensions. This should be started with the termination of this illegal and unused invasion, ”the diplomat said.</text:p>
      <text:p text:style-name="P4">
Kariuky also called on the President of Belarus "to abandon the support of the expensive actions of Russia leading to escalation."</text:p>
      <text:p text:style-name="P4">
<text:span text:style-name="T4">
 Read also: </text:span>
 <text:span text:style-name="T4">
 <text:a xlink:type="simple" xlink:href="https://www.ukrinform.ua/rubric-ato/3688271-putin-brazkae-adernou-zbroeu-vid-rozpacu-pered-kontrnastupom-zsu-linkavicus.html" text:style-name="Internet_20_link" text:visited-style-name="Visited_20_Internet_20_Link">
</text:a>
</text:span>
</text:p>
      <text:p text:style-name="P4">
As reported by Ukrinform, on March 25, the President of the aggressor country Volodymyrputin, for whom the ISS issued a warrant for arrest, said that Russia is to place tactic nuclear weapons in Belarus. Earlier, in February this year, he announced the "suspension" of Moscow's participation in the treaty to reduce strategic -seized weapons from the United States.</text:p>
      <text:p text:style-name="P4">
<text:span text:style-name="T4">
 Read also: </text:span>
 <text:span text:style-name="T4">
 <text:a xlink:type="simple" xlink:href="https://www.ukrinform.ua/rubric-society/3689379-aderni-pogrozi-rosii-e-castinou-psihologicnoi-vijni-pokalcuk.html" text:style-name="Internet_20_link" text:visited-style-name="Visited_20_Internet_20_Link">
</text:a>
</text:span>
</text:p>
      <text:p text:style-name="P4">
The participants of the day are almost all states of the world, except Israel, India, Pakistan of Taponic Korea.</text:p>
      <text:p text:style-name="P4">
<text:span text:style-name="T5">
Foto: courtesy</text:span>
</text:p>
      <text:p text:style-name="P4">
News Source: <text:a xlink:type="simple" xlink:href="https://www.ukrinform.ua/rubric-polytics/3690094-adernij-santaz-rf-ne-zavadit-pidtrimci-ukraini-britania-v-oon.html" text:style-name="Internet_20_link" text:visited-style-name="Visited_20_Internet_20_Link">
https://www.ukrinform.ua/rubric-polytics/3690094-adernij-santaz-rf-ne-zavadit-pidtrimci-ukraini-britania-v-oon.html</text:a>
</text:p>
      <!--NEWS-->
      <text:h text:style-name="P10" text:outline-level="1">
<text:span text:style-name="T4">
The new IMF program will help maintain Ukraine's macro -financial stability - Shmigal</text:span>
</text:h>
      <text:p text:style-name="P4">
Authors: Ukrinform (Person)</text:p>
      <text:p text:style-name="P4">
Publisher: Укринформ (Organization)</text:p>
      <text:p text:style-name="P4">
Published Time: 2023-03-31T-43:55:00+03:00</text:p>
      <text:p text:style-name="P4">
Modified Time: 2023-03-31T21:55:00+03:00</text:p>
      <text:p text:style-name="P4">
Description: The new support from the International Monetary Fund will help the Government to finance all critical expenditures and maintain Ukraine's macro -financial stability, the first tranche has been expected in the near future. - Ukrinform.</text:p>
      <text:p text:style-name="P4">
Images: ["<text:a xlink:type="simple" xlink:href="https://static.ukrinform.com/photos/2023_02/thumb_files/630_360_1677604002-692.jpg" text:style-name="Internet_20_link" text:visited-style-name="Visited_20_Internet_20_Link">
630_360_16776...</text:a>
"]</text:p>
      <text:p text:style-name="P4">
Tags: ['Економіка', 'МВФ', 'Україна', 'Шмигаль']</text:p>
      <text:p text:style-name="P4">
Type: Article</text:p>
      <!--METADATA-->
      <text:p text:style-name="P4">
<draw:frame draw:style-name="fr1" draw:name="Image43" text:anchor-type="as-char" svg:width="6.9236in" svg:height="3.956343in" draw:z-index="0">
<draw:image xlink:href="../Images/yкринформ/2023-03-31T-43-55-00-03-00/630_360_1677604002-692.jpg" xlink:type="simple" xlink:show="embed" xlink:actuate="onLoad" draw:mime-type="image/jpeg"/>
</draw:frame>
The new program of support from the International Monetary Fund will help government fund all critical expenditures and maintain macro -financial stability of Ukraine, the first tranche has been expected in the near future.</text:p>
      <text:p text:style-name="P4">
Prime Minister Denis Shmigal reported this in <text:a xlink:type="simple" xlink:href="https://t.me/Denys_Smyhal/4886" text:style-name="Internet_20_link" text:visited-style-name="Visited_20_Internet_20_Link">
</text:a>
, reports Ukrinform.</text:p>
      <text:p text:style-name="P4">
"The program will consist of two parts. The first is the urgent funding of the overwhelming victory in the war. The second part is the post -war reconstruction of Tatransformation of Ukraine. The first tranche of more than $ 2.7 billion is expected in the near future," he said.</text:p>
      <text:p text:style-name="P4">
<text:span text:style-name="T4">
 Read also: </text:span>
 <text:span text:style-name="T4">
 <text:a xlink:type="simple" xlink:href="https://www.ukrinform.ua/rubric-economy/3690077-mvf-shvaliv-programu-finansuvanna-dla-ukraini-na-156-milarda.html" text:style-name="Internet_20_link" text:visited-style-name="Visited_20_Internet_20_Link">
</text:a>
</text:span>
</text:p>
      <text:p text:style-name="P4">
The head of government also thanked the teams of the Ministry of Finance and the National Bank of Ukraine, the International Monetary Fund and all involved.</text:p>
      <text:p text:style-name="P4">
As reported by Ukrinform, on March 31 the Executive Council _ <text:span text:style-name="T4">
 <text:a xlink:type="simple" xlink:href="https://www.ukrinform.ua/rubric-economy/3690077-mvf-shvaliv-programu-finansuvanna-dla-ukraini-na-156-milarda.html" text:style-name="Internet_20_link" text:visited-style-name="Visited_20_Internet_20_Link">
</text:a>
</text:span>
 _ the amount of 15.6 billionadolar.</text:p>
      <text:p text:style-name="P4">
News Source: <text:a xlink:type="simple" xlink:href="https://www.ukrinform.ua/rubric-economy/3690093-nova-programa-mvf-dopomoze-zberegti-makrofinansovu-stabilnist-ukraini-smigal.html" text:style-name="Internet_20_link" text:visited-style-name="Visited_20_Internet_20_Link">
https://www.ukrinform.ua/rubric-economy/3690093-nova-programa-mvf-dopomoze-zberegti-makrofinansovu-stabilnist-ukraini-smigal.html</text:a>
</text:p>
      <!--NEWS-->
      <text:h text:style-name="P10" text:outline-level="1">
<text:span text:style-name="T4">
In the Kherson region, civilians, which sailed on the boats on the Dnieper</text:span>
</text:h>
      <text:p text:style-name="P4">
Authors: Ukrinform (Person)</text:p>
      <text:p text:style-name="P4">
Publisher: Укринформ (Organization)</text:p>
      <text:p text:style-name="P4">
Published Time: 2023-03-31T-45:43:20+03:00</text:p>
      <text:p text:style-name="P4">
Modified Time: 2023-03-31T21:43:20+03:00</text:p>
      <text:p text:style-name="P4">
Description: In the Kherson region, as a result of Russian shelling, the wounds were received by civilians who sailed on the boat on the Dnieper. - Ukrinform.</text:p>
      <text:p text:style-name="P4">
Images: ["<text:a xlink:type="simple" xlink:href="https://static.ukrinform.com/photos/2019_12/thumb_files/630_360_1576566501-892.jpg" text:style-name="Internet_20_link" text:visited-style-name="Visited_20_Internet_20_Link">
630_360_15765...</text:a>
"]</text:p>
      <text:p text:style-name="P4">
Tags: ['Херсонщина', 'Обстріл', 'Війна з росією']</text:p>
      <text:p text:style-name="P4">
Type: Article</text:p>
      <!--METADATA-->
      <text:p text:style-name="P4">
<draw:frame draw:style-name="fr1" draw:name="Image44" text:anchor-type="as-char" svg:width="6.9236in" svg:height="3.956343in" draw:z-index="0">
<draw:image xlink:href="../Images/yкринформ/2023-03-31T-45-43-20-03-00/630_360_1576566501-892.jpg" xlink:type="simple" xlink:show="embed" xlink:actuate="onLoad" draw:mime-type="image/jpeg"/>
</draw:frame>
As a result of Russian shelling, the Uherson region was injured by civilians who sailed on the boat on the Dnieper.</text:p>
      <text:p text:style-name="P4">
According to Ukrinform, the Kherson Regional Military Administration reported in <text:a xlink:type="simple" xlink:href="https://t.me/khersonskaODA/4789" text:style-name="Internet_20_link" text:visited-style-name="Visited_20_Internet_20_Link">
</text:a>
.</text:p>
      <text:p text:style-name="P4">
"Under the fire came people who tried to get <text:a xlink:type="simple" xlink:href="https://www.ukrinform.ua/tag-herson" text:style-name="Internet_20_link" text:visited-style-name="Visited_20_Internet_20_Link">
</text:a>
On the boat. They sailed from the dachas that left the bank of the Dnieper, ”the message reads.</text:p>
      <text:p text:style-name="P4">
<text:span text:style-name="T4">
 Read also: </text:span>
 <text:a xlink:type="simple" xlink:href="https://www.ukrinform.ua/rubric-ato/3690088-rosiani-nakrili-z-artilerii-avdiivku-zaginula-ditina.html" text:style-name="Internet_20_link" text:visited-style-name="Visited_20_Internet_20_Link">
</text:a>
According to preliminary data, two people are injured. Emergency services left the place.</text:p>
      <text:p text:style-name="P4">
As reported by Ukrinform, Russian troops <text:a xlink:type="simple" xlink:href="https://www.ukrinform.ua/rubric-ato/3690088-rosiani-nakrili-z-artilerii-avdiivku-zaginula-ditina.html" text:style-name="Internet_20_link" text:visited-style-name="Visited_20_Internet_20_Link">
</text:a>
On Avdiivka, Donetsk region, killing two residents, including a child in 2022.</text:p>
      <text:p text:style-name="P4">
News Source: <text:a xlink:type="simple" xlink:href="https://www.ukrinform.ua/rubric-regions/3690092-na-hersonsini-pid-vorozij-obstril-potrapili-civilni-aki-plivli-na-covni-po-dnipru.html" text:style-name="Internet_20_link" text:visited-style-name="Visited_20_Internet_20_Link">
https://www.ukrinform.ua/rubric-regions/3690092-na-hersonsini-pid-vorozij-obstril-potrapili-civilni-aki-plivli-na-covni-po-dnipru.html</text:a>
</text:p>
      <!--NEWS-->
      <text:h text:style-name="P10" text:outline-level="1">
<text:span text:style-name="T4">
Bucha can become a platform for a tribunal against Russia - President</text:span>
</text:h>
      <text:p text:style-name="P4">
Authors: Ukrinform (Person)</text:p>
      <text:p text:style-name="P4">
Publisher: Укринформ (Organization)</text:p>
      <text:p text:style-name="P4">
Published Time: 2023-03-31T-47:37:00+03:00</text:p>
      <text:p text:style-name="P4">
Modified Time: 2023-03-31T21:37:00+03:00</text:p>
      <text:p text:style-name="P4">
Description: For the sake of restoring justice, Bucha can become one of the sites on which a tribunal will be based, which should condemn Russian aggression against Ukraine, Putin and his environment. - Ukrinform.</text:p>
      <text:p text:style-name="P4">
Images: ["<text:a xlink:type="simple" xlink:href="https://static.ukrinform.com/photos/2023_03/thumb_files/630_360_1680286610-590.jpeg" text:style-name="Internet_20_link" text:visited-style-name="Visited_20_Internet_20_Link">
630_360_16802...</text:a>
"]</text:p>
      <text:p text:style-name="P4">
Tags: ['Буча', 'Трибунал', 'Україна', 'Агресія РФ', 'Зеленський', 'Війна з росією']</text:p>
      <text:p text:style-name="P4">
Type: Article</text:p>
      <!--METADATA-->
      <text:p text:style-name="P4">
<draw:frame draw:style-name="fr1" draw:name="Image45" text:anchor-type="as-char" svg:width="6.9236in" svg:height="3.956343in" draw:z-index="0">
<draw:image xlink:href="../Images/yкринформ/2023-03-31T-47-37-00-03-00/630_360_1680286610-590.jpeg" xlink:type="simple" xlink:show="embed" xlink:actuate="onLoad" draw:mime-type="image/jpeg"/>
</draw:frame>
In order to restoring justice, Bucha can become one of the sites where the tribunal will be denounced, which should condemn Russian aggression against Ukraine, Putin and his environment.</text:p>
      <text:p text:style-name="P4">
This was stated by President of Ukraine Volodymyr Zelensky during the appeal of the Buchan Summit to the Dreamer, Ukrinform reports <text:a xlink:type="simple" xlink:href="https://t.me/V_Zelenskiy_official/5700" text:style-name="Internet_20_link" text:visited-style-name="Visited_20_Internet_20_Link">
</text:a>
on the telegram of the Head of State.</text:p>
      <text:p text:style-name="P4">
"When we considered the idea of this summit, we thought that in the future, it would be punished in the future, Bucha can become one of the sites -Fundaments for the tribunal against Russia's aggression, against the grief that the presidentputin and his circle brought to our land" , - he said.</text:p>
      <text:p text:style-name="P4">
<text:span text:style-name="T4">
 Read also: </text:span>
 <text:span text:style-name="T4">
 <text:a xlink:type="simple" xlink:href="https://www.ukrinform.ua/rubric-regions/3690061-u-buci-dosi-neopiznani-70-til-ludej-ubitih-rosianami.html" text:style-name="Internet_20_link" text:visited-style-name="Visited_20_Internet_20_Link">
</text:a>
</text:span>
</text:p>
      <text:p text:style-name="P4">
At the same time, Zelensky emphasized that support from other Buchanian states is an indicator of affirmation. According to him, about 50 countries and organizations took part in the constituent assamite. He thanked the leaders who came to the West, as well as those who joined online.</text:p>
      <text:p text:style-name="P4">
"It is important to every Ukrainian and Ukraine because there are priorities - victorious justice. And these two steps that we have to achieve and we will achieve," the President said.</text:p>
      <text:p text:style-name="P4">
<text:span text:style-name="T4">
 Read also: </text:span>
 <text:span text:style-name="T4">
 <text:a xlink:type="simple" xlink:href="https://www.ukrinform.ua/rubric-polytics/3689975-skoeni-v-buci-zlocini-pokazali-spravzne-oblicca-rosijskoi-agresii-premer-horvatii.html" text:style-name="Internet_20_link" text:visited-style-name="Visited_20_Internet_20_Link">
</text:a>
</text:span>
</text:p>
      <text:p text:style-name="P4">
Zelensky also thanked for the work of journalists who covered the consequences of Bucha's troops of the Russian Federation.</text:p>
      <text:p text:style-name="P4">
"The whole world has learned about Bucha: about Ukrainians killed on the streets of soldiers, about people tortured in cellars, about the roads shot on roads, gap, about children whose bodies were found in Bucha's graves," said the president.</text:p>
      <text:p text:style-name="P4">
<text:span text:style-name="T4">
 Read also: </text:span>
 <text:span text:style-name="T4">
 <text:a xlink:type="simple" xlink:href="https://www.ukrinform.ua/rubric-world/3689932-zvirstva-v-buci-pokazali-svitovi-so-take-vijna-putina-solc.html" text:style-name="Internet_20_link" text:visited-style-name="Visited_20_Internet_20_Link">
</text:a>
</text:span>
</text:p>
      <text:p text:style-name="P4">
At the same time, he emphasized that Bucha should become a symbol of justice - for Ukraine, Europe and the whole world, so that "every Russian killer, executioner, and terrorist, respects for crimes against our people."</text:p>
      <text:p text:style-name="P4">
As reported by Ukrinform, Zelensky together with foreign guests who arrived Ukraine on the occasion of the anniversary of liberation from Russian invaders of the city <text:span text:style-name="T4">
 [] <text:a xlink:type="simple" xlink:href="https://www.ukrinform.ua/tag-buca" text:style-name="Internet_20_link" text:visited-style-name="Visited_20_Internet_20_Link">
</text:a>
</text:span>
 In the Kyiv region, they walked the street, where the column of Russian military equipment was destroyed.</text:p>
      <text:p text:style-name="P4">
News Source: <text:a xlink:type="simple" xlink:href="https://www.ukrinform.ua/rubric-ato/3690090-buca-moze-stati-majdancikom-dla-tribunalu-proti-rosii-prezident.html" text:style-name="Internet_20_link" text:visited-style-name="Visited_20_Internet_20_Link">
https://www.ukrinform.ua/rubric-ato/3690090-buca-moze-stati-majdancikom-dla-tribunalu-proti-rosii-prezident.html</text:a>
</text:p>
      <!--NEWS-->
      <text:h text:style-name="P10" text:outline-level="1">
<text:span text:style-name="T4">
Shevchenko visited Ohmatdit Children's Hospital</text:span>
</text:h>
      <text:p text:style-name="P4">
Authors: Ukrinform (Person)</text:p>
      <text:p text:style-name="P4">
Publisher: Укринформ (Organization)</text:p>
      <text:p text:style-name="P4">
Published Time: 2023-03-31T-49:32:00+03:00</text:p>
      <text:p text:style-name="P4">
Modified Time: 2023-03-31T21:32:00+03:00</text:p>
      <text:p text:style-name="P4">
Description: Former head coach of the national team of Ukraine, Ambassador United24 Andriy Shevchenko visited the Children's Hospital "Okhmatdit". - Ukrinform.</text:p>
      <text:p text:style-name="P4">
Images: ["<text:a xlink:type="simple" xlink:href="https://static.ukrinform.com/photos/2023_03/thumb_files/630_360_1680287019-360.jpg" text:style-name="Internet_20_link" text:visited-style-name="Visited_20_Internet_20_Link">
630_360_16802...</text:a>
", "<text:a xlink:type="simple" xlink:href="https://static.ukrinform.com/photos/2023_03/1680286973-134.jpg" text:style-name="Internet_20_link" text:visited-style-name="Visited_20_Internet_20_Link">
1680286973-13...</text:a>
", "<text:a xlink:type="simple" xlink:href="https://static.ukrinform.com/photos/2023_03/1680286974-567.jpg" text:style-name="Internet_20_link" text:visited-style-name="Visited_20_Internet_20_Link">
1680286974-56...</text:a>
"]</text:p>
      <text:p text:style-name="P4">
Tags: ['Футбол', 'Андрій Шевченко']</text:p>
      <text:p text:style-name="P4">
Type: Article</text:p>
      <!--METADATA-->
      <text:p text:style-name="P4">
<draw:frame draw:style-name="fr1" draw:name="Image46" text:anchor-type="as-char" svg:width="6.9236in" svg:height="3.956343in" draw:z-index="0">
<draw:image xlink:href="../Images/yкринформ/2023-03-31T-49-32-00-03-00/630_360_1680287019-360.jpg" xlink:type="simple" xlink:show="embed" xlink:actuate="onLoad" draw:mime-type="image/jpeg"/>
</draw:frame>
Former chief coach of the national team of Ukraine, Ambassador United24 Andriy Shevchenko visited Ohmatdit Hospital.</text:p>
      <text:p text:style-name="P4">
This was reported on <text:a xlink:type="simple" xlink:href="https://www.instagram.com/p/CqdJC-gNkXy/" text:style-name="Internet_20_link" text:visited-style-name="Visited_20_Internet_20_Link">
</text:a>
United24 Winstagram, Ukrinform reports.</text:p>
      <text:p text:style-name="P4">
<draw:frame draw:style-name="fr1" draw:name="Image47" text:anchor-type="as-char" svg:width="6.9236in" svg:height="7.551853in" draw:z-index="0">
<draw:image xlink:href="../Images/yкринформ/2023-03-31T-49-32-00-03-00/1680286973-134.jpg" xlink:type="simple" xlink:show="embed" xlink:actuate="onLoad" draw:mime-type="image/jpeg"/>
</draw:frame>
The exfortvard of the Ukrainian national team met with young patients, and with a 6-year-old manarin from the Kherson region, he even played football.</text:p>
      <text:p text:style-name="P4">
<draw:frame draw:style-name="fr1" draw:name="Image48" text:anchor-type="as-char" svg:width="6.9236in" svg:height="7.539031in" draw:z-index="0">
<draw:image xlink:href="../Images/yкринформ/2023-03-31T-49-32-00-03-00/1680286974-567.jpg" xlink:type="simple" xlink:show="embed" xlink:actuate="onLoad" draw:mime-type="image/jpeg"/>
</draw:frame>
<text:span text:style-name="T4">
 Read also: </text:span>
 <text:a xlink:type="simple" xlink:href="https://www.ukrinform.ua/rubric-vidbudova/3689022-britanec-ber-grillz-stav-ambasadorom-united24-i-prosuvatime-napramok-vidbudovi-ukraini.html" text:style-name="Internet_20_link" text:visited-style-name="Visited_20_Internet_20_Link">
</text:a>
A Russian rocket was hit by Marina's family. The girl is the first child to become a prostitute because of the Russian shelling, which was prosthetized in Ukraine.</text:p>
      <text:p text:style-name="P4">
Photo: Instagram.com</text:p>
      <text:p text:style-name="P4">
News Source: <text:a xlink:type="simple" xlink:href="https://www.ukrinform.ua/rubric-sports/3690086-sevcenko-vidvidav-ditacu-likarnu-ohmatdit.html" text:style-name="Internet_20_link" text:visited-style-name="Visited_20_Internet_20_Link">
https://www.ukrinform.ua/rubric-sports/3690086-sevcenko-vidvidav-ditacu-likarnu-ohmatdit.html</text:a>
</text:p>
      <!--NEWS-->
      <text:h text:style-name="P10" text:outline-level="1">
<text:span text:style-name="T4">
Zelensky about nuclear weapons of the Russian Federation in Belarus: signal indicates an unsuccessful meeting with China</text:span>
</text:h>
      <text:p text:style-name="P4">
Authors: Ukrinform (Person)</text:p>
      <text:p text:style-name="P4">
Publisher: Укринформ (Organization)</text:p>
      <text:p text:style-name="P4">
Published Time: 2023-03-31T-51:27:00+03:00</text:p>
      <text:p text:style-name="P4">
Modified Time: 2023-03-31T21:27:00+03:00</text:p>
      <text:p text:style-name="P4">
Description: President Volodymyr Zelenskyy is convinced that the Russian Federation's statements about the intention to place nuclear weapons in Belarus indicate an unsuccessful meeting with China. - Ukrinform.</text:p>
      <text:p text:style-name="P4">
Images: ["<text:a xlink:type="simple" xlink:href="https://static.ukrinform.com/photos/2022_09/thumb_files/630_360_1664318178-802.jpg" text:style-name="Internet_20_link" text:visited-style-name="Visited_20_Internet_20_Link">
630_360_16643...</text:a>
"]</text:p>
      <text:p text:style-name="P4">
Tags: ['білорусь', 'Ядерна зброя', 'Агресія РФ', 'Зеленський', 'Війна з росією']</text:p>
      <text:p text:style-name="P4">
Type: Article</text:p>
      <!--METADATA-->
      <text:p text:style-name="P4">
<draw:frame draw:style-name="fr1" draw:name="Image49" text:anchor-type="as-char" svg:width="6.9236in" svg:height="3.956343in" draw:z-index="0">
<draw:image xlink:href="../Images/yкринформ/2023-03-31T-51-27-00-03-00/630_360_1664318178-802.jpg" xlink:type="simple" xlink:show="embed" xlink:actuate="onLoad" draw:mime-type="image/jpeg"/>
</draw:frame>
The Presidential Lordimir Zelensky is convinced that the statements of the Russian Federation about the intention of displaying nuclear weapons in Belarus indicate an unsuccessful meeting.</text:p>
      <text:p text:style-name="P4">
He stated this during a press conference on the results of the Buchan summit, Ukrinform reports.</text:p>
      <text:p text:style-name="P4">
“The signal that Russia will place nuclear weapons in Belarus, says an unsuccessful meeting with China. The first thing to show some kind of personality, which, under the management of President Putin, has completely lost. But he could not do it on the battlefield. And even about the fact that they started such a bloody war - it is absolutely clear what it will already become. The question is that he simply does not regret our people and kills, but he does not count his people. But these are the affairs of the Russian Federation, ”Zelensky said.</text:p>
      <text:p text:style-name="P4">
<text:span text:style-name="T4">
 Read also: </text:span>
 <text:span text:style-name="T4">
 <text:a xlink:type="simple" xlink:href="https://www.ukrinform.ua/rubric-polytics/3690082-zelenskij-vvazae-peregovori-mozlivimi-pisla-togo-ak-rosia-bez-bou-vivede-z-ukraini-vijska.html" text:style-name="Internet_20_link" text:visited-style-name="Visited_20_Internet_20_Link">
</text:a>
</text:span>
</text:p>
      <text:p text:style-name="P4">
The President also stressed that Putin's statements show completely loss of any subjectivity and President of Belarus Alexander Lukashenko.</text:p>
      <text:p text:style-name="P4">
"He(Lukashenko - Ed.), I think, no longer decides which weapon is the largest area, "Zelensky added.</text:p>
      <text:p text:style-name="P4">
At the same time, the Head of State emphasized that Putin is still threatening the world, because if Ukraine does not stand, the Russian dictator will go further to other countries.</text:p>
      <text:p text:style-name="P4">
<text:span text:style-name="T4">
 Read also: </text:span>
 <text:span text:style-name="T4">
 <text:a xlink:type="simple" xlink:href="https://www.ukrinform.ua/rubric-polytics/3690078-zelenskij-ocikue-vidpovidi-na-signali-pro-gotovnist-govoriti-z-liderom-knr.html" text:style-name="Internet_20_link" text:visited-style-name="Visited_20_Internet_20_Link">
</text:a>
</text:span>
</text:p>
      <text:p text:style-name="P4">
As it was reported, Russian President Vladimir Putin has stated that Russia has placed tactical nuclear weapons in Belarus. Earlier, in February of this year, Putinov was about the "suspension" of Moscow's participation in the contract for reduction of strategic offensive weapons(New Start), although the position of this document does not provide for the possibility of "suspension".</text:p>
      <text:p text:style-name="P4">
Self -proclaimed President of Belarus Oleksandr Lukashenko stated that the placement of nuclear weapons in Belarus is made on his initiative, that it is not intimidation, unloading, but the opportunity to "protect the Belarusian state".</text:p>
      <text:p text:style-name="P4">
<text:span text:style-name="T4">
 Read also: </text:span>
 <text:span text:style-name="T4">
 <text:a xlink:type="simple" xlink:href="https://www.ukrinform.ua/rubric-world/3690053-kitaj-zaaviv-na-radbezi-oon-so-vistupae-proti-rozmisenna-adernoi-zbroi-v-insih-krainah.html" text:style-name="Internet_20_link" text:visited-style-name="Visited_20_Internet_20_Link">
</text:a>
 </text:span>
</text:p>
      <text:p text:style-name="P4">
News Source: <text:a xlink:type="simple" xlink:href="https://www.ukrinform.ua/rubric-ato/3690089-zelenskij-pro-adernu-zbrou-rf-u-bilorusi-signal-govorit-pro-nevdalu-zustric-iz-kitaem.html" text:style-name="Internet_20_link" text:visited-style-name="Visited_20_Internet_20_Link">
https://www.ukrinform.ua/rubric-ato/3690089-zelenskij-pro-adernu-zbrou-rf-u-bilorusi-signal-govorit-pro-nevdalu-zustric-iz-kitaem.html</text:a>
</text:p>
      <!--NEWS-->
      <text:h text:style-name="P10" text:outline-level="1">
<text:span text:style-name="T4">
The Russians covered from artillery Avdiivka, killed baby and her grandmother</text:span>
</text:h>
      <text:p text:style-name="P4">
Authors: Ukrinform (Person)</text:p>
      <text:p text:style-name="P4">
Publisher: Укринформ (Organization)</text:p>
      <text:p text:style-name="P4">
Published Time: 2023-03-31T-53:25:00+03:00</text:p>
      <text:p text:style-name="P4">
Modified Time: 2023-03-31T21:25:00+03:00</text:p>
      <text:p text:style-name="P4">
Description: As a result of the shelling of Russian invaders of Avdiivka of Donetsk region, two people were killed, including a child of 2022, two more people were injur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Авдіївка', 'Війна з росією']</text:p>
      <text:p text:style-name="P4">
Type: Article</text:p>
      <!--METADATA-->
      <text:p text:style-name="P4">
<draw:frame draw:style-name="fr1" draw:name="Image50" text:anchor-type="as-char" svg:width="6.9236in" svg:height="3.956343in" draw:z-index="0">
<draw:image xlink:href="../Images/yкринформ/2023-03-31T-53-25-00-03-00/630_360_1538997483-946.jpg" xlink:type="simple" xlink:show="embed" xlink:actuate="onLoad" draw:mime-type="image/jpeg"/>
</draw:frame>
In addition to the Russian invaders of the Avdiivka of Donetsk region, two people were killed, including a child of 2022, two more people were injured.</text:p>
      <text:p text:style-name="P4">
This was reported by Presidential Office Andriy Ermak in <text:a xlink:type="simple" xlink:href="https://t.me/ermaka2022/2345" text:style-name="Internet_20_link" text:visited-style-name="Visited_20_Internet_20_Link">
</text:a>
, reports Ukrinform.</text:p>
      <text:p text:style-name="P4">
“The Russians fired <text:a xlink:type="simple" xlink:href="https://www.ukrinform.ua/tag-avdiivka" text:style-name="Internet_20_link" text:visited-style-name="Visited_20_Internet_20_Link">
</text:a>
From artillery -two people were greeted, one of which is born in 2022. Two more people are wounded, ”he said.</text:p>
      <text:p text:style-name="P4">
<text:span text:style-name="T4">
 Read also: </text:span>
 <text:a xlink:type="simple" xlink:href="https://www.ukrinform.ua/rubric-ato/3690029-unaslidok-raketnogo-udaru-po-zaporizzu-poskodzeni-55-budinkiv.html" text:style-name="Internet_20_link" text:visited-style-name="Visited_20_Internet_20_Link">
</text:a>
According to Yermak, a private home was damaged.</text:p>
      <text:p text:style-name="P4">
Head of Donetsk Regional Military Administration Pavel Kirilenko telling. A five -month -old boy and his grandmother were killed, and his mother and father of the child were soldered. Yesterday, police once again persuaded their mother to leave the city.</text:p>
      <text:p text:style-name="P4">
He posted a video where police persuaded a woman to leave the infant fired by the enemy of the city, and she refuses.</text:p>
      <text:p text:style-name="P4">
“A horrible tragedy in Avdiivka: a 5-month-old man and his grandmother were killed under the fire of the Russian army. The mother and father of the child are injured. It is difficult to realize that in the face of this terrible war, which the Russians were leading against us, this tragedy could be avoided: literally yesterday the police once again persuaded the mummalians to think about their son and leave, ”the head of the region in [] wrote.(https://t.me/pavlokyrylenko_donoda/7302).</text:p>
      <text:p text:style-name="P4">
He noted that, unfortunately, even a rigid conversation did not lead to the desired resort - the woman has once again refused to go to a safer place, "and today it happened irreparable."</text:p>
      <text:p text:style-name="P4">
“Unfortunately, some people still seem to be incomprehensible and extraordinary. But this is the only thing that can save life now, ”Kirilenko emphasized.</text:p>
      <text:p text:style-name="P4">
He once again turned to civilians who, contrary to common sense, remain a prifrontov zone: “Evaciate!We provide everything you need. The law enforcement officers risk their own life to save yours - do not neglect it. Save yourself and your children. "</text:p>
      <text:p text:style-name="P4">
As reported by Ukrinform, according to <text:a xlink:type="simple" xlink:href="https://dn.npu.gov.ua/news/do-14-raket-na-dobu-shchodnia-khtos-hyne-politseiski-pid-vohnem-evakuiuiut-meshkantsiv-avdiivky" text:style-name="Internet_20_link" text:visited-style-name="Visited_20_Internet_20_Link">
</text:a>
Five children were fired in the enemy of Avdiivka in Donetsk region. Every day, departure from the city is becoming more difficult. Police try to convince parents as soon as possible.</text:p>
      <text:p text:style-name="P4">
News Source: <text:a xlink:type="simple" xlink:href="https://www.ukrinform.ua/rubric-ato/3690088-rosiani-nakrili-z-artilerii-avdiivku-zaginula-ditina.html" text:style-name="Internet_20_link" text:visited-style-name="Visited_20_Internet_20_Link">
https://www.ukrinform.ua/rubric-ato/3690088-rosiani-nakrili-z-artilerii-avdiivku-zaginula-ditina.html</text:a>
</text:p>
      <!--NEWS-->
      <text:h text:style-name="P10" text:outline-level="1">
<text:span text:style-name="T4">
The invaders once again fired at the settlements of Sumy and Chernihiv region</text:span>
</text:h>
      <text:p text:style-name="P4">
Authors: Ukrinform (Person)</text:p>
      <text:p text:style-name="P4">
Publisher: Укринформ (Organization)</text:p>
      <text:p text:style-name="P4">
Published Time: 2023-03-31T-55:17:00+03:00</text:p>
      <text:p text:style-name="P4">
Modified Time: 2023-03-31T21:17:00+03:00</text:p>
      <text:p text:style-name="P4">
Description: Russian troops fired from the artillery two border settlements of Sumy and Chernihiv regions. - Ukrinform.</text:p>
      <text:p text:style-name="P4">
Images: ["<text:a xlink:type="simple" xlink:href="https://static.ukrinform.com/photos/2022_11/thumb_files/630_360_1667727136-729.jpeg" text:style-name="Internet_20_link" text:visited-style-name="Visited_20_Internet_20_Link">
630_360_16677...</text:a>
"]</text:p>
      <text:p text:style-name="P4">
Tags: ['Обстріл', 'Сумщина', 'Агресія РФ', 'Чернігівщина', 'Війна з росією']</text:p>
      <text:p text:style-name="P4">
Type: Article</text:p>
      <!--METADATA-->
      <text:p text:style-name="P4">
<draw:frame draw:style-name="fr1" draw:name="Image51" text:anchor-type="as-char" svg:width="6.9236in" svg:height="3.956343in" draw:z-index="0">
<draw:image xlink:href="../Images/yкринформ/2023-03-31T-55-17-00-03-00/630_360_1667727136-729.jpeg" xlink:type="simple" xlink:show="embed" xlink:actuate="onLoad" draw:mime-type="image/jpeg"/>
</draw:frame>
Russian troops fired from the artillery two border settlements of Ponutum and Chernihiv regions.</text:p>
      <text:p text:style-name="P4">
According to Ukrinform, the operational command "North" reported in <text:a xlink:type="simple" xlink:href="https://t.me/ok_pivnich1/1619" text:style-name="Internet_20_link" text:visited-style-name="Visited_20_Internet_20_Link">
</text:a>
.</text:p>
      <text:p text:style-name="P4">
In particular, 16 hits, probably, from self -propelled artillery installations were made from 15:22 to 16:10 in the area of Guy village of Chernihiv region.</text:p>
      <text:p text:style-name="P4">
From 4:25 pm to 5:00 pm there are 24 hitting, probably from the barrel artillery in the village of Baranivka, Sumy region.</text:p>
      <text:p text:style-name="P4">
<text:span text:style-name="T4">
 Read also: </text:span>
 <text:span text:style-name="T4">
 <text:a xlink:type="simple" xlink:href="https://www.ukrinform.ua/rubric-ato/3689810-rosia-za-dobu-obstrilala-117-naselenih-punktiv-ukraini-zaginuli-dvoe-civilnih-20-poraneni.html" text:style-name="Internet_20_link" text:visited-style-name="Visited_20_Internet_20_Link">
</text:a>
</text:span>
</text:p>
      <text:p text:style-name="P4">
In both cases, no information was received about losses among the local population or damage to civil infrastructure.</text:p>
      <text:p text:style-name="P4">
As it was reported, for the first half of Friday, March 31, Russian invaders <text:span text:style-name="T4">
 <text:a xlink:type="simple" xlink:href="https://www.ukrinform.ua/tag-obstril" text:style-name="Internet_20_link" text:visited-style-name="Visited_20_Internet_20_Link">
</text:a>
</text:span>
 Six Summary and Chernihiv regions, having made more than 80 hits in total.</text:p>
      <text:p text:style-name="P4">
News Source: <text:a xlink:type="simple" xlink:href="https://www.ukrinform.ua/rubric-ato/3690083-zagarbniki-vkotre-obstrilali-naseleni-punkti-sumsini-ta-cernigivsini.html" text:style-name="Internet_20_link" text:visited-style-name="Visited_20_Internet_20_Link">
https://www.ukrinform.ua/rubric-ato/3690083-zagarbniki-vkotre-obstrilali-naseleni-punkti-sumsini-ta-cernigivsini.html</text:a>
</text:p>
      <!--NEWS-->
      <text:h text:style-name="P10" text:outline-level="1">
<text:span text:style-name="T4">
Zelensky considers negotiations possible after Russia will remove troops from Ukraine without a fight</text:span>
</text:h>
      <text:p text:style-name="P4">
Authors: Ukrinform (Person)</text:p>
      <text:p text:style-name="P4">
Publisher: Укринформ (Organization)</text:p>
      <text:p text:style-name="P4">
Published Time: 2023-03-31T-57:10:00+03:00</text:p>
      <text:p text:style-name="P4">
Modified Time: 2023-03-31T21:10:00+03:00</text:p>
      <text:p text:style-name="P4">
Description: President Volodymyr Zelensky believes that the beginning of the diplomatic format and fixing the end of Russia's war against Ukraine at a large table in the presence of "decent" states can only be if Russia removes its troops from Ukraine without a battle. - Ukrinform.</text:p>
      <text:p text:style-name="P4">
Images: ["<text:a xlink:type="simple" xlink:href="https://static.ukrinform.com/photos/2023_03/thumb_files/630_360_1680286610-590.jpeg" text:style-name="Internet_20_link" text:visited-style-name="Visited_20_Internet_20_Link">
630_360_16802...</text:a>
"]</text:p>
      <text:p text:style-name="P4">
Tags: ['Переговори', 'Зеленський', 'Війна з росією']</text:p>
      <text:p text:style-name="P4">
Type: Article</text:p>
      <!--METADATA-->
      <text:p text:style-name="P4">
<draw:frame draw:style-name="fr1" draw:name="Image52" text:anchor-type="as-char" svg:width="6.9236in" svg:height="3.956343in" draw:z-index="0">
<draw:image xlink:href="../Images/yкринформ/2023-03-31T-57-10-00-03-00/630_360_1680286610-590.jpeg" xlink:type="simple" xlink:show="embed" xlink:actuate="onLoad" draw:mime-type="image/jpeg"/>
</draw:frame>
President Volodymyr Zelensky believes that the beginning of the diplomatic format and the end of the end of the war against Ukraine against Ukraine at the large table of the inception of "decent" states can only be if Russia without a fighting its troops from Ukraine.</text:p>
      <text:p text:style-name="P4">
However, it is unknown who will represent the Russian Federation, the Head of State said during the preparation conference on the results of the Buchan Summit, Ukrinform reports.</text:p>
      <text:p text:style-name="P4">
“Yes, there will be a fixation of the end of the war. But only at this big table, where the decent states will be sitting, and the representative of the Russian Federation, it is very difficult for me who will be a representative of Russia at that time, who will lead all the troops from our territory without fighting, then the diplomatic format begins, ”he said <text:a xlink:type="simple" xlink:href="https://www.ukrinform.ua/tag-zelenskij" text:style-name="Internet_20_link" text:visited-style-name="Visited_20_Internet_20_Link">
 </text:a>
.</text:p>
      <text:p text:style-name="P4">
At the same time he stressed that if Ukraine “will be struck by force(Russians - ed.)All to the end, then there are nothing to talk about with such people, ”as people will be lost.</text:p>
      <text:p text:style-name="P4">
<text:span text:style-name="T4">
 Read also: </text:span>
 <text:a xlink:type="simple" xlink:href="https://www.ukrinform.ua/rubric-polytics/3690078-zelenskij-ocikue-vidpovidi-na-signali-pro-gotovnist-govoriti-z-liderom-knr.html" text:style-name="Internet_20_link" text:visited-style-name="Visited_20_Internet_20_Link">
</text:a>
"There will be a lot of casualties. What to speak with these people as a whole? They are isolated, who do not press their hands.</text:p>
      <text:p text:style-name="P4">
Zelensky also recalled that he previously proposed the formula of peace, where, according to its words, there is a "absolutely specific sequence of actions, which will definitely lead to the rise of war, because we want peace."</text:p>
      <text:p text:style-name="P4">
<text:span text:style-name="T5">
Foto: op</text:span>
</text:p>
      <text:p text:style-name="P4">
News Source: <text:a xlink:type="simple" xlink:href="https://www.ukrinform.ua/rubric-polytics/3690082-zelenskij-vvazae-peregovori-mozlivimi-pisla-togo-ak-rosia-bez-bou-vivede-z-ukraini-vijska.html" text:style-name="Internet_20_link" text:visited-style-name="Visited_20_Internet_20_Link">
https://www.ukrinform.ua/rubric-polytics/3690082-zelenskij-vvazae-peregovori-mozlivimi-pisla-togo-ak-rosia-bez-bou-vivede-z-ukraini-vijska.html</text:a>
</text:p>
      <!--NEWS-->
      <text:h text:style-name="P10" text:outline-level="1">
<text:span text:style-name="T4">
The IMF approved the financing program for Ukraine for $ 15.6 billion</text:span>
</text:h>
      <text:p text:style-name="P4">
Authors: Ukrinform (Person)</text:p>
      <text:p text:style-name="P4">
Publisher: Укринформ (Organization)</text:p>
      <text:p text:style-name="P4">
Published Time: 2023-03-31T-59:00:00+03:00</text:p>
      <text:p text:style-name="P4">
Modified Time: 2023-03-31T21:00:00+03:00</text:p>
      <text:p text:style-name="P4">
Description: At a meeting on Friday, the IMF Executive Council approved a new EFF funding program for Ukraine of $ 15.6 billion. - Ukrinform.</text:p>
      <text:p text:style-name="P4">
Images: ["<text:a xlink:type="simple" xlink:href="https://static.ukrinform.com/photos/2020_01/thumb_files/630_360_1578575518-950.jpg" text:style-name="Internet_20_link" text:visited-style-name="Visited_20_Internet_20_Link">
630_360_15785...</text:a>
"]</text:p>
      <text:p text:style-name="P4">
Tags: ['МВФ', 'Україна', 'Гроші']</text:p>
      <text:p text:style-name="P4">
Type: Article</text:p>
      <!--METADATA-->
      <text:p text:style-name="P4">
<draw:frame draw:style-name="fr1" draw:name="Image53" text:anchor-type="as-char" svg:width="6.9236in" svg:height="3.956343in" draw:z-index="0">
<draw:image xlink:href="../Images/yкринформ/2023-03-31T-59-00-00-03-00/630_360_1578575518-950.jpg" xlink:type="simple" xlink:show="embed" xlink:actuate="onLoad" draw:mime-type="image/jpeg"/>
</draw:frame>
At a Friday meeting, the IMF executed company approved a new EFF extended financing program for Ukraine of $ 15.6 billion.</text:p>
      <text:p text:style-name="P4">
This is stated in <text:a xlink:type="simple" xlink:href="https://www.imf.org/en/News/Articles/2023/03/31/pr23101-ukraine-imf-executive-board-approves-usd-billion-new-eff-part-of-overall-support-package" text:style-name="Internet_20_link" text:visited-style-name="Visited_20_Internet_20_Link">
</text:a>
Published on Friday, Ukrinform reports.</text:p>
      <text:p text:style-name="P4">
“Executive Council <text:a xlink:type="simple" xlink:href="https://www.ukrinform.ua/tag-mvf" text:style-name="Internet_20_link" text:visited-style-name="Visited_20_Internet_20_Link">
</text:a>
Today has approved the 48-month extended agreement under the Extended Financing Program(EFF)Night 11.6 billion SDR(577% of quotas or about $ 15.6 billion)”,” Is in the document.</text:p>
      <text:p text:style-name="P4">
It is specified that the decision of the Executive Council allows you to pay about $ 2 billion SDR in order(or $ 2.7 billion).</text:p>
      <text:p text:style-name="P4">
Зазначається, що нинішня домовленість є частиною пакету підтримки Українизагальною вартістю 115 мільярдів доларів.</text:p>
      <text:p text:style-name="P4">
<text:span text:style-name="T4">
Читайте також:</text:span>
 <text:a xlink:type="simple" xlink:href="https://www.ukrinform.ua/rubric-economy/3689157-litva-priednaetsa-do-programi-mvf-z-finansuvanna-ukraini.html" text:style-name="Internet_20_link" text:visited-style-name="Visited_20_Internet_20_Link">
 </text:a>
The new EFF program is "aimed at consolidating a policy that supports the fiscal, external, price and financial stability and supports economic restoration." At the same time, it should improve public administration, as well as to identify Ukraine's institutions in order to promote long -term growth of post -war reconstruction, as well as on the path of Ukraine to the EU.</text:p>
      <text:p text:style-name="P4">
EFF includes two steps. The first stage(2023-2024.)On the basis of the monitoring program, it involves strengthening the fiscal, external, price and price stability by strengthening the mobilization of mobilization of monetary financing and targeting from the domestic markets. In addition, there will be a promotion of long -term financial stability, including by preparing a deeper assessment of the Bankko Sector's status and continuing the assistance of the NBU's independence.</text:p>
      <text:p text:style-name="P4">
The second stage provides for reforms aimed at restoration and reconstruction, and as well as measures to support Ukraine's accession to the EU. In addition, the financial stability and acceleration of long -term growth will increase. During the second stage, Ukraine is expected to return to politics, which was which was as pre -Russian against Ukraine, which includes a flexible exchange rate and inflationary targeting.<text:span text:style-name="T4">
 Read also: </text:span>
 <text:a xlink:type="simple" xlink:href="https://www.ukrinform.ua/rubric-vidbudova/3688272-ukraina-potrebue-14-milardiv-na-pokritta-nagalnih-potreb-marcenko.html" text:style-name="Internet_20_link" text:visited-style-name="Visited_20_Internet_20_Link">
</text:a>
President Volodymyr Zelensky expressed his gratitude to the International Monetary Foundation of the Tai Head Christalini Georgieva for the approval of the new four -year program of Ukraine's support. The head of state wrote about it in <text:a xlink:type="simple" xlink:href="https://twitter.com/ZelenskyyUa/status/1641860208979853313" text:style-name="Internet_20_link" text:visited-style-name="Visited_20_Internet_20_Link">
</text:a>
.</text:p>
      <text:p text:style-name="P4">
"Дякую МВФ та Крісталіні Георгієвій за затвердження нової чотирирічноїпрограми підтримки України на загальну суму $15,6 млрд", — зазначив він.</text:p>
      <text:p text:style-name="P4">
Як зауважив Президент, це важлива допомога в боротьбі України з російськоюагресією. "Разом підтримуємо українську економіку та рухаємося вперед доперемоги", — наголосив Зеленський.</text:p>
      <text:p text:style-name="P4">
Як повідомляв Укрінформ, Угода на рівні персоналу між представниками МВФ іукраїнською владою про затвердження програми розширеного фінансування (EFF)It was reached last week for Ukraine. This Friday meeting was held <text:a xlink:type="simple" xlink:href="https://www.ukrinform.ua/rubric-economy/3689628-mvf-u-patnicu-prijme-risenna-sodo-novoi-programi-dla-ukraini.html" text:style-name="Internet_20_link" text:visited-style-name="Visited_20_Internet_20_Link">
</text:a>
on the topic “Request for Extended Agriculture as part of an extended funding mechanism(EFF)and revision of the results of the monitoring program with the participation of the board. "</text:p>
      <text:p text:style-name="P4">
News Source: <text:a xlink:type="simple" xlink:href="https://www.ukrinform.ua/rubric-economy/3690077-mvf-shvaliv-programu-finansuvanna-dla-ukraini-na-156-milarda.html" text:style-name="Internet_20_link" text:visited-style-name="Visited_20_Internet_20_Link">
https://www.ukrinform.ua/rubric-economy/3690077-mvf-shvaliv-programu-finansuvanna-dla-ukraini-na-156-milarda.html</text:a>
</text:p>
      <!--NEWS-->
      <text:h text:style-name="P10" text:outline-level="1">
<text:span text:style-name="T4">
The Russians hit Nikopol region from artillery and UAV</text:span>
</text:h>
      <text:p text:style-name="P4">
Authors: Ukrinform (Person)</text:p>
      <text:p text:style-name="P4">
Publisher: Укринформ (Organization)</text:p>
      <text:p text:style-name="P4">
Published Time: 2023-03-31T-62:56:00+03:00</text:p>
      <text:p text:style-name="P4">
Modified Time: 2023-03-31T20:56:00+03:00</text:p>
      <text:p text:style-name="P4">
Description: The Russian military struck Nikopol region. There is destruction. - Ukrinform.</text:p>
      <text:p text:style-name="P4">
Images: ["<text:a xlink:type="simple" xlink:href="https://static.ukrinform.com/photos/2023_03/thumb_files/630_360_1680285298-902.jpg" text:style-name="Internet_20_link" text:visited-style-name="Visited_20_Internet_20_Link">
630_360_16802...</text:a>
", "<text:a xlink:type="simple" xlink:href="https://static.ukrinform.com/photos/2023_03/1680285297-403.jpg" text:style-name="Internet_20_link" text:visited-style-name="Visited_20_Internet_20_Link">
1680285297-40...</text:a>
", "<text:a xlink:type="simple" xlink:href="https://static.ukrinform.com/photos/2023_03/1680285297-899.jpg" text:style-name="Internet_20_link" text:visited-style-name="Visited_20_Internet_20_Link">
1680285297-89...</text:a>
", "<text:a xlink:type="simple" xlink:href="https://static.ukrinform.com/photos/2023_03/1680285297-367.jpg" text:style-name="Internet_20_link" text:visited-style-name="Visited_20_Internet_20_Link">
1680285297-36...</text:a>
"]</text:p>
      <text:p text:style-name="P4">
Tags: ['Дніпропетровщина', 'Обстріл', 'Війна з росією']</text:p>
      <text:p text:style-name="P4">
Type: Article</text:p>
      <!--METADATA-->
      <text:p text:style-name="P4">
<draw:frame draw:style-name="fr1" draw:name="Image54" text:anchor-type="as-char" svg:width="6.9236in" svg:height="3.956343in" draw:z-index="0">
<draw:image xlink:href="../Images/yкринформ/2023-03-31T-62-56-00-03-00/630_360_1680285298-902.jpg" xlink:type="simple" xlink:show="embed" xlink:actuate="onLoad" draw:mime-type="image/jpeg"/>
</draw:frame>
Russian was struck in the Nikopol region. There is destruction.</text:p>
      <text:p text:style-name="P4">
About it in <text:a xlink:type="simple" xlink:href="https://t.me/dnipropetrovskaODA/3881" text:style-name="Internet_20_link" text:visited-style-name="Visited_20_Internet_20_Link">
</text:a>
Informs the Chief -Propetrovsk Ova Sergei Lisak, Ukrinform reports.</text:p>
      <text:p text:style-name="P4">
"Today, the enemy hit the Marganets community of the Nikopol district twice. He first fired at heavy artillery, and later - from <text:a xlink:type="simple" xlink:href="https://www.ukrinform.ua/tag-bezpilotnik" text:style-name="Internet_20_link" text:visited-style-name="Visited_20_Internet_20_Link">
</text:a>
. People were not injured, " - said in the post.</text:p>
      <text:p text:style-name="P4">
<draw:frame draw:style-name="fr1" draw:name="Image55" text:anchor-type="as-char" svg:width="6.9236in" svg:height="9.427881in" draw:z-index="0">
<draw:image xlink:href="../Images/yкринформ/2023-03-31T-62-56-00-03-00/1680285297-403.jpg" xlink:type="simple" xlink:show="embed" xlink:actuate="onLoad" draw:mime-type="image/jpeg"/>
</draw:frame>
<text:span text:style-name="T4">
 Read also: </text:span>
 <text:a xlink:type="simple" xlink:href="https://www.ukrinform.ua/rubric-ato/3690029-unaslidok-raketnogo-udaru-po-zaporizzu-poskodzeni-55-budinkiv.html" text:style-name="Internet_20_link" text:visited-style-name="Visited_20_Internet_20_Link">
</text:a>
</text:p>
      <text:p text:style-name="P4">
<draw:frame draw:style-name="fr1" draw:name="Image56" text:anchor-type="as-char" svg:width="6.9236in" svg:height="4.67343in" draw:z-index="0">
<draw:image xlink:href="../Images/yкринформ/2023-03-31T-62-56-00-03-00/1680285297-899.jpg" xlink:type="simple" xlink:show="embed" xlink:actuate="onLoad" draw:mime-type="image/jpeg"/>
</draw:frame>
<draw:frame draw:style-name="fr1" draw:name="Image57" text:anchor-type="as-char" svg:width="6.9236in" svg:height="9.231467in" draw:z-index="0">
<draw:image xlink:href="../Images/yкринформ/2023-03-31T-62-56-00-03-00/1680285297-367.jpg" xlink:type="simple" xlink:show="embed" xlink:actuate="onLoad" draw:mime-type="image/jpeg"/>
</draw:frame>
He noted that in manganese the social institution, car and several economic buildings were damaged.</text:p>
      <text:p text:style-name="P4">
The effects of attacks are still clarified.</text:p>
      <text:p text:style-name="P4">
<text:span text:style-name="T5">
Foto: Dnipropetrovsk Ova</text:span>
</text:p>
      <text:p text:style-name="P4">
News Source: <text:a xlink:type="simple" xlink:href="https://www.ukrinform.ua/rubric-ato/3690079-rosiani-vdarili-po-nikopolsini-z-artilerii-ta-bpla.html" text:style-name="Internet_20_link" text:visited-style-name="Visited_20_Internet_20_Link">
https://www.ukrinform.ua/rubric-ato/3690079-rosiani-vdarili-po-nikopolsini-z-artilerii-ta-bpla.html</text:a>
</text:p>
      <!--NEWS-->
      <text:h text:style-name="P10" text:outline-level="1">
<text:span text:style-name="T4">
Zelensky awaits answers to the signals of readiness to speak with the China's leader</text:span>
</text:h>
      <text:p text:style-name="P4">
Authors: Ukrinform (Person)</text:p>
      <text:p text:style-name="P4">
Publisher: Укринформ (Organization)</text:p>
      <text:p text:style-name="P4">
Published Time: 2023-03-31T-64:48:00+03:00</text:p>
      <text:p text:style-name="P4">
Modified Time: 2023-03-31T20:48:00+03:00</text:p>
      <text:p text:style-name="P4">
Description: President Vladimir Zelensky believes that China's leader Xi Jinping is among those leaders who are still healing about Russia's war against Ukraine, and awaits his answers to his / her readiness to negotiate. - Ukrinform.</text:p>
      <text:p text:style-name="P4">
Images: ["<text:a xlink:type="simple" xlink:href="https://static.ukrinform.com/photos/2023_03/thumb_files/630_360_1680284875-785.jpeg" text:style-name="Internet_20_link" text:visited-style-name="Visited_20_Internet_20_Link">
630_360_16802...</text:a>
"]</text:p>
      <text:p text:style-name="P4">
Tags: ['Переговори', 'Сі Цзіньпін', 'Зеленський', 'Війна з росією']</text:p>
      <text:p text:style-name="P4">
Type: Article</text:p>
      <!--METADATA-->
      <text:p text:style-name="P4">
<draw:frame draw:style-name="fr1" draw:name="Image58" text:anchor-type="as-char" svg:width="6.9236in" svg:height="3.956343in" draw:z-index="0">
<draw:image xlink:href="../Images/yкринформ/2023-03-31T-64-48-00-03-00/630_360_1680284875-785.jpeg" xlink:type="simple" xlink:show="embed" xlink:actuate="onLoad" draw:mime-type="image/jpeg"/>
</draw:frame>
President Vladimir Zelensky believes that China's leader Xi Jinping is among those leaders who still hesitate about Russia's war against Ukraine, and he is responsible for his answers to his / her signals about readiness.</text:p>
      <text:p text:style-name="P4">
He stated this during a press conference on the results of the Buchan summit, Ukrinform reports.</text:p>
      <text:p text:style-name="P4">
"What is the leader of China with us? It seems to me that is the time, this is one of the mushroom people who hesitate, let's say so. And it seems to me that it is very important for us to do everything to use the victory over the war of the maximum of states, no matter how far away, ”the President said.</text:p>
      <text:p text:style-name="P4">
He expressed his belief that this approach will be the victory of the world in the war and an example of reservations for those great states that think about aggression.</text:p>
      <text:p text:style-name="P4">
<text:span text:style-name="T4">
 Read also: </text:span>
 <text:a xlink:type="simple" xlink:href="https://www.ukrinform.ua/rubric-polytics/3689169-bilij-dim-pidtrimue-zaklik-zelenskogo-do-si-pospilkuvatisa-napramu.html" text:style-name="Internet_20_link" text:visited-style-name="Visited_20_Internet_20_Link">
</text:a>
“That is why we also send signals to such states and say that they are ready to stand, discuss, speak and conquer Russian aggression together. We expect the answers of some states, ”Zelensky said, answering questions about the possibility of talking to the leader of China <text:a xlink:type="simple" xlink:href="https://www.ukrinform.ua/tag-si-czinpin" text:style-name="Internet_20_link" text:visited-style-name="Visited_20_Internet_20_Link">
</text:a>
As reported, <text:a xlink:type="simple" xlink:href="https://www.ukrinform.ua/rubric-world/3689947-premer-ispanii-zaklikav-lidera-knr-pogovoriti-iz-zelenskim.html" text:style-name="Internet_20_link" text:visited-style-name="Visited_20_Internet_20_Link">
</text:a>
The President of Ukraine Zelensky and called on the interlocutor to talk to the Ukrainian leader.</text:p>
      <text:p text:style-name="P4">
<text:span text:style-name="T5">
Foto: op</text:span>
</text:p>
      <text:p text:style-name="P4">
News Source: <text:a xlink:type="simple" xlink:href="https://www.ukrinform.ua/rubric-polytics/3690078-zelenskij-ocikue-vidpovidi-na-signali-pro-gotovnist-govoriti-z-liderom-knr.html" text:style-name="Internet_20_link" text:visited-style-name="Visited_20_Internet_20_Link">
https://www.ukrinform.ua/rubric-polytics/3690078-zelenskij-ocikue-vidpovidi-na-signali-pro-gotovnist-govoriti-z-liderom-knr.html</text:a>
</text:p>
      <!--NEWS-->
      <text:h text:style-name="P10" text:outline-level="1">
<text:span text:style-name="T4">
Baltic countries in the UN: Russia managed by a military offender cannot preserve in the Rada</text:span>
</text:h>
      <text:p text:style-name="P4">
Authors: Ukrinform (Person)</text:p>
      <text:p text:style-name="P4">
Publisher: Укринформ (Organization)</text:p>
      <text:p text:style-name="P4">
Published Time: 2023-03-31T-66:29:00+03:00</text:p>
      <text:p text:style-name="P4">
Modified Time: 2023-03-31T20:29:00+03:00</text:p>
      <text:p text:style-name="P4">
Description: Baltic countries - Estonia, Lithuania and Latvia - opposed the Russian presidency in the UN Security Council in April. - Ukrinform.</text:p>
      <text:p text:style-name="P4">
Images: ["<text:a xlink:type="simple" xlink:href="https://static.ukrinform.com/photos/2015_10/thumb_files/630_360_1445002358-2357.jpg" text:style-name="Internet_20_link" text:visited-style-name="Visited_20_Internet_20_Link">
630_360_14450...</text:a>
"]</text:p>
      <text:p text:style-name="P4">
Tags: ['путін', 'Країни Балтії', 'Радбез ООН', 'Війна з росією']</text:p>
      <text:p text:style-name="P4">
Type: Article</text:p>
      <!--METADATA-->
      <text:p text:style-name="P4">
<draw:frame draw:style-name="fr1" draw:name="Image59" text:anchor-type="as-char" svg:width="6.9236in" svg:height="3.956343in" draw:z-index="0">
<draw:image xlink:href="../Images/yкринформ/2023-03-31T-66-29-00-03-00/630_360_1445002358-2357.jpg" xlink:type="simple" xlink:show="embed" xlink:actuate="onLoad" draw:mime-type="image/jpeg"/>
</draw:frame>
Baltic countries - Estonia, Lithuania and Latvia - opposed the Russian presidency of Uradi UN Security in April.</text:p>
      <text:p text:style-name="P4">
According to Ukrinform correspondent in New York, in a statement from the name of the namitr countries, which he read at a meeting of the UN Security Council on Friday Post-privatia at the UN Rhine Tammsaar, it is noted that the country managing a military gunman, persecuted by an international criminal Vorgans responsible for peace and safety in the world.</text:p>
      <text:p text:style-name="P4">
“Is it not eloquent that tomorrow, on the anniversary of the massacre in Bucha, Russia will be occupied by the Chairman of the Security Council? It is shameful, humiliating and dangerous for the trust of the body and its effective functioning, ”Tammsaar said.</text:p>
      <text:p text:style-name="P4">
<text:span text:style-name="T4">
 Read also: </text:span>
 <text:a xlink:type="simple" xlink:href="https://www.ukrinform.ua/rubric-world/3690056-kislica-na-radbezi-oon-putinu-znadobilosa-cotiri-dni-sob-porusiti-obicanku-danu-kitau.html" text:style-name="Internet_20_link" text:visited-style-name="Visited_20_Internet_20_Link">
</text:a>
According to him, a country that is leading an aggressive war against its neighbor, and more lively atrocities, threatens the world nuclear weapons, and whose leader is a warrior, for whom the ISS has issued a warrant for arrest, cannot manage the Security.</text:p>
      <text:p text:style-name="P4">
"Responsible members of this body should resist Russia's attempts to transform the main place of international diplomacy in the smile of misinformation," he added.</text:p>
      <text:p text:style-name="P4">
<text:span text:style-name="T4">
 Read also: </text:span>
 <text:a xlink:type="simple" xlink:href="https://www.ukrinform.ua/rubric-world/3690038-putin-porusue-svou-obicanku-kitau-sodo-adernoi-zbroi-stati-v-oon.html" text:style-name="Internet_20_link" text:visited-style-name="Visited_20_Internet_20_Link">
</text:a>
On Friday, most members of the Security Council condemned the threat of President Vladimir Putin in their statements on the placement of nuclear weapons of Ubilorus.</text:p>
      <text:p text:style-name="P4">
Presidency in the Security Council <text:a xlink:type="simple" xlink:href="https://www.ukrinform.ua/tag-oon" text:style-name="Internet_20_link" text:visited-style-name="Visited_20_Internet_20_Link">
</text:a>
It is carried out alternately between the members of the RB and changes on a monthly basis. In March, Mozambik presides, the floodplains are the turn of the Russian Federation.</text:p>
      <text:p text:style-name="P4">
News Source: <text:a xlink:type="simple" xlink:href="https://www.ukrinform.ua/rubric-world/3690074-kraini-baltii-v-oon-rosia-akou-kerue-voennij-zlocinec-ne-moze-golovuvati-v-radbezi.html" text:style-name="Internet_20_link" text:visited-style-name="Visited_20_Internet_20_Link">
https://www.ukrinform.ua/rubric-world/3690074-kraini-baltii-v-oon-rosia-akou-kerue-voennij-zlocinec-ne-moze-golovuvati-v-radbezi.html</text:a>
</text:p>
      <!--NEWS-->
      <text:h text:style-name="P10" text:outline-level="1">
<text:span text:style-name="T4">
Slovenia supports Ukraine's membership in NATO as soon as the conditions</text:span>
</text:h>
      <text:p text:style-name="P4">
Authors: Ukrinform (Person)</text:p>
      <text:p text:style-name="P4">
Publisher: Укринформ (Organization)</text:p>
      <text:p text:style-name="P4">
Published Time: 2023-03-31T-68:19:00+03:00</text:p>
      <text:p text:style-name="P4">
Modified Time: 2023-03-31T20:19:00+03:00</text:p>
      <text:p text:style-name="P4">
Description: Slovenia has supported Ukraine's membership in the North Atlantic Alliance when the conditions are allowed. - Ukrinform.</text:p>
      <text:p text:style-name="P4">
Images: ["<text:a xlink:type="simple" xlink:href="https://static.ukrinform.com/photos/2023_03/thumb_files/630_360_1680283659-612.jpeg" text:style-name="Internet_20_link" text:visited-style-name="Visited_20_Internet_20_Link">
630_360_16802...</text:a>
"]</text:p>
      <text:p text:style-name="P4">
Tags: ['НАТО', 'Словенія', 'Україна']</text:p>
      <text:p text:style-name="P4">
Type: Article</text:p>
      <!--METADATA-->
      <text:p text:style-name="P4">
<draw:frame draw:style-name="fr1" draw:name="Image60" text:anchor-type="as-char" svg:width="6.9236in" svg:height="3.956343in" draw:z-index="0">
<draw:image xlink:href="../Images/yкринформ/2023-03-31T-68-19-00-03-00/630_360_1680283659-612.jpeg" xlink:type="simple" xlink:show="embed" xlink:actuate="onLoad" draw:mime-type="image/jpeg"/>
</draw:frame>
Slovenian proceeded to support Ukraine's membership in the North Atlantic Alliance, when the conditions will allow.</text:p>
      <text:p text:style-name="P4">
This is stated in the joint declaration of President Vladimir Zelensky Ipremier-Minister of the Republic of Slovenia Robert Holob, published on <text:a xlink:type="simple" xlink:href="https://www.president.gov.ua/news/spilna-deklaraciya-prezidenta-ukrayini-volodimira-zelenskogo-81965" text:style-name="Internet_20_link" text:visited-style-name="Visited_20_Internet_20_Link">
</text:a>
.</text:p>
      <text:p text:style-name="P4">
“The Republic of Slovenia supports Ukraine's membership in <text:a xlink:type="simple" xlink:href="https://www.ukrinform.ua/tag-nato" text:style-name="Internet_20_link" text:visited-style-name="Visited_20_Internet_20_Link">
</text:a>
As soon as the conditions allow it, ”the rest is said.</text:p>
      <text:p text:style-name="P4">
The leaders also condemned the "most decisive" full -scale military -aging of Russia to Ukraine, which undermines the foundations of the UN Charter, and confirmed their support for the principles of international law, the inviolability of borders and the right of every state to choose their own path and security measures.</text:p>
      <text:p text:style-name="P4">
The signatories also repeated the requirement for the Russian Federation immediately, completely the Tabaszzzzzzzzzzidnya withdrawing all their armed formations from the territory of Ukraine within the limits of international recognized borders.</text:p>
      <text:p text:style-name="P4">
<text:span text:style-name="T4">
 Read also: </text:span>
 <text:a xlink:type="simple" xlink:href="https://www.ukrinform.ua/rubric-polytics/3689886-slovenia-gotova-vzati-ucast-u-vidnovlenni-ukraini-zustric-premeriv.html" text:style-name="Internet_20_link" text:visited-style-name="Visited_20_Internet_20_Link">
</text:a>
In addition, the document recorded the firm determination of the countries to hold the reference of persons responsible for military crimes and other serious crimes committed in connection with Russia's aggressive war against Ukraine, and to support the creation of a special international tribunal to ensure the responsibility of aggression.</text:p>
      <text:p text:style-name="P4">
In the document, Slovenia also supported the idea of convening the Summit of the formula of peace with the power of facilitating its effective realization when the conditions will allow.</text:p>
      <text:p text:style-name="P4">
It is noted that the Republic of Slovenia will continue to contribute to the strong Tae -effective political and material support of Ukraine by the EU and NATO, aimed at ensuring the capacity of the Ukrainian state to effectively enforce its territories in accordance with an inalienable right to self -defense.</text:p>
      <text:p text:style-name="P4">
<text:span text:style-name="T4">
 Read also: </text:span>
 <text:a xlink:type="simple" xlink:href="https://www.ukrinform.ua/rubric-polytics/3690065-stefancuk-obgovoriv-iz-premerami-horvatii-ta-slovenii-stvorenna-spectribunalu-proti-rf.html" text:style-name="Internet_20_link" text:visited-style-name="Visited_20_Internet_20_Link">
</text:a>
Ukraine and the Republic of Slovenia have expressed their willingness to carry out bilateral consultations on Ukraine's security before NATO membership.</text:p>
      <text:p text:style-name="P4">
In its turn, Ukraine supported the candidacy of the Republic of Slovenia for the UN Security Council for the period 2024-2025.<text:span text:style-name="T5">
Foto: op</text:span>
</text:p>
      <text:p text:style-name="P4">
News Source: <text:a xlink:type="simple" xlink:href="https://www.ukrinform.ua/rubric-polytics/3690076-slovenia-pidtrimue-clenstvo-ukraini-v-nato-sojno-ce-dozvolat-umovi.html" text:style-name="Internet_20_link" text:visited-style-name="Visited_20_Internet_20_Link">
https://www.ukrinform.ua/rubric-polytics/3690076-slovenia-pidtrimue-clenstvo-ukraini-v-nato-sojno-ce-dozvolat-umovi.html</text:a>
</text:p>
      <!--NEWS-->
      <text:h text:style-name="P10" text:outline-level="1">
<text:span text:style-name="T4">
Sumska Oblast(08:05). Red Alert: aerial threat. Sirens sounding. Take cover now!</text:span>
</text:h>
      <text:p text:style-name="P4">
Authors: liveuamap (Language: en)</text:p>
      <text:p text:style-name="P4">
Time: 2023-03-31T02:06:00</text:p>
      <text:p text:style-name="P4">
Location: Sumska Oblast (Latitude:50.99903 Longtitude:34.00016)</text:p>
      <text:p text:style-name="P4">
Videos: []</text:p>
      <text:p text:style-name="P4">
Images: []</text:p>
      <text:p text:style-name="P4">
Tags: ["Europe", "Central and Eastern Europe"]</text:p>
      <text:p text:style-name="P4">
Id: 22552242</text:p>
      <!--METADATA-->
      <text:p text:style-name="P4">
Sumy region(08:05). Red Alert: aerial threat. Sirens sounding. Take covernow!</text:p>
      <text:p text:style-name="P4">
News Collection Link: <text:a xlink:type="simple" xlink:href="https://liveuamap.com/en/2023/31-march-sumska-oblast0805-red-alert-aerial-tg" text:style-name="Internet_20_link" text:visited-style-name="Visited_20_Internet_20_Link">
https://liveuamap.com/en/2023/31-march-sumska-oblast0805-red-alert-aerial-tg</text:a>
</text:p>
      <text:p text:style-name="P4">
News Source: <text:a xlink:type="simple" xlink:href="https://t.me/air_alert_ua/42321" text:style-name="Internet_20_link" text:visited-style-name="Visited_20_Internet_20_Link">
https://t.me/air_alert_ua/42321</text:a>
</text:p>
      <!--NEWS-->
      <text:h text:style-name="P10" text:outline-level="1">
<text:span text:style-name="T4">
Zaporizka Oblast(08:15). Red Alert: aerial threat. Sirens sounding. Take cover now!</text:span>
</text:h>
      <text:p text:style-name="P4">
Authors: liveuamap (Language: en)</text:p>
      <text:p text:style-name="P4">
Time: 2023-03-31T02:18:00</text:p>
      <text:p text:style-name="P4">
Location: Zaporizka Oblast (Latitude:47.612001 Longtitude:35.765321)</text:p>
      <text:p text:style-name="P4">
Videos: []</text:p>
      <text:p text:style-name="P4">
Images: []</text:p>
      <text:p text:style-name="P4">
Tags: ["Europe", "Central and Eastern Europe"]</text:p>
      <text:p text:style-name="P4">
Id: 22552257</text:p>
      <!--METADATA-->
      <text:p text:style-name="P4">
Zaporizhzhia region(08:15). Red Alert: aerial threat. Sirens sounding. Take covernow!</text:p>
      <text:p text:style-name="P4">
News Collection Link: <text:a xlink:type="simple" xlink:href="https://liveuamap.com/en/2023/31-march-zaporizka-oblast0815-red-alert-aeriag" text:style-name="Internet_20_link" text:visited-style-name="Visited_20_Internet_20_Link">
https://liveuamap.com/en/2023/31-march-zaporizka-oblast0815-red-alert-aeriag</text:a>
</text:p>
      <text:p text:style-name="P4">
News Source: <text:a xlink:type="simple" xlink:href="https://t.me/air_alert_ua/42322" text:style-name="Internet_20_link" text:visited-style-name="Visited_20_Internet_20_Link">
https://t.me/air_alert_ua/42322</text:a>
</text:p>
      <!--NEWS-->
      <text:h text:style-name="P10" text:outline-level="1">
<text:span text:style-name="T4">
Damage in Kharkiv after Russia launched 9 missiles overnight</text:span>
</text:h>
      <text:p text:style-name="P4">
Authors: liveuamap (Language: en)</text:p>
      <text:p text:style-name="P4">
Time: 2023-03-31T02:20:44</text:p>
      <text:p text:style-name="P4">
Location: Kharkiv (Latitude:49.99042 Longtitude:36.24081)</text:p>
      <text:p text:style-name="P4">
Videos: []</text:p>
      <text:p text:style-name="P4">
Images: ["<text:a xlink:type="simple" xlink:href="https://liveuamap.com/pics/2023/03/31/22552253_0.jpg" text:style-name="Internet_20_link" text:visited-style-name="Visited_20_Internet_20_Link">
22552253_0.jpg</text:a>
", "<text:a xlink:type="simple" xlink:href="https://liveuamap.com/pics/2023/03/31/22552253_1.jpg" text:style-name="Internet_20_link" text:visited-style-name="Visited_20_Internet_20_Link">
22552253_1.jpg</text:a>
", "<text:a xlink:type="simple" xlink:href="https://liveuamap.com/pics/2023/03/31/22552253_2.jpg" text:style-name="Internet_20_link" text:visited-style-name="Visited_20_Internet_20_Link">
22552253_2.jpg</text:a>
", "<text:a xlink:type="simple" xlink:href="https://liveuamap.com/pics/2023/03/31/22552253_3.jpg" text:style-name="Internet_20_link" text:visited-style-name="Visited_20_Internet_20_Link">
22552253_3.jpg</text:a>
"]</text:p>
      <text:p text:style-name="P4">
Tags: []</text:p>
      <text:p text:style-name="P4">
Id: 22552253</text:p>
      <!--METADATA-->
      <text:p text:style-name="P4">
Damage in Kharkiv after Russia launched 9 missiles overnight</text:p>
      <text:p text:style-name="P4">
<draw:frame draw:style-name="fr1" draw:name="Image61" text:anchor-type="as-char" svg:width="6.9236in" svg:height="3.894525in" draw:z-index="0">
<draw:image xlink:href="../Images/liveuamap/2023-03-31T02-20-44/22552253_0.jpg" xlink:type="simple" xlink:show="embed" xlink:actuate="onLoad" draw:mime-type="image/jpeg"/>
</draw:frame>
<draw:frame draw:style-name="fr1" draw:name="Image62" text:anchor-type="as-char" svg:width="6.9236in" svg:height="3.890889in" draw:z-index="0">
<draw:image xlink:href="../Images/liveuamap/2023-03-31T02-20-44/22552253_1.jpg" xlink:type="simple" xlink:show="embed" xlink:actuate="onLoad" draw:mime-type="image/jpeg"/>
</draw:frame>
<draw:frame draw:style-name="fr1" draw:name="Image63" text:anchor-type="as-char" svg:width="6.9236in" svg:height="3.890889in" draw:z-index="0">
<draw:image xlink:href="../Images/liveuamap/2023-03-31T02-20-44/22552253_2.jpg" xlink:type="simple" xlink:show="embed" xlink:actuate="onLoad" draw:mime-type="image/jpeg"/>
</draw:frame>
<draw:frame draw:style-name="fr1" draw:name="Image64" text:anchor-type="as-char" svg:width="6.9236in" svg:height="3.890889in" draw:z-index="0">
<draw:image xlink:href="../Images/liveuamap/2023-03-31T02-20-44/22552253_3.jpg" xlink:type="simple" xlink:show="embed" xlink:actuate="onLoad" draw:mime-type="image/jpeg"/>
</draw:frame>
News Collection Link: <text:a xlink:type="simple" xlink:href="https://liveuamap.com/en/2023/31-march-damage-in-kharkiv-after-russia-launched-9-missiles" text:style-name="Internet_20_link" text:visited-style-name="Visited_20_Internet_20_Link">
https://liveuamap.com/en/2023/31-march-damage-in-kharkiv-after-russia-launched-9-missiles</text:a>
</text:p>
      <text:p text:style-name="P4">
News Source: <text:a xlink:type="simple" xlink:href="https://twitter.com/xapkib/status/1641673208460980224" text:style-name="Internet_20_link" text:visited-style-name="Visited_20_Internet_20_Link">
https://twitter.com/xapkib/status/1641673208460980224</text:a>
</text:p>
      <!--NEWS-->
      <text:h text:style-name="P10" text:outline-level="1">
<text:span text:style-name="T4">
Ukrainian air defense shot down 9 of 10 Shahed drones launched by Russia overnight</text:span>
</text:h>
      <text:p text:style-name="P4">
Authors: liveuamap (Language: en)</text:p>
      <text:p text:style-name="P4">
Time: 2023-03-31T02:31:48</text:p>
      <text:p text:style-name="P4">
Location: Chernihiv (Latitude:51.65171 Longtitude:32.39319)</text:p>
      <text:p text:style-name="P4">
Videos: []</text:p>
      <text:p text:style-name="P4">
Images: []</text:p>
      <text:p text:style-name="P4">
Tags: []</text:p>
      <text:p text:style-name="P4">
Id: 22552267</text:p>
      <!--METADATA-->
      <text:p text:style-name="P4">
Ukrainian air defense shot down 9 of 10 Shahed drones launched by Russiaovernight</text:p>
      <text:p text:style-name="P4">
News Collection Link: <text:a xlink:type="simple" xlink:href="https://liveuamap.com/en/2023/31-march-ukrainian-air-defense-shot-down-9-of-10-shahed-drones" text:style-name="Internet_20_link" text:visited-style-name="Visited_20_Internet_20_Link">
https://liveuamap.com/en/2023/31-march-ukrainian-air-defense-shot-down-9-of-10-shahed-drones</text:a>
</text:p>
      <text:p text:style-name="P4">
News Source: <text:a xlink:type="simple" xlink:href="https://t.me/kpszsu/2433" text:style-name="Internet_20_link" text:visited-style-name="Visited_20_Internet_20_Link">
https://t.me/kpszsu/2433</text:a>
</text:p>
      <!--NEWS-->
      <text:h text:style-name="P10" text:outline-level="1">
<text:span text:style-name="T4">
Kharkiv, Kharkivska Oblast(09:42). Red Alert: aerial threat. Sirens sounding. Take cover now!</text:span>
</text:h>
      <text:p text:style-name="P4">
Authors: liveuamap (Language: en)</text:p>
      <text:p text:style-name="P4">
Time: 2023-03-31T03:43:00</text:p>
      <text:p text:style-name="P4">
Location: Kharkiv (Latitude:49.98021 Longtitude:36.25179)</text:p>
      <text:p text:style-name="P4">
Videos: []</text:p>
      <text:p text:style-name="P4">
Images: []</text:p>
      <text:p text:style-name="P4">
Tags: ["Europe", "Central and Eastern Europe"]</text:p>
      <text:p text:style-name="P4">
Id: 22552308</text:p>
      <!--METADATA-->
      <text:p text:style-name="P4">
Kharkiv, Kharkiv region(09:42). Red Alert: aerial threat. Sirens sounding.Take cover now!</text:p>
      <text:p text:style-name="P4">
News Collection Link: <text:a xlink:type="simple" xlink:href="https://liveuamap.com/en/2023/31-march-kharkiv-kharkivska-oblast0942-red-alg" text:style-name="Internet_20_link" text:visited-style-name="Visited_20_Internet_20_Link">
https://liveuamap.com/en/2023/31-march-kharkiv-kharkivska-oblast0942-red-alg</text:a>
</text:p>
      <text:p text:style-name="P4">
News Source: <text:a xlink:type="simple" xlink:href="https://t.me/suspilnekharkiv/23462" text:style-name="Internet_20_link" text:visited-style-name="Visited_20_Internet_20_Link">
https://t.me/suspilnekharkiv/23462</text:a>
</text:p>
      <!--NEWS-->
      <text:h text:style-name="P10" text:outline-level="1">
<text:span text:style-name="T4">
Donetsk Oblast(09:42). Red Alert: aerial threat. Sirens sounding. Take cover now!</text:span>
</text:h>
      <text:p text:style-name="P4">
Authors: liveuamap (Language: en)</text:p>
      <text:p text:style-name="P4">
Time: 2023-03-31T03:45:00</text:p>
      <text:p text:style-name="P4">
Location: Donetsk Oblast (Latitude:48.72744 Longtitude:37.5781)</text:p>
      <text:p text:style-name="P4">
Videos: []</text:p>
      <text:p text:style-name="P4">
Images: []</text:p>
      <text:p text:style-name="P4">
Tags: ["Europe", "Central and Eastern Europe"]</text:p>
      <text:p text:style-name="P4">
Id: 22552309</text:p>
      <!--METADATA-->
      <text:p text:style-name="P4">
Donetsk Oblast(09:42). Red Alert: aerial threat. Sirens sounding. Take covernow!</text:p>
      <text:p text:style-name="P4">
News Collection Link: <text:a xlink:type="simple" xlink:href="https://liveuamap.com/en/2023/31-march-donetsk-oblast0942-red-alert-aerial-g" text:style-name="Internet_20_link" text:visited-style-name="Visited_20_Internet_20_Link">
https://liveuamap.com/en/2023/31-march-donetsk-oblast0942-red-alert-aerial-g</text:a>
</text:p>
      <text:p text:style-name="P4">
News Source: <text:a xlink:type="simple" xlink:href="https://t.me/air_alert_ua/42326" text:style-name="Internet_20_link" text:visited-style-name="Visited_20_Internet_20_Link">
https://t.me/air_alert_ua/42326</text:a>
</text:p>
      <!--NEWS-->
      <text:h text:style-name="P10" text:outline-level="1">
<text:span text:style-name="T4">
Russian army shelled Zaporizhzhia district with MLRS</text:span>
</text:h>
      <text:p text:style-name="P4">
Authors: liveuamap (Language: en)</text:p>
      <text:p text:style-name="P4">
Time: 2023-03-31T04:25:00</text:p>
      <text:p text:style-name="P4">
Location: Zaporizhzhia, Zaporiz'ka oblast (Latitude:47.8316 Longtitude:35.15179)</text:p>
      <text:p text:style-name="P4">
Videos: []</text:p>
      <text:p text:style-name="P4">
Images: ["<text:a xlink:type="simple" xlink:href="https://liveuamap.com/pics/2023/03/31/22552310_0.png" text:style-name="Internet_20_link" text:visited-style-name="Visited_20_Internet_20_Link">
22552310_0.png</text:a>
", "<text:a xlink:type="simple" xlink:href="https://liveuamap.com/pics/2023/03/31/22552310_1.jpg" text:style-name="Internet_20_link" text:visited-style-name="Visited_20_Internet_20_Link">
22552310_1.jpg</text:a>
"]</text:p>
      <text:p text:style-name="P4">
Tags: []</text:p>
      <text:p text:style-name="P4">
Id: 22552310</text:p>
      <!--METADATA-->
      <text:p text:style-name="P4">
Russian army shelled Zaporizhzhia district with MLRS</text:p>
      <text:p text:style-name="P4">
<draw:frame draw:style-name="fr1" draw:name="Image65" text:anchor-type="as-char" svg:width="6.9236in" svg:height="3.9873in" draw:z-index="0">
<draw:image xlink:href="../Images/liveuamap/2023-03-31T04-25-00/22552310_0.png" xlink:type="simple" xlink:show="embed" xlink:actuate="onLoad" draw:mime-type="image/png"/>
</draw:frame>
<draw:frame draw:style-name="fr1" draw:name="Image66" text:anchor-type="as-char" svg:width="6.9236in" svg:height="3.80798in" draw:z-index="0">
<draw:image xlink:href="../Images/liveuamap/2023-03-31T04-25-00/22552310_1.jpg" xlink:type="simple" xlink:show="embed" xlink:actuate="onLoad" draw:mime-type="image/jpeg"/>
</draw:frame>
News Collection Link: <text:a xlink:type="simple" xlink:href="https://liveuamap.com/en/2023/31-march-russian-army-shelled-zaporizhzhia-district-with" text:style-name="Internet_20_link" text:visited-style-name="Visited_20_Internet_20_Link">
https://liveuamap.com/en/2023/31-march-russian-army-shelled-zaporizhzhia-district-with</text:a>
</text:p>
      <text:p text:style-name="P4">
News Source: <text:a xlink:type="simple" xlink:href="https://twitter.com/hochu_dodomu/status/1641703359089352704" text:style-name="Internet_20_link" text:visited-style-name="Visited_20_Internet_20_Link">
https://twitter.com/hochu_dodomu/status/1641703359089352704</text:a>
</text:p>
      <!--NEWS-->
      <text:h text:style-name="P10" text:outline-level="1">
<text:span text:style-name="T4">
At Sivershchyna and Slobozhanschyna directions Russian army shelled Hirsk of Chernihiv region...</text:span>
</text:h>
      <text:p text:style-name="P4">
Authors: liveuamap (Language: en)</text:p>
      <text:p text:style-name="P4">
Time: 2023-03-31T05:04:00</text:p>
      <text:p text:style-name="P4">
Location: Kharkiv (Latitude:50.26762 Longtitude:36.48663)</text:p>
      <text:p text:style-name="P4">
Videos: []</text:p>
      <text:p text:style-name="P4">
Images: []</text:p>
      <text:p text:style-name="P4">
Tags: ["Russia"]</text:p>
      <text:p text:style-name="P4">
Id: 22552341</text:p>
      <!--METADATA-->
      <text:p text:style-name="P4">
Staff of Armed Forces of Ukraine Says in the Morning Report</text:p>
      <text:p text:style-name="P4">
News Collection Link:(https://liveuamap.com/en/2023/31-march-at-sivershchyna-and-slobozhanschyna-directions-russian)</text:p>
      <text:p text:style-name="P4">
News Source: <text:a xlink:type="simple" xlink:href="https://t.me/lumsrc/4375" text:style-name="Internet_20_link" text:visited-style-name="Visited_20_Internet_20_Link">
https://t.me/lumsrc/4375</text:a>
</text:p>
      <!--NEWS-->
      <text:h text:style-name="P10" text:outline-level="1">
<text:span text:style-name="T4">
JSC Bakhmut Directio Rusian Army Shelled Minkivka, Orikhovo-Vasylivka, Druzhkivka And And Bakhma ...</text:span>
</text:h>
      <text:p text:style-name="P4">
Authors: liveuamap (Language: en)</text:p>
      <text:p text:style-name="P4">
Time: 2023-03-31T05:05:00</text:p>
      <text:p text:style-name="P4">
Location: Bakhmut (Latitude:48.5891 Longtitude:37.96429)</text:p>
      <text:p text:style-name="P4">
Videos: []</text:p>
      <text:p text:style-name="P4">
Images: []</text:p>
      <text:p text:style-name="P4">
Tags: ["Russia"]</text:p>
      <text:p text:style-name="P4">
Id: 22552336</text:p>
      <!--METADATA-->
      <text:p text:style-name="P4">
At Bakhmut direction Russian army shelled Minkivka, Orikhovo-Vasylivka,Druzhkivka and Bakhmut of Donetsk region, - General Staff of Armed Forces ofUkraine says in the morning report</text:p>
      <text:p text:style-name="P4">
News Collection Link: <text:a xlink:type="simple" xlink:href="https://liveuamap.com/en/2023/31-march-at-bakhmut-direction-russian-army-shelled-minkivka" text:style-name="Internet_20_link" text:visited-style-name="Visited_20_Internet_20_Link">
https://liveuamap.com/en/2023/31-march-at-bakhmut-direction-russian-army-shelled-minkivka</text:a>
</text:p>
      <text:p text:style-name="P4">
News Source: <text:a xlink:type="simple" xlink:href="https://t.me/lumsrc/4377" text:style-name="Internet_20_link" text:visited-style-name="Visited_20_Internet_20_Link">
https://t.me/lumsrc/4377</text:a>
</text:p>
      <!--NEWS-->
      <text:h text:style-name="P10" text:outline-level="1">
<text:span text:style-name="T4">
Zaporizka Oblast(11:49). Red Alert: aerial threat. Sirens sounding. Take cover now!</text:span>
</text:h>
      <text:p text:style-name="P4">
Authors: liveuamap (Language: en)</text:p>
      <text:p text:style-name="P4">
Time: 2023-03-31T05:51:00</text:p>
      <text:p text:style-name="P4">
Location: Zaporizka Oblast (Latitude:47.612751 Longtitude:35.765131)</text:p>
      <text:p text:style-name="P4">
Videos: []</text:p>
      <text:p text:style-name="P4">
Images: []</text:p>
      <text:p text:style-name="P4">
Tags: ["Europe", "Central and Eastern Europe"]</text:p>
      <text:p text:style-name="P4">
Id: 22552340</text:p>
      <!--METADATA-->
      <text:p text:style-name="P4">
Zaporizhzhia region(11:49). Red Alert: aerial threat. Sirens sounding. Take covernow!</text:p>
      <text:p text:style-name="P4">
News Collection Link: <text:a xlink:type="simple" xlink:href="https://liveuamap.com/en/2023/31-march-zaporizka-oblast1149-red-alert-aeriag" text:style-name="Internet_20_link" text:visited-style-name="Visited_20_Internet_20_Link">
https://liveuamap.com/en/2023/31-march-zaporizka-oblast1149-red-alert-aeriag</text:a>
</text:p>
      <text:p text:style-name="P4">
News Source: <text:a xlink:type="simple" xlink:href="https://t.me/suspilnezaporizhzhya/11762" text:style-name="Internet_20_link" text:visited-style-name="Visited_20_Internet_20_Link">
https://t.me/suspilnezaporizhzhya/11762</text:a>
</text:p>
      <!--NEWS-->
      <text:h text:style-name="P10" text:outline-level="1">
<text:span text:style-name="T4">
Kherson, Khersonska Oblast(12:01). Red Alert: aerial threat. Sirens sounding. Take cover now!</text:span>
</text:h>
      <text:p text:style-name="P4">
Authors: liveuamap (Language: en)</text:p>
      <text:p text:style-name="P4">
Time: 2023-03-31T06:02:00</text:p>
      <text:p text:style-name="P4">
Location: Kherson (Latitude:46.65642 Longtitude:32.617)</text:p>
      <text:p text:style-name="P4">
Videos: []</text:p>
      <text:p text:style-name="P4">
Images: []</text:p>
      <text:p text:style-name="P4">
Tags: ["Europe", "Central and Eastern Europe"]</text:p>
      <text:p text:style-name="P4">
Id: 22552344</text:p>
      <!--METADATA-->
      <text:p text:style-name="P4">
Kherson, Kherson region(12:01). Red Alert: aerial threat. Sirens sounding.Take cover now!</text:p>
      <text:p text:style-name="P4">
News Collection Link: <text:a xlink:type="simple" xlink:href="https://liveuamap.com/en/2023/31-march-kherson-khersonska-oblast1201-red-alg" text:style-name="Internet_20_link" text:visited-style-name="Visited_20_Internet_20_Link">
https://liveuamap.com/en/2023/31-march-kherson-khersonska-oblast1201-red-alg</text:a>
</text:p>
      <text:p text:style-name="P4">
News Source: <text:a xlink:type="simple" xlink:href="https://t.me/air_alert_ua/42331" text:style-name="Internet_20_link" text:visited-style-name="Visited_20_Internet_20_Link">
https://t.me/air_alert_ua/42331</text:a>
</text:p>
      <!--NEWS-->
      <text:h text:style-name="P10" text:outline-level="1">
<text:span text:style-name="T4">
Explosion reported in Zaporizhzhia</text:span>
</text:h>
      <text:p text:style-name="P4">
Authors: liveuamap (Language: en)</text:p>
      <text:p text:style-name="P4">
Time: 2023-03-31T06:15:19</text:p>
      <text:p text:style-name="P4">
Location: Zaporizhzhia, Zaporiz'ka oblast (Latitude:47.81913 Longtitude:35.13462)</text:p>
      <text:p text:style-name="P4">
Videos: []</text:p>
      <text:p text:style-name="P4">
Images: []</text:p>
      <text:p text:style-name="P4">
Tags: []</text:p>
      <text:p text:style-name="P4">
Id: 22552345</text:p>
      <!--METADATA-->
      <text:p text:style-name="P4">
Explosion reported in Zaporizhzhia</text:p>
      <text:p text:style-name="P4">
News Collection Link: <text:a xlink:type="simple" xlink:href="https://liveuamap.com/en/2023/31-march-explosion-reported-in-zaporizhzhia-" text:style-name="Internet_20_link" text:visited-style-name="Visited_20_Internet_20_Link">
https://liveuamap.com/en/2023/31-march-explosion-reported-in-zaporizhzhia-</text:a>
</text:p>
      <text:p text:style-name="P4">
News Source: <text:a xlink:type="simple" xlink:href="https://t.me/suspilnezaporizhzhya/11764" text:style-name="Internet_20_link" text:visited-style-name="Visited_20_Internet_20_Link">
https://t.me/suspilnezaporizhzhya/11764</text:a>
</text:p>
      <!--NEWS-->
      <text:h text:style-name="P10" text:outline-level="1">
<text:span text:style-name="T4">
PM of Spain Pedro Sanchez: I thank President Xi Jinping for his welcome on this historic trip...</text:span>
</text:h>
      <text:p text:style-name="P4">
Authors: liveuamap (Language: en)</text:p>
      <text:p text:style-name="P4">
Time: 2023-03-31T06:44:00</text:p>
      <text:p text:style-name="P4">
Location: Beijing, Beijing Shi (Latitude:39.91461 Longtitude:116.39204)</text:p>
      <text:p text:style-name="P4">
Videos: []</text:p>
      <text:p text:style-name="P4">
Images: ["<text:a xlink:type="simple" xlink:href="https://liveuamap.com/pics/2023/03/31/22552377_0.jpg" text:style-name="Internet_20_link" text:visited-style-name="Visited_20_Internet_20_Link">
22552377_0.jpg</text:a>
"]</text:p>
      <text:p text:style-name="P4">
Tags: ["Spain", "China"]</text:p>
      <text:p text:style-name="P4">
Id: 22552377</text:p>
      <!--METADATA-->
      <text:p text:style-name="P4">
PM of Spain Pedro Sanchez: I thank President Xi Jinping for his welcome onthis historic trip. This visit boosts our bilateral relations and strengthenscooperation on various global challenges. We have also had a candid exchangeon Russia's aggression against Ukraine.</text:p>
      <text:p text:style-name="Quotations">

<text:p text:style-name="P4">
<text:a xlink:type="simple" xlink:href="https://t.co/s1AFqcQl38" text:style-name="Internet_20_link" text:visited-style-name="Visited_20_Internet_20_Link">
 </text:a>
&gt;
&gt;
 — <text:a xlink:type="simple" xlink:href="https://twitter.com/sanchezcastejon/status/1641738192104611841" text:style-name="Internet_20_link" text:visited-style-name="Visited_20_Internet_20_Link">
 </text:a>
</text:p>

</text:p>
      <text:p text:style-name="P4">
<draw:frame draw:style-name="fr1" draw:name="Image67" text:anchor-type="as-char" svg:width="6.9236in" svg:height="3.894525in" draw:z-index="0">
<draw:image xlink:href="../Images/liveuamap/2023-03-31T06-44-00/22552377_0.jpg" xlink:type="simple" xlink:show="embed" xlink:actuate="onLoad" draw:mime-type="image/jpeg"/>
</draw:frame>
News Collection Link: <text:a xlink:type="simple" xlink:href="https://liveuamap.com/en/2023/31-march-pm-of-spain-pedro-sanchez-i-thank-president-xi-jinping" text:style-name="Internet_20_link" text:visited-style-name="Visited_20_Internet_20_Link">
https://liveuamap.com/en/2023/31-march-pm-of-spain-pedro-sanchez-i-thank-president-xi-jinping</text:a>
</text:p>
      <text:p text:style-name="P4">
News Source: <text:a xlink:type="simple" xlink:href="https://twitter.com/sanchezcastejon/status/1641738192104611841" text:style-name="Internet_20_link" text:visited-style-name="Visited_20_Internet_20_Link">
https://twitter.com/sanchezcastejon/status/1641738192104611841</text:a>
</text:p>
      <!--NEWS-->
      <text:h text:style-name="P10" text:outline-level="1">
<text:span text:style-name="T4">
Zaporizka Oblast(13:35). Red Alert: aerial threat. Sirens sounding. Take cover now!</text:span>
</text:h>
      <text:p text:style-name="P4">
Authors: liveuamap (Language: en)</text:p>
      <text:p text:style-name="P4">
Time: 2023-03-31T07:36:00</text:p>
      <text:p text:style-name="P4">
Location: Zaporizka Oblast (Latitude:47.612381 Longtitude:35.765471)</text:p>
      <text:p text:style-name="P4">
Videos: []</text:p>
      <text:p text:style-name="P4">
Images: []</text:p>
      <text:p text:style-name="P4">
Tags: ["Europe", "Central and Eastern Europe"]</text:p>
      <text:p text:style-name="P4">
Id: 22552353</text:p>
      <!--METADATA-->
      <text:p text:style-name="P4">
Zaporizhzhia region(13:35). Red Alert: aerial threat. Sirens sounding. Take covernow!</text:p>
      <text:p text:style-name="P4">
News Collection Link: <text:a xlink:type="simple" xlink:href="https://liveuamap.com/en/2023/31-march-zaporizka-oblast1335-red-alert-aeriag" text:style-name="Internet_20_link" text:visited-style-name="Visited_20_Internet_20_Link">
https://liveuamap.com/en/2023/31-march-zaporizka-oblast1335-red-alert-aeriag</text:a>
</text:p>
      <text:p text:style-name="P4">
News Source: <text:a xlink:type="simple" xlink:href="https://t.me/air_alert_ua/42337" text:style-name="Internet_20_link" text:visited-style-name="Visited_20_Internet_20_Link">
https://t.me/air_alert_ua/42337</text:a>
</text:p>
      <!--NEWS-->
      <text:h text:style-name="P10" text:outline-level="1">
<text:span text:style-name="T4">
President of Moldova Maia Sandu arrived in Ukraine.  Together with Volodymyr Zelenskyi and th...</text:span>
</text:h>
      <text:p text:style-name="P4">
Authors: liveuamap (Language: en)</text:p>
      <text:p text:style-name="P4">
Time: 2023-03-31T07:57:48</text:p>
      <text:p text:style-name="P4">
Location: Irpin, Kyiv region (Latitude:50.55518 Longtitude:30.21745)</text:p>
      <text:p text:style-name="P4">
Videos: []</text:p>
      <text:p text:style-name="P4">
Images: ["<text:a xlink:type="simple" xlink:href="https://liveuamap.com/pics/2023/03/31/22552356_0.jpg" text:style-name="Internet_20_link" text:visited-style-name="Visited_20_Internet_20_Link">
22552356_0.jpg</text:a>
"]</text:p>
      <text:p text:style-name="P4">
Tags: ["Moldova", "Europe"]</text:p>
      <text:p text:style-name="P4">
Id: 22552356</text:p>
      <!--METADATA-->
      <text:p text:style-name="P4">
President of Moldova Maia Sandu arrived in Ukraine. Together with VolodymyrZelenskyi and the prime ministers of Slovakia, Slovenia and Croatia, she tookpart in the summit on the occasion of the anniversary of the de-occupation ofBucha</text:p>
      <text:p text:style-name="P4">
<draw:frame draw:style-name="fr1" draw:name="Image68" text:anchor-type="as-char" svg:width="6.9236in" svg:height="6.092768in" draw:z-index="0">
<draw:image xlink:href="../Images/liveuamap/2023-03-31T07-57-48/22552356_0.jpg" xlink:type="simple" xlink:show="embed" xlink:actuate="onLoad" draw:mime-type="image/jpeg"/>
</draw:frame>
News Collection Link: <text:a xlink:type="simple" xlink:href="https://liveuamap.com/en/2023/31-march-president-of-moldova-maia-sandu-arrived-in-ukraine" text:style-name="Internet_20_link" text:visited-style-name="Visited_20_Internet_20_Link">
https://liveuamap.com/en/2023/31-march-president-of-moldova-maia-sandu-arrived-in-ukraine</text:a>
</text:p>
      <text:p text:style-name="P4">
News Source: <text:a xlink:type="simple" xlink:href="https://twitter.com/Flash_news_ua/status/1641757279790723075" text:style-name="Internet_20_link" text:visited-style-name="Visited_20_Internet_20_Link">
https://twitter.com/Flash_news_ua/status/1641757279790723075</text:a>
</text:p>
      <!--NEWS-->
      <text:h text:style-name="P10" text:outline-level="1">
<text:span text:style-name="T4">
Donetsk Oblast(15:04). Red Alert: aerial threat. Sirens sounding. Take cover now!</text:span>
</text:h>
      <text:p text:style-name="P4">
Authors: liveuamap (Language: en)</text:p>
      <text:p text:style-name="P4">
Time: 2023-03-31T09:06:00</text:p>
      <text:p text:style-name="P4">
Location: Donetsk Oblast (Latitude:48.72693 Longtitude:37.57693)</text:p>
      <text:p text:style-name="P4">
Videos: []</text:p>
      <text:p text:style-name="P4">
Images: []</text:p>
      <text:p text:style-name="P4">
Tags: ["Europe", "Central and Eastern Europe"]</text:p>
      <text:p text:style-name="P4">
Id: 22552371</text:p>
      <!--METADATA-->
      <text:p text:style-name="P4">
Donetsk Oblast(15:04). Red Alert: aerial threat. Sirens sounding. Take covernow!</text:p>
      <text:p text:style-name="P4">
News Collection Link: <text:a xlink:type="simple" xlink:href="https://liveuamap.com/en/2023/31-march-donetsk-oblast1504-red-alert-aerial-g" text:style-name="Internet_20_link" text:visited-style-name="Visited_20_Internet_20_Link">
https://liveuamap.com/en/2023/31-march-donetsk-oblast1504-red-alert-aerial-g</text:a>
</text:p>
      <text:p text:style-name="P4">
News Source: <text:a xlink:type="simple" xlink:href="https://t.me/air_alert_ua/42339" text:style-name="Internet_20_link" text:visited-style-name="Visited_20_Internet_20_Link">
https://t.me/air_alert_ua/42339</text:a>
</text:p>
      <!--NEWS-->
      <text:h text:style-name="P10" text:outline-level="1">
<text:span text:style-name="T4">
2 person wounded as result of Russian missile strikes in Zaporizhzhia</text:span>
</text:h>
      <text:p text:style-name="P4">
Authors: liveuamap (Language: en)</text:p>
      <text:p text:style-name="P4">
Time: 2023-03-31T09:10:16</text:p>
      <text:p text:style-name="P4">
Location: Zaporizhzhia, Zaporiz'ka oblast (Latitude:47.83621 Longtitude:35.12672)</text:p>
      <text:p text:style-name="P4">
Videos: []</text:p>
      <text:p text:style-name="P4">
Images: ["<text:a xlink:type="simple" xlink:href="https://liveuamap.com/pics/2023/03/31/22552372_0.jpg" text:style-name="Internet_20_link" text:visited-style-name="Visited_20_Internet_20_Link">
22552372_0.jpg</text:a>
"]</text:p>
      <text:p text:style-name="P4">
Tags: ["Europe", "Central and Eastern Europe"]</text:p>
      <text:p text:style-name="P4">
Id: 22552372</text:p>
      <!--METADATA-->
      <text:p text:style-name="P4">
2 person wounded as result of Russian missile strikes in Zaporizhzhia</text:p>
      <text:p text:style-name="P4">
<draw:frame draw:style-name="fr1" draw:name="Image69" text:anchor-type="as-char" svg:width="6.9236in" svg:height="5.1927in" draw:z-index="0">
<draw:image xlink:href="../Images/liveuamap/2023-03-31T09-10-16/22552372_0.jpg" xlink:type="simple" xlink:show="embed" xlink:actuate="onLoad" draw:mime-type="image/jpeg"/>
</draw:frame>
News Collection Link: <text:a xlink:type="simple" xlink:href="https://liveuamap.com/en/2023/31-march-2-person-wounded-as-result-of-russian-missile-strikes" text:style-name="Internet_20_link" text:visited-style-name="Visited_20_Internet_20_Link">
https://liveuamap.com/en/2023/31-march-2-person-wounded-as-result-of-russian-missile-strikes</text:a>
</text:p>
      <text:p text:style-name="P4">
News Source: <text:a xlink:type="simple" xlink:href="https://twitter.com/UKRINFORM/status/1641788169438785536" text:style-name="Internet_20_link" text:visited-style-name="Visited_20_Internet_20_Link">
https://twitter.com/UKRINFORM/status/1641788169438785536</text:a>
</text:p>
      <!--NEWS-->
      <text:h text:style-name="P10" text:outline-level="1">
<text:span text:style-name="T4">
Zaporizka Oblast(16:04). Red Alert: aerial threat. Sirens sounding. Take cover now!</text:span>
</text:h>
      <text:p text:style-name="P4">
Authors: liveuamap (Language: en)</text:p>
      <text:p text:style-name="P4">
Time: 2023-03-31T10:06:00</text:p>
      <text:p text:style-name="P4">
Location: Zaporizka Oblast (Latitude:47.611481 Longtitude:35.765611)</text:p>
      <text:p text:style-name="P4">
Videos: []</text:p>
      <text:p text:style-name="P4">
Images: []</text:p>
      <text:p text:style-name="P4">
Tags: ["Europe", "Central and Eastern Europe"]</text:p>
      <text:p text:style-name="P4">
Id: 22552378</text:p>
      <!--METADATA-->
      <text:p text:style-name="P4">
Zaporizhzhia region(16:04). Red Alert: aerial threat. Sirens sounding. Take covernow!</text:p>
      <text:p text:style-name="P4">
News Collection Link: <text:a xlink:type="simple" xlink:href="https://liveuamap.com/en/2023/31-march-zaporizka-oblast1604-red-alert-aeriag" text:style-name="Internet_20_link" text:visited-style-name="Visited_20_Internet_20_Link">
https://liveuamap.com/en/2023/31-march-zaporizka-oblast1604-red-alert-aeriag</text:a>
</text:p>
      <text:p text:style-name="P4">
News Source: <text:a xlink:type="simple" xlink:href="https://t.me/air_alert_ua/42340" text:style-name="Internet_20_link" text:visited-style-name="Visited_20_Internet_20_Link">
https://t.me/air_alert_ua/42340</text:a>
</text:p>
      <!--NEWS-->
      <text:h text:style-name="P10" text:outline-level="1">
<text:span text:style-name="T4">
Donetsk Oblast(17:59). Red Alert: aerial threat. Sirens sounding. Take cover now!</text:span>
</text:h>
      <text:p text:style-name="P4">
Authors: liveuamap (Language: en)</text:p>
      <text:p text:style-name="P4">
Time: 2023-03-31T12:01:00</text:p>
      <text:p text:style-name="P4">
Location: Donetsk Oblast (Latitude:48.72738 Longtitude:37.57761)</text:p>
      <text:p text:style-name="P4">
Videos: []</text:p>
      <text:p text:style-name="P4">
Images: []</text:p>
      <text:p text:style-name="P4">
Tags: ["Europe", "Central and Eastern Europe"]</text:p>
      <text:p text:style-name="P4">
Id: 22552390</text:p>
      <!--METADATA-->
      <text:p text:style-name="P4">
Donetsk Oblast(17:59). Red Alert: aerial threat. Sirens sounding. Take covernow!</text:p>
      <text:p text:style-name="P4">
News Collection Link: <text:a xlink:type="simple" xlink:href="https://liveuamap.com/en/2023/31-march-donetsk-oblast1759-red-alert-aerial-g" text:style-name="Internet_20_link" text:visited-style-name="Visited_20_Internet_20_Link">
https://liveuamap.com/en/2023/31-march-donetsk-oblast1759-red-alert-aerial-g</text:a>
</text:p>
      <text:p text:style-name="P4">
News Source: <text:a xlink:type="simple" xlink:href="https://t.me/air_alert_ua/42343" text:style-name="Internet_20_link" text:visited-style-name="Visited_20_Internet_20_Link">
https://t.me/air_alert_ua/42343</text:a>
</text:p>
      <!--NEWS-->
      <text:h text:style-name="P10" text:outline-level="1">
<text:span text:style-name="T4">
Dnipro, Dnipropetrovsk region, Zaporizhzhya region (21:05). Red Alrt: Aerial Tchretate. Sirens Su ...</text:span>
</text:h>
      <text:p text:style-name="P4">
Authors: liveuamap (Language: en)</text:p>
      <text:p text:style-name="P4">
Time: 2023-03-31T12:05:00</text:p>
      <text:p text:style-name="P4">
Location: Dnipro (Latitude:48.45930000 Longtitude:35.03865000)</text:p>
      <text:p text:style-name="P4">
Videos: []</text:p>
      <text:p text:style-name="P4">
Images: []</text:p>
      <text:p text:style-name="P4">
Tags: ["Europe", "Central and Eastern Europe"]</text:p>
      <text:p text:style-name="P4">
Id: 22552462</text:p>
      <!--METADATA-->
      <text:p text:style-name="P4">
Dnipro, Dnipropetrovsk region, Zaporizhzhya region(21:05). Red Alert: aerialthreat. Sirens sounding. Take cover now!</text:p>
      <text:p text:style-name="P4">
News Collection Link: <text:a xlink:type="simple" xlink:href="https://liveuamap.com/en/2023/31-march-dnipro-dnipropetrovska-oblast-zaporig" text:style-name="Internet_20_link" text:visited-style-name="Visited_20_Internet_20_Link">
https://liveuamap.com/en/2023/31-march-dnipro-dnipropetrovska-oblast-zaporig</text:a>
</text:p>
      <text:p text:style-name="P4">
News Source: <text:a xlink:type="simple" xlink:href="https://t.me/air_alert_ua/42346" text:style-name="Internet_20_link" text:visited-style-name="Visited_20_Internet_20_Link">
https://t.me/air_alert_ua/42346</text:a>
</text:p>
      <!--NEWS-->
      <text:h text:style-name="P10" text:outline-level="1">
<text:span text:style-name="T4">
Ursula von der Liaien - about the tragedy of Bucha: executions were part of the Kremlin's plan for the destruction of Ukrainians</text:span>
</text:h>
      <text:p text:style-name="P4">
Authors: Ukrinform (Person)</text:p>
      <text:p text:style-name="P4">
Publisher: Укринформ (Organization)</text:p>
      <text:p text:style-name="P4">
Published Time: 2023-03-31T14:44:00+03:00</text:p>
      <text:p text:style-name="P4">
Modified Time: 2023-03-31T14:44:00+03:00</text:p>
      <text:p text:style-name="P4">
Description: What happened in Bucha was part of the Kremlin's larger plan for the destruction of Ukrainians - Ukrinform.</text:p>
      <text:p text:style-name="P4">
Images: ["<text:a xlink:type="simple" xlink:href="https://static.ukrinform.com/photos/2022_09/thumb_files/630_360_1663249344-6989.jpeg" text:style-name="Internet_20_link" text:visited-style-name="Visited_20_Internet_20_Link">
630_360_16632...</text:a>
"]</text:p>
      <text:p text:style-name="P4">
Tags: ['Буча', 'Воєнні злочини', 'Фон дер Ляєн', 'Війна з росією']</text:p>
      <text:p text:style-name="P4">
Type: Article</text:p>
      <!--METADATA-->
      <text:p text:style-name="P4">
<draw:frame draw:style-name="fr1" draw:name="Image70" text:anchor-type="as-char" svg:width="6.9236in" svg:height="3.956343in" draw:z-index="0">
<draw:image xlink:href="../Images/yкринформ/2023-03-31T14-44-00-03-00/630_360_1663249344-6989.jpeg" xlink:type="simple" xlink:show="embed" xlink:actuate="onLoad" draw:mime-type="image/jpeg"/>
</draw:frame>
What was in Bucha was part of the Kremlin's larger plan for the destruction of Ukrainians</text:p>
      <text:p text:style-name="P4">
According to Ukrinform, the President of the European Commission Ursula von der Layen was written in <text:a xlink:type="simple" xlink:href="http://twitter.com/vonderleyen/status/1641748513946992642" text:style-name="Internet_20_link" text:visited-style-name="Visited_20_Internet_20_Link">
</text:a>
The release of Bucha's liberation from Russian invaders.</text:p>
      <text:p text:style-name="P4">
“What happened in Bucha a year ago was not an isolated episode. Tsiholocative executions were part of a larger plan. The Kremlin's plan to destroy Ukrainian. Their national identity. The meaning of their lives. Criminals guilty of war crimes will be held liable, ”the European Commission said.</text:p>
      <text:p text:style-name="P4">
<text:span text:style-name="T4">
 Read also: </text:span>
 <text:a xlink:type="simple" xlink:href="https://www.ukrinform.ua/rubric-ato/3689894-zelenskij-vruciv-buci-vidznaku-mistogeroj.html" text:style-name="Internet_20_link" text:visited-style-name="Visited_20_Internet_20_Link">
</text:a>
&gt;
 We will continue to support efforts to make sure that Putin can be held&gt;
 accountable for the crime of aggression.  &gt;
  &gt;
  To that end, we continue to support the creation of a dedicated tribunal,&gt;
 if that’s what it takes.  &gt;
  &gt;
  We want justice for Ukraine and for Ukrainians. <text:a xlink:type="simple" xlink:href="https://t.co/QsoKzKv57l" text:style-name="Internet_20_link" text:visited-style-name="Visited_20_Internet_20_Link">
&gt;
 </text:a>
&gt;
&gt;
 - Ursula von der Leyen(@vonderleyen) <text:a xlink:type="simple" xlink:href="https://twitter.com/vonderleyen/status/1641754694526590978" text:style-name="Internet_20_link" text:visited-style-name="Visited_20_Internet_20_Link">
&gt;
 </text:a>
Ursula von der Lyen accompanied her post video about her visit to a bunica year. It contains the staff of mass burials of civilians, cruelly broken by Russian invaders.</text:p>
      <text:p text:style-name="P4">
Also the President of the European Commission <text:a xlink:type="simple" xlink:href="https://twitter.com/vonderleyen/status/1641754694526590978" text:style-name="Internet_20_link" text:visited-style-name="Visited_20_Internet_20_Link">
</text:a>
з приводу цієїсумної річниці.</text:p>
      <text:p text:style-name="Quotations">

<text:p text:style-name="P4">
We will continue to support efforts to make sure that Putin can be held&gt;
 accountable for the crime of aggression.  &gt;
  &gt;
  To that end, we continue to support the creation of a dedicated tribunal,&gt;
 if that’s what it takes.  &gt;
  &gt;
  We want justice for Ukraine and for Ukrainians. <text:a xlink:type="simple" xlink:href="https://t.co/QsoKzKv57l" text:style-name="Internet_20_link" text:visited-style-name="Visited_20_Internet_20_Link">
&gt;
 </text:a>
&gt;
&gt;
 - Ursula von der Leyen(@vonderleyen) <text:a xlink:type="simple" xlink:href="https://twitter.com/vonderleyen/status/1641754694526590978" text:style-name="Internet_20_link" text:visited-style-name="Visited_20_Internet_20_Link">
&gt;
 </text:a>
She reminded that the massacre that took place in Bucha was repeated in other regional regions of Ukraine captured by Russian troops.</text:p>

</text:p>
      <text:p text:style-name="P4">
According to her, another goal of the Barbarian Putin plan is Ukrainian. More than 16,200 children were stolen and deported to Russia, withdrawn greater and communities, deprived their childhood and their own roots.</text:p>
      <text:p text:style-name="P4">
“It cannot be denied. It cannot be forgiven. And it must be punished, ”the President of the European Commission has called.“We will continue to make efforts to ensure Putin's possibility of being held accountable for the crime of aggression. To do this, we will have a special tribunal. ... We are the right -to -right sacrifice for Ukraine and for Ukrainians, ”Ursula von Der Lyen emphasized.</text:p>
      <text:p text:style-name="P4">
<text:span text:style-name="T4">
 Read also: </text:span>
 <text:a xlink:type="simple" xlink:href="https://www.ukrinform.ua/rubric-world/3689889-soricnu-dopovid-prezidentka-gruzii-pocala-z-hvilini-movcanna-u-pamat-zertv-tragedii-v-buci.html" text:style-name="Internet_20_link" text:visited-style-name="Visited_20_Internet_20_Link">
</text:a>
As reported by Ukrinform, <text:a xlink:type="simple" xlink:href="https://www.ukrinform.ua/tag-evrosouz" text:style-name="Internet_20_link" text:visited-style-name="Visited_20_Internet_20_Link">
</text:a>
Supporting of a special-purpose for condemning the crime of Russia's aggression, investigating the investigative crimes that she committed during the invasion of Ukraine, with the participation of the Prosecutor General of Ukraine and the united team of investigators in the compounds of several countries, which operate under the auspices of Eurasta.</text:p>
      <text:p text:style-name="P4">
At the same time, the EU consistently supports the activities of the International Criminal Court of Investigation of the Prosecutor of this legal instance on Russian crimes in Ukraine.</text:p>
      <text:p text:style-name="P4">
News Source: <text:a xlink:type="simple" xlink:href="https://www.ukrinform.ua/rubric-polytics/3689902-ursula-fon-der-laen-pro-tragediu-buci-strati-buli-castinou-planu-kremla-zi-znisenna-ukrainciv.html" text:style-name="Internet_20_link" text:visited-style-name="Visited_20_Internet_20_Link">
https://www.ukrinform.ua/rubric-polytics/3689902-ursula-fon-der-laen-pro-tragediu-buci-strati-buli-castinou-planu-kremla-zi-znisenna-ukrainciv.html</text:a>
</text:p>
      <!--NEWS-->
      <text:h text:style-name="P10" text:outline-level="1">
<text:span text:style-name="T4">
More than 72% of Ukrainians believe that negotiations with the Russian Federation will not lead to peace now</text:span>
</text:h>
      <text:p text:style-name="P4">
Authors: Ukrinform (Person)</text:p>
      <text:p text:style-name="P4">
Publisher: Укринформ (Organization)</text:p>
      <text:p text:style-name="P4">
Published Time: 2023-03-31T14:47:00+03:00</text:p>
      <text:p text:style-name="P4">
Modified Time: 2023-03-31T14:47:00+03:00</text:p>
      <text:p text:style-name="P4">
Description: In Ukraine, 72.5% of citizens do not consider negotiations with Russia an effective way of achieving peace that needs to be used now. - Ukrinform.</text:p>
      <text:p text:style-name="P4">
Images: ["<text:a xlink:type="simple" xlink:href="https://static.ukrinform.com/photos/2023_03/thumb_files/630_360_1680253278-330.jpg" text:style-name="Internet_20_link" text:visited-style-name="Visited_20_Internet_20_Link">
630_360_16802...</text:a>
"]</text:p>
      <text:p text:style-name="P4">
Tags: ['Опитування', 'Центр Разумкова', 'Війна з росією']</text:p>
      <text:p text:style-name="P4">
Type: Article</text:p>
      <!--METADATA-->
      <text:p text:style-name="P4">
<draw:frame draw:style-name="fr1" draw:name="Image71" text:anchor-type="as-char" svg:width="6.9236in" svg:height="3.956343in" draw:z-index="0">
<draw:image xlink:href="../Images/yкринформ/2023-03-31T14-47-00-03-00/630_360_1680253278-330.jpg" xlink:type="simple" xlink:show="embed" xlink:actuate="onLoad" draw:mime-type="image/jpeg"/>
</draw:frame>
In Ukraine ,72.5% of citizens do not consider negotiations with Russia an effective way of achieving a meter that needs to be used now.</text:p>
      <text:p text:style-name="P4">
This was reported by the Director of the Sociological Service of the Razumkov Center Andriy Bychenko at the presentation in Ukrinform results of a sociological survey "Public Opinion on War, Victory and Security Guarantees".</text:p>
      <text:p text:style-name="P4">
"The vast majority of respondents, nearly three -quarters - 72.5%, do not agree that negotiations with <text:a xlink:type="simple" xlink:href="https://www.ukrinform.ua/tag-rosia" text:style-name="Internet_20_link" text:visited-style-name="Visited_20_Internet_20_Link">
</text:a>
\ is an effective way of achieving peace that should be used now. They also agree with the name of 13% of the respondents, "Bichenko said.</text:p>
      <text:p text:style-name="P4">
According to him, compared to October last year increased the proportion of those who agree with the thesis on negotiations as an effective mechanism that needs to be used by the now(There were 64% in October).</text:p>
      <text:p text:style-name="P4">
Опитування проводилося соціологічною службою Центру Разумкова з 22 лютого по 1березня 2023 року в межах проєкту Програми MATRA, що фінансується посольствомКоролівства Нідерландів в Україні. Дослідження реалізоване у межах Програмисприяння громадській активності «Долучайся!», яка фінансується Агентством СШАз міжнародного розвитку (USAID)and is carried out by Pact in Ukraine.</text:p>
      <text:p text:style-name="P4">
<text:span text:style-name="T4">
 Read also: </text:span>
 <text:a xlink:type="simple" xlink:href="https://www.ukrinform.ua/rubric-society/3689814-ponad-90-ukrainciv-virat-u-peremogu.html" text:style-name="Internet_20_link" text:visited-style-name="Visited_20_Internet_20_Link">
</text:a>
The survey was conducted in all regions of Ukraine except for the temporary -occupied territories of Donetsk, Zaporizhzhya, Lugansk, Kharkiv, Kherson regions, Crimea and territories where the fighting took place. 2020 respondents aged 18 years. The theoretical error of sampling is not exceeding 2.3%.</text:p>
      <text:p text:style-name="P4">
News Source: <text:a xlink:type="simple" xlink:href="https://www.ukrinform.ua/rubric-society/3689835-ponad-72-ukrainciv-ne-vvazaut-peregovori-z-rf-dievim-sposobom-dosagnenna-miru.html" text:style-name="Internet_20_link" text:visited-style-name="Visited_20_Internet_20_Link">
https://www.ukrinform.ua/rubric-society/3689835-ponad-72-ukrainciv-ne-vvazaut-peregovori-z-rf-dievim-sposobom-dosagnenna-miru.html</text:a>
</text:p>
      <!--NEWS-->
      <text:h text:style-name="P10" text:outline-level="1">
<text:span text:style-name="T4">
The world has changed when he saw Bucha after the Russian occupation - Zelensky</text:span>
</text:h>
      <text:p text:style-name="P4">
Authors: Ukrinform (Person)</text:p>
      <text:p text:style-name="P4">
Publisher: Укринформ (Organization)</text:p>
      <text:p text:style-name="P4">
Published Time: 2023-03-31T14:49:00+03:00</text:p>
      <text:p text:style-name="P4">
Modified Time: 2023-03-31T14:49:00+03:00</text:p>
      <text:p text:style-name="P4">
Description: President Volodymyr Zelenskyy stated that in Bucha after her de -occupation, the world saw Russian evil and woke up. - Ukrinform.</text:p>
      <text:p text:style-name="P4">
Images: ["<text:a xlink:type="simple" xlink:href="https://static.ukrinform.com/photos/2023_03/thumb_files/630_360_1680262509-6444.jpeg" text:style-name="Internet_20_link" text:visited-style-name="Visited_20_Internet_20_Link">
630_360_16802...</text:a>
"]</text:p>
      <text:p text:style-name="P4">
Tags: ['Буча', "Пам'ять", 'Зеленський']</text:p>
      <text:p text:style-name="P4">
Type: Article</text:p>
      <!--METADATA-->
      <text:p text:style-name="P4">
<draw:frame draw:style-name="fr1" draw:name="Image72" text:anchor-type="as-char" svg:width="6.9236in" svg:height="3.956343in" draw:z-index="0">
<draw:image xlink:href="../Images/yкринформ/2023-03-31T14-49-00-03-00/630_360_1680262509-6444.jpeg" xlink:type="simple" xlink:show="embed" xlink:actuate="onLoad" draw:mime-type="image/jpeg"/>
</draw:frame>
President Volodymyr Zelenskyy stated that in Bucha after her de -occupation, he had amazed Russian evil and woke up.</text:p>
      <text:p text:style-name="P4">
He said this in Bucha at the celebrations on the occasion of the anniversary of the liberation of the city of Ed Russian invaders, Ukrinform correspondent reports.</text:p>
      <text:p text:style-name="P4">
“The year has passed since the expulsion of the Russian occupiers from Bucha. The city that the world did not know yet. The cities that will not be forgotten from there. We will not forget. Human honesty will not forget, ”the head of state proclaimed.</text:p>
      <text:p text:style-name="P4">
He noted that on the streets of Buchach the world saw Russian evil without masking, saw that the Kremlin "sought to bring to other streets of Ukraine, other streets of Jevropus and the world that could lose Russian invaders, if it were not for Ukrainians."</text:p>
      <text:p text:style-name="P4">
The President emphasized that the Ukrainian people stopped "the greatest anti -human silky time, a force that despises and wants to destroy everything that gives a significance human."</text:p>
      <text:p text:style-name="P4">
"Why does Russia kill? Why is Russia mocking, torturing, terrorizing? It seek to be the dignity of people, that a person can mean zero, so that the ordinary person of the sootactory that the Kremlin controls is only the dust under the feet of those who retained," he said.</text:p>
      <text:p text:style-name="P4">
According to Zelensky, it is so in Russia today. "And so there will never be in Ukraine, never in all Europe, on the earth of every one of the peoples who protect their conscience, as we do today, protecting freedom with us," he is recalled.</text:p>
      <text:p text:style-name="P4">
The President emphasized: "Bucha became the city, seeing which, after Russian, the world really changed, the world really woke up."</text:p>
      <text:p text:style-name="P4">
He emphasized that for more than 400 days the Ukrainian people reflect the genocide -scale aggression of Russia, and in this we are helped by friends - peoples who "just like us, believe that life, life, life of man, is of highest value."</text:p>
      <text:p text:style-name="P4">
<text:a xlink:type="simple" xlink:href="https://www.ukrinform.ua/tag-zelenskij" text:style-name="Internet_20_link" text:visited-style-name="Visited_20_Internet_20_Link">
</text:a>
He thanked all the peoples who support Ukraine, the leaders of the countries present at the Bucha celebrations, and every state, which is presented at today's events.</text:p>
      <text:p text:style-name="P4">
“On our Ukrainian land is the battle as the basis of the free world. We will win in this battle. Russian evil will fall here, in Ukraine, will not be able to rise. Humanity will win. But humanity must remember every Ukrainian city whose heroism and sustainability give the future to anyone who appreciates, ”the President emphasized.<text:span text:style-name="T4">
 Read also: </text:span>
 <text:a xlink:type="simple" xlink:href="https://www.ukrinform.ua/rubric-ato/3689894-zelenskij-vruciv-buci-vidznaku-mistogeroj.html" text:style-name="Internet_20_link" text:visited-style-name="Visited_20_Internet_20_Link">
</text:a>
As it was reported, the city of Buch near Kiev was liberated from the Russian forces on March 31, 2022.</text:p>
      <text:p text:style-name="P4">
<text:span text:style-name="T5">
Foto: op</text:span>
</text:p>
      <text:p text:style-name="P4">
News Source: <text:a xlink:type="simple" xlink:href="https://www.ukrinform.ua/rubric-polytics/3689907-svit-zminivsa-pobacivsi-bucu-pisla-rosijskoi-okupacii-zelenskij.html" text:style-name="Internet_20_link" text:visited-style-name="Visited_20_Internet_20_Link">
https://www.ukrinform.ua/rubric-polytics/3689907-svit-zminivsa-pobacivsi-bucu-pisla-rosijskoi-okupacii-zelenskij.html</text:a>
</text:p>
      <!--NEWS-->
      <text:h text:style-name="P10" text:outline-level="1">
<text:span text:style-name="T4">
In the Carpathian region, an old building was turned into a refuge for displaced persons</text:span>
</text:h>
      <text:p text:style-name="P4">
Authors: Ukrinform (Person)</text:p>
      <text:p text:style-name="P4">
Publisher: Укринформ (Organization)</text:p>
      <text:p text:style-name="P4">
Published Time: 2023-03-31T14:54:09+03:00</text:p>
      <text:p text:style-name="P4">
Modified Time: 2023-03-31T14:54:09+03:00</text:p>
      <text:p text:style-name="P4">
Description: In the village of Verbovets in the Carpathian region, the building of the former educational corps of Starokosovsky Lyceum was transformed into shelter for 40 displaced persons. - Ukrinform.</text:p>
      <text:p text:style-name="P4">
Images: ["<text:a xlink:type="simple" xlink:href="https://static.ukrinform.com/photos/2023_03/thumb_files/630_360_1680263535-310.jpg" text:style-name="Internet_20_link" text:visited-style-name="Visited_20_Internet_20_Link">
630_360_16802...</text:a>
", "<text:a xlink:type="simple" xlink:href="https://static.ukrinform.com/photos/2023_03/1680263535-876.jpg" text:style-name="Internet_20_link" text:visited-style-name="Visited_20_Internet_20_Link">
1680263535-87...</text:a>
", "<text:a xlink:type="simple" xlink:href="https://static.ukrinform.com/photos/2023_03/1680263534-526.jpg" text:style-name="Internet_20_link" text:visited-style-name="Visited_20_Internet_20_Link">
1680263534-52...</text:a>
", "<text:a xlink:type="simple" xlink:href="https://static.ukrinform.com/photos/2023_03/1680263534-766.jpg" text:style-name="Internet_20_link" text:visited-style-name="Visited_20_Internet_20_Link">
1680263534-76...</text:a>
"]</text:p>
      <text:p text:style-name="P4">
Tags: ['Переселенці', 'Прикарпаття']</text:p>
      <text:p text:style-name="P4">
Type: Article</text:p>
      <!--METADATA-->
      <text:p text:style-name="P4">
<draw:frame draw:style-name="fr1" draw:name="Image73" text:anchor-type="as-char" svg:width="6.9236in" svg:height="3.956343in" draw:z-index="0">
<draw:image xlink:href="../Images/yкринформ/2023-03-31T14-54-09-03-00/630_360_1680263535-310.jpg" xlink:type="simple" xlink:show="embed" xlink:actuate="onLoad" draw:mime-type="image/jpeg"/>
</draw:frame>
In Seliverbovets in the Carpathian region, the building of the former educational Corpsa Corps Lyceum was transformed into shelter for 40 migrants.</text:p>
      <text:p text:style-name="P4">
About it in <text:a xlink:type="simple" xlink:href="https://www.facebook.com/groups/413466378850682/posts/2149898911874078" text:style-name="Internet_20_link" text:visited-style-name="Visited_20_Internet_20_Link">
</text:a>
The mayor of Kosiv Yuri Ploknos reported, Ukrinform reports.</text:p>
      <text:p text:style-name="P4">
“The latest works were carried out yesterday - the replacement of the door of emergency exits and the work was completed. The community instead of four walls and roofs has received a premises, and about 40 people with a good level of comfort can live, ”the flat carrier.</text:p>
      <text:p text:style-name="P4">
<draw:frame draw:style-name="fr1" draw:name="Image74" text:anchor-type="as-char" svg:width="6.9236in" svg:height="9.231467in" draw:z-index="0">
<draw:image xlink:href="../Images/yкринформ/2023-03-31T14-54-09-03-00/1680263535-876.jpg" xlink:type="simple" xlink:show="embed" xlink:actuate="onLoad" draw:mime-type="image/jpeg"/>
</draw:frame>
According to him, about 200 children have recently been in the old collective farm building. However, they were transferred to another room because of any communications and internal toilets in the building. In the community, a good building with an area of more than 400 square meters. m with a roof and panel translating between floors. During the latest repair work, the central sewage and water supply. They made cosmetic repairs, insulation, replaced the heating system and doors. They also replaced the automatic boiler, electrical wiring on both floors and more.</text:p>
      <text:p text:style-name="P4">
<draw:frame draw:style-name="fr1" draw:name="Image75" text:anchor-type="as-char" svg:width="6.9236in" svg:height="5.198195in" draw:z-index="0">
<draw:image xlink:href="../Images/yкринформ/2023-03-31T14-54-09-03-00/1680263534-526.jpg" xlink:type="simple" xlink:show="embed" xlink:actuate="onLoad" draw:mime-type="image/jpeg"/>
</draw:frame>
"In one of the former classes, a modern bathroom with two shower, ventilation system is made, in the other - a kitchen, equipped with modern kitchen professional equipment ... The former assembly hall is left as a space for a living, rest, holding activities," - added flat.</text:p>
      <text:p text:style-name="P4">
He noted that from the local budget to these works were sent about 1 million UAH, from the regional - UAH 1.6 million. They also attracted the funds of five different international organizations.</text:p>
      <text:p text:style-name="P4">
"In total, the purchase of materials and equipment was spent over 4 million UAH," said Kosovo Mayor.</text:p>
      <text:p text:style-name="P4">
<draw:frame draw:style-name="fr1" draw:name="Image76" text:anchor-type="as-char" svg:width="6.9236in" svg:height="9.231467in" draw:z-index="0">
<draw:image xlink:href="../Images/yкринформ/2023-03-31T14-54-09-03-00/1680263534-766.jpg" xlink:type="simple" xlink:show="embed" xlink:actuate="onLoad" draw:mime-type="image/jpeg"/>
</draw:frame>
In his opinion, after the war, when people return home, the Kosiv Committee will be able to use this room for their needs. After all, it is now - an asset for locals, not a suitcase without a handle, he added.</text:p>
      <text:p text:style-name="P4">
<text:span text:style-name="T4">
 Read also: </text:span>
 <text:a xlink:type="simple" xlink:href="https://www.ukrinform.ua/rubric-vidbudova/3688477-britania-i-polsa-pobuduut-v-ukraini-dva-mistecka-dla-pereselenciv.html" text:style-name="Internet_20_link" text:visited-style-name="Visited_20_Internet_20_Link">
</text:a>
As it was reported, more than 150,000 displaced persons have been adopted in the Ivano-Frankivsk Region since the start of the full-scale war. They managed to create 88 gaps.</text:p>
      <text:p text:style-name="P4">
News Source: <text:a xlink:type="simple" xlink:href="https://www.ukrinform.ua/rubric-regions/3689911-na-prikarpatti-staru-budivlu-peretvorili-na-prihistok-dla-pereselenciv.html" text:style-name="Internet_20_link" text:visited-style-name="Visited_20_Internet_20_Link">
https://www.ukrinform.ua/rubric-regions/3689911-na-prikarpatti-staru-budivlu-peretvorili-na-prihistok-dla-pereselenciv.html</text:a>
</text:p>
      <!--NEWS-->
      <text:h text:style-name="P10" text:outline-level="1">
<text:span text:style-name="T4">
Ukraine counts on further involvement of Slovenia in the reconstruction projections - Zelensky</text:span>
</text:h>
      <text:p text:style-name="P4">
Authors: Ukrinform (Person)</text:p>
      <text:p text:style-name="P4">
Publisher: Укринформ (Organization)</text:p>
      <text:p text:style-name="P4">
Published Time: 2023-03-31T14:55:41+03:00</text:p>
      <text:p text:style-name="P4">
Modified Time: 2023-03-31T14:55:41+03:00</text:p>
      <text:p text:style-name="P4">
Description: Ukraine counts on further active involvement of Slovenia in the reconstruction projects. - Ukrinform.</text:p>
      <text:p text:style-name="P4">
Images: ["<text:a xlink:type="simple" xlink:href="https://static.ukrinform.com/photos/2023_03/thumb_files/630_360_1680263661-286.jpeg" text:style-name="Internet_20_link" text:visited-style-name="Visited_20_Internet_20_Link">
630_360_16802...</text:a>
", "<text:a xlink:type="simple" xlink:href="https://static.ukrinform.com/photos/2023_03/1680263656-434.jpeg" text:style-name="Internet_20_link" text:visited-style-name="Visited_20_Internet_20_Link">
1680263656-43...</text:a>
", "<text:a xlink:type="simple" xlink:href="https://static.ukrinform.com/photos/2023_03/1680263649-861.jpeg" text:style-name="Internet_20_link" text:visited-style-name="Visited_20_Internet_20_Link">
1680263649-86...</text:a>
"]</text:p>
      <text:p text:style-name="P4">
Tags: ['Словенія', 'Зеленський', 'Відбудова']</text:p>
      <text:p text:style-name="P4">
Type: Article</text:p>
      <!--METADATA-->
      <text:p text:style-name="P4">
<draw:frame draw:style-name="fr1" draw:name="Image77" text:anchor-type="as-char" svg:width="6.9236in" svg:height="3.956343in" draw:z-index="0">
<draw:image xlink:href="../Images/yкринформ/2023-03-31T14-55-41-03-00/630_360_1680263661-286.jpeg" xlink:type="simple" xlink:show="embed" xlink:actuate="onLoad" draw:mime-type="image/jpeg"/>
</draw:frame>
The Ukraine deals with the further active involvement of Slovenia in the reconstruction projects.</text:p>
      <text:p text:style-name="P4">
President Volodymyr Zelenskyy stated this during a meeting with the Prime Minister of the Republic of Slovenia Robert Holobom, Ukrinform reports with a referenced press service <text:a xlink:type="simple" xlink:href="http://www.president.gov.ua/news/prezident-ukrayini-proviv-zustrich-iz-premyer-ministrom-slov-81973" text:style-name="Internet_20_link" text:visited-style-name="Visited_20_Internet_20_Link">
</text:a>
“I want to thank you for taking time to visit us on such an important day- Bucha's de-occupation day. I am also grateful for all the help you provided to Ukraine to strengthen the battlefield, ”he said <text:a xlink:type="simple" xlink:href="https://www.ukrinform.ua/tag-zelenskij" text:style-name="Internet_20_link" text:visited-style-name="Visited_20_Internet_20_Link">
</text:a>
.</text:p>
      <text:p text:style-name="P4">
The President separately emphasized the importance of the recent decision of the Government of Sloveniyov for the allocation of a new package of military assistance to Ukraine, which will help to have the release of Ukrainian lands from Russian invaders.</text:p>
      <text:p text:style-name="P4">
In this context, Zelensky informed Slovenia's premiere about the development of confidence on the front and stressed that the continuation of effective and active defense support of Ukraine by all partners and allies is as ever important today.</text:p>
      <text:p text:style-name="P4">
<draw:frame draw:style-name="fr1" draw:name="Image78" text:anchor-type="as-char" svg:width="6.9236in" svg:height="4.613521in" draw:z-index="0">
<draw:image xlink:href="../Images/yкринформ/2023-03-31T14-55-41-03-00/1680263656-434.jpeg" xlink:type="simple" xlink:show="embed" xlink:actuate="onLoad" draw:mime-type="image/jpeg"/>
</draw:frame>
The head of state noted Slovenia's willingness to join further steps on the implementation of the Ukrainian peace formula, aimed at achieving sustainable and just peace in Ukraine.</text:p>
      <text:p text:style-name="P4">
The parties subject to the interaction between the parties to restore the reconstruction in the liberated territories, which is already developing in specific precursors, in particular in the Zhytomyr and Kharkiv regions.</text:p>
      <text:p text:style-name="P4">
"We are counting on further active involvement of Slovenia in the reconstruction of Ukraine," the President said.</text:p>
      <text:p text:style-name="P4">
Zelensky and Golob raised the issues of European and Euro -Atlantic integration of Ukraine. It was emphasized on the establishment of Ukraine to make everything necessary in order to approve the decision to start this year of negotiations on the introduction of the NEC and the importance of supporting Slovenia of Ukraine on this path was noted.</text:p>
      <text:p text:style-name="P4">
Zelensky thanked Slovenia separately for their warm attitude towards Ukrainians who were able to leave the country through the Russian invasion.</text:p>
      <text:p text:style-name="P4">
Zelensky and Golob have signed a joint declaration, which will help to intensify communication between the countries.</text:p>
      <text:p text:style-name="P4">
<draw:frame draw:style-name="fr1" draw:name="Image79" text:anchor-type="as-char" svg:width="6.9236in" svg:height="4.613521in" draw:z-index="0">
<draw:image xlink:href="../Images/yкринформ/2023-03-31T14-55-41-03-00/1680263649-861.jpeg" xlink:type="simple" xlink:show="embed" xlink:actuate="onLoad" draw:mime-type="image/jpeg"/>
</draw:frame>
</text:p>
      <text:p text:style-name="P4">
As reported by Ukrinform, Golob is in Ukraine on March 31 with a working vise.</text:p>
      <text:p text:style-name="P4">
News Source: <text:a xlink:type="simple" xlink:href="https://www.ukrinform.ua/rubric-polytics/3689912-ukraina-rozrahovue-na-podalse-zalucenna-slovenii-do-proektiv-vidbudovi-zelenskij.html" text:style-name="Internet_20_link" text:visited-style-name="Visited_20_Internet_20_Link">
https://www.ukrinform.ua/rubric-polytics/3689912-ukraina-rozrahovue-na-podalse-zalucenna-slovenii-do-proektiv-vidbudovi-zelenskij.html</text:a>
</text:p>
      <!--NEWS-->
      <text:h text:style-name="P10" text:outline-level="1">
<text:span text:style-name="T4">
Russia brought another rocket carrier with eight "caliber" in the Black Sea</text:span>
</text:h>
      <text:p text:style-name="P4">
Authors: Ukrinform (Person)</text:p>
      <text:p text:style-name="P4">
Publisher: Укринформ (Organization)</text:p>
      <text:p text:style-name="P4">
Published Time: 2023-03-31T15:01:00+03:00</text:p>
      <text:p text:style-name="P4">
Modified Time: 2023-03-31T15:01:00+03:00</text:p>
      <text:p text:style-name="P4">
Description: For combat duty in the Black Sea, the Russian Federation brought another rocket carrier - a frigate, the equipment of which can reach eight "calibers". - Ukrinform.</text:p>
      <text:p text:style-name="P4">
Images: ["<text:a xlink:type="simple" xlink:href="https://static.ukrinform.com/photos/2023_03/thumb_files/630_360_1678431987-587.jpg" text:style-name="Internet_20_link" text:visited-style-name="Visited_20_Internet_20_Link">
630_360_16784...</text:a>
"]</text:p>
      <text:p text:style-name="P4">
Tags: ['Ракета', ' Чорне море', 'Корабель', 'Війна з росією']</text:p>
      <text:p text:style-name="P4">
Type: Article</text:p>
      <!--METADATA-->
      <text:p text:style-name="P4">
<draw:frame draw:style-name="fr1" draw:name="Image80" text:anchor-type="as-char" svg:width="6.9236in" svg:height="3.956343in" draw:z-index="0">
<draw:image xlink:href="../Images/yкринформ/2023-03-31T15-01-00-03-00/630_360_1678431987-587.jpg" xlink:type="simple" xlink:show="embed" xlink:actuate="onLoad" draw:mime-type="image/jpeg"/>
</draw:frame>
For combat in the Black Sea, the Russian Federation brought another rocket carrier - a freegat, the equipment of which can reach eight "calibers".</text:p>
      <text:p text:style-name="P4">
According to Ukrinform, the operational command "South" reported in <text:a xlink:type="simple" xlink:href="http://www.facebook.com/OperationalCommandSouth/posts/pfbid02qSSoqdCM9bnYYVVEbDmBGKwCpuSfnGoADMhdDpnsuv4PgBrAXtcAeu2krbJmYsuEl" text:style-name="Internet_20_link" text:visited-style-name="Visited_20_Internet_20_Link">
</text:a>
.</text:p>
      <text:p text:style-name="P4">
"Наразі в <text:a xlink:type="simple" xlink:href="https://www.ukrinform.ua/tag-corne-more" text:style-name="Internet_20_link" text:visited-style-name="Visited_20_Internet_20_Link">
 </text:a>
The ship grouping of the world's underworks consists of 11 ships, including 2 rocket carriers with a potentially possible volley of 12 missiles, " - the message reads.</text:p>
      <text:p text:style-name="P4">
<text:span text:style-name="T4">
 Read also: </text:span>
 <text:a xlink:type="simple" xlink:href="https://www.ukrinform.ua/rubric-ato/3689741-ignat-prokomentuvav-nicnu-ataku-rf-zastosovue-sorazu-novi-taktiki.html" text:style-name="Internet_20_link" text:visited-style-name="Visited_20_Internet_20_Link">
</text:a>
As reported by Ukrinform, as of March 31 <text:a xlink:type="simple" xlink:href="https://www.ukrinform.ua/rubric-ato/3689884-rosia-vivela-u-corne-more-odin-raketonosij-zagalnij-zalp-4-kalibri.html" text:style-name="Internet_20_link" text:visited-style-name="Visited_20_Internet_20_Link">
</text:a>
There were seven enemy ships, including one rocket carrier with a total volley - four "calibers".</text:p>
      <text:p text:style-name="P4">
News Source: <text:a xlink:type="simple" xlink:href="https://www.ukrinform.ua/rubric-ato/3689922-rosia-vivela-se-odin-raketonosij-z-vismoma-kalibrami-u-corne-more.html" text:style-name="Internet_20_link" text:visited-style-name="Visited_20_Internet_20_Link">
https://www.ukrinform.ua/rubric-ato/3689922-rosia-vivela-se-odin-raketonosij-z-vismoma-kalibrami-u-corne-more.html</text:a>
</text:p>
      <!--NEWS-->
      <text:h text:style-name="P10" text:outline-level="1">
<text:span text:style-name="T4">
Ankar will show the movie "area of heroes"</text:span>
</text:h>
      <text:p text:style-name="P4">
Authors: Ukrinform (Person)</text:p>
      <text:p text:style-name="P4">
Publisher: Укринформ (Organization)</text:p>
      <text:p text:style-name="P4">
Published Time: 2023-03-31T15:04:00+03:00</text:p>
      <text:p text:style-name="P4">
Modified Time: 2023-03-31T15:04:00+03:00</text:p>
      <text:p text:style-name="P4">
Description: In Ankara tonight, there will be a screening of the movie "The Heroes Region", which tells about Ukrainians who, in 2022, rescued thousands of lives in the hell of the Russian occupation: in Bucha, Vorzel, Gostomel, Irpen and other cities and villages. - Ukrinform.</text:p>
      <text:p text:style-name="P4">
Images: ["<text:a xlink:type="simple" xlink:href="https://static.ukrinform.com/photos/2023_03/thumb_files/630_360_1680264253-842.jpg" text:style-name="Internet_20_link" text:visited-style-name="Visited_20_Internet_20_Link">
630_360_16802...</text:a>
", "<text:a xlink:type="simple" xlink:href="https://static.ukrinform.com/photos/2023_03/1680264198-414.jpg" text:style-name="Internet_20_link" text:visited-style-name="Visited_20_Internet_20_Link">
1680264198-41...</text:a>
"]</text:p>
      <text:p text:style-name="P4">
Tags: ['Кіно', 'Культура', 'Туреччина', 'Війна з росією']</text:p>
      <text:p text:style-name="P4">
Type: Article</text:p>
      <!--METADATA-->
      <text:p text:style-name="P4">
<draw:frame draw:style-name="fr1" draw:name="Image81" text:anchor-type="as-char" svg:width="6.9236in" svg:height="3.956343in" draw:z-index="0">
<draw:image xlink:href="../Images/yкринформ/2023-03-31T15-04-00-03-00/630_360_1680264253-842.jpg" xlink:type="simple" xlink:show="embed" xlink:actuate="onLoad" draw:mime-type="image/jpeg"/>
</draw:frame>
In Ankarais today, there will be a screening of the movie "Heroes", which tells about Ukrainians, who in 2022, risking everyone, saved thousands of lives in all the hell of Russian occupation: in Bucha, Vorzel, Gostomel, Irpen and other places and villages.</text:p>
      <text:p text:style-name="P4">
About it reports the owner of Ukrinform.</text:p>
      <text:p text:style-name="P4">
"The event is dedicated to the day of Bucha, Irpen, Gostomel. We ask the Ukrainians and friends of Ukraine to show the first Ukrainian full -time film, shot during the war in 2022 for the World Occasionally," - said the agency in the Ukrainian Union in Ankar.</text:p>
      <text:p text:style-name="P4">
<draw:frame draw:style-name="fr1" draw:name="Image82" text:anchor-type="as-char" svg:width="6.9236in" svg:height="6.9236in" draw:z-index="0">
<draw:image xlink:href="../Images/yкринформ/2023-03-31T15-04-00-03-00/1680264198-414.jpg" xlink:type="simple" xlink:show="embed" xlink:actuate="onLoad" draw:mime-type="image/jpeg"/>
</draw:frame>
The author and producer of the film Alexei Komarovsky. The movie "The Heroes Area" is a large -scale film -reconstruction of real heroic stories of simple Ukrainians who personally played lead roles in cinema. And this is the uniqueness of this film based on real events: it is a movie without actors.</text:p>
      <text:p text:style-name="P4">
The show will take place at 7:00 pm, with a break for devotion(devices)That's why he says: In addition. Dumpsyar blot. No: 120 / a, Changane / Ankara(MTA Metro Station)Free entrance. The film will be demonstrated in Ukrainian with English subobb.</text:p>
      <text:p text:style-name="P4">
As reported by Ukrinform, on March 31, on the anniversary of the release of Bucha, the head of the Chief Department of the National Police in the Kiev region Andriy Nebitov <text:a xlink:type="simple" xlink:href="https://www.ukrinform.ua/amp/rubric-ato/3689800-nebitov-na-kiivsini-zagarbniki-vbili-1374-ukrainciv-sered-nih-38-ditej.html" text:style-name="Internet_20_link" text:visited-style-name="Visited_20_Internet_20_Link">
</text:a>
that 1374 Ukrainians were killed in the Kyivshchyna, 280 were considered missing, 38 children were killed, 34 were injured.</text:p>
      <text:p text:style-name="P4">
On March 31, 2022, the defense forces were released from the Russian invaders of the city bush in the Kiev region. Bucha survived 33 days of occupation, law enforcement agencies 9,000 Russian military crimes.</text:p>
      <text:p text:style-name="P4">
News Source: <text:a xlink:type="simple" xlink:href="https://www.ukrinform.ua/rubric-diaspora/3689919-v-ankari-vidbudetsa-pokaz-filmu-oblast-geroiv.html" text:style-name="Internet_20_link" text:visited-style-name="Visited_20_Internet_20_Link">
https://www.ukrinform.ua/rubric-diaspora/3689919-v-ankari-vidbudetsa-pokaz-filmu-oblast-geroiv.html</text:a>
</text:p>
      <!--NEWS-->
      <text:h text:style-name="P10" text:outline-level="1">
<text:span text:style-name="T4">
2 person killed, including an infant, 2 more wounded as result of Russian shelling in Avdiivka</text:span>
</text:h>
      <text:p text:style-name="P4">
Authors: liveuamap (Language: en)</text:p>
      <text:p text:style-name="P4">
Time: 2023-03-31T15:05:00</text:p>
      <text:p text:style-name="P4">
Location: Donetsk Oblast (Latitude:48.13436 Longtitude:37.75434)</text:p>
      <text:p text:style-name="P4">
Videos: []</text:p>
      <text:p text:style-name="P4">
Images: []</text:p>
      <text:p text:style-name="P4">
Tags: ["Minsk Monitor", "Europe"]</text:p>
      <text:p text:style-name="P4">
Id: 22552467</text:p>
      <!--METADATA-->
      <text:p text:style-name="P4">
2 person killed, including an infant, 2 more wounded as result of Russianshelling in Avdiivka</text:p>
      <text:p text:style-name="P4">
News Collection Link: <text:a xlink:type="simple" xlink:href="https://liveuamap.com/en/2023/31-march-2-person-killed-including-an-infant-2-more-wounded" text:style-name="Internet_20_link" text:visited-style-name="Visited_20_Internet_20_Link">
https://liveuamap.com/en/2023/31-march-2-person-killed-including-an-infant-2-more-wounded</text:a>
</text:p>
      <text:p text:style-name="P4">
News Source: <text:a xlink:type="simple" xlink:href="https://t.me/ermaka2022/2345" text:style-name="Internet_20_link" text:visited-style-name="Visited_20_Internet_20_Link">
https://t.me/ermaka2022/2345</text:a>
</text:p>
      <!--NEWS-->
      <text:h text:style-name="P10" text:outline-level="1">
<text:span text:style-name="T4">
The holder is preparing for different options for developments in the ZPP</text:span>
</text:h>
      <text:p text:style-name="P4">
Authors: Ukrinform (Person)</text:p>
      <text:p text:style-name="P4">
Publisher: Укринформ (Organization)</text:p>
      <text:p text:style-name="P4">
Published Time: 2023-03-31T15:06:00+03:00</text:p>
      <text:p text:style-name="P4">
Modified Time: 2023-03-31T15:06:00+03:00</text:p>
      <text:p text:style-name="P4">
Description: The State Inspectorate of Nuclear Regulation of Ukraine through international partners conducting possible emergency risks at the Zaporizhzhia NPP. - Ukrinform.</text:p>
      <text:p text:style-name="P4">
Images: ["<text:a xlink:type="simple" xlink:href="https://static.ukrinform.com/photos/2022_09/thumb_files/630_360_1662657925-567.jpg" text:style-name="Internet_20_link" text:visited-style-name="Visited_20_Internet_20_Link">
630_360_16626...</text:a>
"]</text:p>
      <text:p text:style-name="P4">
Tags: ['Аварія', 'Запорізька АЕС', 'Війна з росією']</text:p>
      <text:p text:style-name="P4">
Type: Article</text:p>
      <!--METADATA-->
      <text:p text:style-name="P4">
<draw:frame draw:style-name="fr1" draw:name="Image83" text:anchor-type="as-char" svg:width="6.9236in" svg:height="3.956343in" draw:z-index="0">
<draw:image xlink:href="../Images/yкринформ/2023-03-31T15-06-00-03-00/630_360_1662657925-567.jpg" xlink:type="simple" xlink:show="embed" xlink:actuate="onLoad" draw:mime-type="image/jpeg"/>
</draw:frame>
The State Inspectorate of Nuclear Regulation of Ukraine through international partners provides modeling of possible emergency risks at the Zaporizhzhya NPP.</text:p>
      <text:p text:style-name="P4">
The head of the State Inspectorate of Nuclear Regulation of Ukraine Olegkorikov said this during a briefing at the Media Center Ukraine - Ukrinform.</text:p>
      <text:p text:style-name="P4">
“We, with the help of our European partners(of the rally - order.). Відповідно, аналізується впливтаких подій на довкілля і населення. Найсерйознішою аварією є пошкодженняактивної зони і вихід радіаційних продуктів за межі герметичної оболонкиреакторної установки», – сказав Коріков.</text:p>
      <text:p text:style-name="P4">
За його словами, унаслідок такого викиду радіації в атмосферу зона відселеннянаселення становитиме до 40 км, а зона ураження матиме транскордоннийхарактер.</text:p>
      <text:p text:style-name="P4">
«Такий розвиток подій малоймовірний, але в умовах сьогоднішніх ризиків, колиокупанти перебувають на ЗАЕС і порушують вимоги безпеки, вірогідність цієїподії значно збільшується», – додав Коріков.</text:p>
      <text:p text:style-name="P4">
<text:span text:style-name="T4">
Читайте також:</text:span>
 <text:a xlink:type="simple" xlink:href="https://www.ukrinform.ua/rubric-ato/3688739-glava-magate-kaze-so-poblizu-zaporizkoi-aes-posililisa-bojovi-dii.html" text:style-name="Internet_20_link" text:visited-style-name="Visited_20_Internet_20_Link">
 </text:a>
As it was reported, the head <text:a xlink:type="simple" xlink:href="https://www.ukrinform.ua/tag-magate" text:style-name="Internet_20_link" text:visited-style-name="Visited_20_Internet_20_Link">
</text:a>
Rafaelgros <text:a xlink:type="simple" xlink:href="https://www.ukrinform.ua/rubric-ato/3689324-zaporizka-aes-bilse-ne-moze-buti-zahisena-ocilnik-magate.html" text:style-name="Internet_20_link" text:visited-style-name="Visited_20_Internet_20_Link">
</text:a>
In the area of Zaporizhzhya NPP, so the station cannot be protected.</text:p>
      <text:p text:style-name="P4">
ZPP - the largest nuclear power plant in Europe, since March 4 is captured by the Russian military, since then on the station of the station, the invaders have placed military equipment and ammunition, firing the surrounding area.</text:p>
      <text:p text:style-name="P4">
<text:span text:style-name="T5">
Foto: Fredrik Dahl / IAEA</text:span>
</text:p>
      <text:p text:style-name="P4">
News Source: <text:a xlink:type="simple" xlink:href="https://www.ukrinform.ua/rubric-economy/3689920-derzatom-gotuetsa-do-riznih-variantiv-rozvitku-podij-na-zaes.html" text:style-name="Internet_20_link" text:visited-style-name="Visited_20_Internet_20_Link">
https://www.ukrinform.ua/rubric-economy/3689920-derzatom-gotuetsa-do-riznih-variantiv-rozvitku-podij-na-zaes.html</text:a>
</text:p>
      <!--NEWS-->
      <text:h text:style-name="P10" text:outline-level="1">
<text:span text:style-name="T4">
The crimes of the Russians in Bucha and Irpen will remain forever in the collective memory of Europe - Secretary General</text:span>
</text:h>
      <text:p text:style-name="P4">
Authors: Ukrinform (Person)</text:p>
      <text:p text:style-name="P4">
Publisher: Укринформ (Organization)</text:p>
      <text:p text:style-name="P4">
Published Time: 2023-03-31T15:07:54+03:00</text:p>
      <text:p text:style-name="P4">
Modified Time: 2023-03-31T15:07:54+03:00</text:p>
      <text:p text:style-name="P4">
Description: The Secretary General of the Council of Europe Maria Peychinovich-Burich on the anniversary of the de-occupation of Bucha and Irpen emphasized that those who are guilty of crimes against civilians should be held accountable. - Ukrinform.</text:p>
      <text:p text:style-name="P4">
Images: ["<text:a xlink:type="simple" xlink:href="https://static.ukrinform.com/photos/2022_10/thumb_files/630_360_1665180314-896.jpg" text:style-name="Internet_20_link" text:visited-style-name="Visited_20_Internet_20_Link">
630_360_16651...</text:a>
"]</text:p>
      <text:p text:style-name="P4">
Tags: ['Буча', 'Воєнні злочини', 'Рада Європи', 'Війна з росією']</text:p>
      <text:p text:style-name="P4">
Type: Article</text:p>
      <!--METADATA-->
      <text:p text:style-name="P4">
<draw:frame draw:style-name="fr1" draw:name="Image84" text:anchor-type="as-char" svg:width="6.9236in" svg:height="3.956343in" draw:z-index="0">
<draw:image xlink:href="../Images/yкринформ/2023-03-31T15-07-54-03-00/630_360_1665180314-896.jpg" xlink:type="simple" xlink:show="embed" xlink:actuate="onLoad" draw:mime-type="image/jpeg"/>
</draw:frame>
The Secretary General of the Council of Europe Maria Peychinovich-Burich on the anniversary of the de-occupation of Busi and Irpen emphasized that they were guilty of crimes against civilians should be held accountable.</text:p>
      <text:p text:style-name="P4">
The text of the relevant statement was made public on <text:a xlink:type="simple" xlink:href="https://www.coe.int/en/web/portal/-/anniversary-of-the-liberation-of-towns-bucha-and-irpin" text:style-name="Internet_20_link" text:visited-style-name="Visited_20_Internet_20_Link">
</text:a>
, reports Ukrinform.</text:p>
      <text:p text:style-name="P4">
“Today, the year turns on the Russian troops committed the terrible crimes of the anti -martial population in Bucha and Irpen. These crimes will remain the educational memory of Europe forever ... The perpetrators must be held accountable. It may not be a sustainable peace without liability for these and other, ”Burich said.</text:p>
      <text:p text:style-name="P4">
<text:span text:style-name="T4">
 Read also: </text:span>
 <text:a xlink:type="simple" xlink:href="https://www.ukrinform.ua/rubric-society/3689907-svit-zminivsa-pobacivsi-bucu-pisla-rosijskoi-okupacii-zelenskij.html" text:style-name="Internet_20_link" text:visited-style-name="Visited_20_Internet_20_Link">
</text:a>
She stressed that <text:a xlink:type="simple" xlink:href="https://www.ukrinform.ua/tag-russian-aggression" text:style-name="Internet_20_link" text:visited-style-name="Visited_20_Internet_20_Link">
</text:a>
It continues, and other Ukrainian settlements face similar atrocities.</text:p>
      <text:p text:style-name="P4">
Peychinovich-Burich stated that the Council of Europe "plays and continue to play a key role in close cooperation with Ukraine in providing victims and fully responsible for committing crimes, including aggression."</text:p>
      <text:p text:style-name="P4">
Secretary General has expressed support for Ukraine.</text:p>
      <text:p text:style-name="P4">
As reported by Ukrinform, <text:a xlink:type="simple" xlink:href="https://www.ukrinform.ua/rubric-ato/3689784-rosiani-vcinili-u-bucanskomu-rajoni-ponad-9000-voennih-zlociniv-genprokuror.html" text:style-name="Internet_20_link" text:visited-style-name="Visited_20_Internet_20_Link">
</text:a>
 .</text:p>
      <text:p text:style-name="P4">
News Source: <text:a xlink:type="simple" xlink:href="https://www.ukrinform.ua/rubric-world/3689921-zlocini-rosian-u-buci-j-irpeni-nazavzdi-zalisatsa-u-kolektivnij-pamati-evropi-gensek-re.html" text:style-name="Internet_20_link" text:visited-style-name="Visited_20_Internet_20_Link">
https://www.ukrinform.ua/rubric-world/3689921-zlocini-rosian-u-buci-j-irpeni-nazavzdi-zalisatsa-u-kolektivnij-pamati-evropi-gensek-re.html</text:a>
</text:p>
      <!--NEWS-->
      <text:h text:style-name="P10" text:outline-level="1">
<text:span text:style-name="T4">
Donetsk region, Kharkiv, Kharkiv region (21:06). Red Alrt: Aerial Tchretate. Sirens Sounding ....</text:span>
</text:h>
      <text:p text:style-name="P4">
Authors: liveuamap (Language: en)</text:p>
      <text:p text:style-name="P4">
Time: 2023-03-31T15:08:00</text:p>
      <text:p text:style-name="P4">
Location: Donetsk Oblast (Latitude:48.72675 Longtitude:37.57836)</text:p>
      <text:p text:style-name="P4">
Videos: []</text:p>
      <text:p text:style-name="P4">
Images: []</text:p>
      <text:p text:style-name="P4">
Tags: ["Europe", "Central and Eastern Europe"]</text:p>
      <text:p text:style-name="P4">
Id: 22552464</text:p>
      <!--METADATA-->
      <text:p text:style-name="P4">
Donetsk region, Kharkiv, Kharkiv region(21:06). Red Alert: aerial threat.Sirens sounding. Take cover now!</text:p>
      <text:p text:style-name="P4">
News Collection Link: <text:a xlink:type="simple" xlink:href="https://liveuamap.com/en/2023/31-march-donetsk-oblast-kharkiv-kharkivska-obg" text:style-name="Internet_20_link" text:visited-style-name="Visited_20_Internet_20_Link">
https://liveuamap.com/en/2023/31-march-donetsk-oblast-kharkiv-kharkivska-obg</text:a>
</text:p>
      <text:p text:style-name="P4">
News Source: <text:a xlink:type="simple" xlink:href="https://t.me/air_alert_ua/42348" text:style-name="Internet_20_link" text:visited-style-name="Visited_20_Internet_20_Link">
https://t.me/air_alert_ua/42348</text:a>
</text:p>
      <!--NEWS-->
      <text:h text:style-name="P10" text:outline-level="1">
<text:span text:style-name="T4">
Introduction-2023: Pumped out demonstration tests from French and Spanish</text:span>
</text:h>
      <text:p text:style-name="P4">
Authors: Ukrinform (Person)</text:p>
      <text:p text:style-name="P4">
Publisher: Укринформ (Organization)</text:p>
      <text:p text:style-name="P4">
Published Time: 2023-03-31T15:11:00+03:00</text:p>
      <text:p text:style-name="P4">
Modified Time: 2023-03-31T15:11:00+03:00</text:p>
      <text:p text:style-name="P4">
Description: The Ukrainian Center for Educational Quality Assessment has published demonstration options for tests in French and Spanish. - Ukrinform.</text:p>
      <text:p text:style-name="P4">
Images: ["<text:a xlink:type="simple" xlink:href="https://static.ukrinform.com/photos/2017_07/thumb_files/630_360_1500898536-1716.jpg" text:style-name="Internet_20_link" text:visited-style-name="Visited_20_Internet_20_Link">
630_360_15008...</text:a>
"]</text:p>
      <text:p text:style-name="P4">
Tags: ['Вступна кампанія', 'Французька мова', 'Тест']</text:p>
      <text:p text:style-name="P4">
Type: Article</text:p>
      <!--METADATA-->
      <text:p text:style-name="P4">
<draw:frame draw:style-name="fr1" draw:name="Image85" text:anchor-type="as-char" svg:width="6.9236in" svg:height="3.956343in" draw:z-index="0">
<draw:image xlink:href="../Images/yкринформ/2023-03-31T15-11-00-03-00/630_360_1500898536-1716.jpg" xlink:type="simple" xlink:show="embed" xlink:actuate="onLoad" draw:mime-type="image/jpeg"/>
</draw:frame>
The Ukrainian Center for Educational Quality Assessment has published demonstration options in French and Spanish.</text:p>
      <text:p text:style-name="P4">
This is reported on <text:a xlink:type="simple" xlink:href="https://testportal.gov.ua/" text:style-name="Internet_20_link" text:visited-style-name="Visited_20_Internet_20_Link">
</text:a>
UCEA, reports Ukrinform.</text:p>
      <text:p text:style-name="P4">
To pass tests with <text:a xlink:type="simple" xlink:href="https://lv.testportal.gov.ua/demo.french/" text:style-name="Internet_20_link" text:visited-style-name="Visited_20_Internet_20_Link">
</text:a>
and <text:a xlink:type="simple" xlink:href="https://lv.testportal.gov.ua/spainTest/" text:style-name="Internet_20_link" text:visited-style-name="Visited_20_Internet_20_Link">
</text:a>
Languages can be in a special online environment of the Lviv Regional Center for Educational Quality Assessment.</text:p>
      <text:p text:style-name="P4">
The UCEA is warned that the interface of the proposed tester differs from what will be on the real NMT, but by structure, types of tasks, the duration of their execution, the demonstration variant is similar to the introductory test.</text:p>
      <text:p text:style-name="P4">
There are no tasks with an open answer form in real test tests, as there will be no listening tasks. Therefore, there are no refinery version of the test.</text:p>
      <text:p text:style-name="P4">
You can also download files with a test of the test.</text:p>
      <text:p text:style-name="P4">
Currently, in the special online environment of the Lviv Regional Center for Educational Quality Valuation you can pass <text:a xlink:type="simple" xlink:href="https://testportal.gov.ua/demonstratsijni-varianty-nmt/" text:style-name="Internet_20_link" text:visited-style-name="Visited_20_Internet_20_Link">
</text:a>
.</text:p>
      <text:p text:style-name="P4">
<text:span text:style-name="T4">
 Read also: </text:span>
 <text:a xlink:type="simple" xlink:href="https://www.ukrinform.ua/rubric-society/3689391-vstupna-kampania-reestracia-ekabinetiv-rozpocnetsa-1-lipna.html" text:style-name="Internet_20_link" text:visited-style-name="Visited_20_Internet_20_Link">
</text:a>
As reported by Ukrinform, the Ministry of Education and Science of Ukraine approved the organization and holding of a national muscle -subject test in 2023(Nmt). Тестування проходитиме у дві сесії: основна: 5червня – 23 червня; додаткова: 11–24 липня.</text:p>
      <text:p text:style-name="P4">
Реєстрація для участі в Національному мультипредметному тесті розпочнеться 3квітня і триватиме до 3 травня.</text:p>
      <text:p text:style-name="P4">
News Source: <text:a xlink:type="simple" xlink:href="https://www.ukrinform.ua/rubric-society/3689926-vstup2023-opriludnili-demonstracijni-testi-z-francuzkoi-ta-ispanskoi-mov.html" text:style-name="Internet_20_link" text:visited-style-name="Visited_20_Internet_20_Link">
https://www.ukrinform.ua/rubric-society/3689926-vstup2023-opriludnili-demonstracijni-testi-z-francuzkoi-ta-ispanskoi-mov.html</text:a>
</text:p>
      <!--NEWS-->
      <text:h text:style-name="P10" text:outline-level="1">
<text:span text:style-name="T4">
Slovenia's premiere at Memorials in Bucha: "We are all Ukrainians today"</text:span>
</text:h>
      <text:p text:style-name="P4">
Authors: Ukrinform (Person)</text:p>
      <text:p text:style-name="P4">
Publisher: Укринформ (Organization)</text:p>
      <text:p text:style-name="P4">
Published Time: 2023-03-31T15:16:00+03:00</text:p>
      <text:p text:style-name="P4">
Modified Time: 2023-03-31T15:16:00+03:00</text:p>
      <text:p text:style-name="P4">
Description: Slovenia Prime Minister Robert Golob said that the Slovenes were considers to help Ukraine in the fight for the freedom and punishment of Russian aggressors for their serious crimes. - Ukrinform.</text:p>
      <text:p text:style-name="P4">
Images: ["<text:a xlink:type="simple" xlink:href="https://static.ukrinform.com/photos/2023_03/thumb_files/630_360_1680265651-260.jpg" text:style-name="Internet_20_link" text:visited-style-name="Visited_20_Internet_20_Link">
630_360_16802...</text:a>
"]</text:p>
      <text:p text:style-name="P4">
Tags: ['Буча', "Прем'єр", 'Словенія', 'Україна', 'Воєнні злочини', 'Війна з росією']</text:p>
      <text:p text:style-name="P4">
Type: Article</text:p>
      <!--METADATA-->
      <text:p text:style-name="P4">
<draw:frame draw:style-name="fr1" draw:name="Image86" text:anchor-type="as-char" svg:width="6.9236in" svg:height="3.956343in" draw:z-index="0">
<draw:image xlink:href="../Images/yкринформ/2023-03-31T15-16-00-03-00/630_360_1680265651-260.jpg" xlink:type="simple" xlink:show="embed" xlink:actuate="onLoad" draw:mime-type="image/jpeg"/>
</draw:frame>
Slovenia Prime Minister Robert Holob said that the Slovenes were considering Ukraine to help Ukraine in the struggle for freedom and punishment of Russian aggressors with their serious crimes.</text:p>
      <text:p text:style-name="P4">
He said this during a speech in Bucha in the Kyiv region within the celebrations of the anniversary of the liberation of the city from Russian invaders, reports Ukrinform.</text:p>
      <text:p text:style-name="P4">
According to Holob, to be in Bucha and feel what happened here during the Russian occupation is extremely difficult.</text:p>
      <text:p text:style-name="P4">
“There is no justification on Russia on Ukraine. Power cannot be a butargument. Similarly, the fact that Russian aggressors have done in Bucha with civilian citizens can never be forgiven. That is why we, together with you, have a minute, feel our duty to help you in the fight for freedom, ”the Prime Minister [] said(https://www.ukrinform.ua/tag-slovenia)He added that partners should also support Ukraine in the search for justice, as there can be no justification for aggression, and those who have committed serious crimes should be punished.</text:p>
      <text:p text:style-name="P4">
The Slovenian Prime Minister continued in Ukrainian. He noted that the unprovoked war imposed by Russia today united all the Slavs.</text:p>
      <text:p text:style-name="P4">
<text:span text:style-name="T4">
 Read also: </text:span>
 <text:a xlink:type="simple" xlink:href="https://www.ukrinform.ua/rubric-ato/3689904-prezidentka-moldovi-zaklikala-pracuvati-razom-sobi-rosia-vidpovila-za-zvirstva-u-buci.html" text:style-name="Internet_20_link" text:visited-style-name="Visited_20_Internet_20_Link">
</text:a>
“Today we are all Ukrainians. Your flag is now our flag. In Slovenia, we scam it in front of all state institutions, as well as in front of my office. Today we are more than ever. Together with you and the Mykozatsky family. And with us you will rely in your part, ”the Golob said.</text:p>
      <text:p text:style-name="P4">
As reported, according to the Office of the Prosecutor General, <text:a xlink:type="simple" xlink:href="https://www.ukrinform.ua/rubric-ato/3689784-rosiani-vcinili-u-bucanskomu-rajoni-ponad-9000-voennih-zlociniv-genprokuror.html" text:style-name="Internet_20_link" text:visited-style-name="Visited_20_Internet_20_Link">
</text:a>
. In particular, there were 1400 civilians killed, many of them were tortured. Among the dead - 37 children. Another 52 children were injured.</text:p>
      <text:p text:style-name="P4">
<text:span text:style-name="T5">
Foto: gov.si</text:span>
</text:p>
      <text:p text:style-name="P4">
News Source: <text:a xlink:type="simple" xlink:href="https://www.ukrinform.ua/rubric-polytics/3689928-premer-slovenii-na-pamatnih-zahodah-u-buci-sogodni-vsi-mi-ukrainci.html" text:style-name="Internet_20_link" text:visited-style-name="Visited_20_Internet_20_Link">
https://www.ukrinform.ua/rubric-polytics/3689928-premer-slovenii-na-pamatnih-zahodah-u-buci-sogodni-vsi-mi-ukrainci.html</text:a>
</text:p>
      <!--NEWS-->
      <text:h text:style-name="P10" text:outline-level="1">
<text:span text:style-name="T4">
The atrocities in Bucha have shown the world what Putin's war is Scholtz</text:span>
</text:h>
      <text:p text:style-name="P4">
Authors: Ukrinform (Person)</text:p>
      <text:p text:style-name="P4">
Publisher: Укринформ (Organization)</text:p>
      <text:p text:style-name="P4">
Published Time: 2023-03-31T15:24:25+03:00</text:p>
      <text:p text:style-name="P4">
Modified Time: 2023-03-31T15:24:25+03:00</text:p>
      <text:p text:style-name="P4">
Description: Russian President Vladimir Putin will not be the winner in the war, and Russia's crimes in Bucha will not go unpunished. - Ukrinform.</text:p>
      <text:p text:style-name="P4">
Images: ["<text:a xlink:type="simple" xlink:href="https://static.ukrinform.com/photos/2023_02/thumb_files/630_360_1677321417-359.jpg" text:style-name="Internet_20_link" text:visited-style-name="Visited_20_Internet_20_Link">
630_360_16773...</text:a>
"]</text:p>
      <text:p text:style-name="P4">
Tags: ['Буча', 'Україна', 'Шольц', 'Війна з росією']</text:p>
      <text:p text:style-name="P4">
Type: Article</text:p>
      <!--METADATA-->
      <text:p text:style-name="P4">
<draw:frame draw:style-name="fr1" draw:name="Image87" text:anchor-type="as-char" svg:width="6.9236in" svg:height="3.956343in" draw:z-index="0">
<draw:image xlink:href="../Images/yкринформ/2023-03-31T15-24-25-03-00/630_360_1677321417-359.jpg" xlink:type="simple" xlink:show="embed" xlink:actuate="onLoad" draw:mime-type="image/jpeg"/>
</draw:frame>
Presidentrf Vladimir Putin will not be the winner in the war, and Russia's crimes in Bucha will not be unpunished.</text:p>
      <text:p text:style-name="P4">
According to Ukrinform, the German Chancellor Olaf Solz in [] stated this(http://twitter.com/Bundeskanzler/status/1641729422762942465?ref_src=twsrc%5Etfw%7Ctwcamp%5Etweetembed%7Ctwterm%5E1641729422762942465%7Ctwgr%5E8975a099db17cfa527eae7e2b2a4c1ec08388bbd%7Ctwcon%5Es1_&amp;ref_url=https%3A%2F%2Fwww.eurointegration.com.ua%2Fnews%2F2023%2F03%2F31%2F7158974%2F)On the anniversary of Bucha's liberation from Russian invaders.</text:p>
      <text:p text:style-name="P4">
“The atrocities in Bucha a year ago showed the world what a war is <text:a xlink:type="simple" xlink:href="https://www.ukrinform.ua/tag-putin" text:style-name="Internet_20_link" text:visited-style-name="Visited_20_Internet_20_Link">
</text:a>
. These paintings were etched in my memory. These crimes should not go unpunished. That is why we stand together with Ukraine. Russia will not win, ”Scholz wrote.</text:p>
      <text:p text:style-name="P4">
<text:span text:style-name="T4">
 Read also: </text:span>
 <text:a xlink:type="simple" xlink:href="https://www.ukrinform.ua/rubric-world/3689921-zlocini-rosian-u-buci-j-irpeni-nazavzdi-zalisatsa-u-kolektivnij-pamati-evropi-gensek-re.html" text:style-name="Internet_20_link" text:visited-style-name="Visited_20_Internet_20_Link">
</text:a>
As it was reported, the head of the German government visited Bucha during his visit in Ukraine last June with French President Emmanuelmakron.</text:p>
      <text:p text:style-name="P4">
After the liberation of the Kyiv region from the Russian troops in Bucha, as well as other cities of the Oblast, the facts of massacres, torture and rape were found.</text:p>
      <text:p text:style-name="P4">
During the occupation month, the Russians damaged more than 2.5 thousand buildings in Bucha.</text:p>
      <text:p text:style-name="P4">
<text:span text:style-name="T5">
Foto: bundeskanzler.de</text:span>
</text:p>
      <text:p text:style-name="P4">
News Source: <text:a xlink:type="simple" xlink:href="https://www.ukrinform.ua/rubric-world/3689932-zvirstva-v-buci-pokazali-svitovi-so-take-vijna-putina-solc.html" text:style-name="Internet_20_link" text:visited-style-name="Visited_20_Internet_20_Link">
https://www.ukrinform.ua/rubric-world/3689932-zvirstva-v-buci-pokazali-svitovi-so-take-vijna-putina-solc.html</text:a>
</text:p>
      <!--NEWS-->
      <text:h text:style-name="P10" text:outline-level="1">
<text:span text:style-name="T4">
Documentary books on the occupation of Borodyanka were presented in Kiev</text:span>
</text:h>
      <text:p text:style-name="P4">
Authors: Ukrinform (Person)</text:p>
      <text:p text:style-name="P4">
Publisher: Укринформ (Organization)</text:p>
      <text:p text:style-name="P4">
Published Time: 2023-03-31T15:24:43+03:00</text:p>
      <text:p text:style-name="P4">
Modified Time: 2023-03-31T15:24:43+03:00</text:p>
      <text:p text:style-name="P4">
Description: In Kiev, documentary books of volunteer from Borodyanka Olga Feshchenko "Living Stories of War" and historian Valentin Moiseenko "The History of Destruction, Rescue and Survival" were presented. - Ukrinform.</text:p>
      <text:p text:style-name="P4">
Images: ["<text:a xlink:type="simple" xlink:href="https://static.ukrinform.com/photos/2022_04/thumb_files/630_360_1651138187-856.jpg" text:style-name="Internet_20_link" text:visited-style-name="Visited_20_Internet_20_Link">
630_360_16511...</text:a>
"]</text:p>
      <text:p text:style-name="P4">
Tags: ['Книги', 'Окупація', 'Бородянка']</text:p>
      <text:p text:style-name="P4">
Type: Article</text:p>
      <!--METADATA-->
      <text:p text:style-name="P4">
<draw:frame draw:style-name="fr1" draw:name="Image88" text:anchor-type="as-char" svg:width="6.9236in" svg:height="3.956343in" draw:z-index="0">
<draw:image xlink:href="../Images/yкринформ/2023-03-31T15-24-43-03-00/630_360_1651138187-856.jpg" xlink:type="simple" xlink:show="embed" xlink:actuate="onLoad" draw:mime-type="image/jpeg"/>
</draw:frame>
In Kiev, the documentary books of volunteer from Borodyanka Olga Feshchenko "Jewelisters of War" and historian Valentin Moiseenko "The History of Destruction, Rescue of Damage" were presented.</text:p>
      <text:p text:style-name="P4">
The presentation of books was held at the National Union of Journalists of Ukraine, Ukrinform correspondent reports.</text:p>
      <text:p text:style-name="P4">
"In this book - 35 stories of ordinary, civilians. Whom simply either hilcinically or tortured, captured, raped. And even if a child in 18 years of age says that he is used to being bombing Stories must hear the whole world, "Feshchenko said about his" Living War Stories ".</text:p>
      <text:p text:style-name="P4">
She noted that the book also contains QR codes that can be heard people.</text:p>
      <text:p text:style-name="P4">
The author added that working on the second such book is currently underway, because there are many stories from other cities.</text:p>
      <text:p text:style-name="P4">
The book "History of Destruction, Rescue and Survival" outlines the chronology of the wrapped local guerrillas, the destruction of the beard, the salvation and survival of its perpetrators.</text:p>
      <text:p text:style-name="P4">
"I was struck by a huge mental difference between us and the invaders. Not that they were bullied, robbed, killed, raped. I was still struck by the Russian command of their own ordinary composition. Since they were treated, they also treated them. .. The Scott's attitude to his soldiers was striking, "said Moiseenko.</text:p>
      <text:p text:style-name="P4">
<text:span text:style-name="T4">
 Read also: </text:span>
 <text:a xlink:type="simple" xlink:href="https://www.ukrinform.ua/rubric-ato/3689633-mi-doveli-so-zvilnenna-nasih-oblastej-ne-bulo-vipadkovistu-zelenskij.html" text:style-name="Internet_20_link" text:visited-style-name="Visited_20_Internet_20_Link">
</text:a>
As reported by Ukrinform, at the end of March 2022 Ukrainian defenders released the Kiev region from Russian invaders.</text:p>
      <text:p text:style-name="P4">
News Source: <text:a xlink:type="simple" xlink:href="https://www.ukrinform.ua/rubric-kyiv/3689933-u-kievi-prezentuvali-dokumentalni-knigi-pro-okupaciu-borodanki.html" text:style-name="Internet_20_link" text:visited-style-name="Visited_20_Internet_20_Link">
https://www.ukrinform.ua/rubric-kyiv/3689933-u-kievi-prezentuvali-dokumentalni-knigi-pro-okupaciu-borodanki.html</text:a>
</text:p>
      <!--NEWS-->
      <text:h text:style-name="P10" text:outline-level="1">
<text:span text:style-name="T4">
At the Vasylkivska metro station, the work of the lobbies will change from the day</text:span>
</text:h>
      <text:p text:style-name="P4">
Authors: Ukrinform (Person)</text:p>
      <text:p text:style-name="P4">
Publisher: Укринформ (Organization)</text:p>
      <text:p text:style-name="P4">
Published Time: 2023-03-31T15:26:54+03:00</text:p>
      <text:p text:style-name="P4">
Modified Time: 2023-03-31T15:26:54+03:00</text:p>
      <text:p text:style-name="P4">
Description: The work of the lobby will change at the Kiev subway since April 1 at the Vasylkivska station. - Ukrinform.</text:p>
      <text:p text:style-name="P4">
Images: ["<text:a xlink:type="simple" xlink:href="https://static.ukrinform.com/photos/2022_08/thumb_files/630_360_1660555572-595.jpg" text:style-name="Internet_20_link" text:visited-style-name="Visited_20_Internet_20_Link">
630_360_16605...</text:a>
", "<text:a xlink:type="simple" xlink:href="https://static.ukrinform.com/photos/2023_03/1680265326-229.jpg" text:style-name="Internet_20_link" text:visited-style-name="Visited_20_Internet_20_Link">
1680265326-22...</text:a>
", "<text:a xlink:type="simple" xlink:href="https://static.ukrinform.com/photos/2023_03/1680265325-582.jpg" text:style-name="Internet_20_link" text:visited-style-name="Visited_20_Internet_20_Link">
1680265325-58...</text:a>
", "<text:a xlink:type="simple" xlink:href="https://static.ukrinform.com/photos/2023_03/1680265325-813.jpg" text:style-name="Internet_20_link" text:visited-style-name="Visited_20_Internet_20_Link">
1680265325-81...</text:a>
"]</text:p>
      <text:p text:style-name="P4">
Tags: ['КМДА', 'Метро', 'Київ']</text:p>
      <text:p text:style-name="P4">
Type: Article</text:p>
      <!--METADATA-->
      <text:p text:style-name="P4">
<draw:frame draw:style-name="fr1" draw:name="Image89" text:anchor-type="as-char" svg:width="6.9236in" svg:height="3.956343in" draw:z-index="0">
<draw:image xlink:href="../Images/yкринформ/2023-03-31T15-26-54-03-00/630_360_1660555572-595.jpg" xlink:type="simple" xlink:show="embed" xlink:actuate="onLoad" draw:mime-type="image/jpeg"/>
</draw:frame>
From April 1 at the Vasylkivska station, the UKIiv subway has changed the work of the lobby.</text:p>
      <text:p text:style-name="P4">
According to Ukrinform, the press service reports <text:a xlink:type="simple" xlink:href="http://kyivcity.gov.ua/news/iz_1_kvitnya_zminitsya_robota_vestibyuliv_na_stantsi_metro_vasilkivska/" text:style-name="Internet_20_link" text:visited-style-name="Visited_20_Internet_20_Link">
</text:a>
with reference to KP "Kiev Metro".</text:p>
      <text:p text:style-name="P4">
"The lobby # 1 will work in the direction of the Holosiivska station, and the lobby # 2 of the Unaprryamka of the Exhibition Center station will be closed," - the message reads.</text:p>
      <text:p text:style-name="P4">
Vasylkivska station operates from 05:53 to 22:32.</text:p>
      <text:p text:style-name="P4">
It is also reminded that from April 1, the station "Hydropark" will be restored. The lobby # 1 will work(in the direction of Dnipro station)From 05:39 to 22:34.</text:p>
      <text:p text:style-name="P4">
<text:span text:style-name="T4">
 Read also: </text:span>
 <text:a xlink:type="simple" xlink:href="https://www.ukrinform.ua/rubric-kyiv/3681978-ceskij-biznes-zacikavlenij-u-spivpraci-sodo-rozvitku-kiivskogo-metropolitenu-klicko.html" text:style-name="Internet_20_link" text:visited-style-name="Visited_20_Internet_20_Link">
</text:a>
The Hydropark Station is terrestrial, respectively, during air alarm is an entrance to the entrance for passengers for safety reasons.</text:p>
      <text:p text:style-name="P4">
Updated information about the work schedule <text:a xlink:type="simple" xlink:href="https://www.ukrinform.ua/tag-metro" text:style-name="Internet_20_link" text:visited-style-name="Visited_20_Internet_20_Link">
</text:a>
:</text:p>
      <text:p text:style-name="P4">
<draw:frame draw:style-name="fr1" draw:name="Image90" text:anchor-type="as-char" svg:width="6.9236in" svg:height="8.906742in" draw:z-index="0">
<draw:image xlink:href="../Images/yкринформ/2023-03-31T15-26-54-03-00/1680265326-229.jpg" xlink:type="simple" xlink:show="embed" xlink:actuate="onLoad" draw:mime-type="image/jpeg"/>
</draw:frame>
<draw:frame draw:style-name="fr1" draw:name="Image91" text:anchor-type="as-char" svg:width="6.9236in" svg:height="8.906742in" draw:z-index="0">
<draw:image xlink:href="../Images/yкринформ/2023-03-31T15-26-54-03-00/1680265325-582.jpg" xlink:type="simple" xlink:show="embed" xlink:actuate="onLoad" draw:mime-type="image/jpeg"/>
</draw:frame>
<draw:frame draw:style-name="fr1" draw:name="Image92" text:anchor-type="as-char" svg:width="6.9236in" svg:height="8.906742in" draw:z-index="0">
<draw:image xlink:href="../Images/yкринформ/2023-03-31T15-26-54-03-00/1680265325-813.jpg" xlink:type="simple" xlink:show="embed" xlink:actuate="onLoad" draw:mime-type="image/jpeg"/>
</draw:frame>
As reported by Ukrinform, in the city application <text:a xlink:type="simple" xlink:href="https://www.ukrinform.ua/rubric-kyiv/3676209-u-kiiv-cifrovij-mozna-peretvoruvati-poizdki-z-transportnoi-karti-na-qrkvitki.html" text:style-name="Internet_20_link" text:visited-style-name="Visited_20_Internet_20_Link">
</text:a>
Added an opportunity to turn trips from a transport card into a QR-ticket.</text:p>
      <text:p text:style-name="P4">
News Source: <text:a xlink:type="simple" xlink:href="https://www.ukrinform.ua/rubric-kyiv/3689935-na-stancii-metro-vasilkivska-vidzavtra-zminitsa-robota-vestibuliv.html" text:style-name="Internet_20_link" text:visited-style-name="Visited_20_Internet_20_Link">
https://www.ukrinform.ua/rubric-kyiv/3689935-na-stancii-metro-vasilkivska-vidzavtra-zminitsa-robota-vestibuliv.html</text:a>
</text:p>
      <!--NEWS-->
      <text:h text:style-name="P10" text:outline-level="1">
<text:span text:style-name="T4">
Slovakia will help Ukraine as soon as possible to join the EU and return its territories - Prime Minister</text:span>
</text:h>
      <text:p text:style-name="P4">
Authors: Ukrinform (Person)</text:p>
      <text:p text:style-name="P4">
Publisher: Укринформ (Organization)</text:p>
      <text:p text:style-name="P4">
Published Time: 2023-03-31T15:29:00+03:00</text:p>
      <text:p text:style-name="P4">
Modified Time: 2023-03-31T15:29:00+03:00</text:p>
      <text:p text:style-name="P4">
Description: Slovak Prime Minister Edward Heger assured that his country would help Ukraine join the EU as soon as possible and return the temporarily occupied territories. - Ukrinform.</text:p>
      <text:p text:style-name="P4">
Images: ["<text:a xlink:type="simple" xlink:href="https://static.ukrinform.com/photos/2023_03/thumb_files/630_360_1680266146-215.jpeg" text:style-name="Internet_20_link" text:visited-style-name="Visited_20_Internet_20_Link">
630_360_16802...</text:a>
"]</text:p>
      <text:p text:style-name="P4">
Tags: ['Буча', 'Євросоюз', "Прем'єр", 'Словаччина']</text:p>
      <text:p text:style-name="P4">
Type: Article</text:p>
      <!--METADATA-->
      <text:p text:style-name="P4">
<draw:frame draw:style-name="fr1" draw:name="Image93" text:anchor-type="as-char" svg:width="6.9236in" svg:height="3.956343in" draw:z-index="0">
<draw:image xlink:href="../Images/yкринформ/2023-03-31T15-29-00-03-00/630_360_1680266146-215.jpeg" xlink:type="simple" xlink:show="embed" xlink:actuate="onLoad" draw:mime-type="image/jpeg"/>
</draw:frame>
Slovak Prime Minister Edward Heger assured that his country would help Ukraine to join the EU faster and return the temporarily occupied territories.</text:p>
      <text:p text:style-name="P4">
He said this during a speech in Bucha in the Kyiv region within the limits of the celebration of the release of the city from Russian invaders, reports Ukrinform.</text:p>
      <text:p text:style-name="P4">
<text:a xlink:type="simple" xlink:href="https://static.ukrinform.com/photos/2023_03/1680262509-4428.jpeg" text:style-name="Internet_20_link" text:visited-style-name="Visited_20_Internet_20_Link">
</text:a>
 <text:a xlink:type="simple" xlink:href="https://static.ukrinform.com/photos/2023_03/1680262509-9848.jpeg" text:style-name="Internet_20_link" text:visited-style-name="Visited_20_Internet_20_Link">
</text:a>
 <text:a xlink:type="simple" xlink:href="https://static.ukrinform.com/photos/2023_03/1680262509-7058.jpeg" text:style-name="Internet_20_link" text:visited-style-name="Visited_20_Internet_20_Link">
</text:a>
 <text:a xlink:type="simple" xlink:href="https://static.ukrinform.com/photos/2023_03/1680262509-9847.jpeg" text:style-name="Internet_20_link" text:visited-style-name="Visited_20_Internet_20_Link">
</text:a>
 <text:a xlink:type="simple" xlink:href="https://static.ukrinform.com/photos/2023_03/1680262509-8805.jpeg" text:style-name="Internet_20_link" text:visited-style-name="Visited_20_Internet_20_Link">
</text:a>
 <text:a xlink:type="simple" xlink:href="https://static.ukrinform.com/photos/2023_03/1680262509-6444.jpeg" text:style-name="Internet_20_link" text:visited-style-name="Visited_20_Internet_20_Link">
</text:a>
 <text:a xlink:type="simple" xlink:href="https://static.ukrinform.com/photos/2023_03/1680262510-9590.jpeg" text:style-name="Internet_20_link" text:visited-style-name="Visited_20_Internet_20_Link">
</text:a>
 <text:a xlink:type="simple" xlink:href="https://static.ukrinform.com/photos/2023_03/1680262510-6193.jpeg" text:style-name="Internet_20_link" text:visited-style-name="Visited_20_Internet_20_Link">
</text:a>
 <text:a xlink:type="simple" xlink:href="https://static.ukrinform.com/photos/2023_03/1680262510-8223.jpeg" text:style-name="Internet_20_link" text:visited-style-name="Visited_20_Internet_20_Link">
</text:a>
 <text:a xlink:type="simple" xlink:href="https://static.ukrinform.com/photos/2023_03/1680262510-7259.jpeg" text:style-name="Internet_20_link" text:visited-style-name="Visited_20_Internet_20_Link">
</text:a>
 <text:a xlink:type="simple" xlink:href="https://static.ukrinform.com/photos/2023_03/1680262510-3956.jpeg" text:style-name="Internet_20_link" text:visited-style-name="Visited_20_Internet_20_Link">
</text:a>
 <text:a xlink:type="simple" xlink:href="https://static.ukrinform.com/photos/2023_03/1680262510-7588.jpeg" text:style-name="Internet_20_link" text:visited-style-name="Visited_20_Internet_20_Link">
</text:a>
 <text:a xlink:type="simple" xlink:href="https://static.ukrinform.com/photos/2023_03/1680262511-2622.jpeg" text:style-name="Internet_20_link" text:visited-style-name="Visited_20_Internet_20_Link">
</text:a>
 <text:a xlink:type="simple" xlink:href="https://static.ukrinform.com/photos/2023_03/1680262511-6151.jpeg" text:style-name="Internet_20_link" text:visited-style-name="Visited_20_Internet_20_Link">
</text:a>
 <text:a xlink:type="simple" xlink:href="https://static.ukrinform.com/photos/2023_03/1680262511-4063.jpeg" text:style-name="Internet_20_link" text:visited-style-name="Visited_20_Internet_20_Link">
</text:a>
Heger noted that the President, the Government and the Citizens of Ukraine have demonstrated that people in the 21st century should be sensible, choosing values such as Sysvoboda, human rights and democracy.</text:p>
      <text:p text:style-name="P4">
<text:span text:style-name="T4">
 Read also: </text:span>
 <text:a xlink:type="simple" xlink:href="https://www.ukrinform.ua/rubric-ato/3689909-zelenskij-vzav-ucast-u-vsanuvanni-pamati-ziteliv-buci-vbitih-rosianami.html" text:style-name="Internet_20_link" text:visited-style-name="Visited_20_Internet_20_Link">
</text:a>
“Ukraine deserves to be a free democratic state. It is Tomov who will use our full support. I would like to declare here that Ukraine belongs to Europe, Ukraine is Europe, and Ukraine should be a member state of the European Union. We will help you as much as possible so that the manifestation will join the EU faster. You will receive our support in the wrapped territories and your freedom, because you deserve it, ”Slovakia is assured by Slovakia.</text:p>
      <text:p text:style-name="P4">
Slovakia was reported <text:a xlink:type="simple" xlink:href="https://www.ukrinform.ua/rubric-polytics/3689193-slovaccina-nadala-vijskovoi-dopomogi-ukraini-na-10-svogo-oboronnogo-budzetu-kondratuk.html" text:style-name="Internet_20_link" text:visited-style-name="Visited_20_Internet_20_Link">
</text:a>
.</text:p>
      <text:p text:style-name="P4">
Photo: op</text:p>
      <text:p text:style-name="P4">
News Source: <text:a xlink:type="simple" xlink:href="https://www.ukrinform.ua/rubric-polytics/3689939-slovaccina-dopomoze-ukraini-akomoga-svidse-priednatisa-do-es-i-povernuti-svoi-teritorii-premer.html" text:style-name="Internet_20_link" text:visited-style-name="Visited_20_Internet_20_Link">
https://www.ukrinform.ua/rubric-polytics/3689939-slovaccina-dopomoze-ukraini-akomoga-svidse-priednatisa-do-es-i-povernuti-svoi-teritorii-premer.html</text:a>
</text:p>
      <!--NEWS-->
      <text:h text:style-name="P10" text:outline-level="1">
<text:span text:style-name="T4">
UNDP grants for revitalization will receive 18 communities in Ukraine and Moldova</text:span>
</text:h>
      <text:p text:style-name="P4">
Authors: Ukrinform (Person)</text:p>
      <text:p text:style-name="P4">
Publisher: Укринформ (Organization)</text:p>
      <text:p text:style-name="P4">
Published Time: 2023-03-31T15:30:59+03:00</text:p>
      <text:p text:style-name="P4">
Modified Time: 2023-03-31T15:30:59+03:00</text:p>
      <text:p text:style-name="P4">
Description: The European Commission and the UNO Development Program (UNDP) within the EU Grand Program for response and renewal has selected 18 communities in Ukraine and Moldova, which will be provided with funds for the restoration of the urban environment. - Ukrinform.</text:p>
      <text:p text:style-name="P4">
Images: ["<text:a xlink:type="simple" xlink:href="https://static.ukrinform.com/photos/2023_03/thumb_files/630_360_1680265721-282.jpg" text:style-name="Internet_20_link" text:visited-style-name="Visited_20_Internet_20_Link">
630_360_16802...</text:a>
"]</text:p>
      <text:p text:style-name="P4">
Tags: ['Молдова', 'ПРООН', 'Тергромада', 'Україна', 'Грант']</text:p>
      <text:p text:style-name="P4">
Type: Article</text:p>
      <!--METADATA-->
      <text:p text:style-name="P4">
<draw:frame draw:style-name="fr1" draw:name="Image94" text:anchor-type="as-char" svg:width="6.9236in" svg:height="3.956343in" draw:z-index="0">
<draw:image xlink:href="../Images/yкринформ/2023-03-31T15-30-59-03-00/630_360_1680265721-282.jpg" xlink:type="simple" xlink:show="embed" xlink:actuate="onLoad" draw:mime-type="image/jpeg"/>
</draw:frame>
The European Commission and the UN Development Program(UNDP)Within the EU's Grand Program, 18 communities in Ukraine Tamold, which will be provided with funds for the restoration of the urban environment, has selected for response and renewal.</text:p>
      <text:p text:style-name="P4">
As Ukrinform reports, it reports <text:a xlink:type="simple" xlink:href="https://www.undp.org/uk/ukraine/press-releases/18-munitsypalitetiv-proyektu-mery-za-ekonomichne-zrostannya-v-ukrayini-ta-moldovi-otrymayut-dopomohu-v-mezhakh-hrantovoyi" text:style-name="Internet_20_link" text:visited-style-name="Visited_20_Internet_20_Link">
</text:a>
.</text:p>
      <text:p text:style-name="P4">
“The European Commission and the UN Development Program(UNDP)They announced the selection of 18 municipalities from Ukraine and the Republic of Moldova, as a result of competitiveness of local initiatives aimed at restoring the local economy, which lasted within the EU Grand Economy Program for response and renewal. Programmed for the revitalization and support of cities and communities affected by the War of the Russian Federation against Ukraine, ”the message reads.</text:p>
      <text:p text:style-name="P4">
It is emphasized that the response and renewal program will cover a number of communities that are members of the Mary for Economic Growth Network(M4EG)”. The total amount of financing is EUR 1.8 million. 70% of the grant component will be allocated to local authorities of Ukraine, and 30% - Moldova.</text:p>
      <text:p text:style-name="P4">
The program provides for two -way financing: "Immediate response of taut"(Grant size for each offer - from 30 thousand to 50 thousand euro, co -financing is not required)and “Recovery and Planning of the Idental”(Grant size for each proposal - from 70 thousand to 100 thousand euro, is required by co -financing at least 20%).</text:p>
      <text:p text:style-name="P4">
За першим напрямком відібрано сім міст: Чортків (Ternopil region), Glukhiv(Sumy), Kamianets-Podilskyi and Slavuta(Khmelnitskaya), Greater Alexandrovka(Kherson region)In Ukraine and Karepin and Volintiir Umold.</text:p>
      <text:p text:style-name="P4">
11 cities - Bucha will be taken for the second one in the project(Kyiv region), Nizhin(Chernihiv), Nova Kakhovka(Kherson), Slavutich(Kiev), Big bows(Transcarpathian), Voznesensk(Mykolaiv region), Chernivtsi and Kharkiv in Ukraine and Kopchak, Khimashlius and Drocia in Moldova.</text:p>
      <text:p text:style-name="P4">
<text:span text:style-name="T4">
 Read also: </text:span>
 <text:a xlink:type="simple" xlink:href="https://www.ukrinform.ua/rubric-economy/3688644-grantovi-kosti-vid-svitovogo-banku-pidut-na-socialni-vidatki-minfin.html" text:style-name="Internet_20_link" text:visited-style-name="Visited_20_Internet_20_Link">
</text:a>
</text:p>
      <text:p text:style-name="P4">
<text:span text:style-name="T5">
Foto: Sergey Perepelytsya / UNDP in Ukraine</text:span>
</text:p>
      <text:p text:style-name="P4">
News Source: <text:a xlink:type="simple" xlink:href="https://www.ukrinform.ua/rubric-vidbudova/3689937-granti-vid-proon-na-revitalizaciu-otrimaut-18-gromad-v-ukraini-ta-moldovi.html" text:style-name="Internet_20_link" text:visited-style-name="Visited_20_Internet_20_Link">
https://www.ukrinform.ua/rubric-vidbudova/3689937-granti-vid-proon-na-revitalizaciu-otrimaut-18-gromad-v-ukraini-ta-moldovi.html</text:a>
</text:p>
      <!--NEWS-->
      <text:h text:style-name="P10" text:outline-level="1">
<text:span text:style-name="T4">
In Canadian Edmonton, Diaspora held an Easter concert and a fair</text:span>
</text:h>
      <text:p text:style-name="P4">
Authors: Ukrinform (Person)</text:p>
      <text:p text:style-name="P4">
Publisher: Укринформ (Organization)</text:p>
      <text:p text:style-name="P4">
Published Time: 2023-03-31T15:32:00+03:00</text:p>
      <text:p text:style-name="P4">
Modified Time: 2023-03-31T15:32:00+03:00</text:p>
      <text:p text:style-name="P4">
Description: Organization of Ukrainian women of Canada. Olga Basarab in Edmonton, the capital of the Canadian province of Alberta, organized an Easter concert and a charity fair "Spring Flower and Spirit of Ukraine". - Ukrinform.</text:p>
      <text:p text:style-name="P4">
Images: ["<text:a xlink:type="simple" xlink:href="https://static.ukrinform.com/photos/2023_03/thumb_files/630_360_1680262989-985.jpg" text:style-name="Internet_20_link" text:visited-style-name="Visited_20_Internet_20_Link">
630_360_16802...</text:a>
", "<text:a xlink:type="simple" xlink:href="https://static.ukrinform.com/photos/2023_03/1680263045-829.jpg" text:style-name="Internet_20_link" text:visited-style-name="Visited_20_Internet_20_Link">
1680263045-82...</text:a>
", "<text:a xlink:type="simple" xlink:href="https://static.ukrinform.com/photos/2023_03/1680263078-272.jpg" text:style-name="Internet_20_link" text:visited-style-name="Visited_20_Internet_20_Link">
1680263078-27...</text:a>
"]</text:p>
      <text:p text:style-name="P4">
Tags: ['Діаспора', 'Канада', 'Культура', 'Великдень']</text:p>
      <text:p text:style-name="P4">
Type: Article</text:p>
      <!--METADATA-->
      <text:p text:style-name="P4">
<draw:frame draw:style-name="fr1" draw:name="Image95" text:anchor-type="as-char" svg:width="6.9236in" svg:height="3.956343in" draw:z-index="0">
<draw:image xlink:href="../Images/yкринформ/2023-03-31T15-32-00-03-00/630_360_1680262989-985.jpg" xlink:type="simple" xlink:show="embed" xlink:actuate="onLoad" draw:mime-type="image/jpeg"/>
</draw:frame>
Organization of Ukrainian women of Canada. Olga Basarab in Edmonton, the capital of the Canadian Province of Alberta, organized an Easter concert and a charity fair "Spring Flower and Spirit of Ukraine".</text:p>
      <text:p text:style-name="P4">
According to Ukrinform, this was reported on Facebook <text:a xlink:type="simple" xlink:href="https://www.facebook.com/UkrConsEdmonton/posts/pfbid02t3ozQXFysXzPhstWHqMn6GP1WATyixCvxyAcSywftq6xpQrQK2T5EnNCND4Te1Mjl" text:style-name="Internet_20_link" text:visited-style-name="Visited_20_Internet_20_Link">
</text:a>
and <text:a xlink:type="simple" xlink:href="https://www.facebook.com/permalink.php" text:style-name="Internet_20_link" text:visited-style-name="Visited_20_Internet_20_Link">
</text:a>
.</text:p>
      <text:p text:style-name="P4">
<draw:frame draw:style-name="fr1" draw:name="Image96" text:anchor-type="as-char" svg:width="6.9236in" svg:height="8.227673in" draw:z-index="0">
<draw:image xlink:href="../Images/yкринформ/2023-03-31T15-32-00-03-00/1680263045-829.jpg" xlink:type="simple" xlink:show="embed" xlink:actuate="onLoad" draw:mime-type="image/jpeg"/>
</draw:frame>
The concert, in particular, was attended by three groups of children's theater-Studio "Dzherelo", the music ensemble "Ruta", the Drama Theater "Constellation" from Uno Edmonton.</text:p>
      <text:p text:style-name="P4">
<draw:frame draw:style-name="fr1" draw:name="Image97" text:anchor-type="as-char" svg:width="6.9236in" svg:height="5.1927in" draw:z-index="0">
<draw:image xlink:href="../Images/yкринформ/2023-03-31T15-32-00-03-00/1680263078-272.jpg" xlink:type="simple" xlink:show="embed" xlink:actuate="onLoad" draw:mime-type="image/jpeg"/>
</draw:frame>
The events were attended by the General Consul of Ukraine Alexander Danileiko. During his exception, he thanked the organizers and volunteers who joined the preparation and cultural event.</text:p>
      <text:p text:style-name="P4">
Danileyko also called for the support of Ukraine and the Ukrainian people to fight against Russian aggression.</text:p>
      <text:p text:style-name="P4">
It is noted that all the funds raised from the fair and the auction will support humanitarian needs in Ukraine and assistance to the Armed Forces of Ukraine.</text:p>
      <text:p text:style-name="P4">
Recall that in Edmonton before the 209th birthday of the Great Kobzar <text:a xlink:type="simple" xlink:href="https://www.ukrinform.ua/rubric-diaspora/3683078-u-kanadi-vidbuvsa-sevcenkivskij-koncert-na-akomu-zibrali-kosti-dla-zsu.html" text:style-name="Internet_20_link" text:visited-style-name="Visited_20_Internet_20_Link">
</text:a>
Shevchenkivskyi concert "Love your Ukraine", during which 4.5 thousand dollars were collected for the help of the Armed Forces.</text:p>
      <text:p text:style-name="P4">
<text:span text:style-name="T5">
Foto: Consulate General of Ukraine in Edmonton, Ukrainian Women'Sorganization of Canada, Edmonton Society / Facebook</text:span>
</text:p>
      <text:p text:style-name="P4">
News Source: <text:a xlink:type="simple" xlink:href="https://www.ukrinform.ua/rubric-diaspora/3689906-u-kanadskomu-edmontoni-diaspora-provela-velikodnij-koncert-i-armarok.html" text:style-name="Internet_20_link" text:visited-style-name="Visited_20_Internet_20_Link">
https://www.ukrinform.ua/rubric-diaspora/3689906-u-kanadskomu-edmontoni-diaspora-provela-velikodnij-koncert-i-armarok.html</text:a>
</text:p>
      <!--NEWS-->
      <text:h text:style-name="P10" text:outline-level="1">
<text:span text:style-name="T4">
The Odesa City Hall will defend in the Supreme Court the ownership of the Russov - Trukhanov house</text:span>
</text:h>
      <text:p text:style-name="P4">
Authors: Ukrinform (Person)</text:p>
      <text:p text:style-name="P4">
Publisher: Укринформ (Organization)</text:p>
      <text:p text:style-name="P4">
Published Time: 2023-03-31T15:39:44+03:00</text:p>
      <text:p text:style-name="P4">
Modified Time: 2023-03-31T15:39:44+03:00</text:p>
      <text:p text:style-name="P4">
Description: The case of registration of the house of Russov, which the Odesa City Council restored for budgetary funds, will be considered by the Supreme Court. - Ukrinform.</text:p>
      <text:p text:style-name="P4">
Images: ["<text:a xlink:type="simple" xlink:href="https://static.ukrinform.com/photos/2023_03/thumb_files/630_360_1680266118-951.png" text:style-name="Internet_20_link" text:visited-style-name="Visited_20_Internet_20_Link">
630_360_16802...</text:a>
"]</text:p>
      <text:p text:style-name="P4">
Tags: ['Одеса', 'Верховний Суд', 'Труханов']</text:p>
      <text:p text:style-name="P4">
Type: Article</text:p>
      <!--METADATA-->
      <text:p text:style-name="P4">
<draw:frame draw:style-name="fr1" draw:name="Image98" text:anchor-type="as-char" svg:width="6.9236in" svg:height="3.956343in" draw:z-index="0">
<draw:image xlink:href="../Images/yкринформ/2023-03-31T15-39-44-03-00/630_360_1680266118-951.png" xlink:type="simple" xlink:show="embed" xlink:actuate="onLoad" draw:mime-type="image/png"/>
</draw:frame>
Roussov's home registration, which the Odesa City Council restored the burdened funds, the Supreme Court will consider.</text:p>
      <text:p text:style-name="P4">
This was reported by the mayor of Odessa Gennady Trukhanov in <text:a xlink:type="simple" xlink:href="https://www.instagram.com/p/CqbBOXJgvw-/" text:style-name="Internet_20_link" text:visited-style-name="Visited_20_Internet_20_Link">
</text:a>
, reports Ukrinform.</text:p>
      <text:p text:style-name="P4">
“On March 27, the Supreme Court approved the suspension of the decisions of the Economic Court of Odessa region and the Southwestern Court of Appeal. Cleaning that terminated the ownership of the territorial community of the city of Odesa at the Roussev house. I believe that the Supreme Court will make an objective melting decision. As for our position, it was and remains non -dangerous: the house of Russov should belong to Odessa, ”Trukhanov said.</text:p>
      <text:p text:style-name="P4">
<text:span text:style-name="T4">
 Read also: </text:span>
 <text:a xlink:type="simple" xlink:href="https://www.ukrinform.ua/rubric-regions/3667369-sud-virisiv-vikluciti-zastupnika-truhanova-z-cleniv-zemelnoi-komisii-deputati-proignoruvali-risenna.html" text:style-name="Internet_20_link" text:visited-style-name="Visited_20_Internet_20_Link">
</text:a>
As it was reported, on February 23, the Southwestern appellate Commercial Court of Appeal made a decision <text:a xlink:type="simple" xlink:href="https://www.ukrinform.ua/rubric-regions/3674769-odeskij-sud-povernuv-budinok-russova-biznesmenuvtikacu-truhanov.html" text:style-name="Internet_20_link" text:visited-style-name="Visited_20_Internet_20_Link">
</text:a>
The ownership of the Odessa City Hall to the architectural monument - the house of Roussev.</text:p>
      <text:p text:style-name="P4">
In his <text:a xlink:type="simple" xlink:href="https://www.youtube.com/watch" text:style-name="Internet_20_link" text:visited-style-name="Visited_20_Internet_20_Link">
</text:a>
To the citizens Trukhanovna, such a decision was "actually legitimizing the crime."</text:p>
      <text:p text:style-name="P4">
After that, the judge of the Southwestern Appeal Court of Appeal Odessa <text:a xlink:type="simple" xlink:href="https://swag.court.gov.ua/sud4872/pres-centr/news/1390186/" text:style-name="Internet_20_link" text:visited-style-name="Visited_20_Internet_20_Link">
</text:a>
In the GRP on the pressure of the Odessa City Council. GRP representatives in turn <text:a xlink:type="simple" xlink:href="https://hcj.gov.ua/news/rezultaty-rozglyadu-pytan-poryadku-dennogo-zasidannya-vyshchoyi-rady-pravosuddya-no-24-vid-30" text:style-name="Internet_20_link" text:visited-style-name="Visited_20_Internet_20_Link">
</text:a>
to the office of the General Prosecutor. According to the facts presented in the report of Odessa judges, the initiation of a criminal proceedings under Part 2 of Art. 376 of the Criminal Code of Ukraine.</text:p>
      <text:p text:style-name="P4">
The Roussev house was built in 1897-1900 at the request of the businessman Russov. And he gained popularity thanks to the location of Gayevsky's Pharmacy, which was a well -known pharmaceutical institution. In 1908, the owner of the pharmacy, Gayevsky bought a house from Russov.</text:p>
      <text:p text:style-name="P4">
Several fires that occurred in 2009 in the coming years caused significant damage to the historic building. Later, the City Hall initiated a large -scale repair of the architecture monument worth almost UAH 150 million.</text:p>
      <text:p text:style-name="P4">
<text:span text:style-name="T5">
Foto: wikipedia</text:span>
</text:p>
      <text:p text:style-name="P4">
News Source: <text:a xlink:type="simple" xlink:href="https://www.ukrinform.ua/rubric-regions/3689940-odeska-meria-vidstouvatime-u-verhovnomu-sudi-pravo-vlasnosti-na-budinok-russova-truhanov.html" text:style-name="Internet_20_link" text:visited-style-name="Visited_20_Internet_20_Link">
https://www.ukrinform.ua/rubric-regions/3689940-odeska-meria-vidstouvatime-u-verhovnomu-sudi-pravo-vlasnosti-na-budinok-russova-truhanov.html</text:a>
</text:p>
      <!--NEWS-->
      <text:h text:style-name="P10" text:outline-level="1">
<text:span text:style-name="T4">
On the Ukrainian-Polish border will build a new checkpoint "Adamchuki-will save"</text:span>
</text:h>
      <text:p text:style-name="P4">
Authors: Ukrinform (Person)</text:p>
      <text:p text:style-name="P4">
Publisher: Укринформ (Organization)</text:p>
      <text:p text:style-name="P4">
Published Time: 2023-03-31T15:40:00+03:00</text:p>
      <text:p text:style-name="P4">
Modified Time: 2023-03-31T15:40:00+03:00</text:p>
      <text:p text:style-name="P4">
Description: The Ukrainian and Polish sides have agreed to build a new checkpoint "Adamchuki - Save". - Ukrinform.</text:p>
      <text:p text:style-name="P4">
Images: ["<text:a xlink:type="simple" xlink:href="https://static.ukrinform.com/photos/2023_03/thumb_files/630_360_1680266091-308.jpg" text:style-name="Internet_20_link" text:visited-style-name="Visited_20_Internet_20_Link">
630_360_16802...</text:a>
", "<text:a xlink:type="simple" xlink:href="https://static.ukrinform.com/photos/2023_03/1680266073-271.jpg" text:style-name="Internet_20_link" text:visited-style-name="Visited_20_Internet_20_Link">
1680266073-27...</text:a>
", "<text:a xlink:type="simple" xlink:href="https://static.ukrinform.com/photos/2023_03/1680266109-878.jpg" text:style-name="Internet_20_link" text:visited-style-name="Visited_20_Internet_20_Link">
1680266109-87...</text:a>
"]</text:p>
      <text:p text:style-name="P4">
Tags: ['Польща', 'Україна', 'Кордон']</text:p>
      <text:p text:style-name="P4">
Type: Article</text:p>
      <!--METADATA-->
      <text:p text:style-name="P4">
<draw:frame draw:style-name="fr1" draw:name="Image99" text:anchor-type="as-char" svg:width="6.9236in" svg:height="3.956343in" draw:z-index="0">
<draw:image xlink:href="../Images/yкринформ/2023-03-31T15-40-00-03-00/630_360_1680266091-308.jpg" xlink:type="simple" xlink:show="embed" xlink:actuate="onLoad" draw:mime-type="image/jpeg"/>
</draw:frame>
The Ukrainian side of the Polish side has agreed to build a new checkpoint "Adamchuki - Side".</text:p>
      <text:p text:style-name="P4">
This is stated in the message <text:a xlink:type="simple" xlink:href="https://www.facebook.com/DPSUkraine/posts/pfbid02hCYS7z7gSkSsKs9u4HRYkLTiNd5rM6W4qs1Sx2ABR1BsoYWmSoo3G3ZE6G2f3anMl" text:style-name="Internet_20_link" text:visited-style-name="Visited_20_Internet_20_Link">
</text:a>
, reports Ukrinform.</text:p>
      <text:p text:style-name="P4">
Construction was discussed by the head of the Volyn border detachment Sergilozinsky with a delegation from the Lublin Voivodeship during a working meeting.</text:p>
      <text:p text:style-name="P4">
<draw:frame draw:style-name="fr1" draw:name="Image100" text:anchor-type="as-char" svg:width="6.9236in" svg:height="8.44977in" draw:z-index="0">
<draw:image xlink:href="../Images/yкринформ/2023-03-31T15-40-00-03-00/1680266073-271.jpg" xlink:type="simple" xlink:show="embed" xlink:actuate="onLoad" draw:mime-type="image/jpeg"/>
</draw:frame>
The parties also agreed on the operational exchange of information on any manner of military equipment along <text:a xlink:type="simple" xlink:href="https://www.ukrinform.ua/tag-kordon" text:style-name="Internet_20_link" text:visited-style-name="Visited_20_Internet_20_Link">
</text:a>
Zalorian territory.</text:p>
      <text:p text:style-name="P4">
<draw:frame draw:style-name="fr1" draw:name="Image101" text:anchor-type="as-char" svg:width="6.9236in" svg:height="4.615733in" draw:z-index="0">
<draw:image xlink:href="../Images/yкринформ/2023-03-31T15-40-00-03-00/1680266109-878.jpg" xlink:type="simple" xlink:show="embed" xlink:actuate="onLoad" draw:mime-type="image/jpeg"/>
</draw:frame>
In addition, Ukrainian and Polish border guards have positively appreciated the reconciliation of pilot projects on weightlines at Yagodin-Dorogusk and Ustilug-Zosin checkpoints.</text:p>
      <text:p text:style-name="P4">
<text:span text:style-name="T4">
 Read also: </text:span>
 <text:a xlink:type="simple" xlink:href="https://www.ukrinform.ua/rubric-technology/3688487-v-ukraini-zapustili-zastosunok-ecerga-dla-vodiiv-aki-peretinaut-pp-agodindorogusk.html" text:style-name="Internet_20_link" text:visited-style-name="Visited_20_Internet_20_Link">
</text:a>
As reported by Ukrinform, at the meeting of the leadership of the Volyn region of the andublin Voivodeship, which took place in the Shatsk community, it was about <text:a xlink:type="simple" xlink:href="https://www.ukrinform.ua/rubric-regions/3689465-polsa-zbudue-novij-avtomobilnij-terminal-bila-kordonu-z-ukrainou.html" text:style-name="Internet_20_link" text:visited-style-name="Visited_20_Internet_20_Link">
</text:a>
Photo: State Border Service of Ukraine</text:p>
      <text:p text:style-name="P4">
News Source: <text:a xlink:type="simple" xlink:href="https://www.ukrinform.ua/rubric-economy/3689943-na-ukrainskopolskomu-kordoni-zbuduut-novij-punkt-propusku-adamcuki-zbereze.html" text:style-name="Internet_20_link" text:visited-style-name="Visited_20_Internet_20_Link">
https://www.ukrinform.ua/rubric-economy/3689943-na-ukrainskopolskomu-kordoni-zbuduut-novij-punkt-propusku-adamcuki-zbereze.html</text:a>
</text:p>
      <!--NEWS-->
      <text:h text:style-name="P10" text:outline-level="1">
<text:span text:style-name="T4">
NATO does not see changes in "nuclear positions" of Russia except for dangerous rhetoric</text:span>
</text:h>
      <text:p text:style-name="P4">
Authors: Ukrinform (Person)</text:p>
      <text:p text:style-name="P4">
Publisher: Укринформ (Organization)</text:p>
      <text:p text:style-name="P4">
Published Time: 2023-03-31T15:40:49+03:00</text:p>
      <text:p text:style-name="P4">
Modified Time: 2023-03-31T15:40:49+03:00</text:p>
      <text:p text:style-name="P4">
Description: NATO Secretary General Havier Kolomin stressed that any use of nuclear weapons by Russia will have serious consequences. - Ukrinform.</text:p>
      <text:p text:style-name="P4">
Images: ["<text:a xlink:type="simple" xlink:href="https://static.ukrinform.com/photos/2023_03/thumb_files/630_360_1680257602-712.jpg" text:style-name="Internet_20_link" text:visited-style-name="Visited_20_Internet_20_Link">
630_360_16802...</text:a>
"]</text:p>
      <text:p text:style-name="P4">
Tags: ['НАТО', 'Ядерна зброя', 'росія']</text:p>
      <text:p text:style-name="P4">
Type: Article</text:p>
      <!--METADATA-->
      <text:p text:style-name="P4">
<draw:frame draw:style-name="fr1" draw:name="Image102" text:anchor-type="as-char" svg:width="6.9236in" svg:height="3.956343in" draw:z-index="0">
<draw:image xlink:href="../Images/yкринформ/2023-03-31T15-40-49-03-00/630_360_1680257602-712.jpg" xlink:type="simple" xlink:show="embed" xlink:actuate="onLoad" draw:mime-type="image/jpeg"/>
</draw:frame>
NATO Secretary General Havier Kolomin stressed that any nuclear weapons will have serious consequences.</text:p>
      <text:p text:style-name="P4">
On this he emphasized in <text:a xlink:type="simple" xlink:href="https://www.ukrinform.ua/rubric-world/3689839-haver-kolomina-zastupnik-pomicnika-genceka-nato.html" text:style-name="Internet_20_link" text:visited-style-name="Visited_20_Internet_20_Link">
</text:a>
Ukrinform.</text:p>
      <text:p text:style-name="P4">
“Russia's nuclear rhetoric is dangerous and irresponsible. NATO is watching. We will care about the development of the situation, ”Kolomin emphasized.</text:p>
      <text:p text:style-name="P4">
He noted that NATO did not see "no changes in the nuclear positions of Russia that bossed us to adjust our own."</text:p>
      <text:p text:style-name="P4">
<text:span text:style-name="T4">
 Read also: </text:span>
 <text:a xlink:type="simple" xlink:href="https://www.ukrinform.ua/rubric-world/3689839-haver-kolomina-zastupnik-pomicnika-genceka-nato.html" text:style-name="Internet_20_link" text:visited-style-name="Visited_20_Internet_20_Link">
</text:a>
Secretary General Assistant <text:a xlink:type="simple" xlink:href="https://www.ukrinform.ua/tag-nato" text:style-name="Internet_20_link" text:visited-style-name="Visited_20_Internet_20_Link">
</text:a>
He added that the Alliance "clearly made it clear that any use of nuclear weapons will radically change the nature of the conflict and have serious consequences."</text:p>
      <text:p text:style-name="P4">
"Russia must stop its irresponsible nuclear rhetoric," - said Kolmina.</text:p>
      <text:p text:style-name="P4">
At the same time, he added that "Belarus should cease to promote the illegal war of Russia to Ukraine."</text:p>
      <text:p text:style-name="P4">
As it was reported, Russian President Vladimir Putin has stated that Russia has placed tactical nuclear weapons in Belarus. In February, he announced the "suspension"(New Start), although the provisions of this document do not provide for the possibility of "suspension".</text:p>
      <text:p text:style-name="P4">
<text:span text:style-name="T4">
 Read also: </text:span>
 <text:a xlink:type="simple" xlink:href="https://www.ukrinform.ua/rubric-polytics/3687714-u-nato-zasudili-bezvidpovidalnu-adernu-ritoriku-kremla.html" text:style-name="Internet_20_link" text:visited-style-name="Visited_20_Internet_20_Link">
</text:a>
S-3, also known as the New Start, was signed in Prague in the spring of 2010 for 10 years, its validity was delayed on February 5, 2021. In 2021, the US Irosia agreed to continue this treaty for the next five years.</text:p>
      <text:p text:style-name="P4">
According to S-3, each of the participating parties undertakes to reduce the number of 1550 units of nuclear warrior and up to 700 units-the number of deployed means of their use, including continental missiles, submarines and strategic bombers.</text:p>
      <text:p text:style-name="P4">
News Source: <text:a xlink:type="simple" xlink:href="https://www.ukrinform.ua/rubric-world/3689942-u-nato-ne-bacat-zmin-u-adernih-poziciah-rosii-krim-nebezpecnoi-ritoriki.html" text:style-name="Internet_20_link" text:visited-style-name="Visited_20_Internet_20_Link">
https://www.ukrinform.ua/rubric-world/3689942-u-nato-ne-bacat-zmin-u-adernih-poziciah-rosii-krim-nebezpecnoi-ritoriki.html</text:a>
</text:p>
      <!--NEWS-->
      <text:h text:style-name="P10" text:outline-level="1">
<text:span text:style-name="T4">
Spain's prime minister called for China leader to talk to Zelensky</text:span>
</text:h>
      <text:p text:style-name="P4">
Authors: Ukrinform (Person)</text:p>
      <text:p text:style-name="P4">
Publisher: Укринформ (Organization)</text:p>
      <text:p text:style-name="P4">
Published Time: 2023-03-31T15:44:41+03:00</text:p>
      <text:p text:style-name="P4">
Modified Time: 2023-03-31T15:44:41+03:00</text:p>
      <text:p text:style-name="P4">
Description: Spanish Prime Minister Pedro Sanchez at a meeting with the head of the PRC, Xi Jinping, expressed the support of the formula of the President of Ukraine Peace Volodymyr Zelensky and called on the interlocutor to talk to the Ukrainian leader. - Ukrinform.</text:p>
      <text:p text:style-name="P4">
Images: ["<text:a xlink:type="simple" xlink:href="https://static.ukrinform.com/photos/2023_03/thumb_files/630_360_1680266234-357.jpg" text:style-name="Internet_20_link" text:visited-style-name="Visited_20_Internet_20_Link">
630_360_16802...</text:a>
"]</text:p>
      <text:p text:style-name="P4">
Tags: ['Сі Цзіньпін', 'Зеленський', 'Санчес', 'Війна з росією']</text:p>
      <text:p text:style-name="P4">
Type: Article</text:p>
      <!--METADATA-->
      <text:p text:style-name="P4">
<draw:frame draw:style-name="fr1" draw:name="Image103" text:anchor-type="as-char" svg:width="6.9236in" svg:height="3.956343in" draw:z-index="0">
<draw:image xlink:href="../Images/yкринформ/2023-03-31T15-44-41-03-00/630_360_1680266234-357.jpg" xlink:type="simple" xlink:show="embed" xlink:actuate="onLoad" draw:mime-type="image/jpeg"/>
</draw:frame>
Spain Prime Minister Pedro Sanchez expressed a conversation with the Ukrainian leader at a meeting with the head of the PRC Si Jinpic.</text:p>
      <text:p text:style-name="P4">
About it reports <text:a xlink:type="simple" xlink:href="http://www.reuters.com/world/spanish-pm-says-he-encouraged-chinas-xi-speak-with-zelenskiy-2023-03-31/" text:style-name="Internet_20_link" text:visited-style-name="Visited_20_Internet_20_Link">
</text:a>
, reports Ukrinform.</text:p>
      <text:p text:style-name="P4">
At a briefing in Beijing, Sanchez said that at the meeting "expressed anxiety about a non -assistant invasion(Russia)in Ukraine "and encouraged these Jinpin to union with the President of Ukraine.</text:p>
      <text:p text:style-name="P4">
“I called on the head of Xi to talk to the President <text:a xlink:type="simple" xlink:href="https://www.ukrinform.ua/tag-zelenskij" text:style-name="Internet_20_link" text:visited-style-name="Visited_20_Internet_20_Link">
</text:a>
To find out the Ukrainian Government, ”Sanchez quotes from the first mouth <text:a xlink:type="simple" xlink:href="http://www.france24.com/en/live-news/20230331-spain-pm-urges-xi-to-hold-talks-with-ukraine-s-zelensky" text:style-name="Internet_20_link" text:visited-style-name="Visited_20_Internet_20_Link">
</text:a>
.</text:p>
      <text:p text:style-name="P4">
The Head of the Spanish government also accused the President of the Russian Federation Vladimir Putin to "weaken" the EU as a "multilateral project of peace and prosperity."</text:p>
      <text:p text:style-name="P4">
<text:span text:style-name="T4">
 Read also: </text:span>
 <text:a xlink:type="simple" xlink:href="https://www.ukrinform.ua/rubric-polytics/3688825-zelenskij-zaprosiv-si-czinpina-vidvidati-ukrainu.html" text:style-name="Internet_20_link" text:visited-style-name="Visited_20_Internet_20_Link">
</text:a>
As it was reported, in November 2022, President Vladimir Zelensky presented Ukrainian <text:a xlink:type="simple" xlink:href="https://www.ukrinform.ua/rubric-polytics/3614525-formula-miru-zelenskij-nazvav-10-umov-pripinenna-vijni-v-ukraini.html" text:style-name="Internet_20_link" text:visited-style-name="Visited_20_Internet_20_Link">
</text:a>
. In particular, it is a radiation, nuclear, food, energy safety, the release of all prisoners and deported, the execution of the UN status and the restoration of the territorial integrity of Ukraine and the world order, the withdrawal of Russian troops and the cessation of hostilities, the return of faithfulness, the opposition of ecocide, the prevention of escalation.</text:p>
      <text:p text:style-name="P4">
Instead, China in the anniversary of Russia's attack on Ukraine <text:a xlink:type="simple" xlink:href="https://www.ukrinform.ua/rubric-polytics/3674373-mzs-kitau-opublikuvalo-poziciu-sodo-vreguluvanna-ukrainskoi-krizi-z-12-punktiv.html" text:style-name="Internet_20_link" text:visited-style-name="Visited_20_Internet_20_Link">
</text:a>
Its “position of political settlement of the Ukrainian crisis” from 12 points. They were discussed by the Rivne leadership Chairman of the China Si Jinping during a visit to Moscow 20-23. This "position" of the PRC was skeptical of many parties.</text:p>
      <text:p text:style-name="P4">
Photo: Xinhua</text:p>
      <text:p text:style-name="P4">
News Source: <text:a xlink:type="simple" xlink:href="https://www.ukrinform.ua/rubric-world/3689947-premer-ispanii-zaklikav-lidera-knr-pogovoriti-iz-zelenskim.html" text:style-name="Internet_20_link" text:visited-style-name="Visited_20_Internet_20_Link">
https://www.ukrinform.ua/rubric-world/3689947-premer-ispanii-zaklikav-lidera-knr-pogovoriti-iz-zelenskim.html</text:a>
</text:p>
      <!--NEWS-->
      <text:h text:style-name="P10" text:outline-level="1">
<text:span text:style-name="T4">
Ascet Shipping will build a granary near Izmail port</text:span>
</text:h>
      <text:p text:style-name="P4">
Authors: Ukrinform (Person)</text:p>
      <text:p text:style-name="P4">
Publisher: Укринформ (Organization)</text:p>
      <text:p text:style-name="P4">
Published Time: 2023-03-31T15:53:00+03:00</text:p>
      <text:p text:style-name="P4">
Modified Time: 2023-03-31T15:53:00+03:00</text:p>
      <text:p text:style-name="P4">
Description: Ascet Shipping in 2023 plans to start the construction of a granary with a capacity of 5 thousand tons near Izmail, the largest Ukrainian port on the Danube. - Ukrinform.</text:p>
      <text:p text:style-name="P4">
Images: ["<text:a xlink:type="simple" xlink:href="https://static.ukrinform.com/photos/2023_03/thumb_files/630_360_1680266780-626.jpg" text:style-name="Internet_20_link" text:visited-style-name="Visited_20_Internet_20_Link">
630_360_16802...</text:a>
", "<text:a xlink:type="simple" xlink:href="https://static.ukrinform.com/photos/2023_03/1680266913-781.jpg" text:style-name="Internet_20_link" text:visited-style-name="Visited_20_Internet_20_Link">
1680266913-78...</text:a>
"]</text:p>
      <text:p text:style-name="P4">
Tags: ['Одещина', 'Зерно', 'Ascet Shipping', 'Порт Ізмаїл']</text:p>
      <text:p text:style-name="P4">
Type: Article</text:p>
      <!--METADATA-->
      <text:p text:style-name="P4">
<draw:frame draw:style-name="fr1" draw:name="Image104" text:anchor-type="as-char" svg:width="6.9236in" svg:height="3.956343in" draw:z-index="0">
<draw:image xlink:href="../Images/yкринформ/2023-03-31T15-53-00-03-00/630_360_1680266780-626.jpg" xlink:type="simple" xlink:show="embed" xlink:actuate="onLoad" draw:mime-type="image/jpeg"/>
</draw:frame>
In 2023, the ASCET Shipping company plans to start the construction of a 5,000 tonnes near Izmail, the largest Ukrainian port of Nadunai.</text:p>
      <text:p text:style-name="P4">
This was reported in Ukrinform in a comment by Ascet Shipping Mykolagpeev.</text:p>
      <text:p text:style-name="P4">
According to him, last year the port "Izmail" significantly accelerated the operating room, the bandwidth and speed of shipment increased. However, portiduna was not calculated on the flow of shipment that arose due to <text:a xlink:type="simple" xlink:href="https://www.ukrinform.ua/tag-vijna" text:style-name="Internet_20_link" text:visited-style-name="Visited_20_Internet_20_Link">
</text:a>
.</text:p>
      <text:p text:style-name="P4">
“Now the port infrastructure requires new warehouses, in particular, the largest port of Izmail. But we understand that the port is a state -owned enterprise. And at this time, the business cannot require the state to install new loading equipment, to build warehouses immediately. That is why we purchased a land in the Izmail district and we begin the construction of warehouses, ”Gapeev said.</text:p>
      <text:p text:style-name="P4">
He noted that the first stage of the granaries was designed for 5 thousand tons of grain. The territorial community will supply 50 new jobs to the territorial community.</text:p>
      <text:p text:style-name="P4">
"This will not only create new jobs, but also help state -owned enterprises to deal with the flow of shipments that increased sharply through the war," - said the company in <text:a xlink:type="simple" xlink:href="https://www.facebook.com/1321088638004816/posts/5987736704673296/" text:style-name="Internet_20_link" text:visited-style-name="Visited_20_Internet_20_Link">
</text:a>
 .</text:p>
      <text:p text:style-name="P4">
<draw:frame draw:style-name="fr1" draw:name="Image105" text:anchor-type="as-char" svg:width="6.9236in" svg:height="3.63489in" draw:z-index="0">
<draw:image xlink:href="../Images/yкринформ/2023-03-31T15-53-00-03-00/1680266913-781.jpg" xlink:type="simple" xlink:show="embed" xlink:actuate="onLoad" draw:mime-type="image/jpeg"/>
</draw:frame>
In 2022, Ascet Shipping provided a transshipment of 500,000 Tzernov and plans to increase the total volume by 50%in the near future.</text:p>
      <text:p text:style-name="P4">
After the start of a full-scale Russian invasion, the company began with a laborer in five new ports for it: Odessa, Izmail, Reni, Belgorod-Dnestrovsky and Kiliy, as its main facilities in the Berdyansk Sea port were in temporary occupation.</text:p>
      <text:p text:style-name="P4">
<text:span text:style-name="T4">
 Read also: </text:span>
 <text:a xlink:type="simple" xlink:href="https://www.ukrinform.ua/rubric-economy/3572413-rosiani-zrujnuvali-ponad-15-zernoshovis-v-ukraini-conflict-observatory.html" text:style-name="Internet_20_link" text:visited-style-name="Visited_20_Internet_20_Link">
</text:a>
Ascet Shipping specializes in the provision of logistics services of zooms of grain and food cargoes in the ports of Ukraine - Uberdyansk, Nikolaev, Odessa, Mariupol, Kherson, Dnipro and Zaporozhye. At the beginning of a full -scale invasion, the company has moved the production capacity of the event of Ukraine and now operates in all current ports of Ukraine.</text:p>
      <text:p text:style-name="P4">
The Cabinet is working on the preparation of concession projects in the Odessa Taismali Sea ports.</text:p>
      <text:p text:style-name="P4">
<text:span text:style-name="T5">
Foto: Shutterstock.com</text:span>
</text:p>
      <text:p text:style-name="P4">
News Source: <text:a xlink:type="simple" xlink:href="https://www.ukrinform.ua/rubric-economy/3689954-ascet-shipping-pobudue-zernoshovise-bila-portu-izmail.html" text:style-name="Internet_20_link" text:visited-style-name="Visited_20_Internet_20_Link">
https://www.ukrinform.ua/rubric-economy/3689954-ascet-shipping-pobudue-zernoshovise-bila-portu-izmail.html</text:a>
</text:p>
      <!--NEWS-->
      <text:h text:style-name="P10" text:outline-level="1">
<text:span text:style-name="T4">
Peace Formula and Reconstruction: Zelensky met with Slovak Prime Minister</text:span>
</text:h>
      <text:p text:style-name="P4">
Authors: Ukrinform (Person)</text:p>
      <text:p text:style-name="P4">
Publisher: Укринформ (Organization)</text:p>
      <text:p text:style-name="P4">
Published Time: 2023-03-31T15:53:18+03:00</text:p>
      <text:p text:style-name="P4">
Modified Time: 2023-03-31T15:53:18+03:00</text:p>
      <text:p text:style-name="P4">
Description: President Volodymyr Zelensky met with the Prime Minister of Slovakia, Edward Heser, who came to Ukraine with a visit to Ukraine to participate in the Buchan Summit. - Ukrinform.</text:p>
      <text:p text:style-name="P4">
Images: ["<text:a xlink:type="simple" xlink:href="https://static.ukrinform.com/photos/2023_03/thumb_files/630_360_1680266958-412.jpeg" text:style-name="Internet_20_link" text:visited-style-name="Visited_20_Internet_20_Link">
630_360_16802...</text:a>
", "<text:a xlink:type="simple" xlink:href="https://static.ukrinform.com/photos/2023_03/1680266958-394.jpeg" text:style-name="Internet_20_link" text:visited-style-name="Visited_20_Internet_20_Link">
1680266958-39...</text:a>
", "<text:a xlink:type="simple" xlink:href="https://static.ukrinform.com/photos/2023_03/1680266957-275.jpeg" text:style-name="Internet_20_link" text:visited-style-name="Visited_20_Internet_20_Link">
1680266957-27...</text:a>
"]</text:p>
      <text:p text:style-name="P4">
Tags: ['Буча', 'Євроінтеграція', 'Словаччина', 'Зеленський', 'Війна з росією', 'Відбудова']</text:p>
      <text:p text:style-name="P4">
Type: Article</text:p>
      <!--METADATA-->
      <text:p text:style-name="P4">
<draw:frame draw:style-name="fr1" draw:name="Image106" text:anchor-type="as-char" svg:width="6.9236in" svg:height="3.956343in" draw:z-index="0">
<draw:image xlink:href="../Images/yкринформ/2023-03-31T15-53-18-03-00/630_360_1680266958-412.jpeg" xlink:type="simple" xlink:show="embed" xlink:actuate="onLoad" draw:mime-type="image/jpeg"/>
</draw:frame>
The Presidential Lordir Zelensky met with the Prime Minister of Slovakia, Eduardhegeger, who came to Ukraine with a visit to Ukraine to participate in the Buchan Summit.</text:p>
      <text:p text:style-name="P4">
About it reports <text:a xlink:type="simple" xlink:href="https://www.president.gov.ua/news/volodimir-zelenskij-zustrivsya-z-premyer-ministrom-slovachch-81977" text:style-name="Internet_20_link" text:visited-style-name="Visited_20_Internet_20_Link">
</text:a>
, reports Ukrinform.</text:p>
      <text:p text:style-name="P4">
Welcoming the head of the Slovak government in Kiev, Zelensky emphasized that he was always happy in Ukraine.</text:p>
      <text:p text:style-name="P4">
<draw:frame draw:style-name="fr1" draw:name="Image107" text:anchor-type="as-char" svg:width="6.9236in" svg:height="4.613521in" draw:z-index="0">
<draw:image xlink:href="../Images/yкринформ/2023-03-31T15-53-18-03-00/1680266958-394.jpeg" xlink:type="simple" xlink:show="embed" xlink:actuate="onLoad" draw:mime-type="image/jpeg"/>
</draw:frame>
"On behalf of our people, thank you for the support that you, your government and presidency, and ordinary people have provided Ukraine throughout such a difficult thing to have been full of challenges of the year," the President said.</text:p>
      <text:p text:style-name="P4">
<text:span text:style-name="T5">
Source:<text:a xlink:type="simple" xlink:href="https://www.youtube.com/redirect" text:style-name="Internet_20_link" text:visited-style-name="Visited_20_Internet_20_Link">
</text:a>
</text:span>
</text:p>
      <text:p text:style-name="P4">
<text:span text:style-name="T4">
 Read also: </text:span>
 <text:a xlink:type="simple" xlink:href="https://www.ukrinform.ua/rubric-polytics/3689939-slovaccina-dopomoze-ukraini-akomoga-svidse-priednatisa-do-es-i-povernuti-svoi-teritorii-premer.html" text:style-name="Internet_20_link" text:visited-style-name="Visited_20_Internet_20_Link">
</text:a>
The importance of full support from [] was noted(https://www.ukrinform.ua/tag-slovaccina)The Ukrainian formula of peace and readiness to join it. According to OP, Ukraine works with a wide range of partners to prepare a global peace summit.</text:p>
      <text:p text:style-name="P4">
Zelensky and Heger also exchanged views on topical issues of European and Euro -Atlantic integration of Ukraine.</text:p>
      <text:p text:style-name="P4">
<draw:frame draw:style-name="fr1" draw:name="Image108" text:anchor-type="as-char" svg:width="6.9236in" svg:height="4.613521in" draw:z-index="0">
<draw:image xlink:href="../Images/yкринформ/2023-03-31T15-53-18-03-00/1680266957-275.jpeg" xlink:type="simple" xlink:show="embed" xlink:actuate="onLoad" draw:mime-type="image/jpeg"/>
</draw:frame>
The head of state noted, in particular, that the beginning of negotiations on Ukraine's accession of Ukraine will be an important signal of support for Ukrainian society.</text:p>
      <text:p text:style-name="P4">
"We are counting on active assistance from Slovakia on this path," - said.</text:p>
      <text:p text:style-name="P4">
In addition, the interlocutors discussed the attraction of Slovakia reference and reconstruction of Ukraine. Zelensky emphasized that the urgent challenge of our country is the fastest restoration of social infrastructure of predocoupled territories.</text:p>
      <text:p text:style-name="P4">
"The reconstruction of kindergartens, schools and medical institutions is important for the return of the citizen," the President emphasized.</text:p>
      <text:p text:style-name="P4">
In this context, the Head of State thanked Slovakia for the benevolers who were forced to rescue from war.As reported, <text:a xlink:type="simple" xlink:href="https://www.ukrinform.ua/rubric-ato/3689909-zelenskij-vzav-ucast-u-vsanuvanni-pamati-ziteliv-buci-vbitih-rosianami.html" text:style-name="Internet_20_link" text:visited-style-name="Visited_20_Internet_20_Link">
</text:a>
.</text:p>
      <text:p text:style-name="P4">
The celebrations were attended by President of Ukraine Volodymyr Zelensky, as well as the representative of the Republic of Moldova May Sandu, Prime Minister of the Republic of Slovenialai Golob, Prime Minister of the Republic of Croatia Andrey Plenkovich, Prime Minister of Slovak.</text:p>
      <text:p text:style-name="P4">
<text:span text:style-name="T5">
Foto: op</text:span>
</text:p>
      <text:p text:style-name="P4">
News Source: <text:a xlink:type="simple" xlink:href="https://www.ukrinform.ua/rubric-polytics/3689953-formula-miru-ta-vidbudova-zelenskij-proviv-zustric-iz-premerom-slovaccini.html" text:style-name="Internet_20_link" text:visited-style-name="Visited_20_Internet_20_Link">
https://www.ukrinform.ua/rubric-polytics/3689953-formula-miru-ta-vidbudova-zelenskij-proviv-zustric-iz-premerom-slovaccini.html</text:a>
</text:p>
      <!--NEWS-->
      <text:h text:style-name="P10" text:outline-level="1">
<text:span text:style-name="T4">
The Russians hit the Zaporizhzhia missiles again, the two civilians wounded</text:span>
</text:h>
      <text:p text:style-name="P4">
Authors: Ukrinform (Person)</text:p>
      <text:p text:style-name="P4">
Publisher: Укринформ (Organization)</text:p>
      <text:p text:style-name="P4">
Published Time: 2023-03-31T16:02:00+03:00</text:p>
      <text:p text:style-name="P4">
Modified Time: 2023-03-31T16:02:00+03:00</text:p>
      <text:p text:style-name="P4">
Description: During the rocket attack on Zaporozhye three dwellings were damaged, two people were injured. - Ukrinform.</text:p>
      <text:p text:style-name="P4">
Images: ["<text:a xlink:type="simple" xlink:href="https://static.ukrinform.com/photos/2023_03/thumb_files/630_360_1680267557-798.jpg" text:style-name="Internet_20_link" text:visited-style-name="Visited_20_Internet_20_Link">
630_360_16802...</text:a>
", "<text:a xlink:type="simple" xlink:href="https://static.ukrinform.com/photos/2023_03/1680266828-948.jpg" text:style-name="Internet_20_link" text:visited-style-name="Visited_20_Internet_20_Link">
1680266828-94...</text:a>
", "<text:a xlink:type="simple" xlink:href="https://static.ukrinform.com/photos/2023_03/1680266827-598.jpg" text:style-name="Internet_20_link" text:visited-style-name="Visited_20_Internet_20_Link">
1680266827-59...</text:a>
", "<text:a xlink:type="simple" xlink:href="https://static.ukrinform.com/photos/2023_03/1680267558-918.jpg" text:style-name="Internet_20_link" text:visited-style-name="Visited_20_Internet_20_Link">
1680267558-91...</text:a>
", "<text:a xlink:type="simple" xlink:href="https://static.ukrinform.com/photos/2023_03/1680266828-830.jpg" text:style-name="Internet_20_link" text:visited-style-name="Visited_20_Internet_20_Link">
1680266828-83...</text:a>
"]</text:p>
      <text:p text:style-name="P4">
Tags: ['Запоріжжя', 'Війна з росією', 'Ракетний удар']</text:p>
      <text:p text:style-name="P4">
Type: Article</text:p>
      <!--METADATA-->
      <text:p text:style-name="P4">
<draw:frame draw:style-name="fr1" draw:name="Image109" text:anchor-type="as-char" svg:width="6.9236in" svg:height="3.956343in" draw:z-index="0">
<draw:image xlink:href="../Images/yкринформ/2023-03-31T16-02-00-03-00/630_360_1680267557-798.jpg" xlink:type="simple" xlink:show="embed" xlink:actuate="onLoad" draw:mime-type="image/jpeg"/>
</draw:frame>
During the time attack on Zaporozhye three dwellings were damaged, two people were surprised.</text:p>
      <text:p text:style-name="P4">
This was reported to journalists by the spokeswoman of the State Emergency Service of Ukraine in Zaporizhzhya region Yuliabarishev, reports Ukrinform correspondent.</text:p>
      <text:p text:style-name="P4">
<text:a xlink:type="simple" xlink:href="https://static.ukrinform.com/photos/2023_03/1680278196-3796.jpeg" text:style-name="Internet_20_link" text:visited-style-name="Visited_20_Internet_20_Link">
</text:a>
 <text:a xlink:type="simple" xlink:href="https://static.ukrinform.com/photos/2023_03/1680278197-5133.jpeg" text:style-name="Internet_20_link" text:visited-style-name="Visited_20_Internet_20_Link">
</text:a>
 <text:a xlink:type="simple" xlink:href="https://static.ukrinform.com/photos/2023_03/1680278196-2864.jpeg" text:style-name="Internet_20_link" text:visited-style-name="Visited_20_Internet_20_Link">
</text:a>
 <text:a xlink:type="simple" xlink:href="https://static.ukrinform.com/photos/2023_03/1680278195-4998.jpeg" text:style-name="Internet_20_link" text:visited-style-name="Visited_20_Internet_20_Link">
</text:a>
 <text:a xlink:type="simple" xlink:href="https://static.ukrinform.com/photos/2023_03/1680278196-7733.jpeg" text:style-name="Internet_20_link" text:visited-style-name="Visited_20_Internet_20_Link">
</text:a>
 <text:a xlink:type="simple" xlink:href="https://static.ukrinform.com/photos/2023_03/1680278196-7926.jpeg" text:style-name="Internet_20_link" text:visited-style-name="Visited_20_Internet_20_Link">
</text:a>
 <text:a xlink:type="simple" xlink:href="https://static.ukrinform.com/photos/2023_03/1680278196-4930.jpeg" text:style-name="Internet_20_link" text:visited-style-name="Visited_20_Internet_20_Link">
</text:a>
 <text:a xlink:type="simple" xlink:href="https://static.ukrinform.com/photos/2023_03/1680278197-1091.jpeg" text:style-name="Internet_20_link" text:visited-style-name="Visited_20_Internet_20_Link">
</text:a>
 <text:a xlink:type="simple" xlink:href="https://static.ukrinform.com/photos/2023_03/1680278197-2701.jpeg" text:style-name="Internet_20_link" text:visited-style-name="Visited_20_Internet_20_Link">
</text:a>
"Today at 13:00 Zaporozhye again suffered a rocket strike. Tri -residents were injured, two were partially destroyed. The cell came to the cemetery," Barysheva said.</text:p>
      <text:p text:style-name="P4">
<draw:frame draw:style-name="fr1" draw:name="Image110" text:anchor-type="as-char" svg:width="6.9236in" svg:height="5.1927in" draw:z-index="0">
<draw:image xlink:href="../Images/yкринформ/2023-03-31T16-02-00-03-00/1680266828-948.jpg" xlink:type="simple" xlink:show="embed" xlink:actuate="onLoad" draw:mime-type="image/jpeg"/>
</draw:frame>
According to her, two people were injured. They were provided with medical care, they did not need hospitalization.</text:p>
      <text:p text:style-name="P4">
<draw:frame draw:style-name="fr1" draw:name="Image111" text:anchor-type="as-char" svg:width="6.9236in" svg:height="5.1927in" draw:z-index="0">
<draw:image xlink:href="../Images/yкринформ/2023-03-31T16-02-00-03-00/1680266827-598.jpg" xlink:type="simple" xlink:show="embed" xlink:actuate="onLoad" draw:mime-type="image/jpeg"/>
</draw:frame>
<text:span text:style-name="T4">
 Read also: </text:span>
 <text:a xlink:type="simple" xlink:href="https://www.ukrinform.ua/rubric-regions/3689774-ataka-sahedami-raketi-s300-ta-artobstrili-ak-projsla-doba-u-regionah.html" text:style-name="Internet_20_link" text:visited-style-name="Visited_20_Internet_20_Link">
</text:a>
In addition, according to the SESS, in one of the houses blocked were a woman with a child of 2022. Rescuers cut the door and brought them out.</text:p>
      <text:p text:style-name="P4">
<draw:frame draw:style-name="fr1" draw:name="Image112" text:anchor-type="as-char" svg:width="6.9236in" svg:height="5.1927in" draw:z-index="0">
<draw:image xlink:href="../Images/yкринформ/2023-03-31T16-02-00-03-00/1680267558-918.jpg" xlink:type="simple" xlink:show="embed" xlink:actuate="onLoad" draw:mime-type="image/jpeg"/>
</draw:frame>
Rescuers and police work at the scene, Zaporizhiaoblener's employees are damaged by the damaged line <text:a xlink:type="simple" xlink:href="https://www.ukrinform.ua/tag-elektroenergia" text:style-name="Internet_20_link" text:visited-style-name="Visited_20_Internet_20_Link">
</text:a>
.</text:p>
      <text:p text:style-name="P4">
<draw:frame draw:style-name="fr1" draw:name="Image113" text:anchor-type="as-char" svg:width="6.9236in" svg:height="5.1927in" draw:z-index="0">
<draw:image xlink:href="../Images/yкринформ/2023-03-31T16-02-00-03-00/1680266828-830.jpg" xlink:type="simple" xlink:show="embed" xlink:actuate="onLoad" draw:mime-type="image/jpeg"/>
</draw:frame>
In the cemetery in Zaporozhye, the Russian army released "Iskander". Tsukrukrinform was reported in the SUNP in Zaporizhzhia region.</text:p>
      <text:p text:style-name="P4">
"Explosives say that the hostile army released" Iskander "in the cemetery," law enforcement agencies.</text:p>
      <text:p text:style-name="P4">
As reported, <text:a xlink:type="simple" xlink:href="https://www.ukrinform.ua/rubric-ato/3689914-vorog-dvici-vdariv-raketami-po-orihovu-na-zaporizzi-dvoe-poranenih.html" text:style-name="Internet_20_link" text:visited-style-name="Visited_20_Internet_20_Link">
</text:a>
, two people are sold.</text:p>
      <text:p text:style-name="P4">
Olga Zvonaryova_</text:p>
      <text:p text:style-name="P4">
News Source: <text:a xlink:type="simple" xlink:href="https://www.ukrinform.ua/rubric-ato/3689958-rosiani-znovu-vdarili-raketami-po-zaporizzu-poraneni-dvoe-civilnih.html" text:style-name="Internet_20_link" text:visited-style-name="Visited_20_Internet_20_Link">
https://www.ukrinform.ua/rubric-ato/3689958-rosiani-znovu-vdarili-raketami-po-zaporizzu-poraneni-dvoe-civilnih.html</text:a>
</text:p>
      <!--NEWS-->
      <text:h text:style-name="P10" text:outline-level="1">
<text:span text:style-name="T4">
Representatives of Russia and Belarus were admitted to Wimbledon</text:span>
</text:h>
      <text:p text:style-name="P4">
Authors: Ukrinform (Person)</text:p>
      <text:p text:style-name="P4">
Publisher: Укринформ (Organization)</text:p>
      <text:p text:style-name="P4">
Published Time: 2023-03-31T16:04:00+03:00</text:p>
      <text:p text:style-name="P4">
Modified Time: 2023-03-31T16:04:00+03:00</text:p>
      <text:p text:style-name="P4">
Description: The British Tennis Association (LTA) will admit Russians and Belarusians to Wimbledon and other neutral competitions. - Ukrinform.</text:p>
      <text:p text:style-name="P4">
Images: ["<text:a xlink:type="simple" xlink:href="https://static.ukrinform.com/photos/2023_03/thumb_files/630_360_1680267739-515.jpeg" text:style-name="Internet_20_link" text:visited-style-name="Visited_20_Internet_20_Link">
630_360_16802...</text:a>
"]</text:p>
      <text:p text:style-name="P4">
Tags: ['Теніс']</text:p>
      <text:p text:style-name="P4">
Type: Article</text:p>
      <!--METADATA-->
      <text:p text:style-name="P4">
<draw:frame draw:style-name="fr1" draw:name="Image114" text:anchor-type="as-char" svg:width="6.9236in" svg:height="3.956343in" draw:z-index="0">
<draw:image xlink:href="../Images/yкринформ/2023-03-31T16-04-00-03-00/630_360_1680267739-515.jpeg" xlink:type="simple" xlink:show="embed" xlink:actuate="onLoad" draw:mime-type="image/jpeg"/>
</draw:frame>
British Tennis Association(LTA)Will allow Russians and Belarus to Vimbledon and other neutral competitions.</text:p>
      <text:p text:style-name="P4">
This was reported on <text:a xlink:type="simple" xlink:href="https://www.lta.org.uk/news/statement-on-russian-and-belarusian-players-at-events-in-2023/" text:style-name="Internet_20_link" text:visited-style-name="Visited_20_Internet_20_Link">
</text:a>
Associations, Ukrinform reports.</text:p>
      <text:p text:style-name="P4">
“On April 20, 2022, LTA announced its decision to ban all Russian Belarusian players to attend their events. As it was said at the time, we wanted to do the "clear signal of the Russian and Belarusian states, that their actions in Ukraine are the subject of international condemnation." We continue to think that it was a right course of action, and we want to thank everyone who supported it. The moment, and the suffering of the people of Ukraine as a result of war in their country is not baked. Tennis or sports problems are relatively minor. However, our year's decision to ban Russian and Belarusian players visited to the tournaments has led to significant sanctions imposed on us atp and WTA, including the real perspective of termination of our membership, if we repeatmozaboron in 2023, ”the message reads.</text:p>
      <text:p text:style-name="P4">
The Association also explained that their position is unchanged at the expense of Ukraine's support.</text:p>
      <text:p text:style-name="P4">
“Our position to support the people of Ukraine remains unchanged in 2023, as well as our concern that Russian and Belarusian regimes receive reputation and other advantages, trying to associate themselves with players. Moreover, we know that Russian and Belarusian players played neutral athletes last year. Taking these considerations together, we agreed that all Russian and Belarusian players and auxiliary staff who wish to take the event in our events in 2023 will have to sign proneutatti declarations. This corresponds to the instructions of the UK government and is an approach that was used in other sports, ”the Association explained.</text:p>
      <text:p text:style-name="P4">
<text:span text:style-name="T4">
 Read also: </text:span>
 <text:a xlink:type="simple" xlink:href="https://www.ukrinform.ua/rubric-sports/3689768-vladislav-orlov-dijsov-do-pivfinalu-parnogo-rozradu-turniru-itf-v-indii.html" text:style-name="Internet_20_link" text:visited-style-name="Visited_20_Internet_20_Link">
</text:a>
Minister of Foreign Affairs of Ukraine Dmytro Kuleba called the immoral decision of Vymboldon to participate in competitions of tennis players from Russia and Belarus. The Foreign Minister wrote in <text:a xlink:type="simple" xlink:href="https://twitter.com/DmytroKuleba/status/1641789759356907527" text:style-name="Internet_20_link" text:visited-style-name="Visited_20_Internet_20_Link">
</text:a>
 .</text:p>
      <text:p text:style-name="P4">
As it was reported, Ukrainian athletes will not compete on international tourists, where athletes from Russia or Belarus will be represented. The corresponding decision was approved by the Cabinet of Ministers of Ukraine.</text:p>
      <text:p text:style-name="P4">
Photo: Getty Images</text:p>
      <text:p text:style-name="P4">
News Source: <text:a xlink:type="simple" xlink:href="https://www.ukrinform.ua/rubric-sports/3689960-predstavnikiv-rf-i-rb-dopustili-do-vimbldonu.html" text:style-name="Internet_20_link" text:visited-style-name="Visited_20_Internet_20_Link">
https://www.ukrinform.ua/rubric-sports/3689960-predstavnikiv-rf-i-rb-dopustili-do-vimbldonu.html</text:a>
</text:p>
      <!--NEWS-->
      <text:h text:style-name="P10" text:outline-level="1">
<text:span text:style-name="T4">
Deputy Assistant Stoltenberg: The future of Ukraine - in NATO</text:span>
</text:h>
      <text:p text:style-name="P4">
Authors: Ukrinform (Person)</text:p>
      <text:p text:style-name="P4">
Publisher: Укринформ (Organization)</text:p>
      <text:p text:style-name="P4">
Published Time: 2023-03-31T16:04:32+03:00</text:p>
      <text:p text:style-name="P4">
Modified Time: 2023-03-31T16:04:32+03:00</text:p>
      <text:p text:style-name="P4">
Description: Ukraine has been fighting for the principles that have been the basis of stability in Europe for decades. - Ukrinform.</text:p>
      <text:p text:style-name="P4">
Images: ["<text:a xlink:type="simple" xlink:href="https://static.ukrinform.com/photos/2023_03/thumb_files/630_360_1680257602-712.jpg" text:style-name="Internet_20_link" text:visited-style-name="Visited_20_Internet_20_Link">
630_360_16802...</text:a>
"]</text:p>
      <text:p text:style-name="P4">
Tags: ['НАТО', 'Столтенберг', 'Коломіна']</text:p>
      <text:p text:style-name="P4">
Type: Article</text:p>
      <!--METADATA-->
      <text:p text:style-name="P4">
<draw:frame draw:style-name="fr1" draw:name="Image115" text:anchor-type="as-char" svg:width="6.9236in" svg:height="3.956343in" draw:z-index="0">
<draw:image xlink:href="../Images/yкринформ/2023-03-31T16-04-32-03-00/630_360_1680257602-712.jpg" xlink:type="simple" xlink:show="embed" xlink:actuate="onLoad" draw:mime-type="image/jpeg"/>
</draw:frame>
Ukrainian will be the principles that have been the basis of stability in Europe for decades.</text:p>
      <text:p text:style-name="P4">
About it in <text:a xlink:type="simple" xlink:href="http://www.ukrinform.ua/rubric-world/3689839-haver-kolomina-zastupnik-pomicnika-genceka-nato.html" text:style-name="Internet_20_link" text:visited-style-name="Visited_20_Internet_20_Link">
</text:a>
The deputy assistant of NATO Secretary General Havier Kolomin, who was on an official visit in Kyiv 30 Bereznya.</text:p>
      <text:p text:style-name="P4">
Answering the question of Ukrinform about whether Ukraine has deserved Valiance's place with its actions to restrain Russian aggression, Kolomin stated: “NATO's re -strategic concept, approved at a summit in Madrid last -year region.</text:p>
      <text:p text:style-name="P4">
<text:span text:style-name="T4">
 Read also: </text:span>
 <text:a xlink:type="simple" xlink:href="https://www.ukrinform.ua/rubric-ato/3679344-kraini-nato-nadavatimut-ukraini-vse-so-potribno-dla-peremogi-stoltenberg.html" text:style-name="Internet_20_link" text:visited-style-name="Visited_20_Internet_20_Link">
</text:a>
He acknowledged that "Ukraine is fighting for the values and principles that have been the basis of peace and stability in Europe."</text:p>
      <text:p text:style-name="P4">
"The future of Ukraine is in the Euro -Atlantic family," the official emphasized, adding that the Alliance members "will adhere to our open doors policy of the decision of 2008 that Ukraine will become a member of NATO."</text:p>
      <text:p text:style-name="P4">
<text:span text:style-name="T4">
 Read also: </text:span>
 <text:a xlink:type="simple" xlink:href="https://www.ukrinform.ua/rubric-world/3685513-navit-akso-vijna-zakincitsa-zavtra-bezpekove-seredovise-zminilosa-nadovgo-stoltenberg.html" text:style-name="Internet_20_link" text:visited-style-name="Visited_20_Internet_20_Link">
</text:a>
As it was reported, in January this year, referring to the participants of the World Economic Forum in Davos, President of Ukraine Volodymyr Zelensky stated that he considers NATO the best guarantee of security for Ukraine and its people.</text:p>
      <text:p text:style-name="P4">
Speaking at the Munich Security Forum on February 18 this year, NATO Secretary General Jens Stoltenberg said that the most relevant task of the Almighty in the context of assistance to Ukraine today is to ensure its victory for a seven independent state.</text:p>
      <text:p text:style-name="P4">
Otherwise “there is no point in discussing any relationship between <text:a xlink:type="simple" xlink:href="https://www.ukrinform.ua/tag-nato" text:style-name="Internet_20_link" text:visited-style-name="Visited_20_Internet_20_Link">
</text:a>
And Ukraine in the future, ”added bytoltenberg, answering the question of whether practical quotes can be expected to accelerate the process of Ukraine's entry into the Alliance during the NATO next sump, which should take place in Vilnius on July 11-12 this year.</text:p>
      <text:p text:style-name="P4">
News Source: <text:a xlink:type="simple" xlink:href="https://www.ukrinform.ua/rubric-polytics/3689961-zastupnik-pomicnika-stoltenberga-majbutne-ukraini-u-nato.html" text:style-name="Internet_20_link" text:visited-style-name="Visited_20_Internet_20_Link">
https://www.ukrinform.ua/rubric-polytics/3689961-zastupnik-pomicnika-stoltenberga-majbutne-ukraini-u-nato.html</text:a>
</text:p>
      <!--NEWS-->
      <text:h text:style-name="P10" text:outline-level="1">
<text:span text:style-name="T4">
NATO fully renew the work of the representation in Kiev</text:span>
</text:h>
      <text:p text:style-name="P4">
Authors: Ukrinform (Person)</text:p>
      <text:p text:style-name="P4">
Publisher: Укринформ (Organization)</text:p>
      <text:p text:style-name="P4">
Published Time: 2023-03-31T16:09:04+03:00</text:p>
      <text:p text:style-name="P4">
Modified Time: 2023-03-31T16:09:04+03:00</text:p>
      <text:p text:style-name="P4">
Description: NATO returns its physical presence in Ukraine, and a full renewal of the Alliance representation in Kiev three months before NATO Summit in Vilnius will contribute to the deepening dialogue. - Ukrinform.</text:p>
      <text:p text:style-name="P4">
Images: ["<text:a xlink:type="simple" xlink:href="https://static.ukrinform.com/photos/2023_03/thumb_files/630_360_1680257603-455.jpg" text:style-name="Internet_20_link" text:visited-style-name="Visited_20_Internet_20_Link">
630_360_16802...</text:a>
"]</text:p>
      <text:p text:style-name="P4">
Tags: ['НАТО', 'Україна', 'Коломіна']</text:p>
      <text:p text:style-name="P4">
Type: Article</text:p>
      <!--METADATA-->
      <text:p text:style-name="P4">
<draw:frame draw:style-name="fr1" draw:name="Image116" text:anchor-type="as-char" svg:width="6.9236in" svg:height="3.956343in" draw:z-index="0">
<draw:image xlink:href="../Images/yкринформ/2023-03-31T16-09-04-03-00/630_360_1680257603-455.jpg" xlink:type="simple" xlink:show="embed" xlink:actuate="onLoad" draw:mime-type="image/jpeg"/>
</draw:frame>
It turns out its physical presence in Ukraine, and the full renewal of the Alliance's representation in Kiev three months before NATO's summit in Vilnius will prevent deepening dialogue.</text:p>
      <text:p text:style-name="P4">
About it in <text:a xlink:type="simple" xlink:href="http://www.ukrinform.ua/rubric-world/3689839-haver-kolomina-zastupnik-pomicnika-genceka-nato.html" text:style-name="Internet_20_link" text:visited-style-name="Visited_20_Internet_20_Link">
</text:a>
NATO Kavier Kolomin, who was with an official visite in Kyiv on March 30, reported the deputy assistant to the NATO Colomin, who was with an official Visit in Kyiv on March 30.</text:p>
      <text:p text:style-name="P4">
“We never left Ukraine because we were constantly supporting it, but Yarad declare that we were returning our physical presence in Kiev - to help our dialogue that is deepening and cooperation on the eve of the summit <text:a xlink:type="simple" xlink:href="https://www.ukrinform.ua/tag-nato" text:style-name="Internet_20_link" text:visited-style-name="Visited_20_Internet_20_Link">
</text:a>
In Vilnius in July this year, ”the Alliance reported.</text:p>
      <text:p text:style-name="P4">
He explained that the purpose of his visit was "to confirm the solidarity and support of Ukraine by NATO, as well as to continue close consultations with representatives of Ukraine."</text:p>
      <text:p text:style-name="P4">
Kolomina added that during his stay in Kiev he had a number of meetings, in particular with Viceremier-Minister Olga Stefanyshyn, who coordinates the work of Zevro-Atlantic integration, the first deputy chairman of the Supreme Radiolexander Kornienko and the Chairman of the Verkhovna Rada Committee on National Security, Defense and Intelligence.</text:p>
      <text:p text:style-name="P4">
Also, NATO Secretary General Assistant met with deputies of foreign ministers and defense.</text:p>
      <text:p text:style-name="P4">
<text:span text:style-name="T4">
 Read also: </text:span>
 <text:a xlink:type="simple" xlink:href="https://www.ukrinform.ua/rubric-polytics/3689961-zastupnik-pomicnika-stoltenberga-majbutne-ukraini-u-nato.html" text:style-name="Internet_20_link" text:visited-style-name="Visited_20_Internet_20_Link">
</text:a>
As it was reported, in January this year, referring to the participants of the World Economic Forum in Davos, President of Ukraine Volodymyr Zelensky stated that he considers NATO the best guarantee of security for Ukraine and its people.</text:p>
      <text:p text:style-name="P4">
News Source: <text:a xlink:type="simple" xlink:href="https://www.ukrinform.ua/rubric-polytics/3689962-nato-povnocinno-ponovlue-robotu-predstavnictva-u-kievi.html" text:style-name="Internet_20_link" text:visited-style-name="Visited_20_Internet_20_Link">
https://www.ukrinform.ua/rubric-polytics/3689962-nato-povnocinno-ponovlue-robotu-predstavnictva-u-kievi.html</text:a>
</text:p>
      <!--NEWS-->
      <text:h text:style-name="P10" text:outline-level="1">
<text:span text:style-name="T4">
Promotor Usika: Our team initiated a way out of negotiations against Fury</text:span>
</text:h>
      <text:p text:style-name="P4">
Authors: Ukrinform (Person)</text:p>
      <text:p text:style-name="P4">
Publisher: Укринформ (Organization)</text:p>
      <text:p text:style-name="P4">
Published Time: 2023-03-31T16:11:44+03:00</text:p>
      <text:p text:style-name="P4">
Modified Time: 2023-03-31T16:11:44+03:00</text:p>
      <text:p text:style-name="P4">
Description: Oleksandr Krasyuk, WBA, WBO, IBO and IBF champion promoter Alexander Usik (20-0, 13 KOs), said that the Ukrainian team came out of the pergovas on the battle against Tyson Fury (33-0-1, 24, 24, 24, 24 Cop). - Ukrinform.</text:p>
      <text:p text:style-name="P4">
Images: ["<text:a xlink:type="simple" xlink:href="https://static.ukrinform.com/photos/2023_03/thumb_files/630_360_1680268244-224.jpg" text:style-name="Internet_20_link" text:visited-style-name="Visited_20_Internet_20_Link">
630_360_16802...</text:a>
"]</text:p>
      <text:p text:style-name="P4">
Tags: ['Бокс', 'Усик']</text:p>
      <text:p text:style-name="P4">
Type: Article</text:p>
      <!--METADATA-->
      <text:p text:style-name="P4">
<draw:frame draw:style-name="fr1" draw:name="Image117" text:anchor-type="as-char" svg:width="6.9236in" svg:height="3.956343in" draw:z-index="0">
<draw:image xlink:href="../Images/yкринформ/2023-03-31T16-11-44-03-00/630_360_1680268244-224.jpg" xlink:type="simple" xlink:show="embed" xlink:actuate="onLoad" draw:mime-type="image/jpeg"/>
</draw:frame>
Oleksandrkrasyuk, WBA, WBO, IBO and IBF champion promoter in Alexandrausik's overweight weight(20-0, 13 Ko), said that the team of Ukrainian came out of the first battle against Tyson Fury.(33-0-1, 24 Ko).</text:p>
      <text:p text:style-name="P4">
Він розповів про це для <text:a xlink:type="simple" xlink:href="https://boxing-social.com/news/usyks-promoter-clear-on-fury-fight-pull-out/" text:style-name="Internet_20_link" text:visited-style-name="Visited_20_Internet_20_Link">
 </text:a>
, reports Ukrinform.</text:p>
      <text:p text:style-name="P4">
“There is a question that is most often asked, and I want, using this opportunity, to say that we came out of negotiations. The Usik team did this, we made this decision Zegis Klimas when we understood and received evidence that there would be no battle. Therefore, the question was, the team of Usika came out of negotiations, we were curing. This is very important because some people are constantly asking Usocial networks: "Who did it, what happened?" So now it is absolutely clear, the team of Usika came out of negotiations, ”Krasuk said.</text:p>
      <text:p text:style-name="P4">
<text:span text:style-name="T4">
 Read also: </text:span>
 <text:a xlink:type="simple" xlink:href="https://www.ukrinform.ua/rubric-sports/3689513-zahareev-zdobuv-peremogu-nad-molodanom-na-turniri-v-litvi.html" text:style-name="Internet_20_link" text:visited-style-name="Visited_20_Internet_20_Link">
</text:a>
According to Ukrinform, the battle of Usik against the fury will not take place on April 29, the Ukrainian closed the training camp.</text:p>
      <text:p text:style-name="P4">
Photo: Getty Images</text:p>
      <text:p text:style-name="P4">
News Source: <text:a xlink:type="simple" xlink:href="https://www.ukrinform.ua/rubric-sports/3689965-promouter-usika-nasa-komanda-iniciuvala-vihid-z-peregovoriv-sodo-bou-proti-furi.html" text:style-name="Internet_20_link" text:visited-style-name="Visited_20_Internet_20_Link">
https://www.ukrinform.ua/rubric-sports/3689965-promouter-usika-nasa-komanda-iniciuvala-vihid-z-peregovoriv-sodo-bou-proti-furi.html</text:a>
</text:p>
      <!--NEWS-->
      <text:h text:style-name="P10" text:outline-level="1">
<text:span text:style-name="T4">
In the Donetsk region the border guard knocked down the combat drone of the Russians from small arms</text:span>
</text:h>
      <text:p text:style-name="P4">
Authors: Ukrinform (Person)</text:p>
      <text:p text:style-name="P4">
Publisher: Укринформ (Organization)</text:p>
      <text:p text:style-name="P4">
Published Time: 2023-03-31T16:11:48+03:00</text:p>
      <text:p text:style-name="P4">
Modified Time: 2023-03-31T16:11:48+03:00</text:p>
      <text:p text:style-name="P4">
Description: In the Donetsk region, a fighter of the State Border Service of Ukraine shot a Russian drone from small arms, which was intended to discharge ammunition. - Ukrinform.</text:p>
      <text:p text:style-name="P4">
Images: ["<text:a xlink:type="simple" xlink:href="https://static.ukrinform.com/photos/2023_03/thumb_files/630_360_1680268219-230.jpg" text:style-name="Internet_20_link" text:visited-style-name="Visited_20_Internet_20_Link">
630_360_16802...</text:a>
"]</text:p>
      <text:p text:style-name="P4">
Tags: ['Донеччина', 'Прикордонники', 'Дрон', 'Війна з росією']</text:p>
      <text:p text:style-name="P4">
Type: Article</text:p>
      <!--METADATA-->
      <text:p text:style-name="P4">
<draw:frame draw:style-name="fr1" draw:name="Image118" text:anchor-type="as-char" svg:width="6.9236in" svg:height="3.956343in" draw:z-index="0">
<draw:image xlink:href="../Images/yкринформ/2023-03-31T16-11-48-03-00/630_360_1680268219-230.jpg" xlink:type="simple" xlink:show="embed" xlink:actuate="onLoad" draw:mime-type="image/jpeg"/>
</draw:frame>
In the Udoney region, the fighter of the State Border Service of Ukraine shot down the Russian drone, which was intended to discharge ammunition.</text:p>
      <text:p text:style-name="P4">
The SSSU reported this in <text:a xlink:type="simple" xlink:href="https://t.me/DPSUkr/10362" text:style-name="Internet_20_link" text:visited-style-name="Visited_20_Internet_20_Link">
</text:a>
, reports Ukrinform.</text:p>
      <text:p text:style-name="P4">
The drone flew over the border support point.</text:p>
      <text:p text:style-name="P4">
"In addition to" injury "in a shovel from the shooting <text:a xlink:type="simple" xlink:href="https://www.ukrinform.ua/tag-zbroa" text:style-name="Internet_20_link" text:visited-style-name="Visited_20_Internet_20_Link">
</text:a>
, she did not suffer damage, so she will soon serve the boatsidobra, ”the State Tax Service said.</text:p>
      <text:p text:style-name="P4">
<text:span text:style-name="T4">
 Read also: </text:span>
 <text:a xlink:type="simple" xlink:href="https://www.ukrinform.ua/rubric-ato/3688260-povitrani-sili-zsu-pokazali-ak-zbivaut-vorozij-bezpilotnik.html" text:style-name="Internet_20_link" text:visited-style-name="Visited_20_Internet_20_Link">
</text:a>
As reported by Ukrinform, in the Donetsk region, border guards, jointly with the vulnerable forces of Ukraine, found and destroyed the enemy firing positions, eliminating five Russian invaders.</text:p>
      <text:p text:style-name="P4">
News Source: <text:a xlink:type="simple" xlink:href="https://www.ukrinform.ua/rubric-ato/3689966-na-doneccini-prikordonnik-zbiv-bojovij-dron-rosian-zi-strileckoi-zbroi.html" text:style-name="Internet_20_link" text:visited-style-name="Visited_20_Internet_20_Link">
https://www.ukrinform.ua/rubric-ato/3689966-na-doneccini-prikordonnik-zbiv-bojovij-dron-rosian-zi-strileckoi-zbroi.html</text:a>
</text:p>
      <!--NEWS-->
      <text:h text:style-name="P10" text:outline-level="1">
<text:span text:style-name="T4">
UNICEF has sent more than 35 thousand doses of measles vaccine to Ukraine</text:span>
</text:h>
      <text:p text:style-name="P4">
Authors: Ukrinform (Person)</text:p>
      <text:p text:style-name="P4">
Publisher: Укринформ (Organization)</text:p>
      <text:p text:style-name="P4">
Published Time: 2023-03-31T16:14:50+03:00</text:p>
      <text:p text:style-name="P4">
Modified Time: 2023-03-31T16:14:50+03:00</text:p>
      <text:p text:style-name="P4">
Description: The UN (UNICEF) Children's Fund has sent 35.2 thousand doses of combined measles, mumps and rubella (CCP) to Ukraine. - Ukrinform.</text:p>
      <text:p text:style-name="P4">
Images: ["<text:a xlink:type="simple" xlink:href="https://static.ukrinform.com/photos/2020_10/thumb_files/630_360_1602504676-119.jpeg" text:style-name="Internet_20_link" text:visited-style-name="Visited_20_Internet_20_Link">
630_360_16025...</text:a>
"]</text:p>
      <text:p text:style-name="P4">
Tags: ['Кір', 'ЮНІСЕФ', 'Вакцина']</text:p>
      <text:p text:style-name="P4">
Type: Article</text:p>
      <!--METADATA-->
      <text:p text:style-name="P4">
<draw:frame draw:style-name="fr1" draw:name="Image119" text:anchor-type="as-char" svg:width="6.9236in" svg:height="3.956343in" draw:z-index="0">
<draw:image xlink:href="../Images/yкринформ/2023-03-31T16-14-50-03-00/630_360_1602504676-119.jpeg" xlink:type="simple" xlink:show="embed" xlink:actuate="onLoad" draw:mime-type="image/jpeg"/>
</draw:frame>
UN children's fund(UNICEF)In Ukraine, 35.2 thousand doses of combined measles, mumps and rubella vaccines(CCP).</text:p>
      <text:p text:style-name="P4">
Про це повідомляє <text:a xlink:type="simple" xlink:href="https://moz.gov.ua/article/news/junisef-dostaviv-ponad-35-tisjach-doz-vakcini-vid-koru-v-ukrainu" text:style-name="Internet_20_link" text:visited-style-name="Visited_20_Internet_20_Link">
 </text:a>
, reports Ukrinform.</text:p>
      <text:p text:style-name="P4">
As it is noted, a party of vaccines arrived in response to two confirmed cases in Ukraine. Vaccines are provided for free as humanitarian aid. Another 657 thousand doses will be supported in April to support the national immunization program for tanadolization of missing vaccinations.</text:p>
      <text:p text:style-name="P4">
“Now we have been faced with the risk of a new outbreak of one of Ukraine's most sparkling infection. The war, which caused the destruction of medical infrastructure and accumulation in bomb shelters, significantly complicated the situation. In order to support Ukrainian children, UNICEF continues to support the Government of Ukraine in providing the necessary Vaccine, ”said UNICEF representation chairman Murat Shahin in Ukraine.</text:p>
      <text:p text:style-name="P4">
The Ministry of Health emphasizes that measles is a very contagious and dangerous disease that can cause disability or even death. In pregnant women, not vaccinated, it can provoke premature birth or lead to a low weight child.</text:p>
      <text:p text:style-name="P4">
There is no specific treatment for measles. The only protection against this disease is vaccination. Two doses - at 1 year and at 6 years - provide reliable protection. The steaming of the measles cyclic and occur every 5-6 years due to insufficient level of vaccination. The last outbreak in Ukraine lasted in 2017–2019.</text:p>
      <text:p text:style-name="P4">
<text:span text:style-name="T4">
 Read also: </text:span>
 <text:a xlink:type="simple" xlink:href="https://www.ukrinform.ua/rubric-society/3685524-z-dodatka-helsi-teper-mozna-zavantaziti-dokument-pro-vakcinaciu.html" text:style-name="Internet_20_link" text:visited-style-name="Visited_20_Internet_20_Link">
</text:a>
According to Ukrinform, the Public Health Center has registered 2 measles disease from the beginning of the year.</text:p>
      <text:p text:style-name="P4">
News Source: <text:a xlink:type="simple" xlink:href="https://www.ukrinform.ua/rubric-society/3689967-unisef-dopraviv-v-ukrainu-ponad-35-tisac-doz-vakcini-proti-koru.html" text:style-name="Internet_20_link" text:visited-style-name="Visited_20_Internet_20_Link">
https://www.ukrinform.ua/rubric-society/3689967-unisef-dopraviv-v-ukrainu-ponad-35-tisac-doz-vakcini-proti-koru.html</text:a>
</text:p>
      <!--NEWS-->
      <text:h text:style-name="P10" text:outline-level="1">
<text:span text:style-name="T4">
In Kiev, the pro -Kremlivsky blogger who was hiding in the UOC MP monastery will be tried</text:span>
</text:h>
      <text:p text:style-name="P4">
Authors: Ukrinform (Person)</text:p>
      <text:p text:style-name="P4">
Publisher: Укринформ (Organization)</text:p>
      <text:p text:style-name="P4">
Published Time: 2023-03-31T16:19:43+03:00</text:p>
      <text:p text:style-name="P4">
Modified Time: 2023-03-31T16:19:43+03:00</text:p>
      <text:p text:style-name="P4">
Description: The court will stand the defendant in the state treason, the pro -Kremliv blogger, who was hiding from justice in the monastery of the Ukrainian Orthodox Church of the Moscow Patriarchate in Kiev. - Ukrinform.</text:p>
      <text:p text:style-name="P4">
Images: ["<text:a xlink:type="simple" xlink:href="https://static.ukrinform.com/photos/2023_03/thumb_files/630_360_1680268607-275.jpg" text:style-name="Internet_20_link" text:visited-style-name="Visited_20_Internet_20_Link">
630_360_16802...</text:a>
"]</text:p>
      <text:p text:style-name="P4">
Tags: ['Блогер', 'Суд', 'УПЦ МП', 'Київ']</text:p>
      <text:p text:style-name="P4">
Type: Article</text:p>
      <!--METADATA-->
      <text:p text:style-name="P4">
<draw:frame draw:style-name="fr1" draw:name="Image120" text:anchor-type="as-char" svg:width="6.9236in" svg:height="3.956343in" draw:z-index="0">
<draw:image xlink:href="../Images/yкринформ/2023-03-31T16-19-43-03-00/630_360_1680268607-275.jpg" xlink:type="simple" xlink:show="embed" xlink:actuate="onLoad" draw:mime-type="image/jpeg"/>
</draw:frame>
The pre -trial will be the defendant of the state treason of the pro -Kremlovsky blogger, who was concealed from justice in the monastery of the Ukrainian Orthodox Church of the Patriarchate in Kiev.</text:p>
      <text:p text:style-name="P4">
According to Ukrinform, the Kyiv City Prosecutor's Office reported in <text:a xlink:type="simple" xlink:href="https://t.me/kyiv_pro_office/1837" text:style-name="Internet_20_link" text:visited-style-name="Visited_20_Internet_20_Link">
</text:a>
.</text:p>
      <text:p text:style-name="P4">
To the court, the indictment against the person involved in the fact of conducting information and subversive activity against Ukraine(Part 1 of Art. 111 of the Criminal Code of Ukraine).</text:p>
      <text:p text:style-name="P4">
За даними слідства, ще до початку повномасштабного вторгнення російськоїфедерації обвинувачений почав активно допомагати країні-агресору у проведенніпідривної діяльності проти України.</text:p>
      <text:p text:style-name="P4">
На виконання завдань «кураторів» з рф чоловік готував і надсилав дляпублікації статті, у яких висловлював проросійські погляди. Вказані публікаціїрозміщувалися на російських сайтах, активно «розганялися» пропагандистами вінтернеті й соціальних мережах та були доступними необмеженій кількостікористувачів.</text:p>
      <text:p text:style-name="P4">
<text:span text:style-name="T4">
Читайте також:</text:span>
 <text:a xlink:type="simple" xlink:href="https://www.ukrinform.ua/rubric-kyiv/3689381-na-vizdi-do-kieva-zatrimali-svasennika-z-rosijskimi-dokumentami-jogo-peredali-policii.html" text:style-name="Internet_20_link" text:visited-style-name="Visited_20_Internet_20_Link">
 </text:a>
In the mentioned articles, the accused denied the existence of Ukraine as the state of the Ukrainian people as a full -fledged independent ethnic group, popularized Igerozhizes Russia and its president, emphasized on the "high mission" of Russia of the Russian Education and its "sacrifice".</text:p>
      <text:p text:style-name="P4">
At the same time, the attacker was negatively and biased regarding state -owned states, Ukrainian languages and culture.</text:p>
      <text:p text:style-name="P4">
Expertise showed that these speeches contained information aimed at ignition of national, interethnic, social enmity and hatred, making a discord between the army and the people, negatively affecting the public, contributing to the spread of Russian propaganda in Ukraine and threatened .</text:p>
      <text:p text:style-name="P4">
In August 2022, the person was suspected of treason, after which he wanted to hide from justice and was wanted. As of that time, a man is in custody.</text:p>
      <text:p text:style-name="P4">
The accused faces 12 to 15 years in prison.</text:p>
      <text:p text:style-name="P4">
<text:span text:style-name="T4">
 Read also: </text:span>
 <text:a xlink:type="simple" xlink:href="https://www.ukrinform.ua/rubric-society/3689846-kapitanu-rosijskogo-sudna-ogolosili-pidozru-perevoziv-kradene-ukrainske-zerno.html" text:style-name="Internet_20_link" text:visited-style-name="Visited_20_Internet_20_Link">
</text:a>
</text:p>
      <text:p text:style-name="P4">
<text:span text:style-name="T5">
Foto: Telegram of the Kyiv City Prosecutor's Office</text:span>
</text:p>
      <text:p text:style-name="P4">
News Source: <text:a xlink:type="simple" xlink:href="https://www.ukrinform.ua/rubric-kyiv/3689969-u-kievi-suditimut-prokremlivskogo-blogera-akij-perehovuvavsa-v-monastiri-upc-mp.html" text:style-name="Internet_20_link" text:visited-style-name="Visited_20_Internet_20_Link">
https://www.ukrinform.ua/rubric-kyiv/3689969-u-kievi-suditimut-prokremlivskogo-blogera-akij-perehovuvavsa-v-monastiri-upc-mp.html</text:a>
</text:p>
      <!--NEWS-->
      <text:h text:style-name="P10" text:outline-level="1">
<text:span text:style-name="T4">
Trump will not go to the investigation - lawyer</text:span>
</text:h>
      <text:p text:style-name="P4">
Authors: Ukrinform (Person)</text:p>
      <text:p text:style-name="P4">
Publisher: Укринформ (Organization)</text:p>
      <text:p text:style-name="P4">
Published Time: 2023-03-31T16:22:26+03:00</text:p>
      <text:p text:style-name="P4">
Modified Time: 2023-03-31T16:22:26+03:00</text:p>
      <text:p text:style-name="P4">
Description: US lawyer Donald Trump said his client would not go to the investigation. - Ukrinform.</text:p>
      <text:p text:style-name="P4">
Images: ["<text:a xlink:type="simple" xlink:href="https://static.ukrinform.com/photos/2020_10/thumb_files/630_360_1601635017-297.jpg" text:style-name="Internet_20_link" text:visited-style-name="Visited_20_Internet_20_Link">
630_360_16016...</text:a>
"]</text:p>
      <text:p text:style-name="P4">
Tags: ['Адвокат', 'США', 'Суд', 'Трамп']</text:p>
      <text:p text:style-name="P4">
Type: Article</text:p>
      <!--METADATA-->
      <text:p text:style-name="P4">
<draw:frame draw:style-name="fr1" draw:name="Image121" text:anchor-type="as-char" svg:width="6.9236in" svg:height="3.956343in" draw:z-index="0">
<draw:image xlink:href="../Images/yкринформ/2023-03-31T16-22-26-03-00/630_360_1601635017-297.jpg" xlink:type="simple" xlink:show="embed" xlink:actuate="onLoad" draw:mime-type="image/jpeg"/>
</draw:frame>
US lawyer Donald Trump said his client would not go to the agreement.</text:p>
      <text:p text:style-name="P4">
About it reports <text:a xlink:type="simple" xlink:href="http://news.sky.com/story/donald-trump-latest-prosecutors-vote-to-indict-donald-trump-as-part-of-hush-money-investigation-12840161" text:style-name="Internet_20_link" text:visited-style-name="Visited_20_Internet_20_Link">
</text:a>
, reports Ukrinform.</text:p>
      <text:p text:style-name="P4">
Joe Takopin's lawyer stated that Trump was shocked by a court decision to propel him.</text:p>
      <text:p text:style-name="P4">
"President <text:a xlink:type="simple" xlink:href="https://www.ukrinform.ua/tag-tramp" text:style-name="Internet_20_link" text:visited-style-name="Visited_20_Internet_20_Link">
</text:a>
will not go to the agreement of guilt in this case. This will not happen. There is no crime here, "said Trump representative.</text:p>
      <text:p text:style-name="P4">
It was reported that the Great Jury of Manmetten voted in favor of the criminal prosecution of US Expatient Donald Trump through the secretary of Stormi Daniels's secretary payments during the 2016 election campaign.</text:p>
      <text:p text:style-name="P4">
<text:span text:style-name="T4">
 Read also: </text:span>
 <text:a xlink:type="simple" xlink:href="https://www.ukrinform.ua/rubric-world/3686169-tramp-volie-naditi-narucniki-v-sudi-abi-stati-mucenikom-zmi.html" text:style-name="Internet_20_link" text:visited-style-name="Visited_20_Internet_20_Link">
</text:a>
The indictment was the result of the investigation of the district prosecutorangangetten Elvin Bragg. He investigated the validity of the payment of 130,000 dollar dollars star for adults Stormi Daniels through the former lawyajikel Cohen.</text:p>
      <text:p text:style-name="P4">
Trump's company compensated Cohen, marking it as legal expenses, and did not disclose them in the report on the cost of the election campaign, which was the prosecution.</text:p>
      <text:p text:style-name="P4">
News Source: <text:a xlink:type="simple" xlink:href="https://www.ukrinform.ua/rubric-world/3689970-tramp-ne-pide-na-ugodu-zi-slidstvom-advokat.html" text:style-name="Internet_20_link" text:visited-style-name="Visited_20_Internet_20_Link">
https://www.ukrinform.ua/rubric-world/3689970-tramp-ne-pide-na-ugodu-zi-slidstvom-advokat.html</text:a>
</text:p>
      <!--NEWS-->
      <text:h text:style-name="P10" text:outline-level="1">
<text:span text:style-name="T4">
Ukrinform again entered the "White List" of the highest quality online media by IMI</text:span>
</text:h>
      <text:p text:style-name="P4">
Authors: Ukrinform (Person)</text:p>
      <text:p text:style-name="P4">
Publisher: Укринформ (Organization)</text:p>
      <text:p text:style-name="P4">
Published Time: 2023-03-31T16:23:23+03:00</text:p>
      <text:p text:style-name="P4">
Modified Time: 2023-03-31T16:23:23+03:00</text:p>
      <text:p text:style-name="P4">
Description: Ukrinform has again entered the nine quality and responsible Ukrainian online media according to experts in the Institute of Mass Media. - Ukrinform.</text:p>
      <text:p text:style-name="P4">
Images: ["<text:a xlink:type="simple" xlink:href="https://static.ukrinform.com/photos/2016_12/thumb_files/630_360_1481102266-5112.jpg" text:style-name="Internet_20_link" text:visited-style-name="Visited_20_Internet_20_Link">
630_360_14811...</text:a>
", "<text:a xlink:type="simple" xlink:href="https://static.ukrinform.com/photos/2023_03/1680268245-834.png" text:style-name="Internet_20_link" text:visited-style-name="Visited_20_Internet_20_Link">
1680268245-83...</text:a>
"]</text:p>
      <text:p text:style-name="P4">
Tags: ['Рейтинг', 'Укрінформ', 'ЗМІ', 'Онлайн', 'Медіа']</text:p>
      <text:p text:style-name="P4">
Type: Article</text:p>
      <!--METADATA-->
      <text:p text:style-name="P4">
<draw:frame draw:style-name="fr1" draw:name="Image122" text:anchor-type="as-char" svg:width="6.9236in" svg:height="3.956343in" draw:z-index="0">
<draw:image xlink:href="../Images/yкринформ/2023-03-31T16-23-23-03-00/630_360_1481102266-5112.jpg" xlink:type="simple" xlink:show="embed" xlink:actuate="onLoad" draw:mime-type="image/jpeg"/>
</draw:frame>
Ukrinforming was in the nine-quality and responsible Ukrainian online media according to the experts of the Institute of Mass Media.</text:p>
      <text:p text:style-name="P4">
As Ukrinform reports, it reports <text:a xlink:type="simple" xlink:href="https://imi.org.ua/monitorings/onlajn-media-shho-staly-najyakisnishymy-monitoryng-imi-i51820" text:style-name="Internet_20_link" text:visited-style-name="Visited_20_Internet_20_Link">
</text:a>
.</text:p>
      <text:p text:style-name="P4">
"До Списку найякісніших і відповідальних українських онлайн-медіа, якийпідготували експерти ІМІ на основі моніторингових досліджень, увійшли такіредакції: Суспільне, Громадське, Ліга, Українська правда, Укрінформ, Дзеркалотижня, Бабель, НВ та Еспресо", - ідеться у повідомленні.</text:p>
      <text:p text:style-name="P4">
<draw:frame draw:style-name="fr1" draw:name="Image123" text:anchor-type="as-char" svg:width="6.9236in" svg:height="8.6545in" draw:z-index="0">
<draw:image xlink:href="../Images/yкринформ/2023-03-31T16-23-23-03-00/1680268245-834.png" xlink:type="simple" xlink:show="embed" xlink:actuate="onLoad" draw:mime-type="image/png"/>
</draw:frame>
These are the results of a two-stage deep online media monitoring, which imposed in February-March 2023.</text:p>
      <text:p text:style-name="P4">
<text:span text:style-name="T4">
 Read also: </text:span>
 <text:a xlink:type="simple" xlink:href="https://www.ukrinform.ua/rubric-society/3689787-v-ukraini-nabuvae-cinnosti-zakon-pro-media.html" text:style-name="Internet_20_link" text:visited-style-name="Visited_20_Internet_20_Link">
</text:a>
In the first stage of research, 50 popular Ukrainian online media, selected based on the data of previous IMI monitoring, Similarweb and Gemius, evaluated the subject of manipulations, fakes, hostility, black PR language, ethics disorders, and order materials.</text:p>
      <text:p text:style-name="P4">
In the second stage of the study of the media, which passed the first stage, were analyzed by the graty criteria: compliance with balance standards, reliability of the reliability of the facts from comments, as well as for transparency - the availability of the contact site, editorial policy, owner data, information responsible for content, etc.</text:p>
      <text:p text:style-name="P4">
"According to the analysis, the level of compliance with the professional standards of the Narges, which are included in the white list, is on average about 95%. The state -owned news feed on these sites to the monitoring sample is not hit(Although the materials with improper marking were hit)Also, these sites of the respective majority of materials adhere to journalistic ethics, " -stated in IMI.</text:p>
      <text:p text:style-name="P4">
As it was reported, last year <text:a xlink:type="simple" xlink:href="https://www.ukrinform.ua/tag-ukrinform" text:style-name="Internet_20_link" text:visited-style-name="Visited_20_Internet_20_Link">
</text:a>
He also went to the list of the highest quality media according to IMI.</text:p>
      <text:p text:style-name="P4">
News Source: <text:a xlink:type="simple" xlink:href="https://www.ukrinform.ua/rubric-society/3689971-ukrinform-znov-uvijsov-do-bilogo-spisku-najakisnisih-onlajnmedia-za-versieu-imi.html" text:style-name="Internet_20_link" text:visited-style-name="Visited_20_Internet_20_Link">
https://www.ukrinform.ua/rubric-society/3689971-ukrinform-znov-uvijsov-do-bilogo-spisku-najakisnisih-onlajnmedia-za-versieu-imi.html</text:a>
</text:p>
      <!--NEWS-->
      <text:h text:style-name="P10" text:outline-level="1">
<text:span text:style-name="T4">
Crimes committed in Bucha have shown the true face of Russian aggression - Croatia Prime Minister</text:span>
</text:h>
      <text:p text:style-name="P4">
Authors: Ukrinform (Person)</text:p>
      <text:p text:style-name="P4">
Publisher: Укринформ (Organization)</text:p>
      <text:p text:style-name="P4">
Published Time: 2023-03-31T16:29:00+03:00</text:p>
      <text:p text:style-name="P4">
Modified Time: 2023-03-31T16:29:00+03:00</text:p>
      <text:p text:style-name="P4">
Description: The crimes committed in Bucha have shown the true face of Russian aggression, the guilty of them should be punished. - Ukrinform.</text:p>
      <text:p text:style-name="P4">
Images: ["<text:a xlink:type="simple" xlink:href="https://static.ukrinform.com/photos/2023_03/thumb_files/630_360_1680266146-215.jpeg" text:style-name="Internet_20_link" text:visited-style-name="Visited_20_Internet_20_Link">
630_360_16802...</text:a>
"]</text:p>
      <text:p text:style-name="P4">
Tags: ['Буча', 'Хорватія', 'Війна з росією']</text:p>
      <text:p text:style-name="P4">
Type: Article</text:p>
      <!--METADATA-->
      <text:p text:style-name="P4">
<draw:frame draw:style-name="fr1" draw:name="Image124" text:anchor-type="as-char" svg:width="6.9236in" svg:height="3.956343in" draw:z-index="0">
<draw:image xlink:href="../Images/yкринформ/2023-03-31T16-29-00-03-00/630_360_1680266146-215.jpeg" xlink:type="simple" xlink:show="embed" xlink:actuate="onLoad" draw:mime-type="image/jpeg"/>
</draw:frame>
The crimes committed have shown the true face of Russian aggression, the guilty of them should be punished.</text:p>
      <text:p text:style-name="P4">
This was stated by Croatian Prime Minister Andrey Plenkovich during a speech in Buchin, Kyiv region, within the celebrations on the occasion of the anniversary of the liberation of the city of Ed Russian invaders, Ukrinform correspondent reports.</text:p>
      <text:p text:style-name="P4">
“Crimes committed in Bucha showed the true face of Russian aggression. If someone in the international community had doubted before and could not decide that it may have been not obvious to them, although we were still obvious from February 24, then they understood the true purpose(Russia. - Ed.)- To intimidate, to settle fear in their souls and to conquer the Ukrainians, " - said Plenkovich.</text:p>
      <text:p text:style-name="P4">
He noted that the Russians failed, because Ukrainians showed the world that they wanted to fight for freedom, to be a patriot and to win in the process of struggle.</text:p>
      <text:p text:style-name="P4">
Croatian Prime Minister noted that Ukraine has unprecedented solidarity from the international community, "we have not seen for many years."</text:p>
      <text:p text:style-name="P4">
“This solidarity will remain as strong, you deserve that Ukraine has resumed its territorial integrity and liberated the temporary -heated territories. That is why our support of Ukraine - political, humanitarian, financial or military - will continue to continue, ” - Napovplenkovich.</text:p>
      <text:p text:style-name="P4">
He emphasized that the crimes committed by Russia demanding punishment, justice, that the perpetrators would be responsible for them.</text:p>
      <text:p text:style-name="P4">
“That is why on your initiative today we sign the Buchansk Declaration, and we call for punishment of those who committed these crimes. These are the very important ones that we are going from Bucha today, ”the Prime Minister stressed <text:a xlink:type="simple" xlink:href="https://www.ukrinform.ua/tag-horvatia" text:style-name="Internet_20_link" text:visited-style-name="Visited_20_Internet_20_Link">
</text:a>
.</text:p>
      <text:p text:style-name="P4">
<text:span text:style-name="T4">
 Read also: </text:span>
 <text:a xlink:type="simple" xlink:href="https://www.ukrinform.ua/rubric-ato/3689928-premer-slovenii-na-pamatnih-zahodah-u-buci-sogodni-vsi-mi-ukrainci.html" text:style-name="Internet_20_link" text:visited-style-name="Visited_20_Internet_20_Link">
</text:a>
According to the Office of the Prosecutor General, Russian invaders committed more than 9,000 military crimes in the Vbuchansky district of Kyiv region. In particular, <text:a xlink:type="simple" xlink:href="https://www.ukrinform.ua/rubric-ato/3689743-ponad-1400-smertej-zelenskij-pokazav-kadri-33-dniv-okupacii-buci.html" text:style-name="Internet_20_link" text:visited-style-name="Visited_20_Internet_20_Link">
</text:a>
. Among the dead are 37 children. Another 52 children were injured.</text:p>
      <text:p text:style-name="P4">
<text:span text:style-name="T5">
Foto: op</text:span>
</text:p>
      <text:p text:style-name="P4">
News Source: <text:a xlink:type="simple" xlink:href="https://www.ukrinform.ua/rubric-polytics/3689975-skoeni-v-buci-zlocini-pokazali-spravzne-oblicca-rosijskoi-agresii-premer-horvatii.html" text:style-name="Internet_20_link" text:visited-style-name="Visited_20_Internet_20_Link">
https://www.ukrinform.ua/rubric-polytics/3689975-skoeni-v-buci-zlocini-pokazali-spravzne-oblicca-rosijskoi-agresii-premer-horvatii.html</text:a>
</text:p>
      <!--NEWS-->
      <text:h text:style-name="P10" text:outline-level="1">
<text:span text:style-name="T4">
XI Book Arsenal will take place on June 22-25</text:span>
</text:h>
      <text:p text:style-name="P4">
Authors: Ukrinform (Person)</text:p>
      <text:p text:style-name="P4">
Publisher: Укринформ (Organization)</text:p>
      <text:p text:style-name="P4">
Published Time: 2023-03-31T16:29:37+03:00</text:p>
      <text:p text:style-name="P4">
Modified Time: 2023-03-31T16:29:37+03:00</text:p>
      <text:p text:style-name="P4">
Description: The XI International Book Arsenal Festival will be held this year from the evening of June 22 (official opening) until June 25. - Ukrinform.</text:p>
      <text:p text:style-name="P4">
Images: ["<text:a xlink:type="simple" xlink:href="https://static.ukrinform.com/photos/2019_05/thumb_files/630_360_1558542096-5518.jpeg" text:style-name="Internet_20_link" text:visited-style-name="Visited_20_Internet_20_Link">
630_360_15585...</text:a>
"]</text:p>
      <text:p text:style-name="P4">
Tags: ['Книги', 'Книжковий Арсенал', 'Література', 'Мистецький Арсенал']</text:p>
      <text:p text:style-name="P4">
Type: Article</text:p>
      <!--METADATA-->
      <text:p text:style-name="P4">
<draw:frame draw:style-name="fr1" draw:name="Image125" text:anchor-type="as-char" svg:width="6.9236in" svg:height="3.956343in" draw:z-index="0">
<draw:image xlink:href="../Images/yкринформ/2023-03-31T16-29-37-03-00/630_360_1558542096-5518.jpeg" xlink:type="simple" xlink:show="embed" xlink:actuate="onLoad" draw:mime-type="image/jpeg"/>
</draw:frame>
The International Festival "Book Arsenal" this year will be held in the evening on June 22(Official opening)By June 25.</text:p>
      <text:p text:style-name="P4">
About it reports <text:a xlink:type="simple" xlink:href="http://book.artarsenal.in.ua/knyzhkovyj-arsenal-2023-vidbudetsya/" text:style-name="Internet_20_link" text:visited-style-name="Visited_20_Internet_20_Link">
</text:a>
festival, Ukrinform reports.</text:p>
      <text:p text:style-name="P4">
"We are sure that the book arsenal is needed than ever. He has to support, strengthen the sustainability and inspire us all. So today we are giving the annual festival and do everything to create a comfortable and hazardous space to gather together and give a scene to think about naph." , - said Olesya Ostrovskaya -February CEO.</text:p>
      <text:p text:style-name="P4">
The event will consist of the software part of the festival and the book fair with the second sections.</text:p>
      <text:p text:style-name="P4">
This year the book fair will be organized in another way, the operators of the books at the festival will not be separate publishers, but local Kiev. In particular, the book "Sens" will present the section "Non -Fight", the bookstore "Book Lion" - section "Fiction", the bookstore "Zakapelok" - section "Children's Literature", "Comic books and graphic novels".</text:p>
      <text:p text:style-name="P4">
<text:span text:style-name="T4">
 Read also: </text:span>
 <text:a xlink:type="simple" xlink:href="https://www.ukrinform.ua/rubric-ato/3683839-ukraina-predstavila-svij-stend-na-bolonskomu-knizkovomu-armarku.html" text:style-name="Internet_20_link" text:visited-style-name="Visited_20_Internet_20_Link">
</text:a>
The operator of the Artkniga section will be the Dovzhenko Center within the framework of the inter-institutional partnership with the Art Arsenal.</text:p>
      <text:p text:style-name="P4">
"The Book Arsenal traditionally pays special attention to the Military Literature Section. A selection of editions created by veterans of war, participants of hostilities, their families, a projected books, published after 2014, will be presented in the space of the fair," - the festival's press service said.</text:p>
      <text:p text:style-name="P4">
The software part of the book Arsenal will be invited curators. There are 50 events within the focus-theme, the main literary program, the program for children and adolescents, performative, professional events will take place.</text:p>
      <text:p text:style-name="P4">
For the safety of participants of the fair and the event program at the Art Arsenalidal, the simplest shelter, equipped with the support of the International Renaissance Foundation.</text:p>
      <text:p text:style-name="P4">
<text:span text:style-name="T4">
 Read also: </text:span>
 <text:a xlink:type="simple" xlink:href="https://www.ukrinform.ua/rubric-society/3685953-onoviti-knizkovij-fond-mozna-za-povnocinnoi-roboti-nacionalnih-vidavnictv-tkacenko.html" text:style-name="Internet_20_link" text:visited-style-name="Visited_20_Internet_20_Link">
</text:a>
The Book Arsenal International Festival has been founded by Art Arsenal since 2011.</text:p>
      <text:p text:style-name="P4">
In 2019 <text:a xlink:type="simple" xlink:href="https://www.ukrinform.ua/tag-festival" text:style-name="Internet_20_link" text:visited-style-name="Visited_20_Internet_20_Link">
</text:a>
The Book Arsenal won the title "The Best Literary Festival of the World".  Photo illustrative</text:p>
      <text:p text:style-name="P4">
News Source: <text:a xlink:type="simple" xlink:href="https://www.ukrinform.ua/rubric-culture/3689973-hi-knizkovij-arsenal-vidbudetsa-2225-cervna.html" text:style-name="Internet_20_link" text:visited-style-name="Visited_20_Internet_20_Link">
https://www.ukrinform.ua/rubric-culture/3689973-hi-knizkovij-arsenal-vidbudetsa-2225-cervna.html</text:a>
</text:p>
      <!--NEWS-->
      <text:h text:style-name="P10" text:outline-level="1">
<text:span text:style-name="T4">
In the mountain river in Transcarpathia found a traffic jam of 45 meters long</text:span>
</text:h>
      <text:p text:style-name="P4">
Authors: Ukrinform (Person)</text:p>
      <text:p text:style-name="P4">
Publisher: Укринформ (Organization)</text:p>
      <text:p text:style-name="P4">
Published Time: 2023-03-31T16:30:26+03:00</text:p>
      <text:p text:style-name="P4">
Modified Time: 2023-03-31T16:30:26+03:00</text:p>
      <text:p text:style-name="P4">
Description: In Transcarpathia in the mountain river found a traffic jam of 45 meters long. - Ukrinform.</text:p>
      <text:p text:style-name="P4">
Images: ["<text:a xlink:type="simple" xlink:href="https://static.ukrinform.com/photos/2023_03/thumb_files/630_360_1680269251-386.jpg" text:style-name="Internet_20_link" text:visited-style-name="Visited_20_Internet_20_Link">
630_360_16802...</text:a>
", "<text:a xlink:type="simple" xlink:href="https://static.ukrinform.com/photos/2023_03/1680269251-947.jpg" text:style-name="Internet_20_link" text:visited-style-name="Visited_20_Internet_20_Link">
1680269251-94...</text:a>
", "<text:a xlink:type="simple" xlink:href="https://static.ukrinform.com/photos/2023_03/1680269250-384.jpg" text:style-name="Internet_20_link" text:visited-style-name="Visited_20_Internet_20_Link">
1680269250-38...</text:a>
", "<text:a xlink:type="simple" xlink:href="https://static.ukrinform.com/photos/2023_03/1680269250-713.jpg" text:style-name="Internet_20_link" text:visited-style-name="Visited_20_Internet_20_Link">
1680269250-71...</text:a>
", "<text:a xlink:type="simple" xlink:href="https://static.ukrinform.com/photos/2023_03/1680269250-710.jpg" text:style-name="Internet_20_link" text:visited-style-name="Visited_20_Internet_20_Link">
1680269250-71...</text:a>
"]</text:p>
      <text:p text:style-name="P4">
Tags: ['Ріка', 'Сміття', 'Закарпаття']</text:p>
      <text:p text:style-name="P4">
Type: Article</text:p>
      <!--METADATA-->
      <text:p text:style-name="P4">
<draw:frame draw:style-name="fr1" draw:name="Image126" text:anchor-type="as-char" svg:width="6.9236in" svg:height="3.956343in" draw:z-index="0">
<draw:image xlink:href="../Images/yкринформ/2023-03-31T16-30-26-03-00/630_360_1680269251-386.jpg" xlink:type="simple" xlink:show="embed" xlink:actuate="onLoad" draw:mime-type="image/jpeg"/>
</draw:frame>
Nazakarpattia found a traffic jam of 45 meters in a mountain river.</text:p>
      <text:p text:style-name="P4">
About it in <text:a xlink:type="simple" xlink:href="https://www.facebook.com/MyroslavBiletskyi.official/posts/pfbid02pSnMichLyEuMWdZh6oajKmYyQBX8e5sZzNuy96W8Dg3tzZwjwb2DJcRBX8TYhwp2l" text:style-name="Internet_20_link" text:visited-style-name="Visited_20_Internet_20_Link">
</text:a>
The first deputy chairman of the Transcarpathian Ova Miroslav Biletsky reported, Ukrinform reports.</text:p>
      <text:p text:style-name="P4">
"Traditionally in the spring of water industry, the shores and ruslarchyk of the region are examined to identify and record natural waste dumps and garbage. he.</text:p>
      <text:p text:style-name="P4">
<draw:frame draw:style-name="fr1" draw:name="Image127" text:anchor-type="as-char" svg:width="6.9236in" svg:height="5.198195in" draw:z-index="0">
<draw:image xlink:href="../Images/yкринформ/2023-03-31T16-30-26-03-00/1680269251-947.jpg" xlink:type="simple" xlink:show="embed" xlink:actuate="onLoad" draw:mime-type="image/jpeg"/>
</draw:frame>
According to Biletsky, the traffic jam was formed of two smaller ones, which were recorded yet.</text:p>
      <text:p text:style-name="P4">
"Until the water level was sleeping in the bed, it was not possible to clear them," he gave.</text:p>
      <text:p text:style-name="P4">
<draw:frame draw:style-name="fr1" draw:name="Image128" text:anchor-type="as-char" svg:width="6.9236in" svg:height="9.231467in" draw:z-index="0">
<draw:image xlink:href="../Images/yкринформ/2023-03-31T16-30-26-03-00/1680269250-384.jpg" xlink:type="simple" xlink:show="embed" xlink:actuate="onLoad" draw:mime-type="image/jpeg"/>
</draw:frame>
The official informed that another garbage traffic jam was formed on the river Irshava Bles. Kamianske. "This led to the clogging of the lower K -1 channel, which leads an excess surface runoff from the territory of a local enterprise, which is a gardening.</text:p>
      <text:p text:style-name="P4">
<draw:frame draw:style-name="fr1" draw:name="Image129" text:anchor-type="as-char" svg:width="6.9236in" svg:height="4.12119in" draw:z-index="0">
<draw:image xlink:href="../Images/yкринформ/2023-03-31T16-30-26-03-00/1680269250-713.jpg" xlink:type="simple" xlink:show="embed" xlink:actuate="onLoad" draw:mime-type="image/jpeg"/>
</draw:frame>
At the same time, on the banks of the river within the town of Mizhhirya, unauthorized dumplings were recorded, which should also be cleared.</text:p>
      <text:p text:style-name="P4">
<draw:frame draw:style-name="fr1" draw:name="Image130" text:anchor-type="as-char" svg:width="6.9236in" svg:height="5.198195in" draw:z-index="0">
<draw:image xlink:href="../Images/yкринформ/2023-03-31T16-30-26-03-00/1680269250-710.jpg" xlink:type="simple" xlink:show="embed" xlink:actuate="onLoad" draw:mime-type="image/jpeg"/>
</draw:frame>
According to Biletsky, the survey of the reservoirs of the region continues, so the results of this work will be known a little later.</text:p>
      <text:p text:style-name="P4">
<text:span text:style-name="T4">
 Read also: </text:span>
 <text:a xlink:type="simple" xlink:href="https://www.ukrinform.ua/rubric-regions/3689328-ugorska-firma-mento-zbudue-na-zakarpatti-smittepererobnij-zavod.html" text:style-name="Internet_20_link" text:visited-style-name="Visited_20_Internet_20_Link">
</text:a>
As previously reported, about 40% of the Transcarpathian communities do not have organized export of solid household waste, people are accustomed to throwing their fleece into rivers and forests.</text:p>
      <text:p text:style-name="P4">
<text:span text:style-name="T5">
Foto: Miroslav Biletsky Facebook</text:span>
</text:p>
      <text:p text:style-name="P4">
News Source: <text:a xlink:type="simple" xlink:href="https://www.ukrinform.ua/rubric-regions/3689976-u-girskij-ricci-na-zakarpatti-viavili-smittevij-zator-zavdovzki-45-metriv.html" text:style-name="Internet_20_link" text:visited-style-name="Visited_20_Internet_20_Link">
https://www.ukrinform.ua/rubric-regions/3689976-u-girskij-ricci-na-zakarpatti-viavili-smittevij-zator-zavdovzki-45-metriv.html</text:a>
</text:p>
      <!--NEWS-->
      <text:h text:style-name="P10" text:outline-level="1">
<text:span text:style-name="T4">
In Ukraine, special investigative groups will be created that will collect evidence of Russia's crimes for the ISS</text:span>
</text:h>
      <text:p text:style-name="P4">
Authors: Ukrinform (Person)</text:p>
      <text:p text:style-name="P4">
Publisher: Укринформ (Organization)</text:p>
      <text:p text:style-name="P4">
Published Time: 2023-03-31T16:44:30+03:00</text:p>
      <text:p text:style-name="P4">
Modified Time: 2023-03-31T16:44:30+03:00</text:p>
      <text:p text:style-name="P4">
Description: In Ukraine, special investigative groups (Task Forces) will be created to collect the evidence base in cases of Russia's crimes, which will be subsequently transferred to the International Criminal Court. - Ukrinform.</text:p>
      <text:p text:style-name="P4">
Images: ["<text:a xlink:type="simple" xlink:href="https://static.ukrinform.com/photos/2023_01/thumb_files/630_360_1674839280-972.jpeg" text:style-name="Internet_20_link" text:visited-style-name="Visited_20_Internet_20_Link">
630_360_16748...</text:a>
"]</text:p>
      <text:p text:style-name="P4">
Tags: ['росія', 'Воєнні злочини', 'Міжнародний кримінальний суд', 'Андрій Костін']</text:p>
      <text:p text:style-name="P4">
Type: Article</text:p>
      <!--METADATA-->
      <text:p text:style-name="P4">
<draw:frame draw:style-name="fr1" draw:name="Image131" text:anchor-type="as-char" svg:width="6.9236in" svg:height="3.956343in" draw:z-index="0">
<draw:image xlink:href="../Images/yкринформ/2023-03-31T16-44-30-03-00/630_360_1674839280-972.jpeg" xlink:type="simple" xlink:show="embed" xlink:actuate="onLoad" draw:mime-type="image/jpeg"/>
</draw:frame>
Special investigative groups will be in Ukrainian(Task forces)To collect the evidence base of Russian crimes, which will be subsequently submitted to the International Criminal Court.</text:p>
      <text:p text:style-name="P4">
Prosecutor General Andriy Kostin reported this during the United Forjustice conference, which took place in Bucha and was dedicated to the anniversary of the release of the Russian military, Ukrinform correspondent reports.</text:p>
      <text:p text:style-name="P4">
“We have agreed about it(with the prosecutor of the International Criminal Court - Ed.)A few days ago, and today we have announced that we will create work groups of Task Forces on certain criminal proceedings, which we, which country, will be ready to transfer to the International Criminal Court, ”said.</text:p>
      <text:p text:style-name="P4">
Kostin noted that the ISS recently issued a warrant for the arrest of the President <text:a xlink:type="simple" xlink:href="https://www.ukrinform.ua/tag-rosia" text:style-name="Internet_20_link" text:visited-style-name="Visited_20_Internet_20_Link">
</text:a>
Volodymyr Putin, since the Ukrainian law enforcement system is not able to condemn him because of the immunity he has as the president.</text:p>
      <text:p text:style-name="P4">
“Therefore, in this case, it is the ISS that helps Ukraine, but there may be things to do that have acquired world -class awareness, and we are considering their possibility to transfer them to the ICS. Including these cases about military crimes in the territory of the Buchansky district, ”the Prosecutor General added.</text:p>
      <text:p text:style-name="P4">
He said that the work of the Attorney General with the International Criminal Court is the plan and strategy of such cooperation for the current year.</text:p>
      <text:p text:style-name="P4">
<text:span text:style-name="T4">
 Read also: </text:span>
 <text:a xlink:type="simple" xlink:href="https://www.ukrinform.ua/rubric-polytics/3689641-genocid-ukrainciv-zadokumentuut-u-ramkah-moskovskogo-mehanizmu-cimbaluk.html" text:style-name="Internet_20_link" text:visited-style-name="Visited_20_Internet_20_Link">
</text:a>
As it was reported, on March 17 the Chamber of Pre -trial Proceedings of the II International Criminal Court <text:a xlink:type="simple" xlink:href="https://www.ukrinform.ua/rubric-world/3683849-miznarodnij-kriminalnij-sud-vidav-order-na-arest-putina.html" text:style-name="Internet_20_link" text:visited-style-name="Visited_20_Internet_20_Link">
</text:a>
President of Russian Putin and Maria Lviv-Belova. They are suspected in military rates - illegal deportation and movement of the population, in particular children, in the occupied territory of Ukraine.</text:p>
      <text:p text:style-name="P4">
All Member States of the International Criminal Court are now legally obliged to be transferred to Putin's court.</text:p>
      <text:p text:style-name="P4">
March 23 at the International Criminal Court building(MKS)The Field Opening Agreement has been signed(field - ed.)Office of the ISS Prosecutor in Ukraine.</text:p>
      <text:p text:style-name="P4">
<text:span text:style-name="T5">
Foto: Office of Prosecutor General</text:span>
</text:p>
      <text:p text:style-name="P4">
News Source: <text:a xlink:type="simple" xlink:href="https://www.ukrinform.ua/rubric-society/3689981-v-ukraini-stvorat-specialni-slidci-grupi-aki-zbiratimut-dokazi-zlociniv-rosii-dla-mks.html" text:style-name="Internet_20_link" text:visited-style-name="Visited_20_Internet_20_Link">
https://www.ukrinform.ua/rubric-society/3689981-v-ukraini-stvorat-specialni-slidci-grupi-aki-zbiratimut-dokazi-zlociniv-rosii-dla-mks.html</text:a>
</text:p>
      <!--NEWS-->
      <text:h text:style-name="P10" text:outline-level="1">
<text:span text:style-name="T4">
Activists of "yellow ribbon" handed over letters with stories of resistance in Crimea to the era</text:span>
</text:h>
      <text:p text:style-name="P4">
Authors: Ukrinform (Person)</text:p>
      <text:p text:style-name="P4">
Publisher: Укринформ (Organization)</text:p>
      <text:p text:style-name="P4">
Published Time: 2023-03-31T16:48:12+03:00</text:p>
      <text:p text:style-name="P4">
Modified Time: 2023-03-31T16:48:12+03:00</text:p>
      <text:p text:style-name="P4">
Description: Activists of the Yellow Ribbon Movement transferred letters from Ukrainian and Crimean Tatar figures with stories about resisting Russian invaders in Crimea, as well as tickets for future railways to the liberated peninsula. - Ukrinform.</text:p>
      <text:p text:style-name="P4">
Images: ["<text:a xlink:type="simple" xlink:href="https://static.ukrinform.com/photos/2022_12/thumb_files/630_360_1670323070-377.jpg" text:style-name="Internet_20_link" text:visited-style-name="Visited_20_Internet_20_Link">
630_360_16703...</text:a>
"]</text:p>
      <text:p text:style-name="P4">
Tags: ['Європарламент', 'Крим', 'Рух опору «Жовта стрічка»']</text:p>
      <text:p text:style-name="P4">
Type: Article</text:p>
      <!--METADATA-->
      <text:p text:style-name="P4">
<draw:frame draw:style-name="fr1" draw:name="Image132" text:anchor-type="as-char" svg:width="6.9236in" svg:height="3.956343in" draw:z-index="0">
<draw:image xlink:href="../Images/yкринформ/2023-03-31T16-48-12-03-00/630_360_1670323070-377.jpg" xlink:type="simple" xlink:show="embed" xlink:actuate="onLoad" draw:mime-type="image/jpeg"/>
</draw:frame>
The Yellow Ribbon Activation was transferred to the MEPs of the European Parliament from Ukrainian Crimean Tatar figures with stories about the resistance of the Russian invaders to the Urrime, as well as tickets for future railway flights to the liberated peninsula.</text:p>
      <text:p text:style-name="P4">
This is stated in the release, which the organizers of the resistance movement were transferred by Ukrinform.</text:p>
      <text:p text:style-name="P4">
“Europeans know about Crimean resistance surprisingly, as Russian propaganda remains active in Europe. According to official data, there are almost 200 people from the Crimea in Russian. The support of the European Parliamentary is extremely important not only for Ukrainians, but also for Kimila, for which the peninsula is a single home. The letters that the representatives of our movement passed to the European Parliamentes in Brussels should become a powerful voice of Crimean resistance, which will be heard not only diplomats but also ordinary inhabitants of European countries, ”the founders of the Yellow Ribbon are assigned.</text:p>
      <text:p text:style-name="P4">
<text:span text:style-name="T4">
 Read also: </text:span>
 <text:a xlink:type="simple" xlink:href="https://www.ukrinform.ua/rubric-crimea/3684219-u-krimu-aktivisti-zovtoi-stricki-za-tizden-rozvisili-ponad-300-plakativ.html" text:style-name="Internet_20_link" text:visited-style-name="Visited_20_Internet_20_Link">
</text:a>
The letters were reportedly addressed, in particular, to the head of the European Parliamentary Motzoli, to four representatives of Poland - Radoslav Sikorsky, RobertBedron, Vitold Vashchikovsky and Anna Fotiga, as well as three from Germany: Violi Fon Kramong -Taubadel, Sergei Lagodin. In addition, among the addressees - the parliamentaries from Lithuania Pyatras Autryvichus, Andrews Kubilus, from Latvia - Sandra Kalnaya and Estonia - Rigo Terras. Vergofstadt from Belgium and Natalie Luazo from France will also receive letters.</text:p>
      <text:p text:style-name="P4">
"Together with the letters of the European Parliamentaries, tickets for future railway flights to the liberated peninsula received as a gift," the news emphasizes.</text:p>
      <text:p text:style-name="P4">
It is also noted that letters to Europeans were supported by Ukrainian policies of Thadian culture. Among them are the permanent representative of the President of Ukraine in the Crimemil Tashev, film director Akhtem Seitablaev, co -founder of NGO "Crimea SOS" Sevgil Musayev, director and screenwriter The First Deputy Ministry of Ukraine Emine Dzhaparova.<text:span text:style-name="T4">
 Read also: </text:span>
 <text:a xlink:type="simple" xlink:href="https://www.ukrinform.ua/rubric-crimea/3683685-ukrainska-simvolika-zamist-rosijskoi-u-krimu-trivae-flesmob-nablizaetsa-cas-svobodi.html" text:style-name="Internet_20_link" text:visited-style-name="Visited_20_Internet_20_Link">
</text:a>
As reported by Ukrinform, participants of the movement of the Yellow Ribbon showed <text:a xlink:type="simple" xlink:href="https://www.ukrinform.ua/rubric-crimea/3686360-simferopol-ta-sevastopol-trivae-sprotiv-zovta-stricka-pokazala-novi-listivki-ta-grafiti.html" text:style-name="Internet_20_link" text:visited-style-name="Visited_20_Internet_20_Link">
</text:a>
which they spread in the temporarily occupied family and Sevastopol.</text:p>
      <text:p text:style-name="P4">
<text:span text:style-name="T5">
Foto: Telegram yellow ribbon</text:span>
</text:p>
      <text:p text:style-name="P4">
News Source: <text:a xlink:type="simple" xlink:href="https://www.ukrinform.ua/rubric-crimea/3689983-aktivisti-zovtoi-stricki-peredali-evrodeputatam-listi-z-istoriami-sprotivu-u-krimu.html" text:style-name="Internet_20_link" text:visited-style-name="Visited_20_Internet_20_Link">
https://www.ukrinform.ua/rubric-crimea/3689983-aktivisti-zovtoi-stricki-peredali-evrodeputatam-listi-z-istoriami-sprotivu-u-krimu.html</text:a>
</text:p>
      <!--NEWS-->
      <text:h text:style-name="P10" text:outline-level="1">
<text:span text:style-name="T4">
Passions for the Lavra, Ukrainian Flag on Etna and Wedding in Resuscitation</text:span>
</text:h>
      <text:p text:style-name="P4">
Authors: Ukrinform (Person)</text:p>
      <text:p text:style-name="P4">
Publisher: Укринформ (Organization)</text:p>
      <text:p text:style-name="P4">
Published Time: 2023-03-31T16:55:00+03:00</text:p>
      <text:p text:style-name="P4">
Modified Time: 2023-03-31T16:55:00+03:00</text:p>
      <text:p text:style-name="P4">
Description: Ukraine continues to resist the full -scale invasion of the Russian Federation. Life during the war captures Ukrinform photo resumpts. - Ukrinform.</text:p>
      <text:p text:style-name="P4">
Images: ["<text:a xlink:type="simple" xlink:href="https://static.ukrinform.com/photos/2023_03/thumb_files/630_360_1680265893-857.jpg" text:style-name="Internet_20_link" text:visited-style-name="Visited_20_Internet_20_Link">
630_360_16802...</text:a>
", "<text:a xlink:type="simple" xlink:href="https://static.ukrinform.com/photos/2023_03/1680261113-614.jpg" text:style-name="Internet_20_link" text:visited-style-name="Visited_20_Internet_20_Link">
1680261113-61...</text:a>
", "<text:a xlink:type="simple" xlink:href="https://static.ukrinform.com/photos/2023_03/1680261099-887.jpg" text:style-name="Internet_20_link" text:visited-style-name="Visited_20_Internet_20_Link">
1680261099-88...</text:a>
", "<text:a xlink:type="simple" xlink:href="https://static.ukrinform.com/photos/2023_03/1680261114-694.jpg" text:style-name="Internet_20_link" text:visited-style-name="Visited_20_Internet_20_Link">
1680261114-69...</text:a>
", "<text:a xlink:type="simple" xlink:href="https://static.ukrinform.com/photos/2023_03/1680261114-162.jpg" text:style-name="Internet_20_link" text:visited-style-name="Visited_20_Internet_20_Link">
1680261114-16...</text:a>
", "<text:a xlink:type="simple" xlink:href="https://static.ukrinform.com/photos/2023_03/1680261100-397.jpg" text:style-name="Internet_20_link" text:visited-style-name="Visited_20_Internet_20_Link">
1680261100-39...</text:a>
", "<text:a xlink:type="simple" xlink:href="https://static.ukrinform.com/photos/2023_03/1680261087-759.jpg" text:style-name="Internet_20_link" text:visited-style-name="Visited_20_Internet_20_Link">
1680261087-75...</text:a>
", "<text:a xlink:type="simple" xlink:href="https://static.ukrinform.com/photos/2023_03/1680261140-604.jpg" text:style-name="Internet_20_link" text:visited-style-name="Visited_20_Internet_20_Link">
1680261140-60...</text:a>
", "<text:a xlink:type="simple" xlink:href="https://static.ukrinform.com/photos/2023_03/1680261129-371.jpg" text:style-name="Internet_20_link" text:visited-style-name="Visited_20_Internet_20_Link">
1680261129-37...</text:a>
", "<text:a xlink:type="simple" xlink:href="https://static.ukrinform.com/photos/2023_03/1680266711-671.jpg" text:style-name="Internet_20_link" text:visited-style-name="Visited_20_Internet_20_Link">
1680266711-67...</text:a>
", "<text:a xlink:type="simple" xlink:href="https://static.ukrinform.com/photos/2023_03/1680261101-807.jpg" text:style-name="Internet_20_link" text:visited-style-name="Visited_20_Internet_20_Link">
1680261101-80...</text:a>
", "<text:a xlink:type="simple" xlink:href="https://static.ukrinform.com/photos/2023_03/1680261128-365.jpg" text:style-name="Internet_20_link" text:visited-style-name="Visited_20_Internet_20_Link">
1680261128-36...</text:a>
", "<text:a xlink:type="simple" xlink:href="https://static.ukrinform.com/photos/2023_03/1680261085-664.jpg" text:style-name="Internet_20_link" text:visited-style-name="Visited_20_Internet_20_Link">
1680261085-66...</text:a>
", "<text:a xlink:type="simple" xlink:href="https://static.ukrinform.com/photos/2023_03/1680261127-715.jpg" text:style-name="Internet_20_link" text:visited-style-name="Visited_20_Internet_20_Link">
1680261127-71...</text:a>
", "<text:a xlink:type="simple" xlink:href="https://static.ukrinform.com/photos/2023_03/1680261140-516.jpg" text:style-name="Internet_20_link" text:visited-style-name="Visited_20_Internet_20_Link">
1680261140-51...</text:a>
", "<text:a xlink:type="simple" xlink:href="https://static.ukrinform.com/photos/2023_03/1680261086-180.jpg" text:style-name="Internet_20_link" text:visited-style-name="Visited_20_Internet_20_Link">
1680261086-18...</text:a>
", "<text:a xlink:type="simple" xlink:href="https://static.ukrinform.com/photos/2023_03/1680261101-843.jpg" text:style-name="Internet_20_link" text:visited-style-name="Visited_20_Internet_20_Link">
1680261101-84...</text:a>
", "<text:a xlink:type="simple" xlink:href="https://static.ukrinform.com/photos/2023_03/1680261086-534.jpg" text:style-name="Internet_20_link" text:visited-style-name="Visited_20_Internet_20_Link">
1680261086-53...</text:a>
", "<text:a xlink:type="simple" xlink:href="https://static.ukrinform.com/photos/2023_03/1680261113-511.jpg" text:style-name="Internet_20_link" text:visited-style-name="Visited_20_Internet_20_Link">
1680261113-51...</text:a>
", "<text:a xlink:type="simple" xlink:href="https://static.ukrinform.com/photos/2023_03/1680261100-968.jpg" text:style-name="Internet_20_link" text:visited-style-name="Visited_20_Internet_20_Link">
1680261100-96...</text:a>
", "<text:a xlink:type="simple" xlink:href="https://static.ukrinform.com/photos/2023_03/1680261128-557.jpg" text:style-name="Internet_20_link" text:visited-style-name="Visited_20_Internet_20_Link">
1680261128-55...</text:a>
"]</text:p>
      <text:p text:style-name="P4">
Tags: ['Безпілотник', 'Фото', 'Ірпінь', 'Похорон', 'Танк', 'Театр', 'УПЦ МП', 'Київська Лавра', 'РПЦ', 'Київська пектораль']</text:p>
      <text:p text:style-name="P4">
Type: Article</text:p>
      <!--METADATA-->
      <text:p text:style-name="P4">
<draw:frame draw:style-name="fr1" draw:name="Image133" text:anchor-type="as-char" svg:width="6.9236in" svg:height="3.956343in" draw:z-index="0">
<draw:image xlink:href="../Images/yкринформ/2023-03-31T16-55-00-03-00/630_360_1680265893-857.jpg" xlink:type="simple" xlink:show="embed" xlink:actuate="onLoad" draw:mime-type="image/jpeg"/>
</draw:frame>
Ukraine precisely withstand the full -scale invasion of the Russian Federation. Life during the war will be recorded by photojournalists of Ukrinform.</text:p>
      <text:p text:style-name="P4">
What got into lenses this week - see a selection of photos.</text:p>
      <text:p text:style-name="P4">
<draw:frame draw:style-name="fr1" draw:name="Image134" text:anchor-type="as-char" svg:width="6.9236in" svg:height="4.615733in" draw:z-index="0">
<draw:image xlink:href="../Images/yкринформ/2023-03-31T16-55-00-03-00/1680261113-614.jpg" xlink:type="simple" xlink:show="embed" xlink:actuate="onLoad" draw:mime-type="image/jpeg"/>
</draw:frame>
_ Photo: Yevgenkotenko _</text:p>
      <text:p text:style-name="P4">
Metropolitan Paul Metropolitan Pavlo(Swan)It passes through a crowd of believers in Lavra, Kiev, March 29, 2023.</text:p>
      <text:p text:style-name="P4">
<draw:frame draw:style-name="fr1" draw:name="Image135" text:anchor-type="as-char" svg:width="6.9236in" svg:height="4.615733in" draw:z-index="0">
<draw:image xlink:href="../Images/yкринформ/2023-03-31T16-55-00-03-00/1680261099-887.jpg" xlink:type="simple" xlink:show="embed" xlink:actuate="onLoad" draw:mime-type="image/jpeg"/>
</draw:frame>
_ Photo: Yevgenkotenko _</text:p>
      <text:p text:style-name="P4">
The believers of the UOC-MP gathered under the walls of the Kiev-Pechersk Lavra, Kyiv, March 312023.</text:p>
      <text:p text:style-name="P4">
<draw:frame draw:style-name="fr1" draw:name="Image136" text:anchor-type="as-char" svg:width="6.9236in" svg:height="4.615733in" draw:z-index="0">
<draw:image xlink:href="../Images/yкринформ/2023-03-31T16-55-00-03-00/1680261114-694.jpg" xlink:type="simple" xlink:show="embed" xlink:actuate="onLoad" draw:mime-type="image/jpeg"/>
</draw:frame>
_ Photo: Pavlobagmut _</text:p>
      <text:p text:style-name="P4">
Participants of firing exercises within the framework of the program for the preparation of civilian citizens of different situations during hostilities, Kryukivshchyna, Kyiv region, 26 March 2023.</text:p>
      <text:p text:style-name="P4">
<draw:frame draw:style-name="fr1" draw:name="Image137" text:anchor-type="as-char" svg:width="6.9236in" svg:height="4.602912in" draw:z-index="0">
<draw:image xlink:href="../Images/yкринформ/2023-03-31T16-55-00-03-00/1680261114-162.jpg" xlink:type="simple" xlink:show="embed" xlink:actuate="onLoad" draw:mime-type="image/jpeg"/>
</draw:frame>
_ Photo: Dmytrosmolynko _</text:p>
      <text:p text:style-name="P4">
A serviceman during the work on the offensive of the tank -mechanized units in order to maintain professional skills on one of the polygon on March 29, 2023.</text:p>
      <text:p text:style-name="P4">
<draw:frame draw:style-name="fr1" draw:name="Image138" text:anchor-type="as-char" svg:width="6.9236in" svg:height="4.602912in" draw:z-index="0">
<draw:image xlink:href="../Images/yкринформ/2023-03-31T16-55-00-03-00/1680261100-397.jpg" xlink:type="simple" xlink:show="embed" xlink:actuate="onLoad" draw:mime-type="image/jpeg"/>
</draw:frame>
_ Photo: Dmytrosmolynko _</text:p>
      <text:p text:style-name="P4">
Aero -intelligence officer demonstrates the work of the Ukrainian Fury drone, Zaporizhzhya region, March 23, 2023.</text:p>
      <text:p text:style-name="P4">
<draw:frame draw:style-name="fr1" draw:name="Image139" text:anchor-type="as-char" svg:width="6.9236in" svg:height="4.615733in" draw:z-index="0">
<draw:image xlink:href="../Images/yкринформ/2023-03-31T16-55-00-03-00/1680261087-759.jpg" xlink:type="simple" xlink:show="embed" xlink:actuate="onLoad" draw:mime-type="image/jpeg"/>
</draw:frame>
_ Photo: Gennadyminchenko _</text:p>
      <text:p text:style-name="P4">
Kalush Orchestra, who became the ambassador of the united assault brigadine -national police of Ukraine "Lyut", and the brigade fighters after the press conference, Kiev, March 30, 2023.</text:p>
      <text:p text:style-name="P4">
<draw:frame draw:style-name="fr1" draw:name="Image140" text:anchor-type="as-char" svg:width="6.9236in" svg:height="4.615733in" draw:z-index="0">
<draw:image xlink:href="../Images/yкринформ/2023-03-31T16-55-00-03-00/1680261140-604.jpg" xlink:type="simple" xlink:show="embed" xlink:actuate="onLoad" draw:mime-type="image/jpeg"/>
</draw:frame>
_ Photo: Cyrillochubotin _</text:p>
      <text:p text:style-name="P4">
Memory event in honor of the deceased defender, commander of the combat special forces of the Omega Guard of Ukraine by Captain Olegagram in the space of the exhibition "24.02" at the National Museum of Ukrainian History of Ukraine, Kyiv, March 25, 2023.</text:p>
      <text:p text:style-name="P4">
<draw:frame draw:style-name="fr1" draw:name="Image141" text:anchor-type="as-char" svg:width="6.9236in" svg:height="4.615733in" draw:z-index="0">
<draw:image xlink:href="../Images/yкринформ/2023-03-31T16-55-00-03-00/1680261129-371.jpg" xlink:type="simple" xlink:show="embed" xlink:actuate="onLoad" draw:mime-type="image/jpeg"/>
</draw:frame>
_ Photo: Ninalhokon _</text:p>
      <text:p text:style-name="P4">
The girl is crying during a farewell ceremony with 36-year-old sniper, senior Sooldat Dmitry Ivanov and 34-year-old so-called. Commander of the platoon of fire support of the second airmobile company Andriy Samusenko near the house of officers, Odesa, March 27, 2023.</text:p>
      <text:p text:style-name="P4">
<draw:frame draw:style-name="fr1" draw:name="Image142" text:anchor-type="as-char" svg:width="6.9236in" svg:height="4.615733in" draw:z-index="0">
<draw:image xlink:href="../Images/yкринформ/2023-03-31T16-55-00-03-00/1680266711-671.jpg" xlink:type="simple" xlink:show="embed" xlink:actuate="onLoad" draw:mime-type="image/jpeg"/>
</draw:frame>
Photo: Mykolayakshikov</text:p>
      <text:p text:style-name="P4">
<draw:frame draw:style-name="fr1" draw:name="Image143" text:anchor-type="as-char" svg:width="6.9236in" svg:height="4.692662in" draw:z-index="0">
<draw:image xlink:href="../Images/yкринформ/2023-03-31T16-55-00-03-00/1680261101-807.jpg" xlink:type="simple" xlink:show="embed" xlink:actuate="onLoad" draw:mime-type="image/jpeg"/>
</draw:frame>
_ Photo: Gennadyminchenko _</text:p>
      <text:p text:style-name="P4">
Candles during the ceremony of honoring the memory of children killed as a result of Russian aggression within the educational main(Not)The Edcampkyiv conferences on the territory of the upper Moscow Gate of the Pechersk Fortress, deprived multimedia project "Children ...", Kiev, March 26, 2023.</text:p>
      <text:p text:style-name="P4">
<draw:frame draw:style-name="fr1" draw:name="Image144" text:anchor-type="as-char" svg:width="6.9236in" svg:height="4.596501in" draw:z-index="0">
<draw:image xlink:href="../Images/yкринформ/2023-03-31T16-55-00-03-00/1680261128-365.jpg" xlink:type="simple" xlink:show="embed" xlink:actuate="onLoad" draw:mime-type="image/jpeg"/>
</draw:frame>
_ Photo: Ruslananyuk _</text:p>
      <text:p text:style-name="P4">
The man with children goes by the State Tax University, Irpin, Kyiv region, March 26, 2023.</text:p>
      <text:p text:style-name="P4">
<draw:frame draw:style-name="fr1" draw:name="Image145" text:anchor-type="as-char" svg:width="6.9236in" svg:height="4.378536in" draw:z-index="0">
<draw:image xlink:href="../Images/yкринформ/2023-03-31T16-55-00-03-00/1680261085-664.jpg" xlink:type="simple" xlink:show="embed" xlink:actuate="onLoad" draw:mime-type="image/jpeg"/>
</draw:frame>
_ Photo: Ruslananyuk _</text:p>
      <text:p text:style-name="P4">
Exhibits of the Museum of War fragments during a briefing on "How to fix the tragic events of the war and why is it important?", Kyiv, March 27, 2023.</text:p>
      <text:p text:style-name="P4">
<draw:frame draw:style-name="fr1" draw:name="Image146" text:anchor-type="as-char" svg:width="6.9236in" svg:height="4.692662in" draw:z-index="0">
<draw:image xlink:href="../Images/yкринформ/2023-03-31T16-55-00-03-00/1680261127-715.jpg" xlink:type="simple" xlink:show="embed" xlink:actuate="onLoad" draw:mime-type="image/jpeg"/>
</draw:frame>
_ Photo: Ruslananyuk _</text:p>
      <text:p text:style-name="P4">
Representative of the volunteer organization "bold to restore" during the disassembly of the rubble of Russian invaders of the house, Irpin, Kyiv region, March 26, 2023.</text:p>
      <text:p text:style-name="P4">
<draw:frame draw:style-name="fr1" draw:name="Image147" text:anchor-type="as-char" svg:width="6.9236in" svg:height="4.615733in" draw:z-index="0">
<draw:image xlink:href="../Images/yкринформ/2023-03-31T16-55-00-03-00/1680261140-516.jpg" xlink:type="simple" xlink:show="embed" xlink:actuate="onLoad" draw:mime-type="image/jpeg"/>
</draw:frame>
_ Photo: Pavlobagmut _</text:p>
      <text:p text:style-name="P4">
The converted wagon of a special sanitary train of Ukrzaliznytsia for the acquisition of wounded civilians from the war zone show journalists, Kiev, March 27, 2023.</text:p>
      <text:p text:style-name="P4">
<draw:frame draw:style-name="fr1" draw:name="Image148" text:anchor-type="as-char" svg:width="6.9236in" svg:height="4.795234in" draw:z-index="0">
<draw:image xlink:href="../Images/yкринформ/2023-03-31T16-55-00-03-00/1680261086-180.jpg" xlink:type="simple" xlink:show="embed" xlink:actuate="onLoad" draw:mime-type="image/jpeg"/>
</draw:frame>
_ Photo: Gennadyminchenko _</text:p>
      <text:p text:style-name="P4">
Pectoral on the stage of the Kyiv National Academic Young Theater, the solemn ceremony of the 30th theater Prize "Kyiv-Pepttoral" was deprived</text:p>
      <text:p text:style-name="P4">
<draw:frame draw:style-name="fr1" draw:name="Image149" text:anchor-type="as-char" svg:width="6.9236in" svg:height="4.615733in" draw:z-index="0">
<draw:image xlink:href="../Images/yкринформ/2023-03-31T16-55-00-03-00/1680261101-843.jpg" xlink:type="simple" xlink:show="embed" xlink:actuate="onLoad" draw:mime-type="image/jpeg"/>
</draw:frame>
_ Photo: Gennadyminchenko _</text:p>
      <text:p text:style-name="P4">
Actors during the demonstration of part of the musical fairy tale "Tsap-Katsap", created by the soothing of the Ukrainian folk tale "Goat-Dereza", within the solemn ceremony of the 30th theater Prize "Kyiv Pectoral" after 2022 of the stage of the Kiev National Academic Young Theater, Kiev, Kyiv, 27 March 2023.</text:p>
      <text:p text:style-name="P4">
<draw:frame draw:style-name="fr1" draw:name="Image150" text:anchor-type="as-char" svg:width="6.9236in" svg:height="4.615733in" draw:z-index="0">
<draw:image xlink:href="../Images/yкринформ/2023-03-31T16-55-00-03-00/1680261086-534.jpg" xlink:type="simple" xlink:show="embed" xlink:actuate="onLoad" draw:mime-type="image/jpeg"/>
</draw:frame>
_ Photo: Vyacheslavmadievsky _</text:p>
      <text:p text:style-name="P4">
Soloist Yulia Farsyuk during the first war of the concert at the Great War of the Kharkiv National Academic Opera and Ballet Theater Ballet Theater, Kharkiv, March 26, 2023.Actors Alexei Bogdanovich and Natalia Sumskaya under the premiere show "Visit" by the play "Visit of the Old Lady" by F. Durrenmatt on the stage of Ivan Franko National Academic Drama Drama Theater, Kyiv, March 29, 2023.</text:p>
      <text:p text:style-name="P4">
<draw:frame draw:style-name="fr1" draw:name="Image151" text:anchor-type="as-char" svg:width="6.9236in" svg:height="4.615733in" draw:z-index="0">
<draw:image xlink:href="../Images/yкринформ/2023-03-31T16-55-00-03-00/1680261100-968.jpg" xlink:type="simple" xlink:show="embed" xlink:actuate="onLoad" draw:mime-type="image/jpeg"/>
</draw:frame>
_ Photo: Gennadyminchenko _</text:p>
      <text:p text:style-name="P4">
The blue and yellow flags in the memory of the dead "Azov" of Zamaydani Independence, Kyiv, March 29, 2023.</text:p>
      <text:p text:style-name="P4">
<draw:frame draw:style-name="fr1" draw:name="Image152" text:anchor-type="as-char" svg:width="6.9236in" svg:height="4.615733in" draw:z-index="0">
<draw:image xlink:href="../Images/yкринформ/2023-03-31T16-55-00-03-00/1680261128-557.jpg" xlink:type="simple" xlink:show="embed" xlink:actuate="onLoad" draw:mime-type="image/jpeg"/>
</draw:frame>
_ Photo: Irakachenko _</text:p>
      <text:p text:style-name="P4">
Photographic resumption of Ukrinform Igor Tkachenko with the flag of Ukraine at the top of Etna - the most active and active volcano of Europe, Italy, March 21, 2023.</text:p>
      <text:p text:style-name="P4">
News Source: <text:a xlink:type="simple" xlink:href="https://www.ukrinform.ua/rubric-society/3689980-strasti-za-lavru-ukrainskij-prapor-na-etni-ta-vesilla-u-reanimacii.html" text:style-name="Internet_20_link" text:visited-style-name="Visited_20_Internet_20_Link">
https://www.ukrinform.ua/rubric-society/3689980-strasti-za-lavru-ukrainskij-prapor-na-etni-ta-vesilla-u-reanimacii.html</text:a>
</text:p>
      <!--NEWS-->
      <text:h text:style-name="P10" text:outline-level="1">
<text:span text:style-name="T4">
Europol identified 150 suspects of war crimes in Ukraine</text:span>
</text:h>
      <text:p text:style-name="P4">
Authors: Ukrinform (Person)</text:p>
      <text:p text:style-name="P4">
Publisher: Укринформ (Organization)</text:p>
      <text:p text:style-name="P4">
Published Time: 2023-03-31T17:00:00+03:00</text:p>
      <text:p text:style-name="P4">
Modified Time: 2023-03-31T17:00:00+03:00</text:p>
      <text:p text:style-name="P4">
Description: Europol analyzed 7,000 photos and video fragments and was able to identify 150 suspects of war crimes during the war in Ukraine. - Ukrinform.</text:p>
      <text:p text:style-name="P4">
Images: ["<text:a xlink:type="simple" xlink:href="https://static.ukrinform.com/photos/2022_04/thumb_files/630_360_1649246846-820.jpg" text:style-name="Internet_20_link" text:visited-style-name="Visited_20_Internet_20_Link">
630_360_16492...</text:a>
"]</text:p>
      <text:p text:style-name="P4">
Tags: ['Буча', 'Європол', 'Воєнні злочини', 'Війна з росією']</text:p>
      <text:p text:style-name="P4">
Type: Article</text:p>
      <!--METADATA-->
      <text:p text:style-name="P4">
<draw:frame draw:style-name="fr1" draw:name="Image153" text:anchor-type="as-char" svg:width="6.9236in" svg:height="3.956343in" draw:z-index="0">
<draw:image xlink:href="../Images/yкринформ/2023-03-31T17-00-00-03-00/630_360_1649246846-820.jpg" xlink:type="simple" xlink:show="embed" xlink:actuate="onLoad" draw:mime-type="image/jpeg"/>
</draw:frame>
Europol analyzed 7,000 photos and videos and was able to identify 150 underwent war crimes during Russia's war in Ukraine.</text:p>
      <text:p text:style-name="P4">
This was reported by the Executive Director of Europol Katrin de Bollee during the United For Justice, which took place in Bucha and was dedicated to the Dorchyna liberation of the city from the Russian military, correspondent.</text:p>
      <text:p text:style-name="P4">
“Currently, we have analyzed 7,000 photos and video fragments and550 testimony of witnesses in Europe. We have now been able to identify 150 suspects of sort of war crimes. Together with the International Criminal Court, we also made a contribution to the development of Ukraine's ability to protect witnesses, ”she said.</text:p>
      <text:p text:style-name="P4">
<text:span text:style-name="T4">
 Read also: </text:span>
 <text:a xlink:type="simple" xlink:href="https://www.ukrinform.ua/rubric-world/3686167-u-mks-prokomentuvali-rosijski-pogrozi-cerez-order-na-arest-putina.html" text:style-name="Internet_20_link" text:visited-style-name="Visited_20_Internet_20_Link">
</text:a>
Catherine de Bolle emphasized that Europol provides priority to the investigation of military crimes of the Russian Federation in Ukraine, collects information and identifiers.</text:p>
      <text:p text:style-name="P4">
“We process information and try to establish a connection between the different information we have from different countries. This is our main support for the Prosecutor General of Ukraine, law enforcement officers of Ukraine, as well as the international criminal court, ”said the director of Europol.</text:p>
      <text:p text:style-name="P4">
<text:span text:style-name="T4">
 Read also: </text:span>
 <text:a xlink:type="simple" xlink:href="https://www.ukrinform.ua/rubric-society/3689981-v-ukraini-stvorat-specialni-slidci-grupi-aki-zbiratimut-dokazi-zlociniv-rosii-dla-mks.html" text:style-name="Internet_20_link" text:visited-style-name="Visited_20_Internet_20_Link">
</text:a>
It was reported that on March 31, 2022 <text:a xlink:type="simple" xlink:href="https://www.ukrinform.ua/tag-oborona" text:style-name="Internet_20_link" text:visited-style-name="Visited_20_Internet_20_Link">
</text:a>
The city of Bucha, in the Kiev region, was released from Russian invaders. Bucha survived 33 days of occupation.</text:p>
      <text:p text:style-name="P4">
In the territory of the Buchan district, law enforcement officers recorded more than 9 thousand -war crimes. More than 1,400 civilians were killed, of which 637 were Bucha. There are 37 children among the dead. More than 3800 homes were also destroyed.</text:p>
      <text:p text:style-name="P4">
Until in the Buchan district, war crimes were reported to 97 persons. With regard to 35 persons, indictments are sent to court. Two have arranged sentences.</text:p>
      <text:p text:style-name="P4">
News Source: <text:a xlink:type="simple" xlink:href="https://www.ukrinform.ua/rubric-ato/3689989-evropol-identifikuvav-150-pidozruvanih-u-voennih-zlocinah-v-ukraini.html" text:style-name="Internet_20_link" text:visited-style-name="Visited_20_Internet_20_Link">
https://www.ukrinform.ua/rubric-ato/3689989-evropol-identifikuvav-150-pidozruvanih-u-voennih-zlocinah-v-ukraini.html</text:a>
</text:p>
      <!--NEWS-->
      <text:h text:style-name="P10" text:outline-level="1">
<text:span text:style-name="T4">
Ukraine received $ 1.8 billion from Canada - the Ministry of Finance</text:span>
</text:h>
      <text:p text:style-name="P4">
Authors: Ukrinform (Person)</text:p>
      <text:p text:style-name="P4">
Publisher: Укринформ (Organization)</text:p>
      <text:p text:style-name="P4">
Published Time: 2023-03-31T17:04:13+03:00</text:p>
      <text:p text:style-name="P4">
Modified Time: 2023-03-31T17:04:13+03:00</text:p>
      <text:p text:style-name="P4">
Description: The State Budget of Ukraine from Canada received $ 2.4 billion in Canadian ($ 1.8 billion) credit on preferential terms. - Ukrinform.</text:p>
      <text:p text:style-name="P4">
Images: ["<text:a xlink:type="simple" xlink:href="https://static.ukrinform.com/photos/2016_11/thumb_files/630_360_1479315536-2490.jpg" text:style-name="Internet_20_link" text:visited-style-name="Visited_20_Internet_20_Link">
630_360_14793...</text:a>
"]</text:p>
      <text:p text:style-name="P4">
Tags: ['Канада', 'Кредит', 'Мінфін', 'Україна']</text:p>
      <text:p text:style-name="P4">
Type: Article</text:p>
      <!--METADATA-->
      <text:p text:style-name="P4">
<draw:frame draw:style-name="fr1" draw:name="Image154" text:anchor-type="as-char" svg:width="6.9236in" svg:height="3.956343in" draw:z-index="0">
<draw:image xlink:href="../Images/yкринформ/2023-03-31T17-04-13-03-00/630_360_1479315536-2490.jpg" xlink:type="simple" xlink:show="embed" xlink:actuate="onLoad" draw:mime-type="image/jpeg"/>
</draw:frame>
The state budget of Ukraine from Canada received $ 2.4 billion in Canadian(1.8 billion dollars. USA)credit on preferential terms.</text:p>
      <text:p text:style-name="P4">
As Ukrinform reports, it reports <text:a xlink:type="simple" xlink:href="http://www.mof.gov.ua/uk/news/minfin_ukraina_otrimala_vid_kanadi_24_mlrd_kanadskikh_dolariv-3910" text:style-name="Internet_20_link" text:visited-style-name="Visited_20_Internet_20_Link">
</text:a>
</text:p>
      <text:p text:style-name="P4">
« <text:a xlink:type="simple" xlink:href="https://www.ukrinform.ua/tag-kanada" text:style-name="Internet_20_link" text:visited-style-name="Visited_20_Internet_20_Link">
 </text:a>
Once again she demonstrated that she was an existing partner of Ukraine - today we received $ 2.4 billion in Canadian, which will be primarily aimed at financing the priority expenditures of the state budget. These funds will allow the citizens of Ukraine in the conditions of war to tanablyize our victory over the Russian aggressor, ”said the Minister of Finance of Ukraine Sergey Marchenko.</text:p>
      <text:p text:style-name="P4">
The Ministry of Finance notes that an additional loan is given for 10 years, a percentage - 1.5% per annum.</text:p>
      <text:p text:style-name="P4">
It is noted that the loan was granted on preferential terms for the second additional order, the Resolution of the Cabinet of Ministers of Ukraine dated 14.03.2023 No. 245 "The name of state external borrowings in 2023 by attracting Canada lending".</text:p>
      <text:p text:style-name="P4">
The funds were provided through the mechanism of the IMF administrative account.</text:p>
      <text:p text:style-name="P4">
<text:span text:style-name="T4">
 Read also: </text:span>
 <text:a xlink:type="simple" xlink:href="https://www.ukrinform.ua/rubric-economy/3689215-stati-pererahuvali-do-derzbudzetu-ukraini-grant-u-rozmiri-125-milarda.html" text:style-name="Internet_20_link" text:visited-style-name="Visited_20_Internet_20_Link">
</text:a>
It was reported that in June 2022, a credit authority was signed between Ukraine and Canada to provide Ukraine with a loan on preferential terms with the first additional amount of December 13, 2022, according to which the State Budget of Ukraine was funded in the amount of $ 1.95 billion of Canadian dollars. The total loan will be $ 4.35 billion in Canadian.</text:p>
      <text:p text:style-name="P4">
News Source: <text:a xlink:type="simple" xlink:href="https://www.ukrinform.ua/rubric-economy/3689991-ukraina-otrimala-vid-kanadi-18-milarda-minfin.html" text:style-name="Internet_20_link" text:visited-style-name="Visited_20_Internet_20_Link">
https://www.ukrinform.ua/rubric-economy/3689991-ukraina-otrimala-vid-kanadi-18-milarda-minfin.html</text:a>
</text:p>
      <!--NEWS-->
      <text:h text:style-name="P10" text:outline-level="1">
<text:span text:style-name="T4">
Zelensky and foreign leaders visited Bucha Street where the Russian Federation Column was destroyed</text:span>
</text:h>
      <text:p text:style-name="P4">
Authors: Ukrinform (Person)</text:p>
      <text:p text:style-name="P4">
Publisher: Укринформ (Organization)</text:p>
      <text:p text:style-name="P4">
Published Time: 2023-03-31T17:10:00+03:00</text:p>
      <text:p text:style-name="P4">
Modified Time: 2023-03-31T17:10:00+03:00</text:p>
      <text:p text:style-name="P4">
Description: President Volodymyr Zelensky, together with foreign guests, who came to Ukraine on the occasion of the anniversary of liberation from Russian invaders of Bucha in Kyiv region, walked through Vokzalnaya Street, where a column of hostile equipment was destroyed. - Ukrinform.</text:p>
      <text:p text:style-name="P4">
Images: ["<text:a xlink:type="simple" xlink:href="https://static.ukrinform.com/photos/2023_03/thumb_files/630_360_1680272895-445.jpeg" text:style-name="Internet_20_link" text:visited-style-name="Visited_20_Internet_20_Link">
630_360_16802...</text:a>
", "<text:a xlink:type="simple" xlink:href="https://static.ukrinform.com/photos/2023_03/1680273705-678.jpeg" text:style-name="Internet_20_link" text:visited-style-name="Visited_20_Internet_20_Link">
1680273705-67...</text:a>
", "<text:a xlink:type="simple" xlink:href="https://static.ukrinform.com/photos/2023_03/1680273705-428.jpeg" text:style-name="Internet_20_link" text:visited-style-name="Visited_20_Internet_20_Link">
1680273705-42...</text:a>
", "<text:a xlink:type="simple" xlink:href="https://static.ukrinform.com/photos/2023_03/1680273705-340.jpeg" text:style-name="Internet_20_link" text:visited-style-name="Visited_20_Internet_20_Link">
1680273705-34...</text:a>
"]</text:p>
      <text:p text:style-name="P4">
Tags: ['Буча', 'Зеленський', 'Війна з росією']</text:p>
      <text:p text:style-name="P4">
Type: Article</text:p>
      <!--METADATA-->
      <text:p text:style-name="P4">
<draw:frame draw:style-name="fr1" draw:name="Image155" text:anchor-type="as-char" svg:width="6.9236in" svg:height="3.956343in" draw:z-index="0">
<draw:image xlink:href="../Images/yкринформ/2023-03-31T17-10-00-03-00/630_360_1680272895-445.jpeg" xlink:type="simple" xlink:show="embed" xlink:actuate="onLoad" draw:mime-type="image/jpeg"/>
</draw:frame>
The Presidential Lordimir Zelensky, together with foreign guests, who came to Ukraine for the anniversary of the release from Russian invaders of the city of Bucha in Kyiv region, walked through Vokzalnaya Street, where a column of hostile equipment was destroyed.</text:p>
      <text:p text:style-name="P4">
The head of state reported this in <text:a xlink:type="simple" xlink:href="https://t.me/V_Zelenskiy_official/5697" text:style-name="Internet_20_link" text:visited-style-name="Visited_20_Internet_20_Link">
</text:a>
, reports Ukrinform.</text:p>
      <text:p text:style-name="P4">
“Together with the leaders visited Vokzalnaya Street in Bucha. On February 27, 2022, Nations Street Ukrainian Defenders destroyed a column of Russian troops that moved to Kiev by Gostomel, ” - said <text:a xlink:type="simple" xlink:href="https://www.ukrinform.ua/tag-zelenskij" text:style-name="Internet_20_link" text:visited-style-name="Visited_20_Internet_20_Link">
</text:a>
 .</text:p>
      <text:p text:style-name="P4">
<draw:frame draw:style-name="fr1" draw:name="Image156" text:anchor-type="as-char" svg:width="6.9236in" svg:height="4.617948in" draw:z-index="0">
<draw:image xlink:href="../Images/yкринформ/2023-03-31T17-10-00-03-00/1680273705-678.jpeg" xlink:type="simple" xlink:show="embed" xlink:actuate="onLoad" draw:mime-type="image/jpeg"/>
</draw:frame>
<draw:frame draw:style-name="fr1" draw:name="Image157" text:anchor-type="as-char" svg:width="6.9236in" svg:height="4.617948in" draw:z-index="0">
<draw:image xlink:href="../Images/yкринформ/2023-03-31T17-10-00-03-00/1680273705-428.jpeg" xlink:type="simple" xlink:show="embed" xlink:actuate="onLoad" draw:mime-type="image/jpeg"/>
</draw:frame>
He recalled that 215 buildings were injured during the fighting.</text:p>
      <text:p text:style-name="P4">
The President also talked with a resident of one of the houses-85-year-old Grigori Zamogilny, who remained in his home during the hostilities of Bucha's Tokupation.</text:p>
      <text:p text:style-name="P4">
"Humanity must remember every Ukrainian city, every street whose heroism is given the future to all who value life," the Head of State emphasized.</text:p>
      <text:p text:style-name="P4">
<draw:frame draw:style-name="fr1" draw:name="Image158" text:anchor-type="as-char" svg:width="6.9236in" svg:height="5.352505in" draw:z-index="0">
<draw:image xlink:href="../Images/yкринформ/2023-03-31T17-10-00-03-00/1680273705-340.jpeg" xlink:type="simple" xlink:show="embed" xlink:actuate="onLoad" draw:mime-type="image/jpeg"/>
</draw:frame>
<text:span text:style-name="T4">
 Read also: </text:span>
 <text:a xlink:type="simple" xlink:href="https://www.ukrinform.ua/rubric-polytics/3689907-svit-zminivsa-pobacivsi-bucu-pisla-rosijskoi-okupacii-zelenskij.html" text:style-name="Internet_20_link" text:visited-style-name="Visited_20_Internet_20_Link">
</text:a>
As it was reported, on Friday <text:a xlink:type="simple" xlink:href="https://www.ukrinform.ua/rubric-ato/3689909-zelenskij-vzav-ucast-u-vsanuvanni-pamati-ziteliv-buci-vbitih-rosianami.html" text:style-name="Internet_20_link" text:visited-style-name="Visited_20_Internet_20_Link">
</text:a>
.</text:p>
      <text:p text:style-name="P4">
The celebrations were attended by President of Ukraine Volodymyr Zelensky, as well as the representative of the Republic of Moldova May Sandu, Prime Minister of the Republic of Slovenialai Golob, Prime Minister of the Republic of Croatia Andrey Plenkovich, Prime Minister of Slovak.</text:p>
      <text:p text:style-name="P4">
<text:span text:style-name="T5">
Foto: Presidential Office</text:span>
</text:p>
      <text:p text:style-name="P4">
News Source: <text:a xlink:type="simple" xlink:href="https://www.ukrinform.ua/rubric-ato/3690003-zelenskij-ta-inozemni-lideri-vidvidali-u-buci-vulicu-vokzalnu-de-bula-znisena-kolona-tehniki-rf.html" text:style-name="Internet_20_link" text:visited-style-name="Visited_20_Internet_20_Link">
https://www.ukrinform.ua/rubric-ato/3690003-zelenskij-ta-inozemni-lideri-vidvidali-u-buci-vulicu-vokzalnu-de-bula-znisena-kolona-tehniki-rf.html</text:a>
</text:p>
      <!--NEWS-->
      <text:h text:style-name="P10" text:outline-level="1">
<text:span text:style-name="T4">
Lithuania interviewed more than 300 witnesses and 90 victims of Ukrainian refugees - Prosecutor General</text:span>
</text:h>
      <text:p text:style-name="P4">
Authors: Ukrinform (Person)</text:p>
      <text:p text:style-name="P4">
Publisher: Укринформ (Organization)</text:p>
      <text:p text:style-name="P4">
Published Time: 2023-03-31T17:10:18+03:00</text:p>
      <text:p text:style-name="P4">
Modified Time: 2023-03-31T17:10:18+03:00</text:p>
      <text:p text:style-name="P4">
Description: Lithuania interviewed more than 300 witnesses and 90 victims of crimes committed in Ukraine by Russian invaders. - Ukrinform.</text:p>
      <text:p text:style-name="P4">
Images: ["<text:a xlink:type="simple" xlink:href="https://static.ukrinform.com/photos/2019_05/thumb_files/630_360_1557316245-702.jpg" text:style-name="Internet_20_link" text:visited-style-name="Visited_20_Internet_20_Link">
630_360_15573...</text:a>
"]</text:p>
      <text:p text:style-name="P4">
Tags: ['Литва', 'Злочин', 'Біженці']</text:p>
      <text:p text:style-name="P4">
Type: Article</text:p>
      <!--METADATA-->
      <text:p text:style-name="P4">
<draw:frame draw:style-name="fr1" draw:name="Image159" text:anchor-type="as-char" svg:width="6.9236in" svg:height="3.949857in" draw:z-index="0">
<draw:image xlink:href="../Images/yкринформ/2023-03-31T17-10-18-03-00/630_360_1557316245-702.jpg" xlink:type="simple" xlink:show="embed" xlink:actuate="onLoad" draw:mime-type="image/jpeg"/>
</draw:frame>
Litwaves more than 300 witnesses and 90 victims of crimes committed in Ukraine by Russian ashes.</text:p>
      <text:p text:style-name="P4">
This was stated by the Prosecutor General of Lithuania Nida Strskine during the conferenceunited for justice, which took place in Bucha and was dedicated to the anniversary of the city from the Russian military, Ukrinform correspondent reports.</text:p>
      <text:p text:style-name="P4">
“We have accepted more than 70,000 refugees from Ukraine, so our authorities turn to a good one and speaks with everyone to gather as much information from Thardozes as possible. Today we have interviewed more than 300 witnesses. There are more than 90 victims that have been recognized as victims of crimes committed in Ukraine, ”St.</text:p>
      <text:p text:style-name="P4">
She emphasized that the duty of the Lithuanian authorities is to collect more information and evidence, to interview as many people as possible and, in particular, to document all video and photo materials and eventually pass them to Ukrainian authorities.</text:p>
      <text:p text:style-name="P4">
The Prosecutor General of Lithuania also informed that her country had sent one prosecutor to the ISS, which would collect evidence against crimes committed in Ukraine, the Thadvi teams of officials to Ukraine last year, which were drawn up by Pogovsky prosecutors, investigators and experts. Their mission was to assist the evidence and the investigation.</text:p>
      <text:p text:style-name="P4">
<text:span text:style-name="T4">
 Read also: </text:span>
 <text:a xlink:type="simple" xlink:href="https://www.ukrinform.ua/rubric-economy/3689157-litva-priednaetsa-do-programi-mvf-z-finansuvanna-ukraini.html" text:style-name="Internet_20_link" text:visited-style-name="Visited_20_Internet_20_Link">
</text:a>
As it was reported, on March 31, 2022, the forces of defense released the city of Bucha, in the Kiev region. Bucha survived 33 days of occupation, law enforcement officers recorded 9,000 Russian military crimes.</text:p>
      <text:p text:style-name="P4">
News Source: <text:a xlink:type="simple" xlink:href="https://www.ukrinform.ua/rubric-society/3689993-litva-opitala-ponad-300-svidkiv-ta-90-zertv-zlociniv-sered-ukrainskih-bizenciv-genprokuror.html" text:style-name="Internet_20_link" text:visited-style-name="Visited_20_Internet_20_Link">
https://www.ukrinform.ua/rubric-society/3689993-litva-opitala-ponad-300-svidkiv-ta-90-zertv-zlociniv-sered-ukrainskih-bizenciv-genprokuror.html</text:a>
</text:p>
      <!--NEWS-->
      <text:h text:style-name="P10" text:outline-level="1">
<text:span text:style-name="T4">
NASA opens a new mission office office for Mars and the Moon</text:span>
</text:h>
      <text:p text:style-name="P4">
Authors: Ukrinform (Person)</text:p>
      <text:p text:style-name="P4">
Publisher: Укринформ (Organization)</text:p>
      <text:p text:style-name="P4">
Published Time: 2023-03-31T17:12:02+03:00</text:p>
      <text:p text:style-name="P4">
Modified Time: 2023-03-31T17:12:02+03:00</text:p>
      <text:p text:style-name="P4">
Description: The NASA headquarters in Washington found a new office of the program "From the Moon to Mars" on Thursday in order to carry out the research activities of the agency on the moon and Mars for the benefit of mankind. - Ukrinform.</text:p>
      <text:p text:style-name="P4">
Images: ["<text:a xlink:type="simple" xlink:href="https://static.ukrinform.com/photos/2015_12/thumb_files/630_360_1451517854-3412.jpg" text:style-name="Internet_20_link" text:visited-style-name="Visited_20_Internet_20_Link">
630_360_14515...</text:a>
"]</text:p>
      <text:p text:style-name="P4">
Tags: ['Марс', 'Місяць', 'NASA']</text:p>
      <text:p text:style-name="P4">
Type: Article</text:p>
      <!--METADATA-->
      <text:p text:style-name="P4">
<draw:frame draw:style-name="fr1" draw:name="Image160" text:anchor-type="as-char" svg:width="6.9236in" svg:height="3.956343in" draw:z-index="0">
<draw:image xlink:href="../Images/yкринформ/2023-03-31T17-12-02-03-00/630_360_1451517854-3412.jpg" xlink:type="simple" xlink:show="embed" xlink:actuate="onLoad" draw:mime-type="image/jpeg"/>
</draw:frame>
The NASA headquarters in Washington found a new office of the Marsea Marse program on Thursday in order to carry out research activities of the Agency Navias and Mars for the benefit of mankind.</text:p>
      <text:p text:style-name="P4">
As Ukrinform reports, this is stated in the Prescribe on <text:a xlink:type="simple" xlink:href="https://www.nasa.gov/press-release/new-program-office-leads-nasa-s-path-forward-for-moon-mars" text:style-name="Internet_20_link" text:visited-style-name="Visited_20_Internet_20_Link">
</text:a>
agencies.</text:p>
      <text:p text:style-name="P4">
"The office of the program" From the Moon to Mars "will help to prepare NASA for the fulfillment of the most bold missions for the moon and the landing of the first people on Mars," - said the administrator <text:a xlink:type="simple" xlink:href="https://www.ukrinform.ua/tag-nasa" text:style-name="Internet_20_link" text:visited-style-name="Visited_20_Internet_20_Link">
</text:a>
Bill Nelson.</text:p>
      <text:p text:style-name="P4">
The responsibilities of the first head of the newly created office will be performed by Amit Kshatriya.</text:p>
      <text:p text:style-name="P4">
The new office is in the management of the development mission of research systems(ESMD)And he reports to his assistant administrator Jim Free.</text:p>
      <text:p text:style-name="P4">
<text:span text:style-name="T4">
 Read also: </text:span>
 <text:a xlink:type="simple" xlink:href="https://www.ukrinform.ua/rubric-technology/3683381-u-nasa-pokazali-skafandr-dla-persoi-visadki-astronavtiv-na-misac-iz-1972-roku.html" text:style-name="Internet_20_link" text:visited-style-name="Visited_20_Internet_20_Link">
</text:a>
According to the NASA law on the authorization of 2022, the office of the program "Pdomy to Mars" focuses on the development of hardware, integration of missions and functions of risk management for programs that are critical for the research approach a new era of scientific discoveries and preparation for the beginning of human missions to Mars.</text:p>
      <text:p text:style-name="P4">
In particular, it includes Space Launch System, ORION spacecraft, auxiliary landing systems, landing systems, space spaces, Gateweyyyeyey what are related to far space research.</text:p>
      <text:p text:style-name="P4">
The new NASA office will also manage the planning and analysis of long -term development for supporting people's missions to Mars.</text:p>
      <text:p text:style-name="P4">
According to Ukrinform, the Nasa Persevertance rover shot a part of the 47th flight of Ingenuity helicopter on the Red Planet.</text:p>
      <text:p text:style-name="P4">
News Source: <text:a xlink:type="simple" xlink:href="https://www.ukrinform.ua/rubric-technology/3689994-nasa-vidkrivae-novij-ofis-programi-misij-na-mars-ta-misac.html" text:style-name="Internet_20_link" text:visited-style-name="Visited_20_Internet_20_Link">
https://www.ukrinform.ua/rubric-technology/3689994-nasa-vidkrivae-novij-ofis-programi-misij-na-mars-ta-misac.html</text:a>
</text:p>
      <!--NEWS-->
      <text:h text:style-name="P10" text:outline-level="1">
<text:span text:style-name="T4">
Biden urged Moscow to release the arrested journalist WSJ</text:span>
</text:h>
      <text:p text:style-name="P4">
Authors: Ukrinform (Person)</text:p>
      <text:p text:style-name="P4">
Publisher: Укринформ (Organization)</text:p>
      <text:p text:style-name="P4">
Published Time: 2023-03-31T17:14:43+03:00</text:p>
      <text:p text:style-name="P4">
Modified Time: 2023-03-31T17:14:43+03:00</text:p>
      <text:p text:style-name="P4">
Description: US President Joe Biden responded to the detention of an American journalist in Russia. - Ukrinform.</text:p>
      <text:p text:style-name="P4">
Images: ["<text:a xlink:type="simple" xlink:href="https://static.ukrinform.com/photos/2022_04/thumb_files/630_360_1649828033-438.jpg" text:style-name="Internet_20_link" text:visited-style-name="Visited_20_Internet_20_Link">
630_360_16498...</text:a>
"]</text:p>
      <text:p text:style-name="P4">
Tags: ['Арешт', 'США', 'Журналіст', 'росія']</text:p>
      <text:p text:style-name="P4">
Type: Article</text:p>
      <!--METADATA-->
      <text:p text:style-name="P4">
<draw:frame draw:style-name="fr1" draw:name="Image161" text:anchor-type="as-char" svg:width="6.9236in" svg:height="3.956343in" draw:z-index="0">
<draw:image xlink:href="../Images/yкринформ/2023-03-31T17-14-43-03-00/630_360_1649828033-438.jpg" xlink:type="simple" xlink:show="embed" xlink:actuate="onLoad" draw:mime-type="image/jpeg"/>
</draw:frame>
Presidential Joe Biden responded to the detention of an American journalist in Russia.</text:p>
      <text:p text:style-name="P4">
About it reports Ukrinform with reference to <text:a xlink:type="simple" xlink:href="https://edition.cnn.com/europe/live-news/russia-ukraine-war-news-03-31-23/h_7d0f28690d937a7e3b83ea76759d047e" text:style-name="Internet_20_link" text:visited-style-name="Visited_20_Internet_20_Link">
</text:a>
.</text:p>
      <text:p text:style-name="P4">
CNN asked President Biden that he would like to say to the Russian address after the reporter of the Wall Street Journal reporter Evan Gershkovich.</text:p>
      <text:p text:style-name="P4">
Biden noted that he would urge Moscow to release the journalist.</text:p>
      <text:p text:style-name="P4">
"Release him," he said <text:a xlink:type="simple" xlink:href="https://www.ukrinform.ua/tag-bajden" text:style-name="Internet_20_link" text:visited-style-name="Visited_20_Internet_20_Link">
</text:a>
leaving the white house on Friday morning.</text:p>
      <text:p text:style-name="P4">
This is the first time Biden has publicly commented on this issue after the Russian authorities detained and accused Hershkovich of espionage.</text:p>
      <text:p text:style-name="P4">
<text:span text:style-name="T4">
 Read also: </text:span>
 <text:a xlink:type="simple" xlink:href="https://www.ukrinform.ua/rubric-world/3689661-bilij-dim-vvazae-bezpidstavnimi-zvinuvacenna-u-spigunstvi-proti-zurnalista-wsj.html" text:style-name="Internet_20_link" text:visited-style-name="Visited_20_Internet_20_Link">
</text:a>
Later on the question of another reporter, whether the United States will send Russian displays, or journalists due to the detention of Gershkovich, Biden said: "There is no such plan."</text:p>
      <text:p text:style-name="P4">
It was reported: Moscow's Lefortov Court at the request of the FSB arrested the journalist of The Wall Street Journal, US citizen Evan Gershkovich, who is accused of "espionage".</text:p>
      <text:p text:style-name="P4">
On the morning of March 30, the FSB of Russia stated that the day before, Evan Gershkovich was detained. The intelligence service claims that the journalist The Wallstreet Journal collected secret information about one of the enterprises of the Russian VPK. The Kremlin added that Gershkovich was "taken at the crime scene."</text:p>
      <text:p text:style-name="P4">
Russian media reported that WSJ correspondent, working on material, visited Yekaterinburg and Lower Tagil(There is an enterprise inkuralvagonzavod). Піарник Ярослав Ширшиков із Єкатеринбурга розповідав, щоГершкович приїжджав у місто, щоб написати матеріал про ставлення місцевихжителів до пвк вагнера та війни проти України. Ширшиков супроводжувавжурналіста в Єкатеринбурзі та знайомив із деякими персонами, що було потрібнодля підготовки тексту.</text:p>
      <text:p text:style-name="P4">
<text:span text:style-name="T4">
Читайте також:</text:span>
 <text:a xlink:type="simple" xlink:href="https://www.ukrinform.ua/rubric-world/3689669-u-evrosouzi-zasudili-arest-zurnalista-wsj-u-rosii.html" text:style-name="Internet_20_link" text:visited-style-name="Visited_20_Internet_20_Link">
 </text:a>
Evan Gershkovich has lived in Russia for about six years and has been working at The Wall Street Journal in the Moscow Bureau. The journalist has been accredited to the Ministry of Foreign Affairs. Earlier, Gershkovich worked in Agence France-Presse, The Moscow Times and TheNew York Times. The last article by Gershkovich The Wall Streetjournal was published on March 28.</text:p>
      <text:p text:style-name="P4">
News Source: <text:a xlink:type="simple" xlink:href="https://www.ukrinform.ua/rubric-world/3689995-bajden-zaklikav-moskvu-zvilniti-zaarestovanogo-zurnalista-wsj.html" text:style-name="Internet_20_link" text:visited-style-name="Visited_20_Internet_20_Link">
https://www.ukrinform.ua/rubric-world/3689995-bajden-zaklikav-moskvu-zvilniti-zaarestovanogo-zurnalista-wsj.html</text:a>
</text:p>
      <!--NEWS-->
      <text:h text:style-name="P10" text:outline-level="1">
<text:span text:style-name="T4">
Moldova was not released by the military that fought against Ukraine</text:span>
</text:h>
      <text:p text:style-name="P4">
Authors: Ukrinform (Person)</text:p>
      <text:p text:style-name="P4">
Publisher: Укринформ (Organization)</text:p>
      <text:p text:style-name="P4">
Published Time: 2023-03-31T17:19:01+03:00</text:p>
      <text:p text:style-name="P4">
Modified Time: 2023-03-31T17:19:01+03:00</text:p>
      <text:p text:style-name="P4">
Description: The Border Service of Moldova did not miss the country of the Russian military who arrived in Chisinau by plane. - Ukrinform.</text:p>
      <text:p text:style-name="P4">
Images: ["<text:a xlink:type="simple" xlink:href="https://static.ukrinform.com/photos/2023_03/thumb_files/630_360_1680272186-334.jpg" text:style-name="Internet_20_link" text:visited-style-name="Visited_20_Internet_20_Link">
630_360_16802...</text:a>
", "<text:a xlink:type="simple" xlink:href="https://static.ukrinform.com/photos/2023_03/1680272179-646.jpg" text:style-name="Internet_20_link" text:visited-style-name="Visited_20_Internet_20_Link">
1680272179-64...</text:a>
", "<text:a xlink:type="simple" xlink:href="https://static.ukrinform.com/photos/2023_03/1680272281-824.jpg" text:style-name="Internet_20_link" text:visited-style-name="Visited_20_Internet_20_Link">
1680272281-82...</text:a>
"]</text:p>
      <text:p text:style-name="P4">
Tags: ['Молдова', "Придністров'я", 'Прикордонники', 'росія']</text:p>
      <text:p text:style-name="P4">
Type: Article</text:p>
      <!--METADATA-->
      <text:p text:style-name="P4">
<draw:frame draw:style-name="fr1" draw:name="Image162" text:anchor-type="as-char" svg:width="6.9236in" svg:height="3.956343in" draw:z-index="0">
<draw:image xlink:href="../Images/yкринформ/2023-03-31T17-19-01-03-00/630_360_1680272186-334.jpg" xlink:type="simple" xlink:show="embed" xlink:actuate="onLoad" draw:mime-type="image/jpeg"/>
</draw:frame>
The Border Service of Moldova did not miss the country of the Russian military who arrived in Chisinau by plane.</text:p>
      <text:p text:style-name="P4">
As Ukrinform reports, it reports <text:a xlink:type="simple" xlink:href="http://newsmaker.md/rus/novosti/foto-v-moldovu-ne-pustili-rossiyskogo-voennogo-voevavshego-v-ukraine/" text:style-name="Internet_20_link" text:visited-style-name="Visited_20_Internet_20_Link">
</text:a>
.</text:p>
      <text:p text:style-name="P4">
“During the conversation, the man was confused in his own testimony, trying to introduce border police officers. He was denied entry to Moldova and sent a plane to the country from where he arrived, ”the message reads.</text:p>
      <text:p text:style-name="P4">
According to border guards, the detained is a citizen <text:a xlink:type="simple" xlink:href="https://www.ukrinform.ua/tag-rosia" text:style-name="Internet_20_link" text:visited-style-name="Visited_20_Internet_20_Link">
</text:a>
who participated in the war against Ukraine.  <draw:frame draw:style-name="fr1" draw:name="Image163" text:anchor-type="as-char" svg:width="6.9236in" svg:height="9.711627in" draw:z-index="0">
<draw:image xlink:href="../Images/yкринформ/2023-03-31T17-19-01-03-00/1680272179-646.jpg" xlink:type="simple" xlink:show="embed" xlink:actuate="onLoad" draw:mime-type="image/jpeg"/>
</draw:frame>
<draw:frame draw:style-name="fr1" draw:name="Image164" text:anchor-type="as-char" svg:width="6.9236in" svg:height="4.346482in" draw:z-index="0">
<draw:image xlink:href="../Images/yкринформ/2023-03-31T17-19-01-03-00/1680272281-824.jpg" xlink:type="simple" xlink:show="embed" xlink:actuate="onLoad" draw:mime-type="image/jpeg"/>
</draw:frame>
From Kishinev, a Russian citizen planned to go to Tiraspol, which is considered an administrative center of unrecognized Transnistria.</text:p>
      <text:p text:style-name="P4">
<text:span text:style-name="T4">
 Read also: </text:span>
 <text:a xlink:type="simple" xlink:href="https://www.ukrinform.ua/rubric-world/3682736-kreml-planuvav-poetapno-vstanoviti-politicnij-kontrol-nad-moldovou-do-2030-roku-zmi.html" text:style-name="Internet_20_link" text:visited-style-name="Visited_20_Internet_20_Link">
</text:a>
According to Ukrinform, Moldova President May Sandu said that Russia wants to use Moldova against Ukraine as much as Belarus uses.</text:p>
      <text:p text:style-name="P4">
News Source: <text:a xlink:type="simple" xlink:href="https://www.ukrinform.ua/rubric-world/3689997-do-moldovi-ne-pustili-vijskovogo-rf-akij-vouvav-proti-ukraini.html" text:style-name="Internet_20_link" text:visited-style-name="Visited_20_Internet_20_Link">
https://www.ukrinform.ua/rubric-world/3689997-do-moldovi-ne-pustili-vijskovogo-rf-akij-vouvav-proti-ukraini.html</text:a>
</text:p>
      <!--NEWS-->
      <text:h text:style-name="P10" text:outline-level="1">
<text:span text:style-name="T4">
The Ukrainian defender is a retrained one from trauma and ready to play with Fulgem</text:span>
</text:h>
      <text:p text:style-name="P4">
Authors: Ukrinform (Person)</text:p>
      <text:p text:style-name="P4">
Publisher: Укринформ (Organization)</text:p>
      <text:p text:style-name="P4">
Published Time: 2023-03-31T17:25:00+03:00</text:p>
      <text:p text:style-name="P4">
Modified Time: 2023-03-31T17:25:00+03:00</text:p>
      <text:p text:style-name="P4">
Description: Bournemuta head coach Harry O'nil said that the defender Ilya Zabarny resumed after the injury and was ready to play in the tomorrow of the 29th round of the APL vs. Fulham. - Ukrinform.</text:p>
      <text:p text:style-name="P4">
Images: ["<text:a xlink:type="simple" xlink:href="https://static.ukrinform.com/photos/2023_03/thumb_files/630_360_1680272678-842.jpg" text:style-name="Internet_20_link" text:visited-style-name="Visited_20_Internet_20_Link">
630_360_16802...</text:a>
"]</text:p>
      <text:p text:style-name="P4">
Tags: ['Футбол', 'Ілля Забарний']</text:p>
      <text:p text:style-name="P4">
Type: Article</text:p>
      <!--METADATA-->
      <text:p text:style-name="P4">
<draw:frame draw:style-name="fr1" draw:name="Image165" text:anchor-type="as-char" svg:width="6.9236in" svg:height="3.956343in" draw:z-index="0">
<draw:image xlink:href="../Images/yкринформ/2023-03-31T17-25-00-03-00/630_360_1680272678-842.jpg" xlink:type="simple" xlink:show="embed" xlink:actuate="onLoad" draw:mime-type="image/jpeg"/>
</draw:frame>
Bournemut's chief cord Harry O'nil said that the defender Ilya Zabar was recovered after the injury and was ready to play in the tomorrow of the 29th round of the APL against Fulham.</text:p>
      <text:p text:style-name="P4">
This was reported <text:a xlink:type="simple" xlink:href="https://www.afcb.co.uk/news/first-team/injury-news-tavernier-and-zabarnyi-available/" text:style-name="Internet_20_link" text:visited-style-name="Visited_20_Internet_20_Link">
</text:a>
Bournemuta, Ukrinform reports.</text:p>
      <text:p text:style-name="P4">
“Elijah was with us during a pause at the national team. It was a good time to speed up his recovery. We have spent these two weeks well, ”said OO'NIL.</text:p>
      <text:p text:style-name="P4">
As it was reported, the APL Club has signed a 20-year-old Ukrainian on January 31, but he has not made his debut because of his harm.</text:p>
      <text:p text:style-name="P4">
<text:span text:style-name="T4">
 Read also: </text:span>
 <text:a xlink:type="simple" xlink:href="https://www.ukrinform.ua/rubric-sports/3689851-denis-ignatenko-pidpisav-novij-kontrakt-z-dinamo.html" text:style-name="Internet_20_link" text:visited-style-name="Visited_20_Internet_20_Link">
</text:a>
As reported by Ukrinform, Bournemut ranks 19th in the APL, having 24 -branches in the asset after 27 matches.</text:p>
      <text:p text:style-name="P4">
Photo: afcb.co.uk</text:p>
      <text:p text:style-name="P4">
News Source: <text:a xlink:type="simple" xlink:href="https://www.ukrinform.ua/rubric-sports/3690000-ukrainskij-zahisnik-zabarnij-vidnovivsa-vid-travmi-i-gotovij-zigrati-z-fulgemom.html" text:style-name="Internet_20_link" text:visited-style-name="Visited_20_Internet_20_Link">
https://www.ukrinform.ua/rubric-sports/3690000-ukrainskij-zahisnik-zabarnij-vidnovivsa-vid-travmi-i-gotovij-zigrati-z-fulgemom.html</text:a>
</text:p>
      <!--NEWS-->
      <text:h text:style-name="P10" text:outline-level="1">
<text:span text:style-name="T4">
On the first weekend of April Ukraine warms up to +15 °, in some times rain</text:span>
</text:h>
      <text:p text:style-name="P4">
Authors: Ukrinform (Person)</text:p>
      <text:p text:style-name="P4">
Publisher: Укринформ (Organization)</text:p>
      <text:p text:style-name="P4">
Published Time: 2023-03-31T17:31:00+03:00</text:p>
      <text:p text:style-name="P4">
Modified Time: 2023-03-31T17:31:00+03:00</text:p>
      <text:p text:style-name="P4">
Description: In Ukraine, the weather on weekends is expected to be truly spring-mostly warm, but changing, in places with moderate rains. Night frosts retreated, but in some areas, thermometers will show about 0 °. - Ukrinform.</text:p>
      <text:p text:style-name="P4">
Images: ["<text:a xlink:type="simple" xlink:href="https://static.ukrinform.com/photos/2021_05/thumb_files/630_360_1620973780-231.jpg" text:style-name="Internet_20_link" text:visited-style-name="Visited_20_Internet_20_Link">
630_360_16209...</text:a>
"]</text:p>
      <text:p text:style-name="P4">
Tags: ['Погода', 'Тепло', 'Весна']</text:p>
      <text:p text:style-name="P4">
Type: Article</text:p>
      <!--METADATA-->
      <text:p text:style-name="P4">
<draw:frame draw:style-name="fr1" draw:name="Image166" text:anchor-type="as-char" svg:width="6.9236in" svg:height="3.956343in" draw:z-index="0">
<draw:image xlink:href="../Images/yкринформ/2023-03-31T17-31-00-03-00/630_360_1620973780-231.jpg" xlink:type="simple" xlink:show="embed" xlink:actuate="onLoad" draw:mime-type="image/jpeg"/>
</draw:frame>
In Ukraine, the weekend is expected to be truly spring-mostly warm, ally, places with moderate rains. The night frosts retreated, but in some thermometers will show about 0 °.</text:p>
      <text:p text:style-name="P4">
Ukrinform was reported in <text:a xlink:type="simple" xlink:href="https://sinoptik.ua/" text:style-name="Internet_20_link" text:visited-style-name="Visited_20_Internet_20_Link">
</text:a>
.</text:p>
      <text:p text:style-name="P4">
Thus, after a recent sharp cooling with the minus temperatures of the tasnigads on Saturday, April 1, the spring will return to most regions of Ukraine. In the south and in the center of air it warms up to +13… +15 °, at the rest of Ukraine - up to +9… +12 °. At night, the temperature will be predominantly positive - up to+3…+5 °(the <text:a xlink:type="simple" xlink:href="https://www.ukrinform.ua/tag-zakarpatta" text:style-name="Internet_20_link" text:visited-style-name="Visited_20_Internet_20_Link">
</text:a>
— +6…+8°). Лише уХарківській та Луганській областях термометри вночі покажуть близько 0°.</text:p>
      <text:p text:style-name="P4">
На всій правобережній Україні, а також на Чернігівщині в суботу пройдутьпомірні дощі. На Сумщині, Харківщині, Донеччині, Луганщині, в Запорізькій,Полтавській та Дніпропетровській областях буде хмарно з проясненнями, опадималоймовірні.</text:p>
      <text:p text:style-name="P4">
<text:span text:style-name="T4">
Читайте також:</text:span>
 <text:a xlink:type="simple" xlink:href="https://www.ukrinform.ua/rubric-world/3679796-lid-navkolo-antarktidi-sagnuv-najnizcogo-rivna-za-ostanni-45-rokiv-klimatologi.html" text:style-name="Internet_20_link" text:visited-style-name="Visited_20_Internet_20_Link">
 </text:a>
On Sunday, April 2, rains will come to all regions of Ukraine except Luhansk region. Most of the areas are expected about +10… +12 °(the <text:a xlink:type="simple" xlink:href="http://ua.sinoptik.ua/%D0%BF%D0%BE%D0%B3%D0%BE%D0%B4%D0%B0-%D0%BE%D0%B4%D0%B5%D1%81%D0%B0" text:style-name="Internet_20_link" text:visited-style-name="Visited_20_Internet_20_Link">
</text:a>
- up to +15 °). Найпрохолодніше буде на Волині, Львівщині, Рівненщині таЗакарпатті — не більше +5…+7°. Уночі в Луганській та Харківській областяхтермометри покажуть близько 0°, на Волині, Полтавщині та у західних регіонах —+3…+5°. На решті території країни середня нічна температура становитиме+5…+7°.</text:p>
      <text:p text:style-name="P4">
Перший квітневий тиждень розпочнеться з хмарної погоди без опадів. На Волині,Буковині та Закарпатті, а також у Рівненській, Житомирській, Львівській,Тернопільській, Хмельницькій, Вінницькій областях буде прохолодно — лише+3…+5° удень та близько 0° уночі. У <text:a xlink:type="simple" xlink:href="http://ua.sinoptik.ua/%D0%BF%D0%BE%D0%B3%D0%BE%D0%B4%D0%B0-%D0%BA%D0%B8%D1%97%D0%B2" text:style-name="Internet_20_link" text:visited-style-name="Visited_20_Internet_20_Link">
</text:a>
Central and northern regions The weather at the beginning of the week also will not be comforted by comfortable heat - +7… +9 ° in the day and up to +4 ° at night. The warmest will be in the east, southeast and south - here on Monday the air warms up to +13… +15 °(at night - +3… +5 °).</text:p>
      <text:p text:style-name="P4">
<text:span text:style-name="T4">
 Read also: </text:span>
 <text:a xlink:type="simple" xlink:href="https://www.ukrinform.ua/rubric-kyiv/3688086-u-kievi-tri-dni-pospil-fiksuut-temperaturni-rekordi.html" text:style-name="Internet_20_link" text:visited-style-name="Visited_20_Internet_20_Link">
</text:a>
Warm and Sun on Fotinia(Svetlana), April 2, heralded a good weather near the next week. And if it was raining that day, they expected a rich harvest.</text:p>
      <text:p text:style-name="P4">
News Source: <text:a xlink:type="simple" xlink:href="https://www.ukrinform.ua/rubric-regions/3689825-u-persi-vihidni-kvitna-ukrainu-progrie-do-15-miscami-dos.html" text:style-name="Internet_20_link" text:visited-style-name="Visited_20_Internet_20_Link">
https://www.ukrinform.ua/rubric-regions/3689825-u-persi-vihidni-kvitna-ukrainu-progrie-do-15-miscami-dos.html</text:a>
</text:p>
      <!--NEWS-->
      <text:h text:style-name="P10" text:outline-level="1">
<text:span text:style-name="T4">
The eviction of the UOC -MP from the Kiev -Pechersk Lavra can last for months - expert</text:span>
</text:h>
      <text:p text:style-name="P4">
Authors: Ukrinform (Person)</text:p>
      <text:p text:style-name="P4">
Publisher: Укринформ (Organization)</text:p>
      <text:p text:style-name="P4">
Published Time: 2023-03-31T17:44:00+03:00</text:p>
      <text:p text:style-name="P4">
Modified Time: 2023-03-31T17:44:00+03:00</text:p>
      <text:p text:style-name="P4">
Description: The process of eviction from the Kiev-Pechersk Lavra representatives of the Ukrainian Orthodox Church (Moscow Patriarchate) can last for months, until the court decision. - Ukrinform.</text:p>
      <text:p text:style-name="P4">
Images: ["<text:a xlink:type="simple" xlink:href="https://static.ukrinform.com/photos/2023_03/thumb_files/630_360_1680273801-584.jpg" text:style-name="Internet_20_link" text:visited-style-name="Visited_20_Internet_20_Link">
630_360_16802...</text:a>
", "<text:a xlink:type="simple" xlink:href="https://static.ukrinform.com/photos/2023_03/1680273793-985.jpg" text:style-name="Internet_20_link" text:visited-style-name="Visited_20_Internet_20_Link">
1680273793-98...</text:a>
"]</text:p>
      <text:p text:style-name="P4">
Tags: ['Суд', 'УПЦ МП', 'Київська Лавра']</text:p>
      <text:p text:style-name="P4">
Type: Article</text:p>
      <!--METADATA-->
      <text:p text:style-name="P4">
<draw:frame draw:style-name="fr1" draw:name="Image167" text:anchor-type="as-char" svg:width="6.9236in" svg:height="3.956343in" draw:z-index="0">
<draw:image xlink:href="../Images/yкринформ/2023-03-31T17-44-00-03-00/630_360_1680273801-584.jpg" xlink:type="simple" xlink:show="embed" xlink:actuate="onLoad" draw:mime-type="image/jpeg"/>
</draw:frame>
The process of eviction from the Kiev-Pechersk Lavra representatives of the Ukrainian Orthodox Church(Moscow Patriarchate)It can last for months before the court decision.</text:p>
      <text:p text:style-name="P4">
The religious scholar, Doctor of Historical Sciences Andriy Smirnov, said this.</text:p>
      <text:p text:style-name="P4">
"This process can last for months. And the authorities, making a political decision, Malab very well calculate all the risks. Because there is a very negative reaction of Western media, international organizations, local churches on events in the laurel, since they do not know the specifics of Ukrainian religious life and in them The impression is that there is discrimination of the UOC -MP, "Smirnov said.</text:p>
      <text:p text:style-name="P4">
According to him, <text:a xlink:type="simple" xlink:href="https://www.ukrinform.ua/tag-upc-mp" text:style-name="Internet_20_link" text:visited-style-name="Visited_20_Internet_20_Link">
</text:a>
On March 30, she was not clear, and in the future is not going to voluntarily leave the premises and Corpusi-Pechersk Lavra. He noted that the lawsuit would continue. No one will evict anyone or force the court to force the laurel.</text:p>
      <text:p text:style-name="P4">
"When it comes to access to temples, there should be a court decision, and the courts must provide members of the State Main Admission Commission with the opportunity to get to certain objects. After all Centons from the cells, some of which are registered at the address of Lavra, can be left either voluntarily or by court decision. Just come, and by force of expeling them, or forced to leave the premises. the court, and the state enforcement agent must execute this decision. Again, whether the decisions will be executed is a completely different story. Because the believers will resist, "Smirnov said.</text:p>
      <text:p text:style-name="P4">
<draw:frame draw:style-name="fr1" draw:name="Image168" text:anchor-type="as-char" svg:width="6.9236in" svg:height="4.615733in" draw:z-index="0">
<draw:image xlink:href="../Images/yкринформ/2023-03-31T17-44-00-03-00/1680273793-985.jpg" xlink:type="simple" xlink:show="embed" xlink:actuate="onLoad" draw:mime-type="image/jpeg"/>
</draw:frame>
<text:span text:style-name="T4">
 Read also: </text:span>
 <text:a xlink:type="simple" xlink:href="https://www.ukrinform.ua/rubric-society/3689845-do-cerkvi-u-kievopecerskij-lavri-komisiu-mkip-ne-puskali-nevidomi-v-cernecih-rasah.html" text:style-name="Internet_20_link" text:visited-style-name="Visited_20_Internet_20_Link">
</text:a>
As reported by Ukrinform, the Commission of the Ministry of Culture and Information Policy on acceptance and transfer of state property again <text:a xlink:type="simple" xlink:href="https://www.ukrinform.ua/rubric-society/3689829-komisia-mkip-znovu-ne-zmogla-potrapiti-do-kievopecerskoi-lavri.html" text:style-name="Internet_20_link" text:visited-style-name="Visited_20_Internet_20_Link">
</text:a>
.</text:p>
      <text:p text:style-name="P4">
Kyiv-Pechersk Lavra National Reserve <text:a xlink:type="simple" xlink:href="https://www.ukrinform.ua/rubric-society/3680840-kievopecerska-lavra-rozrivae-dogovir-z-upc-mp-pro-orendu.html" text:style-name="Internet_20_link" text:visited-style-name="Visited_20_Internet_20_Link">
</text:a>
About rent from the UOC(MP)Since March 29.At the same time, the governor of the Kiev-Pechersk Lavra Metropolitan Paul(UOC(MP)He said the daughters of this church are not going to move out of the Lavra.</text:p>
      <text:p text:style-name="P4">
March 30 Supporters of the Ukrainian Orthodox Church(Moscow Patriarchate) <text:a xlink:type="simple" xlink:href="https://www.ukrinform.ua/rubric-society/3689374-pribicniki-upc-mp-pereskodzaut-dialnosti-komisii-mkip-z-peredanna-majna-lavri.html" text:style-name="Internet_20_link" text:visited-style-name="Visited_20_Internet_20_Link">
 </text:a>
Commission of the Ministry of Culture and Information Policy, which was to inventory of property of the Kiev-Pechersk Lavra.</text:p>
      <text:p text:style-name="P4">
News Source: <text:a xlink:type="simple" xlink:href="https://www.ukrinform.ua/rubric-society/3690008-viselenna-upc-mp-iz-kievopecerskoi-lavri-moze-trivati-misacami-ekspert.html" text:style-name="Internet_20_link" text:visited-style-name="Visited_20_Internet_20_Link">
https://www.ukrinform.ua/rubric-society/3690008-viselenna-upc-mp-iz-kievopecerskoi-lavri-moze-trivati-misacami-ekspert.html</text:a>
</text:p>
      <!--NEWS-->
      <text:h text:style-name="P10" text:outline-level="1">
<text:span text:style-name="T4">
Zelensky took part in raising the flag in Bucha and presented state awards</text:span>
</text:h>
      <text:p text:style-name="P4">
Authors: Ukrinform (Person)</text:p>
      <text:p text:style-name="P4">
Publisher: Укринформ (Organization)</text:p>
      <text:p text:style-name="P4">
Published Time: 2023-03-31T17:45:00+03:00</text:p>
      <text:p text:style-name="P4">
Modified Time: 2023-03-31T17:45:00+03:00</text:p>
      <text:p text:style-name="P4">
Description: President Volodymyr Zelensky took part in the release of Bucha from Russian invaders in the raising of the State Flag of Ukraine on the restored flagship of the memorial of the memory of the defenders of the Buchan City Territorial Community and presented state awards. - Ukrinform.</text:p>
      <text:p text:style-name="P4">
Images: ["<text:a xlink:type="simple" xlink:href="https://static.ukrinform.com/photos/2023_03/thumb_files/630_360_1680273997-463.jpeg" text:style-name="Internet_20_link" text:visited-style-name="Visited_20_Internet_20_Link">
630_360_16802...</text:a>
", "<text:a xlink:type="simple" xlink:href="https://static.ukrinform.com/photos/2023_03/1680273937-656.jpeg" text:style-name="Internet_20_link" text:visited-style-name="Visited_20_Internet_20_Link">
1680273937-65...</text:a>
", "<text:a xlink:type="simple" xlink:href="https://static.ukrinform.com/photos/2023_03/1680273937-932.jpeg" text:style-name="Internet_20_link" text:visited-style-name="Visited_20_Internet_20_Link">
1680273937-93...</text:a>
", "<text:a xlink:type="simple" xlink:href="https://static.ukrinform.com/photos/2023_03/1680273936-397.jpeg" text:style-name="Internet_20_link" text:visited-style-name="Visited_20_Internet_20_Link">
1680273936-39...</text:a>
", "<text:a xlink:type="simple" xlink:href="https://static.ukrinform.com/photos/2023_03/1680273937-984.jpeg" text:style-name="Internet_20_link" text:visited-style-name="Visited_20_Internet_20_Link">
1680273937-98...</text:a>
"]</text:p>
      <text:p text:style-name="P4">
Tags: ['Буча', 'Нагорода', 'Зеленський', 'Війна з росією']</text:p>
      <text:p text:style-name="P4">
Type: Article</text:p>
      <!--METADATA-->
      <text:p text:style-name="P4">
<draw:frame draw:style-name="fr1" draw:name="Image169" text:anchor-type="as-char" svg:width="6.9236in" svg:height="3.956343in" draw:z-index="0">
<draw:image xlink:href="../Images/yкринформ/2023-03-31T17-45-00-03-00/630_360_1680273997-463.jpeg" xlink:type="simple" xlink:show="embed" xlink:actuate="onLoad" draw:mime-type="image/jpeg"/>
</draw:frame>
The Presidential Lordimir Zelensky on the anniversary of the liberation of Bucha from Russian invaders is to raise the State Flag of Ukraine on the restored flagship of the memory of the defenders of the Buchan City Territorial Community.</text:p>
      <text:p text:style-name="P4">
As Ukrinform reports, it reports <text:a xlink:type="simple" xlink:href="https://www.president.gov.ua/news/prezident-ukrayini-vzyav-uchast-u-pidnyatti-derzhavnogo-prap-81981" text:style-name="Internet_20_link" text:visited-style-name="Visited_20_Internet_20_Link">
</text:a>
OP said that the flagpole is located on the square at the crossroads of the road from Buchaido Vorzel township. At this place on March third of March 2022, there was a large battle of the Armed Forces of Ukraine and volunteers stopped the column of Russian bunny, which was moving from Borodyanka and Vorzel. With light weapons, volunteers kept circular defense against the forces of the Russians, which were quantified.</text:p>
      <text:p text:style-name="P4">
<draw:frame draw:style-name="fr1" draw:name="Image170" text:anchor-type="as-char" svg:width="6.9236in" svg:height="4.617948in" draw:z-index="0">
<draw:image xlink:href="../Images/yкринформ/2023-03-31T17-45-00-03-00/1680273937-656.jpeg" xlink:type="simple" xlink:show="embed" xlink:actuate="onLoad" draw:mime-type="image/jpeg"/>
</draw:frame>
Earlier, the largest flag of Ukraine in the region was located in the area, which was destroyed during the occupation. Now this flag was restored and solemn in the presence of the President and the High guests.</text:p>
      <text:p text:style-name="P4">
<draw:frame draw:style-name="fr1" draw:name="Image171" text:anchor-type="as-char" svg:width="6.9236in" svg:height="4.617948in" draw:z-index="0">
<draw:image xlink:href="../Images/yкринформ/2023-03-31T17-45-00-03-00/1680273937-932.jpeg" xlink:type="simple" xlink:show="embed" xlink:actuate="onLoad" draw:mime-type="image/jpeg"/>
</draw:frame>
The event was attended by Moldova President Maya Sandu, Prime Minister of Slovakiapedudard Heger, Slovenian Prime Minister Robert Golob, Prime Minister Croatia Plenkovich, Verkhovna Rada Chairman Ruslan Stefanchuk, Prime Minister Schmigal.</text:p>
      <text:p text:style-name="P4">
<text:span text:style-name="T4">
 Read also: </text:span>
 <text:a xlink:type="simple" xlink:href="https://www.ukrinform.ua/rubric-ato/3690003-zelenskij-ta-inozemni-lideri-vidvidali-u-buci-vulicu-vokzalnu-de-bula-znisena-kolona-tehniki-rf.html" text:style-name="Internet_20_link" text:visited-style-name="Visited_20_Internet_20_Link">
</text:a>
The head of state presented the honorary distinction "City - Hero of Ukraine" to the city head Anatoly Fedoruk.</text:p>
      <text:p text:style-name="P4">
The President also presented state awards to military personnel.</text:p>
      <text:p text:style-name="P4">
<draw:frame draw:style-name="fr1" draw:name="Image172" text:anchor-type="as-char" svg:width="6.9236in" svg:height="4.617948in" draw:z-index="0">
<draw:image xlink:href="../Images/yкринформ/2023-03-31T17-45-00-03-00/1680273936-397.jpeg" xlink:type="simple" xlink:show="embed" xlink:actuate="onLoad" draw:mime-type="image/jpeg"/>
</draw:frame>
In particular, the Order of the Golden Star was handed over to the Hero of Ukraine to Lieutenant Colonel Sergiusdundulsky, who performs combat missions from the renovation of the Armed Aggression of the Russian Federation in 2022. The lieutenant colonel has repeatedly acted under dense shelling. The groups under his leadership were destroyed by a large number of military equipment and the enemy's live power.</text:p>
      <text:p text:style-name="P4">
<draw:frame draw:style-name="fr1" draw:name="Image173" text:anchor-type="as-char" svg:width="6.9236in" svg:height="4.617948in" draw:z-index="0">
<draw:image xlink:href="../Images/yкринформ/2023-03-31T17-45-00-03-00/1680273937-984.jpeg" xlink:type="simple" xlink:show="embed" xlink:actuate="onLoad" draw:mime-type="image/jpeg"/>
</draw:frame>
</text:p>
      <text:p text:style-name="P4">
<text:span text:style-name="T4">
 Read also: </text:span>
 <text:a xlink:type="simple" xlink:href="https://www.ukrinform.ua/rubric-polytics/3689975-skoeni-v-buci-zlocini-pokazali-spravzne-oblicca-rosijskoi-agresii-premer-horvatii.html" text:style-name="Internet_20_link" text:visited-style-name="Visited_20_Internet_20_Link">
</text:a>
From the hands of the President of the Golden Star received native tankers, a soldier Konstantinamrochka, who also died in a battle in the area of Makariv on March 8 and was built by the title of Hero of Ukraine posthumously. At one time, Konstantin Mrochko brave in the battles for Marinka, Mariupol, Debaltseve and Ilovaysk, fought in the composition under the command of the junior sergeant Mykola Tishik. After the beginning of the Russian Federation to Ukraine, he returned from abroad and entered the 14th separate mechanized brigade named after Prince Romavelya.</text:p>
      <text:p text:style-name="P4">
In addition, the President presented the Order of Bohdan Khmelnitsky III, "for courage" of the 3rd degree, the Order of Danylo Halytsky and the Medal "Zavian Service of Ukraine", "Defender of the Fatherland", "For the perfect service" of the III -POSITION.</text:p>
      <text:p text:style-name="P4">
Among the awarded are the military of the Armed Forces, the Main Directorate of Intelligence of the Ministry of Defense, the National Guard, the National Police, the State Emergency Service of Ukraine and the Security Service.</text:p>
      <text:p text:style-name="P4">
It was reported that on Friday in Bucha there were events on the occasion of the anniversary of the city from Russian invaders.</text:p>
      <text:p text:style-name="P4">
<text:span text:style-name="T5">
Foto: op</text:span>
</text:p>
      <text:p text:style-name="P4">
News Source: <text:a xlink:type="simple" xlink:href="https://www.ukrinform.ua/rubric-regions/3690014-zelenskij-uzav-ucast-u-pidnatti-prapora-v-buci-i-vruciv-derzavni-nagorodi.html" text:style-name="Internet_20_link" text:visited-style-name="Visited_20_Internet_20_Link">
https://www.ukrinform.ua/rubric-regions/3690014-zelenskij-uzav-ucast-u-pidnatti-prapora-v-buci-i-vruciv-derzavni-nagorodi.html</text:a>
</text:p>
      <!--NEWS-->
      <text:h text:style-name="P10" text:outline-level="1">
<text:span text:style-name="T4">
On Tatar Street, partially restricted traffic due to repair</text:span>
</text:h>
      <text:p text:style-name="P4">
Authors: Ukrinform (Person)</text:p>
      <text:p text:style-name="P4">
Publisher: Укринформ (Organization)</text:p>
      <text:p text:style-name="P4">
Published Time: 2023-03-31T17:47:55+03:00</text:p>
      <text:p text:style-name="P4">
Modified Time: 2023-03-31T17:47:55+03:00</text:p>
      <text:p text:style-name="P4">
Description: From April 1 to May 31, Tatarskaya Street in the capital will partially restrict traffic due to major repairs. - Ukrinform.</text:p>
      <text:p text:style-name="P4">
Images: ["<text:a xlink:type="simple" xlink:href="https://static.ukrinform.com/photos/2023_03/thumb_files/630_360_1678897393-922.jpg" text:style-name="Internet_20_link" text:visited-style-name="Visited_20_Internet_20_Link">
630_360_16788...</text:a>
"]</text:p>
      <text:p text:style-name="P4">
Tags: ['Дороги', 'Київ', 'Ремонт']</text:p>
      <text:p text:style-name="P4">
Type: Article</text:p>
      <!--METADATA-->
      <text:p text:style-name="P4">
<draw:frame draw:style-name="fr1" draw:name="Image174" text:anchor-type="as-char" svg:width="6.9236in" svg:height="3.956343in" draw:z-index="0">
<draw:image xlink:href="../Images/yкринформ/2023-03-31T17-47-55-03-00/630_360_1678897393-922.jpg" xlink:type="simple" xlink:show="embed" xlink:actuate="onLoad" draw:mime-type="image/jpeg"/>
</draw:frame>
From April 1 to May 31 on Tatarskaya Street in the capital will be partially restricted through capital repairs.</text:p>
      <text:p text:style-name="P4">
About it in <text:a xlink:type="simple" xlink:href="https://t.me/KyivCityOfficial/6407" text:style-name="Internet_20_link" text:visited-style-name="Visited_20_Internet_20_Link">
</text:a>
The Kyiv City Administration reported, Ukrinform reports.</text:p>
      <text:p text:style-name="P4">
“From April 1 to May 31, Tatarskaya Street will be partially restricted by the traffic repair of the road routors will work on the site of Otto Schmidt and Polovetskaya Street. The works will last until the end of herbs, ”the message reads.</text:p>
      <text:p text:style-name="P4">
It is noted that the work will later be carried out on other parts of Tatar Street.</text:p>
      <text:p text:style-name="P4">
<text:span text:style-name="T4">
 Read also: </text:span>
 <text:a xlink:type="simple" xlink:href="https://www.ukrinform.ua/rubric-kyiv/3689606-u-kievi-sklali-perelik-vulic-aki-kapitalno-vidremontuut-cogoric.html" text:style-name="Internet_20_link" text:visited-style-name="Visited_20_Internet_20_Link">
</text:a>
As reported by Ukrinform, in only three months of winter, the employees of Kyivavtodollical did the damage to almost <text:a xlink:type="simple" xlink:href="https://www.ukrinform.ua/rubric-kyiv/3689606-u-kievi-sklali-perelik-vulic-aki-kapitalno-vidremontuut-cogoric.html" text:style-name="Internet_20_link" text:visited-style-name="Visited_20_Internet_20_Link">
</text:a>
pavement. And the list of streets that plan to overhaul in the capital this year is already drawn up.</text:p>
      <text:p text:style-name="P4">
News Source: <text:a xlink:type="simple" xlink:href="https://www.ukrinform.ua/rubric-kyiv/3690010-na-vulici-tatarskij-castkovo-obmezat-ruh-cerez-remont.html" text:style-name="Internet_20_link" text:visited-style-name="Visited_20_Internet_20_Link">
https://www.ukrinform.ua/rubric-kyiv/3690010-na-vulici-tatarskij-castkovo-obmezat-ruh-cerez-remont.html</text:a>
</text:p>
      <!--NEWS-->
      <text:h text:style-name="P10" text:outline-level="1">
<text:span text:style-name="T4">
The liberation of the Kyiv region showed the world that Ukrainians would not yield to any piece of land - Zaluzhny</text:span>
</text:h>
      <text:p text:style-name="P4">
Authors: Ukrinform (Person)</text:p>
      <text:p text:style-name="P4">
Publisher: Укринформ (Organization)</text:p>
      <text:p text:style-name="P4">
Published Time: 2023-03-31T17:53:27+03:00</text:p>
      <text:p text:style-name="P4">
Modified Time: 2023-03-31T17:53:27+03:00</text:p>
      <text:p text:style-name="P4">
Description: The liberation from the Russian invaders of the Kiev region demonstrated the world that Ukrainians would not yield to any piece of their land. - Ukrinform.</text:p>
      <text:p text:style-name="P4">
Images: ["<text:a xlink:type="simple" xlink:href="https://static.ukrinform.com/photos/2022_01/thumb_files/630_360_1642423929-477.jpg" text:style-name="Internet_20_link" text:visited-style-name="Visited_20_Internet_20_Link">
630_360_16424...</text:a>
"]</text:p>
      <text:p text:style-name="P4">
Tags: ['Деокупація', 'Київщина', 'Валерій Залужний', 'Війна з росією']</text:p>
      <text:p text:style-name="P4">
Type: Article</text:p>
      <!--METADATA-->
      <text:p text:style-name="P4">
<draw:frame draw:style-name="fr1" draw:name="Image175" text:anchor-type="as-char" svg:width="6.9236in" svg:height="3.956343in" draw:z-index="0">
<draw:image xlink:href="../Images/yкринформ/2023-03-31T17-53-27-03-00/630_360_1642423929-477.jpg" xlink:type="simple" xlink:show="embed" xlink:actuate="onLoad" draw:mime-type="image/jpeg"/>
</draw:frame>
Liberation from the Russian invaders of the Kiev region demonstrated the world that the Ukrainians would not yield to any piece of their land.</text:p>
      <text:p text:style-name="P4">
The Commander -in -Chief of the Armed Forces of Ukraine Valery Zaluzhny wrote about it in <text:a xlink:type="simple" xlink:href="http://t.me/CinCAFU/446" text:style-name="Internet_20_link" text:visited-style-name="Visited_20_Internet_20_Link">
</text:a>
, reports Ukrinform.</text:p>
      <text:p text:style-name="P4">
"Bucha. The suburbs of the capital. An important knot of the entire defense area <text:a xlink:type="simple" xlink:href="https://www.ukrinform.ua/tag-kiiv" text:style-name="Internet_20_link" text:visited-style-name="Visited_20_Internet_20_Link">
</text:a>
. The symbol of the Ukrainian resistance. 33 of the Dnieper, more than 9,000 recorded Russian military crimes. They have forever etched in national memory forever. All guilty should be punished, "he stressed.</text:p>
      <text:p text:style-name="P4">
<text:span text:style-name="T4">
 Read also: </text:span>
 <text:a xlink:type="simple" xlink:href="https://www.ukrinform.ua/rubric-world/3689932-zvirstva-v-buci-pokazali-svitovi-so-take-vijna-putina-solc.html" text:style-name="Internet_20_link" text:visited-style-name="Visited_20_Internet_20_Link">
</text:a>
According to the Commander -in -Chief of the Armed Forces, the enemy managed to knock out the joint actions of the Siloborons of Ukraine, volunteers, volunteers and locals.</text:p>
      <text:p text:style-name="P4">
"We remember the heroes who have laid lives for the future of Ukraine," the Zalazhuzhny.</text:p>
      <text:p text:style-name="P4">
<text:span text:style-name="T4">
 Read also: </text:span>
 <text:a xlink:type="simple" xlink:href="https://www.ukrinform.ua/rubric-ato/3690003-zelenskij-ta-inozemni-lideri-vidvidali-u-buci-vulicu-vokzalnu-de-bula-znisena-kolona-tehniki-rf.html" text:style-name="Internet_20_link" text:visited-style-name="Visited_20_Internet_20_Link">
</text:a>
As it was reported, on March 31, 2022, the forces of Ukraine released Bucha Out -Russian invaders.</text:p>
      <text:p text:style-name="P4">
News Source: <text:a xlink:type="simple" xlink:href="https://www.ukrinform.ua/rubric-society/3690015-vizvolenna-kiivsini-pokazalo-svitu-so-ukrainci-ne-postuplatsa-zodnim-klaptikom-zemli-zaluznij.html" text:style-name="Internet_20_link" text:visited-style-name="Visited_20_Internet_20_Link">
https://www.ukrinform.ua/rubric-society/3690015-vizvolenna-kiivsini-pokazalo-svitu-so-ukrainci-ne-postuplatsa-zodnim-klaptikom-zemli-zaluznij.html</text:a>
</text:p>
      <!--NEWS-->
      <text:h text:style-name="P10" text:outline-level="1">
<text:span text:style-name="T4">
The agreement on the placement of the Black Sea Fleet of the Russian Federation in Ukraine will check the CCU</text:span>
</text:h>
      <text:p text:style-name="P4">
Authors: Ukrinform (Person)</text:p>
      <text:p text:style-name="P4">
Publisher: Укринформ (Organization)</text:p>
      <text:p text:style-name="P4">
Published Time: 2023-03-31T17:57:04+03:00</text:p>
      <text:p text:style-name="P4">
Modified Time: 2023-03-31T17:57:04+03:00</text:p>
      <text:p text:style-name="P4">
Description: The Constitutional Court of Ukraine received a constitutional submission of 49 parliamentarians on compliance with the Constitution of Ukraine between Ukraine and the Russian Federation on the Black Sea Fleet of the Russian Federation in our country. - Ukrinform.</text:p>
      <text:p text:style-name="P4">
Images: ["<text:a xlink:type="simple" xlink:href="https://static.ukrinform.com/photos/2020_10/thumb_files/630_360_1604043729-9473.jpeg" text:style-name="Internet_20_link" text:visited-style-name="Visited_20_Internet_20_Link">
630_360_16040...</text:a>
"]</text:p>
      <text:p text:style-name="P4">
Tags: ['Україна', 'Конституційний Суд', 'росія', 'Флот']</text:p>
      <text:p text:style-name="P4">
Type: Article</text:p>
      <!--METADATA-->
      <text:p text:style-name="P4">
<draw:frame draw:style-name="fr1" draw:name="Image176" text:anchor-type="as-char" svg:width="6.9236in" svg:height="3.956343in" draw:z-index="0">
<draw:image xlink:href="../Images/yкринформ/2023-03-31T17-57-04-03-00/630_360_1604043729-9473.jpeg" xlink:type="simple" xlink:show="embed" xlink:actuate="onLoad" draw:mime-type="image/jpeg"/>
</draw:frame>
The pre -constitutional court of Ukraine received a constitutional submission of 49 parliamentarian compliance of the Constitution of Ukraine between Ukraine and the Russian Federation on the issue of the Black Sea Fleet of the Russian Federation on the territory of our state.</text:p>
      <text:p text:style-name="P4">
About it in <text:a xlink:type="simple" xlink:href="http://t.me/Constitutional_Court_of_Ukraine/830" text:style-name="Internet_20_link" text:visited-style-name="Visited_20_Internet_20_Link">
</text:a>
The COP reported, Ukrinform reports.</text:p>
      <text:p text:style-name="P4">
“On March 31, the Constitutional Court received a constitutional submission of 49 people's deputies on compliance with the Constitution of Ukraine(constitutionality)Agreements of the Ukrainian Federation on the territory of Ukraine of April 21, 2010, ratified by the Law of Ukraine of April 27, 2010 №2153 -VI “Prosecution of the Agreement between Ukraine and the Russian Federation on the Fleet Sea Federation in Ukraine,”, It is in the message.</text:p>
      <text:p text:style-name="P4">
It is noted that the subject of the right to a constitutional submission considers that this agreement is not responsible for the seven of Article 17 of the Basic Law of Ukraine, and states that the agreement is contrary to the principles of national security.</text:p>
      <text:p text:style-name="P4">
"In addition, the People's Deputies of Ukraine indicate the absence of a legal framework for committing an international agreement of such content," - the statement reads.</text:p>
      <text:p text:style-name="P4">
Therefore, according to the subject of the right to constitutional submission, there are reasons for recognition of the decision unconstitutional.</text:p>
      <text:p text:style-name="P4">
The text of the constitutional submission can be found in the official <text:a xlink:type="simple" xlink:href="https://ccu.gov.ua/sites/default/files/3_125_2023.pdf" text:style-name="Internet_20_link" text:visited-style-name="Visited_20_Internet_20_Link">
</text:a>
court.</text:p>
      <text:p text:style-name="P4">
<text:span text:style-name="T4">
 Read also: </text:span>
 <text:a xlink:type="simple" xlink:href="https://www.ukrinform.ua/rubric-polytics/3680907-konkurs-iz-vidboru-suddiv-ksu-pocnetsa-naprikinci-kvitna-stefanisina.html" text:style-name="Internet_20_link" text:visited-style-name="Visited_20_Internet_20_Link">
</text:a>
As reported by Ukrinform, March 17 before <text:a xlink:type="simple" xlink:href="https://www.ukrinform.ua/tag-konstitucijnij-sud" text:style-name="Internet_20_link" text:visited-style-name="Visited_20_Internet_20_Link">
</text:a>
The Supreme Court has been submitted to the constitutionality of the Law on Compulsory State Social Insurance.</text:p>
      <text:p text:style-name="P4">
News Source: <text:a xlink:type="simple" xlink:href="https://www.ukrinform.ua/rubric-polytics/3690017-ugodu-pro-rozmisenna-cornomorskogo-flotu-rf-v-ukraini-perevirit-ksu.html" text:style-name="Internet_20_link" text:visited-style-name="Visited_20_Internet_20_Link">
https://www.ukrinform.ua/rubric-polytics/3690017-ugodu-pro-rozmisenna-cornomorskogo-flotu-rf-v-ukraini-perevirit-ksu.html</text:a>
</text:p>
      <!--NEWS-->
      <text:h text:style-name="P10" text:outline-level="1">
<text:span text:style-name="T4">
The ISS Prosecutor called on Russia to return stolen Ukrainian children</text:span>
</text:h>
      <text:p text:style-name="P4">
Authors: Ukrinform (Person)</text:p>
      <text:p text:style-name="P4">
Publisher: Укринформ (Organization)</text:p>
      <text:p text:style-name="P4">
Published Time: 2023-03-31T18:02:00+03:00</text:p>
      <text:p text:style-name="P4">
Modified Time: 2023-03-31T18:02:00+03:00</text:p>
      <text:p text:style-name="P4">
Description: The prosecutor of the International Criminal Court, Karim Khan, called on Russia to return to Ukraine stolen children. - Ukrinform.</text:p>
      <text:p text:style-name="P4">
Images: ["<text:a xlink:type="simple" xlink:href="https://static.ukrinform.com/photos/2022_03/thumb_files/630_360_1646676712-283.jpg" text:style-name="Internet_20_link" text:visited-style-name="Visited_20_Internet_20_Link">
630_360_16466...</text:a>
"]</text:p>
      <text:p text:style-name="P4">
Tags: ['Діти', 'Права людини', 'росія', 'Міжнародний кримінальний суд', 'Війна з росією']</text:p>
      <text:p text:style-name="P4">
Type: Article</text:p>
      <!--METADATA-->
      <text:p text:style-name="P4">
<draw:frame draw:style-name="fr1" draw:name="Image177" text:anchor-type="as-char" svg:width="6.9236in" svg:height="3.956343in" draw:z-index="0">
<draw:image xlink:href="../Images/yкринформ/2023-03-31T18-02-00-03-00/630_360_1646676712-283.jpg" xlink:type="simple" xlink:show="embed" xlink:actuate="onLoad" draw:mime-type="image/jpeg"/>
</draw:frame>
The International Criminal Court Prosecutorial Criminal Court called on Russia to return Ukrainian children.</text:p>
      <text:p text:style-name="P4">
He stated this during the United For Justice Conference, which took place in Buchia, was dedicated to the anniversary of the liberation of the city from the Russian military, Ukrinform correspondent reports.</text:p>
      <text:p text:style-name="P4">
“I clearly urge the Russian Federation to return <text:a xlink:type="simple" xlink:href="https://www.ukrinform.ua/tag-diti" text:style-name="Internet_20_link" text:visited-style-name="Visited_20_Internet_20_Link">
</text:a>
… Give(Possibility - ed.)Back to Ukraine as soon as possible. Right in Ukraine or through a third party, but let the children return home ... The rights of the child should be given priority, ”Khan said.</text:p>
      <text:p text:style-name="P4">
He also once again urged Russia to provide information concerning the work of his office.</text:p>
      <text:p text:style-name="P4">
<text:span text:style-name="T4">
 Read also: </text:span>
 <text:a xlink:type="simple" xlink:href="https://www.ukrinform.ua/rubric-society/3688821-v-ukrainu-z-pocatku-povnomasstabnoi-vijni-povernuli-327-ditej.html" text:style-name="Internet_20_link" text:visited-style-name="Visited_20_Internet_20_Link">
</text:a>
The ISS prosecutor added that the issuance of a warrant for the arrest of Vladimir Putin and the Ombudsmenkyarius of Lviv-Bielova did not cause him a sense of joy, since the head of the country was centered, which is a permanent member of the UN Security Council.</text:p>
      <text:p text:style-name="P4">
According to Khan, Putin and Lviv-Belov, justice, respond to the prosecution.</text:p>
      <text:p text:style-name="P4">
As reported by Ukrinform, on March 17, the Chamber of Preliminary Proceedings of the International Criminal Court(MKS)Issued <text:a xlink:type="simple" xlink:href="https://www.ukrinform.ua/rubric-world/3683849-miznarodnij-kriminalnij-sud-vidav-order-na-arest-putina.html" text:style-name="Internet_20_link" text:visited-style-name="Visited_20_Internet_20_Link">
</text:a>
.</text:p>
      <text:p text:style-name="P4">
The President of the Russian Federation and the Commissioner of the President of the Russian Federation for the child's affairs are suspected of war crimes - illegal deportation and movement of the population, in particular, from the occupied territory of Ukraine, at least from February 24, 2022.</text:p>
      <text:p text:style-name="P4">
News Source: <text:a xlink:type="simple" xlink:href="https://www.ukrinform.ua/rubric-ato/3690021-prokuror-mks-zaklikav-rosiu-povernuti-vikradenih-ukrainskih-ditej.html" text:style-name="Internet_20_link" text:visited-style-name="Visited_20_Internet_20_Link">
https://www.ukrinform.ua/rubric-ato/3690021-prokuror-mks-zaklikav-rosiu-povernuti-vikradenih-ukrainskih-ditej.html</text:a>
</text:p>
      <!--NEWS-->
      <text:h text:style-name="P10" text:outline-level="1">
<text:span text:style-name="T4">
The Ministry of Justice explained the peculiarities of re -registration of print media in connection with the entry into force of the law</text:span>
</text:h>
      <text:p text:style-name="P4">
Authors: Ukrinform (Person)</text:p>
      <text:p text:style-name="P4">
Publisher: Укринформ (Organization)</text:p>
      <text:p text:style-name="P4">
Published Time: 2023-03-31T18:04:26+03:00</text:p>
      <text:p text:style-name="P4">
Modified Time: 2023-03-31T18:04:26+03:00</text:p>
      <text:p text:style-name="P4">
Description: Certain rules of the Law on Media enter into force at different times. In particular, the peculiarities of the terms of re -registration of print media. - Ukrinform.</text:p>
      <text:p text:style-name="P4">
Images: ["<text:a xlink:type="simple" xlink:href="https://static.ukrinform.com/photos/2019_12/thumb_files/630_360_1576552952-532.jpg" text:style-name="Internet_20_link" text:visited-style-name="Visited_20_Internet_20_Link">
630_360_15765...</text:a>
"]</text:p>
      <text:p text:style-name="P4">
Tags: ["Мін'юст", 'Закон', 'Медіа', 'Закон про медіа']</text:p>
      <text:p text:style-name="P4">
Type: Article</text:p>
      <!--METADATA-->
      <text:p text:style-name="P4">
<draw:frame draw:style-name="fr1" draw:name="Image178" text:anchor-type="as-char" svg:width="6.9236in" svg:height="3.956343in" draw:z-index="0">
<draw:image xlink:href="../Images/yкринформ/2023-03-31T18-04-26-03-00/630_360_1576552952-532.jpg" xlink:type="simple" xlink:show="embed" xlink:actuate="onLoad" draw:mime-type="image/jpeg"/>
</draw:frame>
Separates of the Law on Media take effect at different times. In particular, the peculiarities of the terms of re -registration of print media.</text:p>
      <text:p text:style-name="P4">
About it reports <text:a xlink:type="simple" xlink:href="https://minjust.gov.ua/news/ministry/zakon-ukraini-pro-media-nabuv-chinnosti" text:style-name="Internet_20_link" text:visited-style-name="Visited_20_Internet_20_Link">
</text:a>
He reports Ukrinform.</text:p>
      <text:p text:style-name="P4">
It is noted that due to the entry into force(press)in Ukraine ”and“ On information agencies ”.</text:p>
      <text:p text:style-name="P4">
“The Ministry of Justice of Ukraine exercised its powers in the field of state registration(re -registration)print media and information agencies as subjects of information activity up to 30.03.2023. In particular, regarding the peculiarities of the histrots of re -registration of print media, ”the message reads.</text:p>
      <text:p text:style-name="P4">
The ministry explains that at the time determined by Part 1 of Art. 118 of this Law(Action of recognition by the Verkhovna Rada of Ukraine of a particular state(The occupying state)and within five years from the date of the Verkhovna Rada's decision to cancel such status), the registration of subjects in the sprayed media is mandatory and is carried out in accordance with the procedure established by Art. 63 of the Law on Media, including with Part 8 of this Article on the obligation to pay the registration fee.</text:p>
      <text:p text:style-name="P4">
For registration, a registration fee in the amount of one subsistence minimum for able -bodied persons, which is set as of January 1 of the year, shall be charged.</text:p>
      <text:p text:style-name="P4">
<text:span text:style-name="T4">
 Read also: </text:span>
 <text:a xlink:type="simple" xlink:href="https://www.ukrinform.ua/rubric-society/3689860-zakon-pro-media-posilit-informacijnij-front-u-borotbi-z-propagandou-rf-tkacenko.html" text:style-name="Internet_20_link" text:visited-style-name="Visited_20_Internet_20_Link">
</text:a>
The Ministry of Justice added that as of January 1, 2023, such a subsistence minimum will set UAH 2684 in accordance with Article 7 of the Law of Ukraine "On the State Budget of Ukraine for 2023".</text:p>
      <text:p text:style-name="P4">
It is also noted that in accordance with clause 21 of the final and transitional provisions of the said Law to the subjects acting on the day of entry into force of the Law "Promadia" on the basis of a certificate of registration of a print media information, it is necessary to undergo registration within a year in compliance with the requirements of Article 63 of the Law.</text:p>
      <text:p text:style-name="P4">
As it is specified, the fee for such registration is not charged. After the expiration of the certificate of registration of print media, they will be valid.“Information agencies should be defined with their status and renewal as media entities within a year from the date of law - by March 31, 2024. Re -registration is carried out by the certificate of state registration of the information agency of the information agency of the information activity and is free of charge, ” - says the news.</text:p>
      <text:p text:style-name="P4">
It is noted that after this date the certificate of state registration of the information agency as a subject of information activity is lost.</text:p>
      <text:p text:style-name="P4">
<text:span text:style-name="T4">
 Read also: </text:span>
 <text:a xlink:type="simple" xlink:href="https://www.ukrinform.ua/rubric-polytics/3689861-zakon-pro-media-vagomij-krok-u-zahisti-ukrainskomovnogo-informacijnogo-prostoru.html" text:style-name="Internet_20_link" text:visited-style-name="Visited_20_Internet_20_Link">
</text:a>
As it was reported, the Law of Ukraine "[] came into force on March 31, 2023.(https://www.ukrinform.ua/rubric-society/3689787-v-ukraini-nabuvae-cinnosti-zakon-pro-media.html)», Which initiates a thorough reform in the mediagaluzaluza TAVAPLUSE THE LEGAL Fundamentals of Activities in Ukraine in the Media Fields, as well as state administration, regulation and supervision in this area.</text:p>
      <text:p text:style-name="P4">
News Source: <text:a xlink:type="simple" xlink:href="https://www.ukrinform.ua/rubric-society/3690020-u-minusti-rozasnili-osoblivosti-perereestracii-drukovanih-media-u-zvazku-z-nabuttam-cinnosti-zakonu.html" text:style-name="Internet_20_link" text:visited-style-name="Visited_20_Internet_20_Link">
https://www.ukrinform.ua/rubric-society/3690020-u-minusti-rozasnili-osoblivosti-perereestracii-drukovanih-media-u-zvazku-z-nabuttam-cinnosti-zakonu.html</text:a>
</text:p>
      <!--NEWS-->
      <text:h text:style-name="P10" text:outline-level="1">
<text:span text:style-name="T4">
Ukraine has developed the concept of supporting the distributed "green" generation</text:span>
</text:h>
      <text:p text:style-name="P4">
Authors: Ukrinform (Person)</text:p>
      <text:p text:style-name="P4">
Publisher: Укринформ (Organization)</text:p>
      <text:p text:style-name="P4">
Published Time: 2023-03-31T18:11:21+03:00</text:p>
      <text:p text:style-name="P4">
Modified Time: 2023-03-31T18:11:21+03:00</text:p>
      <text:p text:style-name="P4">
Description: The Ministry of Energy has developed and in the near future will publish the concept of the State Targeted Program for Supporting Distributed Generation from Renewable Energy (RES). - Ukrinform.</text:p>
      <text:p text:style-name="P4">
Images: ["<text:a xlink:type="simple" xlink:href="https://static.ukrinform.com/photos/2019_12/thumb_files/630_360_1575260160-486.png" text:style-name="Internet_20_link" text:visited-style-name="Visited_20_Internet_20_Link">
630_360_15752...</text:a>
"]</text:p>
      <text:p text:style-name="P4">
Tags: ['Електроенергія', 'Міненерго', 'Сонячна електростанція', 'Вітрові електростанції']</text:p>
      <text:p text:style-name="P4">
Type: Article</text:p>
      <!--METADATA-->
      <text:p text:style-name="P4">
<draw:frame draw:style-name="fr1" draw:name="Image179" text:anchor-type="as-char" svg:width="6.9236in" svg:height="3.956343in" draw:z-index="0">
<draw:image xlink:href="../Images/yкринформ/2023-03-31T18-11-21-03-00/630_360_1575260160-486.png" xlink:type="simple" xlink:show="embed" xlink:actuate="onLoad" draw:mime-type="image/png"/>
</draw:frame>
The Ministry of Energy has developed and in the near future will publish the concept of the State Targeted Program for Supporting Distributed Generation from Renewable Energy Works(RES).</text:p>
      <text:p text:style-name="P4">
Про це повідомляє кореспондент Укрінформу за результатами круглого столу натему «Розвиток розподіленої «зеленої» генерації та самовиробництво електричноїенергії як елемент сучасної енергосистеми», проведеного в Комітеті з питаньенергетики та житлово-комунальних послуг.</text:p>
      <text:p text:style-name="P4">
Метою програми виступає будівництво об’єктів малої відновлювальної енергетики– сонячних та вітрових електростанцій разом з установками зберігання (Take)In order to ensure the coverage of electricity consumption by critical infrastructure and households, including offline, no less than 4 hours, and the sale of "excess" on the market.</text:p>
      <text:p text:style-name="P4">
<text:span text:style-name="T4">
 Read also: </text:span>
 <text:a xlink:type="simple" xlink:href="https://www.ukrinform.ua/rubric-economy/3689106-ukrainski-gromadi-zacikavleni-v-budivnictvi-sonacnih-elektrostancij-ekspert.html" text:style-name="Internet_20_link" text:visited-style-name="Visited_20_Internet_20_Link">
</text:a>
It is envisaged that critical infrastructure objects will be able to install relevant installations up to 500 kW together with the UZE capacity: centralized water supply, sewage, heat supply; Medical objects are tactical consumers of apartment buildings.</text:p>
      <text:p text:style-name="P4">
Private farms - up to 10 kW. Public and communal establishments will have an adequate to establish small renewable objects to cover the basic need.</text:p>
      <text:p text:style-name="P4">
In the first stage(2022-2025)It is planned to install 200 thousand RES objects together with consumer storage facilities, on the second -(by 2030)up to 1 million such objects.</text:p>
      <text:p text:style-name="P4">
The legal and economic basis of the functioning of a small dispersed generation is the Net Billing model. It will allow consumers to use electricity directly or by loading in the UIE. In the disinfection of excess electricity, it is sold to the network by market.</text:p>
      <text:p text:style-name="P4">
Among the mechanisms of additional incentives for the establishment of the following objects are determined: providing preferential loans, repayment of part of the body of the loan, supply of equipment at the expense of donors, as well as other mechanisms not prohibited by law.</text:p>
      <text:p text:style-name="P4">
The ministry expects that the direct effect of the program is a working critical infrastructure in the conditions of schedules of emergency/hourly shutdowns Tadecentralized generation, which is technically difficult and economically inappropriate to malfunction with rocket launchers and drones-Kamikadze.Also in the medium term-plus 3 GWh SES or 3.5 billion kWh. Clean energy per year and additional regulatory capacities of the UES of Ukraine for Rakhunokuse.</text:p>
      <text:p text:style-name="P4">
Concomitant effect: the possibility of increasing limits on electricity consumption, simplification of "switches" administration; development of own production of equipment; Reduction of financial burden on state -owned electricity consumed objects, including reducing the need for fossil fuel fuel.</text:p>
      <text:p text:style-name="P4">
In February, the Cabinet of Ministers registered with the Supreme RadisaconoproEct # 9011 “On Improving the conditions for maintaining the production of electrical energy production from alternative energy sources with consumer generating installations”.</text:p>
      <text:p text:style-name="P4">
The Government also registered the Bill No. 9012, which is intended to create effective mechanism of issuance, use and termination(https://www.ukrinform.ua/tag-elektroenergia)made from RES.</text:p>
      <text:p text:style-name="P4">
News Source: <text:a xlink:type="simple" xlink:href="https://www.ukrinform.ua/rubric-economy/3690024-v-ukraini-rozrobili-koncepciu-programi-pidtrimki-rozpodilenoi-zelenoi-generacii.html" text:style-name="Internet_20_link" text:visited-style-name="Visited_20_Internet_20_Link">
https://www.ukrinform.ua/rubric-economy/3690024-v-ukraini-rozrobili-koncepciu-programi-pidtrimki-rozpodilenoi-zelenoi-generacii.html</text:a>
</text:p>
      <!--NEWS-->
      <text:h text:style-name="P10" text:outline-level="1">
<text:span text:style-name="T4">
Ukrainian Khalmatov won silver at the Grand Slam from Judo in Turkey</text:span>
</text:h>
      <text:p text:style-name="P4">
Authors: Ukrinform (Person)</text:p>
      <text:p text:style-name="P4">
Publisher: Укринформ (Organization)</text:p>
      <text:p text:style-name="P4">
Published Time: 2023-03-31T18:13:00+03:00</text:p>
      <text:p text:style-name="P4">
Modified Time: 2023-03-31T18:13:00+03:00</text:p>
      <text:p text:style-name="P4">
Description: In Antalya (Turkey), the next stage of the Grand Slam with judo began. - Ukrinform.</text:p>
      <text:p text:style-name="P4">
Images: ["<text:a xlink:type="simple" xlink:href="https://static.ukrinform.com/photos/2023_03/thumb_files/630_360_1680275382-832.jpg" text:style-name="Internet_20_link" text:visited-style-name="Visited_20_Internet_20_Link">
630_360_16802...</text:a>
"]</text:p>
      <text:p text:style-name="P4">
Tags: ['Дзюдо']</text:p>
      <text:p text:style-name="P4">
Type: Article</text:p>
      <!--METADATA-->
      <text:p text:style-name="P4">
<draw:frame draw:style-name="fr1" draw:name="Image180" text:anchor-type="as-char" svg:width="6.9236in" svg:height="3.956343in" draw:z-index="0">
<draw:image xlink:href="../Images/yкринформ/2023-03-31T18-13-00-03-00/630_360_1680275382-832.jpg" xlink:type="simple" xlink:show="embed" xlink:actuate="onLoad" draw:mime-type="image/jpeg"/>
</draw:frame>
In Antalya(Turkey)The next stage of the Grand Slam with judo began.</text:p>
      <text:p text:style-name="P4">
On the first day of the competition for the silver stage of the pedestal of the tournament, the Ukrainian halmatov rose, Ukrinform reports.</text:p>
      <text:p text:style-name="P4">
The 25-year-old resident of Kiev reached the finals in the weight category up to 60 kg, where the Bronze medalist of the Tokyo Olympiad-2020 Frenchman Georgian origin of the Lituka Mheidze.</text:p>
      <text:p text:style-name="P4">
Daria Bilodid(57 kg)She made his way to the quarterfinals, but then due to the forbidden reason she received disqualification and took 7th place.</text:p>
      <text:p text:style-name="P4">
Artem Lesiuk(60 kg)That Bogdan Yadov(66 kg)completed the performances in the 1/8 finals, Karo Marandyan(66 kg)and Maria Buyok(48 kg)- in the 1/16 finals.</text:p>
      <text:p text:style-name="P4">
<text:span text:style-name="T4">
 Read also: </text:span>
 <text:a xlink:type="simple" xlink:href="https://www.ukrinform.ua/rubric-sports/3688158-lider-zbirnoi-ukraini-z-dzudo-hammo-vibuv-do-kinca-roku.html" text:style-name="Internet_20_link" text:visited-style-name="Visited_20_Internet_20_Link">
</text:a>
On April 1-2 in the Turkish stage of the Grand Slam series Ukraine will represent Yuliagrebenozhko(63 kg), Ruslana Bulavina(More than 78 kg), Vladislav Kazimirov(73kg), Georg Manukian, Sergey Krivchach(Offends - 81 kg), Artem Bubir, Marathkryzhansky(Offensive - 90 kg), Anton Savitsky(100 kg), Yevgeny Balavsky Taandri Kolesnik(Both are over 100 kg).</text:p>
      <text:p text:style-name="P4">
<text:span text:style-name="T4">
Читайте також:</text:span>
 <text:a xlink:type="simple" xlink:href="https://www.ukrinform.ua/rubric-sports/3688171-dara-bilodid-vistupit-na-etapi-serii-grand-slam-iz-dzudo-u-tureccini.html" text:style-name="Internet_20_link" text:visited-style-name="Visited_20_Internet_20_Link">
 </text:a>
Note that the Judo World Championship will take place in do(Line up)From 7 to 14 days.</text:p>
      <text:p text:style-name="P4">
Photo - Facebook.</text:p>
      <text:p text:style-name="P4">
News Source: <text:a xlink:type="simple" xlink:href="https://www.ukrinform.ua/rubric-sports/3690025-ukrainec-halmatov-vigrav-sriblo-na-etapi-serii-grand-slam-iz-dzudo-u-tureccini.html" text:style-name="Internet_20_link" text:visited-style-name="Visited_20_Internet_20_Link">
https://www.ukrinform.ua/rubric-sports/3690025-ukrainec-halmatov-vigrav-sriblo-na-etapi-serii-grand-slam-iz-dzudo-u-tureccini.html</text:a>
</text:p>
      <!--NEWS-->
      <text:h text:style-name="P10" text:outline-level="1">
<text:span text:style-name="T4">
In Mariupol, invaders move military equipment away from the line of possible damage</text:span>
</text:h>
      <text:p text:style-name="P4">
Authors: Ukrinform (Person)</text:p>
      <text:p text:style-name="P4">
Publisher: Укринформ (Organization)</text:p>
      <text:p text:style-name="P4">
Published Time: 2023-03-31T18:16:17+03:00</text:p>
      <text:p text:style-name="P4">
Modified Time: 2023-03-31T18:16:17+03:00</text:p>
      <text:p text:style-name="P4">
Description: In the temporarily captured Russian invaders, Mariupol fix the movement of military equipment to the Left Bank - away from the line of possible damage. - Ukrinform.</text:p>
      <text:p text:style-name="P4">
Images: ["<text:a xlink:type="simple" xlink:href="https://static.ukrinform.com/photos/2022_03/thumb_files/630_360_1647797618-934.jpg" text:style-name="Internet_20_link" text:visited-style-name="Visited_20_Internet_20_Link">
630_360_16477...</text:a>
"]</text:p>
      <text:p text:style-name="P4">
Tags: ['Маріуполь', 'Військова техніка', 'Війна з росією']</text:p>
      <text:p text:style-name="P4">
Type: Article</text:p>
      <!--METADATA-->
      <text:p text:style-name="P4">
<draw:frame draw:style-name="fr1" draw:name="Image181" text:anchor-type="as-char" svg:width="6.9236in" svg:height="3.956343in" draw:z-index="0">
<draw:image xlink:href="../Images/yкринформ/2023-03-31T18-16-17-03-00/630_360_1647797618-934.jpg" xlink:type="simple" xlink:show="embed" xlink:actuate="onLoad" draw:mime-type="image/jpeg"/>
</draw:frame>
Timely captured by Russian invaders of Mariupol fix the movement of military equipment to the Left Bank - away from the line of possible damage.</text:p>
      <text:p text:style-name="P4">
As Ukrinform reports, about it in <text:a xlink:type="simple" xlink:href="http://t.me/andriyshTime/8208" text:style-name="Internet_20_link" text:visited-style-name="Visited_20_Internet_20_Link">
</text:a>
The mayor of Mariupol Petro Andryushchenko reported and published the relevant video.</text:p>
      <text:p text:style-name="P4">
“The Russians move parts of the BUK air defense system again(Charging part)Involume area. Away from the line of possible lesion, ”Andryushchenko wrote.</text:p>
      <text:p text:style-name="P4">
As it was reported, Mariupol and the surrounding settlements are transformed by the Naiysk-Logistics Hub of the Russian Army.</text:p>
      <text:p text:style-name="P4">
In the city, since the 20th of February this year, explosions have often been heard, locals have reported the enthusiasm in the warehouses of military equipment military equipment.</text:p>
      <text:p text:style-name="P4">
<text:span text:style-name="T4">
 Read also: </text:span>
 <text:a xlink:type="simple" xlink:href="https://www.ukrinform.ua/rubric-regions/3688635-u-mariupoli-zagarbniki-provodat-totalni-perevirki-na-vulicah-andrusenko.html" text:style-name="Internet_20_link" text:visited-style-name="Visited_20_Internet_20_Link">
</text:a>
The head of the united press center of the Operational Command "South" Nataliagmenyuk stated that explosions in the territory of the temporarily captured <text:a xlink:type="simple" xlink:href="https://www.ukrinform.ua/tag-mariupol" text:style-name="Internet_20_link" text:visited-style-name="Visited_20_Internet_20_Link">
</text:a>
It is evidenced that distant hostile is not unattainable for the defense forces.</text:p>
      <text:p text:style-name="P4">
<text:span text:style-name="T5">
Foto: Styinger, AA</text:span>
</text:p>
      <text:p text:style-name="P4">
News Source: <text:a xlink:type="simple" xlink:href="https://www.ukrinform.ua/rubric-ato/3690026-u-mariupoli-zagarbniki-peremisuut-vijskovu-tehniku-podali-vid-linii-mozlivogo-urazenna.html" text:style-name="Internet_20_link" text:visited-style-name="Visited_20_Internet_20_Link">
https://www.ukrinform.ua/rubric-ato/3690026-u-mariupoli-zagarbniki-peremisuut-vijskovu-tehniku-podali-vid-linii-mozlivogo-urazenna.html</text:a>
</text:p>
      <!--NEWS-->
      <text:h text:style-name="P10" text:outline-level="1">
<text:span text:style-name="T4">
The Ministry of Social Policy has announced a tender for the purchase of "baby packages"</text:span>
</text:h>
      <text:p text:style-name="P4">
Authors: Ukrinform (Person)</text:p>
      <text:p text:style-name="P4">
Publisher: Укринформ (Organization)</text:p>
      <text:p text:style-name="P4">
Published Time: 2023-03-31T18:17:54+03:00</text:p>
      <text:p text:style-name="P4">
Modified Time: 2023-03-31T18:17:54+03:00</text:p>
      <text:p text:style-name="P4">
Description: The Prozorro platform has announced a tender for the purchase of almost 61.5 thousand "baby packages". - Ukrinform.</text:p>
      <text:p text:style-name="P4">
Images: ["<text:a xlink:type="simple" xlink:href="https://static.ukrinform.com/photos/2018_09/thumb_files/630_360_1537281349-2111.jpg" text:style-name="Internet_20_link" text:visited-style-name="Visited_20_Internet_20_Link">
630_360_15372...</text:a>
"]</text:p>
      <text:p text:style-name="P4">
Tags: ['Мінсоцполітики', 'Тендер', 'Пакунок малюка']</text:p>
      <text:p text:style-name="P4">
Type: Article</text:p>
      <!--METADATA-->
      <text:p text:style-name="P4">
<draw:frame draw:style-name="fr1" draw:name="Image182" text:anchor-type="as-char" svg:width="6.9236in" svg:height="3.956343in" draw:z-index="0">
<draw:image xlink:href="../Images/yкринформ/2023-03-31T18-17-54-03-00/630_360_1537281349-2111.jpg" xlink:type="simple" xlink:show="embed" xlink:actuate="onLoad" draw:mime-type="image/jpeg"/>
</draw:frame>
Prozorro was announced a tender for the purchase of almost 61.5 thousand Pacquckets.</text:p>
      <text:p text:style-name="P4">
According to Ukrinfrom, the press service [] reported(http://www.msp.gov.ua/news/22715.html?fbclid=IwAR3JGJbZy4_xWuHE1cEcfz3oixQMI7dfz95Q_1YtZ7yXc6w4ih56aHWQFeQ).</text:p>
      <text:p text:style-name="P4">
«31 березня 2023 року Міністерством соціальної політики оголошено тендер назакупівлю одноразової натуральної допомоги «пакунок малюка», - йдеться вповідомленні.</text:p>
      <text:p text:style-name="P4">
Оголошення про закупівлю розміщено на електронній платформі Prozorro.Передбачається закупівля одноразової допомоги «пакунок малюка» в кількості 61456 комплектів.</text:p>
      <text:p text:style-name="P4">
Тендерні пропозиції приймаються до 10 квітня 2023 року.</text:p>
      <text:p text:style-name="P4">
Орієнтовний термін укладення договору з постачальником, який переможе утендерній процедурі, – з 24 квітня до 2 травня 2023 року.</text:p>
      <text:p text:style-name="P4">
У міністерстві нагадують, що у бюджеті на 2023 рік закладено 1,43 млрд грн назакупівлю «пакунків», а також на надання грошової компенсації родині заневикористані пакунки.</text:p>
      <text:p text:style-name="P4">
<text:span text:style-name="T4">
Читайте також:</text:span>
 <text:a xlink:type="simple" xlink:href="https://www.ukrinform.ua/rubric-society/3681829-ak-oformiti-pensiu-ukraincam-za-kordonom-rozasnenna-minsocpolitiki.html" text:style-name="Internet_20_link" text:visited-style-name="Visited_20_Internet_20_Link">
 </text:a>
The government has reported that the Ministry of Social Policy has been made by a solution that allows for the use of monetary compensation for a "baby pack" during martial law.</text:p>
      <text:p text:style-name="P4">
News Source: <text:a xlink:type="simple" xlink:href="https://www.ukrinform.ua/rubric-society/3690027-minsocpolitiki-ogolosilo-tender-na-zakupivlu-pakunkiv-maluka.html" text:style-name="Internet_20_link" text:visited-style-name="Visited_20_Internet_20_Link">
https://www.ukrinform.ua/rubric-society/3690027-minsocpolitiki-ogolosilo-tender-na-zakupivlu-pakunkiv-maluka.html</text:a>
</text:p>
      <!--NEWS-->
      <text:h text:style-name="P10" text:outline-level="1">
<text:span text:style-name="T4">
As a result of rocket stroke on Zaporozhye, 55 homes are damaged</text:span>
</text:h>
      <text:p text:style-name="P4">
Authors: Ukrinform (Person)</text:p>
      <text:p text:style-name="P4">
Publisher: Укринформ (Organization)</text:p>
      <text:p text:style-name="P4">
Published Time: 2023-03-31T18:20:00+03:00</text:p>
      <text:p text:style-name="P4">
Modified Time: 2023-03-31T18:20:00+03:00</text:p>
      <text:p text:style-name="P4">
Description: As a result of the rocket attack on Zaporozhye, 55 dwellings were damaged, four of them have significant destruction. - Ukrinform.</text:p>
      <text:p text:style-name="P4">
Images: ["<text:a xlink:type="simple" xlink:href="https://static.ukrinform.com/photos/2023_03/thumb_files/630_360_1680275709-975.jpg" text:style-name="Internet_20_link" text:visited-style-name="Visited_20_Internet_20_Link">
630_360_16802...</text:a>
", "<text:a xlink:type="simple" xlink:href="https://static.ukrinform.com/photos/2023_03/1680275708-491.jpg" text:style-name="Internet_20_link" text:visited-style-name="Visited_20_Internet_20_Link">
1680275708-49...</text:a>
", "<text:a xlink:type="simple" xlink:href="https://static.ukrinform.com/photos/2023_03/1680275709-971.jpg" text:style-name="Internet_20_link" text:visited-style-name="Visited_20_Internet_20_Link">
1680275709-97...</text:a>
", "<text:a xlink:type="simple" xlink:href="https://static.ukrinform.com/photos/2023_03/1680275867-159.jpg" text:style-name="Internet_20_link" text:visited-style-name="Visited_20_Internet_20_Link">
1680275867-15...</text:a>
"]</text:p>
      <text:p text:style-name="P4">
Tags: ['Обстріл', 'Запоріжжя', 'Війна з росією', 'Пошкодження']</text:p>
      <text:p text:style-name="P4">
Type: Article</text:p>
      <!--METADATA-->
      <text:p text:style-name="P4">
<draw:frame draw:style-name="fr1" draw:name="Image183" text:anchor-type="as-char" svg:width="6.9236in" svg:height="3.956343in" draw:z-index="0">
<draw:image xlink:href="../Images/yкринформ/2023-03-31T18-20-00-03-00/630_360_1680275709-975.jpg" xlink:type="simple" xlink:show="embed" xlink:actuate="onLoad" draw:mime-type="image/jpeg"/>
</draw:frame>
In the afternoon, 55 dwellings were damaged on Zaporozhye, four of them have significant destruction.</text:p>
      <text:p text:style-name="P4">
About it in <text:a xlink:type="simple" xlink:href="https://www.facebook.com/anatoliikurtiev/posts/pfbid0vvgiEf2sgwHieDhFMGz7NUKhHxiJyMQRqo7oaE14PGSDyGhU6QzLyAwJHU4Qe7qKl" text:style-name="Internet_20_link" text:visited-style-name="Visited_20_Internet_20_Link">
</text:a>
Informs Acting Mayor of Zaporizhzhia Anatoliy Kurb, reports Ukrinform.</text:p>
      <text:p text:style-name="P4">
"In total, 55 private homes are damaged. Four of them have considerable way, the rest damaged windows, doors, roofs," the post reads.</text:p>
      <text:p text:style-name="P4">
<draw:frame draw:style-name="fr1" draw:name="Image184" text:anchor-type="as-char" svg:width="6.9236in" svg:height="3.89773in" draw:z-index="0">
<draw:image xlink:href="../Images/yкринформ/2023-03-31T18-20-00-03-00/1680275708-491.jpg" xlink:type="simple" xlink:show="embed" xlink:actuate="onLoad" draw:mime-type="image/jpeg"/>
</draw:frame>
<draw:frame draw:style-name="fr1" draw:name="Image185" text:anchor-type="as-char" svg:width="6.9236in" svg:height="3.89773in" draw:z-index="0">
<draw:image xlink:href="../Images/yкринформ/2023-03-31T18-20-00-03-00/1680275709-971.jpg" xlink:type="simple" xlink:show="embed" xlink:actuate="onLoad" draw:mime-type="image/jpeg"/>
</draw:frame>
In place <text:a xlink:type="simple" xlink:href="https://www.ukrinform.ua/tag-raketnij-udar" text:style-name="Internet_20_link" text:visited-style-name="Visited_20_Internet_20_Link">
 </text:a>
The tent of the tent of the city council, in which social workers register residents of the arranged homes and give people humanitarian aid. Psychologists work. Seven people turned to them. There are two utilities with a generator where you can warm up, get food and drink.</text:p>
      <text:p text:style-name="P4">
<draw:frame draw:style-name="fr1" draw:name="Image186" text:anchor-type="as-char" svg:width="6.9236in" svg:height="3.89773in" draw:z-index="0">
<draw:image xlink:href="../Images/yкринформ/2023-03-31T18-20-00-03-00/1680275867-159.jpg" xlink:type="simple" xlink:show="embed" xlink:actuate="onLoad" draw:mime-type="image/jpeg"/>
</draw:frame>
It is now known that two people have sought medical help. Men have lightweight injuries, they have abandoned hospitalization.</text:p>
      <text:p text:style-name="P4">
<text:span text:style-name="T4">
 Read also: </text:span>
 <text:a xlink:type="simple" xlink:href="https://www.ukrinform.ua/rubric-ato/3689750-dsns-pokazala-naslidki-nicnogo-obstrilu-zaporizza-poskodzeni-ditsadok-i-budinki.html" text:style-name="Internet_20_link" text:visited-style-name="Visited_20_Internet_20_Link">
</text:a>
Also at the site of arrival are law enforcement officers, employees of the State Emergency Service of Ukraine, city specialized emergency rescue service, "Zaporizhremservis", "Vodokanal", "Eluas", "Zaporizhzhgaz", "Zaporozhye-Oblaenergo", volunteers. Work to close windows and give people OSB plates. Repaired materials(Namely with the awning Tarpaulin)Representatives of the Humanitarian mission "Proliska" also help.</text:p>
      <text:p text:style-name="P4">
Earlier it was reported that <text:a xlink:type="simple" xlink:href="https://www.ukrinform.ua/rubric-ato/3689958-rosiani-znovu-vdarili-raketami-po-zaporizzu-poraneni-dvoe-civilnih.html" text:style-name="Internet_20_link" text:visited-style-name="Visited_20_Internet_20_Link">
</text:a>
<text:span text:style-name="T5">
Foto: Facebook Anatoly Kurtev</text:span>
</text:p>
      <text:p text:style-name="P4">
News Source: <text:a xlink:type="simple" xlink:href="https://www.ukrinform.ua/rubric-ato/3690029-unaslidok-raketnogo-udaru-po-zaporizzu-poskodzeni-55-budinkiv.html" text:style-name="Internet_20_link" text:visited-style-name="Visited_20_Internet_20_Link">
https://www.ukrinform.ua/rubric-ato/3690029-unaslidok-raketnogo-udaru-po-zaporizzu-poskodzeni-55-budinkiv.html</text:a>
</text:p>
      <!--NEWS-->
      <text:h text:style-name="P10" text:outline-level="1">
<text:span text:style-name="T4">
The Kyiv-Pechersk Lavra Reserve filed a lawsuit against the UOC MP</text:span>
</text:h>
      <text:p text:style-name="P4">
Authors: Ukrinform (Person)</text:p>
      <text:p text:style-name="P4">
Publisher: Укринформ (Organization)</text:p>
      <text:p text:style-name="P4">
Published Time: 2023-03-31T18:22:00+03:00</text:p>
      <text:p text:style-name="P4">
Modified Time: 2023-03-31T18:22:00+03:00</text:p>
      <text:p text:style-name="P4">
Description: The Kyiv-Pechersk Lavra National Reserve appealed to the Commercial Court to eliminate obstacles that representatives of the UOC (MP) are committed when receiving the transfer of Lavra's property. - Ukrinform.</text:p>
      <text:p text:style-name="P4">
Images: ["<text:a xlink:type="simple" xlink:href="https://static.ukrinform.com/photos/2021_04/thumb_files/630_360_1618812805-889.jpg" text:style-name="Internet_20_link" text:visited-style-name="Visited_20_Internet_20_Link">
630_360_16188...</text:a>
"]</text:p>
      <text:p text:style-name="P4">
Tags: ['Суд', 'Ткаченко', 'УПЦ МП', 'Київська Лавра']</text:p>
      <text:p text:style-name="P4">
Type: Article</text:p>
      <!--METADATA-->
      <text:p text:style-name="P4">
<draw:frame draw:style-name="fr1" draw:name="Image187" text:anchor-type="as-char" svg:width="6.9236in" svg:height="3.956343in" draw:z-index="0">
<draw:image xlink:href="../Images/yкринформ/2023-03-31T18-22-00-03-00/630_360_1618812805-889.jpg" xlink:type="simple" xlink:show="embed" xlink:actuate="onLoad" draw:mime-type="image/jpeg"/>
</draw:frame>
The Kyiv-Pechersk Lavra National Reserve appealed to the Commercial Court to eliminate obstacles that UOC representatives do(MP)During the reception of the Lavra property.</text:p>
      <text:p text:style-name="P4">
This was reported by the Minister of Culture and Information Policy Alexander Tkachenkov <text:a xlink:type="simple" xlink:href="https://t.me/otkachenkokyiv/3336" text:style-name="Internet_20_link" text:visited-style-name="Visited_20_Internet_20_Link">
</text:a>
, reports Ukrinform.</text:p>
      <text:p text:style-name="P4">
"Today the commission for acceptance-transfer of state property of the National Reserve" Kyiv-Pechersk Lavra "was unable(MP). Через це заповідник звернувся до Господарського суду м.Києва, щоб усунути численні перешкоди, які чинить УПЦ (MP)On the way of transfer, the legal way of Lavra's property to the rightful owner is the state, "the minister said.</text:p>
      <text:p text:style-name="P4">
<text:span text:style-name="T4">
 Read also: </text:span>
 <text:a xlink:type="simple" xlink:href="https://www.ukrinform.ua/rubric-society/3689845-do-cerkvi-u-kievopecerskij-lavri-komisiu-mkip-ne-puskali-nevidomi-v-cernecih-rasah.html" text:style-name="Internet_20_link" text:visited-style-name="Visited_20_Internet_20_Link">
</text:a>
Tkachenko noted that according to Art. 381 of the Civil Code of Ukraine, the owner of the square has the right to demand the elimination of obstacles in the exercise of the right to use and dispose of his property.</text:p>
      <text:p text:style-name="P4">
"We will solve the situation in a legitimate way," he emphasized.</text:p>
      <text:p text:style-name="P4">
As it was reported, the court denied the claim of Ukrainian Orthodox Church(Moscow Patriarchate)to the National Reserve "Kyiv-Pechersk Lavra" on the invalidation of a transaction to refuse to continue the use of cult buildings and other property, which is state-owned.</text:p>
      <text:p text:style-name="P4">
The Kyiv-Pechersk Lavra National Reserve announced a break in the lease with the Ukrainian Orthodox Church of the Moscow Patriarchate from 29.</text:p>
      <text:p text:style-name="P4">
On March 30, the Commission of the Ministry of Culture and Information Policy of Malalas inventory of the property of the Kiev-Pechersk Lavra. However, supporters of the UOC(MP)Prevented the activities of the commission.</text:p>
      <text:p text:style-name="P4">
<text:span text:style-name="T4">
 Read also: </text:span>
 <text:a xlink:type="simple" xlink:href="https://www.ukrinform.ua/rubric-society/3689582-risenna-pro-peredacu-u-koristuvanna-upc-mp-budivel-lavri-vtratilo-cinnist-kabmin.html" text:style-name="Internet_20_link" text:visited-style-name="Visited_20_Internet_20_Link">
</text:a>
Law enforcement officers <text:a xlink:type="simple" xlink:href="https://www.ukrinform.ua/rubric-society/3689492-policia-porusila-spravu-za-faktom-pereskodzanna-roboti-zurnalistiv-na-teritorii-lavri.html" text:style-name="Internet_20_link" text:visited-style-name="Visited_20_Internet_20_Link">
</text:a>
On the fact of obstruction of journalistic activity in the territory of Kievo-Pechersk Lavra. The applicants reported that during the shooting of the plot, one of the sanctified servants damaged the equipment of the operator.</text:p>
      <text:p text:style-name="P4">
News Source: <text:a xlink:type="simple" xlink:href="https://www.ukrinform.ua/rubric-society/3690030-zapovidnik-kievopecerska-lavra-podav-pozov-proti-upc-mp.html" text:style-name="Internet_20_link" text:visited-style-name="Visited_20_Internet_20_Link">
https://www.ukrinform.ua/rubric-society/3690030-zapovidnik-kievopecerska-lavra-podav-pozov-proti-upc-mp.html</text:a>
</text:p>
      <!--NEWS-->
      <text:h text:style-name="P10" text:outline-level="1">
<text:span text:style-name="T4">
Nuclear weapons: UN Deputy Secretary General called Russia to comply with the treaty</text:span>
</text:h>
      <text:p text:style-name="P4">
Authors: Ukrinform (Person)</text:p>
      <text:p text:style-name="P4">
Publisher: Укринформ (Organization)</text:p>
      <text:p text:style-name="P4">
Published Time: 2023-03-31T18:26:00+03:00</text:p>
      <text:p text:style-name="P4">
Modified Time: 2023-03-31T18:26:00+03:00</text:p>
      <text:p text:style-name="P4">
Description: The Deputy Secretary General, the High UN Representative for the Disarmament of Izumi Nakamitsa called on Russia, Belarus and other states to comply with the Nuclear Weapon Non -Proliferation Treaty (day). - Ukrinform.</text:p>
      <text:p text:style-name="P4">
Images: ["<text:a xlink:type="simple" xlink:href="https://static.ukrinform.com/photos/2023_03/thumb_files/630_360_1680276266-697.jpg" text:style-name="Internet_20_link" text:visited-style-name="Visited_20_Internet_20_Link">
630_360_16802...</text:a>
"]</text:p>
      <text:p text:style-name="P4">
Tags: ['білорусь', 'ООН', 'Ядерна зброя', 'росія']</text:p>
      <text:p text:style-name="P4">
Type: Article</text:p>
      <!--METADATA-->
      <text:p text:style-name="P4">
<draw:frame draw:style-name="fr1" draw:name="Image188" text:anchor-type="as-char" svg:width="6.9236in" svg:height="3.956343in" draw:z-index="0">
<draw:image xlink:href="../Images/yкринформ/2023-03-31T18-26-00-03-00/630_360_1680276266-697.jpg" xlink:type="simple" xlink:show="embed" xlink:actuate="onLoad" draw:mime-type="image/jpeg"/>
</draw:frame>
The Deputy Gensk, High UN Representative for Disarmament of Izumi Nakamitz Callusia, Belarus and other States to comply(Diddates).</text:p>
      <text:p text:style-name="P4">
Як передає власний кореспондент Укрінформу в Нью-Йорку, про це вона заявила назасіданні Ради Безпеки ООН у п’ятницю, присвяченому обговоренню погрозпрезидента рф володимира путіна щодо розміщення ядерної зброї у Білорусі.</text:p>
      <text:p text:style-name="P4">
«Я хочу внести ясність від самого початку, – сказала вона. – Усі державиповинні уникати будь-яких дій, які можуть призвести до ескалації, помилки абопрорахунку. Усі держави – учасниці Договору про нерозповсюдження ядерної зброї– ті, що володіють ядерною зброєю, і ті, що не володіють нею, повинні сувородотримуватися зобов'язань, які вони взяли на себе. Виконання цих зобов'язань єнайважливішим елементом запобігання розповсюдженню та застосуванню ядерноїзброї та забезпечення її ліквідації».</text:p>
      <text:p text:style-name="P4">
Накаміцу нагадала, що ці принципи лежать в основі міжнародного миру і безпекиі є одним з найважливіших пріоритетів <text:a xlink:type="simple" xlink:href="https://www.ukrinform.ua/tag-oon" text:style-name="Internet_20_link" text:visited-style-name="Visited_20_Internet_20_Link">
 </text:a>
and "the purpose to which all Member States are given."</text:p>
      <text:p text:style-name="P4">
According to the UN Secretary General, "the risk of nuclear weapons is today than ever since the Cold War."</text:p>
      <text:p text:style-name="P4">
States should avoid any action that could lead to escalation, mistakes or miscalculations.</text:p>
      <text:p text:style-name="P4">
"Therefore, I appeal to all the participants of the day - to fully comply with the obligations under the contract and to immediately make serious efforts to lower nuclear risk and the de -escalation of tension," - said Nakamitsa.</text:p>
      <text:p text:style-name="P4">
She also urged the Russian Federation and the US to return to the execution of a contract for reduction of strategic offensive weapons(New Start).</text:p>
      <text:p text:style-name="P4">
<text:span text:style-name="T4">
Читайте також:</text:span>
 <text:a xlink:type="simple" xlink:href="https://www.ukrinform.ua/rubric-world/3689828-lukasenko-zaaviv-so-rozmisenna-adernoi-zbroi-v-bilorusi-e-jogo-iniciativou.html" text:style-name="Internet_20_link" text:visited-style-name="Visited_20_Internet_20_Link">
 </text:a>
As reported by Ukrinform, on March 25, the President of the Aggressor Country Volodymyrputin, for whom the ISS issued a warrant for arrest, stated that <text:a xlink:type="simple" xlink:href="https://www.ukrinform.ua/rubric-world/3687449-putin-zaaviv-so-rosia-rozmistit-takticnu-adernu-zbrou-u-bilorusi.html" text:style-name="Internet_20_link" text:visited-style-name="Visited_20_Internet_20_Link">
</text:a>
. Earlier, in February this year, he announced the "suspension" of Moscow's participation in the contract for reduction of strategic offensive weapons from the United States.</text:p>
      <text:p text:style-name="P4">
The participants of the day are almost all states of the world - except for Israel, India, and Pakistan of Taponic Korea.</text:p>
      <text:p text:style-name="P4">
<text:span text:style-name="T5">
Foto: United Nations Photo</text:span>
</text:p>
      <text:p text:style-name="P4">
News Source: <text:a xlink:type="simple" xlink:href="https://www.ukrinform.ua/rubric-world/3690031-nerozpovsudzenna-adernoi-zbroi-zastupnica-genseka-oon-zaklikala-rosiu-dotrimuvatisa-dogovoru.html" text:style-name="Internet_20_link" text:visited-style-name="Visited_20_Internet_20_Link">
https://www.ukrinform.ua/rubric-world/3690031-nerozpovsudzenna-adernoi-zbroi-zastupnica-genseka-oon-zaklikala-rosiu-dotrimuvatisa-dogovoru.html</text:a>
</text:p>
      <!--NEWS-->
      <text:h text:style-name="P10" text:outline-level="1">
<text:span text:style-name="T4">
Uganda is offered to send troops to protect Moscow</text:span>
</text:h>
      <text:p text:style-name="P4">
Authors: Ukrinform (Person)</text:p>
      <text:p text:style-name="P4">
Publisher: Укринформ (Organization)</text:p>
      <text:p text:style-name="P4">
Published Time: 2023-03-31T18:27:00+03:00</text:p>
      <text:p text:style-name="P4">
Modified Time: 2023-03-31T18:27:00+03:00</text:p>
      <text:p text:style-name="P4">
Description: The son of President Uganda General Mukhuzi Kinerugab wants to send troops to Russia to defend Moscow. - Ukrinform.</text:p>
      <text:p text:style-name="P4">
Images: ["<text:a xlink:type="simple" xlink:href="https://static.ukrinform.com/photos/2019_10/thumb_files/630_360_1570600638-882.jpg" text:style-name="Internet_20_link" text:visited-style-name="Visited_20_Internet_20_Link">
630_360_15706...</text:a>
"]</text:p>
      <text:p text:style-name="P4">
Tags: ['Армія', 'Москва', 'росія', 'Уганда']</text:p>
      <text:p text:style-name="P4">
Type: Article</text:p>
      <!--METADATA-->
      <text:p text:style-name="P4">
<draw:frame draw:style-name="fr1" draw:name="Image189" text:anchor-type="as-char" svg:width="6.9236in" svg:height="3.956343in" draw:z-index="0">
<draw:image xlink:href="../Images/yкринформ/2023-03-31T18-27-00-03-00/630_360_1570600638-882.jpg" xlink:type="simple" xlink:show="embed" xlink:actuate="onLoad" draw:mime-type="image/jpeg"/>
</draw:frame>
Uganda Sympresite General Mukhuzi Kinerugab wants to send troops to Moscow's protection.</text:p>
      <text:p text:style-name="P4">
As Ukrinform reports, he reported in <text:a xlink:type="simple" xlink:href="https://t.me/yigal_levin/43430" text:style-name="Internet_20_link" text:visited-style-name="Visited_20_Internet_20_Link">
</text:a>
Israel's Defense Army Officer Igal Levin.</text:p>
      <text:p text:style-name="P4">
"You can call me a Putinist if you want but we, <text:a xlink:type="simple" xlink:href="https://www.ukrinform.ua/tag-uganda" text:style-name="Internet_20_link" text:visited-style-name="Visited_20_Internet_20_Link">
</text:a>
, let's send the soldiers to defend Moscow, if the imperialists once threaten her, "Kinerugab said.</text:p>
      <text:p text:style-name="P4">
<text:span text:style-name="T4">
 Read also: </text:span>
 <text:a xlink:type="simple" xlink:href="https://www.ukrinform.ua/rubric-polytics/3673711-vperse-v-istorii-dvostoronnih-vidnosin-zelenskij-proviv-rozmovu-z-prezidentom-ugandi.html" text:style-name="Internet_20_link" text:visited-style-name="Visited_20_Internet_20_Link">
</text:a>
As it was reported, the UN court ordered Uganda to pay DRC of the Congo 325 million dollars as compensation for involvement in the occupation of the territories of the country.</text:p>
      <text:p text:style-name="P4">
News Source: <text:a xlink:type="simple" xlink:href="https://www.ukrinform.ua/rubric-world/3690033-v-ugandi-proponuut-vidpraviti-vijska-dla-zahistu-moskvi.html" text:style-name="Internet_20_link" text:visited-style-name="Visited_20_Internet_20_Link">
https://www.ukrinform.ua/rubric-world/3690033-v-ugandi-proponuut-vidpraviti-vijska-dla-zahistu-moskvi.html</text:a>
</text:p>
      <!--NEWS-->
      <text:h text:style-name="P10" text:outline-level="1">
<text:span text:style-name="T4">
Nok Slovenia supported the recommendations of the IOC to allow Russians and Belarus to competition</text:span>
</text:h>
      <text:p text:style-name="P4">
Authors: Ukrinform (Person)</text:p>
      <text:p text:style-name="P4">
Publisher: Укринформ (Organization)</text:p>
      <text:p text:style-name="P4">
Published Time: 2023-03-31T18:28:14+03:00</text:p>
      <text:p text:style-name="P4">
Modified Time: 2023-03-31T18:28:14+03:00</text:p>
      <text:p text:style-name="P4">
Description: The National Olympic Committee of Slovenia supported the recommendations of the International Olympic Committee to allow Russians and Belarusians to international competitions. - Ukrinform.</text:p>
      <text:p text:style-name="P4">
Images: ["<text:a xlink:type="simple" xlink:href="https://static.ukrinform.com/photos/2023_03/thumb_files/630_360_1680276419-337.jpg" text:style-name="Internet_20_link" text:visited-style-name="Visited_20_Internet_20_Link">
630_360_16802...</text:a>
"]</text:p>
      <text:p text:style-name="P4">
Tags: ['Олімпіада', 'НОК України']</text:p>
      <text:p text:style-name="P4">
Type: Article</text:p>
      <!--METADATA-->
      <text:p text:style-name="P4">
<draw:frame draw:style-name="fr1" draw:name="Image190" text:anchor-type="as-char" svg:width="6.9236in" svg:height="3.956343in" draw:z-index="0">
<draw:image xlink:href="../Images/yкринформ/2023-03-31T18-28-14-03-00/630_360_1680276419-337.jpg" xlink:type="simple" xlink:show="embed" xlink:actuate="onLoad" draw:mime-type="image/jpeg"/>
</draw:frame>
The National Olympic Committee of Slovenia supported the recommendations of the International Olympic Committee to allow Russians and Belarus to international competitions.</text:p>
      <text:p text:style-name="P4">
This was reported on <text:a xlink:type="simple" xlink:href="https://www.olympic.si/novica/2233" text:style-name="Internet_20_link" text:visited-style-name="Visited_20_Internet_20_Link">
</text:a>
Slovenian NOC, Ukrinform reports.</text:p>
      <text:p text:style-name="P4">
“The IOC considers the possibilities of gradual admission of Russian and Belarusian exports to international competitions in neutral status and without national symbols. At the same time, the IOC gives a clear message that we also fully support that the war and aggression in Ukraine are worth any condemnation, and it is necessary to demonstrate all the solidarity and support of Ukraine and the Ukrainian exports. Even in the Slovenian Olympic family, we from the very beginning of our sports clubs, which have taken under their wing of Ukrainian sportsmen, and help them to continue their activities, ” - says the advocacy.</text:p>
      <text:p text:style-name="P4">
The President of the National Olympic Committee of Slovenia Frankio Bobinazazazazazazazazazazazazazazazazazazazazazazazazazazzzzzuziacid that he supports the recommendations of the NOC and opposes a possible boycotolipiad.</text:p>
      <text:p text:style-name="P4">
“In the desire to end the war in Ukraine as soon as possible and to help Ukrainian athletes in these difficult times as possible, it is also necessary to keep in mind the reconciliation UN. It is a goal that is pursued by international sports organization, part of which is also the Olympic Committee of Slovenia. Sport should be combined, not separated. There is no place in the sport, so in our Olympic family we are always looking for different ways to be supportive, with clear rules and accessible to everyone. There is no ideal solution to this difficult situation. Therefore, at the Olympic Committee of Slovenia, I MOCs the IOC position in the further search for decisions in favor of sports, but in the same case we do not support any thoughts about the boycott of the largest sports event in the world, ”said NOC President Frango Bobinz.</text:p>
      <text:p text:style-name="P4">
It was reported that the International Olympic Committee made a decision that recommended international federations to allow athletes from Russia and Belarus of international competitions.</text:p>
      <text:p text:style-name="P4">
<text:span text:style-name="T4">
 Read also: </text:span>
 <text:a xlink:type="simple" xlink:href="https://www.ukrinform.ua/rubric-sports/3689051-minmolodsportu-vistupilo-iz-zaavou-stosovno-risenna-vikonkomu-mok-vid-28-berezna.html" text:style-name="Internet_20_link" text:visited-style-name="Visited_20_Internet_20_Link">
</text:a>
</text:p>
      <text:p text:style-name="P4">
Photo: olympic.si</text:p>
      <text:p text:style-name="P4">
News Source: <text:a xlink:type="simple" xlink:href="https://www.ukrinform.ua/rubric-sports/3690032-nok-slovenii-pidtrimav-rekomendacii-mok-dopustiti-rosian-i-bilorusiv-do-zmagan.html" text:style-name="Internet_20_link" text:visited-style-name="Visited_20_Internet_20_Link">
https://www.ukrinform.ua/rubric-sports/3690032-nok-slovenii-pidtrimav-rekomendacii-mok-dopustiti-rosian-i-bilorusiv-do-zmagan.html</text:a>
</text:p>
      <!--NEWS-->
      <text:h text:style-name="P10" text:outline-level="1">
<text:span text:style-name="T4">
In Italy blocked Chatgpt for illegal data collection</text:span>
</text:h>
      <text:p text:style-name="P4">
Authors: Ukrinform (Person)</text:p>
      <text:p text:style-name="P4">
Publisher: Укринформ (Organization)</text:p>
      <text:p text:style-name="P4">
Published Time: 2023-03-31T18:35:00+03:00</text:p>
      <text:p text:style-name="P4">
Modified Time: 2023-03-31T18:35:00+03:00</text:p>
      <text:p text:style-name="P4">
Description: The Italian Privacy Protection Service on Friday blocked the Chatgpt artificial intelligence chat, accusing it of illegal collection of personal data of Italian users. - Ukrinform.</text:p>
      <text:p text:style-name="P4">
Images: ["<text:a xlink:type="simple" xlink:href="https://static.ukrinform.com/photos/2023_02/thumb_files/630_360_1676713184-792.png" text:style-name="Internet_20_link" text:visited-style-name="Visited_20_Internet_20_Link">
630_360_16767...</text:a>
"]</text:p>
      <text:p text:style-name="P4">
Tags: ['Італія', 'Штучний інтелект', 'ChatGPT']</text:p>
      <text:p text:style-name="P4">
Type: Article</text:p>
      <!--METADATA-->
      <text:p text:style-name="P4">
<draw:frame draw:style-name="fr1" draw:name="Image191" text:anchor-type="as-char" svg:width="6.9236in" svg:height="3.956343in" draw:z-index="0">
<draw:image xlink:href="../Images/yкринформ/2023-03-31T18-35-00-03-00/630_360_1676713184-792.png" xlink:type="simple" xlink:show="embed" xlink:actuate="onLoad" draw:mime-type="image/png"/>
</draw:frame>
Friday, Italian Casol Protection on Friday has blocked the Chatgpt artificial Chatbot, accusing it of illegal collection of personal data of the Hitralian users.</text:p>
      <text:p text:style-name="P4">
As Ukrinform reports, it reports <text:a xlink:type="simple" xlink:href="https://www.ansa.it/english/news/2023/03/31/privacy-watchdog-blocks-chatgpt-for-illegal-data-harvesting_5343c6cf-5cd6-492e-a9c0-88a46e4144b1.html" text:style-name="Internet_20_link" text:visited-style-name="Visited_20_Internet_20_Link">
</text:a>
The service noted that in Italy will be suspended the activities of chatbot, developed by the American company Openai. The bot block will be valid as long as Winne meets the Italian standards and privacy rules. The regulatory investigation began.</text:p>
      <text:p text:style-name="P4">
Among the reasons for the cessation of functioning <text:a xlink:type="simple" xlink:href="https://www.ukrinform.ua/tag-chatgpt" text:style-name="Internet_20_link" text:visited-style-name="Visited_20_Internet_20_Link">
</text:a>
The Italian Privacy Protection Body called the lack of informing users and all whose data were collected by Openai. And also -the reference of the legal basis, which justifies the collection of personal data and saving them.</text:p>
      <text:p text:style-name="P4">
<text:span text:style-name="T4">
 Read also: </text:span>
 <text:a xlink:type="simple" xlink:href="https://www.ukrinform.ua/rubric-technology/3686270-u-chatgpt-cerez-zbij-stali-vidimi-rozmovi-koristuvaciv-iz-botom.html" text:style-name="Internet_20_link" text:visited-style-name="Visited_20_Internet_20_Link">
</text:a>
As reported by Ukrinform, more than a thousand people, including experts - billionaire Mask and former Apple co -founder Steve Wozniak, <text:a xlink:type="simple" xlink:href="https://www.ukrinform.ua/rubric-technology/3689003-ponad-tisaca-ekspertiv-zaklikaut-prizupiniti-rozrobku-sistem-zi-stucnim-intelektom.html" text:style-name="Internet_20_link" text:visited-style-name="Visited_20_Internet_20_Link">
</text:a>
To make sure to make sure of their safety.</text:p>
      <text:p text:style-name="P4">
News Source: <text:a xlink:type="simple" xlink:href="https://www.ukrinform.ua/rubric-technology/3690019-v-italii-zablokuvali-chatgpt-za-nezakonnij-zbir-danih.html" text:style-name="Internet_20_link" text:visited-style-name="Visited_20_Internet_20_Link">
https://www.ukrinform.ua/rubric-technology/3690019-v-italii-zablokuvali-chatgpt-za-nezakonnij-zbir-danih.html</text:a>
</text:p>
      <!--NEWS-->
      <text:h text:style-name="P10" text:outline-level="1">
<text:span text:style-name="T4">
Bucha stood and comes to life - shmigal</text:span>
</text:h>
      <text:p text:style-name="P4">
Authors: Ukrinform (Person)</text:p>
      <text:p text:style-name="P4">
Publisher: Укринформ (Organization)</text:p>
      <text:p text:style-name="P4">
Published Time: 2023-03-31T18:37:00+03:00</text:p>
      <text:p text:style-name="P4">
Modified Time: 2023-03-31T18:37:00+03:00</text:p>
      <text:p text:style-name="P4">
Description: The shots from the released year ago shocked the whole world, and now the city continues to recover and come to life. - Ukrinform.</text:p>
      <text:p text:style-name="P4">
Images: ["<text:a xlink:type="simple" xlink:href="https://static.ukrinform.com/photos/2023_03/thumb_files/630_360_1680276820-952.jpg" text:style-name="Internet_20_link" text:visited-style-name="Visited_20_Internet_20_Link">
630_360_16802...</text:a>
", "<text:a xlink:type="simple" xlink:href="https://static.ukrinform.com/photos/2023_03/1680276820-129.jpg" text:style-name="Internet_20_link" text:visited-style-name="Visited_20_Internet_20_Link">
1680276820-12...</text:a>
"]</text:p>
      <text:p text:style-name="P4">
Tags: ['Буча', 'Шмигаль', 'Війна з росією', 'Трагедія']</text:p>
      <text:p text:style-name="P4">
Type: Article</text:p>
      <!--METADATA-->
      <text:p text:style-name="P4">
<draw:frame draw:style-name="fr1" draw:name="Image192" text:anchor-type="as-char" svg:width="6.9236in" svg:height="3.956343in" draw:z-index="0">
<draw:image xlink:href="../Images/yкринформ/2023-03-31T18-37-00-03-00/630_360_1680276820-952.jpg" xlink:type="simple" xlink:show="embed" xlink:actuate="onLoad" draw:mime-type="image/jpeg"/>
</draw:frame>
The frames of the absence of the year ago were shocked by the whole world, and now the city continues to recover and come to life.</text:p>
      <text:p text:style-name="P4">
According to Ukrinform, Prime Minister Denis Shmigal wrote in <text:a xlink:type="simple" xlink:href="http://t.me/Denys_Smyhal/4874" text:style-name="Internet_20_link" text:visited-style-name="Visited_20_Internet_20_Link">
</text:a>
.</text:p>
      <text:p text:style-name="P4">
He recalled that a year ago, pain, sorrow and hatred engulfed every Ukrainian when they saw that the enemy had left behind when they saw the streets with the shot -lived, when hundreds of innocently killed civilians were exhumed from the mass graves.</text:p>
      <text:p text:style-name="P4">
"Nevertheless, Bucha has stood. Thanks to our defenders. Thanks to the indifferent. Uzhezaraz we see how the city comes to life. How the houses, infrastructure are gradually being restored," the head of government added.</text:p>
      <text:p text:style-name="P4">
<draw:frame draw:style-name="fr1" draw:name="Image193" text:anchor-type="as-char" svg:width="6.9236in" svg:height="4.92986in" draw:z-index="0">
<draw:image xlink:href="../Images/yкринформ/2023-03-31T18-37-00-03-00/1680276820-129.jpg" xlink:type="simple" xlink:show="embed" xlink:actuate="onLoad" draw:mime-type="image/jpeg"/>
</draw:frame>
He noted that today visited Bucha together <text:a xlink:type="simple" xlink:href="https://www.ukrinform.ua/tag-prezident" text:style-name="Internet_20_link" text:visited-style-name="Visited_20_Internet_20_Link">
</text:a>
Ukraine Volodymyr Zelensky, Verkhovna Rada Chairman Ruslan Stefanchuk, Head of the Presidential Demandriy Yermak and international partners to honor the memory of innocent people whose life has taken away the Russian aggressor and to remind the world of pro -Russian terror and the importance of punishment for it.</text:p>
      <text:p text:style-name="P4">
"Terrible crimes and atrocities. And those who stand behind them are sure to be inspired. Justice will be inevitable. Like our victory, the first steps are made here. In Bucha," Smigal said.</text:p>
      <text:p text:style-name="P4">
<text:span text:style-name="T4">
 Read also: </text:span>
 <text:a xlink:type="simple" xlink:href="https://www.ukrinform.ua/rubric-polytics/3689928-premer-slovenii-na-pamatnih-zahodah-u-buci-sogodni-vsi-mi-ukrainci.html" text:style-name="Internet_20_link" text:visited-style-name="Visited_20_Internet_20_Link">
</text:a>
The head of government expressed gratitude to the forces of Ukraine's defense and all who are approaching the winner.</text:p>
      <text:p text:style-name="P4">
As it was reported, on Friday, March 31, in Bucha there were events on the occasion of the liberation of the city from Russian invaders.</text:p>
      <text:p text:style-name="P4">
Bucha survived 33 days of occupation. Defense forces liberated the city from Russian invasions on March 31, 2022. More than 9,000 military crimes were recorded on the territory of the Buchansky district protection. More than 1,400 -civilians were killed, of which 637 were in Bucha. Among the dead 37 dates. More than 3800 homes were also destroyed.</text:p>
      <text:p text:style-name="P4">
<text:span text:style-name="T4">
 Read also: </text:span>
 <text:a xlink:type="simple" xlink:href="https://www.ukrinform.ua/rubric-ato/3689909-zelenskij-vzav-ucast-u-vsanuvanni-pamati-ziteliv-buci-vbitih-rosianami.html" text:style-name="Internet_20_link" text:visited-style-name="Visited_20_Internet_20_Link">
</text:a>
Until in the Buchan district, war crimes were reported to 97 persons. With regard to 35 persons, indictments are sent to court. Two have arranged sentences.</text:p>
      <text:p text:style-name="P4">
News Source: <text:a xlink:type="simple" xlink:href="https://www.ukrinform.ua/rubric-regions/3690036-buca-vistoala-j-ozivae-smigal.html" text:style-name="Internet_20_link" text:visited-style-name="Visited_20_Internet_20_Link">
https://www.ukrinform.ua/rubric-regions/3690036-buca-vistoala-j-ozivae-smigal.html</text:a>
</text:p>
      <!--NEWS-->
      <text:h text:style-name="P10" text:outline-level="1">
<text:span text:style-name="T4">
Putin violates China's promise on nuclear weapons - states at the UN</text:span>
</text:h>
      <text:p text:style-name="P4">
Authors: Ukrinform (Person)</text:p>
      <text:p text:style-name="P4">
Publisher: Укринформ (Organization)</text:p>
      <text:p text:style-name="P4">
Published Time: 2023-03-31T18:49:13+03:00</text:p>
      <text:p text:style-name="P4">
Modified Time: 2023-03-31T18:49:13+03:00</text:p>
      <text:p text:style-name="P4">
Description: Putin's stated intentions to place tactical nuclear weapons in Belarus directly diverge with joint declarations that signed less than two weeks ago, Russian leaders and China on non -proliferation, as well as reducing the risks of nuclear war. - Ukrinform.</text:p>
      <text:p text:style-name="P4">
Images: ["<text:a xlink:type="simple" xlink:href="https://static.ukrinform.com/photos/2023_03/thumb_files/630_360_1680277588-691.jpg" text:style-name="Internet_20_link" text:visited-style-name="Visited_20_Internet_20_Link">
630_360_16802...</text:a>
"]</text:p>
      <text:p text:style-name="P4">
Tags: ['ООН', 'США', 'Ядерна зброя', 'Війна з росією']</text:p>
      <text:p text:style-name="P4">
Type: Article</text:p>
      <!--METADATA-->
      <text:p text:style-name="P4">
<draw:frame draw:style-name="fr1" draw:name="Image194" text:anchor-type="as-char" svg:width="6.9236in" svg:height="3.956343in" draw:z-index="0">
<draw:image xlink:href="../Images/yкринформ/2023-03-31T18-49-13-03-00/630_360_1680277588-691.jpg" xlink:type="simple" xlink:show="embed" xlink:actuate="onLoad" draw:mime-type="image/jpeg"/>
</draw:frame>
Putin's declarations to place tactical nuclear weapons in Belarus directly diverge as joint declarations, which signed less than two weeks ago, Russian leaders Ikitai on non -proliferation, as well as reducing the risks of nuclear war.</text:p>
      <text:p text:style-name="P4">
This was stated on Friday during the UN Security Council Security Council at the US Deputy Standing Representative at <text:a xlink:type="simple" xlink:href="https://www.ukrinform.ua/tag-oon" text:style-name="Internet_20_link" text:visited-style-name="Visited_20_Internet_20_Link">
</text:a>
Robertwood, Ukrinform correspondent reports.</text:p>
      <text:p text:style-name="P4">
“Less than two weeks ago President Putin in a joint statement with(Head - ed.)The CPRZ has an effective way of reducing the risks of nuclear war and cynically claimed that "states with nuclear weapons should maintain such weapons abroad, as well as to bring nuclear weapons, deployed, deployed," the US representative reminded.</text:p>
      <text:p text:style-name="P4">
<text:span text:style-name="T4">
 Read also: </text:span>
 <text:a xlink:type="simple" xlink:href="https://www.ukrinform.ua/rubric-world/3690031-nerozpovsudzenna-adernoi-zbroi-zastupnica-genseka-oon-zaklikala-rosiu-dotrimuvatisa-dogovoru.html" text:style-name="Internet_20_link" text:visited-style-name="Visited_20_Internet_20_Link">
</text:a>
He stressed that the constant ignoring of Putin's contracts, including his friends, as well as the neglect of strategic stability of the rates of aggression in Ukraine "is a risk to the agenda for supporting international peace and security."</text:p>
      <text:p text:style-name="P4">
In this connection, the Ambassador Wood noted that "the Kremlin is trying to manipulate nuclear conflict in order to help himself win the War of the War against Ukraine while violating the UN Charter." He also expressed regret that some members of the Security Council, against this background, still adhere to the political ignoring of Russian aggression against the Ukrainian people. According to him, it is more likely to contribute to further violation by the Russian Federation, the exacerbation of the conflict and the distance of peace.</text:p>
      <text:p text:style-name="P4">
Wood also stressed that Putin once again demonstrated the world his neglect of international law, including the UN Charter. “Russia's arguments that it is a potential deployment(nuclear weapons - ed.)Somehow justified because of the use of armored ammunition is funny, ”the US representative said.</text:p>
      <text:p text:style-name="P4">
However, he said, the reality is that the Kremlin simply does not want Ukraine to have the ability to defend themselves from Russian tanks. In this context, the US representative stressed that Russian tanks did not find themselves in binding if they were not in the sovereign territory of Ukraine.“We urge Russia to revise our intentions for the placement of nuclear weapons of the Vibrativer and again urge the Russian Federation to withdraw its troops from Ukraine. Russia should stop escalation rhetoric around the potential use of nuclear weapons, ”the US representative said.</text:p>
      <text:p text:style-name="P4">
He also urged Lukashenko's regime to stop complicity in the Russian Federation of anti -Ukraine.</text:p>
      <text:p text:style-name="P4">
<text:span text:style-name="T4">
 Read also: </text:span>
 <text:a xlink:type="simple" xlink:href="https://www.ukrinform.ua/rubric-world/3689580-ssa-vveli-sankcii-proti-koordinatora-postavok-zbroi-v-rosiu-z-kndr.html" text:style-name="Internet_20_link" text:visited-style-name="Visited_20_Internet_20_Link">
</text:a>
As reported by Ukrinform, a meeting of the UN Security Council for Putin, suspected of international crimes, was held on Friday, regarding the disposition of nuclear weapons in Belarus.</text:p>
      <text:p text:style-name="P4">
News Source: <text:a xlink:type="simple" xlink:href="https://www.ukrinform.ua/rubric-world/3690038-putin-porusue-svou-obicanku-kitau-sodo-adernoi-zbroi-stati-v-oon.html" text:style-name="Internet_20_link" text:visited-style-name="Visited_20_Internet_20_Link">
https://www.ukrinform.ua/rubric-world/3690038-putin-porusue-svou-obicanku-kitau-sodo-adernoi-zbroi-stati-v-oon.html</text:a>
</text:p>
      <!--NEWS-->
      <text:h text:style-name="P10" text:outline-level="1">
<text:span text:style-name="T4">
Lithuanian demands to stop Belarusian nuclear power</text:span>
</text:h>
      <text:p text:style-name="P4">
Authors: Ukrinform (Person)</text:p>
      <text:p text:style-name="P4">
Publisher: Укринформ (Organization)</text:p>
      <text:p text:style-name="P4">
Published Time: 2023-03-31T18:55:00+03:00</text:p>
      <text:p text:style-name="P4">
Modified Time: 2023-03-31T18:55:00+03:00</text:p>
      <text:p text:style-name="P4">
Description: The Lithuanian Foreign Ministry sent a note of Minsk to immediately stop a nuclear power plant, which is 50 kilometers from Vilnius, to resolve all nuclear security issues revealed by international missions. - Ukrinform.</text:p>
      <text:p text:style-name="P4">
Images: ["<text:a xlink:type="simple" xlink:href="https://static.ukrinform.com/photos/2023_03/thumb_files/630_360_1680278212-420.jpg" text:style-name="Internet_20_link" text:visited-style-name="Visited_20_Internet_20_Link">
630_360_16802...</text:a>
"]</text:p>
      <text:p text:style-name="P4">
Tags: ['АЕС', 'білорусь', 'Литва']</text:p>
      <text:p text:style-name="P4">
Type: Article</text:p>
      <!--METADATA-->
      <text:p text:style-name="P4">
<draw:frame draw:style-name="fr1" draw:name="Image195" text:anchor-type="as-char" svg:width="6.9236in" svg:height="3.956343in" draw:z-index="0">
<draw:image xlink:href="../Images/yкринформ/2023-03-31T18-55-00-03-00/630_360_1680278212-420.jpg" xlink:type="simple" xlink:show="embed" xlink:actuate="onLoad" draw:mime-type="image/jpeg"/>
</draw:frame>
The Lithuanian Ministry of Foreign Affairs has sent a note of Minsk protest with a demanding to stop the nuclear power plant, which is 50 kilometers of the offset, to resolve all nuclear security issues revealed by international regions.</text:p>
      <text:p text:style-name="P4">
About it reports Ukrinform with reference to Lithuanian <text:a xlink:type="simple" xlink:href="http://www.lrt.lt/ru/novosti/17/1952469/mid-litvy-zaiavil-minsku-protest-s-trebovaniem-ostanovit-belorusskuiu-aes" text:style-name="Internet_20_link" text:visited-style-name="Visited_20_Internet_20_Link">
</text:a>
.</text:p>
      <text:p text:style-name="P4">
“Preparation <text:a xlink:type="simple" xlink:href="https://www.ukrinform.ua/tag-bilorus" text:style-name="Internet_20_link" text:visited-style-name="Visited_20_Internet_20_Link">
</text:a>
Prior to the launch of a second-energy blocking of a nuclear power plant, which has defects, concealment of a breed of incident and defects, threats of Russian President to place nuclear weapons in Belarus speak of irresponsible behavior</text:p>
      <text:p text:style-name="P4">
The Bilaes project still has many unresolved security issues, such as the impact of the abnormalities and the Lithuanian population, the security culture and the implementation of international recommendations, the Ministry of Foreign Affairs.</text:p>
      <text:p text:style-name="P4">
According to Lithuanian intelligence, Belarus and Rosatom last year take the reactories on the first and second units. In April last year, the first Bilaes was stopped for planned repair, but the defects found during repair were not reported.</text:p>
      <text:p text:style-name="P4">
The Ministry of Foreign Affairs sees the risk that the technical defects at the station will be even after the introduction of the second power unit.</text:p>
      <text:p text:style-name="P4">
<text:span text:style-name="T4">
 Read also: </text:span>
 <text:a xlink:type="simple" xlink:href="https://www.ukrinform.ua/rubric-world/3689828-lukasenko-zaaviv-so-rozmisenna-adernoi-zbroi-v-bilorusi-e-jogo-iniciativou.html" text:style-name="Internet_20_link" text:visited-style-name="Visited_20_Internet_20_Link">
</text:a>
The first Bilaes reactor was built in 2020. Lithuania, which is one of the stations of the station and international experts, claim that construction was with gross violations of technological and environmental standards.</text:p>
      <text:p text:style-name="P4">
<text:span text:style-name="T5">
Foto: vida press</text:span>
</text:p>
      <text:p text:style-name="P4">
News Source: <text:a xlink:type="simple" xlink:href="https://www.ukrinform.ua/rubric-world/3690041-litva-vimagae-zupiniti-bilorusku-aes.html" text:style-name="Internet_20_link" text:visited-style-name="Visited_20_Internet_20_Link">
https://www.ukrinform.ua/rubric-world/3690041-litva-vimagae-zupiniti-bilorusku-aes.html</text:a>
</text:p>
      <!--NEWS-->
      <text:h text:style-name="P10" text:outline-level="1">
<text:span text:style-name="T4">
The most fierce battles are at Bigorivka, Bakhmut, Avdiivka and Marinka</text:span>
</text:h>
      <text:p text:style-name="P4">
Authors: Ukrinform (Person)</text:p>
      <text:p text:style-name="P4">
Publisher: Укринформ (Organization)</text:p>
      <text:p text:style-name="P4">
Published Time: 2023-03-31T18:57:54+03:00</text:p>
      <text:p text:style-name="P4">
Modified Time: 2023-03-31T18:57:54+03:00</text:p>
      <text:p text:style-name="P4">
Description: Russian troops concentrate their hand at the offensive in four directions, the most fierce are the fights for Bigorivka, Bakhmut, Avdiivka and Marinka. - Ukrinform.</text:p>
      <text:p text:style-name="P4">
Images: ["<text:a xlink:type="simple" xlink:href="https://static.ukrinform.com/photos/2023_03/thumb_files/630_360_1679140260-730.jpg" text:style-name="Internet_20_link" text:visited-style-name="Visited_20_Internet_20_Link">
630_360_16791...</text:a>
"]</text:p>
      <text:p text:style-name="P4">
Tags: ['Генштаб', 'ЗСУ', 'Війна з росією']</text:p>
      <text:p text:style-name="P4">
Type: Article</text:p>
      <!--METADATA-->
      <text:p text:style-name="P4">
<draw:frame draw:style-name="fr1" draw:name="Image196" text:anchor-type="as-char" svg:width="6.9236in" svg:height="3.956343in" draw:z-index="0">
<draw:image xlink:href="../Images/yкринформ/2023-03-31T18-57-54-03-00/630_360_1679140260-730.jpg" xlink:type="simple" xlink:show="embed" xlink:actuate="onLoad" draw:mime-type="image/jpeg"/>
</draw:frame>
Ruskivskaya focuses their forces on leading the offensive in four directions, the most fierce are the fights for Bigorivka, Bakhmut, Avdiivka and Marinka.</text:p>
      <text:p text:style-name="P4">
The General Staff of the Armed Forces of Ukraine reported this in <text:a xlink:type="simple" xlink:href="http://www.facebook.com/GeneralStaff.ua/posts/pfbid02ZYpcMJzGe2SnzeuGHtFEFNZdd8poP5ETtoFiGLHEZKHspVEKRARYy1BWyn64yQExl" text:style-name="Internet_20_link" text:visited-style-name="Visited_20_Internet_20_Link">
</text:a>
Having published the prompt information as of 18:00 on Friday, March 31, Ukrinform reports.</text:p>
      <text:p text:style-name="P4">
As it is noted, the invaders continue to concentrate the basic efforts of the offensive actions in the Lyman, Bakhmut, Avdiivsky Tamarin directions. During the current day, the units of the Defense Forces of Ukraine have selected more than 30 enemy attacks.</text:p>
      <text:p text:style-name="P4">
The Ukrainian aviation per day made six strokes in the area of depreciation of personnel and military equipment of the Russian army.</text:p>
      <text:p text:style-name="P4">
Units of missile troops and artillery forces of defense, for their part, struck the eighteenth districts of the focus of live power, weapons and military equipment of the enemy, folding and lubricants, two anti-aircraft missile complexes, artillery unit at a firing position, as well as a radio electronic warfare.</text:p>
      <text:p text:style-name="P4">
The Russian army made five missile and 12 aviation strikes during the day, as well as more than 20 shelling of rocket launchers.</text:p>
      <text:p text:style-name="P4">
"Not having the desired results on the battlefield, the enemy continues to cynically terrorize the civilians of our country," the General Staff said.</text:p>
      <text:p text:style-name="P4">
In particular, on March 31 Ballistic missiles, the Russian army struck the next mood on the civilian sites of Zaporozhye and other settlements of Ukraine. The enemy also involved six shock drones such as Shahaned-136 for the Aviation strikes-all were destroyed by defense forces.</text:p>
      <text:p text:style-name="P4">
The likelihood of the invaders of further missile and aviation strikes of the shoots of Ukraine remains high.</text:p>
      <text:p text:style-name="P4">
At _ <text:span text:style-name="T4">
 Volyn, Polissya, Siversky and Slobozhansky directions </text:span>
 _operative situation has not undergone significant changes. Training on combat training of units of forces of special operations of the Armed Forces of the Republic of Belarus is increased.</text:p>
      <text:p text:style-name="P4">
At the same time, the above political leadership <text:a xlink:type="simple" xlink:href="https://www.ukrinform.ua/tag-bilorus" text:style-name="Internet_20_link" text:visited-style-name="Visited_20_Internet_20_Link">
</text:a>
Continues to support Russian aggression, gives the enemy air simple territory. The Belarusian landfills continue to prepare the universities of the Armed Forces of the Russian Federation, but no signs of formation of offensive groups of the enemy have been identified.From enemy shelling during the day, Baranivka of Chernihiv region, Sosnovka, Volfine, Kindrativka, Novomykolaivka, Popivka and Alexandrovkum region, as well as veterinary, hoptovka, shooter, deep, barrel and builders of Kharkiv region were suffering from enemy shelling during the day.</text:p>
      <text:p text:style-name="P4">
<text:span text:style-name="T4">
 Read also: </text:span>
 <text:a xlink:type="simple" xlink:href="https://www.ukrinform.ua/rubric-ato/3689794-britanska-rozvidka-povidomila-skilki-sistem-zoopark1m-vtratila-rf-v-ukraini.html" text:style-name="Internet_20_link" text:visited-style-name="Visited_20_Internet_20_Link">
</text:a>
On the _ <text:span text:style-name="T4">
 Kupyansk direction </text:span>
 _ the strikes of the Russian army were Kamianka, Figolivka, Sinkivka and the starch of Kharkiv region, as well as the Novoselovsk Luhansk region.</text:p>
      <text:p text:style-name="P4">
On the _ <text:span text:style-name="T4">
 Liman direction </text:span>
 _ during the day the Russians conducted unsuccessful successive actions near Makeevka, Kreminna, Dibrovy and Bigorevka and in the Raffrobryansky Forestry. The blows of enemy artillery were suffering from Nevskoye, Dibrova and Bigorivka, Luhansk region, as well as the controversial Donetsk region.</text:p>
      <text:p text:style-name="P4">
On the _ <text:span text:style-name="T4">
 Bakhmut direction </text:span>
 _ the Russian troops do not stop storming the citybakhmut, trying to take it under full control. During the day, the enemy was beat by Poorikhovo-Vasylivtsi, Novomarkov, Grigorivka, Bakhmut, Ivanovsky, Pazarivka and Mayorsk Donetsk region.</text:p>
      <text:p text:style-name="P4">
<text:span text:style-name="T4">
 Read also: </text:span>
 <text:a xlink:type="simple" xlink:href="https://www.ukrinform.ua/rubric-ato/3689796-u-bahmuti-vorog-pisov-na-princip-i-pidnav-stavki-malar.html" text:style-name="Internet_20_link" text:visited-style-name="Visited_20_Internet_20_Link">
</text:a>
On the _ <text:span text:style-name="T4">
 Avdiivsky and Marinsky directions </text:span>
 _ the invaders led the following near Novobakhmutivka, Avdiivka and Pervomaisky, but they did not have success. Also fired at Steppe, Tonenko, Marinka and Novomikhailivka Donetsk region.</text:p>
      <text:p text:style-name="P4">
On <text:span text:style-name="T4">
 _ a mining direction_ </text:span>
 during the day the Russians actively used for adjusting the artillery fire drones, struck the dryer, coal, Veliky Novosilka, Krasnogorivka and Novosilka Donetsk region.</text:p>
      <text:p text:style-name="P4">
On the _ <text:span text:style-name="T4">
 Zaporizhzhya and Kherson direction </text:span>
 _ X of the Russian Federation Activities were not active, improving defense borders and positions in fortification. Taspinogorsk, Zaporizhzhia region, as well as Kherson.</text:p>
      <text:p text:style-name="P4">
<text:span text:style-name="T4">
 Read also: </text:span>
 <text:a xlink:type="simple" xlink:href="https://www.ukrinform.ua/rubric-ato/3688195-pat-broneavtomobiliv-z-vijskovimi-rf-ne-doihali-do-zoni-bojovih-dij-rozvidka.html" text:style-name="Internet_20_link" text:visited-style-name="Visited_20_Internet_20_Link">
</text:a>
According to the General Staff, the trend of increasing cases of escape of groups of personnel of the Russian army from units and military units continues.As reported by Ukrinform, on the night of March 31, the Russian army attacked Ukraine to the North by strike drones of the Shahhed-136/131. Five other goals, probably balloons, were also recorded.</text:p>
      <text:p text:style-name="P4">
Nine of ten enemy drones were destroyed by defense forces.</text:p>
      <text:p text:style-name="P4">
News Source: <text:a xlink:type="simple" xlink:href="https://www.ukrinform.ua/rubric-ato/3690042-najzapeklisi-boi-tocatsa-za-bilogorivku-bahmut-avdiivku-ta-marinku.html" text:style-name="Internet_20_link" text:visited-style-name="Visited_20_Internet_20_Link">
https://www.ukrinform.ua/rubric-ato/3690042-najzapeklisi-boi-tocatsa-za-bilogorivku-bahmut-avdiivku-ta-marinku.html</text:a>
</text:p>
      <!--NEWS-->
      <text:h text:style-name="P10" text:outline-level="1">
<text:span text:style-name="T4">
Zelensky met with Sanda - talked about sanctions, special tribunal and situation at the front</text:span>
</text:h>
      <text:p text:style-name="P4">
Authors: Ukrinform (Person)</text:p>
      <text:p text:style-name="P4">
Publisher: Укринформ (Organization)</text:p>
      <text:p text:style-name="P4">
Published Time: 2023-03-31T18:59:00+03:00</text:p>
      <text:p text:style-name="P4">
Modified Time: 2023-03-31T18:59:00+03:00</text:p>
      <text:p text:style-name="P4">
Description: President Volodymyr Zelensky discussed with the head of Moldova, I have the issue of cooperation to counteract threats from the Russian Federation and informed about the situation at the front. - Ukrinform.</text:p>
      <text:p text:style-name="P4">
Images: ["<text:a xlink:type="simple" xlink:href="https://static.ukrinform.com/photos/2023_03/thumb_files/630_360_1680278576-907.jpeg" text:style-name="Internet_20_link" text:visited-style-name="Visited_20_Internet_20_Link">
630_360_16802...</text:a>
", "<text:a xlink:type="simple" xlink:href="https://static.ukrinform.com/photos/2023_03/1680278575-280.jpeg" text:style-name="Internet_20_link" text:visited-style-name="Visited_20_Internet_20_Link">
1680278575-28...</text:a>
", "<text:a xlink:type="simple" xlink:href="https://static.ukrinform.com/photos/2023_03/1680278576-824.jpeg" text:style-name="Internet_20_link" text:visited-style-name="Visited_20_Internet_20_Link">
1680278576-82...</text:a>
"]</text:p>
      <text:p text:style-name="P4">
Tags: ['Молдова', 'Зеленський', 'Санду', 'Війна з росією']</text:p>
      <text:p text:style-name="P4">
Type: Article</text:p>
      <!--METADATA-->
      <text:p text:style-name="P4">
<draw:frame draw:style-name="fr1" draw:name="Image197" text:anchor-type="as-char" svg:width="6.9236in" svg:height="3.956343in" draw:z-index="0">
<draw:image xlink:href="../Images/yкринформ/2023-03-31T18-59-00-03-00/630_360_1680278576-907.jpeg" xlink:type="simple" xlink:show="embed" xlink:actuate="onLoad" draw:mime-type="image/jpeg"/>
</draw:frame>
The Presidential Lordir Zelensky discussed with the head of Moldova, I have a Sandu's issue to combat threats from the Russian Federation and informed about the situation at the front.</text:p>
      <text:p text:style-name="P4">
About it reports <text:a xlink:type="simple" xlink:href="https://www.president.gov.ua/news/prezident-ukrayini-proviv-zustrich-iz-prezidentom-moldovi-81997" text:style-name="Internet_20_link" text:visited-style-name="Visited_20_Internet_20_Link">
</text:a>
, reports Ukrinform.</text:p>
      <text:p text:style-name="P4">
Zelensky noted the importance of Moldova's solidarity with the people of Ukraine of Russian aggression, which continued, and emphasized the setting up and continue to do everything necessary for the development of friendly and close relations between our states.</text:p>
      <text:p text:style-name="P4">
<draw:frame draw:style-name="fr1" draw:name="Image198" text:anchor-type="as-char" svg:width="6.9236in" svg:height="4.604691in" draw:z-index="0">
<draw:image xlink:href="../Images/yкринформ/2023-03-31T18-59-00-03-00/1680278575-280.jpeg" xlink:type="simple" xlink:show="embed" xlink:actuate="onLoad" draw:mime-type="image/jpeg"/>
</draw:frame>
He praised the signals of the Moldovan side in support of Ukraine's tavidiatracy by the President of Moldova victims of Russian invaders of cities.</text:p>
      <text:p text:style-name="P4">
The head of the Ukrainian state informed a colleague about the situation on the front.</text:p>
      <text:p text:style-name="P4">
According to the OU, the leaders expressed their readiness to increase cooperation in the context of prodidies by Russia's challenges and exchanged views on the need for a better sanction pressure on Moscow.</text:p>
      <text:p text:style-name="P4">
<text:span text:style-name="T4">
 Read also: </text:span>
 <text:a xlink:type="simple" xlink:href="https://www.ukrinform.ua/rubric-ato/3690003-zelenskij-ta-inozemni-lideri-vidvidali-u-buci-vulicu-vokzalnu-de-bula-znisena-kolona-tehniki-rf.html" text:style-name="Internet_20_link" text:visited-style-name="Visited_20_Internet_20_Link">
</text:a>
Zelensky and Sandu discussed the topical issues of bilateral interection.</text:p>
      <text:p text:style-name="P4">
At the same time, the Ukrainian President congratulated the joint progress on the development of transport infrastructure, including the connection of the Odessa region of Moldova with a new railway corridor with a joint border and customs control.</text:p>
      <text:p text:style-name="P4">
The parties also positively noted the work of the respective departments of the two countries aimed at increasing the capacity on individual border guards.</text:p>
      <text:p text:style-name="P4">
<draw:frame draw:style-name="fr1" draw:name="Image199" text:anchor-type="as-char" svg:width="6.9236in" svg:height="4.617948in" draw:z-index="0">
<draw:image xlink:href="../Images/yкринформ/2023-03-31T18-59-00-03-00/1680278576-824.jpeg" xlink:type="simple" xlink:show="embed" xlink:actuate="onLoad" draw:mime-type="image/jpeg"/>
</draw:frame>
Particular attention was paid to the creation of a special tribunal against aggression against Ukraine.</text:p>
      <text:p text:style-name="P4">
<text:span text:style-name="T4">
 Read also: </text:span>
 <text:a xlink:type="simple" xlink:href="https://www.ukrinform.ua/rubric-polytics/3689953-formula-miru-ta-vidbudova-zelenskij-proviv-zustric-iz-premerom-slovaccini.html" text:style-name="Internet_20_link" text:visited-style-name="Visited_20_Internet_20_Link">
</text:a>
Presidents of Ukraine and Moldova also discussed the progress and further prospects of the two states through European integration.</text:p>
      <text:p text:style-name="P4">
During the meeting <text:a xlink:type="simple" xlink:href="https://www.ukrinform.ua/tag-zelenskij" text:style-name="Internet_20_link" text:visited-style-name="Visited_20_Internet_20_Link">
</text:a>
He expressed his thanks to the Komoldov side for the decision made by the National Parliament to recognize the voice in Ukraine an act of genocide of the Ukrainian people.The celebrations were attended by President of Ukraine Volodymyr Zelensky, as well as the representative of the Republic of Moldova May Sandu, Prime Minister of the Republic of Slovenialai Golob, Prime Minister of the Republic of Croatia Andrey Plenkovich, Prime Minister of Slovak.</text:p>
      <text:p text:style-name="P4">
<text:span text:style-name="T5">
Foto: op</text:span>
</text:p>
      <text:p text:style-name="P4">
News Source: <text:a xlink:type="simple" xlink:href="https://www.ukrinform.ua/rubric-polytics/3690045-zelenskij-zustrivsa-iz-sandu-govorili-pro-sankcii-spectribunal-i-situaciu-na-fronti.html" text:style-name="Internet_20_link" text:visited-style-name="Visited_20_Internet_20_Link">
https://www.ukrinform.ua/rubric-polytics/3690045-zelenskij-zustrivsa-iz-sandu-govorili-pro-sankcii-spectribunal-i-situaciu-na-fronti.html</text:a>
</text:p>
      <!--NEWS-->
      <text:h text:style-name="P10" text:outline-level="1">
<text:span text:style-name="T4">
In Lithuania, NATO Rising Bull's Training begins</text:span>
</text:h>
      <text:p text:style-name="P4">
Authors: Ukrinform (Person)</text:p>
      <text:p text:style-name="P4">
Publisher: Укринформ (Organization)</text:p>
      <text:p text:style-name="P4">
Published Time: 2023-03-31T19:04:00+03:00</text:p>
      <text:p text:style-name="P4">
Modified Time: 2023-03-31T19:04:00+03:00</text:p>
      <text:p text:style-name="P4">
Description: NATO forces stationed in Lithuania start Rising Bull's 12-day training, during which NATO allies will train in defensive and offensive operations. - Ukrinform.</text:p>
      <text:p text:style-name="P4">
Images: ["<text:a xlink:type="simple" xlink:href="https://static.ukrinform.com/photos/2023_03/thumb_files/630_360_1680278305-857.jpg" text:style-name="Internet_20_link" text:visited-style-name="Visited_20_Internet_20_Link">
630_360_16802...</text:a>
"]</text:p>
      <text:p text:style-name="P4">
Tags: ['Литва', 'НАТО', 'Військові навчання']</text:p>
      <text:p text:style-name="P4">
Type: Article</text:p>
      <!--METADATA-->
      <text:p text:style-name="P4">
<draw:frame draw:style-name="fr1" draw:name="Image200" text:anchor-type="as-char" svg:width="6.9236in" svg:height="3.956343in" draw:z-index="0">
<draw:image xlink:href="../Images/yкринформ/2023-03-31T19-04-00-03-00/630_360_1680278305-857.jpg" xlink:type="simple" xlink:show="embed" xlink:actuate="onLoad" draw:mime-type="image/jpeg"/>
</draw:frame>
NATO forces stationed in Lithuania begin 12-day RisingBull's 12-day exercises, during which NATO allies will train in defensive and offensive.</text:p>
      <text:p text:style-name="P4">
About it reports Ukrinform with reference to the Lithuanian broadcaster <text:a xlink:type="simple" xlink:href="https://www.lrt.lt/ru/novosti/17/1952329/nachinaiutsia-ucheniia-sil-nato-v-litve-po-dorogam-budet-peredvigat-sia-voennaia-tekhnika" text:style-name="Internet_20_link" text:visited-style-name="Visited_20_Internet_20_Link">
</text:a>
On Saturday, participants of exercise and military equipment will move from the sleeves of the Uionava district(Where is NATO base)At the venue of the exercise - Polygon General Sylvesras Zhukauskas in the Schvenchenko district. The after -end exercises, April 11, military equipment will return. Military police will be accompanied by the junctions of the column.</text:p>
      <text:p text:style-name="P4">
In general in <text:a xlink:type="simple" xlink:href="https://www.ukrinform.ua/tag-vijskovi-navcanna" text:style-name="Internet_20_link" text:visited-style-name="Visited_20_Internet_20_Link">
</text:a>
1.3 thousand will be involved. servicemen and 250 units of military equipment.</text:p>
      <text:p text:style-name="P4">
Rising Bull's training is organized to prepare for the future scholars of Iron Wolf 2023-1, some of the largest annual Lithuanian release forces.</text:p>
      <text:p text:style-name="P4">
<text:span text:style-name="T4">
 Read also: </text:span>
 <text:a xlink:type="simple" xlink:href="https://www.ukrinform.ua/rubric-world/3688001-moldova-rozpocala-spilni-zi-ssa-j-britanieu-vijskovi-navcanna.html" text:style-name="Internet_20_link" text:visited-style-name="Visited_20_Internet_20_Link">
</text:a>
In the course of the exercises, NATO advanced Battle Group and Prince Wydotas Infantry Infantry Batalion of the Genzinis Vilkas infantry brigade(“Iron Wolf”)They will train on the principle of "troops".</text:p>
      <text:p text:style-name="P4">
As reported by Ukrinform, <text:a xlink:type="simple" xlink:href="https://www.ukrinform.ua/rubric-world/3686809-polsa-iz-souznikami-provede-vijskovi-navcanna-poblizu-kordoniv-rosii.html" text:style-name="Internet_20_link" text:visited-style-name="Visited_20_Internet_20_Link">
</text:a>
S</text:p>
      <text:p text:style-name="P4">
<text:span text:style-name="T5">
Foto: siklosihirek.hu</text:span>
</text:p>
      <text:p text:style-name="P4">
News Source: <text:a xlink:type="simple" xlink:href="https://www.ukrinform.ua/rubric-world/3690044-u-litvi-pocinautsa-navcanna-sil-nato-rising-bull.html" text:style-name="Internet_20_link" text:visited-style-name="Visited_20_Internet_20_Link">
https://www.ukrinform.ua/rubric-world/3690044-u-litvi-pocinautsa-navcanna-sil-nato-rising-bull.html</text:a>
</text:p>
      <!--NEWS-->
      <text:h text:style-name="P10" text:outline-level="1">
<text:span text:style-name="T4">
Ten Defense Forces Brigades received SUVs from philanthropists from Europe and USA</text:span>
</text:h>
      <text:p text:style-name="P4">
Authors: Ukrinform (Person)</text:p>
      <text:p text:style-name="P4">
Publisher: Укринформ (Organization)</text:p>
      <text:p text:style-name="P4">
Published Time: 2023-03-31T19:14:00+03:00</text:p>
      <text:p text:style-name="P4">
Modified Time: 2023-03-31T19:14:00+03:00</text:p>
      <text:p text:style-name="P4">
Description: In the Kyiv region, 13 cars were transferred to the needs of the Defense Forces Brigades, which were purchased at the expense of ordinary citizens from about 10 EU countries and the United States. - Ukrinform.</text:p>
      <text:p text:style-name="P4">
Images: ["<text:a xlink:type="simple" xlink:href="https://static.ukrinform.com/photos/2023_03/thumb_files/630_360_1680278543-3648.jpeg" text:style-name="Internet_20_link" text:visited-style-name="Visited_20_Internet_20_Link">
630_360_16802...</text:a>
"]</text:p>
      <text:p text:style-name="P4">
Tags: ['Автомобіль', 'ЗСУ', 'допомога']</text:p>
      <text:p text:style-name="P4">
Type: Article</text:p>
      <!--METADATA-->
      <text:p text:style-name="P4">
<draw:frame draw:style-name="fr1" draw:name="Image201" text:anchor-type="as-char" svg:width="6.9236in" svg:height="3.956343in" draw:z-index="0">
<draw:image xlink:href="../Images/yкринформ/2023-03-31T19-14-00-03-00/630_360_1680278543-3648.jpeg" xlink:type="simple" xlink:show="embed" xlink:actuate="onLoad" draw:mime-type="image/jpeg"/>
</draw:frame>
The Naikiv region has transferred 13 cars for the needs of the Brigades of Defense forces, which were purchased by the expense of ordinary citizens from about 10 EU countries and the United States.</text:p>
      <text:p text:style-name="P4">
In particular, this time, SUVs received "Hospitalers", "Kraken", "Wolves of Davinchi" and 7 more brigades of defense forces, Ukrinform correspondent reports.</text:p>
      <text:p text:style-name="P4">
The main organizer of the event was the Help9999999999999999999999999999999999 Since 2018, he was vininvest in Ukrainian startups, and encouraged European Tamerican partners to discover Ukrainian talents. To this end, he opened the Lift9999 coworking and built a platform for the disinfection of Ukrainian startup-entrepreneurship, where regularly came investors who actively funded Ukrainian teams.</text:p>
      <text:p text:style-name="P4">
<text:a xlink:type="simple" xlink:href="https://static.ukrinform.com/photos/2023_03/1680278544-6795.jpeg" text:style-name="Internet_20_link" text:visited-style-name="Visited_20_Internet_20_Link">
</text:a>
 <text:a xlink:type="simple" xlink:href="https://static.ukrinform.com/photos/2023_03/1680278542-3582.jpeg" text:style-name="Internet_20_link" text:visited-style-name="Visited_20_Internet_20_Link">
</text:a>
 <text:a xlink:type="simple" xlink:href="https://static.ukrinform.com/photos/2023_03/1680278542-8724.jpeg" text:style-name="Internet_20_link" text:visited-style-name="Visited_20_Internet_20_Link">
</text:a>
 <text:a xlink:type="simple" xlink:href="https://static.ukrinform.com/photos/2023_03/1680278542-9448.jpeg" text:style-name="Internet_20_link" text:visited-style-name="Visited_20_Internet_20_Link">
</text:a>
 <text:a xlink:type="simple" xlink:href="https://static.ukrinform.com/photos/2023_03/1680278542-4938.jpeg" text:style-name="Internet_20_link" text:visited-style-name="Visited_20_Internet_20_Link">
</text:a>
 <text:a xlink:type="simple" xlink:href="https://static.ukrinform.com/photos/2023_03/1680278542-2475.jpeg" text:style-name="Internet_20_link" text:visited-style-name="Visited_20_Internet_20_Link">
</text:a>
 <text:a xlink:type="simple" xlink:href="https://static.ukrinform.com/photos/2023_03/1680278542-6579.jpeg" text:style-name="Internet_20_link" text:visited-style-name="Visited_20_Internet_20_Link">
</text:a>
 <text:a xlink:type="simple" xlink:href="https://static.ukrinform.com/photos/2023_03/1680278543-3648.jpeg" text:style-name="Internet_20_link" text:visited-style-name="Visited_20_Internet_20_Link">
</text:a>
 <text:a xlink:type="simple" xlink:href="https://static.ukrinform.com/photos/2023_03/1680278543-9827.jpeg" text:style-name="Internet_20_link" text:visited-style-name="Visited_20_Internet_20_Link">
</text:a>
 <text:a xlink:type="simple" xlink:href="https://static.ukrinform.com/photos/2023_03/1680278543-5644.jpeg" text:style-name="Internet_20_link" text:visited-style-name="Visited_20_Internet_20_Link">
</text:a>
 <text:a xlink:type="simple" xlink:href="https://static.ukrinform.com/photos/2023_03/1680278543-8683.jpeg" text:style-name="Internet_20_link" text:visited-style-name="Visited_20_Internet_20_Link">
</text:a>
 <text:a xlink:type="simple" xlink:href="https://static.ukrinform.com/photos/2023_03/1680278543-2454.jpeg" text:style-name="Internet_20_link" text:visited-style-name="Visited_20_Internet_20_Link">
</text:a>
 <text:a xlink:type="simple" xlink:href="https://static.ukrinform.com/photos/2023_03/1680278543-8148.jpeg" text:style-name="Internet_20_link" text:visited-style-name="Visited_20_Internet_20_Link">
</text:a>
As noted during the event, from the beginning of a full -scale invasion of the Lift99 command has set itself the task of using all available resources of the taller of the Ukrainian victory. Those who were investors in peacetime began to start funds in the Ukrainian army and have purchased more than 160 SUVs, 70 drones, 37 generators and a ton of other military and civilian agency for 70 military units.<text:span text:style-name="T4">
 Read also: </text:span>
 <text:a xlink:type="simple" xlink:href="https://www.ukrinform.ua/rubric-ato/3687076-polski-lisivniki-peredali-ukrainskim-vijskovim-24-pozaslahoviki-ta-20-generatoriv.html" text:style-name="Internet_20_link" text:visited-style-name="Visited_20_Internet_20_Link">
</text:a>
The manager of the 69 Snuffing Brigade Charitable Foundation Nikita Tsylyurik noted that charitable assistance to the Ukrainian military would be impossible without the participation of permanent citizens from around the world.</text:p>
      <text:p text:style-name="P4">
“I am very proud that ordinary people help us. That is, we often do that we announce the collection for a car, and people from Estonia, Finland of and other countries will be added and we collect for such convoys. Here on this convoy out of 13 car in two weeks we managed to raise funds. Europeans are very well -understood that this is a war for their freedom, so they are very genuinely helping, ”Tsylyurik said, adding that SUVs are being taken from Sweden, Finland, Estonia. He also added that there are many startups that allocate considerable money to buy a car with a specific team or a specific special unit.</text:p>
      <text:p text:style-name="P4">
Answering the questions how the teams that are provided with such aid, he noted that it is a matter of ordinary human connections, licked each other and their friends about their needs. Unfortunately, not all needs are satisfied at once, but volunteers try to help where it is most needed.</text:p>
      <text:p text:style-name="P4">
Answering the question of Ukrinform as to the alleged "fatigue" of Europeans from the war of Ukraine, the owner of Lift99 Ragnar SASS stressed that this Russian navalist has nothing to do with reality, and the current event is the best confirmation.</text:p>
      <text:p text:style-name="P4">
<text:span text:style-name="T4">
 Read also: </text:span>
 <text:a xlink:type="simple" xlink:href="https://www.ukrinform.ua/rubric-uarazom/3673158-blagodijniki-peredali-pozaslahoviki-dla-vidnovlenna-nacionalnoi-sistemi-medicini-katastrof.html" text:style-name="Internet_20_link" text:visited-style-name="Visited_20_Internet_20_Link">
</text:a>
“Of course, the Baltic countries - Latvia, Lithuania, Estonia - will always help, but representatives of many countries have joined the convoy. Because citizens feel that perhaps their government is not doing enough, it is our common and we will support Ukraine to win, ”SASS assured.</text:p>
      <text:p text:style-name="P4">
Currently, 13 SUVs have been raised in 10 countries: Estonia, Latvia, Sweden, Finland, Canada, USA, Australia, Germany, Belgium Tukraine. In addition, the participants of the event were raised in other countries, so citizens of almost all EU countries are involved in collection for the needs of Ukrainian defenders.According to the organizers of the event, the drivers of cars who drive away in Ukraine are the same people who invest large amounts in their purchase. Yes, one of the drivers is the founder of Estonian Unified Bolt(Zoing Company over $ 1 billion)Martin Will, Belgian veteran-Morpich, who is 70 years, higher management of other unicorns(Veriff, Pipedrive)and the founders of developing.</text:p>
      <text:p text:style-name="P4">
As reported by Ukrinform, March 21 <text:a xlink:type="simple" xlink:href="https://www.ukrinform.ua/rubric-ato/3685581-svedski-volonteri-peredali-sturmovij-brigadi-lut-specializovani-avto.html" text:style-name="Internet_20_link" text:visited-style-name="Visited_20_Internet_20_Link">
</text:a>
. In addition, volunteers drove from Germany to Zaporizhzhya 8 vehicles, which will be transferred to the military to the front.</text:p>
      <text:p text:style-name="P4">
News Source: <text:a xlink:type="simple" xlink:href="https://www.ukrinform.ua/rubric-ato/3690049-desat-brigad-sil-oboroni-otrimali-pozaslahoviki-vid-blagodijnikiv-z-evropi-ta-ssa.html" text:style-name="Internet_20_link" text:visited-style-name="Visited_20_Internet_20_Link">
https://www.ukrinform.ua/rubric-ato/3690049-desat-brigad-sil-oboroni-otrimali-pozaslahoviki-vid-blagodijnikiv-z-evropi-ta-ssa.html</text:a>
</text:p>
      <!--NEWS-->
      <text:h text:style-name="P10" text:outline-level="1">
<text:span text:style-name="T4">
German deputies urge Ukraine to support Marshall Plan</text:span>
</text:h>
      <text:p text:style-name="P4">
Authors: Ukrinform (Person)</text:p>
      <text:p text:style-name="P4">
Publisher: Укринформ (Organization)</text:p>
      <text:p text:style-name="P4">
Published Time: 2023-03-31T19:21:40+03:00</text:p>
      <text:p text:style-name="P4">
Modified Time: 2023-03-31T19:21:40+03:00</text:p>
      <text:p text:style-name="P4">
Description: Most Bundestag deputies consider it proper to take advantage of the post-war experience of restoration of Europe at the end of 1940s against Ukraine, which was severely affected by the Russian War. - Ukrinform.</text:p>
      <text:p text:style-name="P4">
Images: ["<text:a xlink:type="simple" xlink:href="https://static.ukrinform.com/photos/2021_07/thumb_files/630_360_1627644191-104.jpg" text:style-name="Internet_20_link" text:visited-style-name="Visited_20_Internet_20_Link">
630_360_16276...</text:a>
"]</text:p>
      <text:p text:style-name="P4">
Tags: ['Бундестаг', 'Німеччина', 'План Маршалла']</text:p>
      <text:p text:style-name="P4">
Type: Article</text:p>
      <!--METADATA-->
      <text:p text:style-name="P4">
<draw:frame draw:style-name="fr1" draw:name="Image202" text:anchor-type="as-char" svg:width="6.9236in" svg:height="3.956343in" draw:z-index="0">
<draw:image xlink:href="../Images/yкринформ/2023-03-31T19-21-40-03-00/630_360_1627644191-104.jpg" xlink:type="simple" xlink:show="embed" xlink:actuate="onLoad" draw:mime-type="image/jpeg"/>
</draw:frame>
Most Deputies of the Bundestag are considered to be properly used by post-war experience of restoration of Europe at the end of 1940s against Ukraine, which was severely affected by the Ed Russian War.</text:p>
      <text:p text:style-name="P4">
This was discussed during a session of March 31, dedicated to the 75th anniversary of Marshall for Western Europe, Ukrinform correspondent reports.</text:p>
      <text:p text:style-name="P4">
To support Ukraine today with a similar plan in its efforts to be a statutory and constitutional member of the European Union, the parties of the right coalition and the greatest opposition force are conservatives.</text:p>
      <text:p text:style-name="P4">
“The ideas of the Marshall plan are relevant today as ever, and nowhere to be manifested as in the support of Ukraine. We cannot refuse the help of the country, which we have attacked. It is not only our historical responsibility, but also our own interests in order to protect our own safety and our self -esteem, ”said Agnieszka Brugger, in particular,(Union 90/“Green”).</text:p>
      <text:p text:style-name="P4">
« <text:a xlink:type="simple" xlink:href="https://www.ukrinform.ua/tag-nimeccina" text:style-name="Internet_20_link" text:visited-style-name="Visited_20_Internet_20_Link">
 </text:a>
Together with the United States, the EU and Canada, it is necessary to support Ukraine - military, humanitarian, financially - that the Ukrainian people actually won this struggle for survival, ”Michael Georg Link said from the free democrats faction.</text:p>
      <text:p text:style-name="P4">
Social Democrat Michael Rot said: “We must do everything to Ukraine as a democratic and sovereign state, and for this Ukraine is a height to win in this war. To do this, we have to prepare a new plane of Marshall for Ukraine now. Ukraine requires reliable security guarantees after the end of the war, perhaps NATO membership. ”</text:p>
      <text:p text:style-name="P4">
His one -party members Metin Gakverdi added that if in the middle of the last century "one helped everyone, today - everyone helps one."</text:p>
      <text:p text:style-name="P4">
The representative of the opposition faction of the CDU/CSU Johann David Vadeful has drawn the attention of Nate that it was with the help of the US that Germany is currently the fourth economy of the world. This assistance also contributed to the further unification of Europe. Instead, the USSR did not only contribute to the economic growth in occupied heterie, but "deindustralized them", he drove people within the framework of the dictatorship and posted the opportunity to move freely; Czechoslovakia and Hungary, which were interested in becoming a recipient of help from the United States of the time, banned it with threats. "We will need the European Marshall Plan 2.0 for Ukraine," the politician said, emphasizing that Germany should become its part.The first call the Federal Government, together with European, transatlantic folk partners, to start preparing the Marshall Plan "for Ukraine" Multilateral Donor Coordination Platform for Ukraine ", which aims to support Ukraine in its reconstruction and on the way to the formation Union.</text:p>
      <text:p text:style-name="P4">
The CDU/CSU deputy group calls for the Federal Government to work with allies of the Tapartners on the development of the Marshall Plan for Ukraine, which is based on the science model of the Marshall of the USA for Western Europe. Deputies write that he should combine measures with incentives for long -term competitiveness and peace. Parliamentaries emphasize that Ukraine needs to support all forces in defense against Russian aggression. Obcipricious weapons should come to Ukraine as soon as possible, existing antsiasis sanctions are strengthened, military crimes must be documented and persecuted, according to the conservative document.</text:p>
      <text:p text:style-name="P4">
<text:span text:style-name="T4">
 Read also: </text:span>
 <text:a xlink:type="simple" xlink:href="https://www.ukrinform.ua/rubric-polytics/3674724-smigal-nazvav-vidbudovu-osnovnim-zavdannam-pisla-peremogi.html" text:style-name="Internet_20_link" text:visited-style-name="Visited_20_Internet_20_Link">
</text:a>
Recall that the program of restoration of Europe, represented in 1947 by the US Secretary of State, George K. Marshall and adopted by the US Congress on April 3, 1948, was an American program of restoration of Europe after the Second World War.</text:p>
      <text:p text:style-name="P4">
News Source: <text:a xlink:type="simple" xlink:href="https://www.ukrinform.ua/rubric-world/3690050-nimecki-deputati-zaklikaut-pidtrimati-ukrainu-planom-marsalla.html" text:style-name="Internet_20_link" text:visited-style-name="Visited_20_Internet_20_Link">
https://www.ukrinform.ua/rubric-world/3690050-nimecki-deputati-zaklikaut-pidtrimati-ukrainu-planom-marsalla.html</text:a>
</text:p>
      <!--NEWS-->
      <text:h text:style-name="P10" text:outline-level="1">
<text:span text:style-name="T4">
Zelensky discussed with the premiere of Croatia the needs of the Armed Forces and post -war rebuilding of Ukraine</text:span>
</text:h>
      <text:p text:style-name="P4">
Authors: Ukrinform (Person)</text:p>
      <text:p text:style-name="P4">
Publisher: Укринформ (Organization)</text:p>
      <text:p text:style-name="P4">
Published Time: 2023-03-31T19:22:00+03:00</text:p>
      <text:p text:style-name="P4">
Modified Time: 2023-03-31T19:22:00+03:00</text:p>
      <text:p text:style-name="P4">
Description: President Vladimir Zelensky discussed with the Prime Minister of the Republic of Croatia Andrey Plenkovich the situation at the front and the needs of the Ukrainian military, the issue of pressure on Russia, the restoration of Ukraine, including plans to hold a donor conference in the fall. - Ukrinform.</text:p>
      <text:p text:style-name="P4">
Images: ["<text:a xlink:type="simple" xlink:href="https://static.ukrinform.com/photos/2023_03/thumb_files/630_360_1680278844-110.jpeg" text:style-name="Internet_20_link" text:visited-style-name="Visited_20_Internet_20_Link">
630_360_16802...</text:a>
"]</text:p>
      <text:p text:style-name="P4">
Tags: ['Хорватія', 'Зеленський', 'Війна з росією', 'Відбудова']</text:p>
      <text:p text:style-name="P4">
Type: Article</text:p>
      <!--METADATA-->
      <text:p text:style-name="P4">
<draw:frame draw:style-name="fr1" draw:name="Image203" text:anchor-type="as-char" svg:width="6.9236in" svg:height="3.956343in" draw:z-index="0">
<draw:image xlink:href="../Images/yкринформ/2023-03-31T19-22-00-03-00/630_360_1680278844-110.jpeg" xlink:type="simple" xlink:show="embed" xlink:actuate="onLoad" draw:mime-type="image/jpeg"/>
</draw:frame>
The Presidential Lordir Zelensky discussed with the Prime Minister of the Republic Croatia and Plenkovich the situation on the front and the needs of the Ukrainian military, the issue of pressure on Russia, the restoration of Ukraine, including plans to conduct a donor conference in the fall.</text:p>
      <text:p text:style-name="P4">
As Ukrinform reports, it reports <text:a xlink:type="simple" xlink:href="http://www.president.gov.ua/news/prezident-ukrayini-proviv-peregovori-z-premyer-ministrom-hor-81993" text:style-name="Internet_20_link" text:visited-style-name="Visited_20_Internet_20_Link">
</text:a>
.</text:p>
      <text:p text:style-name="P4">
Zelensky expressed gratitude to the Prime Minister for the visit and participation of the Ubuchansky Summit on the anniversary of the release of Bucha from the Russian aggressor.</text:p>
      <text:p text:style-name="P4">
“We are friends, we feel it. This is very important for our peoples, ”said the President, and noted the high level of bilateral relations between Ukraine Tahorvaty.</text:p>
      <text:p text:style-name="P4">
He emphasized the constant position of the Croatian Government on the support of Ukraine and our people during resistance to Russian aggression.</text:p>
      <text:p text:style-name="P4">
<text:span text:style-name="T5">
Viso: <text:a xlink:type="simple" xlink:href="https://t.me/V_Zelenskiy_official/5698" text:style-name="Internet_20_link" text:visited-style-name="Visited_20_Internet_20_Link">
</text:a>
</text:span>
</text:p>
      <text:p text:style-name="P4">
Zelensky informed Plenkovich about the situation at the front, attracting the priority needs of our defenders.</text:p>
      <text:p text:style-name="P4">
The importance of significant defense assistance provided by Croatia provides Ukraine and emphasized the need for its continuation.</text:p>
      <text:p text:style-name="P4">
The parties discussed the issue of increased pressure on Russia, including sanctions.</text:p>
      <text:p text:style-name="P4">
Particular attention was paid to further work on creating a special tribunal to investigate the crime of aggression of the Russian Federation against Ukraine.</text:p>
      <text:p text:style-name="P4">
“Justice is very important to people. The Ukrainians have lost many relatives and their acquaintances last year. And it is very important to come to the end and to do justice, ”Zelensky said.</text:p>
      <text:p text:style-name="P4">
The Head of State also emphasized the importance of interaction in the restoration of the post -war reconstruction of the regions of Ukraine released from the aggressor of Ukraine.</text:p>
      <text:p text:style-name="P4">
Having noted the leadership of Croatia in humanitarian demining, the president greet the intention of Zagreb to hold an appropriate international donor conference this year.</text:p>
      <text:p text:style-name="P4">
The President of Ukraine and the Prime Minister of the Republic of Croatia also discussed the extent on the path of European and Euro-Atlantic integration of Ukraine.</text:p>
      <text:p text:style-name="P4">
Volodymyr Zelensky thanked for the support of Croatia granting Ukraine the status of a Candidate to the EU members and noted the personal role of Andrey Plenkovich in this process.</text:p>
      <text:p text:style-name="P4">
<text:span text:style-name="T4">
 Read also: </text:span>
 <text:a xlink:type="simple" xlink:href="https://www.ukrinform.ua/rubric-polytics/3690045-zelenskij-zustrivsa-iz-sandu-govorili-pro-sankcii-spectribunal-i-situaciu-na-fronti.html" text:style-name="Internet_20_link" text:visited-style-name="Visited_20_Internet_20_Link">
</text:a>
</text:p>
      <text:p text:style-name="P4">
<text:span text:style-name="T5">
Foto: op</text:span>
</text:p>
      <text:p text:style-name="P4">
News Source: <text:a xlink:type="simple" xlink:href="https://www.ukrinform.ua/rubric-polytics/3690047-zelenskij-obgovoriv-iz-premerom-horvatii-potrebi-zsu-ta-povoennu-vidbudovu-ukraini.html" text:style-name="Internet_20_link" text:visited-style-name="Visited_20_Internet_20_Link">
https://www.ukrinform.ua/rubric-polytics/3690047-zelenskij-obgovoriv-iz-premerom-horvatii-potrebi-zsu-ta-povoennu-vidbudovu-ukraini.html</text:a>
</text:p>
      <!--NEWS-->
      <text:h text:style-name="P10" text:outline-level="1">
<text:span text:style-name="T4">
China declared at the UN Security Council opposing the placement of nuclear weapons in other countries</text:span>
</text:h>
      <text:p text:style-name="P4">
Authors: Ukrinform (Person)</text:p>
      <text:p text:style-name="P4">
Publisher: Укринформ (Organization)</text:p>
      <text:p text:style-name="P4">
Published Time: 2023-03-31T19:27:32+03:00</text:p>
      <text:p text:style-name="P4">
Modified Time: 2023-03-31T19:27:32+03:00</text:p>
      <text:p text:style-name="P4">
Description: China advocates the placement of nuclear weapons abroad by all states owned by it. - Ukrinform.</text:p>
      <text:p text:style-name="P4">
Images: ["<text:a xlink:type="simple" xlink:href="https://static.ukrinform.com/photos/2023_03/thumb_files/630_360_1680279950-832.jpeg" text:style-name="Internet_20_link" text:visited-style-name="Visited_20_Internet_20_Link">
630_360_16802...</text:a>
"]</text:p>
      <text:p text:style-name="P4">
Tags: ['Китай', 'ООН', 'Ядерна зброя', 'росія']</text:p>
      <text:p text:style-name="P4">
Type: Article</text:p>
      <!--METADATA-->
      <text:p text:style-name="P4">
<draw:frame draw:style-name="fr1" draw:name="Image204" text:anchor-type="as-char" svg:width="6.9236in" svg:height="3.956343in" draw:z-index="0">
<draw:image xlink:href="../Images/yкринформ/2023-03-31T19-27-32-03-00/630_360_1680279950-832.jpeg" xlink:type="simple" xlink:show="embed" xlink:actuate="onLoad" draw:mime-type="image/jpeg"/>
</draw:frame>
China is refusing to place nuclear weapons abroad by all states possessing it.</text:p>
      <text:p text:style-name="P4">
This was announced on Friday by China's permanent representative at the UN Genshuan at a meeting of the UN Security Council, dedicated to the discussion of threats of Presidentials Vladimir Putin on the placement of tactical nuclear weapons in Belarus, Ukrinform correspondent reports in New York.</text:p>
      <text:p text:style-name="P4">
"We call for the cancellation of sharing agreements on the use of nuclear weapons and we are refusing to place nuclear weapons abroad with all states owned by nuclear weapons," he said.</text:p>
      <text:p text:style-name="P4">
<text:span text:style-name="T4">
 Read also: </text:span>
 <text:a xlink:type="simple" xlink:href="https://www.ukrinform.ua/rubric-world/3690038-putin-porusue-svou-obicanku-kitau-sodo-adernoi-zbroi-stati-v-oon.html" text:style-name="Internet_20_link" text:visited-style-name="Visited_20_Internet_20_Link">
</text:a>
China also calls on all nuclear weapons, "efficiently the risk of nuclear war and avoid any armed conflict with the inter-owners of nuclear weapons."</text:p>
      <text:p text:style-name="P4">
Post -press reminded the position of his country "on the Ukrainian issue", which, according to its words "clear and consistent".</text:p>
      <text:p text:style-name="P4">
According to him, China's proposals "include aspects concerning anti -armor attacks on nuclear power plants and other peaceful nuclear facilities."</text:p>
      <text:p text:style-name="P4">
"The threat of nuclear weapons or its use should be resisted," as well as "prevent the spread of nuclear weapons and nuclear crisis," he added.</text:p>
      <text:p text:style-name="P4">
According <text:a xlink:type="simple" xlink:href="https://www.ukrinform.ua/tag-kitaj" text:style-name="Internet_20_link" text:visited-style-name="Visited_20_Internet_20_Link">
 </text:a>
, "The international community is to possess an acute sense of urgent promotion of peace talks about the creation of conditions for the speedy resumption of negotiations."</text:p>
      <text:p text:style-name="P4">
<text:span text:style-name="T4">
 Read also: </text:span>
 <text:a xlink:type="simple" xlink:href="https://www.ukrinform.ua/rubric-world/3690031-nerozpovsudzenna-adernoi-zbroi-zastupnica-genseka-oon-zaklikala-rosiu-dotrimuvatisa-dogovoru.html" text:style-name="Internet_20_link" text:visited-style-name="Visited_20_Internet_20_Link">
</text:a>
As <text:a xlink:type="simple" xlink:href="https://www.ukrinform.ua/rubric-world/3689455-fon-der-laen-es-u-vidnosinah-iz-kitaem-zvazatime-na-stavlenna-pekina-do-putinskoi-vijni.html" text:style-name="Internet_20_link" text:visited-style-name="Visited_20_Internet_20_Link">
 </text:a>
Ukrinform, President of the European Commission Ursula von der Lyen during the Brussels Center of European Policy(EPC)She stated that China's permanent member of the UN Security Council should defend the provisions and principles of the UN Charter Tasrot the world stability and peace. Therefore, his attitude to the Russian war against Ukraine will be a decisive factor for the further development of the relations of the interrse and China.</text:p>
      <text:p text:style-name="P4">
News Source: <text:a xlink:type="simple" xlink:href="https://www.ukrinform.ua/rubric-world/3690053-kitaj-zaaviv-na-radbezi-oon-so-vistupae-proti-rozmisenna-adernoi-zbroi-v-insih-krainah.html" text:style-name="Internet_20_link" text:visited-style-name="Visited_20_Internet_20_Link">
https://www.ukrinform.ua/rubric-world/3690053-kitaj-zaaviv-na-radbezi-oon-so-vistupae-proti-rozmisenna-adernoi-zbroi-v-insih-krainah.html</text:a>
</text:p>
      <!--NEWS-->
      <text:h text:style-name="P10" text:outline-level="1">
<text:span text:style-name="T4">
Shmigal thanked the premiere of Slovakia for the decision to hand over to Ukraine MiG-29</text:span>
</text:h>
      <text:p text:style-name="P4">
Authors: Ukrinform (Person)</text:p>
      <text:p text:style-name="P4">
Publisher: Укринформ (Organization)</text:p>
      <text:p text:style-name="P4">
Published Time: 2023-03-31T19:28:00+03:00</text:p>
      <text:p text:style-name="P4">
Modified Time: 2023-03-31T19:28:00+03:00</text:p>
      <text:p text:style-name="P4">
Description: Prime Minister of Ukraine Denis Shmigal thanked the Prime Minister of Slovakia Edward Heger for the decision to hand over the MiG-29 planes to Ukraine. - Ukrinform.</text:p>
      <text:p text:style-name="P4">
Images: ["<text:a xlink:type="simple" xlink:href="https://static.ukrinform.com/photos/2023_03/thumb_files/630_360_1680279552-994.jpg" text:style-name="Internet_20_link" text:visited-style-name="Visited_20_Internet_20_Link">
630_360_16802...</text:a>
", "<text:a xlink:type="simple" xlink:href="https://static.ukrinform.com/photos/2023_03/1680279552-248.jpg" text:style-name="Internet_20_link" text:visited-style-name="Visited_20_Internet_20_Link">
1680279552-24...</text:a>
", "<text:a xlink:type="simple" xlink:href="https://static.ukrinform.com/photos/2023_03/1680279551-665.jpg" text:style-name="Internet_20_link" text:visited-style-name="Visited_20_Internet_20_Link">
1680279551-66...</text:a>
", "<text:a xlink:type="simple" xlink:href="https://static.ukrinform.com/photos/2023_03/1680279867-753.jpg" text:style-name="Internet_20_link" text:visited-style-name="Visited_20_Internet_20_Link">
1680279867-75...</text:a>
"]</text:p>
      <text:p text:style-name="P4">
Tags: ['Україна', 'Словаччина', 'Винищувач', 'допомога', 'Стефанчук', 'Шмигаль']</text:p>
      <text:p text:style-name="P4">
Type: Article</text:p>
      <!--METADATA-->
      <text:p text:style-name="P4">
<draw:frame draw:style-name="fr1" draw:name="Image205" text:anchor-type="as-char" svg:width="6.9236in" svg:height="3.956343in" draw:z-index="0">
<draw:image xlink:href="../Images/yкринформ/2023-03-31T19-28-00-03-00/630_360_1680279552-994.jpg" xlink:type="simple" xlink:show="embed" xlink:actuate="onLoad" draw:mime-type="image/jpeg"/>
</draw:frame>
Prime Minister of Ukraine Denis Schmigal thanked the Prime Minister of Slovakia Eduardiegeger for the decision to hand over to Ukraine MiG-29 planes.</text:p>
      <text:p text:style-name="P4">
As Ukrinform reports, Shmigal reported in <text:a xlink:type="simple" xlink:href="https://t.me/Denys_Smyhal/4885" text:style-name="Internet_20_link" text:visited-style-name="Visited_20_Internet_20_Link">
</text:a>
.</text:p>
      <text:p text:style-name="P4">
"I congratulate in Ukraine the premiere of Slovakia Edward Heger. The Slovak Republic has a demonstration of solidarity with us, the determination of defending and democratic values," Smigal said.</text:p>
      <text:p text:style-name="P4">
<draw:frame draw:style-name="fr1" draw:name="Image206" text:anchor-type="as-char" svg:width="6.9236in" svg:height="4.275964in" draw:z-index="0">
<draw:image xlink:href="../Images/yкринформ/2023-03-31T19-28-00-03-00/1680279552-248.jpg" xlink:type="simple" xlink:show="embed" xlink:actuate="onLoad" draw:mime-type="image/jpeg"/>
</draw:frame>
According to him, today the key task for Ukraine is the victory of the enemy of Napoli Boy.</text:p>
      <text:p text:style-name="P4">
"We appreciate the decisions of the Slovakia Government to pass the MiG-29 aircraft, the launcher of the CUB SAM and other weapons. All this will help our soldiers in the liberation of Ukrainian territories, after which, together with Slovak friends and all European family, we realize the largest restoration of the continent." ](https://www.ukrinform.ua/tag-smigal)</text:p>
      <text:p text:style-name="P4">
<draw:frame draw:style-name="fr1" draw:name="Image207" text:anchor-type="as-char" svg:width="6.9236in" svg:height="4.615733in" draw:z-index="0">
<draw:image xlink:href="../Images/yкринформ/2023-03-31T19-28-00-03-00/1680279551-665.jpg" xlink:type="simple" xlink:show="embed" xlink:actuate="onLoad" draw:mime-type="image/jpeg"/>
</draw:frame>
Heger also met with the Chairman of the Verkhovna Rada of Ukraine Ruslan Stefanchuk, which the speaker reported in <text:a xlink:type="simple" xlink:href="https://www.facebook.com/stefanchuk.official/posts/pfbid02nbYDEqBm9ghujVmyMw2cWCtkLaovCXTvkY1uVLeA3fPSBa4yJqU5ofypQcGEBdEEl" text:style-name="Internet_20_link" text:visited-style-name="Visited_20_Internet_20_Link">
</text:a>
Stefanchuk also thanked Slovakia for the decision to hand over to Ukraine aircraft-29.</text:p>
      <text:p text:style-name="P4">
<text:span text:style-name="T4">
 Read also: </text:span>
 <text:a xlink:type="simple" xlink:href="https://www.ukrinform.ua/rubric-polytics/3689939-slovaccina-dopomoze-ukraini-akomoga-svidse-priednatisa-do-es-i-povernuti-svoi-teritorii-premer.html" text:style-name="Internet_20_link" text:visited-style-name="Visited_20_Internet_20_Link">
</text:a>
"During the meeting, they discussed a number of important issues. First of all, it was a supportive peace. He expressed gratitude that Slovakia joined those countries that supported the formula of President Vladimir Zelensky peace. It was also assured of the active participation of Slovakia in the implementation of this initiative," - said.</text:p>
      <text:p text:style-name="P4">
<draw:frame draw:style-name="fr1" draw:name="Image208" text:anchor-type="as-char" svg:width="6.9236in" svg:height="4.615733in" draw:z-index="0">
<draw:image xlink:href="../Images/yкринформ/2023-03-31T19-28-00-03-00/1680279867-753.jpg" xlink:type="simple" xlink:show="embed" xlink:actuate="onLoad" draw:mime-type="image/jpeg"/>
</draw:frame>
The interlocutors have stopped substantially at sanction pressure on the Russian Federation. "I noted that we are focusing on several aspects: strengthening control over already invested sanctions, combating the bypass of sanctions restrictions, work by over -expanding the sanction coalition," - emphasized Stefanchuk.</text:p>
      <text:p text:style-name="P4">
<text:span text:style-name="T4">
 Read also: </text:span>
 <text:a xlink:type="simple" xlink:href="https://www.ukrinform.ua/rubric-ato/3686489-slovaccina-peredala-ukraini-cotiri-vinisuvaci-mig29.html" text:style-name="Internet_20_link" text:visited-style-name="Visited_20_Internet_20_Link">
</text:a>
</text:p>
      <text:p text:style-name="P4">
According to Ukrinform, President Volodymyr Zelenskyy held a meeting of Sprremier-Minister of Slovakia Eduard Heger, who arrived with a visit to Dupraine to participate in the Buchan Summit.</text:p>
      <text:p text:style-name="P4">
<text:span text:style-name="T5">
Foto: Facebook Denis Shmigal</text:span>
</text:p>
      <text:p text:style-name="P4">
News Source: <text:a xlink:type="simple" xlink:href="https://www.ukrinform.ua/rubric-ato/3690054-smigal-podakuvav-premeru-slovaccini-za-risenna-peredati-ukraini-litaki-mig29.html" text:style-name="Internet_20_link" text:visited-style-name="Visited_20_Internet_20_Link">
https://www.ukrinform.ua/rubric-ato/3690054-smigal-podakuvav-premeru-slovaccini-za-risenna-peredati-ukraini-litaki-mig29.html</text:a>
</text:p>
      <!--NEWS-->
      <text:h text:style-name="P10" text:outline-level="1">
<text:span text:style-name="T4">
Bucharest nine discussed further support of Ukraine</text:span>
</text:h>
      <text:p text:style-name="P4">
Authors: Ukrinform (Person)</text:p>
      <text:p text:style-name="P4">
Publisher: Укринформ (Organization)</text:p>
      <text:p text:style-name="P4">
Published Time: 2023-03-31T19:35:00+03:00</text:p>
      <text:p text:style-name="P4">
Modified Time: 2023-03-31T19:35:00+03:00</text:p>
      <text:p text:style-name="P4">
Description: The head of the Foreign Ministry of Bucharest Nine (B9) during a meeting in the Polish city of Lodz on Friday discussed further support of Ukraine. - Ukrinform.</text:p>
      <text:p text:style-name="P4">
Images: ["<text:a xlink:type="simple" xlink:href="https://static.ukrinform.com/photos/2023_03/thumb_files/630_360_1680280366-263.jpg" text:style-name="Internet_20_link" text:visited-style-name="Visited_20_Internet_20_Link">
630_360_16802...</text:a>
"]</text:p>
      <text:p text:style-name="P4">
Tags: ['Польща', 'Україна', "Бухарестська дев'ятка", 'Війна з росією']</text:p>
      <text:p text:style-name="P4">
Type: Article</text:p>
      <!--METADATA-->
      <text:p text:style-name="P4">
<draw:frame draw:style-name="fr1" draw:name="Image209" text:anchor-type="as-char" svg:width="6.9236in" svg:height="3.956343in" draw:z-index="0">
<draw:image xlink:href="../Images/yкринформ/2023-03-31T19-35-00-03-00/630_360_1680280366-263.jpg" xlink:type="simple" xlink:show="embed" xlink:actuate="onLoad" draw:mime-type="image/jpeg"/>
</draw:frame>
The head of the Foreign Ministry of the Bucharest Nine(look)During the meeting in the Polish city of Lodz, Ukraine discussed further support of Ukraine.</text:p>
      <text:p text:style-name="P4">
The results of the meeting during the press conference was announced by the Glavopol Diplomacy of Zbigenev RAU, reports his own correspondent of Ukrinform.</text:p>
      <text:p text:style-name="P4">
“Today, our discussions have focused on three issues: first, the deterioration of the security situation in Europe and this is related to our efforts to understand the Eastern Flank of NATO, as well as political and practical support for Ukraine. Secondly, NATO adaptation to current and future challenges for the preparation for future NATO meetings, that is, a meeting of ministers of law, the next week and July Summit of the Alliance, which will be released in Vilnius, ”RAU said.</text:p>
      <text:p text:style-name="P4">
The third important issue discussed by the ministers was the prospects for cooperation between NATO and the EU, as well as more effective response to crisis.</text:p>
      <text:p text:style-name="P4">
According to him, ministers also discussed the increase in the costs of defense of countries <text:a xlink:type="simple" xlink:href="https://www.ukrinform.ua/tag-buharestska-devatka" text:style-name="Internet_20_link" text:visited-style-name="Visited_20_Internet_20_Link">
</text:a>
at a level that allows them to fulfill their obligations in the field of collective defense.</text:p>
      <text:p text:style-name="P4">
RAU stressed that B9 countries will continue Ukraine's support in the Inevi and military dimensions.</text:p>
      <text:p text:style-name="P4">
<text:span text:style-name="T4">
 Read also: </text:span>
 <text:a xlink:type="simple" xlink:href="https://www.ukrinform.ua/rubric-polytics/3689354-glavi-mzs-buharestskoi-devatki-obgovorat-podalsu-dopomogu-ukraini.html" text:style-name="Internet_20_link" text:visited-style-name="Visited_20_Internet_20_Link">
</text:a>
“For Poland and many other allies, this second aspect is especially important. The B9 countries are leaders here, including the countryside for more decisive action, as it took place with the transfer of MiG -29 aircraft, ”stated the head of Polish diplomacy.</text:p>
      <text:p text:style-name="P4">
As reported by Ukrinform, at the end of February in Warsaw a meeting of the heads of states and governments of the B9 countries took place. According to its results, it was approved <text:a xlink:type="simple" xlink:href="https://www.ukrinform.ua/rubric-world/3673764-buharestska-devatka-rosia-e-najserjoznisou-i-pramou-zagrozou.html" text:style-name="Internet_20_link" text:visited-style-name="Visited_20_Internet_20_Link">
</text:a>
Therefore, B9 countries will do their best to strengthen NATO's military presence on the Eastern Alliance flank.</text:p>
      <text:p text:style-name="P4">
The B9 format, or Bucharest Nine, which was created on the initiative of Romania and Poland in November 2015, covers NATO Eastern Flant. In addition to these two countries, B9 includes Bulgaria, Hungary, Slovakia, Czech Republic, Lithuania, Latvia, Estonia.</text:p>
      <text:p text:style-name="P4">
<text:span text:style-name="T5">
Foto: phar</text:span>
</text:p>
      <text:p text:style-name="P4">
News Source: <text:a xlink:type="simple" xlink:href="https://www.ukrinform.ua/rubric-polytics/3690057-buharestska-devatka-obgovorila-podalsu-pidtrimku-ukraini.html" text:style-name="Internet_20_link" text:visited-style-name="Visited_20_Internet_20_Link">
https://www.ukrinform.ua/rubric-polytics/3690057-buharestska-devatka-obgovorila-podalsu-pidtrimku-ukraini.html</text:a>
</text:p>
      <!--NEWS-->
      <text:h text:style-name="P10" text:outline-level="1">
<text:span text:style-name="T4">
In Bucha still unknown 70 bodies of people killed by Russians</text:span>
</text:h>
      <text:p text:style-name="P4">
Authors: Ukrinform (Person)</text:p>
      <text:p text:style-name="P4">
Publisher: Укринформ (Organization)</text:p>
      <text:p text:style-name="P4">
Published Time: 2023-03-31T19:45:00+03:00</text:p>
      <text:p text:style-name="P4">
Modified Time: 2023-03-31T19:45:00+03:00</text:p>
      <text:p text:style-name="P4">
Description: In Bucha, 70 bodies of people who were killed by Russian invaders at the beginning of a full -scale invasion of Ukraine remain unknown. - Ukrinform.</text:p>
      <text:p text:style-name="P4">
Images: ["<text:a xlink:type="simple" xlink:href="https://static.ukrinform.com/photos/2022_04/thumb_files/630_360_1649146584-905.jpg" text:style-name="Internet_20_link" text:visited-style-name="Visited_20_Internet_20_Link">
630_360_16491...</text:a>
"]</text:p>
      <text:p text:style-name="P4">
Tags: ['Буча', 'Прокуратура', 'Ексгумація', 'росія', 'Воєнні злочини', 'Війна з росією', 'Єдині новини']</text:p>
      <text:p text:style-name="P4">
Type: Article</text:p>
      <!--METADATA-->
      <text:p text:style-name="P4">
<draw:frame draw:style-name="fr1" draw:name="Image210" text:anchor-type="as-char" svg:width="6.9236in" svg:height="3.956343in" draw:z-index="0">
<draw:image xlink:href="../Images/yкринформ/2023-03-31T19-45-00-03-00/630_360_1649146584-905.jpg" xlink:type="simple" xlink:show="embed" xlink:actuate="onLoad" draw:mime-type="image/jpeg"/>
</draw:frame>
In Buchinaras, 70 bodies of people who were killed by Russian ash at the beginning of a full -scale invasion of Ukraine remain unknown.</text:p>
      <text:p text:style-name="P4">
This was reported by the head of the Buchan District Prosecutor's Office Ruslan Kravchenko Vifiri of Telehorphone "Unified News", Ukrinform reports.</text:p>
      <text:p text:style-name="P4">
"To date, 70 unknown bodies remain," he said, clarifying that it concerns Bucha.</text:p>
      <text:p text:style-name="P4">
The head of the prosecutor's office explained that not all dead citizens were able to establish after the first examinations, so additional molecular genetic examinations were assigned by the prosecutor's office and pre -trial investigations.</text:p>
      <text:p text:style-name="P4">
<text:span text:style-name="T4">
 Read also: </text:span>
 <text:a xlink:type="simple" xlink:href="https://www.ukrinform.ua/rubric-ato/3689743-ponad-1400-smertej-zelenskij-pokazav-kadri-33-dniv-okupacii-buci.html" text:style-name="Internet_20_link" text:visited-style-name="Visited_20_Internet_20_Link">
</text:a>
In addition, Kravchenko noted that they were looking for the relatives of the dead to take sampling of genetic material for examinations.</text:p>
      <text:p text:style-name="P4">
At the same time, the head of the district prosecutor's office reminded that in general, 97 military criminals were identified, identified and collected in the Buchan district. 35 criminal proceedings have been sent to court, two persons have already been convicted.</text:p>
      <text:p text:style-name="P4">
Kravchenko added that <text:a xlink:type="simple" xlink:href="https://www.ukrinform.ua/tag-vijskovi-zlocini" text:style-name="Internet_20_link" text:visited-style-name="Visited_20_Internet_20_Link">
</text:a>
have a limitation period.</text:p>
      <text:p text:style-name="P4">
As reported, according to the Office of the Prosecutor General, <text:a xlink:type="simple" xlink:href="https://www.ukrinform.ua/rubric-ato/3689784-rosiani-vcinili-u-bucanskomu-rajoni-ponad-9000-voennih-zlociniv-genprokuror.html" text:style-name="Internet_20_link" text:visited-style-name="Visited_20_Internet_20_Link">
</text:a>
On Friday, Bucha took place on the occasion of the anniversary of the liberation of the city of Obrose invaders with the participation of President of Ukraine Volodymyr Zelensky, President Molda Mai Sandu, Prime Minister of Slovenia Robert Holob, Croatian Prime Minister Andrey Plenkovich, Prime Minister Slovenia of Edwarder.</text:p>
      <text:p text:style-name="P4">
<text:span text:style-name="T5">
Foto: Oleg Reva</text:span>
</text:p>
      <text:p text:style-name="P4">
News Source: <text:a xlink:type="simple" xlink:href="https://www.ukrinform.ua/rubric-regions/3690061-u-buci-dosi-neopiznani-70-til-ludej-ubitih-rosianami.html" text:style-name="Internet_20_link" text:visited-style-name="Visited_20_Internet_20_Link">
https://www.ukrinform.ua/rubric-regions/3690061-u-buci-dosi-neopiznani-70-til-ludej-ubitih-rosianami.html</text:a>
</text:p>
      <!--NEWS-->
      <text:h text:style-name="P10" text:outline-level="1">
<text:span text:style-name="T4">
Majlis calls to join the ranks of the Kara-Dag Brigade and other units of the Guard of the offensive</text:span>
</text:h>
      <text:p text:style-name="P4">
Authors: Ukrinform (Person)</text:p>
      <text:p text:style-name="P4">
Publisher: Укринформ (Organization)</text:p>
      <text:p text:style-name="P4">
Published Time: 2023-03-31T19:55:49+03:00</text:p>
      <text:p text:style-name="P4">
Modified Time: 2023-03-31T19:55:49+03:00</text:p>
      <text:p text:style-name="P4">
Description: The Majlis of the Crimean Tatar people calls on the citizens of Ukraine to join the ranks of the Kara-Dag Brigade and other units of the Guard of the offensive. - Ukrinform.</text:p>
      <text:p text:style-name="P4">
Images: ["<text:a xlink:type="simple" xlink:href="https://static.ukrinform.com/photos/2021_07/thumb_files/630_360_1625586413-133.jpg" text:style-name="Internet_20_link" text:visited-style-name="Visited_20_Internet_20_Link">
630_360_16255...</text:a>
"]</text:p>
      <text:p text:style-name="P4">
Tags: ['Чубаров', 'Крим', 'Гвардія наступу']</text:p>
      <text:p text:style-name="P4">
Type: Article</text:p>
      <!--METADATA-->
      <text:p text:style-name="P4">
<draw:frame draw:style-name="fr1" draw:name="Image211" text:anchor-type="as-char" svg:width="6.9236in" svg:height="3.956343in" draw:z-index="0">
<draw:image xlink:href="../Images/yкринформ/2023-03-31T19-55-49-03-00/630_360_1625586413-133.jpg" xlink:type="simple" xlink:show="embed" xlink:actuate="onLoad" draw:mime-type="image/jpeg"/>
</draw:frame>
The Majlisc-Tatar people calls on the citizens of Ukraine to join the ranks of the Kara-Dag Brigade and other units of the Guard of the offensive.</text:p>
      <text:p text:style-name="P4">
The corresponding statement of the Presidium of the Majlis of the Crimean Tatar people was placed in <text:a xlink:type="simple" xlink:href="http://t.me/chubarov_refat/1616" text:style-name="Internet_20_link" text:visited-style-name="Visited_20_Internet_20_Link">
</text:a>
And the head of the Majlis Refat Chubarov, reports Ukrinform.</text:p>
      <text:p text:style-name="P4">
“The Majlis of the Crimean Tatar people, continuing the practice of cooperation with the units of the Armed Forces of Ukraine and other military formations, which will serve the inhabitants of Crimea, also established interaction with the command of the 15-engigrigade of operational purpose" Kara-Dag "of the National Guard of Ukraine tanades. The Presidium of the Majlisukhrim Tatar people calls on citizens of Ukraine - residents of Okupovny Crym, temporarily displaced persons: Crimean Tatars, Ukrainians and representatives of other nationalities, to join the ranks of the Kara -Dag Brigade and other units of the Guards of the offensive. Let's release the Crimea together!”, - the statement reads.</text:p>
      <text:p text:style-name="P4">
Majlis noted that there is a stage of war when units of armed force of Ukraine, the National Guard of Ukraine, other military formations, prepared for breakthroughs for the purpose of liberation <text:a xlink:type="simple" xlink:href="https://www.ukrinform.ua/tag-krim" text:style-name="Internet_20_link" text:visited-style-name="Visited_20_Internet_20_Link">
</text:a>
and other occupied territories, they need strong and energetic men, who will become a shoulder with courageous and hardened in the battles, thanks to which the attack of Russian barbarians has chosen and dug.</text:p>
      <text:p text:style-name="P4">
The statement noted that in the nationwide armed forgiveness of the Russian aggression within the Armed Forces of Ukraine, the National Guard of Ukraine, other military formations, the residents of Crimea - Crimea Kitatar, Ukrainians, representatives of other nationalities, who were forced to relocate to the main part of the territory of Ukraine - also actively participate active part.</text:p>
      <text:p text:style-name="P4">
“Ukrainian soldiers - residents of Crimea demonstrate courage and dedication, being motivated as soon as possible to release their native Crimea. Significant of them were awarded orders, medals and encouraged by the extraordinary military titles. The Majlis of the Crimean Tatar people expresses gratitude to every defender of the Ukrainian state. Among the Ukrainian soldiers who died heroically during the fighting with the Russian aggressor are a living, ”Majlis added.As it was reported, for the entrance to the brigades "Guards of the offensive" <text:a xlink:type="simple" xlink:href="https://www.ukrinform.ua/rubric-ato/3689599-gvardia-nastupu-otrimala-ponad-35-tisac-zaavok.html" text:style-name="Internet_20_link" text:visited-style-name="Visited_20_Internet_20_Link">
</text:a>
of them more than 16 thousand to units that are part of the National Guard.</text:p>
      <text:p text:style-name="P4">
News Source: <text:a xlink:type="simple" xlink:href="https://www.ukrinform.ua/rubric-crimea/3690064-medzlis-zaklikae-dolucatisa-do-lav-brigadi-karadag-ta-insih-pidrozdiliv-gvardii-nastupu.html" text:style-name="Internet_20_link" text:visited-style-name="Visited_20_Internet_20_Link">
https://www.ukrinform.ua/rubric-crimea/3690064-medzlis-zaklikae-dolucatisa-do-lav-brigadi-karadag-ta-insih-pidrozdiliv-gvardii-nastupu.html</text:a>
</text:p>
      <!--NEWS-->
      <text:h text:style-name="P10" text:outline-level="1">
<text:span text:style-name="T4">
UN Source on the UN Council: Putin took four days to break the promise given to China</text:span>
</text:h>
      <text:p text:style-name="P4">
Authors: Ukrinform (Person)</text:p>
      <text:p text:style-name="P4">
Publisher: Укринформ (Organization)</text:p>
      <text:p text:style-name="P4">
Published Time: 2023-03-31T19:56:00+03:00</text:p>
      <text:p text:style-name="P4">
Modified Time: 2023-03-31T19:56:00+03:00</text:p>
      <text:p text:style-name="P4">
Description: The Kremlin lies and neglects even those whom it announces its friends and strategic partners. - Ukrinform.</text:p>
      <text:p text:style-name="P4">
Images: ["<text:a xlink:type="simple" xlink:href="https://static.ukrinform.com/photos/2023_03/thumb_files/630_360_1680280564-694.jpg" text:style-name="Internet_20_link" text:visited-style-name="Visited_20_Internet_20_Link">
630_360_16802...</text:a>
"]</text:p>
      <text:p text:style-name="P4">
Tags: ['Ядерна зброя', 'росія', 'Кислиця']</text:p>
      <text:p text:style-name="P4">
Type: Article</text:p>
      <!--METADATA-->
      <text:p text:style-name="P4">
<draw:frame draw:style-name="fr1" draw:name="Image212" text:anchor-type="as-char" svg:width="6.9236in" svg:height="3.956343in" draw:z-index="0">
<draw:image xlink:href="../Images/yкринформ/2023-03-31T19-56-00-03-00/630_360_1680280564-694.jpg" xlink:type="simple" xlink:show="embed" xlink:actuate="onLoad" draw:mime-type="image/jpeg"/>
</draw:frame>
Kremlbresh and neglect even those who declare his friends and strategic partners.</text:p>
      <text:p text:style-name="P4">
This was stated by a permanent representative of Ukraine at the UN Sergey Kislytsa Nazidana of the UN Security Council to discuss the threats of Russian President Vladimirapoutin to place nuclear weapons in Belarus, Ukrinform reports.</text:p>
      <text:p text:style-name="P4">
“<text:a xlink:type="simple" xlink:href="https://www.ukrinform.ua/tag-putin" text:style-name="Internet_20_link" text:visited-style-name="Visited_20_Internet_20_Link">
</text:a>
It took only four days to release another obligation, which he recently assumed with the leader of the PRC, signed on March 22, 2023. The document proclaims that "all states with nuclear weapons must refrain from developing nuclear weapons outside their national territories," - said.</text:p>
      <text:p text:style-name="P4">
To the honor of the Chinese side, Kyslitsa added, "it is very reasonable to remind the fact that the nuclear war cannot be won and wage and that it is necessary to prevent the distribution of nuclear weapons."</text:p>
      <text:p text:style-name="P4">
Unlike Russia, China's position on nuclear weapons is solid and clear, postpress stressed.</text:p>
      <text:p text:style-name="P4">
Kyslytsya reminded that Ukraine is a participant in the Nuclear Arrangement Agreement, and signed in 1994 the Budapest Memorandum on providing security guarantees in connection with the day -to -day accession.</text:p>
      <text:p text:style-name="P4">
Ukraine has abandoned the third largest nuclear arsenal in the world, he emphasized. However, according to Kislytsya, one of the guarantors-Russian Federation-has not fulfilled its obligations on the Budapest Memorandum from the back demonstrates that he perceives nuclear weapons as a tool of threats and intimidation, not a means of deterrent to war.</text:p>
      <text:p text:style-name="P4">
<text:span text:style-name="T4">
 Read also: </text:span>
 <text:a xlink:type="simple" xlink:href="https://www.ukrinform.ua/rubric-world/3690031-nerozpovsudzenna-adernoi-zbroi-zastupnica-genseka-oon-zaklikala-rosiu-dotrimuvatisa-dogovoru.html" text:style-name="Internet_20_link" text:visited-style-name="Visited_20_Internet_20_Link">
</text:a>
As reported by Ukrinform, on March 25, the President of the Aggressor Country Volodymyrputin, for whom the ISS issued a warrant for arrest, stated that <text:a xlink:type="simple" xlink:href="https://www.ukrinform.ua/rubric-world/3687449-putin-zaaviv-so-rosia-rozmistit-takticnu-adernu-zbrou-u-bilorusi.html" text:style-name="Internet_20_link" text:visited-style-name="Visited_20_Internet_20_Link">
</text:a>
. Earlier, in February this year, he announced the "suspension" of Moscow's participation in the contract for reduction of strategic offensive weapons from the United States.</text:p>
      <text:p text:style-name="P4">
The participants of the day are almost all states of the world, except Israel, India, Pakistan of Taponic Korea.</text:p>
      <text:p text:style-name="P4">
News Source: <text:a xlink:type="simple" xlink:href="https://www.ukrinform.ua/rubric-world/3690056-kislica-na-radbezi-oon-putinu-znadobilosa-cotiri-dni-sob-porusiti-obicanku-danu-kitau.html" text:style-name="Internet_20_link" text:visited-style-name="Visited_20_Internet_20_Link">
https://www.ukrinform.ua/rubric-world/3690056-kislica-na-radbezi-oon-putinu-znadobilosa-cotiri-dni-sob-porusiti-obicanku-danu-kitau.html</text:a>
</text:p>
      <!--NEWS-->
      <text:h text:style-name="P10" text:outline-level="1">
<text:span text:style-name="T4">
Putin has to pay for war crimes - Borrel</text:span>
</text:h>
      <text:p text:style-name="P4">
Authors: Ukrinform (Person)</text:p>
      <text:p text:style-name="P4">
Publisher: Укринформ (Organization)</text:p>
      <text:p text:style-name="P4">
Published Time: 2023-03-31T19:58:00+03:00</text:p>
      <text:p text:style-name="P4">
Modified Time: 2023-03-31T19:58:00+03:00</text:p>
      <text:p text:style-name="P4">
Description: Russian President Vladimir Putin must pay for the war crimes for which he is responsible, including the violent abduction of Ukrainian children. - Ukrinform.</text:p>
      <text:p text:style-name="P4">
Images: ["<text:a xlink:type="simple" xlink:href="https://static.ukrinform.com/photos/2020_05/thumb_files/630_360_1590751799-568.jpg" text:style-name="Internet_20_link" text:visited-style-name="Visited_20_Internet_20_Link">
630_360_15907...</text:a>
"]</text:p>
      <text:p text:style-name="P4">
Tags: ['путін', 'Суд', 'Злочин', 'Боррель']</text:p>
      <text:p text:style-name="P4">
Type: Article</text:p>
      <!--METADATA-->
      <text:p text:style-name="P4">
<draw:frame draw:style-name="fr1" draw:name="Image213" text:anchor-type="as-char" svg:width="6.9236in" svg:height="3.956343in" draw:z-index="0">
<draw:image xlink:href="../Images/yкринформ/2023-03-31T19-58-00-03-00/630_360_1590751799-568.jpg" xlink:type="simple" xlink:show="embed" xlink:actuate="onLoad" draw:mime-type="image/jpeg"/>
</draw:frame>
Presidentrf Volodymyr Putin must pay for military crimes for which he is not responsible, including the violent abduction of Ukrainian children.</text:p>
      <text:p text:style-name="P4">
According to Ukrinform, this is stated in the article of the high representative of the EU, the Vice President of the European Commission Josepa Borrel for the Austrian newspaper <text:a xlink:type="simple" xlink:href="http://www.derstandard.at/story/2000145060987/josep-borrell-europa-ruestet-auf-nicht-nur-fuer-die-ukraine" text:style-name="Internet_20_link" text:visited-style-name="Visited_20_Internet_20_Link">
</text:a>
.</text:p>
      <text:p text:style-name="P4">
"Russia should be held accountable. This is why the International Criminal Court's Criminal Court is an important: Putin should pay for war crimes for which he is not responsible. Among them, the violent abduction of many children in Ukraine," Borsel wrote.</text:p>
      <text:p text:style-name="P4">
He stressed that "in this war history and justice - on the side of Ukraine." But we must accelerate the course of history. Our military support and overwhelming to buy ammunition together serve the case representative <text:a xlink:type="simple" xlink:href="https://www.ukrinform.ua/tag-evrosouz" text:style-name="Internet_20_link" text:visited-style-name="Visited_20_Internet_20_Link">
</text:a>
.</text:p>
      <text:p text:style-name="P4">
Borrel pointed out that Ukraine needs not only political and financial support, but of all weapons and ammunition to protect itself and release itself and giving the Russian aggressor to protect the Russian aggressor. "The protection of Ukrainian sovereignty is existential in nature - both for Ukraine and for all of Europe. We cannot reach this without giving Ukraine the means to achieve it," he emphasized.</text:p>
      <text:p text:style-name="P4">
Against this background, the high representative of the EU reminded that last week, European leaders agreed to a proposal of three points for purchases and production and transfer of them and their transfer to Ukraine, as well as replenishment of their own stocks.</text:p>
      <text:p text:style-name="P4">
"In the last 20 years, Europeans have reduced investments in the defense industry. In connection with the radically changed security environment, we need to increase them again. In particular, we want to put 1 million artillery shells in Ukraine with Ukraine. Peace. In the case of compensation of 50 to 60%, we can mobilize with a nearly 4 billion euros with this new package, "Borrel said.</text:p>
      <text:p text:style-name="P4">
According to him, it shows that the EU "is able to act quickly when necessary" and that it demonstrates the decisiveness of European countries to give Ukrainian need for its legal self -defense.At the same time, he stressed that the European Union, as in Ukraine, of course, want peace.</text:p>
      <text:p text:style-name="P4">
"But we do not want any peace. We want a fair and long peace based on the UN Charter. The peace in which Russia will bring its troops from all the Ukrainian districts that it occupies. That is why we also support President Vladimir Zelensky's peaceful formula. In words, it is important how the war will finish, not just what it will end with, with the territorial and other achievements of Russia from this aggressive war, "Borrel added.</text:p>
      <text:p text:style-name="P4">
<text:span text:style-name="T4">
 Read also: </text:span>
 <text:a xlink:type="simple" xlink:href="https://www.ukrinform.ua/rubric-polytics/3689902-ursula-fon-der-laen-pro-tragediu-buci-strati-buli-castinou-planu-kremla-zi-znisenna-ukrainciv.html" text:style-name="Internet_20_link" text:visited-style-name="Visited_20_Internet_20_Link">
</text:a>
As reported by Ukrinform, on March 17, the Chamber of Preliminary Issue of the ISS Issued on <text:a xlink:type="simple" xlink:href="https://www.ukrinform.ua/rubric-world/3683849-miznarodnij-kriminalnij-sud-vidav-order-na-arest-putina.html" text:style-name="Internet_20_link" text:visited-style-name="Visited_20_Internet_20_Link">
</text:a>
.</text:p>
      <text:p text:style-name="P4">
The President of the Russian Federation and his authorized suspected of war crimes - deportation by illegal movement of the population, including children, from the occupied territory of Ukraine.</text:p>
      <text:p text:style-name="P4">
<text:span text:style-name="T5">
Foto: ministerio de asuntos exteriores y de Cooperación</text:span>
</text:p>
      <text:p text:style-name="P4">
News Source: <text:a xlink:type="simple" xlink:href="https://www.ukrinform.ua/rubric-world/3690060-putin-mae-zaplatiti-za-voenni-zlocini-borrel.html" text:style-name="Internet_20_link" text:visited-style-name="Visited_20_Internet_20_Link">
https://www.ukrinform.ua/rubric-world/3690060-putin-mae-zaplatiti-za-voenni-zlocini-borrel.html</text:a>
</text:p>
      <!--NEWS-->
      <text:h text:style-name="P10" text:outline-level="1">
<text:span text:style-name="T4">
Stefanchuk discussed with the premieres of Croatia and Slovenia the creation</text:span>
</text:h>
      <text:p text:style-name="P4">
Authors: Ukrinform (Person)</text:p>
      <text:p text:style-name="P4">
Publisher: Укринформ (Organization)</text:p>
      <text:p text:style-name="P4">
Published Time: 2023-03-31T19:59:08+03:00</text:p>
      <text:p text:style-name="P4">
Modified Time: 2023-03-31T19:59:08+03:00</text:p>
      <text:p text:style-name="P4">
Description: The Chairman of the Verkhovna Rada Ruslan Stefanchuk discussed with the Prime Ministers of the Republic of Croatia Andrey Plenkovich and the Republic of Slovenia Robert Golob the issue of military assistance of Ukraine and holding Russia to justice, in particular, the creation of a special joint. - Ukrinform.</text:p>
      <text:p text:style-name="P4">
Images: ["<text:a xlink:type="simple" xlink:href="https://static.ukrinform.com/photos/2023_03/thumb_files/630_360_1680281706-719.jpg" text:style-name="Internet_20_link" text:visited-style-name="Visited_20_Internet_20_Link">
630_360_16802...</text:a>
", "<text:a xlink:type="simple" xlink:href="https://static.ukrinform.com/photos/2023_03/1680281708-802.jpg" text:style-name="Internet_20_link" text:visited-style-name="Visited_20_Internet_20_Link">
1680281708-80...</text:a>
", "<text:a xlink:type="simple" xlink:href="https://static.ukrinform.com/photos/2023_03/1680281707-216.jpg" text:style-name="Internet_20_link" text:visited-style-name="Visited_20_Internet_20_Link">
1680281707-21...</text:a>
", "<text:a xlink:type="simple" xlink:href="https://static.ukrinform.com/photos/2023_03/1680281706-904.jpg" text:style-name="Internet_20_link" text:visited-style-name="Visited_20_Internet_20_Link">
1680281706-90...</text:a>
", "<text:a xlink:type="simple" xlink:href="https://static.ukrinform.com/photos/2023_03/1680281706-403.jpg" text:style-name="Internet_20_link" text:visited-style-name="Visited_20_Internet_20_Link">
1680281706-40...</text:a>
", "<text:a xlink:type="simple" xlink:href="https://static.ukrinform.com/photos/2023_03/1680281707-745.jpg" text:style-name="Internet_20_link" text:visited-style-name="Visited_20_Internet_20_Link">
1680281707-74...</text:a>
"]</text:p>
      <text:p text:style-name="P4">
Tags: ['Хорватія', 'Словенія', 'Трибунал', 'Стефанчук', 'Війна з росією']</text:p>
      <text:p text:style-name="P4">
Type: Article</text:p>
      <!--METADATA-->
      <text:p text:style-name="P4">
<draw:frame draw:style-name="fr1" draw:name="Image214" text:anchor-type="as-char" svg:width="6.9236in" svg:height="3.956343in" draw:z-index="0">
<draw:image xlink:href="../Images/yкринформ/2023-03-31T19-59-08-03-00/630_360_1680281706-719.jpg" xlink:type="simple" xlink:show="embed" xlink:actuate="onLoad" draw:mime-type="image/jpeg"/>
</draw:frame>
Ruslan Stefanchuk, Golovverkhkhovna Rada, discussed with the Prime Ministers of the Republic, Andrey Plenkovich and the Republic of Slovenia Robert Golob of the Questionnaire of Ukraine and holding Russia, in particular, the creation of a special journal.</text:p>
      <text:p text:style-name="P4">
The speaker reported this on Facebook, Ukrinform reports.</text:p>
      <text:p text:style-name="P4">
Stefanchuk, in particular, <text:a xlink:type="simple" xlink:href="https://www.facebook.com/stefanchuk.official/posts/pfbid0KiM6QZjaFc8yG4B7F8fxeARFbiKTJ2D7viL9iCFDoXLd7g8sy38px1tJiV9mgeq6l" text:style-name="Internet_20_link" text:visited-style-name="Visited_20_Internet_20_Link">
</text:a>
Croatia for the important defensive support it provides Ukraine and the congratulation of the Croatian government to transfer Mi-8 helicopters for the needs of the Armed Forces.</text:p>
      <text:p text:style-name="P4">
<draw:frame draw:style-name="fr1" draw:name="Image215" text:anchor-type="as-char" svg:width="6.9236in" svg:height="4.615733in" draw:z-index="0">
<draw:image xlink:href="../Images/yкринформ/2023-03-31T19-59-08-03-00/1680281708-802.jpg" xlink:type="simple" xlink:show="embed" xlink:actuate="onLoad" draw:mime-type="image/jpeg"/>
</draw:frame>
The Chairman of the Verkhovna Rada also discussed with Plenkovich's strengthening of Ukraine's military assistance of Ukraine European integration and Euro -Atlantic course <text:a xlink:type="simple" xlink:href="https://www.ukrinform.ua/tag-ukraina" text:style-name="Internet_20_link" text:visited-style-name="Visited_20_Internet_20_Link">
</text:a>
 .</text:p>
      <text:p text:style-name="P4">
<draw:frame draw:style-name="fr1" draw:name="Image216" text:anchor-type="as-char" svg:width="6.9236in" svg:height="4.615733in" draw:z-index="0">
<draw:image xlink:href="../Images/yкринформ/2023-03-31T19-59-08-03-00/1680281707-216.jpg" xlink:type="simple" xlink:show="embed" xlink:actuate="onLoad" draw:mime-type="image/jpeg"/>
</draw:frame>
“The focus of attention is also the issue of justice. He called for an effort to create a special tribunal against Russian crimes against Ukraine, as well as to recognize the crimes of the Russian Federation of the Genocydimonian people, ”the speaker informed.</text:p>
      <text:p text:style-name="P4">
<text:span text:style-name="T4">
 Read also: </text:span>
 <text:a xlink:type="simple" xlink:href="https://www.ukrinform.ua/rubric-ato/3690054-smigal-podakuvav-premeru-slovaccini-za-risenna-peredati-ukraini-litaki-mig29.html" text:style-name="Internet_20_link" text:visited-style-name="Visited_20_Internet_20_Link">
</text:a>
Also Stefanchuk <text:a xlink:type="simple" xlink:href="https://www.facebook.com/stefanchuk.official/posts/pfbid0yo1gFKVdbgDmVY6psUEdcbRLTjTSxxHWsbaC1h35ukbymMudL75oHXCLKdJFV94sl" text:style-name="Internet_20_link" text:visited-style-name="Visited_20_Internet_20_Link">
</text:a>
Slovenia for the military and humanitarian assistance provided, a significant help to restore the energy sector, the shelter of Ukrainians, the treatment of tareabilization of military personnel.</text:p>
      <text:p text:style-name="P4">
<draw:frame draw:style-name="fr1" draw:name="Image217" text:anchor-type="as-char" svg:width="6.9236in" svg:height="4.615733in" draw:z-index="0">
<draw:image xlink:href="../Images/yкринформ/2023-03-31T19-59-08-03-00/1680281706-904.jpg" xlink:type="simple" xlink:show="embed" xlink:actuate="onLoad" draw:mime-type="image/jpeg"/>
</draw:frame>
In addition, in a conversation with the head of the Slovenian government, the Chairman of the Verkhovna Rada raised the issue of worship against the Russian Federation and the implementation of the Ukrainian formula of peace and attraction of the Russian Federation to justice for the war in Ukraine.</text:p>
      <text:p text:style-name="P4">
<text:span text:style-name="T4">
 Read also: </text:span>
 <text:a xlink:type="simple" xlink:href="https://www.ukrinform.ua/rubric-regions/3690014-zelenskij-uzav-ucast-u-pidnatti-prapora-v-buci-i-vruciv-derzavni-nagorodi.html" text:style-name="Internet_20_link" text:visited-style-name="Visited_20_Internet_20_Link">
</text:a>
</text:p>
      <text:p text:style-name="P4">
<draw:frame draw:style-name="fr1" draw:name="Image218" text:anchor-type="as-char" svg:width="6.9236in" svg:height="4.615733in" draw:z-index="0">
<draw:image xlink:href="../Images/yкринформ/2023-03-31T19-59-08-03-00/1680281706-403.jpg" xlink:type="simple" xlink:show="embed" xlink:actuate="onLoad" draw:mime-type="image/jpeg"/>
</draw:frame>
“Thanked Slovenia for joining a group of countries(Core Group)From the creation of a sppeats about the crime of aggression of the Russian Federation against Ukraine. It is the creation of this tribunal that will lay the foundation for the process of bringing the highest political Tavis leadership of the Russian Federation to justice, ”the speaker added.As reported, <text:a xlink:type="simple" xlink:href="https://www.ukrinform.ua/rubric-ato/3689909-zelenskij-vzav-ucast-u-vsanuvanni-pamati-ziteliv-buci-vbitih-rosianami.html" text:style-name="Internet_20_link" text:visited-style-name="Visited_20_Internet_20_Link">
</text:a>
. President of Ukraine Volodymyr Zelensky, as well as the Republic of Moldova, Maya Sandu, Prime Minister of the Republic of Slovenialabert Holob, Prime Minister of the Republic of Croatia Andrey Plenkovich, Prime Minister of the Slovak Republic, took part in the ears.</text:p>
      <text:p text:style-name="P4">
News Source: <text:a xlink:type="simple" xlink:href="https://www.ukrinform.ua/rubric-polytics/3690065-stefancuk-obgovoriv-iz-premerami-horvatii-ta-slovenii-stvorenna-spectribunalu-proti-rf.html" text:style-name="Internet_20_link" text:visited-style-name="Visited_20_Internet_20_Link">
https://www.ukrinform.ua/rubric-polytics/3690065-stefancuk-obgovoriv-iz-premerami-horvatii-ta-slovenii-stvorenna-spectribunalu-proti-rf.html</text:a>
</text:p>
      <!--NEWS-->
      <text:h text:style-name="P10" text:outline-level="1">
<text:span text:style-name="T4">
Ukrainian boxer Zakhareyev went to the boxing tournament finals</text:span>
</text:h>
      <text:p text:style-name="P4">
Authors: Ukrinform (Person)</text:p>
      <text:p text:style-name="P4">
Publisher: Укринформ (Organization)</text:p>
      <text:p text:style-name="P4">
Published Time: 2023-03-31T20:17:02+03:00</text:p>
      <text:p text:style-name="P4">
Modified Time: 2023-03-31T20:17:02+03:00</text:p>
      <text:p text:style-name="P4">
Description: Ukrainian boxer Yuri Zakhareyev reached the finals of the Algrdas Shotsycas International Tournament in Lithuanian Kaunas. - Ukrinform.</text:p>
      <text:p text:style-name="P4">
Images: ["<text:a xlink:type="simple" xlink:href="https://static.ukrinform.com/photos/2023_03/thumb_files/630_360_1680282940-895.jpg" text:style-name="Internet_20_link" text:visited-style-name="Visited_20_Internet_20_Link">
630_360_16802...</text:a>
"]</text:p>
      <text:p text:style-name="P4">
Tags: ['Бокс']</text:p>
      <text:p text:style-name="P4">
Type: Article</text:p>
      <!--METADATA-->
      <text:p text:style-name="P4">
<draw:frame draw:style-name="fr1" draw:name="Image219" text:anchor-type="as-char" svg:width="6.9236in" svg:height="3.956343in" draw:z-index="0">
<draw:image xlink:href="../Images/yкринформ/2023-03-31T20-17-02-03-00/630_360_1680282940-895.jpg" xlink:type="simple" xlink:show="embed" xlink:actuate="onLoad" draw:mime-type="image/jpeg"/>
</draw:frame>
Ukrainian boxer Yuri Zakhareyev reached the finals of the International Tournament named after the Algardas Shocyas in Lithuanian Kaunas.</text:p>
      <text:p text:style-name="P4">
As Ukrinform reports, with reference to <text:a xlink:type="simple" xlink:href="https://www.facebook.com/411023051028819/posts/672346614896460" text:style-name="Internet_20_link" text:visited-style-name="Visited_20_Internet_20_Link">
</text:a>
.</text:p>
      <text:p text:style-name="P4">
In the weight category up to 71 kilograms, the athlete won the judges by the Scottish Garry McGrentra.</text:p>
      <text:p text:style-name="P4">
As it was reported, thanks to yesterday's victory over the compatriot Maximimolodan Zakhareev made his way to European Games-2023 in Poland, where licenses for Olympic Games-2024 will be launched.</text:p>
      <text:p text:style-name="P4">
<text:span text:style-name="T4">
 Read also: </text:span>
 <text:a xlink:type="simple" xlink:href="https://www.ukrinform.ua/rubric-sports/3689513-zahareev-zdobuv-peremogu-nad-molodanom-na-turniri-v-litvi.html" text:style-name="Internet_20_link" text:visited-style-name="Visited_20_Internet_20_Link">
</text:a>
The Kaunas tournament will last until April 2.</text:p>
      <text:p text:style-name="P4">
Photo: fbu.org.ua</text:p>
      <text:p text:style-name="P4">
News Source: <text:a xlink:type="simple" xlink:href="https://www.ukrinform.ua/rubric-sports/3690073-ukrainskij-bokser-zahareev-vijsov-do-finalu-bokserskogo-turniru.html" text:style-name="Internet_20_link" text:visited-style-name="Visited_20_Internet_20_Link">
https://www.ukrinform.ua/rubric-sports/3690073-ukrainskij-bokser-zahareev-vijsov-do-finalu-bokserskogo-turniru.html</text:a>
</text:p>
      <!--NEWS-->
      <text:h text:style-name="P10" text:outline-level="1">
<text:span text:style-name="T4">
Slovenia supports Ukraine's membership in NATO as soon as the conditions</text:span>
</text:h>
      <text:p text:style-name="P4">
Authors: Ukrinform (Person)</text:p>
      <text:p text:style-name="P4">
Publisher: Укринформ (Organization)</text:p>
      <text:p text:style-name="P4">
Published Time: 2023-03-31T20:19:00+03:00</text:p>
      <text:p text:style-name="P4">
Modified Time: 2023-03-31T20:19:00+03:00</text:p>
      <text:p text:style-name="P4">
Description: Slovenia has supported Ukraine's membership in the North Atlantic Alliance when the conditions are allowed. - Ukrinform.</text:p>
      <text:p text:style-name="P4">
Images: ["<text:a xlink:type="simple" xlink:href="https://static.ukrinform.com/photos/2023_03/thumb_files/630_360_1680283659-612.jpeg" text:style-name="Internet_20_link" text:visited-style-name="Visited_20_Internet_20_Link">
630_360_16802...</text:a>
"]</text:p>
      <text:p text:style-name="P4">
Tags: ['НАТО', 'Словенія', 'Україна']</text:p>
      <text:p text:style-name="P4">
Type: Article</text:p>
      <!--METADATA-->
      <text:p text:style-name="P4">
<draw:frame draw:style-name="fr1" draw:name="Image220" text:anchor-type="as-char" svg:width="6.9236in" svg:height="3.956343in" draw:z-index="0">
<draw:image xlink:href="../Images/yкринформ/2023-03-31T20-19-00-03-00/630_360_1680283659-612.jpeg" xlink:type="simple" xlink:show="embed" xlink:actuate="onLoad" draw:mime-type="image/jpeg"/>
</draw:frame>
Slovenian proceeded to support Ukraine's membership in the North Atlantic Alliance, when the conditions will allow.</text:p>
      <text:p text:style-name="P4">
This is stated in the joint declaration of President Vladimir Zelensky Ipremier-Minister of the Republic of Slovenia Robert Holob, published on <text:a xlink:type="simple" xlink:href="https://www.president.gov.ua/news/spilna-deklaraciya-prezidenta-ukrayini-volodimira-zelenskogo-81965" text:style-name="Internet_20_link" text:visited-style-name="Visited_20_Internet_20_Link">
</text:a>
.</text:p>
      <text:p text:style-name="P4">
“The Republic of Slovenia supports Ukraine's membership in <text:a xlink:type="simple" xlink:href="https://www.ukrinform.ua/tag-nato" text:style-name="Internet_20_link" text:visited-style-name="Visited_20_Internet_20_Link">
</text:a>
As soon as the conditions allow it, ”the rest is said.</text:p>
      <text:p text:style-name="P4">
The leaders also condemned the "most decisive" full -scale military -aging of Russia to Ukraine, which undermines the foundations of the UN Charter, and confirmed their support for the principles of international law, the inviolability of borders and the right of every state to choose their own path and security measures.</text:p>
      <text:p text:style-name="P4">
The signatories also repeated the requirement for the Russian Federation immediately, completely the Tabaszzzzzzzzzzidnya withdrawing all their armed formations from the territory of Ukraine within the limits of international recognized borders.</text:p>
      <text:p text:style-name="P4">
<text:span text:style-name="T4">
 Read also: </text:span>
 <text:a xlink:type="simple" xlink:href="https://www.ukrinform.ua/rubric-polytics/3689886-slovenia-gotova-vzati-ucast-u-vidnovlenni-ukraini-zustric-premeriv.html" text:style-name="Internet_20_link" text:visited-style-name="Visited_20_Internet_20_Link">
</text:a>
In addition, the document recorded the firm determination of the countries to hold the reference of persons responsible for military crimes and other serious crimes committed in connection with Russia's aggressive war against Ukraine, and to support the creation of a special international tribunal to ensure the responsibility of aggression.</text:p>
      <text:p text:style-name="P4">
In the document, Slovenia also supported the idea of convening the Summit of the formula of peace with the power of facilitating its effective realization when the conditions will allow.</text:p>
      <text:p text:style-name="P4">
It is noted that the Republic of Slovenia will continue to contribute to the strong Tae -effective political and material support of Ukraine by the EU and NATO, aimed at ensuring the capacity of the Ukrainian state to effectively enforce its territories in accordance with an inalienable right to self -defense.</text:p>
      <text:p text:style-name="P4">
<text:span text:style-name="T4">
 Read also: </text:span>
 <text:a xlink:type="simple" xlink:href="https://www.ukrinform.ua/rubric-polytics/3690065-stefancuk-obgovoriv-iz-premerami-horvatii-ta-slovenii-stvorenna-spectribunalu-proti-rf.html" text:style-name="Internet_20_link" text:visited-style-name="Visited_20_Internet_20_Link">
</text:a>
Ukraine and the Republic of Slovenia have expressed their willingness to carry out bilateral consultations on Ukraine's security before NATO membership.</text:p>
      <text:p text:style-name="P4">
In its turn, Ukraine supported the candidacy of the Republic of Slovenia for the UN Security Council for the period 2024-2025.<text:span text:style-name="T5">
Foto: op</text:span>
</text:p>
      <text:p text:style-name="P4">
News Source: <text:a xlink:type="simple" xlink:href="https://www.ukrinform.ua/rubric-polytics/3690076-slovenia-pidtrimue-clenstvo-ukraini-v-nato-sojno-ce-dozvolat-umovi.html" text:style-name="Internet_20_link" text:visited-style-name="Visited_20_Internet_20_Link">
https://www.ukrinform.ua/rubric-polytics/3690076-slovenia-pidtrimue-clenstvo-ukraini-v-nato-sojno-ce-dozvolat-umovi.html</text:a>
</text:p>
      <!--NEWS-->
      <text:h text:style-name="P10" text:outline-level="1">
<text:span text:style-name="T4">
Baltic countries in the UN: Russia managed by a military offender cannot preserve in the Rada</text:span>
</text:h>
      <text:p text:style-name="P4">
Authors: Ukrinform (Person)</text:p>
      <text:p text:style-name="P4">
Publisher: Укринформ (Organization)</text:p>
      <text:p text:style-name="P4">
Published Time: 2023-03-31T20:29:00+03:00</text:p>
      <text:p text:style-name="P4">
Modified Time: 2023-03-31T20:29:00+03:00</text:p>
      <text:p text:style-name="P4">
Description: Baltic countries - Estonia, Lithuania and Latvia - opposed the Russian presidency in the UN Security Council in April. - Ukrinform.</text:p>
      <text:p text:style-name="P4">
Images: ["<text:a xlink:type="simple" xlink:href="https://static.ukrinform.com/photos/2015_10/thumb_files/630_360_1445002358-2357.jpg" text:style-name="Internet_20_link" text:visited-style-name="Visited_20_Internet_20_Link">
630_360_14450...</text:a>
"]</text:p>
      <text:p text:style-name="P4">
Tags: ['путін', 'Країни Балтії', 'Радбез ООН', 'Війна з росією']</text:p>
      <text:p text:style-name="P4">
Type: Article</text:p>
      <!--METADATA-->
      <text:p text:style-name="P4">
<draw:frame draw:style-name="fr1" draw:name="Image221" text:anchor-type="as-char" svg:width="6.9236in" svg:height="3.956343in" draw:z-index="0">
<draw:image xlink:href="../Images/yкринформ/2023-03-31T20-29-00-03-00/630_360_1445002358-2357.jpg" xlink:type="simple" xlink:show="embed" xlink:actuate="onLoad" draw:mime-type="image/jpeg"/>
</draw:frame>
Baltic countries - Estonia, Lithuania and Latvia - opposed the Russian presidency of Uradi UN Security in April.</text:p>
      <text:p text:style-name="P4">
According to Ukrinform correspondent in New York, in a statement from the name of the namitr countries, which he read at a meeting of the UN Security Council on Friday Post-privatia at the UN Rhine Tammsaar, it is noted that the country managing a military gunman, persecuted by an international criminal Vorgans responsible for peace and safety in the world.</text:p>
      <text:p text:style-name="P4">
“Is it not eloquent that tomorrow, on the anniversary of the massacre in Bucha, Russia will be occupied by the Chairman of the Security Council? It is shameful, humiliating and dangerous for the trust of the body and its effective functioning, ”Tammsaar said.</text:p>
      <text:p text:style-name="P4">
<text:span text:style-name="T4">
 Read also: </text:span>
 <text:a xlink:type="simple" xlink:href="https://www.ukrinform.ua/rubric-world/3690056-kislica-na-radbezi-oon-putinu-znadobilosa-cotiri-dni-sob-porusiti-obicanku-danu-kitau.html" text:style-name="Internet_20_link" text:visited-style-name="Visited_20_Internet_20_Link">
</text:a>
According to him, a country that is leading an aggressive war against its neighbor, and more lively atrocities, threatens the world nuclear weapons, and whose leader is a warrior, for whom the ISS has issued a warrant for arrest, cannot manage the Security.</text:p>
      <text:p text:style-name="P4">
"Responsible members of this body should resist Russia's attempts to transform the main place of international diplomacy in the smile of misinformation," he added.</text:p>
      <text:p text:style-name="P4">
<text:span text:style-name="T4">
 Read also: </text:span>
 <text:a xlink:type="simple" xlink:href="https://www.ukrinform.ua/rubric-world/3690038-putin-porusue-svou-obicanku-kitau-sodo-adernoi-zbroi-stati-v-oon.html" text:style-name="Internet_20_link" text:visited-style-name="Visited_20_Internet_20_Link">
</text:a>
On Friday, most members of the Security Council condemned the threat of President Vladimir Putin in their statements on the placement of nuclear weapons of Ubilorus.</text:p>
      <text:p text:style-name="P4">
Presidency in the Security Council <text:a xlink:type="simple" xlink:href="https://www.ukrinform.ua/tag-oon" text:style-name="Internet_20_link" text:visited-style-name="Visited_20_Internet_20_Link">
</text:a>
It is carried out alternately between the members of the RB and changes on a monthly basis. In March, Mozambik presides, the floodplains are the turn of the Russian Federation.</text:p>
      <text:p text:style-name="P4">
News Source: <text:a xlink:type="simple" xlink:href="https://www.ukrinform.ua/rubric-world/3690074-kraini-baltii-v-oon-rosia-akou-kerue-voennij-zlocinec-ne-moze-golovuvati-v-radbezi.html" text:style-name="Internet_20_link" text:visited-style-name="Visited_20_Internet_20_Link">
https://www.ukrinform.ua/rubric-world/3690074-kraini-baltii-v-oon-rosia-akou-kerue-voennij-zlocinec-ne-moze-golovuvati-v-radbezi.html</text:a>
</text:p>
      <!--NEWS-->
      <text:h text:style-name="P10" text:outline-level="1">
<text:span text:style-name="T4">
Zelensky awaits answers to the signals of readiness to speak with the China's leader</text:span>
</text:h>
      <text:p text:style-name="P4">
Authors: Ukrinform (Person)</text:p>
      <text:p text:style-name="P4">
Publisher: Укринформ (Organization)</text:p>
      <text:p text:style-name="P4">
Published Time: 2023-03-31T20:48:00+03:00</text:p>
      <text:p text:style-name="P4">
Modified Time: 2023-03-31T20:48:00+03:00</text:p>
      <text:p text:style-name="P4">
Description: President Vladimir Zelensky believes that China's leader Xi Jinping is among those leaders who are still healing about Russia's war against Ukraine, and awaits his answers to his / her readiness to negotiate. - Ukrinform.</text:p>
      <text:p text:style-name="P4">
Images: ["<text:a xlink:type="simple" xlink:href="https://static.ukrinform.com/photos/2023_03/thumb_files/630_360_1680284875-785.jpeg" text:style-name="Internet_20_link" text:visited-style-name="Visited_20_Internet_20_Link">
630_360_16802...</text:a>
"]</text:p>
      <text:p text:style-name="P4">
Tags: ['Переговори', 'Сі Цзіньпін', 'Зеленський', 'Війна з росією']</text:p>
      <text:p text:style-name="P4">
Type: Article</text:p>
      <!--METADATA-->
      <text:p text:style-name="P4">
<draw:frame draw:style-name="fr1" draw:name="Image222" text:anchor-type="as-char" svg:width="6.9236in" svg:height="3.956343in" draw:z-index="0">
<draw:image xlink:href="../Images/yкринформ/2023-03-31T20-48-00-03-00/630_360_1680284875-785.jpeg" xlink:type="simple" xlink:show="embed" xlink:actuate="onLoad" draw:mime-type="image/jpeg"/>
</draw:frame>
The Presidential Division of Zelensky believes that China's leader Xi Jinping is among the Tachops, which are still hesitant about Russia's war against Ukraine, and awaits the answer to the signals of his / her readiness to negotiate.</text:p>
      <text:p text:style-name="P4">
He stated this during a press conference on the results of the Buchan summit, Ukrinform reports.</text:p>
      <text:p text:style-name="P4">
"What is the leader of China with us? It seems to me that is the time, this is one of the mushroom people who hesitate, let's say so. And it seems to me that it is very important for us to do everything to use the victory over the war of the maximum of states, no matter how far away, ”the President said.</text:p>
      <text:p text:style-name="P4">
He expressed his belief that this approach will be the victory of the world in the war and an example of reservations for those great states that think about aggression.</text:p>
      <text:p text:style-name="P4">
<text:span text:style-name="T4">
 Read also: </text:span>
 <text:a xlink:type="simple" xlink:href="https://www.ukrinform.ua/rubric-polytics/3689169-bilij-dim-pidtrimue-zaklik-zelenskogo-do-si-pospilkuvatisa-napramu.html" text:style-name="Internet_20_link" text:visited-style-name="Visited_20_Internet_20_Link">
</text:a>
“That is why we also send signals to such states and say that they are ready to stand, discuss, speak and conquer Russian aggression together. We expect the answers of some states, ”Zelensky said, answering questions about the possibility of talking to the leader of China <text:a xlink:type="simple" xlink:href="https://www.ukrinform.ua/tag-si-czinpin" text:style-name="Internet_20_link" text:visited-style-name="Visited_20_Internet_20_Link">
</text:a>
As reported, <text:a xlink:type="simple" xlink:href="https://www.ukrinform.ua/rubric-world/3689947-premer-ispanii-zaklikav-lidera-knr-pogovoriti-iz-zelenskim.html" text:style-name="Internet_20_link" text:visited-style-name="Visited_20_Internet_20_Link">
</text:a>
The President of Ukraine Zelensky and called on the interlocutor to talk to the Ukrainian leader.</text:p>
      <text:p text:style-name="P4">
<text:span text:style-name="T5">
Foto: op</text:span>
</text:p>
      <text:p text:style-name="P4">
News Source: <text:a xlink:type="simple" xlink:href="https://www.ukrinform.ua/rubric-polytics/3690078-zelenskij-ocikue-vidpovidi-na-signali-pro-gotovnist-govoriti-z-liderom-knr.html" text:style-name="Internet_20_link" text:visited-style-name="Visited_20_Internet_20_Link">
https://www.ukrinform.ua/rubric-polytics/3690078-zelenskij-ocikue-vidpovidi-na-signali-pro-gotovnist-govoriti-z-liderom-knr.html</text:a>
</text:p>
      <!--NEWS-->
      <text:h text:style-name="P10" text:outline-level="1">
<text:span text:style-name="T4">
The Russians hit Nikopol region from artillery and UAV</text:span>
</text:h>
      <text:p text:style-name="P4">
Authors: Ukrinform (Person)</text:p>
      <text:p text:style-name="P4">
Publisher: Укринформ (Organization)</text:p>
      <text:p text:style-name="P4">
Published Time: 2023-03-31T20:56:00+03:00</text:p>
      <text:p text:style-name="P4">
Modified Time: 2023-03-31T20:56:00+03:00</text:p>
      <text:p text:style-name="P4">
Description: The Russian military struck Nikopol region. There is destruction. - Ukrinform.</text:p>
      <text:p text:style-name="P4">
Images: ["<text:a xlink:type="simple" xlink:href="https://static.ukrinform.com/photos/2023_03/thumb_files/630_360_1680285298-902.jpg" text:style-name="Internet_20_link" text:visited-style-name="Visited_20_Internet_20_Link">
630_360_16802...</text:a>
", "<text:a xlink:type="simple" xlink:href="https://static.ukrinform.com/photos/2023_03/1680285297-403.jpg" text:style-name="Internet_20_link" text:visited-style-name="Visited_20_Internet_20_Link">
1680285297-40...</text:a>
", "<text:a xlink:type="simple" xlink:href="https://static.ukrinform.com/photos/2023_03/1680285297-899.jpg" text:style-name="Internet_20_link" text:visited-style-name="Visited_20_Internet_20_Link">
1680285297-89...</text:a>
", "<text:a xlink:type="simple" xlink:href="https://static.ukrinform.com/photos/2023_03/1680285297-367.jpg" text:style-name="Internet_20_link" text:visited-style-name="Visited_20_Internet_20_Link">
1680285297-36...</text:a>
"]</text:p>
      <text:p text:style-name="P4">
Tags: ['Дніпропетровщина', 'Обстріл', 'Війна з росією']</text:p>
      <text:p text:style-name="P4">
Type: Article</text:p>
      <!--METADATA-->
      <text:p text:style-name="P4">
<draw:frame draw:style-name="fr1" draw:name="Image223" text:anchor-type="as-char" svg:width="6.9236in" svg:height="3.956343in" draw:z-index="0">
<draw:image xlink:href="../Images/yкринформ/2023-03-31T20-56-00-03-00/630_360_1680285298-902.jpg" xlink:type="simple" xlink:show="embed" xlink:actuate="onLoad" draw:mime-type="image/jpeg"/>
</draw:frame>
Russian was struck in the Nikopol region. There is destruction.</text:p>
      <text:p text:style-name="P4">
About it in <text:a xlink:type="simple" xlink:href="https://t.me/dnipropetrovskaODA/3881" text:style-name="Internet_20_link" text:visited-style-name="Visited_20_Internet_20_Link">
</text:a>
Informs the Chief -Propetrovsk Ova Sergei Lisak, Ukrinform reports.</text:p>
      <text:p text:style-name="P4">
"Today, the enemy hit the Marganets community of the Nikopol district twice. He first fired at heavy artillery, and later - from <text:a xlink:type="simple" xlink:href="https://www.ukrinform.ua/tag-bezpilotnik" text:style-name="Internet_20_link" text:visited-style-name="Visited_20_Internet_20_Link">
</text:a>
. People were not injured, " - said in the post.</text:p>
      <text:p text:style-name="P4">
<draw:frame draw:style-name="fr1" draw:name="Image224" text:anchor-type="as-char" svg:width="6.9236in" svg:height="9.427881in" draw:z-index="0">
<draw:image xlink:href="../Images/yкринформ/2023-03-31T20-56-00-03-00/1680285297-403.jpg" xlink:type="simple" xlink:show="embed" xlink:actuate="onLoad" draw:mime-type="image/jpeg"/>
</draw:frame>
<text:span text:style-name="T4">
 Read also: </text:span>
 <text:a xlink:type="simple" xlink:href="https://www.ukrinform.ua/rubric-ato/3690029-unaslidok-raketnogo-udaru-po-zaporizzu-poskodzeni-55-budinkiv.html" text:style-name="Internet_20_link" text:visited-style-name="Visited_20_Internet_20_Link">
</text:a>
</text:p>
      <text:p text:style-name="P4">
<draw:frame draw:style-name="fr1" draw:name="Image225" text:anchor-type="as-char" svg:width="6.9236in" svg:height="4.67343in" draw:z-index="0">
<draw:image xlink:href="../Images/yкринформ/2023-03-31T20-56-00-03-00/1680285297-899.jpg" xlink:type="simple" xlink:show="embed" xlink:actuate="onLoad" draw:mime-type="image/jpeg"/>
</draw:frame>
<draw:frame draw:style-name="fr1" draw:name="Image226" text:anchor-type="as-char" svg:width="6.9236in" svg:height="9.231467in" draw:z-index="0">
<draw:image xlink:href="../Images/yкринформ/2023-03-31T20-56-00-03-00/1680285297-367.jpg" xlink:type="simple" xlink:show="embed" xlink:actuate="onLoad" draw:mime-type="image/jpeg"/>
</draw:frame>
He noted that in manganese the social institution, car and several economic buildings were damaged.</text:p>
      <text:p text:style-name="P4">
The effects of attacks are still clarified.</text:p>
      <text:p text:style-name="P4">
<text:span text:style-name="T5">
Foto: Dnipropetrovsk Ova</text:span>
</text:p>
      <text:p text:style-name="P4">
News Source: <text:a xlink:type="simple" xlink:href="https://www.ukrinform.ua/rubric-ato/3690079-rosiani-vdarili-po-nikopolsini-z-artilerii-ta-bpla.html" text:style-name="Internet_20_link" text:visited-style-name="Visited_20_Internet_20_Link">
https://www.ukrinform.ua/rubric-ato/3690079-rosiani-vdarili-po-nikopolsini-z-artilerii-ta-bpla.html</text:a>
</text:p>
      <!--NEWS-->
      <text:h text:style-name="P10" text:outline-level="1">
<text:span text:style-name="T4">
The IMF approved the financing program for Ukraine for $ 15.6 billion</text:span>
</text:h>
      <text:p text:style-name="P4">
Authors: Ukrinform (Person)</text:p>
      <text:p text:style-name="P4">
Publisher: Укринформ (Organization)</text:p>
      <text:p text:style-name="P4">
Published Time: 2023-03-31T21:00:00+03:00</text:p>
      <text:p text:style-name="P4">
Modified Time: 2023-03-31T21:00:00+03:00</text:p>
      <text:p text:style-name="P4">
Description: At a meeting on Friday, the IMF Executive Council approved a new EFF funding program for Ukraine of $ 15.6 billion. - Ukrinform.</text:p>
      <text:p text:style-name="P4">
Images: ["<text:a xlink:type="simple" xlink:href="https://static.ukrinform.com/photos/2020_01/thumb_files/630_360_1578575518-950.jpg" text:style-name="Internet_20_link" text:visited-style-name="Visited_20_Internet_20_Link">
630_360_15785...</text:a>
"]</text:p>
      <text:p text:style-name="P4">
Tags: ['МВФ', 'Україна', 'Гроші']</text:p>
      <text:p text:style-name="P4">
Type: Article</text:p>
      <!--METADATA-->
      <text:p text:style-name="P4">
<draw:frame draw:style-name="fr1" draw:name="Image227" text:anchor-type="as-char" svg:width="6.9236in" svg:height="3.956343in" draw:z-index="0">
<draw:image xlink:href="../Images/yкринформ/2023-03-31T21-00-00-03-00/630_360_1578575518-950.jpg" xlink:type="simple" xlink:show="embed" xlink:actuate="onLoad" draw:mime-type="image/jpeg"/>
</draw:frame>
At a Friday meeting, the IMF executed company approved a new EFF extended financing program for Ukraine of $ 15.6 billion.</text:p>
      <text:p text:style-name="P4">
This is stated in <text:a xlink:type="simple" xlink:href="https://www.imf.org/en/News/Articles/2023/03/31/pr23101-ukraine-imf-executive-board-approves-usd-billion-new-eff-part-of-overall-support-package" text:style-name="Internet_20_link" text:visited-style-name="Visited_20_Internet_20_Link">
</text:a>
Published on Friday, Ukrinform reports.</text:p>
      <text:p text:style-name="P4">
“Executive Council <text:a xlink:type="simple" xlink:href="https://www.ukrinform.ua/tag-mvf" text:style-name="Internet_20_link" text:visited-style-name="Visited_20_Internet_20_Link">
</text:a>
Today has approved the 48-month extended agreement under the Extended Financing Program(EFF)Night 11.6 billion SDR(577% of quotas or about $ 15.6 billion)”,” Is in the document.</text:p>
      <text:p text:style-name="P4">
It is specified that the decision of the Executive Council allows you to pay about $ 2 billion SDR in order(or $ 2.7 billion).</text:p>
      <text:p text:style-name="P4">
Зазначається, що нинішня домовленість є частиною пакету підтримки Українизагальною вартістю 115 мільярдів доларів.</text:p>
      <text:p text:style-name="P4">
<text:span text:style-name="T4">
Читайте також:</text:span>
 <text:a xlink:type="simple" xlink:href="https://www.ukrinform.ua/rubric-economy/3689157-litva-priednaetsa-do-programi-mvf-z-finansuvanna-ukraini.html" text:style-name="Internet_20_link" text:visited-style-name="Visited_20_Internet_20_Link">
 </text:a>
The new EFF program is "aimed at consolidating a policy that supports the fiscal, external, price and financial stability and supports economic restoration." At the same time, it should improve public administration, as well as to identify Ukraine's institutions in order to promote long -term growth of post -war reconstruction, as well as on the path of Ukraine to the EU.</text:p>
      <text:p text:style-name="P4">
EFF includes two steps. The first stage(2023-2024.)On the basis of the monitoring program, it involves strengthening the fiscal, external, price and price stability by strengthening the mobilization of mobilization of monetary financing and targeting from the domestic markets. In addition, there will be a promotion of long -term financial stability, including by preparing a deeper assessment of the Bankko Sector's status and continuing the assistance of the NBU's independence.</text:p>
      <text:p text:style-name="P4">
The second stage provides for reforms aimed at restoration and reconstruction, and as well as measures to support Ukraine's accession to the EU. In addition, the financial stability and acceleration of long -term growth will increase. During the second stage, Ukraine is expected to return to politics, which was which was as pre -Russian against Ukraine, which includes a flexible exchange rate and inflationary targeting.<text:span text:style-name="T4">
 Read also: </text:span>
 <text:a xlink:type="simple" xlink:href="https://www.ukrinform.ua/rubric-vidbudova/3688272-ukraina-potrebue-14-milardiv-na-pokritta-nagalnih-potreb-marcenko.html" text:style-name="Internet_20_link" text:visited-style-name="Visited_20_Internet_20_Link">
</text:a>
President Volodymyr Zelensky expressed his gratitude to the International Monetary Foundation of the Tai Head Christalini Georgieva for the approval of the new four -year program of Ukraine's support. The head of state wrote about it in <text:a xlink:type="simple" xlink:href="https://twitter.com/ZelenskyyUa/status/1641860208979853313" text:style-name="Internet_20_link" text:visited-style-name="Visited_20_Internet_20_Link">
</text:a>
.</text:p>
      <text:p text:style-name="P4">
"Дякую МВФ та Крісталіні Георгієвій за затвердження нової чотирирічноїпрограми підтримки України на загальну суму $15,6 млрд", — зазначив він.</text:p>
      <text:p text:style-name="P4">
Як зауважив Президент, це важлива допомога в боротьбі України з російськоюагресією. "Разом підтримуємо українську економіку та рухаємося вперед доперемоги", — наголосив Зеленський.</text:p>
      <text:p text:style-name="P4">
Як повідомляв Укрінформ, Угода на рівні персоналу між представниками МВФ іукраїнською владою про затвердження програми розширеного фінансування (EFF)It was reached last week for Ukraine. This Friday meeting was held <text:a xlink:type="simple" xlink:href="https://www.ukrinform.ua/rubric-economy/3689628-mvf-u-patnicu-prijme-risenna-sodo-novoi-programi-dla-ukraini.html" text:style-name="Internet_20_link" text:visited-style-name="Visited_20_Internet_20_Link">
</text:a>
on the topic “Request for Extended Agriculture as part of an extended funding mechanism(EFF)and reviewing the results of the monitoring program with the participation of the board. "</text:p>
      <text:p text:style-name="P4">
News Source: <text:a xlink:type="simple" xlink:href="https://www.ukrinform.ua/rubric-economy/3690077-mvf-shvaliv-programu-finansuvanna-dla-ukraini-na-156-milarda.html" text:style-name="Internet_20_link" text:visited-style-name="Visited_20_Internet_20_Link">
https://www.ukrinform.ua/rubric-economy/3690077-mvf-shvaliv-programu-finansuvanna-dla-ukraini-na-156-milarda.html</text:a>
</text:p>
      <!--NEWS-->
      <text:h text:style-name="P10" text:outline-level="1">
<text:span text:style-name="T4">
Zelensky considers negotiations possible after Russia will remove troops from Ukraine without a fight</text:span>
</text:h>
      <text:p text:style-name="P4">
Authors: Ukrinform (Person)</text:p>
      <text:p text:style-name="P4">
Publisher: Укринформ (Organization)</text:p>
      <text:p text:style-name="P4">
Published Time: 2023-03-31T21:10:00+03:00</text:p>
      <text:p text:style-name="P4">
Modified Time: 2023-03-31T21:10:00+03:00</text:p>
      <text:p text:style-name="P4">
Description: President Volodymyr Zelensky believes that the beginning of the diplomatic format and fixing the end of Russia's war against Ukraine at a large table in the presence of "decent" states can only be if Russia removes its troops from Ukraine without a battle. - Ukrinform.</text:p>
      <text:p text:style-name="P4">
Images: ["<text:a xlink:type="simple" xlink:href="https://static.ukrinform.com/photos/2023_03/thumb_files/630_360_1680286610-590.jpeg" text:style-name="Internet_20_link" text:visited-style-name="Visited_20_Internet_20_Link">
630_360_16802...</text:a>
"]</text:p>
      <text:p text:style-name="P4">
Tags: ['Переговори', 'Зеленський', 'Війна з росією']</text:p>
      <text:p text:style-name="P4">
Type: Article</text:p>
      <!--METADATA-->
      <text:p text:style-name="P4">
<draw:frame draw:style-name="fr1" draw:name="Image228" text:anchor-type="as-char" svg:width="6.9236in" svg:height="3.956343in" draw:z-index="0">
<draw:image xlink:href="../Images/yкринформ/2023-03-31T21-10-00-03-00/630_360_1680286610-590.jpeg" xlink:type="simple" xlink:show="embed" xlink:actuate="onLoad" draw:mime-type="image/jpeg"/>
</draw:frame>
The Presidential Division of Zelensky believes that the beginning of the diplomatic format and fixation of the Russian war against Ukraine at the large table of the "decent" states can only be if Russia without fighting its troops from Ukraine.</text:p>
      <text:p text:style-name="P4">
However, it is unknown who will represent the Russian Federation, the Head of State said during the preparation conference on the results of the Buchan Summit, Ukrinform reports.</text:p>
      <text:p text:style-name="P4">
“Yes, there will be a fixation of the end of the war. But only at this big table, where the decent states will be sitting, and the representative of the Russian Federation, it is very difficult for me who will be a representative of Russia at that time, who will lead all the troops from our territory without fighting, then the diplomatic format begins, ”he said <text:a xlink:type="simple" xlink:href="https://www.ukrinform.ua/tag-zelenskij" text:style-name="Internet_20_link" text:visited-style-name="Visited_20_Internet_20_Link">
 </text:a>
.</text:p>
      <text:p text:style-name="P4">
At the same time he stressed that if Ukraine “will be struck by force(Russians - ed.)All to the end, then there are nothing to talk about with such people, ”as people will be lost.</text:p>
      <text:p text:style-name="P4">
<text:span text:style-name="T4">
 Read also: </text:span>
 <text:a xlink:type="simple" xlink:href="https://www.ukrinform.ua/rubric-polytics/3690078-zelenskij-ocikue-vidpovidi-na-signali-pro-gotovnist-govoriti-z-liderom-knr.html" text:style-name="Internet_20_link" text:visited-style-name="Visited_20_Internet_20_Link">
</text:a>
"There will be a lot of casualties. What to speak with these people as a whole? They are isolated, who do not press their hands.</text:p>
      <text:p text:style-name="P4">
Zelensky also recalled that he previously proposed the formula of peace, where, according to its words, there is a "absolutely specific sequence of actions, which will definitely lead to the rise of war, because we want peace."</text:p>
      <text:p text:style-name="P4">
<text:span text:style-name="T5">
Foto: op</text:span>
</text:p>
      <text:p text:style-name="P4">
News Source: <text:a xlink:type="simple" xlink:href="https://www.ukrinform.ua/rubric-polytics/3690082-zelenskij-vvazae-peregovori-mozlivimi-pisla-togo-ak-rosia-bez-bou-vivede-z-ukraini-vijska.html" text:style-name="Internet_20_link" text:visited-style-name="Visited_20_Internet_20_Link">
https://www.ukrinform.ua/rubric-polytics/3690082-zelenskij-vvazae-peregovori-mozlivimi-pisla-togo-ak-rosia-bez-bou-vivede-z-ukraini-vijska.html</text:a>
</text:p>
      <!--NEWS-->
      <text:h text:style-name="P10" text:outline-level="1">
<text:span text:style-name="T4">
The invaders once again fired at the settlements of Sumy and Chernihiv region</text:span>
</text:h>
      <text:p text:style-name="P4">
Authors: Ukrinform (Person)</text:p>
      <text:p text:style-name="P4">
Publisher: Укринформ (Organization)</text:p>
      <text:p text:style-name="P4">
Published Time: 2023-03-31T21:17:00+03:00</text:p>
      <text:p text:style-name="P4">
Modified Time: 2023-03-31T21:17:00+03:00</text:p>
      <text:p text:style-name="P4">
Description: Russian troops fired from the artillery two border settlements of Sumy and Chernihiv regions. - Ukrinform.</text:p>
      <text:p text:style-name="P4">
Images: ["<text:a xlink:type="simple" xlink:href="https://static.ukrinform.com/photos/2022_11/thumb_files/630_360_1667727136-729.jpeg" text:style-name="Internet_20_link" text:visited-style-name="Visited_20_Internet_20_Link">
630_360_16677...</text:a>
"]</text:p>
      <text:p text:style-name="P4">
Tags: ['Обстріл', 'Сумщина', 'Агресія РФ', 'Чернігівщина', 'Війна з росією']</text:p>
      <text:p text:style-name="P4">
Type: Article</text:p>
      <!--METADATA-->
      <text:p text:style-name="P4">
<draw:frame draw:style-name="fr1" draw:name="Image229" text:anchor-type="as-char" svg:width="6.9236in" svg:height="3.956343in" draw:z-index="0">
<draw:image xlink:href="../Images/yкринформ/2023-03-31T21-17-00-03-00/630_360_1667727136-729.jpeg" xlink:type="simple" xlink:show="embed" xlink:actuate="onLoad" draw:mime-type="image/jpeg"/>
</draw:frame>
Ruskivska fired two border settlements of Sumy and Chernyhiv regions from the artillery.</text:p>
      <text:p text:style-name="P4">
According to Ukrinform, the operational command "North" reported in <text:a xlink:type="simple" xlink:href="https://t.me/ok_pivnich1/1619" text:style-name="Internet_20_link" text:visited-style-name="Visited_20_Internet_20_Link">
</text:a>
.</text:p>
      <text:p text:style-name="P4">
In particular, 16 hits, probably, from self -propelled artillery installations were made from 15:22 to 16:10 in the area of Guy village of Chernihiv region.</text:p>
      <text:p text:style-name="P4">
From 4:25 pm to 5:00 pm there are 24 hitting, probably from the barrel artillery in the village of Baranivka, Sumy region.</text:p>
      <text:p text:style-name="P4">
<text:span text:style-name="T4">
 Read also: </text:span>
 <text:span text:style-name="T4">
 <text:a xlink:type="simple" xlink:href="https://www.ukrinform.ua/rubric-ato/3689810-rosia-za-dobu-obstrilala-117-naselenih-punktiv-ukraini-zaginuli-dvoe-civilnih-20-poraneni.html" text:style-name="Internet_20_link" text:visited-style-name="Visited_20_Internet_20_Link">
</text:a>
</text:span>
</text:p>
      <text:p text:style-name="P4">
In both cases, no information was received about losses among the local population or damage to civil infrastructure.</text:p>
      <text:p text:style-name="P4">
As it was reported, for the first half of Friday, March 31, Russian invaders <text:span text:style-name="T4">
 <text:a xlink:type="simple" xlink:href="https://www.ukrinform.ua/tag-obstril" text:style-name="Internet_20_link" text:visited-style-name="Visited_20_Internet_20_Link">
</text:a>
</text:span>
 Six Summary and Chernihiv regions, having made more than 80 hits in total.</text:p>
      <text:p text:style-name="P4">
News Source: <text:a xlink:type="simple" xlink:href="https://www.ukrinform.ua/rubric-ato/3690083-zagarbniki-vkotre-obstrilali-naseleni-punkti-sumsini-ta-cernigivsini.html" text:style-name="Internet_20_link" text:visited-style-name="Visited_20_Internet_20_Link">
https://www.ukrinform.ua/rubric-ato/3690083-zagarbniki-vkotre-obstrilali-naseleni-punkti-sumsini-ta-cernigivsini.html</text:a>
</text:p>
      <!--NEWS-->
      <text:h text:style-name="P10" text:outline-level="1">
<text:span text:style-name="T4">
The Russians covered from artillery Avdiivka, killed baby and her grandmother</text:span>
</text:h>
      <text:p text:style-name="P4">
Authors: Ukrinform (Person)</text:p>
      <text:p text:style-name="P4">
Publisher: Укринформ (Organization)</text:p>
      <text:p text:style-name="P4">
Published Time: 2023-03-31T21:25:00+03:00</text:p>
      <text:p text:style-name="P4">
Modified Time: 2023-03-31T21:25:00+03:00</text:p>
      <text:p text:style-name="P4">
Description: As a result of the shelling of Russian invaders of Avdiivka of Donetsk region, two people were killed, including a child of 2022, two more people were injur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Авдіївка', 'Війна з росією']</text:p>
      <text:p text:style-name="P4">
Type: Article</text:p>
      <!--METADATA-->
      <text:p text:style-name="P4">
<draw:frame draw:style-name="fr1" draw:name="Image230" text:anchor-type="as-char" svg:width="6.9236in" svg:height="3.956343in" draw:z-index="0">
<draw:image xlink:href="../Images/yкринформ/2023-03-31T21-25-00-03-00/630_360_1538997483-946.jpg" xlink:type="simple" xlink:show="embed" xlink:actuate="onLoad" draw:mime-type="image/jpeg"/>
</draw:frame>
In addition to the Russian invaders of the Avdiivka of Donetsk region, two people were killed, including a child of 2022, two more people were injured.</text:p>
      <text:p text:style-name="P4">
This was reported by Presidential Office Andriy Ermak in <text:a xlink:type="simple" xlink:href="https://t.me/ermaka2022/2345" text:style-name="Internet_20_link" text:visited-style-name="Visited_20_Internet_20_Link">
</text:a>
, reports Ukrinform.</text:p>
      <text:p text:style-name="P4">
“The Russians fired <text:a xlink:type="simple" xlink:href="https://www.ukrinform.ua/tag-avdiivka" text:style-name="Internet_20_link" text:visited-style-name="Visited_20_Internet_20_Link">
</text:a>
From artillery -two people were greeted, one of which is born in 2022. Two more people are wounded, ”he said.</text:p>
      <text:p text:style-name="P4">
<text:span text:style-name="T4">
 Read also: </text:span>
 <text:a xlink:type="simple" xlink:href="https://www.ukrinform.ua/rubric-ato/3690029-unaslidok-raketnogo-udaru-po-zaporizzu-poskodzeni-55-budinkiv.html" text:style-name="Internet_20_link" text:visited-style-name="Visited_20_Internet_20_Link">
</text:a>
According to Yermak, a private home was damaged.</text:p>
      <text:p text:style-name="P4">
Head of Donetsk Regional Military Administration Pavel Kirilenko telling. A five -month -old boy and his grandmother were killed, and his mother and father of the child were soldered. Yesterday, police once again persuaded their mother to leave the city.</text:p>
      <text:p text:style-name="P4">
He posted a video where police persuaded a woman to leave the infant fired by the enemy of the city, and she refuses.</text:p>
      <text:p text:style-name="P4">
“A horrible tragedy in Avdiivka: a 5-month-old man and his grandmother were killed under the fire of the Russian army. The mother and father of the child are injured. It is difficult to realize that in the face of this terrible war, which the Russians were leading against us, this tragedy could be avoided: literally yesterday the police once again persuaded the mummalians to think about their son and leave, ”the head of the region in [] wrote.(https://t.me/pavlokyrylenko_donoda/7302).</text:p>
      <text:p text:style-name="P4">
He noted that, unfortunately, even a rigid conversation did not lead to the desired resistance - the woman has once again refused to go to a safer place, "and today it happened irreparable."</text:p>
      <text:p text:style-name="P4">
“Unfortunately, some people still seem to be incomprehensible and extraordinary. But this is the only thing that can save life now, ”Kirilenko emphasized.</text:p>
      <text:p text:style-name="P4">
He once again turned to civilians who, contrary to common sense, remain a prifrontov zone: “Evaciate!We provide everything you need. The law enforcement officers risk their own life to save yours - do not neglect it. Save yourself and your children. "</text:p>
      <text:p text:style-name="P4">
As reported by Ukrinform, according to <text:a xlink:type="simple" xlink:href="https://dn.npu.gov.ua/news/do-14-raket-na-dobu-shchodnia-khtos-hyne-politseiski-pid-vohnem-evakuiuiut-meshkantsiv-avdiivky" text:style-name="Internet_20_link" text:visited-style-name="Visited_20_Internet_20_Link">
</text:a>
Five children were fired in the enemy of Avdiivka in Donetsk region. Every day, departure from the city is becoming more difficult. Police try to convince parents as soon as possible.</text:p>
      <text:p text:style-name="P4">
News Source: <text:a xlink:type="simple" xlink:href="https://www.ukrinform.ua/rubric-ato/3690088-rosiani-nakrili-z-artilerii-avdiivku-zaginula-ditina.html" text:style-name="Internet_20_link" text:visited-style-name="Visited_20_Internet_20_Link">
https://www.ukrinform.ua/rubric-ato/3690088-rosiani-nakrili-z-artilerii-avdiivku-zaginula-ditina.html</text:a>
</text:p>
      <!--NEWS-->
      <text:h text:style-name="P10" text:outline-level="1">
<text:span text:style-name="T4">
Zelensky about nuclear weapons of the Russian Federation in Belarus: signal indicates an unsuccessful meeting with China</text:span>
</text:h>
      <text:p text:style-name="P4">
Authors: Ukrinform (Person)</text:p>
      <text:p text:style-name="P4">
Publisher: Укринформ (Organization)</text:p>
      <text:p text:style-name="P4">
Published Time: 2023-03-31T21:27:00+03:00</text:p>
      <text:p text:style-name="P4">
Modified Time: 2023-03-31T21:27:00+03:00</text:p>
      <text:p text:style-name="P4">
Description: President Volodymyr Zelenskyy is convinced that the Russian Federation's statements about the intention to place nuclear weapons in Belarus indicate an unsuccessful meeting with China. - Ukrinform.</text:p>
      <text:p text:style-name="P4">
Images: ["<text:a xlink:type="simple" xlink:href="https://static.ukrinform.com/photos/2022_09/thumb_files/630_360_1664318178-802.jpg" text:style-name="Internet_20_link" text:visited-style-name="Visited_20_Internet_20_Link">
630_360_16643...</text:a>
"]</text:p>
      <text:p text:style-name="P4">
Tags: ['білорусь', 'Ядерна зброя', 'Агресія РФ', 'Зеленський', 'Війна з росією']</text:p>
      <text:p text:style-name="P4">
Type: Article</text:p>
      <!--METADATA-->
      <text:p text:style-name="P4">
<draw:frame draw:style-name="fr1" draw:name="Image231" text:anchor-type="as-char" svg:width="6.9236in" svg:height="3.956343in" draw:z-index="0">
<draw:image xlink:href="../Images/yкринформ/2023-03-31T21-27-00-03-00/630_360_1664318178-802.jpg" xlink:type="simple" xlink:show="embed" xlink:actuate="onLoad" draw:mime-type="image/jpeg"/>
</draw:frame>
The Presidential Lordimir Zelensky is convinced that the statements of the Russian Federation about the intention of displaying nuclear weapons in Belarus indicate an unsuccessful meeting.</text:p>
      <text:p text:style-name="P4">
He stated this during a press conference on the results of the Buchan summit, Ukrinform reports.</text:p>
      <text:p text:style-name="P4">
“The signal that Russia will place nuclear weapons in Belarus, says an unsuccessful meeting with China. The first thing to show some kind of personality, which, under the management of President Putin, has completely lost. But he could not do it on the battlefield. And even about the fact that they started such a bloody war - it is absolutely clear what it will already become. The question is that he simply does not regret our people and kills, but he does not count his people. But these are the affairs of the Russian Federation, ”Zelensky said.</text:p>
      <text:p text:style-name="P4">
<text:span text:style-name="T4">
 Read also: </text:span>
 <text:span text:style-name="T4">
 <text:a xlink:type="simple" xlink:href="https://www.ukrinform.ua/rubric-polytics/3690082-zelenskij-vvazae-peregovori-mozlivimi-pisla-togo-ak-rosia-bez-bou-vivede-z-ukraini-vijska.html" text:style-name="Internet_20_link" text:visited-style-name="Visited_20_Internet_20_Link">
</text:a>
</text:span>
</text:p>
      <text:p text:style-name="P4">
The President also stressed that Putin's statements show completely loss of any subjectivity and President of Belarus Alexander Lukashenko.</text:p>
      <text:p text:style-name="P4">
"He(Lukashenko - Ed.), I think, no longer decides which weapon is the largest area, "Zelensky added.</text:p>
      <text:p text:style-name="P4">
At the same time, the Head of State emphasized that Putin is still threatening the world, because if Ukraine does not stand, the Russian dictator will go further to other countries.</text:p>
      <text:p text:style-name="P4">
<text:span text:style-name="T4">
 Read also: </text:span>
 <text:span text:style-name="T4">
 <text:a xlink:type="simple" xlink:href="https://www.ukrinform.ua/rubric-polytics/3690078-zelenskij-ocikue-vidpovidi-na-signali-pro-gotovnist-govoriti-z-liderom-knr.html" text:style-name="Internet_20_link" text:visited-style-name="Visited_20_Internet_20_Link">
</text:a>
</text:span>
</text:p>
      <text:p text:style-name="P4">
As it was reported, Russian President Vladimir Putin has stated that Russia has placed tactical nuclear weapons in Belarus. Earlier, in February of this year, Putinov was about the "suspension" of Moscow's participation in the contract for reduction of strategic offensive weapons(New Start), although the position of this document does not provide for the possibility of "suspension".</text:p>
      <text:p text:style-name="P4">
Self -proclaimed President of Belarus Oleksandr Lukashenko stated that the placement of nuclear weapons in Belarus is made on his initiative, that it is not intimidation, unloading, but the opportunity to "protect the Belarusian state".</text:p>
      <text:p text:style-name="P4">
<text:span text:style-name="T4">
 Read also: </text:span>
 <text:span text:style-name="T4">
 <text:a xlink:type="simple" xlink:href="https://www.ukrinform.ua/rubric-world/3690053-kitaj-zaaviv-na-radbezi-oon-so-vistupae-proti-rozmisenna-adernoi-zbroi-v-insih-krainah.html" text:style-name="Internet_20_link" text:visited-style-name="Visited_20_Internet_20_Link">
</text:a>
 </text:span>
</text:p>
      <text:p text:style-name="P4">
News Source: <text:a xlink:type="simple" xlink:href="https://www.ukrinform.ua/rubric-ato/3690089-zelenskij-pro-adernu-zbrou-rf-u-bilorusi-signal-govorit-pro-nevdalu-zustric-iz-kitaem.html" text:style-name="Internet_20_link" text:visited-style-name="Visited_20_Internet_20_Link">
https://www.ukrinform.ua/rubric-ato/3690089-zelenskij-pro-adernu-zbrou-rf-u-bilorusi-signal-govorit-pro-nevdalu-zustric-iz-kitaem.html</text:a>
</text:p>
      <!--NEWS-->
      <text:h text:style-name="P10" text:outline-level="1">
<text:span text:style-name="T4">
Shevchenko visited Ohmatdit Children's Hospital</text:span>
</text:h>
      <text:p text:style-name="P4">
Authors: Ukrinform (Person)</text:p>
      <text:p text:style-name="P4">
Publisher: Укринформ (Organization)</text:p>
      <text:p text:style-name="P4">
Published Time: 2023-03-31T21:32:00+03:00</text:p>
      <text:p text:style-name="P4">
Modified Time: 2023-03-31T21:32:00+03:00</text:p>
      <text:p text:style-name="P4">
Description: Former head coach of the national team of Ukraine, Ambassador United24 Andriy Shevchenko visited the Children's Hospital "Okhmatdit". - Ukrinform.</text:p>
      <text:p text:style-name="P4">
Images: ["<text:a xlink:type="simple" xlink:href="https://static.ukrinform.com/photos/2023_03/thumb_files/630_360_1680287019-360.jpg" text:style-name="Internet_20_link" text:visited-style-name="Visited_20_Internet_20_Link">
630_360_16802...</text:a>
", "<text:a xlink:type="simple" xlink:href="https://static.ukrinform.com/photos/2023_03/1680286973-134.jpg" text:style-name="Internet_20_link" text:visited-style-name="Visited_20_Internet_20_Link">
1680286973-13...</text:a>
", "<text:a xlink:type="simple" xlink:href="https://static.ukrinform.com/photos/2023_03/1680286974-567.jpg" text:style-name="Internet_20_link" text:visited-style-name="Visited_20_Internet_20_Link">
1680286974-56...</text:a>
"]</text:p>
      <text:p text:style-name="P4">
Tags: ['Футбол', 'Андрій Шевченко']</text:p>
      <text:p text:style-name="P4">
Type: Article</text:p>
      <!--METADATA-->
      <text:p text:style-name="P4">
<draw:frame draw:style-name="fr1" draw:name="Image232" text:anchor-type="as-char" svg:width="6.9236in" svg:height="3.956343in" draw:z-index="0">
<draw:image xlink:href="../Images/yкринформ/2023-03-31T21-32-00-03-00/630_360_1680287019-360.jpg" xlink:type="simple" xlink:show="embed" xlink:actuate="onLoad" draw:mime-type="image/jpeg"/>
</draw:frame>
Former chief coach of the national team of Ukraine, Ambassador United24 Andriy Shevchenko visited Ohmatdit Hospital.</text:p>
      <text:p text:style-name="P4">
This was reported on <text:a xlink:type="simple" xlink:href="https://www.instagram.com/p/CqdJC-gNkXy/" text:style-name="Internet_20_link" text:visited-style-name="Visited_20_Internet_20_Link">
</text:a>
United24 Winstagram, Ukrinform reports.</text:p>
      <text:p text:style-name="P4">
<draw:frame draw:style-name="fr1" draw:name="Image233" text:anchor-type="as-char" svg:width="6.9236in" svg:height="7.551853in" draw:z-index="0">
<draw:image xlink:href="../Images/yкринформ/2023-03-31T21-32-00-03-00/1680286973-134.jpg" xlink:type="simple" xlink:show="embed" xlink:actuate="onLoad" draw:mime-type="image/jpeg"/>
</draw:frame>
The exfortvard of the Ukrainian national team met with young patients, and with a 6-year-old manarin from the Kherson region, he even played football.</text:p>
      <text:p text:style-name="P4">
<draw:frame draw:style-name="fr1" draw:name="Image234" text:anchor-type="as-char" svg:width="6.9236in" svg:height="7.539031in" draw:z-index="0">
<draw:image xlink:href="../Images/yкринформ/2023-03-31T21-32-00-03-00/1680286974-567.jpg" xlink:type="simple" xlink:show="embed" xlink:actuate="onLoad" draw:mime-type="image/jpeg"/>
</draw:frame>
<text:span text:style-name="T4">
 Read also: </text:span>
 <text:a xlink:type="simple" xlink:href="https://www.ukrinform.ua/rubric-vidbudova/3689022-britanec-ber-grillz-stav-ambasadorom-united24-i-prosuvatime-napramok-vidbudovi-ukraini.html" text:style-name="Internet_20_link" text:visited-style-name="Visited_20_Internet_20_Link">
</text:a>
A Russian rocket was hit by Marina's family. The girl is the first child to become a prostitute because of the Russian shelling, which was prosthetized in Ukraine.</text:p>
      <text:p text:style-name="P4">
Photo: Instagram.com</text:p>
      <text:p text:style-name="P4">
News Source: <text:a xlink:type="simple" xlink:href="https://www.ukrinform.ua/rubric-sports/3690086-sevcenko-vidvidav-ditacu-likarnu-ohmatdit.html" text:style-name="Internet_20_link" text:visited-style-name="Visited_20_Internet_20_Link">
https://www.ukrinform.ua/rubric-sports/3690086-sevcenko-vidvidav-ditacu-likarnu-ohmatdit.html</text:a>
</text:p>
      <!--NEWS-->
      <text:h text:style-name="P10" text:outline-level="1">
<text:span text:style-name="T4">
Bucha can become a platform for a tribunal against Russia - President</text:span>
</text:h>
      <text:p text:style-name="P4">
Authors: Ukrinform (Person)</text:p>
      <text:p text:style-name="P4">
Publisher: Укринформ (Organization)</text:p>
      <text:p text:style-name="P4">
Published Time: 2023-03-31T21:37:00+03:00</text:p>
      <text:p text:style-name="P4">
Modified Time: 2023-03-31T21:37:00+03:00</text:p>
      <text:p text:style-name="P4">
Description: For the sake of restoring justice, Bucha can become one of the sites on which a tribunal will be based, which should condemn Russian aggression against Ukraine, Putin and his environment. - Ukrinform.</text:p>
      <text:p text:style-name="P4">
Images: ["<text:a xlink:type="simple" xlink:href="https://static.ukrinform.com/photos/2023_03/thumb_files/630_360_1680286610-590.jpeg" text:style-name="Internet_20_link" text:visited-style-name="Visited_20_Internet_20_Link">
630_360_16802...</text:a>
"]</text:p>
      <text:p text:style-name="P4">
Tags: ['Буча', 'Трибунал', 'Україна', 'Агресія РФ', 'Зеленський', 'Війна з росією']</text:p>
      <text:p text:style-name="P4">
Type: Article</text:p>
      <!--METADATA-->
      <text:p text:style-name="P4">
<draw:frame draw:style-name="fr1" draw:name="Image235" text:anchor-type="as-char" svg:width="6.9236in" svg:height="3.956343in" draw:z-index="0">
<draw:image xlink:href="../Images/yкринформ/2023-03-31T21-37-00-03-00/630_360_1680286610-590.jpeg" xlink:type="simple" xlink:show="embed" xlink:actuate="onLoad" draw:mime-type="image/jpeg"/>
</draw:frame>
In order to restoring justice, Bucha can become one of the sites where the tribunal will be denounced, which should condemn Russian aggression against Ukraine, Putin and his environment.</text:p>
      <text:p text:style-name="P4">
This was stated by President of Ukraine Volodymyr Zelensky during the appeal of the Buchan Summit to the Dreamer, Ukrinform reports <text:a xlink:type="simple" xlink:href="https://t.me/V_Zelenskiy_official/5700" text:style-name="Internet_20_link" text:visited-style-name="Visited_20_Internet_20_Link">
</text:a>
on the telegram of the Head of State.</text:p>
      <text:p text:style-name="P4">
"When we considered the idea of this summit, we thought that in the future, it would be punished in the future, Bucha can become one of the sites -Fundaments for the tribunal against Russia's aggression, against the grief that the presidentputin and his circle brought to our land" , - he said.</text:p>
      <text:p text:style-name="P4">
<text:span text:style-name="T4">
 Read also: </text:span>
 <text:span text:style-name="T4">
 <text:a xlink:type="simple" xlink:href="https://www.ukrinform.ua/rubric-regions/3690061-u-buci-dosi-neopiznani-70-til-ludej-ubitih-rosianami.html" text:style-name="Internet_20_link" text:visited-style-name="Visited_20_Internet_20_Link">
</text:a>
</text:span>
</text:p>
      <text:p text:style-name="P4">
At the same time, Zelensky emphasized that support from other Buchanian states is an indicator of affirmation. According to him, about 50 countries and organizations took part in the constituent assamite. He thanked the leaders who came to the West, as well as those who joined online.</text:p>
      <text:p text:style-name="P4">
"It is important to every Ukrainian and Ukraine because there are priorities - victorious justice. And these two steps that we have to achieve and we will achieve," the President said.</text:p>
      <text:p text:style-name="P4">
<text:span text:style-name="T4">
 Read also: </text:span>
 <text:span text:style-name="T4">
 <text:a xlink:type="simple" xlink:href="https://www.ukrinform.ua/rubric-polytics/3689975-skoeni-v-buci-zlocini-pokazali-spravzne-oblicca-rosijskoi-agresii-premer-horvatii.html" text:style-name="Internet_20_link" text:visited-style-name="Visited_20_Internet_20_Link">
</text:a>
</text:span>
</text:p>
      <text:p text:style-name="P4">
Zelensky also thanked for the work of journalists who covered the consequences of Bucha's troops of the Russian Federation.</text:p>
      <text:p text:style-name="P4">
"The whole world has learned about Bucha: about Ukrainians killed on the streets of soldiers, about people tortured in cellars, about the roads shot on roads, gap, about children whose bodies were found in Bucha's graves," said the president.</text:p>
      <text:p text:style-name="P4">
<text:span text:style-name="T4">
 Read also: </text:span>
 <text:span text:style-name="T4">
 <text:a xlink:type="simple" xlink:href="https://www.ukrinform.ua/rubric-world/3689932-zvirstva-v-buci-pokazali-svitovi-so-take-vijna-putina-solc.html" text:style-name="Internet_20_link" text:visited-style-name="Visited_20_Internet_20_Link">
</text:a>
</text:span>
</text:p>
      <text:p text:style-name="P4">
At the same time, he emphasized that Bucha should become a symbol of justice - for Ukraine, Europe and the whole world, so that "every Russian killer, executioner, and terrorist, respects for crimes against our people."</text:p>
      <text:p text:style-name="P4">
As reported by Ukrinform, Zelensky together with foreign guests who arrived Ukraine on the occasion of the anniversary of liberation from Russian invaders of the city <text:span text:style-name="T4">
 [] <text:a xlink:type="simple" xlink:href="https://www.ukrinform.ua/tag-buca" text:style-name="Internet_20_link" text:visited-style-name="Visited_20_Internet_20_Link">
</text:a>
</text:span>
 In the Kyiv region, they walked the street, where the column of Russian military equipment was destroyed.</text:p>
      <text:p text:style-name="P4">
News Source: <text:a xlink:type="simple" xlink:href="https://www.ukrinform.ua/rubric-ato/3690090-buca-moze-stati-majdancikom-dla-tribunalu-proti-rosii-prezident.html" text:style-name="Internet_20_link" text:visited-style-name="Visited_20_Internet_20_Link">
https://www.ukrinform.ua/rubric-ato/3690090-buca-moze-stati-majdancikom-dla-tribunalu-proti-rosii-prezident.html</text:a>
</text:p>
      <!--NEWS-->
      <text:h text:style-name="P10" text:outline-level="1">
<text:span text:style-name="T4">
In the Kherson region, civilians, which sailed on the boats on the Dnieper</text:span>
</text:h>
      <text:p text:style-name="P4">
Authors: Ukrinform (Person)</text:p>
      <text:p text:style-name="P4">
Publisher: Укринформ (Organization)</text:p>
      <text:p text:style-name="P4">
Published Time: 2023-03-31T21:43:20+03:00</text:p>
      <text:p text:style-name="P4">
Modified Time: 2023-03-31T21:43:20+03:00</text:p>
      <text:p text:style-name="P4">
Description: In the Kherson region, as a result of Russian shelling, the wounds were received by civilians who sailed on the boat on the Dnieper. - Ukrinform.</text:p>
      <text:p text:style-name="P4">
Images: ["<text:a xlink:type="simple" xlink:href="https://static.ukrinform.com/photos/2019_12/thumb_files/630_360_1576566501-892.jpg" text:style-name="Internet_20_link" text:visited-style-name="Visited_20_Internet_20_Link">
630_360_15765...</text:a>
"]</text:p>
      <text:p text:style-name="P4">
Tags: ['Херсонщина', 'Обстріл', 'Війна з росією']</text:p>
      <text:p text:style-name="P4">
Type: Article</text:p>
      <!--METADATA-->
      <text:p text:style-name="P4">
<draw:frame draw:style-name="fr1" draw:name="Image236" text:anchor-type="as-char" svg:width="6.9236in" svg:height="3.956343in" draw:z-index="0">
<draw:image xlink:href="../Images/yкринформ/2023-03-31T21-43-20-03-00/630_360_1576566501-892.jpg" xlink:type="simple" xlink:show="embed" xlink:actuate="onLoad" draw:mime-type="image/jpeg"/>
</draw:frame>
As a result of Russian shelling, the Uherson region was injured by civilians who sailed on the boat on the Dnieper.</text:p>
      <text:p text:style-name="P4">
According to Ukrinform, the Kherson Regional Military Administration reported in <text:a xlink:type="simple" xlink:href="https://t.me/khersonskaODA/4789" text:style-name="Internet_20_link" text:visited-style-name="Visited_20_Internet_20_Link">
</text:a>
.</text:p>
      <text:p text:style-name="P4">
"Under the fire came people who tried to get <text:a xlink:type="simple" xlink:href="https://www.ukrinform.ua/tag-herson" text:style-name="Internet_20_link" text:visited-style-name="Visited_20_Internet_20_Link">
</text:a>
On the boat. They sailed from the dachas that left the bank of the Dnieper, ”the message reads.</text:p>
      <text:p text:style-name="P4">
<text:span text:style-name="T4">
 Read also: </text:span>
 <text:a xlink:type="simple" xlink:href="https://www.ukrinform.ua/rubric-ato/3690088-rosiani-nakrili-z-artilerii-avdiivku-zaginula-ditina.html" text:style-name="Internet_20_link" text:visited-style-name="Visited_20_Internet_20_Link">
</text:a>
According to preliminary data, two people are injured. Emergency services left the place.</text:p>
      <text:p text:style-name="P4">
As reported by Ukrinform, Russian troops <text:a xlink:type="simple" xlink:href="https://www.ukrinform.ua/rubric-ato/3690088-rosiani-nakrili-z-artilerii-avdiivku-zaginula-ditina.html" text:style-name="Internet_20_link" text:visited-style-name="Visited_20_Internet_20_Link">
</text:a>
On Avdiivka, Donetsk region, killing two residents, including a child in 2022.</text:p>
      <text:p text:style-name="P4">
News Source: <text:a xlink:type="simple" xlink:href="https://www.ukrinform.ua/rubric-regions/3690092-na-hersonsini-pid-vorozij-obstril-potrapili-civilni-aki-plivli-na-covni-po-dnipru.html" text:style-name="Internet_20_link" text:visited-style-name="Visited_20_Internet_20_Link">
https://www.ukrinform.ua/rubric-regions/3690092-na-hersonsini-pid-vorozij-obstril-potrapili-civilni-aki-plivli-na-covni-po-dnipru.html</text:a>
</text:p>
      <!--NEWS-->
      <text:h text:style-name="P10" text:outline-level="1">
<text:span text:style-name="T4">
The new IMF program will help maintain Ukraine's macro -financial stability - Shmigal</text:span>
</text:h>
      <text:p text:style-name="P4">
Authors: Ukrinform (Person)</text:p>
      <text:p text:style-name="P4">
Publisher: Укринформ (Organization)</text:p>
      <text:p text:style-name="P4">
Published Time: 2023-03-31T21:55:00+03:00</text:p>
      <text:p text:style-name="P4">
Modified Time: 2023-03-31T21:55:00+03:00</text:p>
      <text:p text:style-name="P4">
Description: The new support from the International Monetary Fund will help the Government to finance all critical expenditures and maintain Ukraine's macro -financial stability, the first tranche has been expected in the near future. - Ukrinform.</text:p>
      <text:p text:style-name="P4">
Images: ["<text:a xlink:type="simple" xlink:href="https://static.ukrinform.com/photos/2023_02/thumb_files/630_360_1677604002-692.jpg" text:style-name="Internet_20_link" text:visited-style-name="Visited_20_Internet_20_Link">
630_360_16776...</text:a>
"]</text:p>
      <text:p text:style-name="P4">
Tags: ['Економіка', 'МВФ', 'Україна', 'Шмигаль']</text:p>
      <text:p text:style-name="P4">
Type: Article</text:p>
      <!--METADATA-->
      <text:p text:style-name="P4">
<draw:frame draw:style-name="fr1" draw:name="Image237" text:anchor-type="as-char" svg:width="6.9236in" svg:height="3.956343in" draw:z-index="0">
<draw:image xlink:href="../Images/yкринформ/2023-03-31T21-55-00-03-00/630_360_1677604002-692.jpg" xlink:type="simple" xlink:show="embed" xlink:actuate="onLoad" draw:mime-type="image/jpeg"/>
</draw:frame>
The new program of support from the International Monetary Fund will help government fund all critical expenditures and maintain macro -financial stability of Ukraine, the first tranche has been expected in the near future.</text:p>
      <text:p text:style-name="P4">
Prime Minister Denis Shmigal reported this in <text:a xlink:type="simple" xlink:href="https://t.me/Denys_Smyhal/4886" text:style-name="Internet_20_link" text:visited-style-name="Visited_20_Internet_20_Link">
</text:a>
, reports Ukrinform.</text:p>
      <text:p text:style-name="P4">
"The program will consist of two parts. The first is the urgent funding of the overwhelming victory in the war. The second part is the post -war reconstruction of Tatransformation of Ukraine. The first tranche of more than $ 2.7 billion is expected in the near future," he said.</text:p>
      <text:p text:style-name="P4">
<text:span text:style-name="T4">
 Read also: </text:span>
 <text:span text:style-name="T4">
 <text:a xlink:type="simple" xlink:href="https://www.ukrinform.ua/rubric-economy/3690077-mvf-shvaliv-programu-finansuvanna-dla-ukraini-na-156-milarda.html" text:style-name="Internet_20_link" text:visited-style-name="Visited_20_Internet_20_Link">
</text:a>
</text:span>
</text:p>
      <text:p text:style-name="P4">
The head of government also thanked the teams of the Ministry of Finance and the National Bank of Ukraine, the International Monetary Fund and all involved.</text:p>
      <text:p text:style-name="P4">
As reported by Ukrinform, on March 31 the Executive Council _ <text:span text:style-name="T4">
 <text:a xlink:type="simple" xlink:href="https://www.ukrinform.ua/rubric-economy/3690077-mvf-shvaliv-programu-finansuvanna-dla-ukraini-na-156-milarda.html" text:style-name="Internet_20_link" text:visited-style-name="Visited_20_Internet_20_Link">
</text:a>
</text:span>
 _ the amount of 15.6 billionadolar.</text:p>
      <text:p text:style-name="P4">
News Source: <text:a xlink:type="simple" xlink:href="https://www.ukrinform.ua/rubric-economy/3690093-nova-programa-mvf-dopomoze-zberegti-makrofinansovu-stabilnist-ukraini-smigal.html" text:style-name="Internet_20_link" text:visited-style-name="Visited_20_Internet_20_Link">
https://www.ukrinform.ua/rubric-economy/3690093-nova-programa-mvf-dopomoze-zberegti-makrofinansovu-stabilnist-ukraini-smigal.html</text:a>
</text:p>
      <!--NEWS-->
      <text:h text:style-name="P10" text:outline-level="1">
<text:span text:style-name="T4">
Russian nuclear blackmail will not prevent the support of Ukraine - Britain in the UN</text:span>
</text:h>
      <text:p text:style-name="P4">
Authors: Ukrinform (Person)</text:p>
      <text:p text:style-name="P4">
Publisher: Укринформ (Organization)</text:p>
      <text:p text:style-name="P4">
Published Time: 2023-03-31T22:04:00+03:00</text:p>
      <text:p text:style-name="P4">
Modified Time: 2023-03-31T22:04:00+03:00</text:p>
      <text:p text:style-name="P4">
Description: Even in nuclear blackmail, Russia will not be able to weaken Ukraine's support for its international partners. - Ukrinform.</text:p>
      <text:p text:style-name="P4">
Images: ["<text:a xlink:type="simple" xlink:href="https://static.ukrinform.com/photos/2022_01/thumb_files/630_360_1643649621-813.jpg" text:style-name="Internet_20_link" text:visited-style-name="Visited_20_Internet_20_Link">
630_360_16436...</text:a>
"]</text:p>
      <text:p text:style-name="P4">
Tags: ['Британія', 'ООН', 'росія', 'Війна з росією', 'Ядерний шантаж']</text:p>
      <text:p text:style-name="P4">
Type: Article</text:p>
      <!--METADATA-->
      <text:p text:style-name="P4">
<draw:frame draw:style-name="fr1" draw:name="Image238" text:anchor-type="as-char" svg:width="6.9236in" svg:height="3.956343in" draw:z-index="0">
<draw:image xlink:href="../Images/yкринформ/2023-03-31T22-04-00-03-00/630_360_1643649621-813.jpg" xlink:type="simple" xlink:show="embed" xlink:actuate="onLoad" draw:mime-type="image/jpeg"/>
</draw:frame>
Even in nuclear blackmail, Russia will not be able to weaken the support of Ukraine by its international partners.</text:p>
      <text:p text:style-name="P4">
According to the Ukrinform correspondent, during a meeting of the Security Council on the discussion of the threats of President Vladimir Putin on the launch of tactical nuclear weapons in Belarus, said a permanent representative of Britain in the organization of James Kariii.</text:p>
      <text:p text:style-name="P4">
“President Putin's announcement of March 25(About the intention to place tactical nuclear weapons in Belarus - ed.)- This is another attempt to intimidate and force. Tsene has worked before and will not work in the future. We will continue to support Ukraine's self -defense, ”Karii said.</text:p>
      <text:p text:style-name="P4">
<text:span text:style-name="T4">
 Read also: </text:span>
 <text:span text:style-name="T4">
 <text:a xlink:type="simple" xlink:href="https://www.ukrinform.ua/rubric-world/3687778-litva-vimagatime-novih-sankcij-u-vidpovid-na-adernij-santaz-rosii.html" text:style-name="Internet_20_link" text:visited-style-name="Visited_20_Internet_20_Link">
</text:a>
</text:span>
</text:p>
      <text:p text:style-name="P4">
He stressed that during the war in Ukraine only Russia violates the topic of possible use of nuclear weapons. “We will strongly advocate the people of Ukraine and urge Russia to reduce tensions. This should be started with the termination of this illegal and unused invasion, ”the diplomat said.</text:p>
      <text:p text:style-name="P4">
Kariuky also called on the President of Belarus "to abandon the support of the expensive actions of Russia leading to escalation."</text:p>
      <text:p text:style-name="P4">
<text:span text:style-name="T4">
 Read also: </text:span>
 <text:span text:style-name="T4">
 <text:a xlink:type="simple" xlink:href="https://www.ukrinform.ua/rubric-ato/3688271-putin-brazkae-adernou-zbroeu-vid-rozpacu-pered-kontrnastupom-zsu-linkavicus.html" text:style-name="Internet_20_link" text:visited-style-name="Visited_20_Internet_20_Link">
</text:a>
</text:span>
</text:p>
      <text:p text:style-name="P4">
As reported by Ukrinform, on March 25, the President of the aggressor country Volodymyrputin, for whom the ISS issued a warrant for arrest, said that Russia is to place tactic nuclear weapons in Belarus. Earlier, in February this year, he announced the "suspension" of Moscow's participation in the treaty to reduce strategic -seized weapons from the United States.</text:p>
      <text:p text:style-name="P4">
<text:span text:style-name="T4">
 Read also: </text:span>
 <text:span text:style-name="T4">
 <text:a xlink:type="simple" xlink:href="https://www.ukrinform.ua/rubric-society/3689379-aderni-pogrozi-rosii-e-castinou-psihologicnoi-vijni-pokalcuk.html" text:style-name="Internet_20_link" text:visited-style-name="Visited_20_Internet_20_Link">
</text:a>
</text:span>
</text:p>
      <text:p text:style-name="P4">
The participants of the day are almost all states of the world, except Israel, India, Pakistan of Taponic Korea.</text:p>
      <text:p text:style-name="P4">
<text:span text:style-name="T5">
Foto: courtesy</text:span>
</text:p>
      <text:p text:style-name="P4">
News Source: <text:a xlink:type="simple" xlink:href="https://www.ukrinform.ua/rubric-polytics/3690094-adernij-santaz-rf-ne-zavadit-pidtrimci-ukraini-britania-v-oon.html" text:style-name="Internet_20_link" text:visited-style-name="Visited_20_Internet_20_Link">
https://www.ukrinform.ua/rubric-polytics/3690094-adernij-santaz-rf-ne-zavadit-pidtrimci-ukraini-britania-v-oon.html</text:a>
</text:p>
      <!--NEWS-->
      <text:h text:style-name="P10" text:outline-level="1">
<text:span text:style-name="T4">
Moldova supports the idea of a special journey against the Russian Federation and is ready to assist in gathering information - Sandu</text:span>
</text:h>
      <text:p text:style-name="P4">
Authors: Ukrinform (Person)</text:p>
      <text:p text:style-name="P4">
Publisher: Укринформ (Organization)</text:p>
      <text:p text:style-name="P4">
Published Time: 2023-03-31T22:12:00+03:00</text:p>
      <text:p text:style-name="P4">
Modified Time: 2023-03-31T22:12:00+03:00</text:p>
      <text:p text:style-name="P4">
Description: The President of the Republic of Moldova, May Sandu, expressed supporting the initiative to create a special tribunal against Russia and is ready to help collect data on crimes against Ukrainians. - Ukrinform.</text:p>
      <text:p text:style-name="P4">
Images: ["<text:a xlink:type="simple" xlink:href="https://static.ukrinform.com/photos/2022_04/thumb_files/630_360_1649072093-943.jpg" text:style-name="Internet_20_link" text:visited-style-name="Visited_20_Internet_20_Link">
630_360_16490...</text:a>
"]</text:p>
      <text:p text:style-name="P4">
Tags: ['Буча', 'Трибунал', 'Агресія РФ', 'Воєнні злочини', 'Санду', 'Війна з росією']</text:p>
      <text:p text:style-name="P4">
Type: Article</text:p>
      <!--METADATA-->
      <text:p text:style-name="P4">
<draw:frame draw:style-name="fr1" draw:name="Image239" text:anchor-type="as-char" svg:width="6.9236in" svg:height="3.956343in" draw:z-index="0">
<draw:image xlink:href="../Images/yкринформ/2023-03-31T22-12-00-03-00/630_360_1649072093-943.jpg" xlink:type="simple" xlink:show="embed" xlink:actuate="onLoad" draw:mime-type="image/jpeg"/>
</draw:frame>
The President of the Republic of Moldova May Sandu has expressed support for the initiative of the establishment of a special tribunal against Russia and is ready to help collect Danish -Danish crimes against Ukrainians.</text:p>
      <text:p text:style-name="P4">
She stated this during a press conference based on the results of Buchanian Samite, Ukrinform reports.</text:p>
      <text:p text:style-name="P4">
“We are here to remind the world of Russian crimes and to support our liability. We support the Buchan Declaration, we support the creation of an international tribunal so that all crimes - crimes against humanity, the anti -Ukrainian people are investigated and punished. To do this, we here and even distinguish our willingness to support Ukraine. We all need to help Ukraine win in this war, restore territorial integrity and preserve its durable and democracy, ”Sandu said.</text:p>
      <text:p text:style-name="P4">
<text:span text:style-name="T4">
 Read also: </text:span>
 <text:span text:style-name="T4">
 <text:a xlink:type="simple" xlink:href="https://www.ukrinform.ua/rubric-polytics/3690045-zelenskij-zustrivsa-iz-sandu-govorili-pro-sankcii-spectribunal-i-situaciu-na-fronti.html" text:style-name="Internet_20_link" text:visited-style-name="Visited_20_Internet_20_Link">
</text:a>
</text:span>
</text:p>
      <text:p text:style-name="P4">
At the same time, she said that there are now about 100,000 Ukrainian refugees in Moldova, and Moldova can assist information.</text:p>
      <text:p text:style-name="P4">
"We can work with people who have witnessed crimes against humanity and those who have committed these crimes against whom," Moldova's president added.</text:p>
      <text:p text:style-name="P4">
<text:span text:style-name="T4">
 Read also: </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As it was reported, Ukraine is counting on the adoption in April by the UN General Assembly of Resolution on responsibility for military crimes in Ukraine and support of special jobs against Russia.</text:p>
      <text:p text:style-name="P4">
In September 2022, President Volodymyr Zelenskyy formed a working group headed with Andriy Yermak, which processes the issue of creating a special <text:span text:style-name="T4">
 [] <text:a xlink:type="simple" xlink:href="https://www.ukrinform.ua/tag-tribunal" text:style-name="Internet_20_link" text:visited-style-name="Visited_20_Internet_20_Link">
</text:a>
</text:span>
 to bring the leadership of the Russian Federation to the criminal responsibility for committing the crime of aggression against Ukraine. The creation of such a tribunal was supported by the Parliamentary Assembly of Europe, the European Parliament, the NATO Parliamentary Assembly, the OSCE Parliamentary Assembly and individual states.</text:p>
      <text:p text:style-name="P4">
<text:span text:style-name="T5">
Foto: tv8.md</text:span>
</text:p>
      <text:p text:style-name="P4">
News Source: <text:a xlink:type="simple" xlink:href="https://www.ukrinform.ua/rubric-polytics/3690097-moldova-pidtrimue-ideu-spectribunalu-proti-rf-i-gotova-dopomogti-u-zbori-informacii-sandu.html" text:style-name="Internet_20_link" text:visited-style-name="Visited_20_Internet_20_Link">
https://www.ukrinform.ua/rubric-polytics/3690097-moldova-pidtrimue-ideu-spectribunalu-proti-rf-i-gotova-dopomogti-u-zbori-informacii-sandu.html</text:a>
</text:p>
      <!--NEWS-->
      <text:h text:style-name="P10" text:outline-level="1">
<text:span text:style-name="T4">
Zelensky: In a full -fledged liability of Russia should be three elements</text:span>
</text:h>
      <text:p text:style-name="P4">
Authors: Ukrinform (Person)</text:p>
      <text:p text:style-name="P4">
Publisher: Укринформ (Organization)</text:p>
      <text:p text:style-name="P4">
Published Time: 2023-03-31T22:20:00+03:00</text:p>
      <text:p text:style-name="P4">
Modified Time: 2023-03-31T22:20:00+03:00</text:p>
      <text:p text:style-name="P4">
Description: National Justice of Ukraine, International Criminal Court and Special Tribunals will ensure the full responsibility of Russia as an aggressor state. - Ukrinform.</text:p>
      <text:p text:style-name="P4">
Images: ["<text:a xlink:type="simple" xlink:href="https://static.ukrinform.com/photos/2023_03/thumb_files/630_360_1680284781-892.jpeg" text:style-name="Internet_20_link" text:visited-style-name="Visited_20_Internet_20_Link">
630_360_16802...</text:a>
"]</text:p>
      <text:p text:style-name="P4">
Tags: ['Трибунал', 'Агресія РФ', 'Зеленський', 'Війна з росією']</text:p>
      <text:p text:style-name="P4">
Type: Article</text:p>
      <!--METADATA-->
      <text:p text:style-name="P4">
<draw:frame draw:style-name="fr1" draw:name="Image240" text:anchor-type="as-char" svg:width="6.9236in" svg:height="3.956343in" draw:z-index="0">
<draw:image xlink:href="../Images/yкринформ/2023-03-31T22-20-00-03-00/630_360_1680284781-892.jpeg" xlink:type="simple" xlink:show="embed" xlink:actuate="onLoad" draw:mime-type="image/jpeg"/>
</draw:frame>
National justice of Ukraine, the International Criminal Court and the Special Tribunnalis will ensure the full responsibility of Russia as an aggressor state.</text:p>
      <text:p text:style-name="P4">
This was announced by President of Ukraine Volodymyr Zelensky during the appeal of the Buchan Summit to the Dreamer, Ukrinform reports with reference to <text:a xlink:type="simple" xlink:href="https://t.me/V_Zelenskiy_official/5700" text:style-name="Internet_20_link" text:visited-style-name="Visited_20_Internet_20_Link">
</text:a>
Heads of State.</text:p>
      <text:p text:style-name="P4">
"There should be three elements in full responsibility. The first is the cenational justice of Ukraine, which will ensure the responsibility - The element is the cespec tribunal for individual leaders. It will hold the perpetrators of the prevented crime of aggression, which makes it possible for all other crimes, "he said.</text:p>
      <text:p text:style-name="P4">
<text:span text:style-name="T4">
 Read also: </text:span>
 <text:span text:style-name="T4">
 <text:a xlink:type="simple" xlink:href="https://www.ukrinform.ua/rubric-polytics/3690082-zelenskij-vvazae-peregovori-mozlivimi-pisla-togo-ak-rosia-bez-bou-vivede-z-ukraini-vijska.html" text:style-name="Internet_20_link" text:visited-style-name="Visited_20_Internet_20_Link">
</text:a>
</text:span>
</text:p>
      <text:p text:style-name="P4">
Zelensky emphasized that justice is the basis of peace. When the responsibility of the one who has destroyed the peace is ensured completely, will be peaceful for a long time. It is justice that he said in the foundation of the Ukrainian peace formula.</text:p>
      <text:p text:style-name="P4">
"Purely formal rules of international law without fairness, they do not work," the President said.</text:p>
      <text:p text:style-name="P4">
<text:span text:style-name="T4">
 Read also: </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At the same time, he thanked everyone who did not compromise in the question. Zelensky recalled that only thousands of crimes were committed in the Buchansky district, more than 1400 civilians were killed at the hands of the invaders. 637 civilians were killed in the city, including 37 children.</text:p>
      <text:p text:style-name="P4">
"The world requires an effective mechanism for punishment guilty of aggression that opens the gate for all evil. Everyone who does not want to repeat this must work with Ukraine on the creation of a special tribunal about Russia's crime, to create a compensation mechanism to compensate Russia, from their assets. Full responsibility is the CEET, which teaches the aggressor to peace, "the President emphasized.As it was reported, President Volodymyr Zelenskyy noted that _ <text:span text:style-name="T4">
 <text:a xlink:type="simple" xlink:href="https://www.ukrinform.ua/rubric-ato/3690090-buca-moze-stati-majdancikom-dla-tribunalu-proti-rosii-prezident.html" text:style-name="Internet_20_link" text:visited-style-name="Visited_20_Internet_20_Link">
</text:a>
</text:span>
 _, on which will be based <text:span text:style-name="T4">
 <text:a xlink:type="simple" xlink:href="https://www.ukrinform.ua/tag-tribunal" text:style-name="Internet_20_link" text:visited-style-name="Visited_20_Internet_20_Link">
</text:a>
</text:span>
, which should condemn the Russian aggression against Ukraine, Putin and his environment.</text:p>
      <text:p text:style-name="P4">
News Source: <text:a xlink:type="simple" xlink:href="https://www.ukrinform.ua/rubric-ato/3690100-zelenskij-u-povnocinnij-vidpovidalnosti-rosii-mae-buti-tri-elementi.html" text:style-name="Internet_20_link" text:visited-style-name="Visited_20_Internet_20_Link">
https://www.ukrinform.ua/rubric-ato/3690100-zelenskij-u-povnocinnij-vidpovidalnosti-rosii-mae-buti-tri-elementi.html</text:a>
</text:p>
      <!--NEWS-->
      <text:h text:style-name="P10" text:outline-level="1">
<text:span text:style-name="T4">
The participants of the Buchan summit have made a declaration on the responsibility of the Russian Federation for crimes committed in Ukraine</text:span>
</text:h>
      <text:p text:style-name="P4">
Authors: Ukrinform (Person)</text:p>
      <text:p text:style-name="P4">
Publisher: Укринформ (Organization)</text:p>
      <text:p text:style-name="P4">
Published Time: 2023-03-31T22:25:00+03:00</text:p>
      <text:p text:style-name="P4">
Modified Time: 2023-03-31T22:25:00+03:00</text:p>
      <text:p text:style-name="P4">
Description: About 50 states and international organizations have concluded the Buchan Declaration on Russia's liability for crimes committed in Ukraine. - Ukrinform.</text:p>
      <text:p text:style-name="P4">
Images: ["<text:a xlink:type="simple" xlink:href="https://static.ukrinform.com/photos/2022_04/thumb_files/630_360_1649797549-494.jpg" text:style-name="Internet_20_link" text:visited-style-name="Visited_20_Internet_20_Link">
630_360_16497...</text:a>
"]</text:p>
      <text:p text:style-name="P4">
Tags: ['Буча', 'Трибунал', 'Агресія РФ', 'Воєнні злочини']</text:p>
      <text:p text:style-name="P4">
Type: Article</text:p>
      <!--METADATA-->
      <text:p text:style-name="P4">
<draw:frame draw:style-name="fr1" draw:name="Image241" text:anchor-type="as-char" svg:width="6.9236in" svg:height="3.956343in" draw:z-index="0">
<draw:image xlink:href="../Images/yкринформ/2023-03-31T22-25-00-03-00/630_360_1649797549-494.jpg" xlink:type="simple" xlink:show="embed" xlink:actuate="onLoad" draw:mime-type="image/jpeg"/>
</draw:frame>
About 50 states and international organizations have concluded the Buchan Declaration of Russia's prominence for crimes committed in Ukraine.</text:p>
      <text:p text:style-name="P4">
The document was signed as a result of the Buchan summit and published on <text:a xlink:type="simple" xlink:href="https://www.president.gov.ua/news/buchanska-deklaraciya-shodo-vidpovidalnosti-za-najtyazhchi-z-82005" text:style-name="Internet_20_link" text:visited-style-name="Visited_20_Internet_20_Link">
</text:a>
The participants of the summit strongly condemned grave crimes under international law, which were Buskoeni in the territory of Ukraine, including massacres in Bucha, who have been a survey horror of Russian aggression, and expressed support for the efforts of the prosecutorial criminal court and gratitude for the exceptional and important their impunity.</text:p>
      <text:p text:style-name="P4">
<text:span text:style-name="T4">
 Read also: </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Also in <text:span text:style-name="T4">
 <text:a xlink:type="simple" xlink:href="https://www.president.gov.ua/news/buchanska-deklaraciya-shodo-vidpovidalnosti-za-najtyazhchi-z-82005" text:style-name="Internet_20_link" text:visited-style-name="Visited_20_Internet_20_Link">
</text:a>
</text:span>
 Supporting the efforts of the States, including Ukraine on the investigation and criminal prosecution within the limits of the jurisdiction of crimes committed in the territory of Ukraine or against Ukraine, responsible to national legislation and international law;</text:p>
      <text:p text:style-name="P4">
The participants of the summit supported the creation of an international mechanism for compensation for the damage or loss caused by international acts of the Russian Federation in Ukraine or supported the creation of an international mechanism of registration, which will document evidence and complaints about the task or loss of all interested individuals, as well.</text:p>
      <text:p text:style-name="P4">
<text:span text:style-name="T4">
 Read also: </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The Declaration emphasizes the need to ensure full responsibility for the most serious crimes under international law committed by the suctionary of Ukraine, by conducting proper, fair and independent investigation and criminal prosecution at the national level of international level future crimes.</text:p>
      <text:p text:style-name="P4">
<text:span text:style-name="T4">
 Read also: </text:span>
 <text:span text:style-name="T4">
 <text:a xlink:type="simple" xlink:href="https://www.ukrinform.ua/rubric-polytics/3689312-ssa-vperse-pidtrimali-stvorenna-tribunalu-akij-suditime-vladu-insoi-kraini-za-zlocin-agresii-op.html" text:style-name="Internet_20_link" text:visited-style-name="Visited_20_Internet_20_Link">
</text:a>
 </text:span>
</text:p>
      <text:p text:style-name="P4">
News Source: <text:a xlink:type="simple" xlink:href="https://www.ukrinform.ua/rubric-ato/3690101-ucasniki-bucanskogo-samitu-uklali-deklaraciu-sodo-vidpovidalnosti-rf-za-skoeni-v-ukraini-zlocini.html" text:style-name="Internet_20_link" text:visited-style-name="Visited_20_Internet_20_Link">
https://www.ukrinform.ua/rubric-ato/3690101-ucasniki-bucanskogo-samitu-uklali-deklaraciu-sodo-vidpovidalnosti-rf-za-skoeni-v-ukraini-zlocini.html</text:a>
</text:p>
      <!--NEWS-->
      <text:h text:style-name="P10" text:outline-level="1">
<text:span text:style-name="T4">
The EU has approved exclusion in the application of sanctions during humanitarian operations</text:span>
</text:h>
      <text:p text:style-name="P4">
Authors: Ukrinform (Person)</text:p>
      <text:p text:style-name="P4">
Publisher: Укринформ (Organization)</text:p>
      <text:p text:style-name="P4">
Published Time: 2023-03-31T22:37:00+03:00</text:p>
      <text:p text:style-name="P4">
Modified Time: 2023-03-31T22:37:00+03:00</text:p>
      <text:p text:style-name="P4">
Description: The EU Council has announced the clarification of some of its previous decisions concerning the application of EU sanctions: there are certain exceptions to the use of sanctions when it comes to humanitarian operations or the delivery of humanitarian aid. - Ukrinform.</text:p>
      <text:p text:style-name="P4">
Images: ["<text:a xlink:type="simple" xlink:href="https://static.ukrinform.com/photos/2019_07/thumb_files/630_360_1562308257-367.jpg" text:style-name="Internet_20_link" text:visited-style-name="Visited_20_Internet_20_Link">
630_360_15623...</text:a>
"]</text:p>
      <text:p text:style-name="P4">
Tags: ['Антиросійські санкції', 'Євросоюз', 'Санкції']</text:p>
      <text:p text:style-name="P4">
Type: Article</text:p>
      <!--METADATA-->
      <text:p text:style-name="P4">
<draw:frame draw:style-name="fr1" draw:name="Image242" text:anchor-type="as-char" svg:width="6.9236in" svg:height="3.956343in" draw:z-index="0">
<draw:image xlink:href="../Images/yкринформ/2023-03-31T22-37-00-03-00/630_360_1562308257-367.jpg" xlink:type="simple" xlink:show="embed" xlink:actuate="onLoad" draw:mime-type="image/jpeg"/>
</draw:frame>
The Council has announced the clarification of some of its previous decisions, and the use of EU sanctions is qualified: it is envisaged to introduce certain exceptions to the use of sanctions when it comes to humanitarian operations or the delivery of humanitarian assistance.</text:p>
      <text:p text:style-name="P4">
According to Ukrinform, such information was <text:a xlink:type="simple" xlink:href="https://www.consilium.europa.eu/en/press/press-releases/2023/03/31/humanitarian-action-eu-introduces-exemptions-to-sanctions-to-facilitate-the-delivery-of-assistance/" text:style-name="Internet_20_link" text:visited-style-name="Visited_20_Internet_20_Link">
</text:a>
on the site of the European Council.</text:p>
      <text:p text:style-name="P4">
“The EU Council has decided to modify several EU Council Acts today concerning EU restricting measures in the context of the UN Security Council 2664 resolution.(2022)that provides humanitarian exceptions to the use of freezing of accounts, everyday UN sanation regime, ”the message reads.</text:p>
      <text:p text:style-name="P4">
<text:span text:style-name="T4">
 Read also: </text:span>
 <text:span text:style-name="T4">
 <text:a xlink:type="simple" xlink:href="https://www.ukrinform.ua/rubric-world/3689789-avstralia-vvela-novi-sankcii-proti-rosijskih-cinovnikiv.html" text:style-name="Internet_20_link" text:visited-style-name="Visited_20_Internet_20_Link">
</text:a>
</text:span>
</text:p>
      <text:p text:style-name="P4">
As a result of such "humanitarian exceptions", in particular, the UN Programs of Taneourated Organizations involved in the implementation of the UN plans for humanitarian reacting, without any preliminary approval, may take some actions by zoations and institutions included in the sanction list, if the purpose of such is the delivery of humanitarian assistance or support of other operations aimed at meeting the basic needs of a person.</text:p>
      <text:p text:style-name="P4">
As it is noted, today's decision completes the process of applying exceptions to the 14th sanction regimes of the UN, which is reflected in the EU legislation. These exceptions also extend to the Autonomous sanction lists of the EU, which complemented the UN restriction. This creates a clear legal field for market operators, which will be able to use exceptions from sanctions without any differences to the sanction lists of both the UN and the EU.</text:p>
      <text:p text:style-name="P4">
<text:span text:style-name="T4">
 Read also: </text:span>
 <text:span text:style-name="T4">
 <text:a xlink:type="simple" xlink:href="https://www.ukrinform.ua/rubric-world/3688634-proti-bilorusi-zaprovadat-dodatkovi-sankcii-u-razi-rozmisenna-adernoi-zbroi-rf-moraveckij.html" text:style-name="Internet_20_link" text:visited-style-name="Visited_20_Internet_20_Link">
</text:a>
 </text:span>
</text:p>
      <text:p text:style-name="P4">
<text:span text:style-name="T4">
 Read also: </text:span>
 <text:span text:style-name="T4">
 <text:a xlink:type="simple" xlink:href="https://www.ukrinform.ua/rubric-world/3688876-cerez-vijnu-ta-sankcii-ekonomika-rosii-pocinae-rozvaluvatisa-wsj.html" text:style-name="Internet_20_link" text:visited-style-name="Visited_20_Internet_20_Link">
</text:a>
</text:span>
</text:p>
      <text:p text:style-name="P4">
UN Security Council Resolution <text:a xlink:type="simple" xlink:href="https://documents-dds-ny.un.org/doc/UNDOC/GEN/N22/736/77/PDF/N2273677.pdf" text:style-name="Internet_20_link" text:visited-style-name="Visited_20_Internet_20_Link">
</text:a>
It was approved on December 9, 2022. The document calls on the UN States to apply sanctions, including those provided in the context of the fight against terrorism, taking into account the compliance with its obligations in accordance with the provisions of international humanitarian law, international human rights legislation.</text:p>
      <text:p text:style-name="P4">
News Source: <text:a xlink:type="simple" xlink:href="https://www.ukrinform.ua/rubric-economy/3690102-es-zatverdiv-viklucenna-u-zastosuvanni-sankcij-pid-cas-gumanitarnih-operacij.html" text:style-name="Internet_20_link" text:visited-style-name="Visited_20_Internet_20_Link">
https://www.ukrinform.ua/rubric-economy/3690102-es-zatverdiv-viklucenna-u-zastosuvanni-sankcij-pid-cas-gumanitarnih-operacij.html</text:a>
</text:p>
      <!--NEWS-->
      <text:h text:style-name="P10" text:outline-level="1">
<text:span text:style-name="T4">
Murder of the infant and grandmother in Avdiivka: Prosecutor's Office started proceedings</text:span>
</text:h>
      <text:p text:style-name="P4">
Authors: Ukrinform (Person)</text:p>
      <text:p text:style-name="P4">
Publisher: Укринформ (Organization)</text:p>
      <text:p text:style-name="P4">
Published Time: 2023-03-31T22:45:00+03:00</text:p>
      <text:p text:style-name="P4">
Modified Time: 2023-03-31T22:45:00+03:00</text:p>
      <text:p text:style-name="P4">
Description: In Avdiivka, the army of the Russian Federation killed a 69-year-old woman and her 5-month grandson, law enforcement officers began criminal proceedings. - Ukrinform.</text:p>
      <text:p text:style-name="P4">
Images: ["<text:a xlink:type="simple" xlink:href="https://static.ukrinform.com/photos/2023_03/thumb_files/630_360_1680292022-631.jpg" text:style-name="Internet_20_link" text:visited-style-name="Visited_20_Internet_20_Link">
630_360_16802...</text:a>
", "<text:a xlink:type="simple" xlink:href="https://static.ukrinform.com/photos/2023_03/1680292022-631.jpg" text:style-name="Internet_20_link" text:visited-style-name="Visited_20_Internet_20_Link">
1680292022-63...</text:a>
", "<text:a xlink:type="simple" xlink:href="https://static.ukrinform.com/photos/2023_03/1680292023-126.jpg" text:style-name="Internet_20_link" text:visited-style-name="Visited_20_Internet_20_Link">
1680292023-12...</text:a>
", "<text:a xlink:type="simple" xlink:href="https://static.ukrinform.com/photos/2023_03/1680292023-109.jpg" text:style-name="Internet_20_link" text:visited-style-name="Visited_20_Internet_20_Link">
1680292023-10...</text:a>
"]</text:p>
      <text:p text:style-name="P4">
Tags: ['Обстріл', 'Прокуратура', 'Смерть', 'Авдіївка', 'Війна з росією']</text:p>
      <text:p text:style-name="P4">
Type: Article</text:p>
      <!--METADATA-->
      <text:p text:style-name="P4">
<draw:frame draw:style-name="fr1" draw:name="Image243" text:anchor-type="as-char" svg:width="6.9236in" svg:height="3.956343in" draw:z-index="0">
<draw:image xlink:href="../Images/yкринформ/2023-03-31T22-45-00-03-00/630_360_1680292022-631.jpg" xlink:type="simple" xlink:show="embed" xlink:actuate="onLoad" draw:mime-type="image/jpeg"/>
</draw:frame>
Avdeeviarmia of the Russian Federation killed a 69-year-old woman and her 5-month grandson, law enforcement agencies began clerical proceedings.</text:p>
      <text:p text:style-name="P4">
About it in <text:a xlink:type="simple" xlink:href="https://t.me/pgo_gov_ua/10932" text:style-name="Internet_20_link" text:visited-style-name="Visited_20_Internet_20_Link">
</text:a>
The press service of the Office Prosecutor reported, Ukrinform reports.</text:p>
      <text:p text:style-name="P4">
“According to the investigation, in the evening of March 31, 2023, the occupation troops of the RFZatti artillery shelling of Avdiivka. The projectile hit the private house in which the family lived. A69-year-old woman and her 5-month-old grandson were killed in the flame that swept the dwelling, ”the message reads.</text:p>
      <text:p text:style-name="P4">
<draw:frame draw:style-name="fr1" draw:name="Image244" text:anchor-type="as-char" svg:width="6.9236in" svg:height="5.1927in" draw:z-index="0">
<draw:image xlink:href="../Images/yкринформ/2023-03-31T22-45-00-03-00/1680292022-631.jpg" xlink:type="simple" xlink:show="embed" xlink:actuate="onLoad" draw:mime-type="image/jpeg"/>
</draw:frame>
<text:span text:style-name="T4">
 Read also: </text:span>
 <text:span text:style-name="T4">
 <text:a xlink:type="simple" xlink:href="https://www.ukrinform.ua/rubric-ato/3690088-rosiani-nakrili-z-artilerii-avdiivku-zaginula-ditina.html" text:style-name="Internet_20_link" text:visited-style-name="Visited_20_Internet_20_Link">
</text:a>
</text:span>
</text:p>
      <text:p text:style-name="P4">
According to preliminary data, the mother and father of the baby were also injured in the yard. Search and rescue work is currently ongoing. Law enforcement officers and rescuers work on the place.</text:p>
      <text:p text:style-name="P4">
<draw:frame draw:style-name="fr1" draw:name="Image245" text:anchor-type="as-char" svg:width="6.9236in" svg:height="9.231467in" draw:z-index="0">
<draw:image xlink:href="../Images/yкринформ/2023-03-31T22-45-00-03-00/1680292023-126.jpg" xlink:type="simple" xlink:show="embed" xlink:actuate="onLoad" draw:mime-type="image/jpeg"/>
</draw:frame>
Under the procedural leadership of the Donetsk Regional Prosecutor's Office, law enforcement agencies were extended in criminal investigations into the fact</text:p>
      <text:p text:style-name="P4">
<draw:frame draw:style-name="fr1" draw:name="Image246" text:anchor-type="as-char" svg:width="6.9236in" svg:height="9.231467in" draw:z-index="0">
<draw:image xlink:href="../Images/yкринформ/2023-03-31T22-45-00-03-00/1680292023-109.jpg" xlink:type="simple" xlink:show="embed" xlink:actuate="onLoad" draw:mime-type="image/jpeg"/>
</draw:frame>
<text:span text:style-name="T4">
 Read also: </text:span>
 <text:span text:style-name="T4">
 <text:a xlink:type="simple" xlink:href="https://www.ukrinform.ua/rubric-regions/3690092-na-hersonsini-pid-vorozij-obstril-potrapili-civilni-aki-plivli-na-covni-po-dnipru.html" text:style-name="Internet_20_link" text:visited-style-name="Visited_20_Internet_20_Link">
</text:a>
</text:span>
</text:p>
      <text:p text:style-name="P4">
According to Ukrinform, according to the regional police, in the fired enemy <text:span text:style-name="T4">
 <text:a xlink:type="simple" xlink:href="https://www.ukrinform.ua/tag-avdiivka" text:style-name="Internet_20_link" text:visited-style-name="Visited_20_Internet_20_Link">
</text:a>
</text:span>
 There were five children in Donetsk region. Every day, leaving the city becomes more sophisticated. Police officers try to convince their parents as soon as possible.</text:p>
      <text:p text:style-name="P4">
News Source: <text:a xlink:type="simple" xlink:href="https://www.ukrinform.ua/rubric-ato/3690103-vbivstvo-nemovla-ta-babusi-u-avdiivci-prokuratura-rozpocala-provadzenna.html" text:style-name="Internet_20_link" text:visited-style-name="Visited_20_Internet_20_Link">
https://www.ukrinform.ua/rubric-ato/3690103-vbivstvo-nemovla-ta-babusi-u-avdiivci-prokuratura-rozpocala-provadzenna.html</text:a>
</text:p>
      <!--NEWS-->
      <text:h text:style-name="P10" text:outline-level="1">
<text:span text:style-name="T4">
Croatia's premiere named three components of Ukraine's victory</text:span>
</text:h>
      <text:p text:style-name="P4">
Authors: Ukrinform (Person)</text:p>
      <text:p text:style-name="P4">
Publisher: Укринформ (Organization)</text:p>
      <text:p text:style-name="P4">
Published Time: 2023-03-31T22:53:00+03:00</text:p>
      <text:p text:style-name="P4">
Modified Time: 2023-03-31T22:53:00+03:00</text:p>
      <text:p text:style-name="P4">
Description: To victory Ukraine in the war against Russia requires patriotism and enthusiasm of Ukrainians, international support of the country and the unity of Western partners. - Ukrinform.</text:p>
      <text:p text:style-name="P4">
Images: ["<text:a xlink:type="simple" xlink:href="https://static.ukrinform.com/photos/2022_05/thumb_files/630_360_1652012094-445.jpeg" text:style-name="Internet_20_link" text:visited-style-name="Visited_20_Internet_20_Link">
630_360_16520...</text:a>
"]</text:p>
      <text:p text:style-name="P4">
Tags: ['Хорватія', "Прем'єр", 'Україна', 'Війна з росією']</text:p>
      <text:p text:style-name="P4">
Type: Article</text:p>
      <!--METADATA-->
      <text:p text:style-name="P4">
<draw:frame draw:style-name="fr1" draw:name="Image247" text:anchor-type="as-char" svg:width="6.9236in" svg:height="3.956343in" draw:z-index="0">
<draw:image xlink:href="../Images/yкринформ/2023-03-31T22-53-00-03-00/630_360_1652012094-445.jpeg" xlink:type="simple" xlink:show="embed" xlink:actuate="onLoad" draw:mime-type="image/jpeg"/>
</draw:frame>
For the winning of Ukraine in the war against Russia, patriotism and enthusiasm of Ukrainians, international support of the country and unity of Western partners are needed.</text:p>
      <text:p text:style-name="P4">
This was stated by Croatian Prime Minister Andriy Plenkovich during a pre-conference on the results of the Buchan Summit, Ukrinform reports.</text:p>
      <text:p text:style-name="P4">
“I think there are three important aspects that are needed for Ukraine. It is patriotism and enthusiasm to defend their country of the Ukrainian people of the Ukrainian military, ”Plenkovich said.</text:p>
      <text:p text:style-name="P4">
<text:span text:style-name="T4">
 Read also: </text:span>
 <text:span text:style-name="T4">
 <text:a xlink:type="simple" xlink:href="https://www.ukrinform.ua/rubric-polytics/3690065-stefancuk-obgovoriv-iz-premerami-horvatii-ta-slovenii-stvorenna-spectribunalu-proti-rf.html" text:style-name="Internet_20_link" text:visited-style-name="Visited_20_Internet_20_Link">
</text:a>
</text:span>
</text:p>
      <text:p text:style-name="P4">
The chairman of the Croatian government noted that the second thing necessary for the victory of Ukraine is its constant support. In his opinion, it is now stronger than ever before decades, and allows Ukraine to finance the social and economic system as far as possible in such conditions, as well as to protect Sebeza with the help of military support.</text:p>
      <text:p text:style-name="P4">
"Third, the governments of Western countries must ensure that we have cohesion in our countries, and that we do not allow in our countries to carry out inner faults that can damage the political unity that exists," the Prime Minister of Croatia emphasized.</text:p>
      <text:p text:style-name="P4">
<text:span text:style-name="T4">
 Read also: </text:span>
 <text:span text:style-name="T4">
 <text:a xlink:type="simple" xlink:href="https://www.ukrinform.ua/rubric-polytics/3690047-zelenskij-obgovoriv-iz-premerom-horvatii-potrebi-zsu-ta-povoennu-vidbudovu-ukraini.html" text:style-name="Internet_20_link" text:visited-style-name="Visited_20_Internet_20_Link">
</text:a>
</text:span>
</text:p>
      <text:p text:style-name="P4">
It was reported that 82% of Ukrainians are confident in the ability of Ukraine to repel the Russian Federation attack. This is evidenced by the results of the survey conducted by the Gradus Research to the anniversary of the full -scale war.</text:p>
      <text:p text:style-name="P4">
News Source: <text:a xlink:type="simple" xlink:href="https://www.ukrinform.ua/rubric-polytics/3690104-premer-horvatii-nazvav-tri-skladovi-peremogi-ukraini.html" text:style-name="Internet_20_link" text:visited-style-name="Visited_20_Internet_20_Link">
https://www.ukrinform.ua/rubric-polytics/3690104-premer-horvatii-nazvav-tri-skladovi-peremogi-ukraini.html</text:a>
</text:p>
      <!--NEWS-->
      <text:h text:style-name="P10" text:outline-level="1">
<text:span text:style-name="T4">
Zelensky: There will be a new Nuremberg about rashists</text:span>
</text:h>
      <text:p text:style-name="P4">
Authors: Ukrinform (Person)</text:p>
      <text:p text:style-name="P4">
Publisher: Укринформ (Organization)</text:p>
      <text:p text:style-name="P4">
Published Time: 2023-03-31T23:00:00+03:00</text:p>
      <text:p text:style-name="P4">
Modified Time: 2023-03-31T23:00:00+03:00</text:p>
      <text:p text:style-name="P4">
Description: The main word today is justice, for our country and our people who have suffered losses through Russian aggression.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None</text:p>
      <text:p text:style-name="P4">
Type: Article</text:p>
      <!--METADATA-->
      <text:p text:style-name="P4">
<draw:frame draw:style-name="fr1" draw:name="Image248" text:anchor-type="as-char" svg:width="6.9236in" svg:height="3.956343in" draw:z-index="0">
<draw:image xlink:href="../Images/yкринформ/2023-03-31T23-00-00-03-00/630_360_1679682020-565.jpeg" xlink:type="simple" xlink:show="embed" xlink:actuate="onLoad" draw:mime-type="image/jpeg"/>
</draw:frame>
Main today is justice, for our country and our people who have undergone Russian aggression.</text:p>
      <text:p text:style-name="P4">
About it in your <text:a xlink:type="simple" xlink:href="https://www.youtube.com/watch" text:style-name="Internet_20_link" text:visited-style-name="Visited_20_Internet_20_Link">
</text:a>
At the end of the 401th day of the full-scale war, President of Ukraine Vladimirzelensky said, Ukrinform reports.</text:p>
      <text:p text:style-name="P4">
<text:span text:style-name="T5">
Viso: <text:a xlink:type="simple" xlink:href="https://t.me/OP_UA/9138" text:style-name="Internet_20_link" text:visited-style-name="Visited_20_Internet_20_Link">
</text:a>
</text:span>
</text:p>
      <text:p text:style-name="P4">
<text:span text:style-name="T4">
 Ukrainians!Ukrainian women!</text:span>
</text:p>
      <text:p text:style-name="P4">
The main word today is justice. Justice is for our country, for all our people who have lost their loved ones, lost their health, home, normal life through Russian aggression, through the occupier's terror.</text:p>
      <text:p text:style-name="P4">
Our special events took place - in Bucha, on the anniversary of the liberation of the city, and Vokiev. Summit and negotiations, the second conference United for Justice - "Unified Izarad of Justice" ...</text:p>
      <text:p text:style-name="P4">
All this - to accelerate, to make a more vigorous global work for the sake of the tribunal aggression of Russia, for the sake of new warrants from the International Criminal Court, the arrest of Russian military criminals, for the sake of legal and fair sentences that all Russian killers and executioners have to obtain.</text:p>
      <text:p text:style-name="P4">
And they will get. One hundred percent. We will provide it. We find formats, find tools.</text:p>
      <text:p text:style-name="P4">
I thank everyone who helps us in this. Every state, every leader, every international organization.</text:p>
      <text:p text:style-name="P4">
Today, representatives of almost fivety countries took part in our First Buchansky Summit. And this is just the beginning.</text:p>
      <text:p text:style-name="P4">
I thank the leaders of Slovenia, Slovakia, Croatia and Moldova, who today visited Ukraine who personally supported Bucha - honored the memory of all who died in the Russian occupation.</text:p>
      <text:p text:style-name="P4">
And of course - I thank our soldiers. All who are fighting for Ukraine now. All who have fought for Ukraine since the 14th. To all whose life literally gives life to Ukraine.</text:p>
      <text:p text:style-name="P4">
Ukrainians will stand in this war. We will liberate our land and all our people of Edorian captivity. And there will be a day when the world will hear that justice for Ukraine is diverted.</text:p>
      <text:p text:style-name="P4">
There will be a new Nuremberg - about the racists.</text:p>
      <text:p text:style-name="P4">
<text:span text:style-name="T4">
 _ Glory to all Ukrainian heroes!_ </text:span>
</text:p>
      <text:p text:style-name="P4">
<text:span text:style-name="T4">
 _ Glory to our strong people!_ </text:span>
</text:p>
      <text:p text:style-name="P4">
<text:span text:style-name="T4">
<text:span text:style-name="T5">
Glory to Ukraine!</text:span>
 </text:span>
</text:p>
      <text:p text:style-name="P4">
News Source: <text:a xlink:type="simple" xlink:href="https://www.ukrinform.ua/rubric-ato/3690106-zelenskij-bude-novij-nurnberg-sodo-rasistiv.html" text:style-name="Internet_20_link" text:visited-style-name="Visited_20_Internet_20_Link">
https://www.ukrinform.ua/rubric-ato/3690106-zelenskij-bude-novij-nurnberg-sodo-rasistiv.html</text:a>
</text:p>
      <!--NEWS-->
      <text:h text:style-name="P10" text:outline-level="1">
<text:span text:style-name="T4">
States will not forget the victims from the war and the Ukrainians killed by Russians - Blinken</text:span>
</text:h>
      <text:p text:style-name="P4">
Authors: Ukrinform (Person)</text:p>
      <text:p text:style-name="P4">
Publisher: Укринформ (Organization)</text:p>
      <text:p text:style-name="P4">
Published Time: 2023-03-31T23:12:00+03:00</text:p>
      <text:p text:style-name="P4">
Modified Time: 2023-03-31T23:12:00+03:00</text:p>
      <text:p text:style-name="P4">
Description: The United States fully support the efforts of the Ukrainian law enforcement agencies, as well as international institutions to collect, document and investigate evidence of war crimes and crimes against humanity committed by the Russians. - Ukrinform.</text:p>
      <text:p text:style-name="P4">
Images: ["<text:a xlink:type="simple" xlink:href="https://static.ukrinform.com/photos/2022_02/thumb_files/630_360_1645570164-465.jpg" text:style-name="Internet_20_link" text:visited-style-name="Visited_20_Internet_20_Link">
630_360_16455...</text:a>
"]</text:p>
      <text:p text:style-name="P4">
Tags: ['Буча', 'США', 'Трибунал', 'Україна', 'Агресія РФ', 'Воєнні злочини', 'Війна з росією']</text:p>
      <text:p text:style-name="P4">
Type: Article</text:p>
      <!--METADATA-->
      <text:p text:style-name="P4">
<draw:frame draw:style-name="fr1" draw:name="Image249" text:anchor-type="as-char" svg:width="6.9236in" svg:height="3.956343in" draw:z-index="0">
<draw:image xlink:href="../Images/yкринформ/2023-03-31T23-12-00-03-00/630_360_1645570164-465.jpg" xlink:type="simple" xlink:show="embed" xlink:actuate="onLoad" draw:mime-type="image/jpeg"/>
</draw:frame>
The connection is fully supported by the efforts of the Ukrainian law enforcement agencies, as well as the international institutions to collect, document and investigate evidence of war and crimes against humanity committed by the Russians.</text:p>
      <text:p text:style-name="P4">
This was stated on Friday during the Buchansky Summit by US Secretary of State Blinken, Ukrinform correspondent reports.</text:p>
      <text:p text:style-name="P4">
“The United States supports Ukrainian and international efforts to document the investigation of these atrocities. Today we join the countries and organizations around the world to continue to demand justice for Ukrainians and Ukraine, ”the head of American diplomacy emphasized.</text:p>
      <text:p text:style-name="P4">
<text:span text:style-name="T4">
 Read also: </text:span>
 <text:span text:style-name="T4">
 <text:a xlink:type="simple" xlink:href="https://www.ukrinform.ua/rubric-ato/3690101-ucasniki-bucanskogo-samitu-uklali-deklaraciu-sodo-vidpovidalnosti-rf-za-skoeni-v-ukraini-zlocini.html" text:style-name="Internet_20_link" text:visited-style-name="Visited_20_Internet_20_Link">
</text:a>
</text:span>
</text:p>
      <text:p text:style-name="P4">
He noted that the crimes of the Russians are part of the campaign of large -scale systematic violence against the civilian population. Namely, it is reported, torture, violent disappearance, forced deportation of children, executions, as well as attacks on homes, schools, hospitals.</text:p>
      <text:p text:style-name="P4">
"Those who have committed these atrocities should be responsible,"- said Blinken.</text:p>
      <text:p text:style-name="P4">
<text:span text:style-name="T4">
 Read also: </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According to him, what happened in <text:span text:style-name="T4">
 <text:a xlink:type="simple" xlink:href="https://www.ukrinform.ua/tag-buca" text:style-name="Internet_20_link" text:visited-style-name="Visited_20_Internet_20_Link">
</text:a>
</text:span>
 both in other cities, and what continues to happen in Ukraine is unacceptable.</text:p>
      <text:p text:style-name="P4">
"The United States will continue to support Ukraine, which protects its people, fights for its sovereignty, its territorial integrity, our democracy. We will not forget the affected and killed Ukrainians," the US Headquarters said.</text:p>
      <text:p text:style-name="P4">
<text:span text:style-name="T4">
 Read also: </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In this connection, he stressed that the US side will continue to put the way to achieve responsibility and justice.</text:p>
      <text:p text:style-name="P4">
According to Ukrinform, the Buchansky Summit took place on Friday in Ukraine. The results of about 50 states and international organizations have concluded a declaration on Russia's responsibility for crimes in Ukraine.</text:p>
      <text:p text:style-name="P4">
News Source: <text:a xlink:type="simple" xlink:href="https://www.ukrinform.ua/rubric-polytics/3690107-stati-ne-zabudut-postrazdalih-vid-vijni-ta-vbitih-rosianami-ukrainciv-blinken.html" text:style-name="Internet_20_link" text:visited-style-name="Visited_20_Internet_20_Link">
https://www.ukrinform.ua/rubric-polytics/3690107-stati-ne-zabudut-postrazdalih-vid-vijni-ta-vbitih-rosianami-ukrainciv-blinken.html</text:a>
</text:p>
      <!--NEWS-->
      <text:h text:style-name="P10" text:outline-level="1">
<text:span text:style-name="T4">
The US is preparing a new military assistance package to Ukraine for $ 2.6 billion - Reuters</text:span>
</text:h>
      <text:p text:style-name="P4">
Authors: Ukrinform (Person)</text:p>
      <text:p text:style-name="P4">
Publisher: Укринформ (Organization)</text:p>
      <text:p text:style-name="P4">
Published Time: 2023-03-31T23:27:00+03:00</text:p>
      <text:p text:style-name="P4">
Modified Time: 2023-03-31T23:27:00+03:00</text:p>
      <text:p text:style-name="P4">
Description: The US administration is preparing a new military assistance package for Ukraine, pre -$ 2.6 billion, which may include radars, air defense missiles, anti -tank, logistics equipment. - Ukrinform.</text:p>
      <text:p text:style-name="P4">
Images: ["<text:a xlink:type="simple" xlink:href="https://static.ukrinform.com/photos/2022_08/thumb_files/630_360_1661308385-380.jpg" text:style-name="Internet_20_link" text:visited-style-name="Visited_20_Internet_20_Link">
630_360_16613...</text:a>
"]</text:p>
      <text:p text:style-name="P4">
Tags: ['Оборона', 'США', 'Україна', 'Зброя', 'ЗСУ', 'допомога', 'Війна з росією']</text:p>
      <text:p text:style-name="P4">
Type: Article</text:p>
      <!--METADATA-->
      <text:p text:style-name="P4">
<draw:frame draw:style-name="fr1" draw:name="Image250" text:anchor-type="as-char" svg:width="6.9236in" svg:height="3.956343in" draw:z-index="0">
<draw:image xlink:href="../Images/yкринформ/2023-03-31T23-27-00-03-00/630_360_1661308385-380.jpg" xlink:type="simple" xlink:show="embed" xlink:actuate="onLoad" draw:mime-type="image/jpeg"/>
</draw:frame>
The US administration is preparing a new military assistance package for Ukraine, pre -$ 2.6 billion, which may include radars, PPO missiles, anti -tank, logistics equipment.</text:p>
      <text:p text:style-name="P4">
It is expected that the White House will officially announce it no earlier than Monday, Ukrinform reports with reference to Reuters.</text:p>
      <text:p text:style-name="P4">
“Expected to be up to the list of equipment(For Ukraine - ed.), there will also be doubts of different types of ammunition, including tank, ”the publication.</text:p>
      <text:p text:style-name="P4">
<text:span text:style-name="T4">
 Read also: </text:span>
 <text:span text:style-name="T4">
 <text:a xlink:type="simple" xlink:href="https://www.ukrinform.ua/rubric-ato/3689624-nimeccina-peredala-ukraini-cergovij-paket-vijskovoi-dopomogi.html" text:style-name="Internet_20_link" text:visited-style-name="Visited_20_Internet_20_Link">
</text:a>
</text:span>
</text:p>
      <text:p text:style-name="P4">
In addition, the package may include high -precision aviation ammunition, bridge equipment, evacuation machines, additional shells for airfilling systems and other equipment.</text:p>
      <text:p text:style-name="P4">
According to knowledgeable sources, the package will be finally formed in the case. Moreover, the total figure of financing, as well as specific types of equipment can change in the final version.</text:p>
      <text:p text:style-name="P4">
<text:span text:style-name="T4">
 Read also: </text:span>
 <text:span text:style-name="T4">
 <text:a xlink:type="simple" xlink:href="https://www.ukrinform.ua/rubric-ato/3688748-glava-pentagonu-virimo-so-ukraina-v-majbutnomu-otrimae-zahidni-litaki-iv-pokolinna.html" text:style-name="Internet_20_link" text:visited-style-name="Visited_20_Internet_20_Link">
</text:a>
</text:span>
</text:p>
      <text:p text:style-name="P4">
Weapons and equipment worth $ 2.1 billion will be assumed within(After). Рештадопомоги на $500 мільйонів має надійти у вигляді виділення за президентськимповноваженням.</text:p>
      <text:p text:style-name="P4">
Як повідомлялося, від моменту повномасштабного вторгнення рф Сполучені Штатиоголосили про виділення понад $30 мільярдів військової допомоги Україні.</text:p>
      <text:p text:style-name="P4">
News Source: <text:a xlink:type="simple" xlink:href="https://www.ukrinform.ua/rubric-ato/3690109-ssa-gotuut-novij-paket-vijskovoi-dopomogi-ukraini-na-26-milarda-reuters.html" text:style-name="Internet_20_link" text:visited-style-name="Visited_20_Internet_20_Link">
https://www.ukrinform.ua/rubric-ato/3690109-ssa-gotuut-novij-paket-vijskovoi-dopomogi-ukraini-na-26-milarda-reuters.html</text:a>
</text:p>
      <!--NEWS-->
      <text:h text:style-name="P10" text:outline-level="1">
<text:span text:style-name="T4">
The commission has decided on candidates for the Anti -Corruption Council at the Ministry of Defense</text:span>
</text:h>
      <text:p text:style-name="P4">
Authors: Ukrinform (Person)</text:p>
      <text:p text:style-name="P4">
Publisher: Укринформ (Organization)</text:p>
      <text:p text:style-name="P4">
Published Time: 2023-03-31T23:35:00+03:00</text:p>
      <text:p text:style-name="P4">
Modified Time: 2023-03-31T23:35:00+03:00</text:p>
      <text:p text:style-name="P4">
Description: The competition commission published a list of candidates for the Public Anti -Corruption Council under the Ministry of Defense of Ukraine. - Ukrinform.</text:p>
      <text:p text:style-name="P4">
Images: ["<text:a xlink:type="simple" xlink:href="https://static.ukrinform.com/photos/2023_02/thumb_files/630_360_1675274147-718.jpeg" text:style-name="Internet_20_link" text:visited-style-name="Visited_20_Internet_20_Link">
630_360_16752...</text:a>
"]</text:p>
      <text:p text:style-name="P4">
Tags: ['Міноборони', 'антикорупційна рада']</text:p>
      <text:p text:style-name="P4">
Type: Article</text:p>
      <!--METADATA-->
      <text:p text:style-name="P4">
<draw:frame draw:style-name="fr1" draw:name="Image251" text:anchor-type="as-char" svg:width="6.9236in" svg:height="3.956343in" draw:z-index="0">
<draw:image xlink:href="../Images/yкринформ/2023-03-31T23-35-00-03-00/630_360_1675274147-718.jpeg" xlink:type="simple" xlink:show="embed" xlink:actuate="onLoad" draw:mime-type="image/jpeg"/>
</draw:frame>
The competition combination has published a list of candidates for the Public Anti -Corruption Council at the Ministry of Defense of Ukraine.</text:p>
      <text:p text:style-name="P4">
The Ministry of Defense reported this in <text:a xlink:type="simple" xlink:href="https://www.facebook.com/MinistryofDefence.UA/posts/pfbid02jPE6B5cFMUVMxz5siGPzrBjEG8hFRAo3vjN9CqW2jEkM8p5YTqBv8xBaFfhibUxul" text:style-name="Internet_20_link" text:visited-style-name="Visited_20_Internet_20_Link">
</text:a>
, reports Ukrinform.</text:p>
      <text:p text:style-name="P4">
It is noted that during the meeting, the competition commission became acquainted with the reports of the Kyivstar telecommunications company, the public organization "E -Democracy" and the Directorate of Digital Development, Digital Transformations and Cybersecurity in the Defense Ministry of the Defense Ministry of Ukraine.</text:p>
      <text:p text:style-name="P4">
According to reports, there were no technical interventions that could be significantly influenced by voting.</text:p>
      <text:p text:style-name="P4">
<text:span text:style-name="T4">
 Read also: </text:span>
 <text:span text:style-name="T4">
 <text:a xlink:type="simple" xlink:href="https://www.ukrinform.ua/rubric-society/3689898-sud-viznav-vinnim-ekscinovnika-minoboroni-akij-ne-nadav-nazk-zvitu-pro-derzzakupivli.html" text:style-name="Internet_20_link" text:visited-style-name="Visited_20_Internet_20_Link">
</text:a>
</text:span>
</text:p>
      <text:p text:style-name="P4">
At the same time, the State Secretary of the Ministry of Defense Konstantin Vashchenko informed the invitees that as of 17:00 on March 31, more than ten written complaints and appeals for voting from 11 participants of the competition and from public organizations were received.</text:p>
      <text:p text:style-name="P4">
According to the applicants, the competitive procedure contains a number of violations and signs of conflict of interests at the stage of preparation, as well as signs of conspiracy of dancer intervention in the process of voting.</text:p>
      <text:p text:style-name="P4">
In view of this, the applicants apply to the Ministry of Defense with a request not to make a decision on the formation of the Council. Otherwise, they will challenge it in accordance with the current legislation.</text:p>
      <text:p text:style-name="P4">
"On the basis of paragraph 17 of the Regulations on the Public Anti -Corruption Council, the commission was considered to be considered elected candidates for the Public Anti -Corruption Council at the Ministry of Defense of Ukraine, who gained the highest number of voices with the results of voting," the ministry noted.</text:p>
      <text:p text:style-name="P4">
<text:span text:style-name="T4">
 Read also: </text:span>
 <text:span text:style-name="T4">
 <text:a xlink:type="simple" xlink:href="https://www.ukrinform.ua/rubric-polytics/3689107-oficijni-rezultati-golosuvanna-do-antikorupcijnoi-radi-pri-minoboroni-budut-31-berezna.html" text:style-name="Internet_20_link" text:visited-style-name="Visited_20_Internet_20_Link">
</text:a>
</text:span>
</text:p>
      <text:p text:style-name="P4">
Thus, the list of candidates included Bohdan Yarov, Tatiana Nikolaenko, Olegzirko, Anastasia Shuba, Victor Prudkovsky, Vitaliy Kalnitsky, Konstantinpintivsky, Yevgeny Hrushovets, Vitaliy Ostzhikovsky, Dmitry Ostapenko, Artakgrigani, Vitaly Masiuk, Vitaly Masiuk, Vitalya.The decision of the Ministry of Defense on the formation of the Public Anti -Corruption Council of the Tasattation of its Personal Warehouse will be adopted after consideration of the hen of the written requests that have been received.</text:p>
      <text:p text:style-name="P4">
The Council will acquire the authority after the relevant decision of the Ministry of Defense will be announced.</text:p>
      <text:p text:style-name="P4">
<text:span text:style-name="T4">
 Read also: </text:span>
 <text:span text:style-name="T4">
 <text:a xlink:type="simple" xlink:href="https://www.ukrinform.ua/rubric-society/3687329-ukrainci-progolosuvali-za-kandidativ-do-antikorupcijnoi-radi-pri-minoboroni.html" text:style-name="Internet_20_link" text:visited-style-name="Visited_20_Internet_20_Link">
</text:a>
</text:span>
</text:p>
      <text:p text:style-name="P4">
According to Ukrinform, the Anti -Corruption Council at the Ministry of Defense is created for the more active participation of the public in ensuring the assessment of corruption risks by the urban region and the formation of appropriate anti -corruption measures.</text:p>
      <text:p text:style-name="P4">
National online voting for candidates for the Public Anti-Corruption Council at the Ministry of Defense of Ukraine lasted during 24-25 birch.</text:p>
      <text:p text:style-name="P4">
News Source: <text:a xlink:type="simple" xlink:href="https://www.ukrinform.ua/rubric-society/3690111-komisia-viznacilasa-z-kandidatami-do-antikorupcijnoi-radi-pri-minoboroni.html" text:style-name="Internet_20_link" text:visited-style-name="Visited_20_Internet_20_Link">
https://www.ukrinform.ua/rubric-society/3690111-komisia-viznacilasa-z-kandidatami-do-antikorupcijnoi-radi-pri-minoboroni.html</text:a>
</text:p>
      <!--NEWS-->
      <text:h text:style-name="P10" text:outline-level="1">
<text:span text:style-name="T4">
"Falcon" is a hockey champion of Ukraine</text:span>
</text:h>
      <text:p text:style-name="P4">
Authors: Ukrinform (Person)</text:p>
      <text:p text:style-name="P4">
Publisher: Укринформ (Organization)</text:p>
      <text:p text:style-name="P4">
Published Time: 2023-03-31T23:39:00+03:00</text:p>
      <text:p text:style-name="P4">
Modified Time: 2023-03-31T23:39:00+03:00</text:p>
      <text:p text:style-name="P4">
Description: Today, March 31, Sokil beat Kremenchuk in the decisive match of the Ukrainian Hockey Championship. - Ukrinform.</text:p>
      <text:p text:style-name="P4">
Images: ["<text:a xlink:type="simple" xlink:href="https://static.ukrinform.com/photos/2023_03/thumb_files/630_360_1680294952-895.jpg" text:style-name="Internet_20_link" text:visited-style-name="Visited_20_Internet_20_Link">
630_360_16802...</text:a>
"]</text:p>
      <text:p text:style-name="P4">
Tags: ['хокей']</text:p>
      <text:p text:style-name="P4">
Type: Article</text:p>
      <!--METADATA-->
      <text:p text:style-name="P4">
<draw:frame draw:style-name="fr1" draw:name="Image252" text:anchor-type="as-char" svg:width="6.9236in" svg:height="3.956343in" draw:z-index="0">
<draw:image xlink:href="../Images/yкринформ/2023-03-31T23-39-00-03-00/630_360_1680294952-895.jpg" xlink:type="simple" xlink:show="embed" xlink:actuate="onLoad" draw:mime-type="image/jpeg"/>
</draw:frame>
Today, on March 31, Sokil beat Kremenchuk in the decisive match of the hockey championship.</text:p>
      <text:p text:style-name="P4">
In the final series there was a score of 2: 2, "Falcon" in the decisive match in Ortimemima was played by "Kremenchuk" - 1: 0, reports Ukrinform.</text:p>
      <text:p text:style-name="P4">
The author of the "golden" washer was Sergey Babinets, he also received the title of the most valuable player of the playoff(MVP).</text:p>
      <text:p text:style-name="P4">
<text:span text:style-name="T4">
Читайте також:</text:span>
 <text:span text:style-name="T4">
<text:a xlink:type="simple" xlink:href="https://www.ukrinform.ua/rubric-sports/3689806-boston-vigrav-regularnij-cempionat-nhl.html" text:style-name="Internet_20_link" text:visited-style-name="Visited_20_Internet_20_Link">
 </text:a>
</text:span>
</text:p>
      <text:p text:style-name="P4">
For the capital club, this is the second consecutive championship and the fourteenth in general.</text:p>
      <text:p text:style-name="P4">
_ Photo: Fhu_</text:p>
      <text:p text:style-name="P4">
News Source: <text:a xlink:type="simple" xlink:href="https://www.ukrinform.ua/rubric-sports/3690110-sokil-cempion-ukraini-z-hokeu.html" text:style-name="Internet_20_link" text:visited-style-name="Visited_20_Internet_20_Link">
https://www.ukrinform.ua/rubric-sports/3690110-sokil-cempion-ukraini-z-hokeu.html</text:a>
</text:p>
      <!--NEWS-->
      <text:h text:style-name="P10" text:outline-level="1">
<text:span text:style-name="T4">
The Czech Republic hopes the special tribunal will condemn the Russian leadership</text:span>
</text:h>
      <text:p text:style-name="P4">
Authors: Ukrinform (Person)</text:p>
      <text:p text:style-name="P4">
Publisher: Укринформ (Organization)</text:p>
      <text:p text:style-name="P4">
Published Time: 2023-03-31T23:47:00+03:00</text:p>
      <text:p text:style-name="P4">
Modified Time: 2023-03-31T23:47:00+03:00</text:p>
      <text:p text:style-name="P4">
Description: The crime of aggression, the wine for which it lies with the highest Russian military-political leadership, specific crimes committed by the Russian military in the territory of Ukraine should not remain unpunished. - Ukrinform.</text:p>
      <text:p text:style-name="P4">
Images: ["<text:a xlink:type="simple" xlink:href="https://static.ukrinform.com/photos/2018_03/thumb_files/630_360_1521674726-5790-petr-pavel-foto-dpa.jpg" text:style-name="Internet_20_link" text:visited-style-name="Visited_20_Internet_20_Link">
630_360_15216...</text:a>
"]</text:p>
      <text:p text:style-name="P4">
Tags: ['Буча', 'Чехія', 'Трибунал', 'Агресія РФ', 'Війна з росією', 'Петр Павел']</text:p>
      <text:p text:style-name="P4">
Type: Article</text:p>
      <!--METADATA-->
      <text:p text:style-name="P4">
<draw:frame draw:style-name="fr1" draw:name="Image253" text:anchor-type="as-char" svg:width="6.9236in" svg:height="3.956343in" draw:z-index="0">
<draw:image xlink:href="../Images/yкринформ/2023-03-31T23-47-00-03-00/630_360_1521674726-5790-petr-pavel-foto-dpa.jpg" xlink:type="simple" xlink:show="embed" xlink:actuate="onLoad" draw:mime-type="image/jpeg"/>
</draw:frame>
The crime of aggression, for which lies on the highest Russian-Russian-political leadership, specific crimes committed by the Russian military in the territory of Ukraine should not remain unpunished.</text:p>
      <text:p text:style-name="P4">
This was stated by Czech President Peter Pavel during the Buchan Summit of Personality on March 31, Ukrinform correspondent reports.</text:p>
      <text:p text:style-name="P4">
“We are all impressed with the barbaric behavior of Russian soldiers. It is not possible to find a clear condemnation than what was stated in the decision of the International Criminal Court. These are crimes with horrible consequences. And they should not be unpunished, ”Pavel said.</text:p>
      <text:p text:style-name="P4">
<text:span text:style-name="T4">
 Read also: </text:span>
 <text:span text:style-name="T4">
 <text:a xlink:type="simple" xlink:href="https://www.ukrinform.ua/rubric-world/3689819-u-polsi-rozpocalasa-zustric-glav-mzs-buharestskoi-devatki.html" text:style-name="Internet_20_link" text:visited-style-name="Visited_20_Internet_20_Link">
</text:a>
</text:span>
</text:p>
      <text:p text:style-name="P4">
The President of the Czech Republic noted that crimes should be persecuted both at national and international cooperation. The Czech leader supports the investigation in Ukraine by the International Criminal Court, as it is the only constant criminal court, and it is "the best suitable for investigating such mass -war crimes as those that took place in Ukraine."</text:p>
      <text:p text:style-name="P4">
“We have recently seen the first results - the order was issued for arrest. Let's continue to continue to support the ISS in its fight against impunity, ”Paul assured.</text:p>
      <text:p text:style-name="P4">
<text:span text:style-name="T4">
 Read also: </text:span>
 <text:span text:style-name="T4">
 <text:a xlink:type="simple" xlink:href="https://www.ukrinform.ua/rubric-polytics/3689647-kuleba-privitav-zapusk-moskovskogo-mehanizmu-obse.html" text:style-name="Internet_20_link" text:visited-style-name="Visited_20_Internet_20_Link">
</text:a>
</text:span>
</text:p>
      <text:p text:style-name="P4">
He also emphasized that "there is no doubt that under international law she has grown aggression against Ukraine", breaking the UN Statute, and the international community has such violations. But, in addition to the responsibility of the state, the head of the Czech Republic noted the individual criminal liability of Russian leaders for crime, to which the Jurisdiction of the ISS is not extended.</text:p>
      <text:p text:style-name="P4">
“I hope that this gap will be filled by creating a special brood to properly evaluate the evidence available and prosecute the perpetrators. None of those who committed a crime against peace, a crime of aggression should remain unpunished, ”Pavel said.</text:p>
      <text:p text:style-name="P4">
<text:span text:style-name="T4">
 Read also: </text:span>
 <text:span text:style-name="T4">
 <text:a xlink:type="simple" xlink:href="https://www.ukrinform.ua/rubric-ato/3690106-zelenskij-bude-novij-nurnberg-sodo-rasistiv.html" text:style-name="Internet_20_link" text:visited-style-name="Visited_20_Internet_20_Link">
</text:a>
 </text:span>
</text:p>
      <text:p text:style-name="P4">
As it was reported, Ukraine is counting on the adoption in April by the UN General Assembly of Resolution on responsibility for military crimes in Ukraine and support of special jobs against Russia.</text:p>
      <text:p text:style-name="P4">
News Source: <text:a xlink:type="simple" xlink:href="https://www.ukrinform.ua/rubric-polytics/3690113-cehia-spodivaetsa-so-specialnij-tribunal-zasudit-rosijske-kerivnictvo.html" text:style-name="Internet_20_link" text:visited-style-name="Visited_20_Internet_20_Link">
https://www.ukrinform.ua/rubric-polytics/3690113-cehia-spodivaetsa-so-specialnij-tribunal-zasudit-rosijske-kerivnictvo.html</text:a>
</text:p>
      <!--NEWS-->
      <text:h text:style-name="P10" text:outline-level="1">
<text:span text:style-name="T4">
EU calls Belarus to refuse Russia in placement of nuclear weapons in its territory</text:span>
</text:h>
      <text:p text:style-name="P4">
Authors: Ukrinform (Person)</text:p>
      <text:p text:style-name="P4">
Publisher: Укринформ (Organization)</text:p>
      <text:p text:style-name="P4">
Published Time: 2023-03-31T23:58:00+03:00</text:p>
      <text:p text:style-name="P4">
Modified Time: 2023-03-31T23:58:00+03:00</text:p>
      <text:p text:style-name="P4">
Description: The authorities of Belarus should decide to refuse to place Russian nuclear weapons on their territory. - Ukrinform.</text:p>
      <text:p text:style-name="P4">
Images: ["<text:a xlink:type="simple" xlink:href="https://static.ukrinform.com/photos/2019_07/thumb_files/630_360_1562308141-294.jpg" text:style-name="Internet_20_link" text:visited-style-name="Visited_20_Internet_20_Link">
630_360_15623...</text:a>
"]</text:p>
      <text:p text:style-name="P4">
Tags: ['білорусь', 'Євросоюз', 'Ядерна зброя', 'Ядерний шантаж']</text:p>
      <text:p text:style-name="P4">
Type: Article</text:p>
      <!--METADATA-->
      <text:p text:style-name="P4">
<draw:frame draw:style-name="fr1" draw:name="Image254" text:anchor-type="as-char" svg:width="6.9236in" svg:height="3.956343in" draw:z-index="0">
<draw:image xlink:href="../Images/yкринформ/2023-03-31T23-58-00-03-00/630_360_1562308141-294.jpg" xlink:type="simple" xlink:show="embed" xlink:actuate="onLoad" draw:mime-type="image/jpeg"/>
</draw:frame>
Vladabilorus should decide to refuse to place on its territory Russian nuclear weapons.</text:p>
      <text:p text:style-name="P4">
According to the Ukrinform correspondent, this is during the meeting of the Security Council on the discussion of the threats of President of the Russian Federation Vladimir Putin on the launch of tactical nuclear weapons in Belarus, the permanent representative of the ESU when Olaf Skog said.</text:p>
      <text:p text:style-name="P4">
“Belarus can still decide to place Russian nuclear weapons. Therefore, we urge the power of Belarus to immediately stop the support of the aggressive war of the police against Ukraine and change our decision(About the placement of nuclear weapons -ed.)that will only increase tension in the region, ”Skog said.</text:p>
      <text:p text:style-name="P4">
<text:span text:style-name="T4">
 Read also: </text:span>
 <text:span text:style-name="T4">
 <text:a xlink:type="simple" xlink:href="https://www.ukrinform.ua/rubric-world/3689942-u-nato-ne-bacat-zmin-u-adernih-poziciah-rosii-krim-nebezpecnoi-ritoriki.html" text:style-name="Internet_20_link" text:visited-style-name="Visited_20_Internet_20_Link">
</text:a>
</text:span>
</text:p>
      <text:p text:style-name="P4">
He stressed that threats of nuclear weapons are "unacceptable".</text:p>
      <text:p text:style-name="P4">
"Russia's decision will not weaken our determination in support of Ukraine," - said Dymplomat.</text:p>
      <text:p text:style-name="P4">
In addition, Skog urged the Russian Federation to return to the implementation of the contract on measures to reduce and limit the strategic offensive weapons of the SISS.</text:p>
      <text:p text:style-name="P4">
<text:span text:style-name="T4">
 Read also: </text:span>
 <text:span text:style-name="T4">
 <text:a xlink:type="simple" xlink:href="https://www.ukrinform.ua/rubric-world/3690053-kitaj-zaaviv-na-radbezi-oon-so-vistupae-proti-rozmisenna-adernoi-zbroi-v-insih-krainah.html" text:style-name="Internet_20_link" text:visited-style-name="Visited_20_Internet_20_Link">
</text:a>
</text:span>
</text:p>
      <text:p text:style-name="P4">
As reported by Ukrinform, on March 25, the President of the aggressor country Volodymyrputin, for whom the ISS issued a warrant for arrest, said that Russia is to place tactic nuclear weapons in Belarus. Earlier, in February this year, he announced the "suspension" of Moscow's participation in the treaty to reduce strategic -seized weapons from the United States.</text:p>
      <text:p text:style-name="P4">
<text:span text:style-name="T4">
 Read also: </text:span>
 <text:span text:style-name="T4">
 <text:a xlink:type="simple" xlink:href="https://www.ukrinform.ua/rubric-polytics/3690094-adernij-santaz-rf-ne-zavadit-pidtrimci-ukraini-britania-v-oon.html" text:style-name="Internet_20_link" text:visited-style-name="Visited_20_Internet_20_Link">
</text:a>
</text:span>
</text:p>
      <text:p text:style-name="P4">
The participants of the day are almost all states of the world, except Israel, India, Pakistan of Taponic Korea.</text:p>
      <text:p text:style-name="P4">
News Source: <text:a xlink:type="simple" xlink:href="https://www.ukrinform.ua/rubric-world/3690114-es-zaklikae-bilorus-vidmoviti-rosii-u-rozmisenni-adernoi-zbroi-na-svoij-teritorii.html" text:style-name="Internet_20_link" text:visited-style-name="Visited_20_Internet_20_Link">
https://www.ukrinform.ua/rubric-world/3690114-es-zaklikae-bilorus-vidmoviti-rosii-u-rozmisenni-adernoi-zbroi-na-svoij-teritorii.html</text:a>
</text:p>
      <!--NEWS-->
      <text:h text:style-name="P10" text:outline-level="1">
<text:span text:style-name="T4">
Spain will send the first six Leopard 2A4 tanks to Ukraine after Easter</text:span>
</text:h>
      <text:p text:style-name="P4">
Author: ['АРМІЯINFORM']</text:p>
      <text:p text:style-name="P4">
Time: 2023-03-31T34:00:00-04:00</text:p>
      <text:p text:style-name="P4">
Description: “Outdoor head of the requirements of Ukrainians - the defense of the impassion. Critical is critical ... The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ispani.jpeg" text:style-name="Internet_20_link" text:visited-style-name="Visited_20_Internet_20_Link">
ispani.jpe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255" text:anchor-type="as-char" svg:width="6.9236in" svg:height="3.956343in" draw:z-index="0">
<draw:image xlink:href="../Images/AРМІЯINFORM/2023-03-31T34-00-00-04-00/ispani.jpeg" xlink:type="simple" xlink:show="embed" xlink:actuate="onLoad" draw:mime-type="image/jpeg"/>
</draw:frame>
“Now the main need of Ukrainians is air defense. This is critical on the battlefield. They also need a long -range weapon. And we give them a considerable package of such opportunities. We also study them and guarantee the provision of weapons provided, ”said the Glavrapenthane Lloyd Austin. Concerning the receipt of modern fighter jets by Ukraine, "Can Ukrainians get fighter jets in the future? We all believe that yes. It can potentially be either F16 or other fourth aircraft. " Austin also believes that Ukraine has a "very good chance" to carry out a successful contradiction in the spring of 2023 at the expense of significant depletion of Russian forces and Western weapons.</text:p>
      <text:p text:style-name="P4">
Canada this year will give Ukraine a loan of $ 2.4 billion in Canadian($ 1.8 billion)to support the budget.</text:p>
      <text:p text:style-name="P4">
Spain will send the first six Leopard 2A4 tanks to Ukraine after Easter.</text:p>
      <text:p text:style-name="P4">
Poland plans to increase the production of ammunition on the eve of the counter -offensive of the Front. According to Prime Minister Mateusz Moravtsky, Poland plans to allocate $ 462.5 million for investments from the budget.</text:p>
      <text:p text:style-name="P4">
Poland has concluded a contract worth more than 1 billion zlotys for the production of 22 mobile BYSTRA radar stations to "protect themselves from Russia", - said the Minister of Defense of the country Mariusz Blaschak.</text:p>
      <text:p text:style-name="P4">
In Poland, electronic barriers on the border, including the system of cameras and motion sensors, will soon be installed.</text:p>
      <text:p text:style-name="P4">
Polish Prime Minister Mateusz Moravetsky criticized the decisions of the International Olympic Committee to allow Russian and Belarusian athletes of leafy under certain conditions.</text:p>
      <text:p text:style-name="P4">
The Serbia Government, with the support of the EU, sent four trucks to Ukraine with green -power equipment to support Ukraine's energy sector.</text:p>
      <text:p text:style-name="P4">
The European Energy Union ENTSO-E has made a decision to further increase import capacity to Ukraine to 850 MW of the current 700 MW.</text:p>
      <text:p text:style-name="P4">
The National Assembly of France, which is the Lower Chamber of the French Parliament, adopted a resolution in which it recognizes the Holodomor of 1932-1933 of the Genocydimonian people.</text:p>
      <text:p text:style-name="P4">
The European Parliament has held an action of solidarity with the movement of resistance to the occupation of the Ukrainian Yellow Ribbon.</text:p>
      <text:p text:style-name="P4">
The Parliament of Slovakia condemned the crimes of the Russian Federation committed against Ukrainian women's ideas.</text:p>
      <text:p text:style-name="P4">
US President Joe Biden said he was concerned about Russia's plans to place tactic nuclear weapons in neighboring Belarus.The US stopped the transfer of data on its nuclear forces after Russia's release of strategic offensive weapons.</text:p>
      <text:p text:style-name="P4">
Brussels officially confirmed the political agreement of the EU Member States' voluntary reduction of gas consumption by 15 % for one year.</text:p>
      <text:p text:style-name="P4">
Source: <text:a xlink:type="simple" xlink:href="https://szru.gov.ua/news-media/publications/300323-ukraina-i-svit--proty-rosiiskoi-ahresii-sanktsii-v-dii" text:style-name="Internet_20_link" text:visited-style-name="Visited_20_Internet_20_Link">
external intelligence service of Ukraine</text:a>
</text:p>
      <text:p text:style-name="P4">
News Source: <text:a xlink:type="simple" xlink:href="https://armyinform.com.ua/2023/03/31/ispaniya-vidpravyt-pershi-shist-tankiv-leopard-2a4-v-ukrayinu-pislya-velykodnya/" text:style-name="Internet_20_link" text:visited-style-name="Visited_20_Internet_20_Link">
https://armyinform.com.ua/2023/03/31/ispaniya-vidpravyt-pershi-shist-tankiv-leopard-2a4-v-ukrayinu-pislya-velykodnya/</text:a>
</text:p>
      <!--NEWS-->
      <text:h text:style-name="P10" text:outline-level="1">
<text:span text:style-name="T4">
Three racists who raped a woman in the Kyiv region during the occupation, reported suspicion</text:span>
</text:h>
      <text:p text:style-name="P4">
Author: ['АРМІЯINFORM']</text:p>
      <text:p text:style-name="P4">
Time: 2023-03-31T35:00:00-04:00</text:p>
      <text:p text:style-name="P4">
Description: For the proprietary Kerivnitvva Office, the Prosecutor General of the Identifted, the war with Ukraine 2022, the war with Ukraine is the latest news today, the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ofgen.jpeg" text:style-name="Internet_20_link" text:visited-style-name="Visited_20_Internet_20_Link">
ofgen.jpe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56" text:anchor-type="as-char" svg:width="6.9236in" svg:height="4.661891in" draw:z-index="0">
<draw:image xlink:href="../Images/AРМІЯINFORM/2023-03-31T35-00-00-04-00/ofgen.jpeg" xlink:type="simple" xlink:show="embed" xlink:actuate="onLoad" draw:mime-type="image/jpeg"/>
</draw:frame>
Under the procedural guidance of the Prosecutor General's office, it was identified that the suspicion of three servicemen of the Armed Forces of the Russian Federation in violation of the laws of the pelvis(Part 2 of Art. 28, Part 1 of Art. 438 of the Criminal Code of Ukraine).</text:p>
      <text:p text:style-name="P4">
Про це<text:a xlink:type="simple" xlink:href="https://www.facebook.com/pgo.gov.ua/posts/pfbid02A3LJ3183wuZsrh6wJoJw1oZWtV6EME4srQp6YA469WErUjBhoKA6Nve7rr7p8TaGl" text:style-name="Internet_20_link" text:visited-style-name="Visited_20_Internet_20_Link">
повідомляє</text:a>
Office of the Prosecutor General.</text:p>
      <text:p text:style-name="P4">
Suspects-the military of the 37th Separate Guards Motorized Rifle Don-Budapest Red Banner of the Order of the Red Star of the Brigade(37 OMSBR, military unit69647)Armed Forces of the Russian Federation, natives of the Republic of Buryatia, Chita region of the Tairkut region of the Russian Federation.</text:p>
      <text:p text:style-name="P4">
According to the investigation, in March 2022 the suspects, along with other militarysses, were RFFO was one of the settlements of Kyiv region. They intimidated peace, sought by men and participants of the forces of anti -terrorist operation, constantly inspected all the premises of civilian homes.</text:p>
      <text:p text:style-name="P4">
After 20 days of occupation, the Russian military, including suspects, began to break into the courtyard of a private home, where two women lived a young girl. It has always been done in groups of three people whose composition has changed constantly.</text:p>
      <text:p text:style-name="P4">
The suspects, constantly demonstrating the presence of weapons, taking into account the perception of men in the house, took turn one of the women to garage, where they raped. Others at this time remained on the streets in order to support the possible resistance from its relatives and neighbors.</text:p>
      <text:p text:style-name="P4">
One of them during the occupation committed violent acts of sexual nature once, the other took such actions twice, and the third - during the week of each day.</text:p>
      <text:p text:style-name="P4">
The pre -trial investigation is conducted by the National Police of Ukraine.</text:p>
      <text:p text:style-name="P4">
News Source: <text:a xlink:type="simple" xlink:href="https://armyinform.com.ua/2023/03/31/trom-rashystam-yaki-pid-chas-okupacziyi-gvaltuvaly-zhinku-na-kyyivshhyni-povidomleno-pro-pidozru/" text:style-name="Internet_20_link" text:visited-style-name="Visited_20_Internet_20_Link">
https://armyinform.com.ua/2023/03/31/trom-rashystam-yaki-pid-chas-okupacziyi-gvaltuvaly-zhinku-na-kyyivshhyni-povidomleno-pro-pidozru/</text:a>
</text:p>
      <!--NEWS-->
      <text:h text:style-name="P10" text:outline-level="1">
<text:span text:style-name="T4">
Russian parody on McDonald's was unprofitable in the first year of work</text:span>
</text:h>
      <text:p text:style-name="P4">
Author: ['АРМІЯINFORM']</text:p>
      <text:p text:style-name="P4">
Time: 2023-03-31T36:00:00-04:00</text:p>
      <text:p text:style-name="P4">
Description: One of the new ones from the svіtі post -post -algrades is the American Companion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tochka_1.jpg" text:style-name="Internet_20_link" text:visited-style-name="Visited_20_Internet_20_Link">
tochka_1.jpg</text:a>
']</text:p>
      <text:p text:style-name="P4">
Tags: ['STOPRUSSIA', 'АГРЕСІЯ РФ', 'ВТОРГНЕННЯ РФ', 'ЕКОНОМІКА РФ', 'КРАХ РОСІЙСЬКОЇ ЕКОНОМІКИ', 'СЛУЖБА ЗОВНІШНЬОЇ РОЗВІДКИ УКРАЇНИ']</text:p>
      <text:p text:style-name="P4">
Category: News</text:p>
      <!--METADATA-->
      <text:p text:style-name="P4">
<draw:frame draw:style-name="fr1" draw:name="Image257" text:anchor-type="as-char" svg:width="6.9236in" svg:height="4.519361in" draw:z-index="0">
<draw:image xlink:href="../Images/AРМІЯINFORM/2023-03-31T36-00-00-04-00/tochka_1.jpg" xlink:type="simple" xlink:show="embed" xlink:actuate="onLoad" draw:mime-type="image/jpeg"/>
</draw:frame>
One of the world's largest agricultural suppliers, the US Cargill, which was part of the top 10 exporters of Russian grain, will stop exporting grain from the Russian Federation next agricultural year(July 12023 - June 30 2024).</text:p>
      <text:p text:style-name="P4">
Австрійські інвестори вимагають від банківської групи Raiffeisen BankInternational під час загальних зборів зробити чіткі заяви щодо подальшої долібізнесу в росії.</text:p>
      <text:p text:style-name="P4">
уряд рф всіляко намагається завадити іноземним компаніям позбутися бізнесу наросії та додатково нажитися на їхньому капіталі: останнім рішенням є вимогасплати до російського бюджету 10 % вартості активів компаній, оцінених під часпродажу.</text:p>
      <text:p text:style-name="P4">
Видобуток газу на найбільших родовищах західного сибіру впаде на третину до2040 року через виснаження запасів, що легко видобуваються, попередив урядглава міненерго ніколай шульгінов. До 2040 року показник видобутку газу внадим-пур-тазовському регіоні ямало-ненецького автономного округу скоротитьсядо 255 млрд. За даними росстату, 2022 року в росії було видобуто близько 672млрд кубометрів газу. З урахуванням прогнозу шульгінова щодо падіння видобуткув янао, загальний показник може впасти до 460 млрд куб. м, або більш як на 30%. При цьому обсяг внутрішнього споживання газу в росії становить 470 млрд.куб. м, як раніше оцінював віце-прем’єр алєксандр новак. Таким чином, росіяможе не мати вільних обсягів для експорту. Падіння видобутку на 30 % можепризвести до скорочення надходжень до бюджету на 1 трлн руб.</text:p>
      <text:p text:style-name="P4">
Продажі на рф мобільних пристроїв (headphones, "smart" watches, fitness trackers)The first quarter will decrease by 20 %. The number of counterfeit devices that began last summer is caused by Russia. The technique of little -known manufacturers has occupied almost half of Russia, some electronics stores recognize its visual similarity to the production of well -known foreign brands, but warn that it is only a "replica". There is also a high risk that devices designed for other countries will not work in Russia or will be switched off later.Non-profit organization "Rosian System Dumping" during the checking of well-known network restaurants of Japanese cuisine, shops, retail networks of premium-classes found a 40 % of E. coli in 40 % of products, as well as a listeriabacterium, which can cause listeriosis.</text:p>
      <text:p text:style-name="P4">
In the fourth quarter of 2022, the net profit of the Russian Lenta Hypermarkets by international standards of financial reporting was 95 % - up to 207 million rubles; According to the results of the year, 64.5 % - up to 4.85mlrd rubles.</text:p>
      <text:p text:style-name="P4">
Students of the Moscow Physics and Technical University are forced to teach Chinese as mandatory. From the curriculum excluded Spanish, German Tafntzuz. Instead, students are offered two hours of English. The press service of the university stated that graduates should rely in their scientific and research work on the latest scientific publications, 27 % of which are written in Chinese. In addition, universities intend to teach students to read technical documentation, which is increasingly present in the Russian Federation in Chinese.</text:p>
      <text:p text:style-name="P4">
The Director of the Federal Service, Ispolnia, ordered Zheyev sent an official leaflet to the head of the Rosttek corporation, proposing the convicts for the production of production and providing various services for the needs of the military-industrial complex. At the same time, the Tambov Bakery began the production of drones for the need for the occupation troops of the Russian Federation, which are fighting in Ukraine.</text:p>
      <text:p text:style-name="P4">
On the so-called "eastern landfill", which include Krasnoyarsk, Extreme Siberian, Transbaikal and Dalnevosta Railways of Russia, introduced levels of priority of cargo transportation: military cargo, loading of emergency conditions, cargo on behalf of Putin and coal. Oil and gas companies complain of "systematic difficulties" in the organization of transportation, which leads to the disruption of supply of raw materials to consumers, and ask the government to add them to the fourth group of sequence of transportation.</text:p>
      <text:p text:style-name="P4">
Russian mobile operators are going to abolish roaming Izakhstan, Kyrgyza and Armenia.</text:p>
      <text:p text:style-name="P4">
Source: <text:a xlink:type="simple" xlink:href="https://szru.gov.ua/news-media/publications/300323-ukraina-i-svit--proty-rosiiskoi-ahresii-sanktsii-v-dii" text:style-name="Internet_20_link" text:visited-style-name="Visited_20_Internet_20_Link">
external intelligence service of Ukraine</text:a>
</text:p>
      <text:p text:style-name="P4">
News Source: <text:a xlink:type="simple" xlink:href="https://armyinform.com.ua/2023/03/31/rosijska-parodiya-na-mcdonalds-vyyavylasya-zbytkovoyu-u-pershyj-zhe-rik-roboty/" text:style-name="Internet_20_link" text:visited-style-name="Visited_20_Internet_20_Link">
https://armyinform.com.ua/2023/03/31/rosijska-parodiya-na-mcdonalds-vyyavylasya-zbytkovoyu-u-pershyj-zhe-rik-roboty/</text:a>
</text:p>
      <!--NEWS-->
      <text:h text:style-name="P10" text:outline-level="1">
<text:span text:style-name="T4">
The Cabinet approved the provision of business grants from the territories of possible hostilities</text:span>
</text:h>
      <text:p text:style-name="P4">
Author: ['АРМІЯINFORM']</text:p>
      <text:p text:style-name="P4">
Time: 2023-03-31T37:00:00-04:00</text:p>
      <text:p text:style-name="P4">
Description: The detachment is clarifying the criteria Voznutsky Osіb, yaki May, the right to file a statement to Otromane Grant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6/fejk-groshi-1.jpg" text:style-name="Internet_20_link" text:visited-style-name="Visited_20_Internet_20_Link">
fejk-groshi-1.jpg</text:a>
']</text:p>
      <text:p text:style-name="P4">
Tags: ['STOPRUSSIA', 'АГРЕСІЯ РФ', 'ВТОРГНЕННЯ РФ', 'МІНРЕІНТЕГРАЦІЇ']</text:p>
      <text:p text:style-name="P4">
Category: News</text:p>
      <!--METADATA-->
      <text:p text:style-name="P4">
<draw:frame draw:style-name="fr1" draw:name="Image258" text:anchor-type="as-char" svg:width="6.9236in" svg:height="4.33302in" draw:z-index="0">
<draw:image xlink:href="../Images/AРМІЯINFORM/2023-03-31T37-00-00-04-00/fejk-groshi-1.jpg" xlink:type="simple" xlink:show="embed" xlink:actuate="onLoad" draw:mime-type="image/jpeg"/>
</draw:frame>
The government has clarified the criteria for determining persons who have the right to apply for grants to create or develop their own business.</text:p>
      <text:p text:style-name="P4">
About it <text:a xlink:type="simple" xlink:href="https://minre.gov.ua/2023/03/30/kabmin-shvalyv-nadannya-grantiv-biznesu-z-terytorij-mozhlyvyh-bojovyh-dij/" text:style-name="Internet_20_link" text:visited-style-name="Visited_20_Internet_20_Link">
reports</text:a>
Ministry of Reintegration of Temporarily Occupied Territories of Ukraine.</text:p>
      <text:p text:style-name="P4">
The corresponding changes were developed by the Ministry of Economy on the initiative of immune -reintegration. From now on, business entities from the territories of possible combatants will also be able to claim grants.</text:p>
      <text:p text:style-name="P4">
For example, such territories include a large part of Kharkiv region, but at the same time there is no economic and business activity.</text:p>
      <text:p text:style-name="P4">
Restrictions on submission of the application are provided only for entities that are conducted in the temporarily occupied territories of active hostilities, for which the date of completion or hostilities is not determined in accordance with the Ministry of reintegration order.</text:p>
      <text:p text:style-name="P4">
<text:span text:style-name="T4">
 Adopted changes concern the following state programs: </text:span>
</text:p>
      <ul>
        <li>
providing micro -grants for the creation or development of their own business; * providing grants for the creation or development of gardening, berry and viticulture; * grant grants for the creation or development of a greenhouse.</li>
      </ul>
      <text:p text:style-name="P4">
In addition, the Cabinet of Ministers has approved the procedure for granting participants in hostilities, persons with disabilities as a result of war and their families. Depending on the number of employees employees, veterans will be able to receive grant in the amount of 250 thousand to 1 million hryvnias. This is to promote new jobs both among internally displaced persons, and is interpreted by veterans.</text:p>
      <text:p text:style-name="P4">
News Source: <text:a xlink:type="simple" xlink:href="https://armyinform.com.ua/2023/03/31/kabmin-shvalyv-nadannya-grantiv-biznesu-z-terytorij-mozhlyvyh-bojovyh-dij/" text:style-name="Internet_20_link" text:visited-style-name="Visited_20_Internet_20_Link">
https://armyinform.com.ua/2023/03/31/kabmin-shvalyv-nadannya-grantiv-biznesu-z-terytorij-mozhlyvyh-bojovyh-dij/</text:a>
</text:p>
      <!--NEWS-->
      <text:h text:style-name="P10" text:outline-level="1">
<text:span text:style-name="T4">
The Center for Combating Misinformation revealed manipulations that were spread by the occupiers during the day</text:span>
</text:h>
      <text:p text:style-name="P4">
Author: ['АРМІЯINFORM']</text:p>
      <text:p text:style-name="P4">
Time: 2023-03-31T38:00:00-04:00</text:p>
      <text:p text:style-name="P4">
Description: The Center for the Wizin -Formati Viyaviv, the Proceeds on 03/30/2023 Porpanthi sewed: fak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336794006_763070498543766_3832786597724948784_n.jpg" text:style-name="Internet_20_link" text:visited-style-name="Visited_20_Internet_20_Link">
336794006_763070498543766_3832786597724948784_n.jpg</text:a>
']</text:p>
      <text:p text:style-name="P4">
Tags: ['ДЕЗІНФОРМАЦІЯ', 'РОСІЙСЬКІ ФЕЙКИ', 'ФЕЙКИ РФ', 'ЦЕНТР ПРОТИДІЇ ДЕЗІНФОРМАЦІЇ']</text:p>
      <text:p text:style-name="P4">
Category: News</text:p>
      <!--METADATA-->
      <text:p text:style-name="P4">
<draw:frame draw:style-name="fr1" draw:name="Image259" text:anchor-type="as-char" svg:width="6.9236in" svg:height="5.683122in" draw:z-index="0">
<draw:image xlink:href="../Images/AРМІЯINFORM/2023-03-31T38-00-00-04-00/336794006_763070498543766_3832786597724948784_n.jpg" xlink:type="simple" xlink:show="embed" xlink:actuate="onLoad" draw:mime-type="image/jpeg"/>
</draw:frame>
The Center for Combating Misinformation found that during 30.03.2023 the invaders spread:</text:p>
      <text:p text:style-name="P4">
<text:span text:style-name="T4">
 fake </text:span>
</text:p>
      <text:p text:style-name="P4">
"In Kiev, they ignore the security issues of Zaporizhzhya NPP and are ready to bring a concealment to their political ambitions," - said the Deputy of the Foreign Ministry of the Russian Foreign Ministry.</text:p>
      <text:p text:style-name="P4">
<text:span text:style-name="T4">
 misinformation </text:span>
</text:p>
      <text:p text:style-name="P4">
Lugansk collaborator A. Marochko stated that “Ukraine has transferred under the bakhmutversion-reconnaissance groups, dressed in the form of the Armed Forces of the Russian Federation. … Under character, they perform separate tasks of the headquarters, and are used as groups of speedy response. ”</text:p>
      <text:p text:style-name="P4">
<text:span text:style-name="T4">
 Manipulation </text:span>
</text:p>
      <text:p text:style-name="P4">
Commenting on the termination of the lease of the Kiev-Pechersk Lavra, the spokeswoman of the Ministry of Foreign Affairs of the RFM. Zakharov stated: “The Kiev regime continues the attack on the canonical orthodox. Zelensky and other Ukrainian God -breakingmen are not interested in questions, they are managed solely by the desire of personal enrichment. … This is a arbitrariness that is supported by the US and Constantinople. Such actions immerse Ukraine of the Middle Ages in the worst sense of the word. "</text:p>
      <text:p text:style-name="P4">
News Source: <text:a xlink:type="simple" xlink:href="https://armyinform.com.ua/2023/03/31/czentr-protydiyi-dezinformacziyi-vyyavyv-yaki-manipulyacziyi-okupanty-poshyryly-30-bereznya/" text:style-name="Internet_20_link" text:visited-style-name="Visited_20_Internet_20_Link">
https://armyinform.com.ua/2023/03/31/czentr-protydiyi-dezinformacziyi-vyyavyv-yaki-manipulyacziyi-okupanty-poshyryly-30-bereznya/</text:a>
</text:p>
      <!--NEWS-->
      <text:h text:style-name="P10" text:outline-level="1">
<text:span text:style-name="T4">
On Belarus, the next anti -record was recorded by the number of employed in the economy</text:span>
</text:h>
      <text:p text:style-name="P4">
Author: ['АРМІЯINFORM']</text:p>
      <text:p text:style-name="P4">
Time: 2023-03-31T39:00:00-04:00</text:p>
      <text:p text:style-name="P4">
Description: The US Congress has a new law on democrates, sovereignty is the right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lukashenko-breshe.jpg" text:style-name="Internet_20_link" text:visited-style-name="Visited_20_Internet_20_Link">
lukashenko-breshe.jpg</text:a>
']</text:p>
      <text:p text:style-name="P4">
Tags: ['STOPRUSSIA', 'АГРЕСІЯ РФ', 'БІЛОРУСЬ', 'ВТОРГНЕННЯ РФ']</text:p>
      <text:p text:style-name="P4">
Category: News</text:p>
      <!--METADATA-->
      <text:p text:style-name="P4">
<draw:frame draw:style-name="fr1" draw:name="Image260" text:anchor-type="as-char" svg:width="6.9236in" svg:height="4.3161in" draw:z-index="0">
<draw:image xlink:href="../Images/AРМІЯINFORM/2023-03-31T39-00-00-04-00/lukashenko-breshe.jpg" xlink:type="simple" xlink:show="embed" xlink:actuate="onLoad" draw:mime-type="image/jpeg"/>
</draw:frame>
The US Congress is developing a new law on democracy, sovereignty of human and human sovereignty in Belarus. The updating of the law will allow the help of the Belarusian democratic movement and civil society more efficient.</text:p>
      <text:p text:style-name="P4">
Latvian State Company Latvijas Dzelzceļš(Latvian Railway)She introduced an indefinite ban on the transportation of all cargoes in the Belzhd wagon park. It applies to both loaded and empty rods, as well as those who rent to other carriers. They will now be reached in Latvia.</text:p>
      <text:p text:style-name="P4">
The Lithuanian Sejm Committee on National Security and Defense has updated the draft law on military aggression against Ukraine. Among others, the Prohibition for the Prohibition of Tarosia for the importation of Ukrainian hryvnias into Lithuania was included in the project. Earlier, the Lithuanian services recorded an increase in cash flows of Ukrainian currency from Belarus Tarosia. They believe that money can be stolen in Ukraine during combatants, and now they are trying to legalize in Lithuania.</text:p>
      <text:p text:style-name="P4">
In February, Belarus was in the first place in rising prices in the annual agricultural products among Eurasian countries, which by February last year increased by 19.7 %. For comparison: in Armenia in annual terms, prices increased by 8.4 %, in Kazakhstan - by 7.3 %.</text:p>
      <text:p text:style-name="P4">
According to Belstat, the next anti -record in Belarus was recorded in the number of dose in the economy. In February there were 4 million 172.4 thousand people. The earlier figure was recorded in December last year. To this number of employees in the economy, below the mark of 4 million 180 thousand people were not opped. On March 28, a total of 105.6 thousand workers are not enough in the country</text:p>
      <text:p text:style-name="P4">
On the basis of the decision of the Council of Ministers of Belarus, the Ministry of Defense in 2023 for a military meeting of 9 thousand military people.</text:p>
      <text:p text:style-name="P4">
Source: <text:a xlink:type="simple" xlink:href="https://szru.gov.ua/news-media/publications/300323-ukraina-i-svit--proty-rosiiskoi-ahresii-sanktsii-v-dii" text:style-name="Internet_20_link" text:visited-style-name="Visited_20_Internet_20_Link">
external intelligence service of Ukraine</text:a>
</text:p>
      <text:p text:style-name="P4">
News Source: <text:a xlink:type="simple" xlink:href="https://armyinform.com.ua/2023/03/31/na-bilorusi-zafiksuvaly-chergovyj-antyrekord-za-kilkistyu-zajnyatyh-v-ekonomiczi/" text:style-name="Internet_20_link" text:visited-style-name="Visited_20_Internet_20_Link">
https://armyinform.com.ua/2023/03/31/na-bilorusi-zafiksuvaly-chergovyj-antyrekord-za-kilkistyu-zajnyatyh-v-ekonomiczi/</text:a>
</text:p>
      <!--NEWS-->
      <text:h text:style-name="P10" text:outline-level="1">
<text:span text:style-name="T4">
The efforts of the Russian Federation to attach Ukrainians to the so -called "humanitarian" missions - another act of hostile propaganda</text:span>
</text:h>
      <text:p text:style-name="P4">
Author: ['АРМІЯINFORM']</text:p>
      <text:p text:style-name="P4">
Time: 2023-03-31T40:00:00-04:00</text:p>
      <text:p text:style-name="P4">
Description: Dezhava-Agresorkoy I was so painted by the “Humanitarian” on their own Teritor,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1/koordshtab.jpg" text:style-name="Internet_20_link" text:visited-style-name="Visited_20_Internet_20_Link">
koordshtab.jpg</text:a>
']</text:p>
      <text:p text:style-name="P4">
Tags: ['STOPRUSSIA', 'АГРЕСІЯ РФ', 'ВТОРГНЕННЯ РФ', 'КООРДИНАЦІЙНИЙ ШТАБ']</text:p>
      <text:p text:style-name="P4">
Category: News</text:p>
      <!--METADATA-->
      <text:p text:style-name="P4">
<draw:frame draw:style-name="fr1" draw:name="Image261" text:anchor-type="as-char" svg:width="6.9236in" svg:height="5.971605in" draw:z-index="0">
<draw:image xlink:href="../Images/AРМІЯINFORM/2023-03-31T40-00-00-04-00/koordshtab.jpg" xlink:type="simple" xlink:show="embed" xlink:actuate="onLoad" draw:mime-type="image/jpeg"/>
</draw:frame>
Dezhava-Aggressor began to initiate the so-called "humanitarian measures" on its own the works, which announces the participation of Ukrainian officials, including the representatives of the coordination headquarters on the management of prisoners of war.</text:p>
      <text:p text:style-name="P4">
About it <text:a xlink:type="simple" xlink:href="https://koordshtab.gov.ua/archive/1295" text:style-name="Internet_20_link" text:visited-style-name="Visited_20_Internet_20_Link">
informs</text:a>
Coordination headquarters of prisoners of war.</text:p>
      <text:p text:style-name="P4">
Information on participation in any eye or correspondence events initiated by the Russian side, representatives of Ukraine is not true. Such anons and statements are intended to discredit Ukrainian officials.</text:p>
      <text:p text:style-name="P4">
Similar provocations are a form of enemy IPSO. Under the cover of a humane goal, they are really called to duplicate the work of international organizations that the aggressor country does not allow the places of keeping prisoners and civilian hostages, and the deported children.</text:p>
      <text:p text:style-name="P4">
We urge the Russian side to fulfill the Geneva Conventions, to ensure the refined and complete access of representatives of the International Committee of the Chervonoro -Rrest to the places of detention, not to engage in pseudo -initiatives for the purpose of propaganda.</text:p>
      <text:p text:style-name="P4">
The work that the coordination headquarters conducts to liberate all our citizens of provocative captivity is carried out in a closed mode and does not involve the participation in this process of unparalleled persons.</text:p>
      <text:p text:style-name="P4">
The efforts of representatives of the aggressor state to attach Ukrainians to the so-called "humanitarian" measures or missions are only another act of Russian propaganda.</text:p>
      <text:p text:style-name="P4">
News Source: <text:a xlink:type="simple" xlink:href="https://armyinform.com.ua/2023/03/31/namagannya-rf-doluchyty-ukrayincziv-do-tak-zvanyh-gumanitarnyh-misij-chergovyj-akt-vorozhoyi-propagandy/" text:style-name="Internet_20_link" text:visited-style-name="Visited_20_Internet_20_Link">
https://armyinform.com.ua/2023/03/31/namagannya-rf-doluchyty-ukrayincziv-do-tak-zvanyh-gumanitarnyh-misij-chergovyj-akt-vorozhoyi-propagandy/</text:a>
</text:p>
      <!--NEWS-->
      <text:h text:style-name="P10" text:outline-level="1">
<text:span text:style-name="T4">
Our warriors have repelled over 80 enemy attacks during the day</text:span>
</text:h>
      <text:p text:style-name="P4">
Author: ['АРМІЯINFORM']</text:p>
      <text:p text:style-name="P4">
Time: 2023-03-31T41:00:00-04:00</text:p>
      <text:p text:style-name="P4">
Description: At the Teritarian, Bilorus Trivay, come in fighting Pidogotovka PIDROZHIV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1/zsu-1.jpg" text:style-name="Internet_20_link" text:visited-style-name="Visited_20_Internet_20_Link">
zsu-1.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262" text:anchor-type="as-char" svg:width="6.9236in" svg:height="3.894525in" draw:z-index="0">
<draw:image xlink:href="../Images/AРМІЯINFORM/2023-03-31T41-00-00-04-00/zsu-1.jpg" xlink:type="simple" xlink:show="embed" xlink:actuate="onLoad" draw:mime-type="image/jpeg"/>
</draw:frame>
** 🔥I</text:p>
      <text:p text:style-name="P4">
In the territory of the Republic of Belarus there are measures of combat training of units of territorial troops of the Armed Forces of the Russian Federation. The opponent precisely to maintain military presence in the border areas of the Kursk Tabelgorod regions.</text:p>
      <text:p text:style-name="P4">
About it on Facebook <text:a xlink:type="simple" xlink:href="https://www.facebook.com/GeneralStaff.ua/posts/pfbid0WXsJZroUpoxWQgybrgHzchfP1GcEYcwE8nsYzFoM4pYWAWnzzz3gqho9UoZJKVRvl" text:style-name="Internet_20_link" text:visited-style-name="Visited_20_Internet_20_Link">
reports</text:a>
The General Staff of the Armed Forces.</text:p>
      <text:p text:style-name="P4">
“The enemy focuses on the main efforts on the offensive actions of the Nazupyansky, Lyman, Bakhmut, Avdiivsky and Marinskaya. The units of the Defense Forces of Ukraine reflected more than 80 enemy attacks. Bigorivka, Bakhmut, Avdiivka and Marinka settlements remain vegetables of hostilities, ”the message reads.</text:p>
      <text:p text:style-name="P4">
News Source: <text:a xlink:type="simple" xlink:href="https://armyinform.com.ua/2023/03/31/nashi-voyiny-protyagom-doby-vidbyly-ponad-80-vorozhyh-atak/" text:style-name="Internet_20_link" text:visited-style-name="Visited_20_Internet_20_Link">
https://armyinform.com.ua/2023/03/31/nashi-voyiny-protyagom-doby-vidbyly-ponad-80-vorozhyh-atak/</text:a>
</text:p>
      <!--NEWS-->
      <text:h text:style-name="P10" text:outline-level="1">
<text:span text:style-name="T4">
The Defense Forces of Ukraine neutralized 9 hostile UAV "Shahaned-136"</text:span>
</text:h>
      <text:p text:style-name="P4">
Author: ['АРМІЯINFORM']</text:p>
      <text:p text:style-name="P4">
Time: 2023-03-31T42:00:00-04:00</text:p>
      <text:p text:style-name="P4">
Description: At the Kurkiyansky Ta Limanskoye, Vorog VIV is unsuccessful advancing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ataka-droniv-1.jpg" text:style-name="Internet_20_link" text:visited-style-name="Visited_20_Internet_20_Link">
ataka-droniv-1.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263" text:anchor-type="as-char" svg:width="6.9236in" svg:height="3.894525in" draw:z-index="0">
<draw:image xlink:href="../Images/AРМІЯINFORM/2023-03-31T42-00-00-04-00/ataka-droniv-1.jpg" xlink:type="simple" xlink:show="embed" xlink:actuate="onLoad" draw:mime-type="image/jpeg"/>
</draw:frame>
Shahamed type UAV. Illustrative Photo <text:span text:style-name="T4">
 🔥 The Situation of Russian Completion </text:span>
</text:p>
      <text:p text:style-name="P4">
In the Kupyansk and Liman directions, the enemy led unsuccessful offensive activities of the areas of Stelmakhivka, Kuzmin and Berestov. Artillery shear was a two -year -old, Western, two -year, Masyutivka, Sinkivka Kupyansk Ikrohmal Kharkiv region; Novoselovskoye, Nevskoye and Bigoriv Kalugansk region, as well as Rozdolivka, wells, Torke, Siversk and supplied to Donetsk region.</text:p>
      <text:p text:style-name="P4">
About it on Facebook <text:a xlink:type="simple" xlink:href="https://www.facebook.com/GeneralStaff.ua/posts/pfbid0WXsJZroUpoxWQgybrgHzchfP1GcEYcwE8nsYzFoM4pYWAWnzzz3gqho9UoZJKVRvl" text:style-name="Internet_20_link" text:visited-style-name="Visited_20_Internet_20_Link">
reports</text:a>
The General Staff of the Armed Forces.</text:p>
      <text:p text:style-name="P4">
“The enemy continues to ignore the laws and customs of war, uses the tactics of terrorist correspondence of the civilian citizens of our country. At night, with the use of the S-300-projector, 9 rocket launchers were made on the civilian infrastructure of the cities. For the task of aviation strikes, he used 10 shock UAVs of the Shahhed-136, 9 of them destroyed our defenders, ”the consolidation reports.</text:p>
      <text:p text:style-name="P4">
News Source: <text:a xlink:type="simple" xlink:href="https://armyinform.com.ua/2023/03/31/syly-oborony-ukrayiny-zneshkodyly-9-vorozhyh-bpla-shahed-136/" text:style-name="Internet_20_link" text:visited-style-name="Visited_20_Internet_20_Link">
https://armyinform.com.ua/2023/03/31/syly-oborony-ukrayiny-zneshkodyly-9-vorozhyh-bpla-shahed-136/</text:a>
</text:p>
      <!--NEWS-->
      <text:h text:style-name="P10" text:outline-level="1">
<text:span text:style-name="T4">
Ukrainian artillerymen struck the management point and 6 areas of focus of enemy</text:span>
</text:h>
      <text:p text:style-name="P4">
Author: ['АРМІЯINFORM']</text:p>
      <text:p text:style-name="P4">
Time: 2023-03-31T43:00:00-04:00</text:p>
      <text:p text:style-name="P4">
Description: At the Bakhmut State, the Vorog is a sway of the assault on the Mista Bakhmut our zahisniki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264" text:anchor-type="as-char" svg:width="6.9236in" svg:height="3.80798in" draw:z-index="0">
<draw:image xlink:href="../Images/AРМІЯINFORM/2023-03-31T43-00-00-04-00/raketni-vijska-ta-artyleriya-nazemnyh-ugrupovan-vijsk.jpg" xlink:type="simple" xlink:show="embed" xlink:actuate="onLoad" draw:mime-type="image/jpeg"/>
</draw:frame>
Illustrative Photo <text:span text:style-name="T4">
 🔥 The situation of the Russian invasion </text:span>
</text:p>
      <text:p text:style-name="P4">
In the Bakhmut direction, the enemy continues the assault actions of the city of Bakhmut, our organizations repelled 22 attacks. At the same time, the enemy led unsuccessful offensive in the area of Orikhovo-Vasylivka of Donetsk region.</text:p>
      <text:p text:style-name="P4">
About it on Facebook <text:a xlink:type="simple" xlink:href="https://www.facebook.com/GeneralStaff.ua/posts/pfbid0WXsJZroUpoxWQgybrgHzchfP1GcEYcwE8nsYzFoM4pYWAWnzzz3gqho9UoZJKVRvl" text:style-name="Internet_20_link" text:visited-style-name="Visited_20_Internet_20_Link">
reports</text:a>
The General Staff of the Armed Forces.</text:p>
      <text:p text:style-name="P4">
“Aviation of defense forces over the past day has struck 6 strokes in the areas of concentration. And the departments of rocket troops and artillery struck 1 punctuation, 6 areas of concentration of the enemy's live power, 2 warehouses of ammunition and 2 warehouses of fuel and lubricants, ”the message reads.</text:p>
      <text:p text:style-name="P4">
News Source: <text:a xlink:type="simple" xlink:href="https://armyinform.com.ua/2023/03/31/ukrayinski-artylerysty-vrazyly-punkt-upravlinnya-ta-6-rajoniv-zoseredzhennya-protyvnyka/" text:style-name="Internet_20_link" text:visited-style-name="Visited_20_Internet_20_Link">
https://armyinform.com.ua/2023/03/31/ukrayinski-artylerysty-vrazyly-punkt-upravlinnya-ta-6-rajoniv-zoseredzhennya-protyvnyka/</text:a>
</text:p>
      <!--NEWS-->
      <text:h text:style-name="P10" text:outline-level="1">
<text:span text:style-name="T4">
Ukraine presented an updated guide for veterans "invisible consequences of war"</text:span>
</text:h>
      <text:p text:style-name="P4">
Author: ['АРМІЯINFORM']</text:p>
      <text:p text:style-name="P4">
Time: 2023-03-31T44:00:00-04:00</text:p>
      <text:p text:style-name="P4">
Description: Dovidnik Bulo PID was prepared by 2020 Rotski NATO ZVISKOVOKOVA Kar'ri on ... War with Ukraine 2022, War with Ukraine Latest news today, News War with Ukraine 2022 Last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2/630_360_1462927657-8164.jpg" text:style-name="Internet_20_link" text:visited-style-name="Visited_20_Internet_20_Link">
630_360_1462927657-8164.jpg</text:a>
']</text:p>
      <text:p text:style-name="P4">
Tags: ['ВЕТЕРАНИ', 'МІНВЕТЕРАНІВ', 'ПТСР']</text:p>
      <text:p text:style-name="P4">
Category: News</text:p>
      <!--METADATA-->
      <text:p text:style-name="P4">
<draw:frame draw:style-name="fr1" draw:name="Image265" text:anchor-type="as-char" svg:width="6.9236in" svg:height="3.954686in" draw:z-index="0">
<draw:image xlink:href="../Images/AРМІЯINFORM/2023-03-31T44-00-00-04-00/630_360_1462927657-8164.jpg" xlink:type="simple" xlink:show="embed" xlink:actuate="onLoad" draw:mime-type="image/jpeg"/>
</draw:frame>
The directory was prepared in 2020 by the NATO's Curricular Career Program to NATO Civilian Office in Ukraine as part of the building of the Ministry of Veterans of Ukraine. In view of the practical benefit and relevance of the directory, in 2023 it was published in response to numerous requests of doctors, social and social employees, members of public and volunteer organizations, which are baked by veterans at different stages of their restoration.</text:p>
      <text:p text:style-name="P4">
About it <text:a xlink:type="simple" xlink:href="https://mva.gov.ua/ua/news/minveteraniv-prezentuye-onovlenij-pislya-shirokomasshtabnoyi-agresiyi-rf-dovidnik-nevidimi-naslidki-vijni" text:style-name="Internet_20_link" text:visited-style-name="Visited_20_Internet_20_Link">
reports</text:a>
Ministry of Veterans of Ukraine.</text:p>
      <text:p text:style-name="P4">
The publication is prepared on the basis of practical experience in working with veterans of their families, generalization of scientific work and international experience, devoted to various aspects of working with trauma and its consequences. This <text:a xlink:type="simple" xlink:href="https://mva.gov.ua/storage/app/sites/1/uploaded-files/%D0%9D%D0%B5%D0%B2%D0%B8%D0%B4%D0%B8%D0%BC%D1%96%20%D0%BD%D0%B0%D1%81%D0%BB%D1%96%D0%B4%D0%BA%D0%B8%20%D0%B2%D1%96%D0%B9%D0%BD%D0%B8%202023.pdf" text:style-name="Internet_20_link" text:visited-style-name="Visited_20_Internet_20_Link">
manual</text:a>
It is a useful and effective tool that, in an accessible form, gives step -by -step instructions and recommendations for identifying and overcoming the consequences of PTSD and other non -negative psychological conditions in persons who have undergone war.</text:p>
      <text:p text:style-name="P4">
News Source: <text:a xlink:type="simple" xlink:href="https://armyinform.com.ua/2023/03/31/v-ukrayini-prezentuvaly-onovlenyj-dovidnyk-dlya-veteraniv-nevydymi-naslidky-vijny/" text:style-name="Internet_20_link" text:visited-style-name="Visited_20_Internet_20_Link">
https://armyinform.com.ua/2023/03/31/v-ukrayini-prezentuvaly-onovlenyj-dovidnyk-dlya-veteraniv-nevydymi-naslidky-vijny/</text:a>
</text:p>
      <!--NEWS-->
      <text:h text:style-name="P10" text:outline-level="1">
<text:span text:style-name="T4">
Defense forces eliminated nearly 500 invaders in a day, destroyed 5 tanks and 9 UAVs</text:span>
</text:h>
      <text:p text:style-name="P4">
Author: ['АРМІЯINFORM']</text:p>
      <text:p text:style-name="P4">
Time: 2023-03-31T45:00:00-04:00</text:p>
      <text:p text:style-name="P4">
Description: Zagalni Boyov, Find the enemy on 02.24.22 to 03/31/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vtraty_03-31-2023-scaled.jpg" text:style-name="Internet_20_link" text:visited-style-name="Visited_20_Internet_20_Link">
vtraty_03-31-2023-scaled.jpg</text:a>
']</text:p>
      <text:p text:style-name="P4">
Tags: ['ВТРАТИ ВОРОГА', 'ГШ ЗС УКРАЇНИ']</text:p>
      <text:p text:style-name="P4">
Category: News</text:p>
      <!--METADATA-->
      <text:p text:style-name="P4">
<draw:frame draw:style-name="fr1" draw:name="Image266" text:anchor-type="as-char" svg:width="6.9236in" svg:height="6.975527in" draw:z-index="0">
<draw:image xlink:href="../Images/AРМІЯINFORM/2023-03-31T45-00-00-04-00/vtraty_03-31-2023-scaled.jpg" xlink:type="simple" xlink:show="embed" xlink:actuate="onLoad" draw:mime-type="image/jpeg"/>
</draw:frame>
The total fighting loss of the enemy from 24.02.22 to 31.03.23 will be orientated:</text:p>
      <text:p text:style-name="P4">
<text:span text:style-name="T4">
<text:span text:style-name="T5">
 Personnel - </text:span>
* 173360(+460)persons eliminated</text:span>
<text:span text:style-name="T5">
 tanks - </text:span>
<text:span text:style-name="T5">
 3615(+5)</text:span>
<text:span text:style-name="T4">
 combat armored vehicles - </text:span>
 6977(+3)<text:span text:style-name="T4">
<text:span text:style-name="T5">
 Artillery Systems - </text:span>
<text:span text:style-name="T5">
 2675(+4)</text:span>
 </text:span>
 RSZV - <text:span text:style-name="T4">
 526(0)</text:span>
<text:span text:style-name="T5">
 air defense means - </text:span>
<text:span text:style-name="T5">
 278(0)</text:span>
<text:span text:style-name="T4">
 aircraft - </text:span>
 306(0)<text:span text:style-name="T4">
<text:span text:style-name="T5">
 helicopters - </text:span>
* 291(0)</text:span>
<text:span text:style-name="T5">
 UAV Operative Tactical Level-</text:span>
<text:span text:style-name="T5">
 2248(+9)</text:span>
<text:span text:style-name="T4">
 Winged missiles - </text:span>
 911(0)<text:span text:style-name="T4">
<text:span text:style-name="T5">
 ships / boats - </text:span>
* 18(0)</text:span>
<text:span text:style-name="T5">
 Automobile equipment and tanks - </text:span>
<text:span text:style-name="T5">
 5521(+3)</text:span>
<text:span text:style-name="T4">
 SPECIAL TECHANGE - </text:span>
 294(+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31.03.23.</text:p>
      <text:p text:style-name="P4">
News Source: <text:a xlink:type="simple" xlink:href="https://armyinform.com.ua/2023/03/31/syly-oborony-likviduvaly-za-dobu-majzhe-500-okupantiv-znyshhyly-5-tankiv-i-9-bpla/" text:style-name="Internet_20_link" text:visited-style-name="Visited_20_Internet_20_Link">
https://armyinform.com.ua/2023/03/31/syly-oborony-likviduvaly-za-dobu-majzhe-500-okupantiv-znyshhyly-5-tankiv-i-9-bpla/</text:a>
</text:p>
      <!--NEWS-->
      <text:h text:style-name="P10" text:outline-level="1">
<text:span text:style-name="T4">
45 OSCE countries initiated the investigation into the abduction of Russian children - Dmytro Kuleba</text:span>
</text:h>
      <text:p text:style-name="P4">
Author: ['АРМІЯINFORM']</text:p>
      <text:p text:style-name="P4">
Time: 2023-03-31T46:00:00-04:00</text:p>
      <text:p text:style-name="P4">
Description: 45 powers-member of the organizing nonsense in єvropi (Obsn) Initziyu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dmytro-kuleba.jpg" text:style-name="Internet_20_link" text:visited-style-name="Visited_20_Internet_20_Link">
dmytro-kuleba.jpg</text:a>
']</text:p>
      <text:p text:style-name="P4">
Tags: ['STOPRUSSIA', 'ДМИТРО КУЛЕБА', 'ОБСЄ']</text:p>
      <text:p text:style-name="P4">
Category: News</text:p>
      <!--METADATA-->
      <text:p text:style-name="P4">
<draw:frame draw:style-name="fr1" draw:name="Image267" text:anchor-type="as-char" svg:width="6.9236in" svg:height="4.608521in" draw:z-index="0">
<draw:image xlink:href="../Images/AРМІЯINFORM/2023-03-31T46-00-00-04-00/dmytro-kuleba.jpg" xlink:type="simple" xlink:show="embed" xlink:actuate="onLoad" draw:mime-type="image/jpeg"/>
</draw:frame>
Dmytro Kuleba. Photo: Ministry of Foreign Affairs of Ukraine</text:p>
      <text:p text:style-name="P4">
45 Member States of the Organization for Security and Cooperation in Europe(OSCE)They initiated the use of the so -called Moscow mechanism for investigating the deportation of children with Russia -occupied territories of Ukraine.</text:p>
      <text:p text:style-name="P4">
About it <text:a xlink:type="simple" xlink:href="https://twitter.com/DmytroKuleba/status/1641472732591210497" text:style-name="Internet_20_link" text:visited-style-name="Visited_20_Internet_20_Link">
stated</text:a>
Foreign Minister Dmitry Kuleb on Twitter.</text:p>
      <text:p text:style-name="P4">
"I congratulate the initiation of 45 OSCE countries of the Moscow mechanism for solving the problem of violent movement of Ukrainian children by Russia," - reads the post.</text:p>
      <text:p text:style-name="P4">
He added that Ukraine needs decisive joint action to stop this genocidalistracy, bring the children back to Ukraine and ensure that the guilty references are brought.</text:p>
      <text:p text:style-name="P4">
News Source: <text:a xlink:type="simple" xlink:href="https://armyinform.com.ua/2023/03/31/45-krayin-obsye-inicziyuvaly-rozsliduvannya-shhodo-vykradennya-rf-ukrayinskyh-ditej-dmytro-kuleba/" text:style-name="Internet_20_link" text:visited-style-name="Visited_20_Internet_20_Link">
https://armyinform.com.ua/2023/03/31/45-krayin-obsye-inicziyuvaly-rozsliduvannya-shhodo-vykradennya-rf-ukrayinskyh-ditej-dmytro-kuleba/</text:a>
</text:p>
      <!--NEWS-->
      <text:h text:style-name="P10" text:outline-level="1">
<text:span text:style-name="T4">
Alexei Reznikov met with the EU Committee on Policy and Security Committee</text:span>
</text:h>
      <text:p text:style-name="P4">
Author: ['АРМІЯINFORM']</text:p>
      <text:p text:style-name="P4">
Time: 2023-03-31T47:00:00-04:00</text:p>
      <text:p text:style-name="P4">
Description: Miniter defense of Ukraine Oleki Reznikov 30 birch marks Zustych Iz delegation Komiz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02268487acec2e032776e04a4000815559e4250b.jpg" text:style-name="Internet_20_link" text:visited-style-name="Visited_20_Internet_20_Link">
02268487acec2e032776e04a4000815559e4250b.jpg</text:a>
', '<text:a xlink:type="simple" xlink:href="https://armyinform.com.ua/wp-content/uploads/2023/03/cfa4c0ed4d5ac5fd03b6b5c43d9e5929e90aa108.jpg" text:style-name="Internet_20_link" text:visited-style-name="Visited_20_Internet_20_Link">
cfa4c0ed4d5ac5fd03b6b5c43d9e5929e90aa108.jpg</text:a>
', '<text:a xlink:type="simple" xlink:href="https://armyinform.com.ua/wp-content/uploads/2023/03/5a8072c006d1bf6914fb74904596ef5aa2677d8e.jpg" text:style-name="Internet_20_link" text:visited-style-name="Visited_20_Internet_20_Link">
5a8072c006d1bf6914fb74904596ef5aa2677d8e.jpg</text:a>
']</text:p>
      <text:p text:style-name="P4">
Tags: ['КОМІТЕТ ЄВРОПЕЙСЬКОГО СОЮЗУ', 'МІНІСТР ОБОРОНИ УКРАЇНИ ОЛЕКСІЙ РЕЗНІКОВ']</text:p>
      <text:p text:style-name="P4">
Category: News</text:p>
      <!--METADATA-->
      <text:p text:style-name="P4">
<draw:frame draw:style-name="fr1" draw:name="Image268" text:anchor-type="as-char" svg:width="6.9236in" svg:height="4.615733in" draw:z-index="0">
<draw:image xlink:href="../Images/AРМІЯINFORM/2023-03-31T47-00-00-04-00/02268487acec2e032776e04a4000815559e4250b.jpg" xlink:type="simple" xlink:show="embed" xlink:actuate="onLoad" draw:mime-type="image/jpeg"/>
</draw:frame>
On March 30, Minister of Defense of Ukraine Oleksiy Reznikov held a meeting with the Committee on Policy and Security on Choliiz, Chairman of the Committee, Ms. Dolphin Pronk.</text:p>
      <text:p text:style-name="P4">
About it <text:a xlink:type="simple" xlink:href="https://www.mil.gov.ua/news/2023/03/31/ukraina-%E2%80%93-klyuchovij-element-micznoi-sistemi-mizhnarodnoi-bezpekovoi-arhitekturi-oleksij-reznikov-delegaczii-komitetu-es-z-pitan-politiki-ta-bezpeki/" text:style-name="Internet_20_link" text:visited-style-name="Visited_20_Internet_20_Link">
informs</text:a>
Ministry of Defence Ukraine.</text:p>
      <text:p text:style-name="P4">
The Minister of Defense informed European partners about the current situation of the situation, in particular in the northern, eastern and southern directions. The attention will also be paid to assisting the Defense Forces of Ukraine by the EU and the preparation of Ukrainian servicemen abroad.</text:p>
      <text:p text:style-name="P4">
Alexei Reznikov thanked foreign partners for the fact that from the first days of Russian large -scale invasion, the European Union is solidarity in Ukraine and provides our country with comprehensive support and assistance in political, economic, military and humanitarian spheres.</text:p>
      <text:p text:style-name="P4">
<draw:frame draw:style-name="fr1" draw:name="Image269" text:anchor-type="as-char" svg:width="6.9236in" svg:height="4.615733in" draw:z-index="0">
<draw:image xlink:href="../Images/AРМІЯINFORM/2023-03-31T47-00-00-04-00/cfa4c0ed4d5ac5fd03b6b5c43d9e5929e90aa108.jpg" xlink:type="simple" xlink:show="embed" xlink:actuate="onLoad" draw:mime-type="image/jpeg"/>
</draw:frame>
- I am grateful to your countries for systematic support and work done. Due to the supply of Western weapons of the Armed Forces, they have success on the battlefield. However, we blink to a counter -offensive operation, so Ukraine needs, first and foremost, heavy equipment and prepared reserves. We are interested in conducting training of Ukrainian military at all levels: from the individual training of soldiers of collective training of brigade level units. I personally convinced that Ukrainian defenders and defenders have a high morale. I will confidently say that our boys and girls are ready to continue the fight for Ukraine, - said Alexei Reznikov.</text:p>
      <text:p text:style-name="P4">
The Minister of Defense stressed that Ukraine is expecting a future Vilnius Samitnato, which should testify that our state is not only a reliable partner, but also a country that has studied the Russian aggressor well and is able to fight it.</text:p>
      <ul>
        <li>
Russia is the main threat to NATO. And only Ukraine knows in practice how to start with the enemy of the entire civilized world. Therefore, the acquisition of our own members in the North Atlantic Alliance and the European Union is one of the key elements of a strong system of international security architecture, is the Ukrainian Defense Agency.</li>
      </ul>
      <text:p text:style-name="P4">
<draw:frame draw:style-name="fr1" draw:name="Image270" text:anchor-type="as-char" svg:width="6.9236in" svg:height="4.615733in" draw:z-index="0">
<draw:image xlink:href="../Images/AРМІЯINFORM/2023-03-31T47-00-00-04-00/5a8072c006d1bf6914fb74904596ef5aa2677d8e.jpg" xlink:type="simple" xlink:show="embed" xlink:actuate="onLoad" draw:mime-type="image/jpeg"/>
</draw:frame>
EU representatives expressed support for Ukraine on the way to achieve victories.</text:p>
      <ul>
        <li>
Mr. Minister of Defense of Ukraine!On behalf of more than 40 representatives of European countries who are present at the meeting, I express their gratitude and respect to all the defenders of Ukraine, who defend not only their country but the whole of Europe, the content. We will be with you to win, - said the Delphin Pronk.</li>
      </ul>
      <text:p text:style-name="P4">
News Source: <text:a xlink:type="simple" xlink:href="https://armyinform.com.ua/2023/03/31/oleksij-reznikov-proviv-zustrich-iz-delegacziyeyu-komitetu-yes-z-pytan-polityky-ta-bezpeky/" text:style-name="Internet_20_link" text:visited-style-name="Visited_20_Internet_20_Link">
https://armyinform.com.ua/2023/03/31/oleksij-reznikov-proviv-zustrich-iz-delegacziyeyu-komitetu-yes-z-pytan-polityky-ta-bezpeky/</text:a>
</text:p>
      <!--NEWS-->
      <text:h text:style-name="P10" text:outline-level="1">
<text:span text:style-name="T4">
In Ukraine a moment of silence</text:span>
</text:h>
      <text:p text:style-name="P4">
Author: ['АРМІЯINFORM']</text:p>
      <text:p text:style-name="P4">
Time: 2023-03-31T48: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271" text:anchor-type="as-char" svg:width="6.9236in" svg:height="3.895992in" draw:z-index="0">
<draw:image xlink:href="../Images/AРМІЯINFORM/2023-03-31T48-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3/31/v-ukrayini-hvylyna-movchannya/" text:style-name="Internet_20_link" text:visited-style-name="Visited_20_Internet_20_Link">
https://armyinform.com.ua/2023/03/31/v-ukrayini-hvylyna-movchannya/</text:a>
</text:p>
      <!--NEWS-->
      <text:h text:style-name="P10" text:outline-level="1">
<text:span text:style-name="T4">
The "great offensive" of the Russians failed, they did not get any significant result - GUR</text:span>
</text:h>
      <text:p text:style-name="P4">
Author: ['АРМІЯINFORM']</text:p>
      <text:p text:style-name="P4">
Time: 2023-03-31T49:00:00-04:00</text:p>
      <text:p text:style-name="P4">
Description: Announcements of the “great attack” by Rosіyan Viyavavu “Pshik”, Prote Mary Resource ... War with Ukraine 2022, War with Ukraine Latest news today,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20230331-1-e1680244016247.jpg" text:style-name="Internet_20_link" text:visited-style-name="Visited_20_Internet_20_Link">
20230331-1-e1680244016247.jpg</text:a>
']</text:p>
      <text:p text:style-name="P4">
Tags: ['ГУР МІНОБОРОНИ УКРАЇНИ', 'ШИРОКОМАСШТАБНИЙ НАСТУП РФ']</text:p>
      <text:p text:style-name="P4">
Category: News</text:p>
      <!--METADATA-->
      <text:p text:style-name="P4">
<draw:frame draw:style-name="fr1" draw:name="Image272" text:anchor-type="as-char" svg:width="6.9236in" svg:height="3.4618in" draw:z-index="0">
<draw:image xlink:href="../Images/AРМІЯINFORM/2023-03-31T49-00-00-04-00/20230331-1-e1680244016247.jpg" xlink:type="simple" xlink:show="embed" xlink:actuate="onLoad" draw:mime-type="image/jpeg"/>
</draw:frame>
Announced in the winter of the "great offensive" of the Russians was a "poll", but they continue the war in 2023 and possibly 2024.</text:p>
      <text:p text:style-name="P4">
About it <text:a xlink:type="simple" xlink:href="https://gur.gov.ua/content/velykyi-nastup-obernuvsia-dlia-rosii-pshykom.html" text:style-name="Internet_20_link" text:visited-style-name="Visited_20_Internet_20_Link">
reported</text:a>
Representative of the Main Directorate of Intelligence of the Ministry of Defense of Ukraine Andriy Chernyak.</text:p>
      <text:p text:style-name="P4">
“Now we see that the Russian army has proven to be unable to conduct strategic traffic operations. Announced propaganda for several months, such a "big offensive" turned to Russia "pollute" - they did not receive a significant significant result, " - said Andrey Chernyak.</text:p>
      <text:p text:style-name="P4">
The representative of Ukraine's military intelligence added that now the Russians are trying to enter anything to the administrative borders of Donetsk and Luhansk regions, but the intelligence of the Association allows the Armed Forces of Ukraine to use effective countermeasures to the invaders of maximum losses.</text:p>
      <text:p text:style-name="P4">
“If we talk about the inertial scenario, that is, when the intensity of hostilities will be maintained, the existing resources of the Russians will have enough for a conventional war in 2023 and possibly in 2024. If, however, the critical difficulties in the aggressor state will begin earlier, ”Andrey Chernyak stressed.</text:p>
      <text:p text:style-name="P4">
The representative of the GUR of the Ministry of Defense of Ukraine also noted that even now the impact of sanctions on the background of the aggressor country is very noticeable. Now the Russians are suffering the greatest loss of all times of the war, and their production is not able to compensate for it because of the braco -completing.</text:p>
      <text:p text:style-name="P4">
News Source: <text:a xlink:type="simple" xlink:href="https://armyinform.com.ua/2023/03/31/velykyj-nastup-rosiyan-provalyvsya-vony-ne-otrymaly-zhodnogo-znachushhogo-rezultatu-gur/" text:style-name="Internet_20_link" text:visited-style-name="Visited_20_Internet_20_Link">
https://armyinform.com.ua/2023/03/31/velykyj-nastup-rosiyan-provalyvsya-vony-ne-otrymaly-zhodnogo-znachushhogo-rezultatu-gur/</text:a>
</text:p>
      <!--NEWS-->
      <text:h text:style-name="P10" text:outline-level="1">
<text:span text:style-name="T4">
At the Zaporozhye NPP, Russian invaders stopped hiding their military equipment</text:span>
</text:h>
      <text:p text:style-name="P4">
Author: ['АРМІЯINFORM']</text:p>
      <text:p text:style-name="P4">
Time: 2023-03-31T50:00:00-04:00</text:p>
      <text:p text:style-name="P4">
Description: On Timchasovo Obrojorzkyki Aes Rosіyskіd pay -on -biezka Mayzha is defiantly ... War with Ukraine 2022, War with Ukraine Latest News Today, News War with Ukraine 2022 are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d3fd9a9b-0feb-4933-8a42-a487eb490839.jpg" text:style-name="Internet_20_link" text:visited-style-name="Visited_20_Internet_20_Link">
d3fd9a9b-0feb-4933-8a42-a487eb490839.jpg</text:a>
', '<text:a xlink:type="simple" xlink:href="https://armyinform.com.ua/wp-content/uploads/2023/03/0fd0bb7b-7eb4-40d6-84b1-b759a283051b-150x150.jpg" text:style-name="Internet_20_link" text:visited-style-name="Visited_20_Internet_20_Link">
0fd0bb7b-7eb4-40d6-84b1-b759a283051b-150x150.jpg</text:a>
', '<text:a xlink:type="simple" xlink:href="https://armyinform.com.ua/wp-content/uploads/2023/03/76aff38e-3d13-4c2e-af36-c61ec86687e2-150x150.jpg" text:style-name="Internet_20_link" text:visited-style-name="Visited_20_Internet_20_Link">
76aff38e-3d13-4c2e-af36-c61ec86687e2-150x150.jpg</text:a>
', '<text:a xlink:type="simple" xlink:href="https://armyinform.com.ua/wp-content/uploads/2023/03/298009a9-4e03-4564-9927-1752ffa84741-150x150.jpg" text:style-name="Internet_20_link" text:visited-style-name="Visited_20_Internet_20_Link">
298009a9-4e03-4564-9927-1752ffa84741-150x150.jpg</text:a>
']</text:p>
      <text:p text:style-name="P4">
Tags: ['STOPRUSSIA', 'АГРЕСІЯ РФ', 'ВТОРГНЕННЯ РФ', 'ЗАЕС', 'МАГАТЕ', 'НАЕК ЕНЕРГОАТОМ', 'ЯДЕРНА БЕЗПЕКА']</text:p>
      <text:p text:style-name="P4">
Category: News</text:p>
      <!--METADATA-->
      <text:p text:style-name="P4">
<draw:frame draw:style-name="fr1" draw:name="Image273" text:anchor-type="as-char" svg:width="6.9236in" svg:height="4.61393in" draw:z-index="0">
<draw:image xlink:href="../Images/AРМІЯINFORM/2023-03-31T50-00-00-04-00/d3fd9a9b-0feb-4933-8a42-a487eb490839.jpg" xlink:type="simple" xlink:show="embed" xlink:actuate="onLoad" draw:mime-type="image/jpeg"/>
</draw:frame>
At a temporarily occupied Zaporizhzhya NPP, Russian occupation troops were exhibited by military armored vehicles, trucks, and blessing.</text:p>
      <text:p text:style-name="P4">
About it <text:a xlink:type="simple" xlink:href="https://web.telegram.org/z/#-1260680132" text:style-name="Internet_20_link" text:visited-style-name="Visited_20_Internet_20_Link">
reports</text:a>
SE NNEGC "Energoatom".</text:p>
      <text:p text:style-name="P4">
<text:a xlink:type="simple" xlink:href="https://armyinform.com.ua/wp-content/uploads/2023/03/0fd0bb7b-7eb4-40d6-84b1-b759a283051b.jpg" text:style-name="Internet_20_link" text:visited-style-name="Visited_20_Internet_20_Link">
!(Images/AРМІЯINFORM/2023-03-31T50-00-00-04-00/0fd0bb7b-7eb4-40d6-84b1-b759a283051b-150x150.jpg)</text:a>
</text:p>
      <text:p text:style-name="P4">
<text:a xlink:type="simple" xlink:href="https://armyinform.com.ua/wp-content/uploads/2023/03/76aff38e-3d13-4c2e-af36-c61ec86687e2.jpg" text:style-name="Internet_20_link" text:visited-style-name="Visited_20_Internet_20_Link">
<draw:frame draw:style-name="fr1" draw:name="Image274" text:anchor-type="as-char" svg:width="6.9236in" svg:height="6.9236in" draw:z-index="0">
<draw:image xlink:href="../Images/AРМІЯINFORM/2023-03-31T50-00-00-04-00/76aff38e-3d13-4c2e-af36-c61ec86687e2-150x150.jpg" xlink:type="simple" xlink:show="embed" xlink:actuate="onLoad" draw:mime-type="image/jpeg"/>
</draw:frame>
</text:a>
</text:p>
      <text:p text:style-name="P4">
<text:a xlink:type="simple" xlink:href="https://armyinform.com.ua/wp-content/uploads/2023/03/298009a9-4e03-4564-9927-1752ffa84741.jpg" text:style-name="Internet_20_link" text:visited-style-name="Visited_20_Internet_20_Link">
<draw:frame draw:style-name="fr1" draw:name="Image275" text:anchor-type="as-char" svg:width="6.9236in" svg:height="6.9236in" draw:z-index="0">
<draw:image xlink:href="../Images/AРМІЯINFORM/2023-03-31T50-00-00-04-00/298009a9-4e03-4564-9927-1752ffa84741-150x150.jpg" xlink:type="simple" xlink:show="embed" xlink:actuate="onLoad" draw:mime-type="image/jpeg"/>
</draw:frame>
</text:a>
“At the largest atomic object of Europe, they are absolutely not worried, the CEOs General and experts of the International Atomic Energy Agency ... More Do not blow up the station, ”the report said.</text:p>
      <text:p text:style-name="P4">
News Source: <text:a xlink:type="simple" xlink:href="https://armyinform.com.ua/2023/03/31/na-zaporizkij-aes-rosijski-zagarbnyky-perestaly-hovaty-svoyu-vijskovu-tehniku/" text:style-name="Internet_20_link" text:visited-style-name="Visited_20_Internet_20_Link">
https://armyinform.com.ua/2023/03/31/na-zaporizkij-aes-rosijski-zagarbnyky-perestaly-hovaty-svoyu-vijskovu-tehniku/</text:a>
</text:p>
      <!--NEWS-->
      <text:h text:style-name="P10" text:outline-level="1">
<text:span text:style-name="T4">
The enemy has fewer human resource for storms of positions in Bakhmut - Alexander Sirsky</text:span>
</text:h>
      <text:p text:style-name="P4">
Author: ['АРМІЯINFORM']</text:p>
      <text:p text:style-name="P4">
Time: 2023-03-31T51:00:00-04:00</text:p>
      <text:p text:style-name="P4">
Description: At Bakhmuti at the Grace of the Delogi, the Vorog is a rustle nervous, the time of the Grace of them, and the Ludskoy ... War with Ukraine 2022, the war with Ukraine is the latest news today, the News War with Ukraine 2022 The last ones for today, whether there will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3/syrskyi0803.jpg" text:style-name="Internet_20_link" text:visited-style-name="Visited_20_Internet_20_Link">
syrskyi0803.jpg</text:a>
']</text:p>
      <text:p text:style-name="P4">
Tags: ['STOPRUSSIA', 'БАХМУТ', 'ОЛЕКСАНДР СИРСЬКИЙ']</text:p>
      <text:p text:style-name="P4">
Category: News</text:p>
      <!--METADATA-->
      <text:p text:style-name="P4">
<draw:frame draw:style-name="fr1" draw:name="Image276" text:anchor-type="as-char" svg:width="6.9236in" svg:height="4.280245in" draw:z-index="0">
<draw:image xlink:href="../Images/AРМІЯINFORM/2023-03-31T51-00-00-04-00/syrskyi0803.jpg" xlink:type="simple" xlink:show="embed" xlink:actuate="onLoad" draw:mime-type="image/jpeg"/>
</draw:frame>
In Bakhmut, in some areas, the enemy is noticeably nervous, because time plays against them, the public resource in the occupiers for the assault of our positions remains less.</text:p>
      <text:p text:style-name="P4">
About it <text:a xlink:type="simple" xlink:href="https://t.me/osirskiy/29" text:style-name="Internet_20_link" text:visited-style-name="Visited_20_Internet_20_Link">
reported</text:a>
Commander of the Land Forces Drugner-Colonel Alexander Sirsky.</text:p>
      <text:p text:style-name="P4">
“The forces of defense continue to defend Bakhmut, causing great losses to the enemy of the joint. The coordination of actions and the sustainability of our soldiers ensure the execution of the assertions, break the morale of the enemy, break his plans, ” - said Sirsky.</text:p>
      <text:p text:style-name="P4">
In the Bakhmut Direction of the Air Forces, they carry out combat missions with Russian reconnaissance drones, shock drones and barracking.</text:p>
      <text:p text:style-name="P4">
“I would like to note the coordinated actions of the anti-aircraft and 93rd OMBs, operators of the Arrow-10 ZRK-10, which in this week they have destroyed 7 UAVs" Orlan-10 "and 2 UAVs" Hall ". In the face of constant influence of artillery, the enemy, the soldiers learned to interact with the units of the ERS, quickly identify the volortasical and inconspicuous enemy UAVs in the air and accurately impress them, ”the Commander of the Armed Forces of the Armed Forces.</text:p>
      <text:p text:style-name="P4">
He added that, in addition, the Air Forces Air Forces conducted active protection of our artillery from the blows of enemy barrading ammunition of Lacet type.</text:p>
      <text:p text:style-name="P4">
News Source: <text:a xlink:type="simple" xlink:href="https://armyinform.com.ua/2023/03/31/u-voroga-zalyshayetsya-vse-menshe-lyudskogo-resursu-dlya-shturmiv-pozyczij-u-bahmuti-oleksandr-syrskyj/" text:style-name="Internet_20_link" text:visited-style-name="Visited_20_Internet_20_Link">
https://armyinform.com.ua/2023/03/31/u-voroga-zalyshayetsya-vse-menshe-lyudskogo-resursu-dlya-shturmiv-pozyczij-u-bahmuti-oleksandr-syrskyj/</text:a>
</text:p>
      <!--NEWS-->
      <text:h text:style-name="P10" text:outline-level="1">
<text:span text:style-name="T4">
33 days of Bucha's occupation. Let's not forget, let's not forgive - President of Ukraine</text:span>
</text:h>
      <text:p text:style-name="P4">
Author: ['АРМІЯINFORM']</text:p>
      <text:p text:style-name="P4">
Time: 2023-03-31T52:00:00-04:00</text:p>
      <text:p text:style-name="P4">
Description: Bucha - Misto, Yak passed KRIZ in a focus. Misto, Yak Husband Vitrimalo 33 DNI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3/bez-imeni-17.jpg" text:style-name="Internet_20_link" text:visited-style-name="Visited_20_Internet_20_Link">
bez-imeni-17.jpg</text:a>
']</text:p>
      <text:p text:style-name="P4">
Tags: ['STOPRUSSIA', 'АГРЕСІЯ РФ', 'БУЧА', 'ВОЛОДИМИР ЗЕЛЕНСЬКИЙ', 'ВТОРГНЕННЯ РФ']</text:p>
      <text:p text:style-name="P4">
Category: News</text:p>
      <!--METADATA-->
      <text:p text:style-name="P4">
<draw:frame draw:style-name="fr1" draw:name="Image277" text:anchor-type="as-char" svg:width="6.9236in" svg:height="3.825289in" draw:z-index="0">
<draw:image xlink:href="../Images/AРМІЯINFORM/2023-03-31T52-00-00-04-00/bez-imeni-17.jpg" xlink:type="simple" xlink:show="embed" xlink:actuate="onLoad" draw:mime-type="image/jpeg"/>
</draw:frame>
<text:span text:style-name="T4">
 Bucha is a city that passed through the real hell. A city that courageously withstand 33 days of horrible occupation. </text:span>
</text:p>
      <text:p text:style-name="P4">
This was written by President of Ukraine Volodymyr Zelenskyy in <text:a xlink:type="simple" xlink:href="https://www.facebook.com/zelenskiy.official/videos/184428427730592" text:style-name="Internet_20_link" text:visited-style-name="Visited_20_Internet_20_Link">
Facebook</text:a>
.</text:p>
      <text:p text:style-name="P4">
«Буча. <text:span text:style-name="T4">
33</text:span>
 дні окупації. Понад <text:span text:style-name="T4">
1400</text:span>
 смертей, із них 37 дитячих. Понад<text:span text:style-name="T4">
175</text:span>
 людей знайдено в братських могилах і камерах тортур. <text:span text:style-name="T4">
9000</text:span>
російських воєнних злочинів. <text:span text:style-name="T4">
365</text:span>
 днів, як це знову вільне українськемісто. Символ звірств армії країни окупанта. Ніколи не пробачимо. Покараємовсіх винних», — наголосив глава української держави.</text:p>
      <text:p text:style-name="P4">
News Source: <text:a xlink:type="simple" xlink:href="https://armyinform.com.ua/2023/03/31/33-dni-okupacziyi-buchi-ne-zabudemo-ne-probachymo-prezydent-ukrayiny/" text:style-name="Internet_20_link" text:visited-style-name="Visited_20_Internet_20_Link">
https://armyinform.com.ua/2023/03/31/33-dni-okupacziyi-buchi-ne-zabudemo-ne-probachymo-prezydent-ukrayiny/</text:a>
</text:p>
      <!--NEWS-->
      <text:h text:style-name="P10" text:outline-level="1">
<text:span text:style-name="T4">
More than 11,000 Ukrainian military is trained in 26 countries - Pentagon</text:span>
</text:h>
      <text:p text:style-name="P4">
Author: ['АРМІЯINFORM']</text:p>
      <text:p text:style-name="P4">
Time: 2023-03-31T53:00:00-04:00</text:p>
      <text:p text:style-name="P4">
Description: VID elaborate large -scale invaded invaders in Ukrainian U.S. Napada was given to the USA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uasoldiers.jpg" text:style-name="Internet_20_link" text:visited-style-name="Visited_20_Internet_20_Link">
uasoldiers.jpg</text:a>
']</text:p>
      <text:p text:style-name="P4">
Tags: ['STOPRUSSIA', 'ВІЙСЬКОВІ НАВЧАННЯ', 'ПЕНТАГОН', 'ПЕТ РАЙДЕР']</text:p>
      <text:p text:style-name="P4">
Category: News</text:p>
      <!--METADATA-->
      <text:p text:style-name="P4">
<draw:frame draw:style-name="fr1" draw:name="Image278" text:anchor-type="as-char" svg:width="6.9236in" svg:height="3.894525in" draw:z-index="0">
<draw:image xlink:href="../Images/AРМІЯINFORM/2023-03-31T53-00-00-04-00/uasoldiers.jpg" xlink:type="simple" xlink:show="embed" xlink:actuate="onLoad" draw:mime-type="image/jpeg"/>
</draw:frame>
Since the beginning of the illegal large -scale invasion of Russia in Ukraine, more than $ 32.5 billion assistance to our country in the field of security of military equipment and ammunition has been assisted. Allies and partners are also superstitious equipment and conduct all -military training of Ukrainian defense defenders.</text:p>
      <text:p text:style-name="P4">
About it during a briefing <text:a xlink:type="simple" xlink:href="https://www.defense.gov/News/News-Stories/Article/Article/3347269/dod-official-says-training-for-ukrainians-is-ongoing/" text:style-name="Internet_20_link" text:visited-style-name="Visited_20_Internet_20_Link">
reported</text:a>
US Ministry of Defense Prescriber General Pet Rayer.</text:p>
      <text:p text:style-name="P4">
"Since the beginning of the unfair invasion of Russia in Ukraine in 2022, US commemoration in Europe, the US Army in Europe and Africa and a group of security in Ukraine has prepared more than 7,000 military personnel of Ukrainian armory forces," Pet Ryder said.</text:p>
      <text:p text:style-name="P4">
Back in December, the Pentagon stated that the United States will also conduct a general -military preparation of Ukrainian military at American landfills in Germany. The training is ongoing, and some of them are now being completed.</text:p>
      <text:p text:style-name="P4">
"At the end of this month, more than 4,000 Ukrainian soldiers in two brigades are equipped with M2 Bradley, and the other - Strykers - will be completed and returned to Ukraine," Pet Ryder said.</text:p>
      <text:p text:style-name="P4">
According to him, there are more soldiers who will undergo additional preparation of Grafenwoehr and Hohenfels landfills. These are two motor infantry battalions about 1,200 servicemen of the Armed Forces of Ukraine.</text:p>
      <text:p text:style-name="P4">
"The training of operators and maintenance staff on donated platforms is also ongoing, more than 3,000 Ukrainian soldiers have been trained in their 40 different training programs on more than 20 April 2012222222222222222, - said the US Defense Department Preskretary.</text:p>
      <text:p text:style-name="P4">
Currently, according to Pet Raider, more than 11,000 Ukrainian military training in 26 different countries.</text:p>
      <text:p text:style-name="P4">
“The United States will continue to provide training and work closely with our universities and partners to provide the Ukrainian people with the security assistance needed to protect their country and to repel Russian aggression. We are devoted to support Ukraine as much as it will be needed, ”Pet Ryder researched.</text:p>
      <text:p text:style-name="P4">
News Source: <text:a xlink:type="simple" xlink:href="https://armyinform.com.ua/2023/03/31/ponad-11-tysyach-ukrayinskyh-vijskovyh-prohodyat-navchannya-u-26-krayinah-pentagon/" text:style-name="Internet_20_link" text:visited-style-name="Visited_20_Internet_20_Link">
https://armyinform.com.ua/2023/03/31/ponad-11-tysyach-ukrayinskyh-vijskovyh-prohodyat-navchannya-u-26-krayinah-pentagon/</text:a>
</text:p>
      <!--NEWS-->
      <text:h text:style-name="P10" text:outline-level="1">
<text:span text:style-name="T4">
UkrPoshta released stamps dedicated to the liberation of Bucha, Irpen, Gostomel</text:span>
</text:h>
      <text:p text:style-name="P4">
Author: ['АРМІЯINFORM']</text:p>
      <text:p text:style-name="P4">
Time: 2023-03-31T54:00:00-04:00</text:p>
      <text:p text:style-name="P4">
Description: Sogodnі, 31 birch, Ukrposhta to sell from Viddіlenni nova marks,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bez-imeni-16.jpg" text:style-name="Internet_20_link" text:visited-style-name="Visited_20_Internet_20_Link">
bez-imeni-16.jpg</text:a>
']</text:p>
      <text:p text:style-name="P4">
Tags: ['STOPRUSSIA', 'БУЧА', 'ГОСТОМЕЛЬ', 'ІРПІНЬ', 'МІСТО-ГЕРОЙ', 'УКРАЇНСЬКИЙ НАРОД НЕПЕРЕМОЖНИЙ', 'УКРПОШТА']</text:p>
      <text:p text:style-name="P4">
Category: News</text:p>
      <!--METADATA-->
      <text:p text:style-name="P4">
<draw:frame draw:style-name="fr1" draw:name="Image279" text:anchor-type="as-char" svg:width="6.9236in" svg:height="4.589267in" draw:z-index="0">
<draw:image xlink:href="../Images/AРМІЯINFORM/2023-03-31T54-00-00-04-00/bez-imeni-16.jpg" xlink:type="simple" xlink:show="embed" xlink:actuate="onLoad" draw:mime-type="image/jpeg"/>
</draw:frame>
Today, March 31, UkrPoshta began to sell a new series dedicated to the heroic cities of Kyiv region in the branches. A series called "Bucha, Irpin, Gostomel: Let's not forget, we will not forgive" has become popular in the format of online sale, now it can now be bought in the branches of Ukrposhta.</text:p>
      <text:p text:style-name="P4">
About it <text:a xlink:type="simple" xlink:href="https://t.me/igorsmelyansky/2063" text:style-name="Internet_20_link" text:visited-style-name="Visited_20_Internet_20_Link">
wrote</text:a>
Director General Igor Smilyansky on a telegram-channel.</text:p>
      <text:p text:style-name="P4">
“The brand has become very popular, online circulation is almost sold, let's leave on sale in the morning. Restrictions will be in place: 2 blocks in Taonline headquarters, as well as one block in offices. We want more people to hold this part of history, ”he said.</text:p>
      <text:p text:style-name="P4">
The block stamps of the block presents documentary photos of destroyed colony in Vokzalnaya in Bucha, crossing the Irpin River, as the main route of evacuation for the civilians and drawing the largest An-225 transport aircraft in the world by the world.</text:p>
      <text:p text:style-name="P4">
Recall that in March 2022 10 Ukrainian cities, including Bucha, Irpin, Gostomel, was <text:a xlink:type="simple" xlink:href="https://armyinform.com.ua/2022/03/25/bucha-irpin-ohtyrka-mykolayiv-staly-mistamy-geroyamy-vidpovidnyj-ukaz-pidpysav-prezydent-ukrayiny/" text:style-name="Internet_20_link" text:visited-style-name="Visited_20_Internet_20_Link">
assigned</text:a>
Honorary Distinction "City-Hero of Ukraine".</text:p>
      <text:p text:style-name="P4">
News Source: <text:a xlink:type="simple" xlink:href="https://armyinform.com.ua/2023/03/31/ukrposhta-vypustyla-marky-prysvyacheni-zvilnennyu-buchi-irpenya-gostomelya/" text:style-name="Internet_20_link" text:visited-style-name="Visited_20_Internet_20_Link">
https://armyinform.com.ua/2023/03/31/ukrposhta-vypustyla-marky-prysvyacheni-zvilnennyu-buchi-irpenya-gostomelya/</text:a>
</text:p>
      <!--NEWS-->
      <text:h text:style-name="P10" text:outline-level="1">
<text:span text:style-name="T4">
How enemy drones destroy</text:span>
</text:h>
      <text:p text:style-name="P4">
Author: ['Володимир Скоростецький']</text:p>
      <text:p text:style-name="P4">
Time: 2023-03-31T55:00:00-04:00</text:p>
      <text:p text:style-name="P4">
Description: About Tsnik River for the forces of the ZS Ukrainian, Colonel Yuriyi izhnat Rospoviv with Eterra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yurij-ignat-1.jpg" text:style-name="Internet_20_link" text:visited-style-name="Visited_20_Internet_20_Link">
yurij-ignat-1.jpg</text:a>
']</text:p>
      <text:p text:style-name="P4">
Tags: ['БПЛА', 'ВОРОЖІ ОБСТРІЛИ', 'ВТОРГНЕННЯ РФ', 'ЄДИНІ НОВИНИ', 'С-300', 'ШАХЕДИ', 'ЮРІЙ ІГНАТ']</text:p>
      <text:p text:style-name="P4">
Category: News</text:p>
      <!--METADATA-->
      <text:p text:style-name="P4">
<draw:frame draw:style-name="fr1" draw:name="Image280" text:anchor-type="as-char" svg:width="6.9236in" svg:height="4.361868in" draw:z-index="0">
<draw:image xlink:href="../Images/AРМІЯINFORM/2023-03-31T55-00-00-04-00/yurij-ignat-1.jpg" xlink:type="simple" xlink:show="embed" xlink:actuate="onLoad" draw:mime-type="image/jpeg"/>
</draw:frame>
Colonel Yuri Ignatius Air Force Command of the Air Force of Ukraine.</text:p>
      <text:p text:style-name="P4">
Colonel Yuri Ignat told about this a spokesman for the Armed Forces of Ukraine in the Eriteritel Major of the One News.</text:p>
      <text:p text:style-name="P4">
According to him, the night attack of enemy drones is no different from the previous interrogations of the invaders to realize their ideas with the help of UAV.</text:p>
      <ul>
        <li>
They attacked from two directions. Launched from the Bryansk region of the Russian Federation. Launches from the east coast of the Azov Sea were also recorded. From there, up to five enemy objects was noticed. Probably, the airlines we have informed the enemy before. It is clear that no one will work on them with anti -aircraft missiles. Our anti -aircraft missiles worked exclusively on Shahaneda. Nine of ten were destroyed. One is a ground forces. And eight destroyed the anti -aircraft missile units of the Tamobil Fire Groups of the East Air Command, in which this anti -air battle took place. The Commander of the Air Force of Ukraine Lieutenant General Mykola Oleshchuk highly appreciated the work of the Attorneys in the East and North. Accordingly, individual servicemen will be marked, - Yuri Ignat said.</li>
      </ul>
      <text:p text:style-name="P4">
He also emphasized that the enemy from the territory of Belgorod regions assesses the C-300 anti-aircraft missiles, which the occupiers are often used to strike the front cities. This is not the objects where he seems to be desired, but peaceful homes and peaceful residents.</text:p>
      <text:p text:style-name="P4">
News Source: <text:a xlink:type="simple" xlink:href="https://armyinform.com.ua/2023/03/31/yak-znyshhuyut-vorozhi-bezpilotnyky/" text:style-name="Internet_20_link" text:visited-style-name="Visited_20_Internet_20_Link">
https://armyinform.com.ua/2023/03/31/yak-znyshhuyut-vorozhi-bezpilotnyky/</text:a>
</text:p>
      <!--NEWS-->
      <text:h text:style-name="P10" text:outline-level="1">
<text:span text:style-name="T4">
The enemy modernizes half -ton aircraft and throws them on Ukrainians - Yuri Ignat</text:span>
</text:h>
      <text:p text:style-name="P4">
Author: ['Володимир Скоростецький']</text:p>
      <text:p text:style-name="P4">
Time: 2023-03-31T56:00:00-04:00</text:p>
      <text:p text:style-name="P4">
Description: SPILS IS The leading television of the "єdin novin", the renoik of the inhabitants of the ZS Ukrainian ... War with Ukraine 2022, the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rechnyk-ps-zsu-yurij-ignat.jpg" text:style-name="Internet_20_link" text:visited-style-name="Visited_20_Internet_20_Link">
rechnyk-ps-zsu-yurij-ignat.jpg</text:a>
']</text:p>
      <text:p text:style-name="P4">
Tags: ['«КРИЛАТА» БОМБА', 'АВІАБОМБИ', 'ВОРОЖІ ОБСТРІЛИ', 'ВТОРГНЕННЯ РФ', 'ЄДИНІ НОВИНИ', 'ППО ЗСУ', 'ЮРІЙ ІГНАТ']</text:p>
      <text:p text:style-name="P4">
Category: News</text:p>
      <!--METADATA-->
      <text:p text:style-name="P4">
<draw:frame draw:style-name="fr1" draw:name="Image281" text:anchor-type="as-char" svg:width="6.9236in" svg:height="4.612849in" draw:z-index="0">
<draw:image xlink:href="../Images/AРМІЯINFORM/2023-03-31T56-00-00-04-00/rechnyk-ps-zsu-yurij-ignat.jpg" xlink:type="simple" xlink:show="embed" xlink:actuate="onLoad" draw:mime-type="image/jpeg"/>
</draw:frame>
Colonel Ignatius Ignatius Colonel. Illustrative photo</text:p>
      <text:p text:style-name="P4">
Talking to the leading TV programs "Unified News", the spokesman of the Air Force Colonel Yuriy Ignat spoke about the individual nuances of using technicians and the prospects of updating the parking tools of available air defense.</text:p>
      <text:p text:style-name="P4">
He stopped separately on the transmission of early alert systems by Israel.</text:p>
      <ul>
        <li>
Early alert systems are not only a complex that prevents proscaping, let's say missiles with strategic aviation on long -standing approaches. Alley about the use of rockets such as C-300, jet artillery. I think that such remedies will help us to know the necessary information to camp the life of our people.</li>
      </ul>
      <text:p text:style-name="P4">
Yuri Ignat also commented on the use of winged aviation invaders.</text:p>
      <ul>
        <li>
The enemy began to upgrade Fugas Aviation Bombs weighing 500 kilograms, equipping them with special wings, GPS means in order not to enter the damage to our air defense and affect our frontline areas. It is clear that Takabomba will not fly far, - he said. -But for those 10-20 kilometers, Yakivona can fly in the territory controlled by Ukraine, it can do much harm to both our troops and peaceful people living in this. It should be understood here that this is a new threat. It should be reacting and taken away. We all want to see modern planes that will be able to drive Russian aircraft from our borders as much as possible.</li>
      </ul>
      <text:p text:style-name="P4">
News Source: <text:a xlink:type="simple" xlink:href="https://armyinform.com.ua/2023/03/31/vorog-modernizuye-pivtonni-aviabomby-j-skydaye-yih-na-ukrayincziv-yurij-ignat/" text:style-name="Internet_20_link" text:visited-style-name="Visited_20_Internet_20_Link">
https://armyinform.com.ua/2023/03/31/vorog-modernizuye-pivtonni-aviabomby-j-skydaye-yih-na-ukrayincziv-yurij-ignat/</text:a>
</text:p>
      <!--NEWS-->
      <text:h text:style-name="P10" text:outline-level="1">
<text:span text:style-name="T4">
A year ago, Bug was released from Russian invaders</text:span>
</text:h>
      <text:p text:style-name="P4">
Author: ['Євген Букет']</text:p>
      <text:p text:style-name="P4">
Time: 2023-03-31T57:00:00-04:00</text:p>
      <text:p text:style-name="P4">
Description: Zgadwati about the fraudsters of Neumoviro. Aje stunning has become a Gliboka early in the shower of the skin ... War with Ukraine 2022, War with Ukraine Latest News Today, News War with Ukraine 2022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3/bucha34.jpg" text:style-name="Internet_20_link" text:visited-style-name="Visited_20_Internet_20_Link">
bucha34.jpg</text:a>
']</text:p>
      <text:p text:style-name="P4">
Tags: ['БУЧА', 'ВТОРГНЕННЯ РФ']</text:p>
      <text:p text:style-name="P4">
Category: News</text:p>
      <!--METADATA-->
      <text:p text:style-name="P4">
<draw:frame draw:style-name="fr1" draw:name="Image282" text:anchor-type="as-char" svg:width="6.9236in" svg:height="4.32725in" draw:z-index="0">
<draw:image xlink:href="../Images/AРМІЯINFORM/2023-03-31T57-00-00-04-00/bucha34.jpg" xlink:type="simple" xlink:show="embed" xlink:actuate="onLoad" draw:mime-type="image/jpeg"/>
</draw:frame>
It is incredibly painful to mention these events. After all, they became a deep wound of every Ukrainian ...</text:p>
      <text:p text:style-name="P4">
A year ago, we learned about the tragedy in Bucha-the satellite of Kyiv, where we were occupied by mass murder and torture locals. The crimes committed by the servicemen in the Kyiv region became the most severe actomyterity against civilian population in the world, genocide in the most horrifying sense. In words, it is impossible to convey the horror that happened here during the production of the city-torture, rape, hanging, burning alive, dismemberment of bodies ... It is impossible to understand and explain the motives of the squeezed-enemy-notes that committed this sin against humanity. The heart will not be able to test for those who now call themselves Russians, the savagery of their arrivals-military criminals ...</text:p>
      <text:p text:style-name="P4">
**</text:p>
      <text:p text:style-name="P4">
Read also:</text:p>
      <text:p text:style-name="P4">
<text:span text:style-name="T4">
 <text:a xlink:type="simple" xlink:href="https://armyinform.com.ua/2022/04/06/bucha-peklo-xxi-stolittya/" text:style-name="Internet_20_link" text:visited-style-name="Visited_20_Internet_20_Link">
Bucha. Hell of the XXI century</text:a>
</text:span>
</text:p>
      <text:p text:style-name="P4">
**</text:p>
      <text:p text:style-name="P4">
Civilian invaders began to be mercilessly shot in early March. The agreed aggressor countries arranged torturers, where they first bullied content inhabitants, subjected them to various tortures, and then killed the passionate weapons or in another, more savage way.</text:p>
      <text:p text:style-name="P4">
**</text:p>
      <text:p text:style-name="P4">
Read also:</text:p>
      <text:p text:style-name="P4">
<text:span text:style-name="T4">
 <text:a xlink:type="simple" xlink:href="https://armyinform.com.ua/2022/08/10/u-buchanskij-gromadi-vid-dij-okupantiv-zagynuly-458-ukrayincziv/" text:style-name="Internet_20_link" text:visited-style-name="Visited_20_Internet_20_Link">
in the Buchan community from the actions of the invaders killed 458 Ukrainians</text:a>
</text:span>
</text:p>
      <text:p text:style-name="P4">
**</text:p>
      <text:p text:style-name="P4">
According to official data in August last year, only a Buchanskiv community paid for the will and independence of the native land the lives of 458 killed during the occupation. Europe did not see anything similar since the Second World War. Viewer of shootings in Croatian Vukovar in November 1991 was twice as much, and killed the Serbs without torturing that it did not diminish their habitation, but makes it possible to imagine the level of the Russians.**</text:p>
      <text:p text:style-name="P4">
Read also:</text:p>
      <text:p text:style-name="P4">
<text:span text:style-name="T4">
 [I cannot understand the cause of such cruelty of the Russians: Memories(https://armyinform.com.ua/2022/06/01/ya-dosi-ne-mozhu-zrozumity-prychynu-takoyi-zhorstokosti-rosiyan-spogady-buchanczya-pro-okupacziyu-mista/)</text:span>
</text:p>
      <text:p text:style-name="P4">
**</text:p>
      <text:p text:style-name="P4">
Following the expulsion of the invaders from the Kyiv region, the city-hero Bucha, Irpin and Gostomelsta symbols of the crimes of the Russians. The actions of the Armed Forces of Ukraine to destroy the eroded plants even more motivated, and any negotiations with the Russian Federation have lost its meaning. Ukraine will never forget genocide in Bucha and be sure to take revenge for anyone who has died only because he was Ukrainian.</text:p>
      <text:p text:style-name="P4">
News Source: <text:a xlink:type="simple" xlink:href="https://armyinform.com.ua/2023/03/31/sogodni-rokovyny-vyyavlennya-zlochyniv-rosiyan-u-buchi/" text:style-name="Internet_20_link" text:visited-style-name="Visited_20_Internet_20_Link">
https://armyinform.com.ua/2023/03/31/sogodni-rokovyny-vyyavlennya-zlochyniv-rosiyan-u-buchi/</text:a>
</text:p>
      <!--NEWS-->
      <text:h text:style-name="P10" text:outline-level="1">
<text:span text:style-name="T4">
During the day, Rosarmia fired at 117 settlements in 9 regions of Ukraine</text:span>
</text:h>
      <text:p text:style-name="P4">
Author: ['АРМІЯINFORM']</text:p>
      <text:p text:style-name="P4">
Time: 2023-03-31T58:00:00-04:00</text:p>
      <text:p text:style-name="P4">
Description: Behind the Otrimani of the Sitri Center of the Mini Construction of the defense of Ukraine, ... the war with Ukraine 2022, the war with Ukraine is the latest news today, the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photo_5273984299642767988_y.jpg" text:style-name="Internet_20_link" text:visited-style-name="Visited_20_Internet_20_Link">
photo_5273984299642767988_y.jpg</text:a>
']</text:p>
      <text:p text:style-name="P4">
Tags: ['MILITARY MEDIA CENTER', 'STOPRUSSIA', 'ОБСТРІЛИ РФ', 'ХАРКІВСЬКИЙ ТРИБУНАЛ']</text:p>
      <text:p text:style-name="P4">
Category: News</text:p>
      <!--METADATA-->
      <text:p text:style-name="P4">
<draw:frame draw:style-name="fr1" draw:name="Image283" text:anchor-type="as-char" svg:width="6.9236in" svg:height="5.040988in" draw:z-index="0">
<draw:image xlink:href="../Images/AРМІЯINFORM/2023-03-31T58-00-00-04-00/photo_5273984299642767988_y.jpg" xlink:type="simple" xlink:show="embed" xlink:actuate="onLoad" draw:mime-type="image/jpeg"/>
</draw:frame>
According to the information center of the Ministry of Defense of Ukraine information, during the last day, Russian troops fired at the territory of 9 regions of Ukraine.</text:p>
      <text:p text:style-name="P4">
About it <text:a xlink:type="simple" xlink:href="https://t.me/militarymediacenter/1590" text:style-name="Internet_20_link" text:visited-style-name="Visited_20_Internet_20_Link">
informs</text:a>
Military Mediacenter.</text:p>
      <text:p text:style-name="P4">
“In general from different types of weapons(Rifle weapons, mortars, tanks, artillery, RSZV, S-300 ZRC, UAV KRABLAT ROBATE "X-31", tactical aviation)The shelling of 117 settlements was carried out, 70 object -infrastructure was confirmed, ”the message reads.</text:p>
      <text:p text:style-name="P4">
According to preliminary information, 2 people were killed and 20 were injured.</text:p>
      <text:p text:style-name="P4">
News Source: <text:a xlink:type="simple" xlink:href="https://armyinform.com.ua/2023/03/31/za-dobu-rosarmiya-obstrilyala-terytoriyi-117-naselenyh-punktiv-u-9-oblastyah-ukrayiny/" text:style-name="Internet_20_link" text:visited-style-name="Visited_20_Internet_20_Link">
https://armyinform.com.ua/2023/03/31/za-dobu-rosarmiya-obstrilyala-terytoriyi-117-naselenyh-punktiv-u-9-oblastyah-ukrayiny/</text:a>
</text:p>
      <!--NEWS-->
      <text:h text:style-name="P10" text:outline-level="1">
<text:span text:style-name="T4">
In Bakhmut, time plays against the enemy - Anna Malyar</text:span>
</text:h>
      <text:p text:style-name="P4">
Author: ['АРМІЯINFORM']</text:p>
      <text:p text:style-name="P4">
Time: 2023-03-31T59:00:00-04:00</text:p>
      <text:p text:style-name="P4">
Description: Literal commands at Bakhmutsky, that husband’s husband Biitsiv was vice fo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znimok-ekrana-2022-04-24-141759.webp" text:style-name="Internet_20_link" text:visited-style-name="Visited_20_Internet_20_Link">
znimok-ekrana-2022-04-24-141759.webp</text:a>
']</text:p>
      <text:p text:style-name="P4">
Tags: ['STOPRUSSIA', 'БАХМУТ', 'ГАННА МАЛЯР']</text:p>
      <text:p text:style-name="P4">
Category: News</text:p>
      <!--METADATA-->
      <text:p text:style-name="P4">
<draw:frame draw:style-name="fr1" draw:name="Image284" text:anchor-type="as-char" svg:width="6.9236in" svg:height="4.480892in" draw:z-index="0">
<draw:image xlink:href="../ConvertedIMGs/AРМІЯINFORM/2023-03-31T59-00-00-04-00/znimok-ekrana-2022-04-24-141759.png" xlink:type="simple" xlink:show="embed" xlink:actuate="onLoad" draw:mime-type="image/png"/>
</draw:frame>
The competent actions of our command in the Bakhmut direction and the courage of the fighters have made for the enemy these long fights are the most expensive over large -scale interaction.</text:p>
      <text:p text:style-name="P4">
This was emphasized by the Deputy Minister of Defense of Ukraine Anna Malyar in <text:a xlink:type="simple" xlink:href="https://t.me/annamaliar/603" text:style-name="Internet_20_link" text:visited-style-name="Visited_20_Internet_20_Link">
telegrams</text:a>
.</text:p>
      <text:p text:style-name="P4">
«Витрачені ворогом на захоплення Бахмута час, зброя, техніка та величезнакількість загиблих з точки зору військової доцільності не виправдовують себе»,— зазначила вона.</text:p>
      <text:p text:style-name="P4">
Втім, за словами Ганни Маляр, ворог не полишає свої плани та пішов на принципі підняв ставки на шкоду собі.</text:p>
      <text:p text:style-name="P4">
«Це дуже «по-російськи», логікою не зрозуміти», — резюмувала заступницяМіністра оборони України.</text:p>
      <text:p text:style-name="P4">
News Source: <text:a xlink:type="simple" xlink:href="https://armyinform.com.ua/2023/03/31/u-bahmuti-chas-graye-proty-voroga-ganna-malyar/" text:style-name="Internet_20_link" text:visited-style-name="Visited_20_Internet_20_Link">
https://armyinform.com.ua/2023/03/31/u-bahmuti-chas-graye-proty-voroga-ganna-malyar/</text:a>
</text:p>
      <!--NEWS-->
      <text:h text:style-name="P10" text:outline-level="1">
<text:span text:style-name="T4">
More than 700 explosive items were neutralized by pyrotechnics over the past day</text:span>
</text:h>
      <text:p text:style-name="P4">
Author: ['АРМІЯINFORM']</text:p>
      <text:p text:style-name="P4">
Time: 2023-03-31T60:00:00-04:00</text:p>
      <text:p text:style-name="P4">
Description: The last minute of the Kirotechnici Pilled Service of Ukraine was Zvozvichah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rozminuvannya.jpg" text:style-name="Internet_20_link" text:visited-style-name="Visited_20_Internet_20_Link">
rozminuvannya.jpg</text:a>
', '<text:a xlink:type="simple" xlink:href="https://armyinform.com.ua/wp-content/uploads/2023/03/2691de17-4cd4-4d6d-adfe-e30964b433b2.jpg" text:style-name="Internet_20_link" text:visited-style-name="Visited_20_Internet_20_Link">
2691de17-4cd4-4d6d-adfe-e30964b433b2.jpg</text:a>
']</text:p>
      <text:p text:style-name="P4">
Tags: ['STOPRUSSIA', 'АГРЕСІЯ РФ', 'ВТОРГНЕННЯ РФ', 'ДСНС УКРАЇНИ', 'РОЗМІНУВАННЯ']</text:p>
      <text:p text:style-name="P4">
Category: News</text:p>
      <!--METADATA-->
      <text:p text:style-name="P4">
<draw:frame draw:style-name="fr1" draw:name="Image285" text:anchor-type="as-char" svg:width="6.9236in" svg:height="3.89773in" draw:z-index="0">
<draw:image xlink:href="../Images/AРМІЯINFORM/2023-03-31T60-00-00-04-00/rozminuvannya.jpg" xlink:type="simple" xlink:show="embed" xlink:actuate="onLoad" draw:mime-type="image/jpeg"/>
</draw:frame>
Illustrative photo</text:p>
      <text:p text:style-name="P4">
During the last day, the pyrotechnic units of the State Service of Ukraine of Uncertain Situations <text:span text:style-name="T4">
 155 times </text:span>
 were involved in the implementation of the tasks.</text:p>
      <text:p text:style-name="P4">
About it <text:a xlink:type="simple" xlink:href="https://dsns.gov.ua/uk/news/nadzvicaini-podiyi/operativna-informaciia-shhodo-roboti-pirotexnicnix-pidrozdiliv-dsns-ukrayini-23" text:style-name="Internet_20_link" text:visited-style-name="Visited_20_Internet_20_Link">
reports</text:a>
State Logs of Ukraine for Emergency Situations.</text:p>
      <text:p text:style-name="P4">
Pyrotechnical units of the SESI revealed, seized and disposed of <text:span text:style-name="T4">
 768 exquisite objects </text:span>
, surveyed with an area of 54 hectares.</text:p>
      <text:p text:style-name="P4">
Most often pyrotechnic units worked: in the Kharkiv region 16 129 times, Kyiv region - 7 362, Chernihiv region - 4 404, Donetsk - 4 419, Mykolaiv region - 4 013, Kherson region - 3 747, Sumy region - 1 755, Cherkasy region - 1 083.</text:p>
      <text:p text:style-name="P4">
Reference: In total since the beginning of a large -scale military invasion of the Russian Federation, the territory of Ukraine has been disposed of <text:span text:style-name="T4">
 338 981 extinguished object </text:span>
 and 2 891 kg of explosive substance, including <text:span text:style-name="T4">
 2200 Aviation bombs </text:span>
. The area of about 81 477 hectares was surveyed.</text:p>
      <text:p text:style-name="P4">
A total of 174 thousand square meters remains. km ** potentially hazardous territories, Demand 30% of the total area of the state.</text:p>
      <text:p text:style-name="P4">
We remind you if you <text:span text:style-name="T4">
 find suspicious objects </text:span>
, similar to wreckage from rocket drones, in no case touch the findings yourself and allow you to make others.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draw:frame draw:style-name="fr1" draw:name="Image286" text:anchor-type="as-char" svg:width="6.9236in" svg:height="5.804039in" draw:z-index="0">
<draw:image xlink:href="../Images/AРМІЯINFORM/2023-03-31T60-00-00-04-00/2691de17-4cd4-4d6d-adfe-e30964b433b2.jpg" xlink:type="simple" xlink:show="embed" xlink:actuate="onLoad" draw:mime-type="image/jpeg"/>
</draw:frame>
</text:p>
      <text:p text:style-name="P4">
News Source: <text:a xlink:type="simple" xlink:href="https://armyinform.com.ua/2023/03/31/ponad-700-vybuhonebezpechnyh-predmetiv-zneshkodyly-pirotehniky-za-mynulu-dobu/" text:style-name="Internet_20_link" text:visited-style-name="Visited_20_Internet_20_Link">
https://armyinform.com.ua/2023/03/31/ponad-700-vybuhonebezpechnyh-predmetiv-zneshkodyly-pirotehniky-za-mynulu-dobu/</text:a>
</text:p>
      <!--NEWS-->
      <text:h text:style-name="P10" text:outline-level="1">
<text:span text:style-name="T4">
On the 400th Defense of Ukraine, the Russian Federation hit drones and missiles. But the US will continue to support Kyiv - Ambassador</text:span>
</text:h>
      <text:p text:style-name="P4">
Author: ['АРМІЯINFORM']</text:p>
      <text:p text:style-name="P4">
Time: 2023-03-31T61:00:00-04:00</text:p>
      <text:p text:style-name="P4">
Description: On the 400th day of the large-scale invasion of the Federal Air Transport Agency, I put it on Ukrainian nonsense that ... War with Ukraine 2022, the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harkivshhyna.jpg" text:style-name="Internet_20_link" text:visited-style-name="Visited_20_Internet_20_Link">
harkivshhyna.jpg</text:a>
']</text:p>
      <text:p text:style-name="P4">
Tags: ['STOPRUSSIA', 'АГРЕСІЯ РФ', 'БРІДЖИТ БРІНК', 'ПОСОЛ США В УКРАЇНІ']</text:p>
      <text:p text:style-name="P4">
Category: News</text:p>
      <!--METADATA-->
      <text:p text:style-name="P4">
<draw:frame draw:style-name="fr1" draw:name="Image287" text:anchor-type="as-char" svg:width="6.9236in" svg:height="3.894525in" draw:z-index="0">
<draw:image xlink:href="../Images/AРМІЯINFORM/2023-03-31T61-00-00-04-00/harkivshhyna.jpg" xlink:type="simple" xlink:show="embed" xlink:actuate="onLoad" draw:mime-type="image/jpeg"/>
</draw:frame>
Kharkiv shelling 30.03.2023</text:p>
      <text:p text:style-name="P4">
On the 400th day of a large-scale invasion, Russia hit Ukrainian-prime and rockets. However, the United States of America will continue to support Ukraine in the struggle for its sovereignty.</text:p>
      <text:p text:style-name="P4">
On this <text:a xlink:type="simple" xlink:href="https://mobile.twitter.com/USAmbKyiv/status/1641673821450121216" text:style-name="Internet_20_link" text:visited-style-name="Visited_20_Internet_20_Link">
emphasized</text:a>
US Ambassador to Ukraine Bridget Brink.</text:p>
      <text:p text:style-name="P4">
“The year has passed after the horror in Bucha. Ukraine is struggling for freedom, for the chanpobu to build the future you have chosen. And we continue to support you the overalls of your sovereignty and democracy, as well as in the pursuit of justice, ”Bridget Brink said.</text:p>
      <text:p text:style-name="P4">
We will remind, in the evening of March 30, 2023 with the use of SMRC C-300 by the enemy <text:a xlink:type="simple" xlink:href="https://armyinform.com.ua/2023/03/31/syly-oborony-ukrayiny-zneshkodyly-9-vorozhyh-bpla-shahed-136/" text:style-name="Internet_20_link" text:visited-style-name="Visited_20_Internet_20_Link">
was carried out</text:a>
9 rocket launchers on the civil infrastructure of the city of Kharkiv. For the task of aircraft strikes of the Russian Federation, it involved 10 shot-136 UAVs.</text:p>
      <text:p text:style-name="P4">
News Source: <text:a xlink:type="simple" xlink:href="https://armyinform.com.ua/2023/03/31/na-400-j-den-oborony-ukrayiny-rf-vdaryla-dronamy-ta-raketamy-ta-ssha-i-nadali-pidtrymuvatymut-kyyiv-posol/" text:style-name="Internet_20_link" text:visited-style-name="Visited_20_Internet_20_Link">
https://armyinform.com.ua/2023/03/31/na-400-j-den-oborony-ukrayiny-rf-vdaryla-dronamy-ta-raketamy-ta-ssha-i-nadali-pidtrymuvatymut-kyyiv-posol/</text:a>
</text:p>
      <!--NEWS-->
      <text:h text:style-name="P10" text:outline-level="1">
<text:span text:style-name="T4">
Daily NSU servicemen provide measures of the legal regime of martial law - Mykola Urshalovich</text:span>
</text:h>
      <text:p text:style-name="P4">
Author: ['Володимир Поліщук']</text:p>
      <text:p text:style-name="P4">
Time: 2023-03-31T62:00:00-04:00</text:p>
      <text:p text:style-name="P4">
Description: About the Armyinforming Center, the intercessor of the director of the Department of Planwan, the Director of the Haste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urshalovych.jpeg" text:style-name="Internet_20_link" text:visited-style-name="Visited_20_Internet_20_Link">
urshalovych.jpeg</text:a>
']</text:p>
      <text:p text:style-name="P4">
Tags: ['МИКОЛА УРШАЛОВИЧ']</text:p>
      <text:p text:style-name="P4">
Category: News</text:p>
      <!--METADATA-->
      <text:p text:style-name="P4">
<draw:frame draw:style-name="fr1" draw:name="Image288" text:anchor-type="as-char" svg:width="6.9236in" svg:height="4.615733in" draw:z-index="0">
<draw:image xlink:href="../Images/AРМІЯINFORM/2023-03-31T62-00-00-04-00/urshalovych.jpeg" xlink:type="simple" xlink:show="embed" xlink:actuate="onLoad" draw:mime-type="image/jpeg"/>
</draw:frame>
Mykola Urshalovich. Photo: Dmitry Yurchenko / Armyinfom</text:p>
      <text:p text:style-name="P4">
The Armyinform was informed about it by the Deputy Director of the Planning Department of the Main Directorate of NSU Colonel Mykola Urshalovich.</text:p>
      <text:p text:style-name="P4">
More than 300 guards are assigned to the defense of important state sites.(Total 38 buildings), 95 of regional and local objects.</text:p>
      <text:p text:style-name="P4">
“Providing legal measures of martial law, the Guards protect the public order in 32 settlements, control entry and departure to the populated points, check documents, inspect things and transportation facilities, luggage and cargo on 126 checkpoints in Kiev and 21 regions of the state. Service about 6,000 NSU servicemen, ”Colonel Urshalovich said.</text:p>
      <text:p text:style-name="P4">
The NSU also participated in 25 counter -priderations in the territory of 10 region, which involved more than 500 servicemen.</text:p>
      <text:p text:style-name="P4">
According to Nikolai Urshalovich, only during this week 3 units of a gun, 958 ammunition of various calibers, 9 grenades and 3 kg of explosives were seized.</text:p>
      <text:p text:style-name="P4">
News Source: <text:a xlink:type="simple" xlink:href="https://armyinform.com.ua/2023/03/31/shhodenno-20-tysyach-vijskovosluzhbovcziv-ngu-zabezpechuyut-zahody-pravovogo-rezhymu-voyennogo-stanu-mykola-urshalovych/" text:style-name="Internet_20_link" text:visited-style-name="Visited_20_Internet_20_Link">
https://armyinform.com.ua/2023/03/31/shhodenno-20-tysyach-vijskovosluzhbovcziv-ngu-zabezpechuyut-zahody-pravovogo-rezhymu-voyennogo-stanu-mykola-urshalovych/</text:a>
</text:p>
      <!--NEWS-->
      <text:h text:style-name="P10" text:outline-level="1">
<text:span text:style-name="T4">
During the day, rescuers have almost two hundred times left for the elimination of the consequences of enemy shelling</text:span>
</text:h>
      <text:p text:style-name="P4">
Author: ['АРМІЯINFORM']</text:p>
      <text:p text:style-name="P4">
Time: 2023-03-31T63:00:00-04:00</text:p>
      <text:p text:style-name="P4">
Description: The last time, 30 birch trees, the holding of the Service of Ukraine Zvazvichahi ... the war with Ukraine 2022, the war with Ukraine is the latest news today, the News War with Ukraine 2022 are the last for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vanvn_0.webp" text:style-name="Internet_20_link" text:visited-style-name="Visited_20_Internet_20_Link">
vanvn_0.webp</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89" text:anchor-type="as-char" svg:width="6.9236in" svg:height="3.894038in" draw:z-index="0">
<draw:image xlink:href="../ConvertedIMGs/AРМІЯINFORM/2023-03-31T63-00-00-04-00/vanvn_0.png" xlink:type="simple" xlink:show="embed" xlink:actuate="onLoad" draw:mime-type="image/png"/>
</draw:frame>
Illustrative photo</text:p>
      <text:p text:style-name="P4">
During the last day, <text:span text:style-name="T4">
 March 30, </text:span>
 Divisions of the Civil Service of Ukraine of Uncertain Situations <text:span text:style-name="T4">
 196 departures </text:span>
 to eliminate the consequences of the occupants of settlements and infrastructure. 7 fires were eliminated, psychological assistance was provided to 136 persons.</text:p>
      <text:p text:style-name="P4">
This is stated in <text:a xlink:type="simple" xlink:href="https://dsns.gov.ua/uk/news/nadzvicaini-podiyi/operativna-informaciia-dsns-shhodo-naslidkiv-vedennia-boiovix-dii-rosiiskoiu-federacijeiu-111" text:style-name="Internet_20_link" text:visited-style-name="Visited_20_Internet_20_Link">
message</text:a>
SES of Ukraine.</text:p>
      <text:p text:style-name="P4">
Reference: Since the beginning of the war, <text:span text:style-name="T4">
 86,909 departures </text:span>
 for the liquidation of shelling of shelling, eliminated <text:span text:style-name="T4">
 14 236 fires </text:span>
, 3,973 persons were rescued, 207 826 persons were provided with psychological assistance.</text:p>
      <text:p text:style-name="P4">
News Source: <text:a xlink:type="simple" xlink:href="https://armyinform.com.ua/2023/03/31/za-dobu-ryatuvalnyky-majzhe-dvisti-raziv-vyyizdyly-na-likvidacziyu-naslidkiv-vorozhyh-obstriliv-2/" text:style-name="Internet_20_link" text:visited-style-name="Visited_20_Internet_20_Link">
https://armyinform.com.ua/2023/03/31/za-dobu-ryatuvalnyky-majzhe-dvisti-raziv-vyyizdyly-na-likvidacziyu-naslidkiv-vorozhyh-obstriliv-2/</text:a>
</text:p>
      <!--NEWS-->
      <text:h text:style-name="P10" text:outline-level="1">
<text:span text:style-name="T4">
Hero of Ukraine Lieutenant General Alexander Pavlyuk: We stopped a powerful enemy by the ability to fight</text:span>
</text:h>
      <text:p text:style-name="P4">
Author: ['Володимир Скоростецький']</text:p>
      <text:p text:style-name="P4">
Time: 2023-03-31T64:00:00-04:00</text:p>
      <text:p text:style-name="P4">
Description: Pershester Intercessor Ministra defense of Ukraine, Hero of Ukraine Lieutenant General Oleksand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pavlyuk-2.jpg" text:style-name="Internet_20_link" text:visited-style-name="Visited_20_Internet_20_Link">
pavlyuk-2.jpg</text:a>
']</text:p>
      <text:p text:style-name="P4">
Tags: ['ВТОРГНЕННЯ РФ', 'ОЛЕКСАНДР ПАВЛЮК']</text:p>
      <text:p text:style-name="P4">
Category: News</text:p>
      <!--METADATA-->
      <text:p text:style-name="P4">
<draw:frame draw:style-name="fr1" draw:name="Image290" text:anchor-type="as-char" svg:width="6.9236in" svg:height="4.32725in" draw:z-index="0">
<draw:image xlink:href="../Images/AРМІЯINFORM/2023-03-31T64-00-00-04-00/pavlyuk-2.jpg" xlink:type="simple" xlink:show="embed" xlink:actuate="onLoad" draw:mime-type="image/jpeg"/>
</draw:frame>
The First Deputy Minister of Defense of Ukraine, Hero of Ukraine, Lieutenant General Pavlyuk, in the Ether's "Unified News", spoke about the first days of the Russian tuning, the defense of the Kyiv region and the crimes of the invaders.</text:p>
      <ul>
        <li>
The first days were difficult in terms. The fate of the country was decided. The enemy had grand plans: in 3-5 days to destroy our statehood. Reveal us to our leadership. And to do everything to prevent us from having a native, ”said Lieutenant General Alexander Pavlyuk. - That is why the struggle is not only in our lives, but also for the future of our children.</li>
      </ul>
      <text:p text:style-name="P4">
The First Deputy Minister of Defense of Ukraine said that during that period there was an opposing the opponent of our capabilities. How the whole population of Ukraine has risen. The enemy received a resistance that did not expect. Due to the coordination of the military leadership, which was in the Kiev direction, the Ukrainian did not only stop but also cause enormous losses to the enemy. And forcing the opponent to leave previously captured territories and abandon the plans to seize the Kyiv region and change power to its puppet.</text:p>
      <ul>
        <li>
The losses of some hostile units reached 70 percent of personnel. Bobula intercepts. Mouth(Russians. - Ed.)They lost 50-70 percent of the personnel killed and wounded. These are huge losses. Especially if you count, every time there were elite units of the occupier's army. The most capable, who have high hopes. And those losses they suffered in the Kyiv region, they were inaccessible and are unlikely to restore such preparation of their own personal staff in the near future, - the Hero of Ukraine commented on the questions of journalists on the extent of hostile troops during the onset of Kiev.</li>
      </ul>
      <text:p text:style-name="P4">
Also, the First Deputy Minister of Defense of Ukraine spoke about the individual retroactive enemy offensive on the Ukrainian capital.</text:p>
      <ul>
        <li>
Kyiv region has done a lot this year to prevent not only the exit troops on the outskirts of the city, but even intersect them of the state border. Deeculont created powerful defense borders will not allow it to do so. Ouria is constantly prepared, training. The troops continue to rotate the dereation for direct gaining experience of hostilities. Therefore, the units that are eponymous with the capital are constantly ready, trained. And in order to go again to the Kyiv region, the enemy will need to create a powerful group, which is currently in Russian and is not expected in the near future, - he said.</li>
      </ul>
      <text:p text:style-name="P4">
News Source: <text:a xlink:type="simple" xlink:href="https://armyinform.com.ua/2023/03/31/geroj-ukrayiny-general-lejtenant-oleksandr-pavlyuk-my-zupynyly-potuzhnogo-voroga-uminnyam-voyuvaty/" text:style-name="Internet_20_link" text:visited-style-name="Visited_20_Internet_20_Link">
https://armyinform.com.ua/2023/03/31/geroj-ukrayiny-general-lejtenant-oleksandr-pavlyuk-my-zupynyly-potuzhnogo-voroga-uminnyam-voyuvaty/</text:a>
</text:p>
      <!--NEWS-->
      <text:h text:style-name="P10" text:outline-level="1">
<text:span text:style-name="T4">
Kremlin heads are required to be responsible for all crimes, there will be no forgiveness - Alexey Danilov</text:span>
</text:h>
      <text:p text:style-name="P4">
Author: ['АРМІЯINFORM']</text:p>
      <text:p text:style-name="P4">
Time: 2023-03-31T65:00:00-04:00</text:p>
      <text:p text:style-name="P4">
Description: Vishiskovo-Fully Kerivnitbi of the Russian Federation, to carry the vіdpovіdalniy for all them ... War with Ukraine 2022, war with Ukraine Latest news today,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4/z1645619117a275i.jpg" text:style-name="Internet_20_link" text:visited-style-name="Visited_20_Internet_20_Link">
z1645619117a275i.jpg</text:a>
']</text:p>
      <text:p text:style-name="P4">
Tags: ['STOPRUSSIA', 'ОЛЕКСІЙ ДАНІЛОВ', 'РНБО']</text:p>
      <text:p text:style-name="P4">
Category: News</text:p>
      <!--METADATA-->
      <text:p text:style-name="P4">
<draw:frame draw:style-name="fr1" draw:name="Image291" text:anchor-type="as-char" svg:width="6.9236in" svg:height="3.956343in" draw:z-index="0">
<draw:image xlink:href="../Images/AРМІЯINFORM/2023-03-31T65-00-00-04-00/z1645619117a275i.jpg" xlink:type="simple" xlink:show="embed" xlink:actuate="onLoad" draw:mime-type="image/jpeg"/>
</draw:frame>
The above military-political leadership of the Russian Federation should be responsible for their crimes, and there can be no tolerant approaches to these people.</text:p>
      <text:p text:style-name="P4">
About it <text:a xlink:type="simple" xlink:href="https://www.rnbo.gov.ua/ua/Diialnist/6219.html" text:style-name="Internet_20_link" text:visited-style-name="Visited_20_Internet_20_Link">
stated</text:a>
Secretary of the Radinational Security and Defense of Ukraine Alexey Danilov.</text:p>
      <text:p text:style-name="P4">
He noted that nowadays in the world they have begun to be heard that the Kremlin's steering is inviolable, since he is a president that he needs to create some kind of "hybrid court".</text:p>
      <text:p text:style-name="P4">
“It is the issue of the morality of the world community - whether it will be double or unique. If someone stands for forgiveness, this should not happen, because aggression is sure to be repeated, ”Alexei Danilov said.</text:p>
      <text:p text:style-name="P4">
News Source: <text:a xlink:type="simple" xlink:href="https://armyinform.com.ua/2023/03/31/ochilnyky-kremlya-mayut-vidpovisty-za-vsi-zlochyny-proshhennya-ne-bude-oleksij-danilov/" text:style-name="Internet_20_link" text:visited-style-name="Visited_20_Internet_20_Link">
https://armyinform.com.ua/2023/03/31/ochilnyky-kremlya-mayut-vidpovisty-za-vsi-zlochyny-proshhennya-ne-bude-oleksij-danilov/</text:a>
</text:p>
      <!--NEWS-->
      <text:h text:style-name="P10" text:outline-level="1">
<text:span text:style-name="T4">
Office of the Prosecutor General of Ukraine: more than 77 thousand military crimes are documented</text:span>
</text:h>
      <text:p text:style-name="P4">
Author: ['АРМІЯINFORM']</text:p>
      <text:p text:style-name="P4">
Time: 2023-03-31T66: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warcrime-31032023ua.jpg" text:style-name="Internet_20_link" text:visited-style-name="Visited_20_Internet_20_Link">
warcrime-31032023ua.jpg</text:a>
', '<text:a xlink:type="simple" xlink:href="https://armyinform.com.ua/wp-content/uploads/2023/03/warcrime-31032023en.jpg" text:style-name="Internet_20_link" text:visited-style-name="Visited_20_Internet_20_Link">
warcrime-3103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92" text:anchor-type="as-char" svg:width="6.9236in" svg:height="4.448413in" draw:z-index="0">
<draw:image xlink:href="../Images/AРМІЯINFORM/2023-03-31T66-00-00-04-00/warcrime-3103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March 31 </text:span>
 Registered:</text:p>
      <ul>
        <li>
77 465 Military Crimes, * 16 919 crimes against national security of Ukraine.</li>
      </ul>
      <text:p text:style-name="P4">
In addition, according to the official data of juvenile prosecutors, <text:span text:style-name="T4">
 1409 children have become </text:span>
 due to Russian aggression, of which:</text:p>
      <ul>
        <li>
466 - children were killed, * 943 - the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93" text:anchor-type="as-char" svg:width="6.9236in" svg:height="4.448413in" draw:z-index="0">
<draw:image xlink:href="../Images/AРМІЯINFORM/2023-03-31T66-00-00-04-00/warcrime-31032023en.jpg" xlink:type="simple" xlink:show="embed" xlink:actuate="onLoad" draw:mime-type="image/jpeg"/>
</draw:frame>
</text:p>
      <text:p text:style-name="P4">
News Source: <text:a xlink:type="simple" xlink:href="https://armyinform.com.ua/2023/03/31/ofis-genprokurora-ukrayiny-zadokumentovano-ponad-77-tysyach-voyennyh-zlochyniv-2/" text:style-name="Internet_20_link" text:visited-style-name="Visited_20_Internet_20_Link">
https://armyinform.com.ua/2023/03/31/ofis-genprokurora-ukrayiny-zadokumentovano-ponad-77-tysyach-voyennyh-zlochyniv-2/</text:a>
</text:p>
      <!--NEWS-->
      <text:h text:style-name="P10" text:outline-level="1">
<text:span text:style-name="T4">
Hero of Ukraine Oleksandr Pavlyuk: Our warriors are delighted to study foreign equipment</text:span>
</text:h>
      <text:p text:style-name="P4">
Author: ['Володимир Скоростецький']</text:p>
      <text:p text:style-name="P4">
Time: 2023-03-31T67:00:00-04:00</text:p>
      <text:p text:style-name="P4">
Description: At the Etermarathon “Edini Novin”, Lieutenant General Oleksandr Pavlyuk, who was commenting on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pavlyuk.jpg" text:style-name="Internet_20_link" text:visited-style-name="Visited_20_Internet_20_Link">
pavlyuk.jpg</text:a>
']</text:p>
      <text:p text:style-name="P4">
Tags: ['LEOPARD 2', 'ГЕНЕРАЛ-ЛЕЙТЕНАНТ ОЛЕКСАНДР ПАВЛЮК', 'ТЕЛЕМАРАФОН "ЄДИНІ НОВИНИ"']</text:p>
      <text:p text:style-name="P4">
Category: News</text:p>
      <!--METADATA-->
      <text:p text:style-name="P4">
<draw:frame draw:style-name="fr1" draw:name="Image294" text:anchor-type="as-char" svg:width="6.9236in" svg:height="4.32725in" draw:z-index="0">
<draw:image xlink:href="../Images/AРМІЯINFORM/2023-03-31T67-00-00-04-00/pavlyuk.jpg" xlink:type="simple" xlink:show="embed" xlink:actuate="onLoad" draw:mime-type="image/jpeg"/>
</draw:frame>
Alexander Pavlyuk</text:p>
      <text:p text:style-name="P4">
Lieutenant-General Alexander Pavlyuk, in the Ether of the Unified News Telemann, pronounced the receipt of the first leopard tanks and the preparation of our soldiers abroad.</text:p>
      <ul>
        <li>
I just returned from Poland, where our crews are preparing. The guys who have passed the actions fought on the technique of Soviet samples. And in their words: this is what we lacked. It is a completely different machine that has fire power, armor, a powerful engine and the security of the crew. And if the Soviet construction tank is a cemetery where the crew has little chance of surviving. So leopard is a machine that is protected and the ability to fire long distances - then the Nizhia Soviet tanks. Therefore, people are delighted to study these machines and hope that it will be what our victory will make.</li>
      </ul>
      <text:p text:style-name="P4">
Lieutenant General Alexander Pavlyuk also stressed that we are taking the best of Western partners. And we share with them what we know ourselves. They take the experience that we gained during the fighting. In order to be induced in the future in the preparation of their troops.</text:p>
      <ul>
        <li>
We have been actively taking the experience of our partners since 2014. And he began to us in 2022, when we stopped much less forces of a powerful enemy the ability to fight. The ability to think correctly and correctly to make a decision, to protect the personnel. It was what decided the fate of many fights. Israz our troops abroad learn to fight and think new. Not as it was at a Soviet military school and it was the key to our victory, ”said Lieutenant General Alexander Pavlyuk.</li>
      </ul>
      <text:p text:style-name="P4">
Speaking of the moral spirit of soldiers who master the latest equipment abroad, the First Deputy Minister of Defense of Ukraine noted that the mood in the soldiers was elevated. And they literally absorb knowledge. Because they understand that the more experience will gain, the more the chances of doing the combat task to go home alive and healthy. The atmosphere is very positive there. Swing partners do everything to teach people, to create conditions for learning and living. For our warriors to gain experience and rest at the same time from the fighting, where they left for this term. People are ready to fulfill the tasks of recognition of our territories.</text:p>
      <text:p text:style-name="P4">
Another question that Lieutenant General Oleksandr Pavlyuk commented, communicating with journalists, is changes in the current legislation on the optimizations of military service.With regard to receiving the latest foreign fighters by Ukraine, the first deputy head of the defense department stated that everything is being done to make this topic. The negotiations are ongoing. Our partners are expected.</text:p>
      <text:p text:style-name="P4">
News Source: <text:a xlink:type="simple" xlink:href="https://armyinform.com.ua/2023/03/31/geroj-ukrayiny-oleksandr-pavlyuk-nashi-voyiny-iz-zahoplennyam-vyvchayut-inozemnu-tehniku/" text:style-name="Internet_20_link" text:visited-style-name="Visited_20_Internet_20_Link">
https://armyinform.com.ua/2023/03/31/geroj-ukrayiny-oleksandr-pavlyuk-nashi-voyiny-iz-zahoplennyam-vyvchayut-inozemnu-tehniku/</text:a>
</text:p>
      <!--NEWS-->
      <text:h text:style-name="P10" text:outline-level="1">
<text:span text:style-name="T4">
Denis Shmigal and Andrey Plenkovich discussed Croatia's support in demining and veteran policy</text:span>
</text:h>
      <text:p text:style-name="P4">
Author: ['АРМІЯINFORM']</text:p>
      <text:p text:style-name="P4">
Time: 2023-03-31T68:00:00-04:00</text:p>
      <text:p text:style-name="P4">
Description: Prem and Ministure of Ukraine Denis Schmigal Proviv Zustych at Kiwi Prem'r-Ministr Croati ... War with Ukraine 2022, War with Ukraine Latest News today, War with Ukraine 2022 Last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3/thumb_201778_820_360_0_0_auto.jpg" text:style-name="Internet_20_link" text:visited-style-name="Visited_20_Internet_20_Link">
thumb_201778_820_360_0_0_auto.jpg</text:a>
']</text:p>
      <text:p text:style-name="P4">
Tags: ['STOPRUSSIA', 'АГРЕСІЯ РФ', 'ВЕРТОЛЬОТИ МІ-8', 'ВТОРГНЕННЯ РФ', 'ДЕНИС ШМИГАЛЬ', 'РЕСПУБЛІКА ХОРВАТІЯ']</text:p>
      <text:p text:style-name="P4">
Category: News</text:p>
      <!--METADATA-->
      <text:p text:style-name="P4">
<draw:frame draw:style-name="fr1" draw:name="Image295" text:anchor-type="as-char" svg:width="6.9236in" svg:height="4.12883in" draw:z-index="0">
<draw:image xlink:href="../Images/AРМІЯINFORM/2023-03-31T68-00-00-04-00/thumb_201778_820_360_0_0_auto.jpg" xlink:type="simple" xlink:show="embed" xlink:actuate="onLoad" draw:mime-type="image/jpeg"/>
</draw:frame>
Prime Minister of Ukraine Denis Shmigal met in Kiev with Croatian Prime Minister Andrey Plenkovich.</text:p>
      <text:p text:style-name="P4">
Denis Shmigal thanked the Croatian side for a visit and consistent support for all full -scale aggression of Russia.</text:p>
      <text:p text:style-name="P4">
“Croatia is a state that, despite the difficult way of post -war recovery, has successfully integrated to the EU. It is extremely valuable to us with the experience of comparison of European integration, post -war recovery, veterans policy, demining, ”said the head of the Ukrainian government.</text:p>
      <text:p text:style-name="P4">
The Prime Minister of Ukraine emphasized that our state is extremely appreciating the assistance of Chorvis, in particular, thanked for their intention to transfer Mi-8 helicopters.</text:p>
      <text:p text:style-name="P4">
According to Andrei Plenkovich, Croatia is ready to help in the rehabilitation of veterans, restoration, protection of cultural heritage from the war.</text:p>
      <text:p text:style-name="P4">
<text:span text:style-name="T4">
 Source: </text:span>
 _ <text:a xlink:type="simple" xlink:href="https://www.kmu.gov.ua/news/denys-shmyhal-ta-andrei-plenkovych-obhovoryly-pidtrymku-khorvatii-u-rozminuvanni-ta-veteranskii-politytsi" text:style-name="Internet_20_link" text:visited-style-name="Visited_20_Internet_20_Link">
Cabinet of Ministers of Ukraine</text:a>
_</text:p>
      <text:p text:style-name="P4">
News Source: <text:a xlink:type="simple" xlink:href="https://armyinform.com.ua/2023/03/31/denys-shmygal-ta-andrej-plenkovych-obgovoryly-pidtrymku-horvatiyi-u-rozminuvanni-ta-veteranskij-polityczi/" text:style-name="Internet_20_link" text:visited-style-name="Visited_20_Internet_20_Link">
https://armyinform.com.ua/2023/03/31/denys-shmygal-ta-andrej-plenkovych-obgovoryly-pidtrymku-horvatiyi-u-rozminuvanni-ta-veteranskij-polityczi/</text:a>
</text:p>
      <!--NEWS-->
      <text:h text:style-name="P10" text:outline-level="1">
<text:span text:style-name="T4">
Last week Aviation NSU made 14 combat departments</text:span>
</text:h>
      <text:p text:style-name="P4">
Author: ['Володимир Загребельний']</text:p>
      <text:p text:style-name="P4">
Time: 2023-03-31T69:00:00-04:00</text:p>
      <text:p text:style-name="P4">
Description: About the Commentaries in the Komentimv Armyanform, the director of the Director Department of Planwa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photo_5274217855669355926_w.jpg" text:style-name="Internet_20_link" text:visited-style-name="Visited_20_Internet_20_Link">
photo_5274217855669355926_w.jpg</text:a>
']</text:p>
      <text:p text:style-name="P4">
Tags: ['STOPRUSSIA', 'АГРЕСІЯ РФ', 'ВТОРГНЕННЯ РФ']</text:p>
      <text:p text:style-name="P4">
Category: News</text:p>
      <!--METADATA-->
      <text:p text:style-name="P4">
<draw:frame draw:style-name="fr1" draw:name="Image296" text:anchor-type="as-char" svg:width="6.9236in" svg:height="4.615733in" draw:z-index="0">
<draw:image xlink:href="../Images/AРМІЯINFORM/2023-03-31T69-00-00-04-00/photo_5274217855669355926_w.jpg" xlink:type="simple" xlink:show="embed" xlink:actuate="onLoad" draw:mime-type="image/jpeg"/>
</draw:frame>
Mykola Urshalovich.Foto: Dmitry Yurchenko / Armyinfom</text:p>
      <text:p text:style-name="P4">
This was announced in the comment by the ArmyForm Deputy Director of the Department ofenbuenalization of the Use of the Main Directorate of the National Guard of Ukraine Main Colonel Mykola Urshalovich. He also told about the execution of other combat(special)The tasks performed by the units of the Guards in the troops in the operation of the Defense Forces last week.</text:p>
      <text:p text:style-name="P4">
The National Guard intelligence units found 292 enemy targets whose large -scale was affected by fire defense forces from them:</text:p>
      <ul>
        <li>
by means of electronic intelligence - 154. * observation posts - 61; * calculations of unmanned aviation complexes - 77;</li>
      </ul>
      <text:p text:style-name="P4">
_ <text:span text:style-name="T4">
 Reference: </text:span>
 Defense forces - the Armed Forces of Ukraine, as well as other military formations, law enforcement and intelligence agencies, special purpose bodies with law enforcement functions, which the Constitution and laws of Ukraine are entrusted with the functions of defense of the state.</text:p>
      <text:p text:style-name="P4">
“In addition, the groups of air intelligence of the 27th Pechersk Brigade in the Liman, Donetsk and Zaporizhzhya directions in cooperation with artillery units have identified and destroy Location of personnel, ”informed the representative of the National Guard of Ukraine.</text:p>
      <text:p text:style-name="P4">
Read also:</text:p>
      <text:p text:style-name="P4">
<text:a xlink:type="simple" xlink:href="https://armyinform.com.ua/2023/03/31/shhodenno-20-tysyach-vijskovosluzhbovcziv-ngu-zabezpechuyut-zahody-pravovogo-rezhymu-voyennogo-stanu-mykola-urshalovych/" text:style-name="Internet_20_link" text:visited-style-name="Visited_20_Internet_20_Link">
Daily NSU servicemen provide measures of the legal regime of the military - Mykolarshalovich</text:a>
Colonel Mykola Urshalovych noted that during the participation in the stabilization actions, engineering units continue to ensure the work of the brigades of PJSC “National Energy Company“ Ukrenergo ”on repair of power lines in the Kherson region.</text:p>
      <text:p text:style-name="P4">
“About 4 hectaries were surveyed in the area of the settlements of Milove, Dudchany and 25 explosive objects were disposed of. In addition, about 9 hectares of localism have been examined in the area of the settlement in the area of the settlement and 128 explosive objects were disposed of, ”he added.</text:p>
      <text:p text:style-name="P4">
News Source: <text:a xlink:type="simple" xlink:href="https://armyinform.com.ua/2023/03/31/mynulogo-tyzhnya-aviacziya-ngu-zdijsnyla-14-bojovyh-vylotiv/" text:style-name="Internet_20_link" text:visited-style-name="Visited_20_Internet_20_Link">
https://armyinform.com.ua/2023/03/31/mynulogo-tyzhnya-aviacziya-ngu-zdijsnyla-14-bojovyh-vylotiv/</text:a>
</text:p>
      <!--NEWS-->
      <text:h text:style-name="P10" text:outline-level="1">
<text:span text:style-name="T4">
The principles of neutrality cannot be applied when it comes to the genocide of the Ukrainian people - Dmitry Lubinets</text:span>
</text:h>
      <text:p text:style-name="P4">
Author: ['АРМІЯINFORM']</text:p>
      <text:p text:style-name="P4">
Time: 2023-03-31T70:00:00-04:00</text:p>
      <text:p text:style-name="P4">
Description: Supreme Supreme for the sake of Ukrainian, the rights of the people of Dmitro Lubinets Vidreagivuvu on the Rishnnya ... War with Ukraine 2022, the war with Ukraine Latest news today, News War with Ukraine 2022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mbd1qyo.webp" text:style-name="Internet_20_link" text:visited-style-name="Visited_20_Internet_20_Link">
mbd1qyo.webp</text:a>
']</text:p>
      <text:p text:style-name="P4">
Tags: ['STOPRUSSIA', 'АГРЕСІЯ РФ', 'ВТОРГНЕННЯ РФ', 'ДМИТРО ЛУБІНЕЦЬ']</text:p>
      <text:p text:style-name="P4">
Category: News</text:p>
      <!--METADATA-->
      <text:p text:style-name="P4">
<draw:frame draw:style-name="fr1" draw:name="Image297" text:anchor-type="as-char" svg:width="6.9236in" svg:height="3.894525in" draw:z-index="0">
<draw:image xlink:href="../ConvertedIMGs/AРМІЯINFORM/2023-03-31T70-00-00-04-00/mbd1qyo.png" xlink:type="simple" xlink:show="embed" xlink:actuate="onLoad" draw:mime-type="image/png"/>
</draw:frame>
The Commissioner of the Verkhovna Rada of Ukraine for Human Rights Dmitry Lubinets reacted the decision of the International Olympic Committee to recommend international federations to allow athletes from Russia and Belarus to international competitions under the neutral flag. At the same time, the IOC reported that they leave the right to decide whether the athletes of the two countries in the 20124 and 2026 Olympics will participate at the relevant time.</text:p>
      <ul>
        <li>
Permission to participate in the Olympic Games in neutral status is an attempt to close their eyes to the crimes that Russia commits in the territory of the state - mass murder, theft, deportation, torture, torture, destruction and destruction of civilian and energy infrastructure. Including from the territory of Belarus, - says Ombudsman.</li>
      </ul>
      <text:p text:style-name="P4">
According to the Commissioner, many athletes of the Russian Federation are military army, which kills Ukrainians. From the beginning of a large -scale invasion, 262 Ukrainian athletes and coaches have been killed. Almost 350 sports facilities are arranged or damaged.</text:p>
      <ul>
        <li>
I personally communicated with the athlete, who was tortured in the occupation by Russian, breaking the bones of hands and feet, so that he could no longer represent Ukraine in the world arenas, - said Dmitry Lubinets.</li>
      </ul>
      <text:p text:style-name="P4">
He also noted that a year ago, the IOC supported Ukraine, dismissal and Belarussian athletes from participation in international competitions.</text:p>
      <text:p text:style-name="P4">
In his address to the International Olympic Committee, the Ombudsman urges to violate the principles of Olympic peace and prohibit the participation of Russian Ibilorus athletes in international competitions.</text:p>
      <ul>
        <li>
The criminal actions of Russia are completely contrary to the modern concept of Olympism, the idea of which is the idea of supporting the anti -war movement and reconciliation of peoples. The Russian Federation and Belarus is not a place in the great sport!</li>
      </ul>
      <text:p text:style-name="P4">
News Source: <text:a xlink:type="simple" xlink:href="https://armyinform.com.ua/2023/03/31/prynczypy-nejtralnosti-ne-mozhut-buty-zastosovani-koly-jdetsya-pro-genoczyd-ukrayinskogo-narodu-dmytro-lubinecz/" text:style-name="Internet_20_link" text:visited-style-name="Visited_20_Internet_20_Link">
https://armyinform.com.ua/2023/03/31/prynczypy-nejtralnosti-ne-mozhut-buty-zastosovani-koly-jdetsya-pro-genoczyd-ukrayinskogo-narodu-dmytro-lubinecz/</text:a>
</text:p>
      <!--NEWS-->
      <text:h text:style-name="P10" text:outline-level="1">
<text:span text:style-name="T4">
The president and head of foreign governments honored the memory of the residents of Bucha, who died during the occupation of the Russian Federation</text:span>
</text:h>
      <text:p text:style-name="P4">
Author: ['АРМІЯINFORM']</text:p>
      <text:p text:style-name="P4">
Time: 2023-03-31T71:00:00-04:00</text:p>
      <text:p text:style-name="P4">
Description: At the RICHNINY of Zvilnnnya Buchi (Kyivska region), the President of the Ukrainian President Rosiyskiyki ... War with Ukraine 2022, war with Ukraine Latest News today, News War with Ukraine 2022 are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bca7b72a1cb586006fa4f312b5adb60f_1680259054_wysiwyg.jpeg" text:style-name="Internet_20_link" text:visited-style-name="Visited_20_Internet_20_Link">
bca7b72a1cb586006fa4f312b5adb60f_1680259054_wysiwyg.jpeg</text:a>
']</text:p>
      <text:p text:style-name="P4">
Tags: ['STOPRUSSIA', 'БУЧА', 'ПРЕЗИДЕНТ УКРАЇНИ']</text:p>
      <text:p text:style-name="P4">
Category: News</text:p>
      <!--METADATA-->
      <text:p text:style-name="P4">
<draw:frame draw:style-name="fr1" draw:name="Image298" text:anchor-type="as-char" svg:width="6.9236in" svg:height="4.612849in" draw:z-index="0">
<draw:image xlink:href="../Images/AРМІЯINFORM/2023-03-31T71-00-00-04-00/bca7b72a1cb586006fa4f312b5adb60f_1680259054_wysiwyg.jpeg" xlink:type="simple" xlink:show="embed" xlink:actuate="onLoad" draw:mime-type="image/jpeg"/>
</draw:frame>
On the anniversary of the liberation of Bucha(Kyiv region)From the Russian invaders, the president of Ukraine Volodymyr Zelensky took part in honoring the memoirs of the city killed during the Russian occupation.</text:p>
      <text:p text:style-name="P4">
About it <text:a xlink:type="simple" xlink:href="https://www.president.gov.ua/news/prezident-i-glavi-inozemnih-derzhav-ta-uryadiv-ushanuvali-pa-81969" text:style-name="Internet_20_link" text:visited-style-name="Visited_20_Internet_20_Link">
reports</text:a>
Office of the President of Ukraine.</text:p>
      <text:p text:style-name="P4">
The ceremony took place near the Church of the Apostle Andrew the First Called and all in Bucha.</text:p>
      <text:p text:style-name="P4">
Together with the Head of the Ukrainian State, the memory of the dead was honored: Moldova Presidential Republic, Prime Minister of the Slovak Republic Eduardheger, Slovenia Prime Minister Robert Golob, Croatian Prime Minister Andreplenkovich, and Verkhovna Rada Chairman, Ruslan. Prime Minister of Ukraine Denis Shmigal, Presidential Head Andriy Yermak.</text:p>
      <text:p text:style-name="P4">
The attendees installed lamps to the memorial cross at the burial ground of the Bucha's civilians killed by Russian invaders.</text:p>
      <text:p text:style-name="P4">
During the ceremony, the names of 77 identified persons who were buried in the mass grave near the temple, as well as 11 servicemen who died in Boyakhz Buch, were performed.</text:p>
      <text:p text:style-name="P4">
News Source: <text:a xlink:type="simple" xlink:href="https://armyinform.com.ua/2023/03/31/prezydent-i-glavy-inozemnyh-uryadiv-vshanuvaly-pamyat-zhyteliv-buchi-yaki-zagynuly-pid-chas-okupacziyi-rf/" text:style-name="Internet_20_link" text:visited-style-name="Visited_20_Internet_20_Link">
https://armyinform.com.ua/2023/03/31/prezydent-i-glavy-inozemnyh-uryadiv-vshanuvaly-pamyat-zhyteliv-buchi-yaki-zagynuly-pid-chas-okupacziyi-rf/</text:a>
</text:p>
      <!--NEWS-->
      <text:h text:style-name="P10" text:outline-level="1">
<text:span text:style-name="T4">
More than 35 thousand questionnaires - Mykola Urshalovich - have already received the assault brigades "Guards of the offensive"</text:span>
</text:h>
      <text:p text:style-name="P4">
Author: ['Володимир Поліщук']</text:p>
      <text:p text:style-name="P4">
Time: 2023-03-31T72:00:00-04:00</text:p>
      <text:p text:style-name="P4">
Description: At the Suhogodni to the stormtrooper of the brigades “Guard Naskuupa”, 35 Tysyach questionnaires, ... War with Ukraine 2022, the war with Ukraine Latest News today, News War with Ukraine 2022 are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3/gvardiya-nastupu-golovne-foto.jpg" text:style-name="Internet_20_link" text:visited-style-name="Visited_20_Internet_20_Link">
gvardiya-nastupu-golovne-foto.jpg</text:a>
', '<text:a xlink:type="simple" xlink:href="https://armyinform.com.ua/wp-content/uploads/2023/03/gvardiya-nastupu-3.jpg" text:style-name="Internet_20_link" text:visited-style-name="Visited_20_Internet_20_Link">
gvardiya-nastupu-3.jpg</text:a>
', '<text:a xlink:type="simple" xlink:href="https://armyinform.com.ua/wp-content/uploads/2023/03/gvardiya-nastupu-1.jpg" text:style-name="Internet_20_link" text:visited-style-name="Visited_20_Internet_20_Link">
gvardiya-nastupu-1.jpg</text:a>
']</text:p>
      <text:p text:style-name="P4">
Tags: ['ГВАРДІЯ НАСТУПУ', 'МИКОЛА УРШАЛОВИЧ']</text:p>
      <text:p text:style-name="P4">
Category: News</text:p>
      <!--METADATA-->
      <text:p text:style-name="P4">
<draw:frame draw:style-name="fr1" draw:name="Image299" text:anchor-type="as-char" svg:width="6.9236in" svg:height="4.904217in" draw:z-index="0">
<draw:image xlink:href="../Images/AРМІЯINFORM/2023-03-31T72-00-00-04-00/gvardiya-nastupu-golovne-foto.jpg" xlink:type="simple" xlink:show="embed" xlink:actuate="onLoad" draw:mime-type="image/jpeg"/>
</draw:frame>
To date, more than 35 thousand -angle has been received before the assault brigades of the offensive, of which more than 16 thousand - to the National Guard of Ukraine. Of all the number of volunteers, 10% have already been taken to the ranks of brigades.</text:p>
      <text:p text:style-name="P4">
The Armyinform was informed about it by the Deputy Director of the Planning Department of the Main Directorate of NSU Colonel Mykola Urshalovich.</text:p>
      <text:p text:style-name="P4">
<draw:frame draw:style-name="fr1" draw:name="Image300" text:anchor-type="as-char" svg:width="6.9236in" svg:height="4.615733in" draw:z-index="0">
<draw:image xlink:href="../Images/AРМІЯINFORM/2023-03-31T72-00-00-04-00/gvardiya-nastupu-3.jpg" xlink:type="simple" xlink:show="embed" xlink:actuate="onLoad" draw:mime-type="image/jpeg"/>
</draw:frame>
- There is a certain percentage of people who do not pass the assault teams of health, due to insufficient level of physical fitness or interview. We continue to complete the crews and select people. At the same time, there are still multifaceted ones that we are working out. Each of them in essence needs attention and is made specific people. Therefore, taking into account the volume - it takes time, - said Nikola Urshalovich.</text:p>
      <text:p text:style-name="P4">
He emphasized that the fighters who entered the ranks of the assault teams of the Guards of the Pumptup have a high level of motivation. Already today, fighters who have passed the stages of selection, train at landfills, where individual training and combat coordination in the units are undergoing.</text:p>
      <text:p text:style-name="P4">
<draw:frame draw:style-name="fr1" draw:name="Image301" text:anchor-type="as-char" svg:width="6.9236in" svg:height="4.615733in" draw:z-index="0">
<draw:image xlink:href="../Images/AРМІЯINFORM/2023-03-31T72-00-00-04-00/gvardiya-nastupu-1.jpg" xlink:type="simple" xlink:show="embed" xlink:actuate="onLoad" draw:mime-type="image/jpeg"/>
</draw:frame>
- Instructors prepare them, paying attention to individual training, weapons, including large caliber, are also machine guns. NSU representative. —The some units have started training for anti -aircraft and artillerymen. After theoretical classes, they will go to practice, where they will master the available arms that are in the brigades.</text:p>
      <text:p text:style-name="P4">
The main tasks of such units will be the destruction of terrestrial and air targets.</text:p>
      <ul>
        <li>
The recruiting campaign "Guards of the offensive" will officially end on April 1, but they can continue, because there is a large number of those who want to join the assault brown, - said Colonel Urshalovich.</li>
      </ul>
      <text:p text:style-name="P4">
<text:span text:style-name="T4">
 _ Help: _ </text:span>
</text:p>
      <ul>
        <li>
There are two ways to submit a questionnaire to volunteers: through the official site <text:span text:style-name="T4">
 https: //Storm.mvs.gov.ua/</text:span>
 or at the Center for Administrative Services.<text:span text:style-name="T5">
<text:span text:style-name="T5">
 _Narazh operates 151 CNAPs where you can apply. More information on the official website or at the hotline number </text:span>
<text:span text:style-name="T5">
 0800 10 00 20 </text:span>
* .</text:span>
</li>
      </ul>
      <text:p text:style-name="P4">
News Source: <text:a xlink:type="simple" xlink:href="https://armyinform.com.ua/2023/03/31/do-shturmovyh-brygad-gvardiyi-nastupu-vzhe-nadijshlo-ponad-35-tysyach-anket-mykola-urshalovych/" text:style-name="Internet_20_link" text:visited-style-name="Visited_20_Internet_20_Link">
https://armyinform.com.ua/2023/03/31/do-shturmovyh-brygad-gvardiyi-nastupu-vzhe-nadijshlo-ponad-35-tysyach-anket-mykola-urshalovych/</text:a>
</text:p>
      <!--NEWS-->
      <text:h text:style-name="P10" text:outline-level="1">
<text:span text:style-name="T4">
The President of Ukraine discussed the development of the situation at the Front with the Prime Minister of Slovenia</text:span>
</text:h>
      <text:p text:style-name="P4">
Author: ['АРМІЯINFORM']</text:p>
      <text:p text:style-name="P4">
Time: 2023-03-31T73:00:00-04:00</text:p>
      <text:p text:style-name="P4">
Description: President of Ukraine Volodymyr Zelensky Zustrich Iz Prem'r-Ministrom Respubbleki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b4789d1fbb898a385f8d1c5a32c493ff_1680257032_extra_large.jpeg" text:style-name="Internet_20_link" text:visited-style-name="Visited_20_Internet_20_Link">
b4789d1fbb898a385f8d1c5a32c493ff_1680257032_extra_large.jpeg</text:a>
']</text:p>
      <text:p text:style-name="P4">
Tags: ['STOPRUSSIA', 'АГРЕСІЯ РФ', 'ВОЛОДИМИР ЗЕЛЕНСЬКИЙ', 'РЕСПУБЛІКА СЛОВЕНІЯ']</text:p>
      <text:p text:style-name="P4">
Category: News</text:p>
      <!--METADATA-->
      <text:p text:style-name="P4">
<draw:frame draw:style-name="fr1" draw:name="Image302" text:anchor-type="as-char" svg:width="6.9236in" svg:height="4.613521in" draw:z-index="0">
<draw:image xlink:href="../Images/AРМІЯINFORM/2023-03-31T73-00-00-04-00/b4789d1fbb898a385f8d1c5a32c493ff_1680257032_extra_large.jpeg" xlink:type="simple" xlink:show="embed" xlink:actuate="onLoad" draw:mime-type="image/jpeg"/>
</draw:frame>
President of Ukraine Volodymyr Zelensky held a meeting with the Prime Minister of Slovenia Robert Golob, who came to our country on a visit.</text:p>
      <text:p text:style-name="P4">
About it <text:a xlink:type="simple" xlink:href="https://www.president.gov.ua/news/prezident-ukrayini-proviv-zustrich-iz-premyer-ministrom-slov-81973" text:style-name="Internet_20_link" text:visited-style-name="Visited_20_Internet_20_Link">
reports</text:a>
Office of the President of Ukraine.</text:p>
      <text:p text:style-name="P4">
The President informed Slovenia Prime Minister about the development of the situation on the polyb and stressed that the continuation of effective and active defensive support of Ukraine from all partners and allies is more important today.</text:p>
      <text:p text:style-name="P4">
“I want to thank you for taking time to visit us on such an important day - the day of Bucha's de -occupation. Also grateful for all the help you provided to Ukraine for strengthening on the battlefield, ”the Head of State said.</text:p>
      <text:p text:style-name="P4">
Volodymyr Zelensky emphasized the importance of the recent government decision to allocate a new package of military assistance to Ukraine, will help to accelerate the liberation of Ukrainian lands from the invaders.</text:p>
      <text:p text:style-name="P4">
As part of the meeting, the President of Ukraine and the Prime Minister Slovenia have signed a joint declaration, which will help to strengthen cooperation between the two countries.</text:p>
      <text:p text:style-name="P4">
News Source: <text:a xlink:type="simple" xlink:href="https://armyinform.com.ua/2023/03/31/prezydent-ukrayiny-obgovoryv-z-premyerom-sloveniyi-rozvytok-sytuacziyi-na-fronti/" text:style-name="Internet_20_link" text:visited-style-name="Visited_20_Internet_20_Link">
https://armyinform.com.ua/2023/03/31/prezydent-ukrayiny-obgovoryv-z-premyerom-sloveniyi-rozvytok-sytuacziyi-na-fronti/</text:a>
</text:p>
      <!--NEWS-->
      <text:h text:style-name="P10" text:outline-level="1">
<text:span text:style-name="T4">
65 Ukrainian military completed the Patriot SCR in the US</text:span>
</text:h>
      <text:p text:style-name="P4">
Author: ['АРМІЯINFORM']</text:p>
      <text:p text:style-name="P4">
Time: 2023-03-31T74:00:00-04:00</text:p>
      <text:p text:style-name="P4">
Description: Tsoogo Tizhnya 65 Ukrainian Vіsysovo services of the impassive defense defaulted the system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petriot.jpg" text:style-name="Internet_20_link" text:visited-style-name="Visited_20_Internet_20_Link">
petriot.jpg</text:a>
']</text:p>
      <text:p text:style-name="P4">
Tags: ['STOPRUSSIA', 'АГРЕСІЯ РФ', 'ВІЙСЬКОВІ НАВЧАННЯ', 'ПАТРІОТ', 'ПЕТ РАЙДЕР', 'США']</text:p>
      <text:p text:style-name="P4">
Category: News</text:p>
      <!--METADATA-->
      <text:p text:style-name="P4">
<draw:frame draw:style-name="fr1" draw:name="Image303" text:anchor-type="as-char" svg:width="6.9236in" svg:height="3.894525in" draw:z-index="0">
<draw:image xlink:href="../Images/AРМІЯINFORM/2023-03-31T74-00-00-04-00/petriot.jpg" xlink:type="simple" xlink:show="embed" xlink:actuate="onLoad" draw:mime-type="image/jpeg"/>
</draw:frame>
This week, 65 Ukrainian military personnel have registered the Patriot system in Fort Sill, Oklahoma, and have already returned to the premises.</text:p>
      <text:p text:style-name="P4">
About it <text:a xlink:type="simple" xlink:href="https://www.defense.gov/News/News-Stories/Article/Article/3347269/dod-official-says-training-for-ukrainians-is-ongoing/" text:style-name="Internet_20_link" text:visited-style-name="Visited_20_Internet_20_Link">
reported</text:a>
Pentagon spokesman General Pet Rayer.</text:p>
      <text:p text:style-name="P4">
As it is expected, these recently trained Ukrainian soldiers will return to the experience of air defense and share with their knowledge of the use of the Patriot system.</text:p>
      <text:p text:style-name="P4">
According to Pet Rider, the United States, Germany and the Netherlands have promised to transfer the Patriot systems to Ukraine.</text:p>
      <text:p text:style-name="P4">
“Once in Ukraine, the patriot air defense system <text:a xlink:type="simple" xlink:href="https://armyinform.com.ua/2023/01/14/chy-dopomozhe-zrk-patriot-znyshhuvaty-rosijski-balistychni-rakety/" text:style-name="Internet_20_link" text:visited-style-name="Visited_20_Internet_20_Link">
complement</text:a>
Echelorated air defense of Ukraine in order to provide protection against meaningless, cruel attacks by inhabited civilians and civilian infrastructure, ”Pet Ryder said.</text:p>
      <text:p text:style-name="P4">
We will remind, in January 2023 Ukrainian servicemen <text:a xlink:type="simple" xlink:href="https://armyinform.com.ua/2023/01/11/pochatok-pidgotovky-ukrayinskyh-vijskovyh-na-zrk-patriot/" text:style-name="Internet_20_link" text:visited-style-name="Visited_20_Internet_20_Link">
started</text:a>
Preparation for the use of the Patriot Air Defense system.</text:p>
      <text:p text:style-name="P4">
Also, as a result of the tenth meeting of the Contact Group on Defense of Ukraine in Ramstein format, US Defense Minister Lloyd Austin <text:a xlink:type="simple" xlink:href="https://armyinform.com.ua/2023/03/15/zsu-otrymayut-ishhe-bilshe-tankiv-leopard-ta-zrk-patriot-vid-ssha-frn-ta-niderlandiv-pershi-zayavy-zustrichi-u-formati-ramshtajn/" text:style-name="Internet_20_link" text:visited-style-name="Visited_20_Internet_20_Link">
declared</text:a>
that the United States, Germany and the Netherlands were presented by Patrioot reports to Ukraine.</text:p>
      <text:p text:style-name="P4">
News Source: <text:a xlink:type="simple" xlink:href="https://armyinform.com.ua/2023/03/31/65-ukrayinskyh-vijskovyh-zavershyly-navchannya-na-zrk-patriot-u-ssha/" text:style-name="Internet_20_link" text:visited-style-name="Visited_20_Internet_20_Link">
https://armyinform.com.ua/2023/03/31/65-ukrayinskyh-vijskovyh-zavershyly-navchannya-na-zrk-patriot-u-ssha/</text:a>
</text:p>
      <!--NEWS-->
      <text:h text:style-name="P10" text:outline-level="1">
<text:span text:style-name="T4">
Poland Senate unanimously condemned the abduction of Ukrainian children by Russia</text:span>
</text:h>
      <text:p text:style-name="P4">
Author: ['АРМІЯINFORM']</text:p>
      <text:p text:style-name="P4">
Time: 2023-03-31T75:00:00-04:00</text:p>
      <text:p text:style-name="P4">
Description: The Chicature of Polish Praise the resolution, I was driving illegally the deportation of Ukraine o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fsdm0inx0am5swv-scaled.jpg" text:style-name="Internet_20_link" text:visited-style-name="Visited_20_Internet_20_Link">
fsdm0inx0am5swv-scaled.jpg</text:a>
']</text:p>
      <text:p text:style-name="P4">
Tags: ['STOPRUSSIA', 'ВИКРАДЕННЯ ДІТЕЙ', 'ПОЛЬЩА']</text:p>
      <text:p text:style-name="P4">
Category: News</text:p>
      <!--METADATA-->
      <text:p text:style-name="P4">
<draw:frame draw:style-name="fr1" draw:name="Image304" text:anchor-type="as-char" svg:width="6.9236in" svg:height="4.615733in" draw:z-index="0">
<draw:image xlink:href="../Images/AРМІЯINFORM/2023-03-31T75-00-00-04-00/fsdm0inx0am5swv-scaled.jpg" xlink:type="simple" xlink:show="embed" xlink:actuate="onLoad" draw:mime-type="image/jpeg"/>
</draw:frame>
Poland's Cenat adopted a resolution condemning the illegal deportation of Ukrainian children into the territory of the Russian Federation.</text:p>
      <text:p text:style-name="P4">
About it <text:a xlink:type="simple" xlink:href="https://twitter.com/PolskiSenat/status/1641365139680051205" text:style-name="Internet_20_link" text:visited-style-name="Visited_20_Internet_20_Link">
reports</text:a>
The Polish Senate in Twitter.</text:p>
      <text:p text:style-name="P4">
All 90 senators voted for the resolution.</text:p>
      <text:p text:style-name="P4">
"The Senate of the Republic of Poland condemns the inhuman practice of abduction of Ukrainian children during the war against Ukraine," the document reads.</text:p>
      <text:p text:style-name="P4">
In the resolution, the Polish Senate called on international organizations and institutions to bring criminal liability to persons who committed war crimes in Ukraine.</text:p>
      <text:p text:style-name="P4">
"Poland, who himself experienced the numbness of her children during the German occupation, cannot remain indifferent to the appeal of the Commissioner for Human Rights of Ukraine, who called on the international community to help return home all stolen deported children," the resolution reads.</text:p>
      <text:p text:style-name="P4">
News Source: <text:a xlink:type="simple" xlink:href="https://armyinform.com.ua/2023/03/31/senat-polshhi-odnostajno-zasudyv-vykradennya-ukrayinskyh-ditej-rosiyeyu/" text:style-name="Internet_20_link" text:visited-style-name="Visited_20_Internet_20_Link">
https://armyinform.com.ua/2023/03/31/senat-polshhi-odnostajno-zasudyv-vykradennya-ukrayinskyh-ditej-rosiyeyu/</text:a>
</text:p>
      <!--NEWS-->
      <text:h text:style-name="P10" text:outline-level="1">
<text:span text:style-name="T4">
The German Chancellor - to the anniversary of Bucha's release from the occupiers: Russia won't win</text:span>
</text:h>
      <text:p text:style-name="P4">
Author: ['АРМІЯINFORM']</text:p>
      <text:p text:style-name="P4">
Time: 2023-03-31T76:00:00-04:00</text:p>
      <text:p text:style-name="P4">
Description: Starry in the Buchi RIK showed Svitovi, the meaning of Vіina Putin. About the work of the house ... War with Ukraine 2022, the war with Ukraine is the latest news today, the news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bucha-1.jpg" text:style-name="Internet_20_link" text:visited-style-name="Visited_20_Internet_20_Link">
bucha-1.jpg</text:a>
']</text:p>
      <text:p text:style-name="P4">
Tags: ['БУЧА', 'КАНЦЛЕР ФРН ОЛАФ ШОЛЬЦ']</text:p>
      <text:p text:style-name="P4">
Category: News</text:p>
      <!--METADATA-->
      <text:p text:style-name="P4">
<draw:frame draw:style-name="fr1" draw:name="Image305" text:anchor-type="as-char" svg:width="6.9236in" svg:height="3.894525in" draw:z-index="0">
<draw:image xlink:href="../Images/AРМІЯINFORM/2023-03-31T76-00-00-04-00/bucha-1.jpg" xlink:type="simple" xlink:show="embed" xlink:actuate="onLoad" draw:mime-type="image/jpeg"/>
</draw:frame>
The atrocities in Bucha a year ago showed the world what Putin's war means.</text:p>
      <text:p text:style-name="P4">
About it <text:a xlink:type="simple" xlink:href="https://twitter.com/Bundeskanzler/status/1641729425086488576" text:style-name="Internet_20_link" text:visited-style-name="Visited_20_Internet_20_Link">
reported</text:a>
German Chancellor Olaf Soltz.</text:p>
      <text:p text:style-name="P4">
“The images were also etched in my memory. These crimes should not remain free, ”said the Head of the German Federal Government.</text:p>
      <text:p text:style-name="P4">
He added that this is why the Western countries will continue with Ukraine.</text:p>
      <text:p text:style-name="P4">
"Russia will not win!" Said Olaf Soltz.</text:p>
      <text:p text:style-name="P4">
We will remind, a year ago after 33 days of occupation the city of Bucha, in the Kyiv region, <text:a xlink:type="simple" xlink:href="https://armyinform.com.ua/2023/03/31/33-dni-okupacziyi-buchi-ne-zabudemo-ne-probachymo-prezydent-ukrayiny/" text:style-name="Internet_20_link" text:visited-style-name="Visited_20_Internet_20_Link">
it was unveiled</text:a>
from Russian invaders.</text:p>
      <text:p text:style-name="P4">
News Source: <text:a xlink:type="simple" xlink:href="https://armyinform.com.ua/2023/03/31/kanczler-frn-do-richnyczi-zvilnennya-buchi-vid-okupantiv-rosiya-ne-peremozhe/" text:style-name="Internet_20_link" text:visited-style-name="Visited_20_Internet_20_Link">
https://armyinform.com.ua/2023/03/31/kanczler-frn-do-richnyczi-zvilnennya-buchi-vid-okupantiv-rosiya-ne-peremozhe/</text:a>
</text:p>
      <!--NEWS-->
      <text:h text:style-name="P10" text:outline-level="1">
<text:span text:style-name="T4">
Moldova President: Democratic countries must cooperate to punish the atrocities of</text:span>
</text:h>
      <text:p text:style-name="P4">
Author: ['АРМІЯINFORM']</text:p>
      <text:p text:style-name="P4">
Time: 2023-03-31T77:00:00-04:00</text:p>
      <text:p text:style-name="P4">
Description: Moldov President Maya Sandu Pid Hour of his own VIZITA VIDAVIDALA ONEAL TAL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photo_5276327530720250286_y.jpg" text:style-name="Internet_20_link" text:visited-style-name="Visited_20_Internet_20_Link">
photo_5276327530720250286_y.jpg</text:a>
']</text:p>
      <text:p text:style-name="P4">
Tags: ['STOPRUSSIA', 'БУЧА', 'МОЛДОВА']</text:p>
      <text:p text:style-name="P4">
Category: News</text:p>
      <!--METADATA-->
      <text:p text:style-name="P4">
<draw:frame draw:style-name="fr1" draw:name="Image306" text:anchor-type="as-char" svg:width="6.9236in" svg:height="6.092768in" draw:z-index="0">
<draw:image xlink:href="../Images/AРМІЯINFORM/2023-03-31T77-00-00-04-00/photo_5276327530720250286_y.jpg" xlink:type="simple" xlink:show="embed" xlink:actuate="onLoad" draw:mime-type="image/jpeg"/>
</draw:frame>
During her visit to Ukraine, Moldova President Maya Sandu visited the monument of Bucha's residents who died during the Russian occupation.</text:p>
      <text:p text:style-name="P4">
About this <text:a xlink:type="simple" xlink:href="https://twitter.com/sandumaiamd/status/1641747209560498177" text:style-name="Internet_20_link" text:visited-style-name="Visited_20_Internet_20_Link">
it is referred</text:a>
In her tweet.</text:p>
      <text:p text:style-name="P4">
“Today, with the people of Moldova, together with the world community, we honor the memory of terror caused to civilians in Bucha a year ago. We honor and miss the Non.</text:p>
      <text:p text:style-name="P4">
Democratic countries must work together to ensure the investigation of these atrocities, ”her post reads.</text:p>
      <text:p text:style-name="P4">
News Source: <text:a xlink:type="simple" xlink:href="https://armyinform.com.ua/2023/03/31/prezydent-moldovy-demokratychni-krayiny-povynni-spivpraczyuvaty-shhob-pokaraty-zvirstva-rosiyi/" text:style-name="Internet_20_link" text:visited-style-name="Visited_20_Internet_20_Link">
https://armyinform.com.ua/2023/03/31/prezydent-moldovy-demokratychni-krayiny-povynni-spivpraczyuvaty-shhob-pokaraty-zvirstva-rosiyi/</text:a>
</text:p>
      <!--NEWS-->
      <text:h text:style-name="P10" text:outline-level="1">
<text:span text:style-name="T4">
Volodymyr Zelensky presented Buchi award "City-Hero of Ukraine"</text:span>
</text:h>
      <text:p text:style-name="P4">
Author: ['АРМІЯINFORM']</text:p>
      <text:p text:style-name="P4">
Time: 2023-03-31T78:00:00-04:00</text:p>
      <text:p text:style-name="P4">
Description: President of Ukraine Volodymyr Zelensky at Richnitsa Zvilnnnya Buchi VID Rosiyki Percopulsist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bucha-2.jpg" text:style-name="Internet_20_link" text:visited-style-name="Visited_20_Internet_20_Link">
bucha-2.jpg</text:a>
']</text:p>
      <text:p text:style-name="P4">
Tags: ['STOPRUSSIA', 'АГРЕСІЯ РФ', 'БУЧА', 'ОФІС ПРЕЗИДЕНТА УКРАЇНИ']</text:p>
      <text:p text:style-name="P4">
Category: News</text:p>
      <!--METADATA-->
      <text:p text:style-name="P4">
<draw:frame draw:style-name="fr1" draw:name="Image307" text:anchor-type="as-char" svg:width="6.9236in" svg:height="3.894525in" draw:z-index="0">
<draw:image xlink:href="../Images/AРМІЯINFORM/2023-03-31T78-00-00-04-00/bucha-2.jpg" xlink:type="simple" xlink:show="embed" xlink:actuate="onLoad" draw:mime-type="image/jpeg"/>
</draw:frame>
President of Ukraine Volodymyr Zelensky on the anniversary of the liberation of the Buchi Outrodian invaders presented the city of honorary award "City-Hero of Ukraine". The Presidential Syruk was received by Mayor Anatoly Fedoruk. It was during the commemoration of the head of Ukraine with the leaders of Slovakia, Croatia, and Slovenia Tamold's memory of the dead during the occupation.</text:p>
      <text:p text:style-name="P4">
Event <text:a xlink:type="simple" xlink:href="https://www.facebook.com/100064406213311/videos/1266126777338029" text:style-name="Internet_20_link" text:visited-style-name="Visited_20_Internet_20_Link">
broadcast</text:a>
President's office on Facebook</text:p>
      <text:p text:style-name="P4">
“We will not forget about it, human honesty will not forget. On the streets, Buchsit saw evil. The Ukrainian people stopped the most anti -human power of our time. Russia kills, mocks. She seeks to destroy people's dignity so that the person is to determine "zero". It will never be in Ukraine. Bucha became a place, seeing the world, the world has changed, woke up, ”the head of state emphasized.</text:p>
      <text:p text:style-name="P4">
News Source: <text:a xlink:type="simple" xlink:href="https://armyinform.com.ua/2023/03/31/volodymyr-zelenskyj-vruchyv-buchi-vidznaku-misto-geroj-ukrayiny/" text:style-name="Internet_20_link" text:visited-style-name="Visited_20_Internet_20_Link">
https://armyinform.com.ua/2023/03/31/volodymyr-zelenskyj-vruchyv-buchi-vidznaku-misto-geroj-ukrayiny/</text:a>
</text:p>
      <!--NEWS-->
      <text:h text:style-name="P10" text:outline-level="1">
<text:span text:style-name="T4">
Council of General of Europe on the anniversary of the liberation of the Kyiv region from the occupiers: there is no place of impunity</text:span>
</text:h>
      <text:p text:style-name="P4">
Author: ['АРМІЯINFORM']</text:p>
      <text:p text:style-name="P4">
Time: 2023-03-31T79:00:00-04:00</text:p>
      <text:p text:style-name="P4">
Description: Not a bouti to the stalo world without a little wandering for the crush, a Kremlin in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3/bucha.jpg" text:style-name="Internet_20_link" text:visited-style-name="Visited_20_Internet_20_Link">
bucha.jpg</text:a>
']</text:p>
      <text:p text:style-name="P4">
Tags: ['STOPRUSSIA', 'БУЧА', 'ГЕНСЕК РАДИ ЄВРОПИ', 'МАРІЯ ПЕЙЧИНОВИЧ-БУРИЧ']</text:p>
      <text:p text:style-name="P4">
Category: News</text:p>
      <!--METADATA-->
      <text:p text:style-name="P4">
<draw:frame draw:style-name="fr1" draw:name="Image308" text:anchor-type="as-char" svg:width="6.9236in" svg:height="3.894525in" draw:z-index="0">
<draw:image xlink:href="../Images/AРМІЯINFORM/2023-03-31T79-00-00-04-00/bucha.jpg" xlink:type="simple" xlink:show="embed" xlink:actuate="onLoad" draw:mime-type="image/jpeg"/>
</draw:frame>
There can be no sustainable peace without punishment for crimes committed by the Kremlin in Ukraine.</text:p>
      <text:p text:style-name="P4">
On this on the anniversary of liberation from the Russian invaders of the Kiev region <text:a xlink:type="simple" xlink:href="https://www.coe.int/en/web/portal/-/anniversary-of-the-liberation-of-towns-bucha-and-irpin" text:style-name="Internet_20_link" text:visited-style-name="Visited_20_Internet_20_Link">
emphasized</text:a>
Council of Europe Secretary General Mariapichinovich-Burich.</text:p>
      <text:p text:style-name="P4">
“Today, the year turns on the Russian troops committed the terrible crimes of the anti -mirrored population in Bucha and Irpen. These crimes will remain the more in the memory of Europe. As Russia's aggression is ongoing, other Ukrainian places and settlements face similar crimes, ”Mariapichinovich-Burich said.</text:p>
      <text:p text:style-name="P4">
She emphasized that there is no place of impunity, the guilty should be held reference.</text:p>
      <text:p text:style-name="P4">
“There can be no sustainable peace without ensuring responsibility for these and other. The Council of Europe will play and continue to play a key role in Ukraine in ensuring the victims and full responsibility for committing crimes, including aggression. We are supporting our member country, its power and people in these difficult times, ”the Council of Europe Secretary General.</text:p>
      <text:p text:style-name="P4">
News Source: <text:a xlink:type="simple" xlink:href="https://armyinform.com.ua/2023/03/31/gensek-rady-yevropy-u-richnyczyu-vyzvolennya-kyyivshhyny-vid-okupantiv-nemaye-misczya-bezkarnosti/" text:style-name="Internet_20_link" text:visited-style-name="Visited_20_Internet_20_Link">
https://armyinform.com.ua/2023/03/31/gensek-rady-yevropy-u-richnyczyu-vyzvolennya-kyyivshhyny-vid-okupantiv-nemaye-misczya-bezkarnosti/</text:a>
</text:p>
      <!--NEWS-->
      <text:h text:style-name="P10" text:outline-level="1">
<text:span text:style-name="T4">
The Armed Forces identified the best Ukrainian language experts</text:span>
</text:h>
      <text:p text:style-name="P4">
Author: ['АРМІЯINFORM']</text:p>
      <text:p text:style-name="P4">
Time: 2023-03-31T80:00:00-04:00</text:p>
      <text:p text:style-name="P4">
Description: At the Zbroyn forces of Ukraine, another (PIDSUMKOVI) ETAP XXIII MIMENTER CONTRAL WAR ... War with Ukraine 2022, War with Ukraine Latest news today, News War with Ukraine 2022 The last ones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1676231178-5215.webp" text:style-name="Internet_20_link" text:visited-style-name="Visited_20_Internet_20_Link">
1676231178-5215.webp</text:a>
']</text:p>
      <text:p text:style-name="P4">
Tags: ['МІЖНАРОДНИЙ КОНКУРС З\xa0УКРАЇНСЬКОЇ МОВИ ІМЕНІ ПЕТРА ЯЦИКА']</text:p>
      <text:p text:style-name="P4">
Category: News</text:p>
      <!--METADATA-->
      <text:p text:style-name="P4">
<draw:frame draw:style-name="fr1" draw:name="Image309" text:anchor-type="as-char" svg:width="6.9236in" svg:height="4.615733in" draw:z-index="0">
<draw:image xlink:href="../ConvertedIMGs/AРМІЯINFORM/2023-03-31T80-00-00-04-00/1676231178-5215.png" xlink:type="simple" xlink:show="embed" xlink:actuate="onLoad" draw:mime-type="image/png"/>
</draw:frame>
In the Armed Forces of Ukraine a second(Final)Stage XXIII of the International Competition in Ukrainian named after Petr Yatsik, which results in determining the winners among cadets(listeners)higher military educational institutions, military educational units of higher education institutions and Lyceum lyceums.</text:p>
      <text:p text:style-name="P4">
In the competition for the best expert in the Ukrainian language, organized by the Department of Humanitarian Support of the Ministry of Defense of Ukraine, the Lyceum of the Kiev Military Lyceum named after Bohun won. <text:span text:style-name="T4">
 Anastasia Biletska </text:span>
 took first place, <text:span text:style-name="T4">
 Anna's tibial </text:span>
 and <text:span text:style-name="T4">
 Vyshneva Eugene </text:span>
 - second and third place.</text:p>
      <text:p text:style-name="P4">
The cadets of the National Academy of Land Troops by Hetman Peter Sahaidachny <text:span text:style-name="T4">
 Shvorak Oksana </text:span>
 and <text:span text:style-name="T4">
 Kshevinskaya Lilia </text:span>
 also took first place.</text:p>
      <text:p text:style-name="P4">
The second place was taken by the cadet of the Taras Shevchenko National University of the Kiev National University <text:span text:style-name="T4">
 Yana Kobets </text:span>
. The cadet of the Military Institute of Telecommunications and Informatization of the Krut Heroes <text:span text:style-name="T4">
 Turchak Olga </text:span>
 - the winner of last year's International Competition in Ukrainian Nam Yatsik also took second place.</text:p>
      <text:p text:style-name="P4">
The third place was won by the cadet of the Military Institute of Telecommunications of the Kruty Heroes <text:span text:style-name="T4">
 Marchenko Mikhail </text:span>
 and the cadet of the Institute of Institute of Navy of the National University "Odesa Maritime Academy" <text:span text:style-name="T4">
 Mukienko Victoria </text:span>
.</text:p>
      <text:p text:style-name="P4">
The creative works of the winners of the competition in the Ukrainian language were evidenced by our youth. It is motivated and strong in spirit, patriotic, full of faith in the future, with a clear awareness of its mission to unreason our victory and reconstruction of Ukraine.</text:p>
      <text:p text:style-name="P4">
<text:span text:style-name="T4">
 Source: </text:span>
 <text:a xlink:type="simple" xlink:href="https://www.mil.gov.ua/news/2023/03/31/u-zsu-viznachili-krashhih-znavcziv-z-ukrainskoi-movi/" text:style-name="Internet_20_link" text:visited-style-name="Visited_20_Internet_20_Link">
__ Ministry of Defense of Ukraine_</text:a>
</text:p>
      <text:p text:style-name="P4">
News Source: <text:a xlink:type="simple" xlink:href="https://armyinform.com.ua/2023/03/31/u-zsu-vyznachyly-krashhyh-znavcziv-z-ukrayinskoyi-movy/" text:style-name="Internet_20_link" text:visited-style-name="Visited_20_Internet_20_Link">
https://armyinform.com.ua/2023/03/31/u-zsu-vyznachyly-krashhyh-znavcziv-z-ukrayinskoyi-movy/</text:a>
</text:p>
      <!--NEWS-->
      <text:h text:style-name="P10" text:outline-level="1">
<text:span text:style-name="T4">
The Russian Federation has increased the number of ships in the Black Sea</text:span>
</text:h>
      <text:p text:style-name="P4">
Author: ['АРМІЯINFORM']</text:p>
      <text:p text:style-name="P4">
Time: 2023-03-31T81:00:00-04:00</text:p>
      <text:p text:style-name="P4">
Description: The village for 30 birch of the Russian Federation Zbilshil Kilkiy Ship at the Chorny Morhys 4 to 7, they ... the war with Ukraine 2022, the war with Ukraine is the latest news today, the news war with Ukraine 2022 last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1/05/chorne-more.jpg" text:style-name="Internet_20_link" text:visited-style-name="Visited_20_Internet_20_Link">
chorne-more.jpg</text:a>
']</text:p>
      <text:p text:style-name="P4">
Tags: ['STOPRUSSIA', 'ВМС ЗС УКРАЇНИ', 'КАЛІБР', 'ЧОРНЕ МОРЕ']</text:p>
      <text:p text:style-name="P4">
Category: News</text:p>
      <!--METADATA-->
      <text:p text:style-name="P4">
<draw:frame draw:style-name="fr1" draw:name="Image310" text:anchor-type="as-char" svg:width="6.9236in" svg:height="3.956343in" draw:z-index="0">
<draw:image xlink:href="../Images/AРМІЯINFORM/2023-03-31T81-00-00-04-00/chorne-more.jpg" xlink:type="simple" xlink:show="embed" xlink:actuate="onLoad" draw:mime-type="image/jpeg"/>
</draw:frame>
As of March 30, the Russian Federation increased the number of ships in the Black Sea from 4 to 7, including 1 carrier carriage missiles "Caliber", a total volley - up to 4 rockets.</text:p>
      <text:p text:style-name="P4">
About it <text:a xlink:type="simple" xlink:href="https://fb.watch/jCvBge5HgH/" text:style-name="Internet_20_link" text:visited-style-name="Visited_20_Internet_20_Link">
reports</text:a>
The press service of the Navy of the Armed Forces.</text:p>
      <text:p text:style-name="P4">
There is 1 enemy ship in the Sea of Azov.</text:p>
      <text:p text:style-name="P4">
There are up to 7 enemy ships in the Mediterranean, 3 of them are carbon rockets, a total volley - up to 20 missiles.</text:p>
      <text:p text:style-name="P4">
News Source: <text:a xlink:type="simple" xlink:href="https://armyinform.com.ua/2023/03/31/rf-zbilshyla-kilkist-korabliv-u-chornomu-mori/" text:style-name="Internet_20_link" text:visited-style-name="Visited_20_Internet_20_Link">
https://armyinform.com.ua/2023/03/31/rf-zbilshyla-kilkist-korabliv-u-chornomu-mori/</text:a>
</text:p>
      <!--NEWS-->
      <text:h text:style-name="P10" text:outline-level="1">
<text:span text:style-name="T4">
In Russia, Ukraine's attempts are ignored</text:span>
</text:h>
      <text:p text:style-name="P4">
Author: ['АРМІЯINFORM']</text:p>
      <text:p text:style-name="P4">
Time: 2023-03-31T82:00:00-04:00</text:p>
      <text:p text:style-name="P4">
Description: Sogodnі, 31 birch, “Ombudsman” of Country-Agresorki Tatyana Moskalkova, Yaku Bulo ... War with Ukraine 2022, War with Ukraine Latest news today, News War with Ukraine 2022 Last for today, will there be a war between Ukraine and Russia and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ksh3-8.jpg" text:style-name="Internet_20_link" text:visited-style-name="Visited_20_Internet_20_Link">
ksh3-8.jpg</text:a>
']</text:p>
      <text:p text:style-name="P4">
Tags: ['STOPRUSSIA', 'АГРЕСІЯ РФ', 'ВІЙСЬКОВОПОЛОНЕНІ', 'ВТОРГНЕННЯ РФ', 'КООРДИНАЦІЙНИЙ ШТАБ З ПИТАНЬ ПОВОДЖЕННЯ З ВІЙСЬКОВОПОЛОНЕНИМИ']</text:p>
      <text:p text:style-name="P4">
Category: News</text:p>
      <!--METADATA-->
      <text:p text:style-name="P4">
<draw:frame draw:style-name="fr1" draw:name="Image311" text:anchor-type="as-char" svg:width="6.9236in" svg:height="4.823441in" draw:z-index="0">
<draw:image xlink:href="../Images/AРМІЯINFORM/2023-03-31T82-00-00-04-00/ksh3-8.jpg" xlink:type="simple" xlink:show="embed" xlink:actuate="onLoad" draw:mime-type="image/jpeg"/>
</draw:frame>
Today, March 31, Ombudsman Aggressor Tatiana Moskalkova, Yakubulo is excluded from the Ombudsman International Institute(IOI), she accused of Ukraine's reluctance to exchange our defenders and allegedly confirmed her words with a list with 133 names of prisoners.</text:p>
      <text:p text:style-name="P4">
About it <text:a xlink:type="simple" xlink:href="https://t.me/Koord_shtab/755" text:style-name="Internet_20_link" text:visited-style-name="Visited_20_Internet_20_Link">
reports</text:a>
Coordinating headquarters for the issue of prisoners of war.</text:p>
      <text:p text:style-name="P4">
Ukraine uses all opportunities to return our defenders. Tatyanamo -scaly ignores repeated attempts by the ombudsman Dmitry Lubinz, as well as international humanitarian organizations to establish a constructive dialogue, demonstrates the lack of independent behavior and is only a tool of Russian propaganda.</text:p>
      <text:p text:style-name="P4">
On February 25, this year, the Russian "Obudsman" got to the sanctional listous union for denial of the fact of filtration measures, which was conducted by the aggressor state in the occupied Ukrainian territories.</text:p>
      <text:p text:style-name="P4">
Russia holds as prisoners of civilian hostages, non -combatants(persons who will be in goodness in the army, but do not participate in hostilities: musicians of military, doctors, chaplains, etc.), as well as seriously ill and wounded defenders and defenders. All of them must be released immediately without any additional conditions.</text:p>
      <text:p text:style-name="P4">
Last week, Ukraine, without any circumstances, released the seriously wounded, which could be transported. Instead of taking analogic real steps under international humanitarian law, Russia is trying to discredit Ukrainian structures of the exchange organization.</text:p>
      <text:p text:style-name="P4">
The only positive in such provocations-publishing the lists of enemies mediatedly confirms the stay of Ukrainian citizens in captivity. message.</text:p>
      <text:p text:style-name="P4">
News Source: <text:a xlink:type="simple" xlink:href="https://armyinform.com.ua/2023/03/31/v-rosiyi-ignoruyut-sproby-ukrayiny-nalagodyty-konstruktyvnyj-dialog-shhodo-obminu-polonenymy/" text:style-name="Internet_20_link" text:visited-style-name="Visited_20_Internet_20_Link">
https://armyinform.com.ua/2023/03/31/v-rosiyi-ignoruyut-sproby-ukrayiny-nalagodyty-konstruktyvnyj-dialog-shhodo-obminu-polonenymy/</text:a>
</text:p>
      <!--NEWS-->
      <text:h text:style-name="P10" text:outline-level="1">
<text:span text:style-name="T4">
Valery Zaluzhny on the anniversary of Buchi's de -occupation: We remember the heroes who have laid life for the future of Ukraine</text:span>
</text:h>
      <text:p text:style-name="P4">
Author: ['АРМІЯINFORM']</text:p>
      <text:p text:style-name="P4">
Time: 2023-03-31T83:00:00-04:00</text:p>
      <text:p text:style-name="P4">
Description: ZSU General Valeriy Zaluzhny at Richnitsa Zvilnnnya Buchi VID POPUPANTIV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photo_5276011988062947044_y-e1680270828829.jpg" text:style-name="Internet_20_link" text:visited-style-name="Visited_20_Internet_20_Link">
photo_5276011988062947044_y-e1680270828829.jpg</text:a>
']</text:p>
      <text:p text:style-name="P4">
Tags: ['БУЧА', 'ВАЛЕРІЙ ЗАЛУЖНИЙ']</text:p>
      <text:p text:style-name="P4">
Category: News</text:p>
      <!--METADATA-->
      <text:p text:style-name="P4">
<draw:frame draw:style-name="fr1" draw:name="Image312" text:anchor-type="as-char" svg:width="6.9236in" svg:height="5.243986in" draw:z-index="0">
<draw:image xlink:href="../Images/AРМІЯINFORM/2023-03-31T83-00-00-04-00/photo_5276011988062947044_y-e1680270828829.jpg" xlink:type="simple" xlink:show="embed" xlink:actuate="onLoad" draw:mime-type="image/jpeg"/>
</draw:frame>
The Commander -in -Chief of the Armed Forces, General Valery Zaluzhny, on the anniversary of the release of Bucha, honored the memory of the heroes who put their lives for the sake of future Ukraine.</text:p>
      <text:p text:style-name="P4">
About this <text:a xlink:type="simple" xlink:href="https://t.me/CinCAFU/446" text:style-name="Internet_20_link" text:visited-style-name="Visited_20_Internet_20_Link">
it is referred</text:a>
In his Telegram.</text:p>
      <text:p text:style-name="P4">
<text:span text:style-name="T4">
 "</text:span>
 Bucha. The suburbs of the capital. An important knot of the entire defense area of Kiev. Symevol of Ukrainian resistance.</text:p>
      <text:p text:style-name="P4">
33 days of occupation, more than 9 thousand recorded Russian military crimes. They have forever etched in national memory forever. All guilty should be punished.</text:p>
      <text:p text:style-name="P4">
The joint actions of defense forces, volunteers, volunteers and local - managed to choose the enemy. The de -occupation of the Kyiv region has demonstrated the world that Ukrainians would not be a single piece of their land. We remember the heroes who put life for the future of Ukraine, ”said the Armed Forces Commissar.</text:p>
      <text:p text:style-name="P4">
News Source: <text:a xlink:type="simple" xlink:href="https://armyinform.com.ua/2023/03/31/valerij-zaluzhnyj-u-richnyczyu-deokupacziyi-buchi-my-pamyatayemo-geroyiv-yaki-poklaly-zhyttya-zarady-majbutnogo-ukrayiny/" text:style-name="Internet_20_link" text:visited-style-name="Visited_20_Internet_20_Link">
https://armyinform.com.ua/2023/03/31/valerij-zaluzhnyj-u-richnyczyu-deokupacziyi-buchi-my-pamyatayemo-geroyiv-yaki-poklaly-zhyttya-zarady-majbutnogo-ukrayiny/</text:a>
</text:p>
      <!--NEWS-->
      <text:h text:style-name="P10" text:outline-level="1">
<text:span text:style-name="T4">
The title of Hero of Ukraine received 32 Guards</text:span>
</text:h>
      <text:p text:style-name="P4">
Author: ['Володимир Загребельний']</text:p>
      <text:p text:style-name="P4">
Time: 2023-03-31T84:00:00-04:00</text:p>
      <text:p text:style-name="P4">
Description: About Tse in the commentary Armyinform Rospov, the intercessor of the director of the Department of Planwa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photo_5274217855669355924_w-1.jpg" text:style-name="Internet_20_link" text:visited-style-name="Visited_20_Internet_20_Link">
photo_5274217855669355924_w-1.jpg</text:a>
']</text:p>
      <text:p text:style-name="P4">
Tags: []</text:p>
      <text:p text:style-name="P4">
Category: News</text:p>
      <!--METADATA-->
      <text:p text:style-name="P4">
<draw:frame draw:style-name="fr1" draw:name="Image313" text:anchor-type="as-char" svg:width="6.9236in" svg:height="4.615733in" draw:z-index="0">
<draw:image xlink:href="../Images/AРМІЯINFORM/2023-03-31T84-00-00-04-00/photo_5274217855669355924_w-1.jpg" xlink:type="simple" xlink:show="embed" xlink:actuate="onLoad" draw:mime-type="image/jpeg"/>
</draw:frame>
Mykola Urshalovich.Foto: Dmitry Yurchenko / Armyinfom</text:p>
      <text:p text:style-name="P4">
The deputy director of the Department of Center of Ukraine Mykola Urshalovych told this in a comment in the Armyinform.</text:p>
      <text:p text:style-name="P4">
"From the beginning of the large-scale aggression of the Russian Federation for the courage of the heroism of more than 5 thousand servicemen of the National Guard of Ukraine, they have been identified by state awards, the 32nd was awarded the title of Hero of Ukraine,"-said Colonel Mykola Urshalovich.</text:p>
      <text:p text:style-name="P4">
Read also:</text:p>
      <text:p text:style-name="P4">
[Last week NSU aircraft performed 14 martial wys]](https://armyinform.com.ua/2023/03/31/mynulogo-tyzhnya-aviacziya-ngu-zdijsnyla-14-bojovyh-vylotiv/)In addition, Colonel Mykola Urshalovich reported that on March 24 this year the next issue of lieutenants, who completed their studies in higher education institutions. These are 334 officers, including 263 graduates of the National Academy of NSU and 71 graduates of the Kiev Institute of NSU. 11 graduates have been universities with a gold medal, 22 have the status of combatants.</text:p>
      <text:p text:style-name="P4">
Background: National Guard of Ukraine - military formation of right protection functions, which is part of the Ministry of Internal Affairs of Ukraine and is intended for the fulfillment of tasks for the protection and protection of life, rights, freedoms and legitimate interests of citizens of Ukraine, society and state Puzzling public safety, as well as in cooperation with law enforcement agencies - to ensure state security and protection of the state border, termination of terrorist activity, activities of illegal militarized or armed formations(groups), terrorist organizations, organized groups of pelvic organizations. NSU also participates in accordance with the law in the interaction of the Armed Forces of Ukraine in reprimanding armed aggression against Ukraine talics of armed conflict by conducting military(combat)actions as well as the fulfillment of territorial defense tasks.</text:p>
      <text:p text:style-name="P4">
“On March 26, the National Guard celebrated its 9th anniversary. Together with other military formations and law enforcement agencies, the Guards protect the independence, sovereignty and territorial integrity of Ukraine. NSU -servicemen continue to liberate cities and villages, keep the linear line, ensure the protection and defense of objects, and public order will continue.</text:p>
      <text:p text:style-name="P4">
News Source: <text:a xlink:type="simple" xlink:href="https://armyinform.com.ua/2023/03/31/zvannya-geroya-ukrayiny-prysvoyeno-32-om-gvardijczyam/" text:style-name="Internet_20_link" text:visited-style-name="Visited_20_Internet_20_Link">
https://armyinform.com.ua/2023/03/31/zvannya-geroya-ukrayiny-prysvoyeno-32-om-gvardijczyam/</text:a>
</text:p>
      <!--NEWS-->
      <text:h text:style-name="P10" text:outline-level="1">
<text:span text:style-name="T4">
A week from Ukrainian ports came 27 vessels with almost one million tons of grain</text:span>
</text:h>
      <text:p text:style-name="P4">
Author: ['АРМІЯINFORM']</text:p>
      <text:p text:style-name="P4">
Time: 2023-03-31T85:00:00-04:00</text:p>
      <text:p text:style-name="P4">
Description: For Past Pastyliye, the framework of the Chornomorskoye grain Initivativi 27 Sudena left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630_360_1665133617-101-1.jpg" text:style-name="Internet_20_link" text:visited-style-name="Visited_20_Internet_20_Link">
630_360_1665133617-101-1.jpg</text:a>
']</text:p>
      <text:p text:style-name="P4">
Tags: ['STOPRUSSIA', 'ВМС ЗС УКРАЇНИ', 'ЧОРНОМОРСЬКА ЗЕРНОВА ІНІЦІАТИВА']</text:p>
      <text:p text:style-name="P4">
Category: News</text:p>
      <!--METADATA-->
      <text:p text:style-name="P4">
<draw:frame draw:style-name="fr1" draw:name="Image314" text:anchor-type="as-char" svg:width="6.9236in" svg:height="3.956343in" draw:z-index="0">
<draw:image xlink:href="../Images/AРМІЯINFORM/2023-03-31T85-00-00-04-00/630_360_1665133617-101-1.jpg" xlink:type="simple" xlink:show="embed" xlink:actuate="onLoad" draw:mime-type="image/jpeg"/>
</draw:frame>
Last week, Ukrainian ports, which had almost a million tons of grain and more food, were stopped under the Black Sea Grain Initiative.</text:p>
      <text:p text:style-name="P4">
About it <text:a xlink:type="simple" xlink:href="https://fb.watch/jCvBge5HgH/" text:style-name="Internet_20_link" text:visited-style-name="Visited_20_Internet_20_Link">
reports</text:a>
Command of the Navy of the Armed Forces.</text:p>
      <text:p text:style-name="P4">
"The Navy of the Armed Forces, together with the brothers, as part of the groups, make every effort to ensure navigation to overcome the food crisis," the statement reads.</text:p>
      <text:p text:style-name="P4">
It is noted that in the week in the interests of the Russian Federation the passage of the Kerch-Yenikharal Strait was:</text:p>
      <ul>
        <li>
to the Azov Sea - 137 vessels, 33 of them moved from the Bosphorus Strait; * To the Black Sea - 100 vessels, 25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3/31/za-tyzhden-iz-ukrayinskyh-portiv-vyjshly-27-suden-iz-majzhe-miljonom-tonn-zerna/" text:style-name="Internet_20_link" text:visited-style-name="Visited_20_Internet_20_Link">
https://armyinform.com.ua/2023/03/31/za-tyzhden-iz-ukrayinskyh-portiv-vyjshly-27-suden-iz-majzhe-miljonom-tonn-zerna/</text:a>
</text:p>
      <!--NEWS-->
      <text:h text:style-name="P10" text:outline-level="1">
<text:span text:style-name="T4">
Government launches grant programs for veterans within elabot - Denis Shmigal</text:span>
</text:h>
      <text:p text:style-name="P4">
Author: ['АРМІЯINFORM']</text:p>
      <text:p text:style-name="P4">
Time: 2023-03-31T86:00:00-04:00</text:p>
      <text:p text:style-name="P4">
Description: Veterans of the mights of the Rodin to Zmzhita Odrimati Granti for the launch of the sovereignty of the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thumb_201770_820_360_0_0_auto.jpg" text:style-name="Internet_20_link" text:visited-style-name="Visited_20_Internet_20_Link">
thumb_201770_820_360_0_0_auto.jpg</text:a>
']</text:p>
      <text:p text:style-name="P4">
Tags: ['ВЕТЕРАНИ', 'ДЕНИС ШМИГАЛЬ', 'ПРЕМ’ЄР-МІНІСТР']</text:p>
      <text:p text:style-name="P4">
Category: News</text:p>
      <!--METADATA-->
      <text:p text:style-name="P4">
<draw:frame draw:style-name="fr1" draw:name="Image315" text:anchor-type="as-char" svg:width="6.9236in" svg:height="3.875527in" draw:z-index="0">
<draw:image xlink:href="../Images/AРМІЯINFORM/2023-03-31T86-00-00-04-00/thumb_201770_820_360_0_0_auto.jpg" xlink:type="simple" xlink:show="embed" xlink:actuate="onLoad" draw:mime-type="image/jpeg"/>
</draw:frame>
Veterans and their families will be able to get grants to launch their own. About it <text:a xlink:type="simple" xlink:href="https://www.kmu.gov.ua/news/uriad-zapuskaie-hrantovi-prohramy-dlia-veteraniv-u-mezhakh-ierobota-denys-shmyhal" text:style-name="Internet_20_link" text:visited-style-name="Visited_20_Internet_20_Link">
reported</text:a>
Prime Minister Denis Shmigal.</text:p>
      <text:p text:style-name="P4">
At a meeting on March 30, the Cabinet of Ministers of Ukraine adopted a resolution of expansion of the Erobot's irreversible grants, which will include separately for the veteran business.</text:p>
      <text:p text:style-name="P4">
“More than 3.5 thousand new businesses have already been created thanks to the Erobot program. We are mitigating that in the coming years, government irreversible grants will allow to create thousands of new veterans in various industries and corners of our country, ”Denis Shmigal said.</text:p>
      <text:p text:style-name="P4">
The first direction provides a grant for a veteran of 250 thousand hryvnias, provided that at least one working place is created in this business.</text:p>
      <text:p text:style-name="P4">
The second direction is 500 thousand hryvnias of a grant, which can be obtained by a member of the participant of hostilities, provided that at least two -working places are created in the new business. Co -financing under this program: 70% of the state, 30% should be the own funds of a new entrepreneur.</text:p>
      <text:p text:style-name="P4">
The third direction is 1 million hryvnias of Grant, which can be obtained by a participant of combatants, if he was already an entrepreneur before and for at least 3 years has been established as a FOP. According to the Prime Minister, the main condition for this Grant is to create from 4 jobs, of which at least two are provided for veterans or persons with disabilities as a result of war. Here, as in the second program, co -financing will be 70% by 30%.</text:p>
      <text:p text:style-name="P4">
“All grant applications will be accepted through action. Everything will be simple, understandable, ”the head of government emphasized.</text:p>
      <text:p text:style-name="P4">
Denis Schmigal noted that the economic opportunities for veterans are one of the government framework of the government in the sphere of veteran policy. In addition to grant programs, this unit also includes veterans' re -qualification and training.</text:p>
      <text:p text:style-name="P4">
«Program of special vouchers for the development of a new profession. Training of IT specialties. Privileges for other education. All this is on the agenda, the programs are already working, ”the Prime Minister summarized.</text:p>
      <text:p text:style-name="P4">
News Source: <text:a xlink:type="simple" xlink:href="https://armyinform.com.ua/2023/03/31/uryad-zapuskaye-grantovi-programy-dlya-veteraniv-u-mezhah-yerobota-denys-shmygal/" text:style-name="Internet_20_link" text:visited-style-name="Visited_20_Internet_20_Link">
https://armyinform.com.ua/2023/03/31/uryad-zapuskaye-grantovi-programy-dlya-veteraniv-u-mezhah-yerobota-denys-shmygal/</text:a>
</text:p>
      <!--NEWS-->
      <text:h text:style-name="P10" text:outline-level="1">
<text:span text:style-name="T4">
The enemy released 6 "Shahmed" - they were destroyed by our defenders</text:span>
</text:h>
      <text:p text:style-name="P4">
Author: ['АРМІЯINFORM']</text:p>
      <text:p text:style-name="P4">
Time: 2023-03-31T87:00:00-04:00</text:p>
      <text:p text:style-name="P4">
Description: About the General Headquarters of the Zbroyshany forces of Ukraine. - Not a Maychi Bazhans ... The war with Ukraine 2022, the war with Ukraine is the latest news today, the news of the war with Ukraine 2022 is the last for today, will there be a war between Ukraine and Russia and when, the war with Ukraine in 2022 will be or not, whether there will be, will there be The war with Ukraine in the near future says, the war with Ukraine, Ukrainian news today, Ukrainian news in Ukrainian media in Russian</text:p>
      <text:p text:style-name="P4">
Images: ['<text:a xlink:type="simple" xlink:href="https://armyinform.com.ua/wp-content/uploads/2023/03/2799375.jpg" text:style-name="Internet_20_link" text:visited-style-name="Visited_20_Internet_20_Link">
2799375.jpg</text:a>
']</text:p>
      <text:p text:style-name="P4">
Tags: ['STOPRUSSIA', 'АГРЕСІЯ РФ', 'ВТОРГНЕННЯ РФ', 'ГШ ЗСУ']</text:p>
      <text:p text:style-name="P4">
Category: News</text:p>
      <!--METADATA-->
      <text:p text:style-name="P4">
<draw:frame draw:style-name="fr1" draw:name="Image316" text:anchor-type="as-char" svg:width="6.9236in" svg:height="4.944604in" draw:z-index="0">
<draw:image xlink:href="../Images/AРМІЯINFORM/2023-03-31T87-00-00-04-00/2799375.jpg" xlink:type="simple" xlink:show="embed" xlink:actuate="onLoad" draw:mime-type="image/jpeg"/>
</draw:frame>
Photo illustrative</text:p>
      <text:p text:style-name="P4">
<text:span text:style-name="T4">
 🔥 Situation on Russian invasion </text:span>
</text:p>
      <text:p text:style-name="P4">
About it <text:a xlink:type="simple" xlink:href="https://www.facebook.com/GeneralStaff.ua/posts/pfbid02ZYpcMJzGe2SnzeuGHtFEFNZdd8poP5ETtoFiGLHEZKHspVEKRARYy1BWyn64yQExl" text:style-name="Internet_20_link" text:visited-style-name="Visited_20_Internet_20_Link">
reports</text:a>
General Staff of the Armed Forces of Ukraine.</text:p>
      <ul>
        <li>
Not having the desired results on the battlefield, the enemy continues to cynically terrorize the civilians of our country. Today, the Russian Federation has brought another rocket strike on the civilian sites of Zaporizhzhya and other settlements of Ukraine, applying ballistic missiles. The enemy also involved 6 shock UAVs of the Shahaned-136 UAV for the Aviation strikes-the ADIns were destroyed by our defenders,-the message reads.</li>
      </ul>
      <text:p text:style-name="P4">
The likelihood of further rocket and aviation strikes throughout Ukraine remains high.</text:p>
      <text:p text:style-name="P4">
News Source: <text:a xlink:type="simple" xlink:href="https://armyinform.com.ua/2023/03/31/vorog-vypustyv-6-shahediv-usi-vony-buly-znyshheni-nashymy-zahysnykamy/" text:style-name="Internet_20_link" text:visited-style-name="Visited_20_Internet_20_Link">
https://armyinform.com.ua/2023/03/31/vorog-vypustyv-6-shahediv-usi-vony-buly-znyshheni-nashymy-zahysnykamy/</text:a>
</text:p>
      <!--NEWS-->
      <text:h text:style-name="P10" text:outline-level="1">
<text:span text:style-name="T4">
Ukraine's defense forces repel over 30 enemy attacks in Donetsk region</text:span>
</text:h>
      <text:p text:style-name="P4">
Author: ['АРМІЯINFORM']</text:p>
      <text:p text:style-name="P4">
Time: 2023-03-31T88:00:00-04:00</text:p>
      <text:p text:style-name="P4">
Description: About the General Headquarters of the Zbroyshany forces of Ukraine. “The enemy is a sink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12/vidbyly-ataky.jpg" text:style-name="Internet_20_link" text:visited-style-name="Visited_20_Internet_20_Link">
vidbyly-ataky.jpg</text:a>
']</text:p>
      <text:p text:style-name="P4">
Tags: ['STOPRUSSIA', 'АГРЕСІЯ РФ', 'ВТОРГНЕННЯ РФ', 'ГШ ЗСУ', 'ХРОНІКА ОБОРОНИ']</text:p>
      <text:p text:style-name="P4">
Category: News</text:p>
      <!--METADATA-->
      <text:p text:style-name="P4">
<draw:frame draw:style-name="fr1" draw:name="Image317" text:anchor-type="as-char" svg:width="6.9236in" svg:height="4.170843in" draw:z-index="0">
<draw:image xlink:href="../Images/AРМІЯINFORM/2023-03-31T88-00-00-04-00/vidbyly-ataky.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2ZYpcMJzGe2SnzeuGHtFEFNZdd8poP5ETtoFiGLHEZKHspVEKRARYy1BWyn64yQExl" text:style-name="Internet_20_link" text:visited-style-name="Visited_20_Internet_20_Link">
reports</text:a>
General Staff of the Armed Forces of Ukraine.</text:p>
      <text:p text:style-name="P4">
“The enemy continues to focus the main efforts on the offensive, the acting Liman, Bakhmut, Avdiiv and Mariinsky directions. During the day, more than 30 attacks were reflected by the units of the Defense Forces of Ukraine. Fighting for the settlements of Bigorovka, Bakhmut, Avdiivka and Marinka remain the most fierce ones, ”the consolidation said.</text:p>
      <text:p text:style-name="P4">
News Source: <text:a xlink:type="simple" xlink:href="https://armyinform.com.ua/2023/03/31/syly-oborony-ukrayiny-vidbyly-ponad-30-atak-protyvnyka-na-donechchyni/" text:style-name="Internet_20_link" text:visited-style-name="Visited_20_Internet_20_Link">
https://armyinform.com.ua/2023/03/31/syly-oborony-ukrayiny-vidbyly-ponad-30-atak-protyvnyka-na-donechchyni/</text:a>
</text:p>
      <!--NEWS-->
      <text:h text:style-name="P10" text:outline-level="1">
<text:span text:style-name="T4">
Presidents of Ukraine and Moldova discussed the further prospects of two states for European integration</text:span>
</text:h>
      <text:p text:style-name="P4">
Author: ['АРМІЯINFORM']</text:p>
      <text:p text:style-name="P4">
Time: 2023-03-31T89:00:00-04:00</text:p>
      <text:p text:style-name="P4">
Description: President of Ukraine Volodymyr Zelensky Special President Resbubbleki Moldova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d2eee61a2b9b7c0155086a1e9ecb5d93_1680269544_extra_large.jpeg" text:style-name="Internet_20_link" text:visited-style-name="Visited_20_Internet_20_Link">
d2eee61a2b9b7c0155086a1e9ecb5d93_1680269544_extra_large.jpeg</text:a>
']</text:p>
      <text:p text:style-name="P4">
Tags: ['STOPRUSSIA', 'АГРЕСІЯ РФ', 'ВОЛОДИМИР ЗЕЛЕНСЬКИЙ', 'ВТОРГНЕННЯ РФ', 'МАЯ САНДУ']</text:p>
      <text:p text:style-name="P4">
Category: News</text:p>
      <!--METADATA-->
      <text:p text:style-name="P4">
<draw:frame draw:style-name="fr1" draw:name="Image318" text:anchor-type="as-char" svg:width="6.9236in" svg:height="4.617948in" draw:z-index="0">
<draw:image xlink:href="../Images/AРМІЯINFORM/2023-03-31T89-00-00-04-00/d2eee61a2b9b7c0155086a1e9ecb5d93_1680269544_extra_large.jpeg" xlink:type="simple" xlink:show="embed" xlink:actuate="onLoad" draw:mime-type="image/jpeg"/>
</draw:frame>
President of Ukraine Volodymyr Zelensky has negotiated with Moldova Presidential Republic, I have Sandu, who at his invitation is on a visit to a single country.</text:p>
      <text:p text:style-name="P4">
The head of the Ukrainian state noted the importance of Moldova's solidarity from the people of Ukraine in the conditions of Russian aggression, and emphasized on the setting up further to do everything necessary for the development of friendly and close relations between our states.</text:p>
      <text:p text:style-name="P4">
He praised the signals of the Moldovan side in support of Ukraine Tavidvidament of the President of Moldova affected by the Russian invaders of cities.</text:p>
      <text:p text:style-name="P4">
The head of the Ukrainian state informed a colleague about the situation on the front.</text:p>
      <text:p text:style-name="P4">
The leaders expressed their readiness to intensify cooperation in the context of counteracting the challenges of Russia and exchanging views on the need for further sanctioning to Moscow.</text:p>
      <text:p text:style-name="P4">
Volodymyr Zelensky and May Sandu discussed the topical issues of two.</text:p>
      <text:p text:style-name="P4">
The President of Ukraine congratulated joint progress on the development of transport infrastructure, in particular the connection of the Odessa region and south of Moldova with a new -iron corridor with joint border and customs control.</text:p>
      <text:p text:style-name="P4">
The parties positively noted the work of the respective departments of the two countries aimed at increasing the capacity on individual border guards.</text:p>
      <text:p text:style-name="P4">
Particular attention was paid to the creation of a special tribunal against aggression against Ukraine.</text:p>
      <text:p text:style-name="P4">
Presidents of Ukraine and Moldova also discussed the progress and further prospects of the two states through European integration.</text:p>
      <text:p text:style-name="P4">
During the meeting, Volodymyr Zelenskyy expressed his gratitude to the Moldovan side by the decision to recognize the famine in Ukraine as a genocide of the Ukrainian people in Ukraine.</text:p>
      <text:p text:style-name="P4">
Source: <text:a xlink:type="simple" xlink:href="https://www.president.gov.ua/news/glava-ukrayinskoyi-derzhavi-proviv-zustrich-iz-prezidentom-m-81997" text:style-name="Internet_20_link" text:visited-style-name="Visited_20_Internet_20_Link">
Presidential Office of Ukraine</text:a>
</text:p>
      <text:p text:style-name="P4">
News Source: <text:a xlink:type="simple" xlink:href="https://armyinform.com.ua/2023/03/31/glavy-derzhav-ukrayiny-ta-moldovy-obgovoryly-podalshi-perspektyvy-krayin-shlyahom-yevropejskoyi-integracziyi/" text:style-name="Internet_20_link" text:visited-style-name="Visited_20_Internet_20_Link">
https://armyinform.com.ua/2023/03/31/glavy-derzhav-ukrayiny-ta-moldovy-obgovoryly-podalshi-perspektyvy-krayin-shlyahom-yevropejskoyi-integracziyi/</text:a>
</text:p>
      <!--NEWS-->
      <text:h text:style-name="P10" text:outline-level="1">
<text:span text:style-name="T4">
Our aviation has made 6 beats on the enemy</text:span>
</text:h>
      <text:p text:style-name="P4">
Author: ['АРМІЯINFORM']</text:p>
      <text:p text:style-name="P4">
Time: 2023-03-31T90:00:00-04:00</text:p>
      <text:p text:style-name="P4">
Description: About the General Headquarters of the Zbroyshany forces of Ukraine. “Avіaatsіya defense forces ... War with Ukraine 2022, the war with Ukraine is the latest news today, the news war with Ukraine 2022 last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ХРОНІКА ОБОРОНИ']</text:p>
      <text:p text:style-name="P4">
Category: News</text:p>
      <!--METADATA-->
      <text:p text:style-name="P4">
<draw:frame draw:style-name="fr1" draw:name="Image319" text:anchor-type="as-char" svg:width="6.9236in" svg:height="3.894525in" draw:z-index="0">
<draw:image xlink:href="../Images/AРМІЯINFORM/2023-03-31T90-00-00-04-00/aviacziya-syl-oborony-ukrayiny.jpg" xlink:type="simple" xlink:show="embed" xlink:actuate="onLoad" draw:mime-type="image/jpeg"/>
</draw:frame>
Illustrative Photo <text:span text:style-name="T4">
 🔥 The Situation of Russian Completion </text:span>
</text:p>
      <text:p text:style-name="P4">
About it <text:a xlink:type="simple" xlink:href="https://www.facebook.com/GeneralStaff.ua/posts/pfbid02ZYpcMJzGe2SnzeuGHtFEFNZdd8poP5ETtoFiGLHEZKHspVEKRARYy1BWyn64yQExl" text:style-name="Internet_20_link" text:visited-style-name="Visited_20_Internet_20_Link">
reports</text:a>
General Staff of the Armed Forces of Ukraine.</text:p>
      <text:p text:style-name="P4">
“Aviation of defense forces per day made 6 beats in the areas of concentration of personal staff and military equipment of the invaders. The units of the missile troops of the Iarthillery struck 8 areas of concentration of live force, weapons and military equipment of the enemy, the composition of fuel and lubricants, 2 anti-aircraft missile complexes, an artillery unit at a fire position, as well as a Radiolectronic Station, ”it reads.</text:p>
      <text:p text:style-name="P4">
News Source: <text:a xlink:type="simple" xlink:href="https://armyinform.com.ua/2023/03/31/nasha-aviacziya-zavdala-6-udariv-po-protyvnyku/" text:style-name="Internet_20_link" text:visited-style-name="Visited_20_Internet_20_Link">
https://armyinform.com.ua/2023/03/31/nasha-aviacziya-zavdala-6-udariv-po-protyvnyku/</text:a>
</text:p>
      <!--NEWS-->
      <text:h text:style-name="P10" text:outline-level="1">
<text:span text:style-name="T4">
In the Luhansk region, the racists are looking for their deserters</text:span>
</text:h>
      <text:p text:style-name="P4">
Author: ['АРМІЯINFORM']</text:p>
      <text:p text:style-name="P4">
Time: 2023-03-31T91:00:00-04:00</text:p>
      <text:p text:style-name="P4">
Description: About the General Headquarters of the Zbroyshany forces of Ukraine. - There are trends ... War with Ukraine 2022, the war with Ukraine latest news today, news war with Ukraine 2022 The last for today, will there be a war between Ukraine and Russia and when, the war with Ukraine in 2022 will be or not, whether there will be a war With Ukraine, in the near future, they say, the war with Ukraine, Ukrainian news today, Ukrainian news in Ukrainian media in Russian</text:p>
      <text:p text:style-name="P4">
Images: ['<text:a xlink:type="simple" xlink:href="https://armyinform.com.ua/wp-content/uploads/2022/10/chmobyky.jpg" text:style-name="Internet_20_link" text:visited-style-name="Visited_20_Internet_20_Link">
chmobyky.jpg</text:a>
']</text:p>
      <text:p text:style-name="P4">
Tags: ['STOPRUSSIA', 'АГРЕСІЯ РФ', 'ВТОРГНЕННЯ РФ', 'ГШ ЗСУ', 'ДЕЗЕРТИРСТВО']</text:p>
      <text:p text:style-name="P4">
Category: News</text:p>
      <!--METADATA-->
      <text:p text:style-name="P4">
<draw:frame draw:style-name="fr1" draw:name="Image320" text:anchor-type="as-char" svg:width="6.9236in" svg:height="3.883237in" draw:z-index="0">
<draw:image xlink:href="../Images/AРМІЯINFORM/2023-03-31T91-00-00-04-00/chmobyk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ZYpcMJzGe2SnzeuGHtFEFNZdd8poP5ETtoFiGLHEZKHspVEKRARYy1BWyn64yQExl" text:style-name="Internet_20_link" text:visited-style-name="Visited_20_Internet_20_Link">
reports</text:a>
General Staff of the Armed Forces of Ukraine.</text:p>
      <ul>
        <li>
there is a tendency to increase cases of escape of groups of personnel of the enemy from units and military units. Thus, in the Starobilsky districts of the occupied territory of Luhansk region, the invaders are searched by 50 servicemen who deserted, - the message reads.</li>
      </ul>
      <text:p text:style-name="P4">
News Source: <text:a xlink:type="simple" xlink:href="https://armyinform.com.ua/2023/03/31/na-luganshhyni-rashysty-rozshukuyut-svoyih-dezertyriv/" text:style-name="Internet_20_link" text:visited-style-name="Visited_20_Internet_20_Link">
https://armyinform.com.ua/2023/03/31/na-luganshhyni-rashysty-rozshukuyut-svoyih-dezertyriv/</text:a>
</text:p>
      <!--NEWS-->
      <text:h text:style-name="P10" text:outline-level="1">
<text:span text:style-name="T4">
The tragedy in Bucha was part of the Kremlin's larger plan for the destruction of Ukrainians</text:span>
</text:h>
      <text:p text:style-name="P4">
Author: ['АРМІЯINFORM']</text:p>
      <text:p text:style-name="P4">
Time: 2023-03-31T92:00:00-04:00</text:p>
      <text:p text:style-name="P4">
Description: About CE, the president was stated by the President of Evrokomii Ursula von der Lyan at his tweeter. “Those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03/113.jpg" text:style-name="Internet_20_link" text:visited-style-name="Visited_20_Internet_20_Link">
113.jpg</text:a>
']</text:p>
      <text:p text:style-name="P4">
Tags: ['STOPRUSSIA', 'АГРЕСІЯ РФ', 'БУЧА', 'УРСУЛА ФОН ДЕР ЛЯЄН']</text:p>
      <text:p text:style-name="P4">
Category: News</text:p>
      <!--METADATA-->
      <text:p text:style-name="P4">
<draw:frame draw:style-name="fr1" draw:name="Image321" text:anchor-type="as-char" svg:width="6.9236in" svg:height="3.896998in" draw:z-index="0">
<draw:image xlink:href="../Images/AРМІЯINFORM/2023-03-31T92-00-00-04-00/113.jpg" xlink:type="simple" xlink:show="embed" xlink:actuate="onLoad" draw:mime-type="image/jpeg"/>
</draw:frame>
About it <text:a xlink:type="simple" xlink:href="https://twitter.com/vonderleyen/status/1641748513946992642" text:style-name="Internet_20_link" text:visited-style-name="Visited_20_Internet_20_Link">
stated</text:a>
The President of the European Commission Ursula von der Lien in his Twitter.</text:p>
      <text:p text:style-name="P4">
“What happened in Bucha a year ago was not an isolated episode. Tsiholocative executions were part of a larger plan. The Kremlin's plan to destroy Ukrainian. Their national identity. The meaning of their lives, ”she wrote the head of the Commission.</text:p>
      <text:p text:style-name="P4">
News Source: <text:a xlink:type="simple" xlink:href="https://armyinform.com.ua/2023/03/31/tragediya-u-misti-bucha-bula-chastynoyu-bilshogo-planu-kremlya-zi-znyshhennya-ukrayincziv/" text:style-name="Internet_20_link" text:visited-style-name="Visited_20_Internet_20_Link">
https://armyinform.com.ua/2023/03/31/tragediya-u-misti-bucha-bula-chastynoyu-bilshogo-planu-kremlya-zi-znyshhennya-ukrayincziv/</text:a>
</text:p>
      <!--NEWS-->
      <text:h text:style-name="P10" text:outline-level="1">
<text:span text:style-name="T4">
Today in Berlin began the work of Ukrainian "Passport Service"</text:span>
</text:h>
      <text:p text:style-name="P4">
Author: ['Володимир Поліщук']</text:p>
      <text:p text:style-name="P4">
Time: 2023-03-31T93:00:00-04:00</text:p>
      <text:p text:style-name="P4">
Description: Behind Danami of the Supreme Komisar UN at the right of Bizhzlav, vid cob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golovna-berlin-pasportnyj-servis.jpg" text:style-name="Internet_20_link" text:visited-style-name="Visited_20_Internet_20_Link">
golovna-berlin-pasportnyj-servis.jpg</text:a>
', '<text:a xlink:type="simple" xlink:href="https://armyinform.com.ua/wp-content/uploads/2023/03/1-41-1.jpg" text:style-name="Internet_20_link" text:visited-style-name="Visited_20_Internet_20_Link">
1-41-1.jpg</text:a>
', '<text:a xlink:type="simple" xlink:href="https://armyinform.com.ua/wp-content/uploads/2023/03/4-28-1.jpg" text:style-name="Internet_20_link" text:visited-style-name="Visited_20_Internet_20_Link">
4-28-1.jpg</text:a>
', '<text:a xlink:type="simple" xlink:href="https://armyinform.com.ua/wp-content/uploads/2023/03/3-26-1.jpg" text:style-name="Internet_20_link" text:visited-style-name="Visited_20_Internet_20_Link">
3-26-1.jpg</text:a>
']</text:p>
      <text:p text:style-name="P4">
Tags: []</text:p>
      <text:p text:style-name="P4">
Category: News</text:p>
      <!--METADATA-->
      <text:p text:style-name="P4">
<draw:frame draw:style-name="fr1" draw:name="Image322" text:anchor-type="as-char" svg:width="6.9236in" svg:height="6.9236in" draw:z-index="0">
<draw:image xlink:href="../Images/AРМІЯINFORM/2023-03-31T93-00-00-04-00/golovna-berlin-pasportnyj-servis.jpg" xlink:type="simple" xlink:show="embed" xlink:actuate="onLoad" draw:mime-type="image/jpeg"/>
</draw:frame>
According to](https://data.unhcr.org/en/situations/ukraine)The UN Refugee Commissioner Office, since the beginning of a full -scale war, Ukraine has found more than 1 million forced -converted Ukrainians in the territory of Germany. In most of them, there is an urgent need to formulate passport documents.</text:p>
      <text:p text:style-name="P4">
Today, as a result of the fruitful cooperation of the State Migration Service, the Ministry of Foreign Affairs of the TVC of Ukraine, in the capital of Germany in the test mode began a work -related unit of the state enterprise "Document".</text:p>
      <text:p text:style-name="P4">
This is stated in <text:a xlink:type="simple" xlink:href="https://www.kmu.gov.ua/news/pasportnyi-servis-vidkryvaie-svoi-dveri-dlia-ukraintsiv-u-berlini" text:style-name="Internet_20_link" text:visited-style-name="Visited_20_Internet_20_Link">
message</text:a>
on the government portal.</text:p>
      <text:p text:style-name="P4">
<draw:frame draw:style-name="fr1" draw:name="Image323" text:anchor-type="as-char" svg:width="6.9236in" svg:height="3.617581in" draw:z-index="0">
<draw:image xlink:href="../Images/AРМІЯINFORM/2023-03-31T93-00-00-04-00/1-41-1.jpg" xlink:type="simple" xlink:show="embed" xlink:actuate="onLoad" draw:mime-type="image/jpeg"/>
</draw:frame>
In the Open Citizen Service Center for Passport Service, Ukrainians that have been sheltered from the war in Germany will be able to draw up a valid passport -profession, which will allow them to receive financial and humanitarian assistance, get a job, study and cross the borders freely.</text:p>
      <text:p text:style-name="P4">
Passport Service Service Center in Berlin is located in Berlin: AM Treptower Park 14, 12435 Berlin, floor 2.</text:p>
      <text:p text:style-name="P4">
Visitors' service is carried out from Monday to Saturday inclusive from 9:00 to 18:00 in the "live" queue(The electronic queue will work a little later).</text:p>
      <text:p text:style-name="P4">
<draw:frame draw:style-name="fr1" draw:name="Image324" text:anchor-type="as-char" svg:width="6.9236in" svg:height="3.617581in" draw:z-index="0">
<draw:image xlink:href="../Images/AРМІЯINFORM/2023-03-31T93-00-00-04-00/4-28-1.jpg" xlink:type="simple" xlink:show="embed" xlink:actuate="onLoad" draw:mime-type="image/jpeg"/>
</draw:frame>
Services that Ukrainian citizens can get there:</text:p>
      <ul>
        <li>
Registration of an ID card or passport(in particular instead of lost or stolen); * exchange of ID cards or foreign passport(In connection with the expiration of the validity, change of information, unsuitable use); * Exchange Passport Sample 1994 on an ID Card(optional or in case of unfitness); * simultaneous registration of a foreign passport and ID card; * driver's license exchange; * insurance.</li>
      </ul>
      <text:p text:style-name="P4">
Detailed List of Services, Electronic Queue Recording and Information on Non -Required Documents are available on the official website &lt;https://berlin.pasport.org.ua/&gt;
</text:p>
      <text:p text:style-name="P4">
<draw:frame draw:style-name="fr1" draw:name="Image325" text:anchor-type="as-char" svg:width="6.9236in" svg:height="3.617581in" draw:z-index="0">
<draw:image xlink:href="../Images/AРМІЯINFORM/2023-03-31T93-00-00-04-00/3-26-1.jpg" xlink:type="simple" xlink:show="embed" xlink:actuate="onLoad" draw:mime-type="image/jpeg"/>
</draw:frame>
</text:p>
      <text:p text:style-name="P4">
The IUU news agency wrote that previously "passport services" were opened by four cities in Poland(Warsaw, Krakow, Gdansk, Wroclaw), Turkey(Istanbul), Slovakia(Bratislava)and the Czech Republic(Threshold).</text:p>
      <text:p text:style-name="P4">
News Source: <text:a xlink:type="simple" xlink:href="https://armyinform.com.ua/2023/03/31/sogodni-v-berlini-rozpochav-robotu-ukrayinskyj-pasportnyj-servis/" text:style-name="Internet_20_link" text:visited-style-name="Visited_20_Internet_20_Link">
https://armyinform.com.ua/2023/03/31/sogodni-v-berlini-rozpochav-robotu-ukrayinskyj-pasportnyj-servis/</text:a>
</text:p>
      <!--NEWS-->
      <text:h text:style-name="P10" text:outline-level="1">
<text:span text:style-name="T4">
The Buchanan Declaration for Liability for the most serious crimes under international law committed in the territory of Ukraine</text:span>
</text:h>
      <text:p text:style-name="P4">
Author: ['АРМІЯINFORM']</text:p>
      <text:p text:style-name="P4">
Time: 2023-03-31T94:00:00-04:00</text:p>
      <text:p text:style-name="P4">
Description: Mi, representers of the powers of the miracles organized, 31 birch 2023 Rock for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1200_0_1646709682-4223.webp" text:style-name="Internet_20_link" text:visited-style-name="Visited_20_Internet_20_Link">
1200_0_1646709682-4223.webp</text:a>
']</text:p>
      <text:p text:style-name="P4">
Tags: []</text:p>
      <text:p text:style-name="P4">
Category: News</text:p>
      <!--METADATA-->
      <text:p text:style-name="P4">
<draw:frame draw:style-name="fr1" draw:name="Image326" text:anchor-type="as-char" svg:width="6.9236in" svg:height="4.881138in" draw:z-index="0">
<draw:image xlink:href="../ConvertedIMGs/AРМІЯINFORM/2023-03-31T94-00-00-04-00/1200_0_1646709682-4223.png" xlink:type="simple" xlink:show="embed" xlink:actuate="onLoad" draw:mime-type="image/png"/>
</draw:frame>
We, representatives of states and international organizations, gathered on March 31, 2023 for participation in the Buchan Summit on the responsibility of Russia for crimes in Ukraine,</text:p>
      <text:p text:style-name="P4">
_ confirming_ the primary importance of the charter of the United Nations in support of international peace and security and in promoting the rule of the right of average and confirming its devotion of sovereignty, territorial integrity of Ukraine's political independence,</text:p>
      <text:p text:style-name="P4">
_As on the London Declaration of January 13, 1942 on the punishment of the war during the war, which in the midst of the aggressive war was expressed by the Ukrainian solidarity and determination in the administration</text:p>
      <text:p text:style-name="P4">
<text:span text:style-name="T5">
Sew</text:span>
 on the resolution of the UN General Assembly A/RES/95(1946)"Resolution of confirmation of the principles of international law, recognized by the Statuturns Bubunal", which has approved the principles of international law, recognized as the Nuremberg Tribunal, and reminding further that aggression is criminalized in many national criminal codes, in particular the Verkin, in particular.</text:p>
      <text:p text:style-name="P4">
<text:span text:style-name="T5">
worked</text:span>
 about the obligations of all states provided in Article 2 of the Statutorganization of the United Nations, to refrain from their international relations with the experience or its application against the territorial integrity of Chipolitical independence of any state, or in any other way, incompatible with the goals United nations, as well as overcome their international disputes by peaceful means in such a way that not to be affected by the folk peace and safety and justice _, _</text:p>
      <text:p text:style-name="P4">
<text:span text:style-name="T5">
Swill</text:span>
 on the UN General Assembly resolution 3314(XXIX)dated December 14, 1974, which defines aggression as the use of force by the state of the disease, territorial integrity or political independence of another state or otherwise, incompatible with the charter,</text:p>
      <text:p text:style-name="P4">
<text:span text:style-name="T5">
Dals reminding</text:span>
 of commitments arising from international humanitarian law and international human rights law,</text:p>
      <text:p text:style-name="P4">
<text:span text:style-name="T5">
dislace _ that the UN-11/1 UN General Assembly resolution(2022)“Determines the aggression of the Russian Federation against Ukraine, which is a violation of Article2(4)Statute _ »</text:span>
,</text:p>
      <text:p text:style-name="P4">
<text:span text:style-name="T5">
Dovering deep concern</text:span>
 about enormous harm and suffering, is erect indirectly caused by aggression against Ukraine,</text:p>
      <text:p text:style-name="P4">
_Dear also deep concern about serious crimes under international law, which continue to commit in the territory of Ukraine by military personnel of the Russian Federation and its armed forces, controlled by the Russian Federation and its armed forces, its control._with also beliefs, _ that termination of impunity is important for reconciling with any past crimes and preventing such crimes for a miserable,</text:p>
      <text:p text:style-name="P4">
_ Identifying the case, _ started by Ukraine against the Russian Federation by the UN -International Court of Ukraine on the interpretation, application or execution of the 1948 Convention on the Prevention of and Punishment for the Crime of Genocid</text:p>
      <text:p text:style-name="P4">
_with by the work conducted by the Independent International Commission of the United Nations in Ukraine the work of investigation of all possible violations and abuse of human rights and violations of international humanitarian law, as well as related crimes of the Russian Federation's aggression against Ukraine in accordance with the UN Resolution A/HRC/49 RES /1(2022)and A/HRC/RE/S-34/1, as well as taking into account its reports and estimates,</text:p>
      <text:p text:style-name="P4">
In supporting and conducting an investigation and conducted by the International Criminal Court, which can carry out jurisdiction on any military crimes, crimes against humanity and genocide committed in the territory of Ukraine since November 21, 2013, and recognizing that the International Criminal Court could not be entrusted with a crime of aggression. committed against Ukraine,</text:p>
      <text:p text:style-name="P4">
_ Setting up the importance of the recent decision of the International Criminal Court of Justice for the arrest of the President of the Russian Federation V. Putin of the Tarosian Commissioner for Child Rights M. Lviv-Bielova and emphasizing the stipulation of responsibility for all criminals for serious extent</text:p>
      <text:p text:style-name="P4">
_withstanding that individual Member States, including Ukraine, initiated the serious crimes committed in the territory of Ukraine, married in the International Law,</text:p>
      <text:p text:style-name="P4">
They decided as follows:</text:p>
      <text:p text:style-name="P4">
<text:span text:style-name="T5">
Reaurate to condemn</text:span>
 serious crimes under international law that were committed by the Ukrainian suctionary, including the massacres in Bucha, which began to symbolize Russian aggression;</text:p>
      <text:p text:style-name="P4">
<text:span text:style-name="T5">
Dear the support of the efforts of the prosecutor of the International Criminal Court TAVLATE GRANDING FOR THE EXCEPT AND IMPORTANT ACTIVITIES OF THE INTERNATIONAL CRIMINAL COURT in ensuring the prosecution of the perpetrators of the most severe crimes under international law and in preventing their crimes;_witat</text:span>
 International support and efforts to ensure full responsibility for serious crimes under international law committed in the territory of Ukraine, taking into account a joint investigative group created(Ovovull)on the investigation of probable major international crimes committed in Ukraine and advisory groups that support Ukraine;</text:p>
      <text:p text:style-name="P4">
<text:span text:style-name="T5">
pay</text:span>
 states and other interested parties to provide the maximum support of the activities of the International Center for Investigation(ICPA), created on the basis of Eurosta to strengthen the investigation of aggression by obtaining key evidence and facilitating the process of breach at an early stage;</text:p>
      <text:p text:style-name="P4">
_Plop on the importance of international cooperation and legal assistance to the introduction of effective investigations and criminal prosecutions and encouragement to provide such support;</text:p>
      <text:p text:style-name="P4">
_ to assert, _ that persons responsible for planning, conducting and committing aggression against Ukraine should not remain unpunished, and calling the international community to consider appropriate measures, in particular by creating a corresponding mechanism of justice, in order to ensure the effective responsibility for the crime of aggression;</text:p>
      <text:p text:style-name="P4">
_ support the creation of an international mechanism for compensation for damage or damage caused as a result of international properative actions of the Russian Federation in Ukraine or to support the creation of an international mechanism as a result of the international acts of the Russian Federation in Ukraine or against Ukraine, as well as for the promotion and coordination of the process of collection;</text:p>
      <text:p text:style-name="P4">
_ to proclaim_ to the need to ensure full liability of indigenous crimes under international law committed in the territory of Ukraine, by conducting a proper, fair and independent investigation of taxable persecution at national or international level _; _</text:p>
      <text:p text:style-name="P4">
<text:span text:style-name="T5">
Select</text:span>
 other states and international organizations to join the Buchansk declaration _.__</text:p>
      <text:p text:style-name="P4">
News Source: <text:a xlink:type="simple" xlink:href="https://armyinform.com.ua/2023/03/31/buchanska-deklaracziya-shhodo-vidpovidalnosti-za-najtyazhchi-zlochyny-za-mizhnarodnym-pravom-skoyeni-na-terytoriyi-ukrayiny/" text:style-name="Internet_20_link" text:visited-style-name="Visited_20_Internet_20_Link">
https://armyinform.com.ua/2023/03/31/buchanska-deklaracziya-shhodo-vidpovidalnosti-za-najtyazhchi-zlochyny-za-mizhnarodnym-pravom-skoyeni-na-terytoriyi-ukrayiny/</text:a>
</text:p>
      <!--NEWS-->
      <text:h text:style-name="P10" text:outline-level="1">
<text:span text:style-name="T4">
Military doctors got 30 mm a projectile and saved the life of a serviceman</text:span>
</text:h>
      <text:p text:style-name="P4">
Author: ['АРМІЯINFORM']</text:p>
      <text:p text:style-name="P4">
Time: 2023-03-31T95:00:00-04:00</text:p>
      <text:p text:style-name="P4">
Description: Days of the PID Hour of the Boyv in one iz district Vikonnnya Zavdan Vorozhy 30 mm shell of BMP ... War with Ukraine 2022, War with Ukraine Latest news today, News War with Ukraine 2022 The last ones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photo_2023-03-31_18-28-51.jpg" text:style-name="Internet_20_link" text:visited-style-name="Visited_20_Internet_20_Link">
photo_2023-03-31_18-28-51.jpg</text:a>
', '<text:a xlink:type="simple" xlink:href="https://armyinform.com.ua/wp-content/uploads/2023/03/photo_2023-03-31_18-28-52.jpg" text:style-name="Internet_20_link" text:visited-style-name="Visited_20_Internet_20_Link">
photo_2023-03-31_18-28-52.jpg</text:a>
']</text:p>
      <text:p text:style-name="P4">
Tags: []</text:p>
      <text:p text:style-name="P4">
Category: News</text:p>
      <!--METADATA-->
      <text:p text:style-name="P4">
<draw:frame draw:style-name="fr1" draw:name="Image327" text:anchor-type="as-char" svg:width="6.9236in" svg:height="5.804039in" draw:z-index="0">
<draw:image xlink:href="../Images/AРМІЯINFORM/2023-03-31T95-00-00-04-00/photo_2023-03-31_18-28-51.jpg" xlink:type="simple" xlink:show="embed" xlink:actuate="onLoad" draw:mime-type="image/jpeg"/>
</draw:frame>
The other day, during the fighting in one of the areas of tasks, a hostile 30 mm BMP shell hit the warrior, passing through his back, and stuck in a liver serviceman.</text:p>
      <text:p text:style-name="P4">
About it <text:a xlink:type="simple" xlink:href="https://t.me/militarymediacenter/1594" text:style-name="Internet_20_link" text:visited-style-name="Visited_20_Internet_20_Link">
reports</text:a>
Military MediaCenter.</text:p>
      <text:p text:style-name="P4">
<draw:frame draw:style-name="fr1" draw:name="Image328" text:anchor-type="as-char" svg:width="6.9236in" svg:height="5.804039in" draw:z-index="0">
<draw:image xlink:href="../Images/AРМІЯINFORM/2023-03-31T95-00-00-04-00/photo_2023-03-31_18-28-52.jpg" xlink:type="simple" xlink:show="embed" xlink:actuate="onLoad" draw:mime-type="image/jpeg"/>
</draw:frame>
Military doctors of the 66th OMB, who work without fatigue daily, which are the best surgeons and specialists, conducted a successful operation and saved the life of the defender. The military serviceman has already returned to the system and, together with his combat-bribes, performs combat missions in positions!</text:p>
      <text:p text:style-name="P4">
News Source: <text:a xlink:type="simple" xlink:href="https://armyinform.com.ua/2023/03/31/vijskovi-medyky-distaly-30-mm-snaryad-ta-vryatuvaly-zhyttya-vijskovosluzhbovczyu/" text:style-name="Internet_20_link" text:visited-style-name="Visited_20_Internet_20_Link">
https://armyinform.com.ua/2023/03/31/vijskovi-medyky-distaly-30-mm-snaryad-ta-vryatuvaly-zhyttya-vijskovosluzhbovczyu/</text:a>
</text:p>
      <!--NEWS-->
      <text:h text:style-name="P10" text:outline-level="1">
<text:span text:style-name="T4">
SBU Chairman and Japan Ambassador discussed the interaction to counteract common threats</text:span>
</text:h>
      <text:p text:style-name="P4">
Author: ['АРМІЯINFORM']</text:p>
      <text:p text:style-name="P4">
Time: 2023-03-31T96:00:00-04:00</text:p>
      <text:p text:style-name="P4">
Description: The head of the nonsense service Vasil Malyuk I Ambassador Japanese to Ukrainian Matsuda Kuninori Uzgogol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8606121390917b304fbe303e60d52b78.jpeg" text:style-name="Internet_20_link" text:visited-style-name="Visited_20_Internet_20_Link">
8606121390917b304fbe303e60d52b78.jpeg</text:a>
']</text:p>
      <text:p text:style-name="P4">
Tags: ['СБУ', 'СЛУЖБА БЕЗПЕКИ УКРАЇНИ']</text:p>
      <text:p text:style-name="P4">
Category: News</text:p>
      <!--METADATA-->
      <text:p text:style-name="P4">
<draw:frame draw:style-name="fr1" draw:name="Image329" text:anchor-type="as-char" svg:width="6.9236in" svg:height="4.621503in" draw:z-index="0">
<draw:image xlink:href="../Images/AРМІЯINFORM/2023-03-31T96-00-00-04-00/8606121390917b304fbe303e60d52b78.jpeg" xlink:type="simple" xlink:show="embed" xlink:actuate="onLoad" draw:mime-type="image/jpeg"/>
</draw:frame>
Security Head Vasyl Malyuk and Japan Ambassador to Ukraine Matsud Kuninoruzhuoruzhdid practical steps to prepare a number of measures aimed at preventing cooperation between countries and counteracting common threats.</text:p>
      <text:p text:style-name="P4">
About this <text:a xlink:type="simple" xlink:href="https://ssu.gov.ua/novyny/holova-sbu-ta-posol-yaponii-obhovoryly-vzaiemodiiu-dlia-protydii-spilnym-zahrozam" text:style-name="Internet_20_link" text:visited-style-name="Visited_20_Internet_20_Link">
it is referred</text:a>
On the site of the Security Service of Ukraine.</text:p>
      <text:p text:style-name="P4">
In particular, the meeting was about repelling the military aggression of the Russian Federation against Ukraine, protection of information, cyber threats and international terrorism.</text:p>
      <text:p text:style-name="P4">
“We are interested in deepening cooperation with law enforcement and special services of Japan. And in love, let us share a unique experience in the anti -armor and hybrid aggression of Russia, ”said SBU Chairman Vasyl Malyuk.</text:p>
      <text:p text:style-name="P4">
He sincerely thanked the Government of Japan for consistent assistance to the Ukrainian people, attacking the powerful sanction pressure on Russia and Belarus.</text:p>
      <text:p text:style-name="P4">
In turn, Matsuda Kuninor noted that such support would continue.</text:p>
      <text:p text:style-name="P4">
“The Japanese government and the whole people of Japan are ready to comprehensively help Ukraine with the renewal of true peace to your land. And as a result of the visit of Japan Prime Minister to Ukraine and meetings with the President of Ukraine, a new stage of relations between our countries-a special global partnership began. The first year in its implementation is the conclusion of the information protection agreement, ” - said Japan Affairs in Ukraine.</text:p>
      <text:p text:style-name="P4">
Therefore, the parties discussed organizational preparation for the conclusion of this international agreement.</text:p>
      <text:p text:style-name="P4">
Mr. Ambassador also emphasized that Japan appreciates the professionalism of the SBU and all Ukrainian defenders.</text:p>
      <text:p text:style-name="P4">
“The SBU together with representatives of the Defense Forces are on the forefront for the protection of the territorial integrity and independence of our country. Our priority is a contracted activity and performing operational and combat tasks, ”Vasyl Malyuk reported.</text:p>
      <text:p text:style-name="P4">
According to Vasyl Malyuk, the intelligence service is currently investigating more than 43,000 criminal proceedings for Russian military crimes.</text:p>
      <text:p text:style-name="P4">
News Source: <text:a xlink:type="simple" xlink:href="https://armyinform.com.ua/2023/03/31/golova-sbu-ta-posol-yaponiyi-obgovoryly-vzayemodiyu-dlya-protydiyi-spilnym-zagrozam/" text:style-name="Internet_20_link" text:visited-style-name="Visited_20_Internet_20_Link">
https://armyinform.com.ua/2023/03/31/golova-sbu-ta-posol-yaponiyi-obgovoryly-vzayemodiyu-dlya-protydiyi-spilnym-zagrozam/</text:a>
</text:p>
      <!--NEWS-->
      <text:h text:style-name="P10" text:outline-level="1">
<text:span text:style-name="T4">
The diplomatic format of relations with the Russian Federation is possible only after the withdrawal of all Russian troops from the territory of Ukraine - Volodymyr Zelenskyy</text:span>
</text:h>
      <text:p text:style-name="P4">
Author: ['АРМІЯINFORM']</text:p>
      <text:p text:style-name="P4">
Time: 2023-03-31T97:00:00-04:00</text:p>
      <text:p text:style-name="P4">
Description: President Volodymyr Zelensky, ShO FIKSACII GODSIVE IS AGRESSION VIYIN, Yaku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29a3d7f6515ed656364fe6d88398bb9b_1680285395_extra_large.jpeg" text:style-name="Internet_20_link" text:visited-style-name="Visited_20_Internet_20_Link">
29a3d7f6515ed656364fe6d88398bb9b_1680285395_extra_large.jpeg</text:a>
', '<text:a xlink:type="simple" xlink:href="https://armyinform.com.ua/wp-content/uploads/2023/03/0c0b79afdab52db9d6fa66854085a620_1680287772_wysiwyg.jpeg" text:style-name="Internet_20_link" text:visited-style-name="Visited_20_Internet_20_Link">
0c0b79afdab52db9d6fa66854085a620_1680287772_wysiwyg.jpeg</text:a>
']</text:p>
      <text:p text:style-name="P4">
Tags: ['STOPRUSSIA', 'АГРЕСІЯ РФ', 'ВОЛОДИМИР ЗЕЛЕНСЬКИЙ', 'ВТОРГНЕННЯ РФ']</text:p>
      <text:p text:style-name="P4">
Category: News</text:p>
      <!--METADATA-->
      <text:p text:style-name="P4">
<draw:frame draw:style-name="fr1" draw:name="Image330" text:anchor-type="as-char" svg:width="6.9236in" svg:height="4.617948in" draw:z-index="0">
<draw:image xlink:href="../Images/AРМІЯINFORM/2023-03-31T97-00-00-04-00/29a3d7f6515ed656364fe6d88398bb9b_1680285395_extra_large.jpeg" xlink:type="simple" xlink:show="embed" xlink:actuate="onLoad" draw:mime-type="image/jpeg"/>
</draw:frame>
President Vladimir Zelensky notes that the fixation of the results of the aggressiveness, which Russia has solved against Ukraine, should take place in a diplomatic way, but only after the withdrawal of all Russian troops from the territory of Ukraine and the presentation of partner countries.</text:p>
      <text:p text:style-name="P4">
The Head of State stated this during a joint with the leaders of Moldova, Slovakia, Slovenia and Croatia of the press conference as a result of the Buchan Summit, which was in Kiev.</text:p>
      <text:p text:style-name="P4">
“It will be a fixation of the end of the war. But only at the big table will decent states and a representative of the Russian Federation. I am very strong to tell who at that time will be a representative of the Russian Federation, who without a fight will be released all troops from our territory. Then the diplomatic format begins. But by force we will knock them all to the end, then there is no such people to speak with such people. Because we will lose people will be a lot of casualties. About what then to talk to these people? They must be isolated, unclaimed, ”the President said.</text:p>
      <text:p text:style-name="P4">
Volodymyr Zelensky recalled that Ukraine proposed the formula of peace with a superstily specific sequence of actions that would lead to the end of the war.</text:p>
      <text:p text:style-name="P4">
<draw:frame draw:style-name="fr1" draw:name="Image331" text:anchor-type="as-char" svg:width="6.9236in" svg:height="4.612849in" draw:z-index="0">
<draw:image xlink:href="../Images/AРМІЯINFORM/2023-03-31T97-00-00-04-00/0c0b79afdab52db9d6fa66854085a620_1680287772_wysiwyg.jpeg" xlink:type="simple" xlink:show="embed" xlink:actuate="onLoad" draw:mime-type="image/jpeg"/>
</draw:frame>
“Because we want peace. And all that we are talking about when we are going is Ukraine's support. We do not support the war, we support the victory, it is the result. We support peace, ”he said.</text:p>
      <text:p text:style-name="P4">
According to the Head of State, the statement that Russia intends to place nuclear in Belarus, indicate that the results of the Russian leadership with the leadership of China are unsuccessful for the Russian Federation.</text:p>
      <text:p text:style-name="P4">
“It was necessary to show some subjectivity that Russia, under the direction of Putin, has completely lost. The second is that the President of Russia needs to show a political steps or victory. And he could not do this on the battlefield. They started this bloody war, but it is clear what he would become, ”Volodymyr Zelenskyy explained.</text:p>
      <text:p text:style-name="P4">
Answering questions about the dialogue with the head of the Chinese People's Republic, Xi Jinping, the President noted that today it is important to attract as many countries as possible, including those who do not have a clear position on the support of Ukraine in the war.</text:p>
      <text:p text:style-name="P4">
News Source: <text:a xlink:type="simple" xlink:href="https://armyinform.com.ua/2023/03/31/dyplomatychnyj-format-vidnosyn-iz-rf-mozhlyvyj-lyshe-pislya-vyvedennya-vsih-rosijskyh-vijsk-iz-terytoriyi-ukrayiny-j-za-uchastyu-derzhav-partneriv-volodymyr-zelenskyj/" text:style-name="Internet_20_link" text:visited-style-name="Visited_20_Internet_20_Link">
https://armyinform.com.ua/2023/03/31/dyplomatychnyj-format-vidnosyn-iz-rf-mozhlyvyj-lyshe-pislya-vyvedennya-vsih-rosijskyh-vijsk-iz-terytoriyi-ukrayiny-j-za-uchastyu-derzhav-partneriv-volodymyr-zelenskyj/</text:a>
</text:p>
      <!--NEWS-->
      <text:h text:style-name="P10" text:outline-level="1">
<text:span text:style-name="T4">
The main word today is justice, for our country and our people who have suffered losses through Russian aggression - President of Ukraine</text:span>
</text:h>
      <text:p text:style-name="P4">
Author: ['АРМІЯINFORM']</text:p>
      <text:p text:style-name="P4">
Time: 2023-03-31T98:00:00-04:00</text:p>
      <text:p text:style-name="P4">
Description: Ukrainian!Ukrainian!Golovna Word Sogodni - justice. Fair - for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8277b29670d5582f39c20bc87acaee8c_1680291688_extra_large.jpeg" text:style-name="Internet_20_link" text:visited-style-name="Visited_20_Internet_20_Link">
8277b29670d5582f39c20bc87acaee8c_1680291688_extra_large.jpeg</text:a>
']</text:p>
      <text:p text:style-name="P4">
Tags: ['STOPRUSSIA', 'АГРЕСІЯ РФ', 'ВОЛОДИМИР ЗЕЛЕНСЬКИЙ', 'ВТОРГНЕННЯ РФ']</text:p>
      <text:p text:style-name="P4">
Category: News</text:p>
      <!--METADATA-->
      <text:p text:style-name="P4">
<draw:frame draw:style-name="fr1" draw:name="Image332" text:anchor-type="as-char" svg:width="6.9236in" svg:height="3.894525in" draw:z-index="0">
<draw:image xlink:href="../Images/AРМІЯINFORM/2023-03-31T98-00-00-04-00/8277b29670d5582f39c20bc87acaee8c_1680291688_extra_large.jpeg" xlink:type="simple" xlink:show="embed" xlink:actuate="onLoad" draw:mime-type="image/jpeg"/>
</draw:frame>
<text:span text:style-name="T4">
 _ Ukrainians!Ukrainian women!_ </text:span>
</text:p>
      <text:p text:style-name="P4">
The main word today is justice. Justice is for our country, for all our people who have lost their loved ones, lost their health, home, normal life through Russian aggression, through the occupier's terror.</text:p>
      <text:p text:style-name="P4">
Our special events took place - in Bucha, on the anniversary of the liberation of the city, and Vokiev. Summit and negotiations, the second conference United for Justice - "Unified Izarad of Justice" ...</text:p>
      <text:p text:style-name="P4">
All this - to accelerate, to make more vigorous global work for the sake of the tribunal aggression of Russia, for the sake of new warrants from the International Criminal Court, the arrest of Russian military criminals, for the sake of legal and fair sentences that all Russian murderers and executioners must obtain.</text:p>
      <text:p text:style-name="P4">
And they will get. One hundred percent. We will provide it. We find formats, find tools.</text:p>
      <text:p text:style-name="P4">
I thank everyone who helps us in this. Every state, every leader, every international organization.</text:p>
      <text:p text:style-name="P4">
Today, representatives of almost fivety countries took part in our First Buchansky Summit. And this is just the beginning.</text:p>
      <text:p text:style-name="P4">
I thank the leaders of Slovenia, Slovakia, Croatia and Moldova, who today visited Ukraine who personally supported Bucha - honored the memory of all who died in the Russian occupation. And of course - I thank our soldiers. All who are fighting for Ukraine now. All who have fought for Ukraine since the 14th. To all whose life literally gives life to Ukraine.</text:p>
      <text:p text:style-name="P4">
Ukrainians will stand in this war. We will liberate our land and all our people of Edorian captivity. And there will be a day when the world will hear that justice for Ukraine is diverted.</text:p>
      <text:p text:style-name="P4">
There will be a new Nuremberg - about the racists.</text:p>
      <text:p text:style-name="P4">
<text:span text:style-name="T4">
 _ Glory to all Ukrainian heroes!_ </text:span>
</text:p>
      <text:p text:style-name="P4">
<text:span text:style-name="T4">
 _ Glory to our strong people!_ </text:span>
</text:p>
      <text:p text:style-name="P4">
<text:span text:style-name="T4">
<text:span text:style-name="T5">
Glory to Ukraine!</text:span>
</text:span>
</text:p>
      <text:p text:style-name="P4">
News Source: <text:a xlink:type="simple" xlink:href="https://armyinform.com.ua/2023/03/31/golovne-slovo-sogodni-spravedlyvist-dlya-nashoyi-derzhavy-ta-nashyh-lyudej-yaki-zaznaly-vtrat-cherez-rosijsku-agresiyu-prezydent-ukrayiny/" text:style-name="Internet_20_link" text:visited-style-name="Visited_20_Internet_20_Link">
https://armyinform.com.ua/2023/03/31/golovne-slovo-sogodni-spravedlyvist-dlya-nashoyi-derzhavy-ta-nashyh-lyudej-yaki-zaznaly-vtrat-cherez-rosijsku-agresiyu-prezydent-ukrayiny/</text:a>
</text:p>
      <!--NEWS-->
      <text:h text:style-name="P10" text:outline-level="1">
<text:span text:style-name="T4">
Short. War. Day 401</text:span>
</text:h>
      <text:p text:style-name="P4">
Author: ['АРМІЯINFORM']</text:p>
      <text:p text:style-name="P4">
Time: 2023-03-31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a xlink:type="simple" xlink:href="https://armyinform.com.ua/wp-content/uploads/2023/04/2023-04-01_002017.png" text:style-name="Internet_20_link" text:visited-style-name="Visited_20_Internet_20_Link">
2023-04-01_002017.png</text:a>
']</text:p>
      <text:p text:style-name="P4">
Tags: ['STOPRUSSIA', 'АГРЕСІЯ РФ', 'ВІДЕОДАЙДЖЕСТ', 'ВТОРГНЕННЯ РФ', 'ГШ ЗСУ']</text:p>
      <text:p text:style-name="P4">
Category: News</text:p>
      <!--METADATA-->
      <text:p text:style-name="P4">
<draw:frame draw:style-name="fr1" draw:name="Image333" text:anchor-type="as-char" svg:width="6.9236in" svg:height="3.894525in" draw:z-index="0">
<draw:image xlink:href="../Images/AРМІЯINFORM/2023-03-31T99-00-00-04-00/2023-04-01_002017.png" xlink:type="simple" xlink:show="embed" xlink:actuate="onLoad" draw:mime-type="image/png"/>
</draw:frame>
</text:p>
      <text:p text:style-name="P4">
News Source: <text:a xlink:type="simple" xlink:href="https://armyinform.com.ua/2023/03/31/korotko-vijna-den-401/" text:style-name="Internet_20_link" text:visited-style-name="Visited_20_Internet_20_Link">
https://armyinform.com.ua/2023/03/31/korotko-vijna-den-401/</text:a>
</text:p>
      <!--NEWS-->
      <text:h text:style-name="P10" text:outline-level="1">
<text:span text:style-name="T4">
Finland joined the work on bringing to the RF leaders responsibility</text:span>
</text:h>
      <text:p text:style-name="P4">
Authors: Ukrinform (Person)</text:p>
      <text:p text:style-name="P4">
Publisher: Укринформ (Organization)</text:p>
      <text:p text:style-name="P4">
Published Time: 2023-04-01T-32:20:00+03:00</text:p>
      <text:p text:style-name="P4">
Modified Time: 2023-04-01T00:20:00+03:00</text:p>
      <text:p text:style-name="P4">
Description: Finland has joined international efforts to hold the Russian leaders responsible for the war against Ukraine. - Ukrinform.</text:p>
      <text:p text:style-name="P4">
Images: ["<text:a xlink:type="simple" xlink:href="https://static.ukrinform.com/photos/2019_09/thumb_files/630_360_1568299832-128.jpg" text:style-name="Internet_20_link" text:visited-style-name="Visited_20_Internet_20_Link">
630_360_15682...</text:a>
"]</text:p>
      <text:p text:style-name="P4">
Tags: ['Фінляндія', 'Трибунал', 'Україна', 'Агресія РФ', 'Воєнні злочини', 'Війна з росією']</text:p>
      <text:p text:style-name="P4">
Type: Article</text:p>
      <!--METADATA-->
      <text:p text:style-name="P4">
<draw:frame draw:style-name="fr1" draw:name="Image334" text:anchor-type="as-char" svg:width="6.9236in" svg:height="3.956343in" draw:z-index="0">
<draw:image xlink:href="../Images/yкринформ/2023-04-01T-32-20-00-03-00/630_360_1568299832-128.jpg" xlink:type="simple" xlink:show="embed" xlink:actuate="onLoad" draw:mime-type="image/jpeg"/>
</draw:frame>
Finland has made international efforts to hold Russian leaders responsible for war against Ukraine.</text:p>
      <text:p text:style-name="P4">
This was stated by the President of the Scandinavian State Sauli Niinsto in Buchansky Samite, Ukrinform reports.</text:p>
      <text:p text:style-name="P4">
“Finland has joined the work on bringing Russian leaders to the crime of aggression. And we are waiting for the creation of international registered damage, as recommended by the UN GA ... Finland supports the work of Ukrainian authorities and the ISS, ”he said.</text:p>
      <text:p text:style-name="P4">
<text:span text:style-name="T4">
 Read also: </text:span>
 <text:span text:style-name="T4">
 <text:a xlink:type="simple" xlink:href="https://www.ukrinform.ua/rubric-world/3689502-u-finlandii-znacno-poslabilasa-spigunska-dialnist-rosian-rozvidka.html" text:style-name="Internet_20_link" text:visited-style-name="Visited_20_Internet_20_Link">
</text:a>
</text:span>
</text:p>
      <text:p text:style-name="P4">
The President emphasized that humanity cannot simply take his eyes away from how the world has been amazed by all the atrocities that the Russian soldiers committed, he could not help but keep the victims. The international community must clearly state: "It should not be unpunished."</text:p>
      <text:p text:style-name="P4">
The Russian attack on Ukraine is a gross violation of international law, the Finnish leader emphasized. He recalled that the laws of war prohibit such cruel actions that everyone saw in Ukraine.</text:p>
      <text:p text:style-name="P4">
“The Russians made them against civilians, destroyed hospitals, kindergartens, churches. It was mibbed that bodies were found in the liberated territories with evidence of Istrat torture. There are confirmed deportation data, filtration camps…. There is a responsibility for everything, ”the politician emphasized.</text:p>
      <text:p text:style-name="P4">
<text:span text:style-name="T4">
 Read also: </text:span>
 <text:span text:style-name="T4">
 <text:a xlink:type="simple" xlink:href="https://www.ukrinform.ua/rubric-polytics/3689641-genocid-ukrainciv-zadokumentuut-u-ramkah-moskovskogo-mehanizmu-cimbaluk.html" text:style-name="Internet_20_link" text:visited-style-name="Visited_20_Internet_20_Link">
</text:a>
</text:span>
</text:p>
      <text:p text:style-name="P4">
He noted that during his visit to Bucha in January this year was amazed by the scale of human suffering and moved by the determination and unity of the people. Ukrainian children defend their state and will one day a prosperous future, reprinted Niin.</text:p>
      <text:p text:style-name="P4">
<text:span text:style-name="T4">
 <text:a xlink:type="simple" xlink:href="https://www.ukrinform.ua/tag-finlandia" text:style-name="Internet_20_link" text:visited-style-name="Visited_20_Internet_20_Link">
</text:a>
</text:span>
, according to its leader, maintains the independence, sovereignty and territorial integrity of Ukraine and the symbol will be unchanged: Finland stands on its side of Ukraine, - he said.</text:p>
      <text:p text:style-name="P4">
As it was reported, Ukraine is counting on the adoption in April by the UN General Assembly of Resolution on responsibility for military crimes in Ukraine and support of special jobs against Russia.</text:p>
      <text:p text:style-name="P4">
News Source: <text:a xlink:type="simple" xlink:href="https://www.ukrinform.ua/rubric-polytics/3690115-finlandia-dolucilas-do-roboti-z-pritagnenna-do-vidpovidalnosti-lideriv-rf.html" text:style-name="Internet_20_link" text:visited-style-name="Visited_20_Internet_20_Link">
https://www.ukrinform.ua/rubric-polytics/3690115-finlandia-dolucilas-do-roboti-z-pritagnenna-do-vidpovidalnosti-lideriv-rf.html</text:a>
</text:p>
      <!--NEWS-->
      <text:h text:style-name="P10" text:outline-level="1">
<text:span text:style-name="T4">
The rules for selling prescription medicines have changed in Ukraine</text:span>
</text:h>
      <text:p text:style-name="P4">
Authors: Ukrinform (Person)</text:p>
      <text:p text:style-name="P4">
Publisher: Укринформ (Organization)</text:p>
      <text:p text:style-name="P4">
Published Time: 2023-04-01T-34:12:00+03:00</text:p>
      <text:p text:style-name="P4">
Modified Time: 2023-04-01T00:12:00+03:00</text:p>
      <text:p text:style-name="P4">
Description: In Ukraine, since April 1, prescription drugs will be released according to an electronic prescription, along with which will continue to act and a paper recipe. - Ukrinform.</text:p>
      <text:p text:style-name="P4">
Images: ["<text:a xlink:type="simple" xlink:href="https://static.ukrinform.com/photos/2018_08/thumb_files/630_360_1535285334-9009.jpg" text:style-name="Internet_20_link" text:visited-style-name="Visited_20_Internet_20_Link">
630_360_15352...</text:a>
"]</text:p>
      <text:p text:style-name="P4">
Tags: ['Ліки', 'Аптека', "Здоров'я", 'Е-рецепт']</text:p>
      <text:p text:style-name="P4">
Type: Article</text:p>
      <!--METADATA-->
      <text:p text:style-name="P4">
<draw:frame draw:style-name="fr1" draw:name="Image335" text:anchor-type="as-char" svg:width="6.9236in" svg:height="3.956343in" draw:z-index="0">
<draw:image xlink:href="../Images/yкринформ/2023-04-01T-34-12-00-03-00/630_360_1535285334-9009.jpg" xlink:type="simple" xlink:show="embed" xlink:actuate="onLoad" draw:mime-type="image/jpeg"/>
</draw:frame>
In Ukraine, since April 1, prescription drugs will be released with a electronic recipe, next to which the paper recipe will continue.</text:p>
      <text:p text:style-name="P4">
About it reports <text:a xlink:type="simple" xlink:href="http://moz.gov.ua/article/news/z-1-kvitnja-recepturni-preparati-mozhna-bude-otrimati-ne-lishe-za-paperovim-a-j-za-elektronnim-recepom-" text:style-name="Internet_20_link" text:visited-style-name="Visited_20_Internet_20_Link">
</text:a>
, reports Ukrinform.</text:p>
      <text:p text:style-name="P4">
"Starting on April 1, prescription drugs can be purchased at the pharmacy with a electronic recipe, this will make the process of appointment easier and effective. However, in Ukraine, paper recipes will continue to act, at least before the end of the state," the statement reads.</text:p>
      <text:p text:style-name="P4">
According to the Ministry of Health, the release of prescription drugs was still in order to have a doctor, and now the patient will be able to choose for his convenience, according to what prescription he wants to buy medicine - electronic or paper. The e-recite is on all registered medicines in Ukraine to be prescribed by a doctor and which the patient buys at their own expense.</text:p>
      <text:p text:style-name="P4">
At the same time, the ministry claims that the list of prescription drugs is not extended and does not change.</text:p>
      <text:p text:style-name="P4">
Doctors of all specialties of state, communal or private clinics, or a FOP doctor, can prescription.</text:p>
      <text:p text:style-name="P4">
In particular, during the examination, the doctor will form an electronic purpose, specifying the acting, dosage, duration of the course and instructions for taking medication.</text:p>
      <text:p text:style-name="P4">
<text:span text:style-name="T4">
 Read also: </text:span>
 <text:span text:style-name="T4">
 <text:a xlink:type="simple" xlink:href="https://www.ukrinform.ua/rubric-society/3658800-bezoplatni-preparati-vid-bronhialnoi-astmi-vklucili-u-programu-dostupni-liki.html" text:style-name="Internet_20_link" text:visited-style-name="Visited_20_Internet_20_Link">
</text:a>
</text:span>
</text:p>
      <text:p text:style-name="P4">
And if the patient has an acute or chronic disease or require treatment or prevention, the electronic prescription for the required medicine can be obtained remotely by consulting their family doctor. To do this, the system must be diagnosed and prescribed from a doctor. So the prescription of the medication will always be available in the smartphone, explained in <text:span text:style-name="T4">
 <text:a xlink:type="simple" xlink:href="https://www.ukrinform.ua/tag-moz" text:style-name="Internet_20_link" text:visited-style-name="Visited_20_Internet_20_Link">
</text:a>
</text:span>
.</text:p>
      <text:p text:style-name="P4">
At the same time, if the patient or his or her relatives do not have a mobile phone, the doctor will make an appointment on the paper formulation form.You can find a pharmacy that releases the medication by electronic recipe by using <text:a xlink:type="simple" xlink:href="http://bit.ly/4054WGA" text:style-name="Internet_20_link" text:visited-style-name="Visited_20_Internet_20_Link">
</text:a>
, which will tell the address of the nearest pharmacy. To do this, it is necessary to enter or choose from the list in the search row the name of the inhabited point.</text:p>
      <text:p text:style-name="P4">
You can buy medicine by electronic prescription at a pharmacy for 10 days(If cenarcotic(Psychotropic)medicine)or within 30 days(For the rest of the prescription drugs).</text:p>
      <text:p text:style-name="P4">
<text:span text:style-name="T4">
Читайте також:</text:span>
 <text:span text:style-name="T4">
<text:a xlink:type="simple" xlink:href="https://www.ukrinform.ua/rubric-society/3539496-dla-otrimanna-erecepta-na-antibiotiki-deklaracia-ne-obovazkova-rozasnenna-moz.html" text:style-name="Internet_20_link" text:visited-style-name="Visited_20_Internet_20_Link">
 </text:a>
</text:span>
</text:p>
      <text:p text:style-name="P4">
In order to buy a medicine, it is enough to report the pharmacist the required Requisites with SMS - recipe number and repayment code.</text:p>
      <text:p text:style-name="P4">
"Thanks to access to medical information in ESOOs, a personal doctor will be able to review historical Meddani, find out about concomitant diseases and other information that is necessary for the appointment of effective treatment", added such <text:span text:style-name="T4">
 [] <text:a xlink:type="simple" xlink:href="https://www.ukrinform.ua/tag-moz" text:style-name="Internet_20_link" text:visited-style-name="Visited_20_Internet_20_Link">
</text:a>
</text:span>
.</text:p>
      <text:p text:style-name="P4">
It is noted that in the regions where hostilities are conducted, the recipe for the release of prescription drugs is not required except narcotic(psychotropic), potent(poisonous substances).</text:p>
      <text:p text:style-name="P4">
Також військові адміністрації, підрозділи ЗСУ, залучені волонтерські таблагодійні організації можуть закуповувати рецептурні ліки для потреб воєнногочасу гуртово безпосередньо у дистриб’юторів і для цього рецепт теж непотрібен.</text:p>
      <text:p text:style-name="P4">
<text:span text:style-name="T4">
Читайте також:</text:span>
 <text:span text:style-name="T4">
<text:a xlink:type="simple" xlink:href="https://www.ukrinform.ua/rubric-society/3614212-v-ukraini-majze-11-tisac-aptek-vidpuskaut-insulin-za-programou-reimbursacii.html" text:style-name="Internet_20_link" text:visited-style-name="Visited_20_Internet_20_Link">
 </text:a>
</text:span>
</text:p>
      <text:p text:style-name="P4">
As it was reported, since August 1 2022, an electronic recipe for Nanttybiotics was introduced, from November 1 - on narcotic(Psychotropic)Drugs. 691 936 electronic recipes for antibacterials and 20 118 - for drugs of narcotic drugs were discharged in 2023 in 2023.(Psychotropic).</text:p>
      <text:p text:style-name="P4">
News Source: <text:a xlink:type="simple" xlink:href="https://www.ukrinform.ua/rubric-society/3689917-v-ukraini-zminilisa-pravila-prodazu-recepturnih-likiv.html" text:style-name="Internet_20_link" text:visited-style-name="Visited_20_Internet_20_Link">
https://www.ukrinform.ua/rubric-society/3689917-v-ukraini-zminilisa-pravila-prodazu-recepturnih-likiv.html</text:a>
</text:p>
      <!--NEWS-->
      <text:h text:style-name="P10" text:outline-level="1">
<text:span text:style-name="T4">
The rules for selling prescription medicines have changed in Ukraine</text:span>
</text:h>
      <text:p text:style-name="P4">
Authors: Ukrinform (Person)</text:p>
      <text:p text:style-name="P4">
Publisher: Укринформ (Organization)</text:p>
      <text:p text:style-name="P4">
Published Time: 2023-04-01T00:12:00+03:00</text:p>
      <text:p text:style-name="P4">
Modified Time: 2023-04-01T00:12:00+03:00</text:p>
      <text:p text:style-name="P4">
Description: In Ukraine, since April 1, prescription drugs will be released according to an electronic prescription, along with which will continue to act and a paper recipe. - Ukrinform.</text:p>
      <text:p text:style-name="P4">
Images: ["<text:a xlink:type="simple" xlink:href="https://static.ukrinform.com/photos/2018_08/thumb_files/630_360_1535285334-9009.jpg" text:style-name="Internet_20_link" text:visited-style-name="Visited_20_Internet_20_Link">
630_360_15352...</text:a>
"]</text:p>
      <text:p text:style-name="P4">
Tags: ['Ліки', 'Аптека', "Здоров'я", 'Е-рецепт']</text:p>
      <text:p text:style-name="P4">
Type: Article</text:p>
      <!--METADATA-->
      <text:p text:style-name="P4">
<draw:frame draw:style-name="fr1" draw:name="Image336" text:anchor-type="as-char" svg:width="6.9236in" svg:height="3.956343in" draw:z-index="0">
<draw:image xlink:href="../Images/yкринформ/2023-04-01T00-12-00-03-00/630_360_1535285334-9009.jpg" xlink:type="simple" xlink:show="embed" xlink:actuate="onLoad" draw:mime-type="image/jpeg"/>
</draw:frame>
In Ukraine, on April 1, prescription drugs will be released by electronrept, along with which the paper recipe will continue.</text:p>
      <text:p text:style-name="P4">
About it reports <text:a xlink:type="simple" xlink:href="http://moz.gov.ua/article/news/z-1-kvitnja-recepturni-preparati-mozhna-bude-otrimati-ne-lishe-za-paperovim-a-j-za-elektronnim-recepom-" text:style-name="Internet_20_link" text:visited-style-name="Visited_20_Internet_20_Link">
</text:a>
, reports Ukrinform.</text:p>
      <text:p text:style-name="P4">
"Starting on April 1, prescription drugs can be purchased at the pharmacy with a electronic recipe, this will make the process of appointment easier and effective. However, in Ukraine, paper recipes will continue to act, at least before the end of the state," the statement reads.</text:p>
      <text:p text:style-name="P4">
According to the Ministry of Health, the release of prescription drugs was still in order to have a doctor, and now the patient will be able to choose for his convenience, according to what prescription he wants to buy medicine - electronic or paper. The e-recite is on all registered medicines in Ukraine to be prescribed by a doctor and which the patient buys at their own expense.</text:p>
      <text:p text:style-name="P4">
At the same time, the ministry claims that the list of prescription drugs is not extended and does not change.</text:p>
      <text:p text:style-name="P4">
Doctors of all specialties of state, communal or private clinics, or a FOP doctor, can prescription.</text:p>
      <text:p text:style-name="P4">
In particular, during the examination, the doctor will form an electronic purpose, specifying the acting, dosage, duration of the course and instructions for taking medication.</text:p>
      <text:p text:style-name="P4">
<text:span text:style-name="T4">
 Read also: </text:span>
 <text:span text:style-name="T4">
 <text:a xlink:type="simple" xlink:href="https://www.ukrinform.ua/rubric-society/3658800-bezoplatni-preparati-vid-bronhialnoi-astmi-vklucili-u-programu-dostupni-liki.html" text:style-name="Internet_20_link" text:visited-style-name="Visited_20_Internet_20_Link">
</text:a>
</text:span>
</text:p>
      <text:p text:style-name="P4">
And if the patient has an acute or chronic disease or require treatment or prevention, the electronic prescription for the required medicine can be obtained remotely by consulting their family doctor. To do this, the system must be diagnosed and prescribed from a doctor. So the prescription of the medication will always be available in the smartphone, explained in <text:span text:style-name="T4">
 <text:a xlink:type="simple" xlink:href="https://www.ukrinform.ua/tag-moz" text:style-name="Internet_20_link" text:visited-style-name="Visited_20_Internet_20_Link">
</text:a>
</text:span>
.</text:p>
      <text:p text:style-name="P4">
At the same time, if the patient or his or her relatives do not have a mobile phone, the doctor will make an appointment on the paper formulation form.You can find a pharmacy that releases the medication by electronic recipe by using <text:a xlink:type="simple" xlink:href="http://bit.ly/4054WGA" text:style-name="Internet_20_link" text:visited-style-name="Visited_20_Internet_20_Link">
</text:a>
, which will tell the address of the nearest pharmacy. To do this, it is necessary to enter or choose from the list in the search row the name of the inhabited point.</text:p>
      <text:p text:style-name="P4">
You can buy medicine by electronic prescription at a pharmacy for 10 days(If cenarcotic(Psychotropic)medicine)or within 30 days(For the rest of the prescription drugs).</text:p>
      <text:p text:style-name="P4">
<text:span text:style-name="T4">
Читайте також:</text:span>
 <text:span text:style-name="T4">
<text:a xlink:type="simple" xlink:href="https://www.ukrinform.ua/rubric-society/3539496-dla-otrimanna-erecepta-na-antibiotiki-deklaracia-ne-obovazkova-rozasnenna-moz.html" text:style-name="Internet_20_link" text:visited-style-name="Visited_20_Internet_20_Link">
 </text:a>
</text:span>
</text:p>
      <text:p text:style-name="P4">
In order to buy a medicine, it is enough to report the pharmacist the required Requisites with SMS - recipe number and repayment code.</text:p>
      <text:p text:style-name="P4">
"Thanks to access to medical information in ESOOs, a personal doctor will be able to review historical Meddani, find out about concomitant diseases and other information that is necessary for the appointment of effective treatment", added such <text:span text:style-name="T4">
 [] <text:a xlink:type="simple" xlink:href="https://www.ukrinform.ua/tag-moz" text:style-name="Internet_20_link" text:visited-style-name="Visited_20_Internet_20_Link">
</text:a>
</text:span>
.</text:p>
      <text:p text:style-name="P4">
It is noted that in the regions where hostilities are conducted, the recipe for the release of prescription drugs is not required except narcotic(psychotropic), potent(poisonous substances).</text:p>
      <text:p text:style-name="P4">
Також військові адміністрації, підрозділи ЗСУ, залучені волонтерські таблагодійні організації можуть закуповувати рецептурні ліки для потреб воєнногочасу гуртово безпосередньо у дистриб’юторів і для цього рецепт теж непотрібен.</text:p>
      <text:p text:style-name="P4">
<text:span text:style-name="T4">
Читайте також:</text:span>
 <text:span text:style-name="T4">
<text:a xlink:type="simple" xlink:href="https://www.ukrinform.ua/rubric-society/3614212-v-ukraini-majze-11-tisac-aptek-vidpuskaut-insulin-za-programou-reimbursacii.html" text:style-name="Internet_20_link" text:visited-style-name="Visited_20_Internet_20_Link">
 </text:a>
</text:span>
</text:p>
      <text:p text:style-name="P4">
As it was reported, since August 1 2022, an electronic recipe for Nanttybiotics was introduced, from November 1 - on narcotic(Psychotropic)Drugs. 691 936 electronic recipes for antibacterials and 20 118 - for drugs of narcotic drugs were discharged in 2023 in 2023.(Psychotropic).</text:p>
      <text:p text:style-name="P4">
News Source: <text:a xlink:type="simple" xlink:href="https://www.ukrinform.ua/rubric-society/3689917-v-ukraini-zminilisa-pravila-prodazu-recepturnih-likiv.html" text:style-name="Internet_20_link" text:visited-style-name="Visited_20_Internet_20_Link">
https://www.ukrinform.ua/rubric-society/3689917-v-ukraini-zminilisa-pravila-prodazu-recepturnih-likiv.html</text:a>
</text:p>
      <!--NEWS-->
      <text:h text:style-name="P10" text:outline-level="1">
<text:span text:style-name="T4">
Finland joined the work on bringing to the RF leaders responsibility</text:span>
</text:h>
      <text:p text:style-name="P4">
Authors: Ukrinform (Person)</text:p>
      <text:p text:style-name="P4">
Publisher: Укринформ (Organization)</text:p>
      <text:p text:style-name="P4">
Published Time: 2023-04-01T00:20:00+03:00</text:p>
      <text:p text:style-name="P4">
Modified Time: 2023-04-01T00:20:00+03:00</text:p>
      <text:p text:style-name="P4">
Description: Finland has joined international efforts to hold the Russian leaders responsible for the war against Ukraine. - Ukrinform.</text:p>
      <text:p text:style-name="P4">
Images: ["<text:a xlink:type="simple" xlink:href="https://static.ukrinform.com/photos/2019_09/thumb_files/630_360_1568299832-128.jpg" text:style-name="Internet_20_link" text:visited-style-name="Visited_20_Internet_20_Link">
630_360_15682...</text:a>
"]</text:p>
      <text:p text:style-name="P4">
Tags: ['Фінляндія', 'Трибунал', 'Україна', 'Агресія РФ', 'Воєнні злочини', 'Війна з росією']</text:p>
      <text:p text:style-name="P4">
Type: Article</text:p>
      <!--METADATA-->
      <text:p text:style-name="P4">
<draw:frame draw:style-name="fr1" draw:name="Image337" text:anchor-type="as-char" svg:width="6.9236in" svg:height="3.956343in" draw:z-index="0">
<draw:image xlink:href="../Images/yкринформ/2023-04-01T00-20-00-03-00/630_360_1568299832-128.jpg" xlink:type="simple" xlink:show="embed" xlink:actuate="onLoad" draw:mime-type="image/jpeg"/>
</draw:frame>
Finland has made international efforts to hold Russian leaders responsible for war against Ukraine.</text:p>
      <text:p text:style-name="P4">
This was stated by the President of the Scandinavian State Sauli Niinsto in Buchansky Samite, Ukrinform reports.</text:p>
      <text:p text:style-name="P4">
“Finland has joined the work on bringing Russian leaders to the crime of aggression. And we are waiting for the creation of international registered damage, as recommended by the UN GA ... Finland supports the work of Ukrainian authorities and the ISS, ”he said.</text:p>
      <text:p text:style-name="P4">
<text:span text:style-name="T4">
 Read also: </text:span>
 <text:span text:style-name="T4">
 <text:a xlink:type="simple" xlink:href="https://www.ukrinform.ua/rubric-world/3689502-u-finlandii-znacno-poslabilasa-spigunska-dialnist-rosian-rozvidka.html" text:style-name="Internet_20_link" text:visited-style-name="Visited_20_Internet_20_Link">
</text:a>
</text:span>
</text:p>
      <text:p text:style-name="P4">
The President emphasized that humanity cannot simply take his eyes away from how the world has been amazed by all the atrocities that the Russian soldiers committed, he could not help but keep the victims. The international community must clearly state: "It should not be unpunished."</text:p>
      <text:p text:style-name="P4">
The Russian attack on Ukraine is a gross violation of international law, the Finnish leader emphasized. He recalled that the laws of war prohibit such cruel actions that everyone saw in Ukraine.</text:p>
      <text:p text:style-name="P4">
“The Russians made them against civilians, destroyed hospitals, kindergartens, churches. It was mibbed that bodies were found in the liberated territories with evidence of Istrat torture. There are confirmed deportation data, filtration camps…. There is a responsibility for everything, ”the politician emphasized.</text:p>
      <text:p text:style-name="P4">
<text:span text:style-name="T4">
 Read also: </text:span>
 <text:span text:style-name="T4">
 <text:a xlink:type="simple" xlink:href="https://www.ukrinform.ua/rubric-polytics/3689641-genocid-ukrainciv-zadokumentuut-u-ramkah-moskovskogo-mehanizmu-cimbaluk.html" text:style-name="Internet_20_link" text:visited-style-name="Visited_20_Internet_20_Link">
</text:a>
</text:span>
</text:p>
      <text:p text:style-name="P4">
He noted that during his visit to Bucha in January this year was amazed by the scale of human suffering and moved by the determination and unity of the people. Ukrainian children defend their state and will one day a prosperous future, reprinted Niin.</text:p>
      <text:p text:style-name="P4">
<text:span text:style-name="T4">
 <text:a xlink:type="simple" xlink:href="https://www.ukrinform.ua/tag-finlandia" text:style-name="Internet_20_link" text:visited-style-name="Visited_20_Internet_20_Link">
</text:a>
</text:span>
, according to its leader, maintains the independence, sovereignty and territorial integrity of Ukraine and the symbol will be unchanged: Finland stands on its side of Ukraine, - he said.</text:p>
      <text:p text:style-name="P4">
As it was reported, Ukraine is counting on the adoption in April by the UN General Assembly of Resolution on responsibility for military crimes in Ukraine and support of special jobs against Russia.</text:p>
      <text:p text:style-name="P4">
News Source: <text:a xlink:type="simple" xlink:href="https://www.ukrinform.ua/rubric-polytics/3690115-finlandia-dolucilas-do-roboti-z-pritagnenna-do-vidpovidalnosti-lideriv-rf.html" text:style-name="Internet_20_link" text:visited-style-name="Visited_20_Internet_20_Link">
https://www.ukrinform.ua/rubric-polytics/3690115-finlandia-dolucilas-do-roboti-z-pritagnenna-do-vidpovidalnosti-lideriv-rf.html</text:a>
</text:p>
      <!--NEWS-->
      <text:h text:style-name="P10" text:outline-level="1">
<text:span text:style-name="T4">
Bucha gave to know the whole world, what is said in this war - Scholtz</text:span>
</text:h>
      <text:p text:style-name="P4">
Authors: Ukrinform (Person)</text:p>
      <text:p text:style-name="P4">
Publisher: Укринформ (Organization)</text:p>
      <text:p text:style-name="P4">
Published Time: 2023-04-01T00:36:00+03:00</text:p>
      <text:p text:style-name="P4">
Modified Time: 2023-04-01T00:36:00+03:00</text:p>
      <text:p text:style-name="P4">
Description: Today, the world is fully aware of what fate would expect for Ukrainians, win Russia with war, but Russia will not win. - Ukrinform.</text:p>
      <text:p text:style-name="P4">
Images: ["<text:a xlink:type="simple" xlink:href="https://static.ukrinform.com/photos/2023_02/thumb_files/630_360_1677321417-359.jpg" text:style-name="Internet_20_link" text:visited-style-name="Visited_20_Internet_20_Link">
630_360_16773...</text:a>
"]</text:p>
      <text:p text:style-name="P4">
Tags: ['Буча', 'Німеччина', 'Саміт', 'Україна', 'Агресія РФ', 'Воєнні злочини', 'МКС', 'Шольц', 'Війна з росією']</text:p>
      <text:p text:style-name="P4">
Type: Article</text:p>
      <!--METADATA-->
      <text:p text:style-name="P4">
<draw:frame draw:style-name="fr1" draw:name="Image338" text:anchor-type="as-char" svg:width="6.9236in" svg:height="3.956343in" draw:z-index="0">
<draw:image xlink:href="../Images/yкринформ/2023-04-01T00-36-00-03-00/630_360_1677321417-359.jpg" xlink:type="simple" xlink:show="embed" xlink:actuate="onLoad" draw:mime-type="image/jpeg"/>
</draw:frame>
Nowadays, he is quite aware of what fate would expect for Ukrainians, win a Russian war she has been, but Russia will not win.</text:p>
      <text:p text:style-name="P4">
This was stated by German Chancellor Olaf Scholz in a video address to the Buchan summit, Ukrinform correspondent reports.</text:p>
      <text:p text:style-name="P4">
"Bucha has been aware of the world, which is being said in this war," said Chancellor.</text:p>
      <text:p text:style-name="P4">
<text:span text:style-name="T4">
 Read also: </text:span>
 <text:span text:style-name="T4">
 <text:a xlink:type="simple" xlink:href="https://www.ukrinform.ua/rubric-polytics/3690107-stati-ne-zabudut-postrazdalih-vid-vijni-ta-vbitih-rosianami-ukrainciv-blinken.html" text:style-name="Internet_20_link" text:visited-style-name="Visited_20_Internet_20_Link">
</text:a>
</text:span>
</text:p>
      <text:p text:style-name="P4">
According to him, among the various horrors of Putin Russia caused to Ukraine, the very town is standing separately.</text:p>
      <text:p text:style-name="P4">
Pictures of destruction, human suffering, shot cars with whole, trying to escape from the war, all this saw the world.</text:p>
      <text:p text:style-name="P4">
“And since then the world knows what the intentions of the Russian side were. And we know that Ukraine would have beaten Ukraine if Russia won. But Russia will not win because they are united. We oppose Russian aggression unanimously, ”the emphasis leader.</text:p>
      <text:p text:style-name="P4">
<text:span text:style-name="T4">
 Read also: </text:span>
 <text:span text:style-name="T4">
 <text:a xlink:type="simple" xlink:href="https://www.ukrinform.ua/rubric-ato/3690101-ucasniki-bucanskogo-samitu-uklali-deklaraciu-sodo-vidpovidalnosti-rf-za-skoeni-v-ukraini-zlocini.html" text:style-name="Internet_20_link" text:visited-style-name="Visited_20_Internet_20_Link">
</text:a>
</text:span>
</text:p>
      <text:p text:style-name="P4">
Terrible scenes of suffering and destruction were also etched in Summalz, who visited Irpin last summer. He added that for a long time people will think about the Russian invading war against Ukraine.</text:p>
      <text:p text:style-name="P4">
Scholz stressed that the perpetrators would be held accountable.</text:p>
      <text:p text:style-name="P4">
"We have a common purpose: there is no impunity for war crimes," said Glava of the German government.</text:p>
      <text:p text:style-name="P4">
<text:span text:style-name="T4">
 Read also: </text:span>
 <text:span text:style-name="T4">
 <text:a xlink:type="simple" xlink:href="https://www.ukrinform.ua/rubric-ato/3690106-zelenskij-bude-novij-nurnberg-sodo-rasistiv.html" text:style-name="Internet_20_link" text:visited-style-name="Visited_20_Internet_20_Link">
</text:a>
</text:span>
</text:p>
      <text:p text:style-name="P4">
According to him, Berlin supports all international efforts to bring to court for Russian crimes committed in Ukraine.</text:p>
      <text:p text:style-name="P4">
“Germany supports the ISS in the Hague in conducting investigations. And the recent steps he had been painful(Issuing a warrant for the arrest of Vladimir Putin - ed.)They clearly indicate that no one stands over the law, ”the chancellor said.</text:p>
      <text:p text:style-name="P4">
As it was reported, on March 31, Buchan Summit took place in Kiev. According to the president Vladimir Zelensky, almost 50 foreign states and organizations joined him.</text:p>
      <text:p text:style-name="P4">
<text:span text:style-name="T5">
Foto: bundeskanzler.de</text:span>
</text:p>
      <text:p text:style-name="P4">
News Source: <text:a xlink:type="simple" xlink:href="https://www.ukrinform.ua/rubric-polytics/3690116-buca-dala-znati-vsomu-svitovi-pro-so-jdetsa-u-cij-vijni-solc.html" text:style-name="Internet_20_link" text:visited-style-name="Visited_20_Internet_20_Link">
https://www.ukrinform.ua/rubric-polytics/3690116-buca-dala-znati-vsomu-svitovi-pro-so-jdetsa-u-cij-vijni-solc.html</text:a>
</text:p>
      <!--NEWS-->
      <text:h text:style-name="P10" text:outline-level="1">
<text:span text:style-name="T4">
Translator for an English -language version of the site</text:span>
</text:h>
      <text:p text:style-name="P4">
Authors: Ukrinform (Person)</text:p>
      <text:p text:style-name="P4">
Publisher: Укринформ (Organization)</text:p>
      <text:p text:style-name="P4">
Published Time: 2023-04-01T00:53:00+03:00</text:p>
      <text:p text:style-name="P4">
Modified Time: 2023-04-01T00:53:00+03:00</text:p>
      <text:p text:style-name="P4">
Description: Ukrainian National Information Agency Ukrinform is looking for an translator for the English -language version of the site (full employment, official employment). - Ukrinform.</text:p>
      <text:p text:style-name="P4">
Images: ["<text:a xlink:type="simple" xlink:href="https://static.ukrinform.com/photos/2023_02/thumb_files/630_360_1676289797-474.jpg" text:style-name="Internet_20_link" text:visited-style-name="Visited_20_Internet_20_Link">
630_360_16762...</text:a>
"]</text:p>
      <text:p text:style-name="P4">
Tags: ['Укрінформ']</text:p>
      <text:p text:style-name="P4">
Type: Article</text:p>
      <!--METADATA-->
      <text:p text:style-name="P4">
<draw:frame draw:style-name="fr1" draw:name="Image339" text:anchor-type="as-char" svg:width="6.9236in" svg:height="3.956343in" draw:z-index="0">
<draw:image xlink:href="../Images/yкринформ/2023-04-01T00-53-00-03-00/630_360_1676289797-474.jpg" xlink:type="simple" xlink:show="embed" xlink:actuate="onLoad" draw:mime-type="image/jpeg"/>
</draw:frame>
Ukrainian Ukrainian Information Agency "Ukrinform" is looking for a translator for an analone version of the site(full employment, official employment).</text:p>
      <text:p text:style-name="P4">
Робота полягає в перекладі новинних повідомлень та інших інформаційнихматеріалів з української на англійську.</text:p>
      <text:p text:style-name="P4">
<text:span text:style-name="T4">
Вимоги:</text:span>
</text:p>
      <ul>
        <li>
Вища освіта;   * Володіння письмовою англійською мовою на рівні не нижче С1;   * Досвід перекладацької роботи;   * Обізнаність з політичною ситуацією в Україні та світі;   * Відповідальне ставлення до роботи.</li>
      </ul>
      <text:p text:style-name="P4">
Заробітна плата - в залежності від кваліфікації і досвіду роботи.</text:p>
      <text:p text:style-name="P4">
Можлива дистанційна робота, але виключно на території України. Подачадокументів на працевлаштування - у Києві особисто.</text:p>
      <text:p text:style-name="P4">
Резюме можна надсилати на пошту <text:a xlink:type="simple" xlink:href="http://mailto:yevgeniy.voytsitskij@yahoo.com" text:style-name="Internet_20_link" text:visited-style-name="Visited_20_Internet_20_Link">
</text:a>
</text:p>
      <text:p text:style-name="P4">
News Source: <text:a xlink:type="simple" xlink:href="https://www.ukrinform.ua/rubric-society/3677239-ukrinform-vidkrivae-vakansiu-perekladaca-dla-anglomovnoi-versii-sajtu.html" text:style-name="Internet_20_link" text:visited-style-name="Visited_20_Internet_20_Link">
https://www.ukrinform.ua/rubric-society/3677239-ukrinform-vidkrivae-vakansiu-perekladaca-dla-anglomovnoi-versii-sajtu.html</text:a>
</text:p>
      <!--NEWS-->
      <text:h text:style-name="P10" text:outline-level="1">
<text:span text:style-name="T4">
Definition of the concept of "cyberwar" will allow to be held accountable to the occupiers</text:span>
</text:h>
      <text:p text:style-name="P4">
Author: ['АРМІЯINFORM']</text:p>
      <text:p text:style-name="P4">
Time: 2023-04-01T98:00:00-04:00</text:p>
      <text:p text:style-name="P4">
Description: The Secretary's Intercessor for the sake of National Bezpeki I defending Ukrainian Sergey Demedyuk T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whatsapp-image-2023-03-31-at-16.00.25-2.jpeg" text:style-name="Internet_20_link" text:visited-style-name="Visited_20_Internet_20_Link">
whatsapp-image-2023-03-31-at-16.00.25-2.jpeg</text:a>
', '<text:a xlink:type="simple" xlink:href="https://www.rnbo.gov.ua/files/%D0%94%D0%B5%D0%BC%D0%B5%D0%B4%D1%8E%D0%BA/31032023/WhatsApp%20Image%202023-03-31%20at%2016.00.25%20(1).jpeg" text:style-name="Internet_20_link" text:visited-style-name="Visited_20_Internet_20_Link">
WhatsApp%20Image%202023-03-31%20at%2016.00.25%20(1).jpeg</text:a>
']</text:p>
      <text:p text:style-name="P4">
Tags: ['РНБО']</text:p>
      <text:p text:style-name="P4">
Category: News</text:p>
      <!--METADATA-->
      <text:p text:style-name="P4">
<draw:frame draw:style-name="fr1" draw:name="Image340" text:anchor-type="as-char" svg:width="6.9236in" svg:height="4.615733in" draw:z-index="0">
<draw:image xlink:href="../Images/AРМІЯINFORM/2023-04-01T98-00-00-04-00/whatsapp-image-2023-03-31-at-16.00.25-2.jpeg" xlink:type="simple" xlink:show="embed" xlink:actuate="onLoad" draw:mime-type="image/jpeg"/>
</draw:frame>
Deputy Secretary of the National Security and Defense Council of Ukraine Serhiy Demedukt Deputy Head of Information Security and Cybersecurity Service-Head of Information Security Department of the National Sec . About this <text:a xlink:type="simple" xlink:href="https://www.rnbo.gov.ua/ua/Diialnist/6222.html" text:style-name="Internet_20_link" text:visited-style-name="Visited_20_Internet_20_Link">
it is referred</text:a>
On the NSDC website.</text:p>
      <text:p text:style-name="P4">
The event organized by the National Academy of the SBU was also attended by representatives of the Ministry of Defense of Ukraine, the Security Service of Ukraine, the General Staff, the National Police of Ukraine, the State Secretariat of Communications, the Verkhovna Rada Committee on National Security, Defense and Intelligence, the Kyiv Commercial and Industry, NAS of Ukraine, NAS, NAS, NAS of Ukraine HOV and Media.</text:p>
      <text:p text:style-name="P4">
Among the issues discussed during the conference, special attention was paid to the importance of the normative definition of the concept of "cyberwar".</text:p>
      <text:p text:style-name="P4">
<draw:frame draw:style-name="fr1" draw:name="Image341" text:anchor-type="as-char" svg:width="6.9236in" svg:height="4.612849in" draw:z-index="0">
<draw:image xlink:href="../Images/AРМІЯINFORM/2023-04-01T98-00-00-04-00/WhatsApp%20Image%202023-03-31%20at%2016.00.25%20(1).jpeg" xlink:type="simple" xlink:show="embed" xlink:actuate="onLoad" draw:mime-type="image/jpeg"/>
</draw:frame>
“Today, according to their knowledge and experience, it defines the concept of" cyberwar ". The alleged country of the world still does not have a single clear wording. We have to define the concept of "cyberwar" and its interpretation. This will contribute to the reference of those who commit military crimes against Ukraine and its citizens without stepping on Ukrainian land, ”said NSDC Secretary of Ukraine Sergiy Demedyuk.</text:p>
      <text:p text:style-name="P4">
During the conference, participants discussed ways to counteract the information and psychological influences of the Russian Federation on the Ukrainian military and strengthen the protection of information with restricted access in war.</text:p>
      <text:p text:style-name="P4">
It was also proposed to start a unique scientific research of cyberwarrows. For this, they plan to attract representatives of all the entities of Kibiber Security, the objects of critical infrastructure, and public organizations of Tanucco institutions.</text:p>
      <text:p text:style-name="P4">
News Source: <text:a xlink:type="simple" xlink:href="https://armyinform.com.ua/2023/04/01/s-demedyuk-vyznachennya-ponyattya-kibervijna-spryyatyme-prytyagnennyu-do-vidpovidalnosti-tyh-hto-chynyt-voyenni-zlochyny-proty-ukrayiny-ne-stupayuchy-na-yiyi-zemlyu/" text:style-name="Internet_20_link" text:visited-style-name="Visited_20_Internet_20_Link">
https://armyinform.com.ua/2023/04/01/s-demedyuk-vyznachennya-ponyattya-kibervijna-spryyatyme-prytyagnennyu-do-vidpovidalnosti-tyh-hto-chynyt-voyenni-zlochyny-proty-ukrayiny-ne-stupayuchy-na-yiyi-zemlyu/</text:a>
</text:p>
      <!--NEWS-->
      <text:h text:style-name="P10" text:outline-level="1">
<text:span text:style-name="T4">
Dmytro Kuleba urged Britain to refuse the visas to the athletes of the Russian Federation and Belarus</text:span>
</text:h>
      <text:p text:style-name="P4">
Author: ['АРМІЯINFORM']</text:p>
      <text:p text:style-name="P4">
Time: 2023-04-01T99:00:00-04:00</text:p>
      <text:p text:style-name="P4">
Description: The Ministry of Law Formation Dmitro Kuleba Khuleba jamming the execution of great British Vidmoviti from VIZAS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4/2022-02-07t155006z_1511779818_rc22fs91p03g_rtrmadp_3_ukraine-crisis-germany-pic_32ratio_900x600-900x600-79766.jpg" text:style-name="Internet_20_link" text:visited-style-name="Visited_20_Internet_20_Link">
2022-02-07t155006z_1511779818_rc22fs91p03g_rtrmadp_3_ukraine-crisis-germany-pic_32ratio_900x600-900x600-79766.jpg</text:a>
']</text:p>
      <text:p text:style-name="P4">
Tags: ['STOPRUSSIA', 'АГРЕСІЯ РФ', 'ВТОРГНЕННЯ РФ', 'ДМИТРО КУЛЕБА']</text:p>
      <text:p text:style-name="P4">
Category: News</text:p>
      <!--METADATA-->
      <text:p text:style-name="P4">
<draw:frame draw:style-name="fr1" draw:name="Image342" text:anchor-type="as-char" svg:width="6.9236in" svg:height="4.615733in" draw:z-index="0">
<draw:image xlink:href="../Images/AРМІЯINFORM/2023-04-01T99-00-00-04-00/2022-02-07t155006z_1511779818_rc22fs91p03g_rtrmadp_3_ukraine-crisis-germany-pic_32ratio_900x600-900x600-79766.jpg" xlink:type="simple" xlink:show="embed" xlink:actuate="onLoad" draw:mime-type="image/jpeg"/>
</draw:frame>
Foreign Minister Dmytro Kuleba called on the Great British government to refuse Russian and Belarusian tennis players who were allowed to brothers in the Wimbledon tournament despite Russia's crimes in Ukraine.</text:p>
      <text:p text:style-name="P4">
Dmytro Kuleba [wrote] about it(https://twitter.com/DmytroKuleba/status/1641790179567456259?s=20)Violter.</text:p>
      <ul>
        <li>
Wimbledon's decision to allow Russian and Belarusian players to compete with the eamora. Has Russia stopped its aggression or atrocity? No, I just made a way to meet two accomplices of the crime. I urge the Great Britain to refuse their players in visas, he said.</li>
      </ul>
      <text:p text:style-name="P4">
News Source: <text:a xlink:type="simple" xlink:href="https://armyinform.com.ua/2023/04/01/dmytro-kuleba-zaklykav-brytaniyu-vidmovyty-u-vizah-sportsmenam-rf-ta-bilorusi/" text:style-name="Internet_20_link" text:visited-style-name="Visited_20_Internet_20_Link">
https://armyinform.com.ua/2023/04/01/dmytro-kuleba-zaklykav-brytaniyu-vidmovyty-u-vizah-sportsmenam-rf-ta-bilorus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